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" style:family="table-cell" style:parent-style-name="Default" style:data-style-name="N4">
      <style:table-cell-properties style:vertical-align="middle" fo:wrap-option="wrap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26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7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28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29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32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3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4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6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37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3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0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2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3" style:family="table-cell" style:parent-style-name="Default" style:data-style-name="N0"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4" style:family="table-cell" style:parent-style-name="Default" style:data-style-name="N0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5" style:family="table-cell" style:parent-style-name="Default" style:data-style-name="N1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6" style:family="table-cell" style:parent-style-name="Default" style:data-style-name="N0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7" style:family="table-cell" style:parent-style-name="Default" style:data-style-name="N1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8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1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2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53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1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58" style:family="table-cell" style:parent-style-name="Default" style:data-style-name="N36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59" style:family="table-cell" style:parent-style-name="Default" style:data-style-name="N0">
      <style:table-cell-properties fo:background-color="#FF00FF"/>
      <style:text-properties fo:color="#FFFFFF"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0000"/>
      <style:text-properties fo:color="#FFFFFF"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62" style:family="table-cell" style:parent-style-name="Default" style:data-style-name="N0">
      <style:text-properties fo:font-size="14pt" style:font-size-asian="14pt" style:font-size-complex="14pt"/>
    </style:style>
    <style:style style:name="ce63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64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5" style:family="table-cell" style:parent-style-name="Default" style:data-style-name="N36"/>
    <style:style style:name="ce66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67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69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70" style:family="table-cell" style:parent-style-name="Default" style:data-style-name="N38">
      <style:table-cell-properties fo:border="thin solid #000080" style:vertical-align="top" fo:wrap-option="wrap" style:cell-protect="none" style:repeat-content="false"/>
      <style:paragraph-properties fo:text-align="end" fo:margin-right="0cm" style:writing-mode="l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71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72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73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74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6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78" style:family="table-cell" style:parent-style-name="Default" style:data-style-name="N2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9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1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82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3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4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5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7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8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9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0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91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2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3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fo:color="#000000"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9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7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8" style:family="table-cell" style:parent-style-name="Enlla_231_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9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1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2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3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4" style:family="table-cell" style:parent-style-name="Default" style:data-style-name="N39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5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6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8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9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0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1" style:family="table-cell" style:parent-style-name="Default" style:data-style-name="N0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2" style:family="table-cell" style:parent-style-name="Default" style:data-style-name="N2">
      <style:table-cell-properties fo:border="thin solid #000000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3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4" style:family="table-cell" style:parent-style-name="Default" style:data-style-name="N36">
      <style:table-cell-properties fo:border="thin solid #000000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6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17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8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9" style:family="table-cell" style:parent-style-name="Default" style:data-style-name="N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20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2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3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4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5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6" style:family="table-cell" style:parent-style-name="Default" style:data-style-name="N40"/>
    <style:style style:name="ce127" style:family="table-cell" style:parent-style-name="Default" style:data-style-name="N0">
      <style:text-properties fo:color="#FF0000"/>
    </style:style>
    <style:style style:name="ce12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29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31" style:family="table-cell" style:parent-style-name="Default" style:data-style-name="N0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2" style:family="table-cell" style:parent-style-name="Default" style:data-style-name="N0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3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4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5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8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9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40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4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42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43" style:family="table-cell" style:parent-style-name="Default" style:data-style-name="N3">
      <style:table-cell-properties style:vertical-align="middle" fo:wrap-option="wrap"/>
    </style:style>
    <style:style style:name="ce144" style:family="table-cell" style:parent-style-name="Default" style:data-style-name="N1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45" style:family="table-cell" style:parent-style-name="Default" style:data-style-name="N22"/>
    <style:style style:name="ce146" style:family="table-cell" style:parent-style-name="Default" style:data-style-name="N14">
      <style:table-cell-properties style:vertical-align="middle" fo:wrap-option="wrap"/>
      <style:paragraph-properties fo:margin-left="0cm" style:writing-mode="lr"/>
    </style:style>
    <style:style style:name="ce147" style:family="table-cell" style:parent-style-name="Default" style:data-style-name="N41">
      <style:table-cell-properties style:vertical-align="middle" fo:wrap-option="wrap"/>
    </style:style>
    <style:style style:name="ce148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49" style:family="table-cell" style:parent-style-name="Default" style:data-style-name="N4"/>
    <style:style style:name="ce150" style:family="table-cell" style:parent-style-name="Default" style:data-style-name="N4">
      <style:table-cell-properties style:vertical-align="middle" fo:wrap-option="wrap"/>
      <style:paragraph-properties fo:margin-left="0cm" style:writing-mode="lr"/>
    </style:style>
    <style:style style:name="ce15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5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53" style:family="table-cell" style:parent-style-name="Default" style:data-style-name="N39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4" style:family="table-cell" style:parent-style-name="Default" style:data-style-name="N2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5" style:family="table-cell" style:parent-style-name="Default" style:data-style-name="N2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5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57" style:family="table-cell" style:parent-style-name="Default" style:data-style-name="N1"/>
    <style:style style:name="ce158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59" style:family="table-cell" style:parent-style-name="Default" style:data-style-name="N1">
      <style:table-cell-properties fo:border="thin solid #000000" fo:background-color="#FFFFFF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68111111111111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2.39888888888889cm" style:use-optimal-column-width="true"/>
    </style:style>
    <style:style style:name="co8" style:family="table-column">
      <style:table-column-properties fo:break-before="auto" style:column-width="2.08138888888889cm"/>
    </style:style>
    <style:style style:name="co9" style:family="table-column">
      <style:table-column-properties fo:break-before="auto" style:column-width="2.18722222222222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68111111111111cm" style:use-optimal-column-width="true"/>
    </style:style>
    <style:style style:name="co14" style:family="table-column">
      <style:table-column-properties fo:break-before="auto" style:column-width="3.08680555555556cm" style:use-optimal-column-width="true"/>
    </style:style>
    <style:style style:name="co15" style:family="table-column">
      <style:table-column-properties fo:break-before="auto" style:column-width="2.82222222222222cm" style:use-optimal-column-width="true"/>
    </style:style>
    <style:style style:name="co16" style:family="table-column">
      <style:table-column-properties fo:break-before="auto" style:column-width="2.73402777777778cm"/>
    </style:style>
    <style:style style:name="co17" style:family="table-column">
      <style:table-column-properties fo:break-before="auto" style:column-width="2.25777777777778cm" style:use-optimal-column-width="true"/>
    </style:style>
    <style:style style:name="co18" style:family="table-column">
      <style:table-column-properties fo:break-before="auto" style:column-width="2.99861111111111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3.72180555555556cm"/>
    </style:style>
    <style:style style:name="co22" style:family="table-column">
      <style:table-column-properties fo:break-before="auto" style:column-width="2.20486111111111cm"/>
    </style:style>
    <style:style style:name="co23" style:family="table-column">
      <style:table-column-properties fo:break-before="auto" style:column-width="2.222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3.13972222222222cm"/>
    </style:style>
    <style:style style:name="co27" style:family="table-column">
      <style:table-column-properties fo:break-before="auto" style:column-width="3.15736111111111cm"/>
    </style:style>
    <style:style style:name="co28" style:family="table-column">
      <style:table-column-properties fo:break-before="auto" style:column-width="1.99319444444444cm"/>
    </style:style>
    <style:style style:name="co29" style:family="table-column">
      <style:table-column-properties fo:break-before="auto" style:column-width="3.35138888888889cm"/>
    </style:style>
    <style:style style:name="co30" style:family="table-column">
      <style:table-column-properties fo:break-before="auto" style:column-width="2.94569444444444cm"/>
    </style:style>
    <style:style style:name="co31" style:family="table-column">
      <style:table-column-properties fo:break-before="auto" style:column-width="2.52236111111111cm"/>
    </style:style>
    <style:style style:name="co32" style:family="table-column">
      <style:table-column-properties fo:break-before="auto" style:column-width="2.55763888888889cm"/>
    </style:style>
    <style:style style:name="co33" style:family="table-column">
      <style:table-column-properties fo:break-before="auto" style:column-width="2.41652777777778cm"/>
    </style:style>
    <style:style style:name="co34" style:family="table-column">
      <style:table-column-properties fo:break-before="auto" style:column-width="2.69875cm"/>
    </style:style>
    <style:style style:name="co35" style:family="table-column">
      <style:table-column-properties fo:break-before="auto" style:column-width="2.11666666666667cm"/>
    </style:style>
    <style:style style:name="co36" style:family="table-column">
      <style:table-column-properties fo:break-before="auto" style:column-width="1.97555555555556cm" style:use-optimal-column-width="true"/>
    </style:style>
    <style:style style:name="co37" style:family="table-column">
      <style:table-column-properties fo:break-before="auto" style:column-width="2.34597222222222cm"/>
    </style:style>
    <style:style style:name="co38" style:family="table-column">
      <style:table-column-properties fo:break-before="auto" style:column-width="3.51013888888889cm" style:use-optimal-column-width="true"/>
    </style:style>
    <style:style style:name="co39" style:family="table-column">
      <style:table-column-properties fo:break-before="auto" style:column-width="2.96333333333333cm" style:use-optimal-column-width="true"/>
    </style:style>
    <style:style style:name="co40" style:family="table-column">
      <style:table-column-properties fo:break-before="auto" style:column-width="2.04611111111111cm"/>
    </style:style>
    <style:style style:name="co41" style:family="table-column">
      <style:table-column-properties fo:break-before="auto" style:column-width="2.91041666666667cm"/>
    </style:style>
    <style:style style:name="co42" style:family="table-column">
      <style:table-column-properties fo:break-before="auto" style:column-width="2.38125cm"/>
    </style:style>
    <style:style style:name="co43" style:family="table-column">
      <style:table-column-properties fo:break-before="auto" style:column-width="2.50472222222222cm"/>
    </style:style>
    <style:style style:name="co44" style:family="table-column">
      <style:table-column-properties fo:break-before="auto" style:column-width="2.06375cm"/>
    </style:style>
    <style:style style:name="co45" style:family="table-column">
      <style:table-column-properties fo:break-before="auto" style:column-width="2.71638888888889cm"/>
    </style:style>
    <style:style style:name="co46" style:family="table-column">
      <style:table-column-properties fo:break-before="auto" style:column-width="2.62819444444444cm"/>
    </style:style>
    <style:style style:name="co47" style:family="table-column">
      <style:table-column-properties fo:break-before="auto" style:column-width="1.97555555555556cm"/>
    </style:style>
    <style:style style:name="co48" style:family="table-column">
      <style:table-column-properties fo:break-before="auto" style:column-width="2.16958333333333cm"/>
    </style:style>
    <style:style style:name="co49" style:family="table-column">
      <style:table-column-properties fo:break-before="auto" style:column-width="2.01083333333333cm"/>
    </style:style>
    <style:style style:name="co50" style:family="table-column">
      <style:table-column-properties fo:break-before="auto" style:column-width="2.13430555555556cm"/>
    </style:style>
    <style:style style:name="co51" style:family="table-column">
      <style:table-column-properties fo:break-before="auto" style:column-width="2.61055555555556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1.69333333333333cm"/>
    </style:style>
    <style:style style:name="co54" style:family="table-column">
      <style:table-column-properties fo:break-before="auto" style:column-width="3.31611111111111cm"/>
    </style:style>
    <style:style style:name="co55" style:family="table-column">
      <style:table-column-properties fo:break-before="auto" style:column-width="1.74625cm"/>
    </style:style>
    <style:style style:name="ro1" style:family="table-row">
      <style:table-row-properties style:row-height="19pt" style:use-optimal-row-height="false" fo:break-before="auto"/>
    </style:style>
    <style:style style:name="ro2" style:family="table-row">
      <style:table-row-properties style:row-height="4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37pt" style:use-optimal-row-height="false" fo:break-before="auto"/>
    </style:style>
    <style:style style:name="ro6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earl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5" table:default-cell-style-name="ce3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2" table:number-columns-repeated="4" table:default-cell-style-name="ce1"/>
        <table:table-column table:style-name="co23" table:default-cell-style-name="ce1"/>
        <table:table-column table:style-name="co22" table:default-cell-style-name="ce1"/>
        <table:table-column table:style-name="co1" table:default-cell-style-name="ce1"/>
        <table:table-column table:style-name="co22" table:number-columns-repeated="7" table:default-cell-style-name="ce1"/>
        <table:table-column table:style-name="co24" table:number-columns-repeated="7" table:default-cell-style-name="ce1"/>
        <table:table-column table:style-name="co25" table:number-columns-repeated="2" table:default-cell-style-name="ce1"/>
        <table:table-column table:style-name="co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6" table:default-cell-style-name="ce1"/>
        <table:table-column table:style-name="co22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number-columns-repeated="17" table:default-cell-style-name="ce1"/>
        <table:table-column table:style-name="co32" table:default-cell-style-name="ce1"/>
        <table:table-column table:style-name="co33" table:number-columns-repeated="5" table:default-cell-style-name="ce1"/>
        <table:table-column table:style-name="co34" table:number-columns-repeated="3" table:default-cell-style-name="ce1"/>
        <table:table-column table:style-name="co35" table:number-columns-repeated="2" table:default-cell-style-name="ce1"/>
        <table:table-column table:style-name="co22" table:default-cell-style-name="ce1"/>
        <table:table-column table:style-name="co36" table:default-cell-style-name="ce1"/>
        <table:table-column table:style-name="co9" table:default-cell-style-name="ce1"/>
        <table:table-column table:style-name="co22" table:number-columns-repeated="3" table:default-cell-style-name="ce1"/>
        <table:table-column table:style-name="co37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3" table:default-cell-style-name="ce1"/>
        <table:table-column table:style-name="co38" table:default-cell-style-name="ce1"/>
        <table:table-column table:style-name="co3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8" table:number-columns-repeated="2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14" table:default-cell-style-name="ce1"/>
        <table:table-column table:style-name="co43" table:number-columns-repeated="2" table:default-cell-style-name="ce1"/>
        <table:table-column table:style-name="co26" table:number-columns-repeated="4" table:default-cell-style-name="ce1"/>
        <table:table-column table:style-name="co44" table:number-columns-repeated="3" table:default-cell-style-name="ce1"/>
        <table:table-column table:style-name="co45" table:default-cell-style-name="ce1"/>
        <table:table-column table:style-name="co40" table:default-cell-style-name="ce2"/>
        <table:table-column table:style-name="co46" table:default-cell-style-name="ce1"/>
        <table:table-column table:style-name="co47" table:number-columns-repeated="2" table:default-cell-style-name="ce1"/>
        <table:table-column table:style-name="co46" table:default-cell-style-name="ce1"/>
        <table:table-column table:style-name="co36" table:default-cell-style-name="ce1"/>
        <table:table-column table:style-name="co16" table:default-cell-style-name="ce1"/>
        <table:table-column table:style-name="co12" table:default-cell-style-name="ce1"/>
        <table:table-column table:style-name="co22" table:default-cell-style-name="ce1"/>
        <table:table-column table:style-name="co37" table:default-cell-style-name="ce1"/>
        <table:table-column table:style-name="co33" table:default-cell-style-name="ce1"/>
        <table:table-column table:style-name="co8" table:default-cell-style-name="ce1"/>
        <table:table-column table:style-name="co48" table:default-cell-style-name="ce1"/>
        <table:table-column table:style-name="co6" table:default-cell-style-name="ce1"/>
        <table:table-column table:style-name="co44" table:default-cell-style-name="ce1"/>
        <table:table-column table:style-name="co49" table:default-cell-style-name="ce1"/>
        <table:table-column table:style-name="co50" table:default-cell-style-name="ce1"/>
        <table:table-column table:style-name="co49" table:default-cell-style-name="ce1"/>
        <table:table-column table:style-name="co11" table:default-cell-style-name="ce1"/>
        <table:table-column table:style-name="co51" table:default-cell-style-name="ce1"/>
        <table:table-column table:style-name="co52" table:default-cell-style-name="ce1"/>
        <table:table-column table:style-name="co53" table:number-columns-repeated="16235" table:default-cell-style-name="ce1"/>
        <table:table-row table:style-name="ro1">
          <table:table-cell office:value-type="string" table:style-name="ce16">
            <text:p>Topic</text:p>
          </table:table-cell>
          <table:table-cell office:value-type="string" table:style-name="ce94">
            <text:p>Demographic limits</text:p>
          </table:table-cell>
          <table:table-cell table:number-columns-repeated="12" table:style-name="ce94"/>
          <table:table-cell office:value-type="string" table:style-name="ce19">
            <text:p>Sales and Inheritances</text:p>
          </table:table-cell>
          <table:table-cell table:number-columns-repeated="4" table:style-name="ce19"/>
          <table:table-cell office:value-type="string" table:style-name="ce95">
            <text:p>Mortgages and interest rates</text:p>
          </table:table-cell>
          <table:table-cell table:number-columns-repeated="15" table:style-name="ce95"/>
          <table:table-cell office:value-type="string" table:style-name="ce19">
            <text:p>Money</text:p>
          </table:table-cell>
          <table:table-cell table:number-columns-repeated="10" table:style-name="ce19"/>
          <table:table-cell office:value-type="string" table:style-name="ce95">
            <text:p>Wage</text:p>
          </table:table-cell>
          <table:table-cell table:number-columns-repeated="10" table:style-name="ce95"/>
          <table:table-cell office:value-type="string" table:style-name="ce19">
            <text:p>Land</text:p>
          </table:table-cell>
          <table:table-cell table:number-columns-repeated="7" table:style-name="ce19"/>
          <table:table-cell office:value-type="string" table:style-name="ce95">
            <text:p>Building permits</text:p>
          </table:table-cell>
          <table:table-cell table:number-columns-repeated="6" table:style-name="ce95"/>
          <table:table-cell office:value-type="string" table:style-name="ce68">
            <text:p>Houses by type and cost of building</text:p>
          </table:table-cell>
          <table:table-cell table:number-columns-repeated="12" table:style-name="ce68"/>
          <table:table-cell office:value-type="string" table:style-name="ce95">
            <text:p>Stock and cement</text:p>
          </table:table-cell>
          <table:table-cell table:number-columns-repeated="17" table:style-name="ce95"/>
          <table:table-cell office:value-type="string" table:style-name="ce19">
            <text:p>Buyers</text:p>
          </table:table-cell>
          <table:table-cell table:number-columns-repeated="3" table:style-name="ce19"/>
          <table:table-cell office:value-type="string" table:style-name="ce95">
            <text:p>Tenure</text:p>
          </table:table-cell>
          <table:table-cell table:number-columns-repeated="3" table:style-name="ce95"/>
          <table:table-cell office:value-type="string" table:style-name="ce19">
            <text:p>Rent<text:s/></text:p>
          </table:table-cell>
          <table:table-cell table:number-columns-repeated="6" table:style-name="ce19"/>
          <table:table-cell table:number-columns-repeated="2" table:style-name="ce68"/>
          <table:table-cell office:value-type="string" table:style-name="ce95">
            <text:p>Price</text:p>
          </table:table-cell>
          <table:table-cell table:number-columns-repeated="6" table:style-name="ce95"/>
          <table:table-cell office:value-type="string" table:style-name="ce68">
            <text:p>Multivariate model</text:p>
          </table:table-cell>
          <table:table-cell table:number-columns-repeated="12" table:style-name="ce68"/>
          <table:table-cell office:value-type="string" table:style-name="ce95">
            <text:p>Rainbow model</text:p>
          </table:table-cell>
          <table:table-cell table:number-columns-repeated="5" table:style-name="ce95"/>
          <table:table-cell office:value-type="string" table:style-name="ce68">
            <text:p>Energy</text:p>
          </table:table-cell>
          <table:table-cell table:number-columns-repeated="2" table:style-name="ce68"/>
          <table:table-cell table:number-columns-repeated="16235"/>
        </table:table-row>
        <table:table-row table:style-name="ro2">
          <table:table-cell office:value-type="string" table:style-name="ce16">
            <text:p>Year</text:p>
          </table:table-cell>
          <table:table-cell office:value-type="string" table:style-name="ce80">
            <text:p>Total_population</text:p>
          </table:table-cell>
          <table:table-cell office:value-type="string" table:style-name="ce80">
            <text:p>Population_25_50</text:p>
          </table:table-cell>
          <table:table-cell office:value-type="string" table:style-name="ce80">
            <text:p>Population_25_60</text:p>
          </table:table-cell>
          <table:table-cell office:value-type="string" table:style-name="ce98">
            <text:p>Population_over18</text:p>
          </table:table-cell>
          <table:table-cell office:value-type="string" table:style-name="ce17">
            <text:p>Upper_limit</text:p>
          </table:table-cell>
          <table:table-cell office:value-type="string" table:style-name="ce17">
            <text:p>Lower_limit</text:p>
          </table:table-cell>
          <table:table-cell office:value-type="string" table:style-name="ce18">
            <text:p>Optimal</text:p>
          </table:table-cell>
          <table:table-cell office:value-type="string" table:style-name="ce18">
            <text:p>Age_30</text:p>
          </table:table-cell>
          <table:table-cell office:value-type="string" table:style-name="ce18">
            <text:p>Age_30halved</text:p>
          </table:table-cell>
          <table:table-cell office:value-type="string" table:style-name="ce18">
            <text:p>Age_40</text:p>
          </table:table-cell>
          <table:table-cell office:value-type="string" table:style-name="ce18">
            <text:p>Age_40halved</text:p>
          </table:table-cell>
          <table:table-cell office:value-type="string" table:style-name="ce18">
            <text:p>Age_50</text:p>
          </table:table-cell>
          <table:table-cell office:value-type="string" table:style-name="ce18">
            <text:p>Age_50halved</text:p>
          </table:table-cell>
          <table:table-cell office:value-type="string" table:style-name="ce17">
            <text:p>Home_sales</text:p>
          </table:table-cell>
          <table:table-cell office:value-type="string" table:style-name="ce17">
            <text:p>Inheritances</text:p>
          </table:table-cell>
          <table:table-cell office:value-type="string" table:style-name="ce18">
            <text:p>Donations</text:p>
          </table:table-cell>
          <table:table-cell office:value-type="string" table:style-name="ce18">
            <text:p>Swaps</text:p>
          </table:table-cell>
          <table:table-cell office:value-type="string" table:style-name="ce18">
            <text:p>Others</text:p>
          </table:table-cell>
          <table:table-cell office:value-type="string" table:style-name="ce18">
            <text:p>Approved</text:p>
          </table:table-cell>
          <table:table-cell office:value-type="string" table:style-name="ce18">
            <text:p>Releases</text:p>
          </table:table-cell>
          <table:table-cell office:value-type="string" table:style-name="ce17">
            <text:p>Total_amount</text:p>
          </table:table-cell>
          <table:table-cell office:value-type="string" table:style-name="ce17">
            <text:p>Average_amount</text:p>
          </table:table-cell>
          <table:table-cell office:value-type="string" table:style-name="ce17">
            <text:p>Creditor_subrogation</text:p>
          </table:table-cell>
          <table:table-cell office:value-type="string" table:style-name="ce17">
            <text:p>Consumer_subrogation</text:p>
          </table:table-cell>
          <table:table-cell office:value-type="string" table:style-name="ce80">
            <text:p>Ratio_subrogations</text:p>
          </table:table-cell>
          <table:table-cell office:value-type="string" table:style-name="ce17">
            <text:p>Ratio_mortgages_sales</text:p>
          </table:table-cell>
          <table:table-cell office:value-type="string" table:style-name="ce80">
            <text:p>Loan_to_value</text:p>
          </table:table-cell>
          <table:table-cell office:value-type="string" table:style-name="ce75">
            <text:p>Real_credit_movement</text:p>
          </table:table-cell>
          <table:table-cell office:value-type="string" table:style-name="ce17">
            <text:p>Average_mortgage_rate</text:p>
          </table:table-cell>
          <table:table-cell office:value-type="string" table:style-name="ce17">
            <text:p>Fixed_mortgages</text:p>
          </table:table-cell>
          <table:table-cell office:value-type="string" table:style-name="ce17">
            <text:p>Variable_mortgages</text:p>
          </table:table-cell>
          <table:table-cell office:value-type="string" table:style-name="ce17">
            <text:p>Years_mortgage</text:p>
          </table:table-cell>
          <table:table-cell office:value-type="string" table:style-name="ce136">
            <text:p>Euribor_1year</text:p>
          </table:table-cell>
          <table:table-cell office:value-type="string" table:style-name="ce137">
            <text:p>Dif_rates</text:p>
          </table:table-cell>
          <table:table-cell office:value-type="string" table:style-name="ce80">
            <text:p>EURUSD_year_ave</text:p>
          </table:table-cell>
          <table:table-cell office:value-type="string" table:style-name="ce80">
            <text:p>EUR_house</text:p>
          </table:table-cell>
          <table:table-cell office:value-type="string" table:style-name="ce80">
            <text:p>USD_house</text:p>
          </table:table-cell>
          <table:table-cell office:value-type="string" table:style-name="ce80">
            <text:p>Euro_M3</text:p>
          </table:table-cell>
          <table:table-cell office:value-type="string" table:style-name="ce80">
            <text:p>Euro_M3_stock_per</text:p>
          </table:table-cell>
          <table:table-cell office:value-type="string" table:style-name="ce80">
            <text:p>Euro_M3_avg</text:p>
          </table:table-cell>
          <table:table-cell office:value-type="string" table:style-name="ce80">
            <text:p>BTCEUR_year_ave</text:p>
          </table:table-cell>
          <table:table-cell office:value-type="string" table:style-name="ce80">
            <text:p>BTC_house</text:p>
          </table:table-cell>
          <table:table-cell office:value-type="string" table:style-name="ce80">
            <text:p>AUEUR_year_ave</text:p>
          </table:table-cell>
          <table:table-cell office:value-type="string" table:style-name="ce80">
            <text:p>Gold_house</text:p>
          </table:table-cell>
          <table:table-cell office:value-type="string" table:style-name="ce80">
            <text:p>GDP_eurozone</text:p>
          </table:table-cell>
          <table:table-cell office:value-type="string" table:style-name="ce80">
            <text:p>Household_net_income</text:p>
          </table:table-cell>
          <table:table-cell office:value-type="string" table:style-name="ce17">
            <text:p>Disposable_income_over18</text:p>
          </table:table-cell>
          <table:table-cell office:value-type="string" table:style-name="ce80">
            <text:p>Income_constant_inflation</text:p>
          </table:table-cell>
          <table:table-cell office:value-type="string" table:style-name="ce80">
            <text:p>Income_constant_mortgage</text:p>
          </table:table-cell>
          <table:table-cell office:value-type="string" table:style-name="ce80">
            <text:p>Income_constant_housing</text:p>
          </table:table-cell>
          <table:table-cell office:value-type="string" table:style-name="ce80">
            <text:p>Income_vs_livingstandard</text:p>
          </table:table-cell>
          <table:table-cell office:value-type="string" table:style-name="ce80">
            <text:p>Housing_affordability</text:p>
          </table:table-cell>
          <table:table-cell office:value-type="string" table:style-name="ce17">
            <text:p>Wage_norm_IPVVR</text:p>
          </table:table-cell>
          <table:table-cell office:value-type="string" table:style-name="ce17">
            <text:p>Dif_Wage_IPVVR</text:p>
          </table:table-cell>
          <table:table-cell office:value-type="string" table:style-name="ce17">
            <text:p>Ideal_wage</text:p>
          </table:table-cell>
          <table:table-cell office:value-type="string" table:style-name="ce17">
            <text:p>W_M_disconnect</text:p>
          </table:table-cell>
          <table:table-cell office:value-type="string" table:style-name="ce17">
            <text:p>Price_urban_land</text:p>
          </table:table-cell>
          <table:table-cell office:value-type="string" table:style-name="ce17">
            <text:p>Tx_land</text:p>
          </table:table-cell>
          <table:table-cell office:value-type="string" table:style-name="ce22">
            <text:p>Tx_juridicas_m2</text:p>
          </table:table-cell>
          <table:table-cell office:value-type="string" table:style-name="ce22">
            <text:p>Tx_fisica_m2</text:p>
          </table:table-cell>
          <table:table-cell office:value-type="string" table:style-name="ce22">
            <text:p>Free_urbanland_km2</text:p>
          </table:table-cell>
          <table:table-cell office:value-type="string" table:style-name="ce22">
            <text:p>Urbanland_km2</text:p>
          </table:table-cell>
          <table:table-cell office:value-type="string" table:style-name="ce22">
            <text:p>Land_velocity_years</text:p>
          </table:table-cell>
          <table:table-cell office:value-type="string" table:style-name="ce129">
            <text:p>House_velocity_years</text:p>
          </table:table-cell>
          <table:table-cell office:value-type="string" table:style-name="ce22">
            <text:p>Building_permits</text:p>
          </table:table-cell>
          <table:table-cell office:value-type="string" table:style-name="ce18">
            <text:p>Build</text:p>
          </table:table-cell>
          <table:table-cell office:value-type="string" table:style-name="ce18">
            <text:p>Reform</text:p>
          </table:table-cell>
          <table:table-cell office:value-type="string" table:style-name="ce18">
            <text:p>Demolish</text:p>
          </table:table-cell>
          <table:table-cell office:value-type="string" table:style-name="ce80">
            <text:p>Permits_legalentity</text:p>
          </table:table-cell>
          <table:table-cell office:value-type="string" table:style-name="ce80">
            <text:p>Permits_individuals</text:p>
          </table:table-cell>
          <table:table-cell office:value-type="string" table:style-name="ce80">
            <text:p>Permits_publicadmin</text:p>
          </table:table-cell>
          <table:table-cell office:value-type="string" table:style-name="ce17">
            <text:p>Single_family</text:p>
          </table:table-cell>
          <table:table-cell office:value-type="string" table:style-name="ce17">
            <text:p>Single_family_m2</text:p>
          </table:table-cell>
          <table:table-cell office:value-type="string" table:style-name="ce17">
            <text:p>SF_cost</text:p>
          </table:table-cell>
          <table:table-cell office:value-type="string" table:style-name="ce17">
            <text:p>SF_cost_ave</text:p>
          </table:table-cell>
          <table:table-cell office:value-type="string" table:style-name="ce17">
            <text:p>SF_cost_m2</text:p>
          </table:table-cell>
          <table:table-cell office:value-type="string" table:style-name="ce17">
            <text:p>Condominiums</text:p>
          </table:table-cell>
          <table:table-cell office:value-type="string" table:style-name="ce17">
            <text:p>Condos_m2</text:p>
          </table:table-cell>
          <table:table-cell office:value-type="string" table:style-name="ce17">
            <text:p>Condos_cost</text:p>
          </table:table-cell>
          <table:table-cell office:value-type="string" table:style-name="ce17">
            <text:p>Condos_cost_ave</text:p>
          </table:table-cell>
          <table:table-cell office:value-type="string" table:style-name="ce17">
            <text:p>Condos_cost_m2</text:p>
          </table:table-cell>
          <table:table-cell office:value-type="string" table:style-name="ce17">
            <text:p>Ratio_price_cost</text:p>
          </table:table-cell>
          <table:table-cell office:value-type="string" table:style-name="ce17">
            <text:p>Cost_production_ave</text:p>
          </table:table-cell>
          <table:table-cell office:value-type="string" table:style-name="ce17">
            <text:p>Cost_edification</text:p>
          </table:table-cell>
          <table:table-cell office:value-type="string" table:style-name="ce17">
            <text:p>Total_homes</text:p>
          </table:table-cell>
          <table:table-cell office:value-type="string" table:style-name="ce17">
            <text:p>New_homes</text:p>
          </table:table-cell>
          <table:table-cell office:value-type="string" table:style-name="ce80">
            <text:p>Private_housing</text:p>
          </table:table-cell>
          <table:table-cell office:value-type="string" table:style-name="ce80">
            <text:p>Public_housing</text:p>
          </table:table-cell>
          <table:table-cell office:value-type="string" table:style-name="ce80">
            <text:p>Private_housing_per</text:p>
          </table:table-cell>
          <table:table-cell office:value-type="string" table:style-name="ce80">
            <text:p>Public_housing_per</text:p>
          </table:table-cell>
          <table:table-cell office:value-type="string" table:style-name="ce17">
            <text:p>Inhabitants_per_home</text:p>
          </table:table-cell>
          <table:table-cell office:value-type="string" table:style-name="ce17">
            <text:p>Average_people_home</text:p>
          </table:table-cell>
          <table:table-cell office:value-type="string" table:style-name="ce80">
            <text:p>Dif_IH_AH</text:p>
          </table:table-cell>
          <table:table-cell office:value-type="string" table:style-name="ce17">
            <text:p>Per_new_homes</text:p>
          </table:table-cell>
          <table:table-cell office:value-type="string" table:style-name="ce80">
            <text:p>New_homes_avg</text:p>
          </table:table-cell>
          <table:table-cell office:value-type="string" table:style-name="ce80">
            <text:p>Pop_abs_yoy</text:p>
          </table:table-cell>
          <table:table-cell office:value-type="string" table:style-name="ce18">
            <text:p>Population_yoy</text:p>
          </table:table-cell>
          <table:table-cell office:value-type="string" table:style-name="ce17">
            <text:p>Balance</text:p>
          </table:table-cell>
          <table:table-cell office:value-type="string" table:style-name="ce80">
            <text:p>Employed_constr</text:p>
          </table:table-cell>
          <table:table-cell office:value-type="string" table:style-name="ce80">
            <text:p>Workers_per_home</text:p>
          </table:table-cell>
          <table:table-cell office:value-type="string" table:style-name="ce80">
            <text:p>Workers_per_100_inhab</text:p>
          </table:table-cell>
          <table:table-cell office:value-type="string" table:style-name="ce76">
            <text:p>Cement_mt</text:p>
          </table:table-cell>
          <table:table-cell office:value-type="string" table:style-name="ce22">
            <text:p>Legal_entity</text:p>
          </table:table-cell>
          <table:table-cell office:value-type="string" table:style-name="ce23">
            <text:p>Nationals</text:p>
          </table:table-cell>
          <table:table-cell office:value-type="string" table:style-name="ce18">
            <text:p>Foreigners</text:p>
          </table:table-cell>
          <table:table-cell office:value-type="string" table:style-name="ce17">
            <text:p>Foreigner_raw</text:p>
          </table:table-cell>
          <table:table-cell office:value-type="string" table:style-name="ce18">
            <text:p>Owned_per</text:p>
          </table:table-cell>
          <table:table-cell office:value-type="string" table:style-name="ce17">
            <text:p>Rented_per</text:p>
          </table:table-cell>
          <table:table-cell office:value-type="string" table:style-name="ce18">
            <text:p>Rented_low</text:p>
          </table:table-cell>
          <table:table-cell office:value-type="string" table:style-name="ce17">
            <text:p>Freely_loaned_per</text:p>
          </table:table-cell>
          <table:table-cell office:value-type="string" table:style-name="ce80">
            <text:p>Rent_price_IPVA</text:p>
          </table:table-cell>
          <table:table-cell office:value-type="string" table:style-name="ce80">
            <text:p>Idealista_rent_100</text:p>
          </table:table-cell>
          <table:table-cell office:value-type="string" table:style-name="ce17">
            <text:p>Rent_price_eum2</text:p>
          </table:table-cell>
          <table:table-cell office:value-type="string" table:style-name="ce18">
            <text:p>Price_per</text:p>
          </table:table-cell>
          <table:table-cell office:value-type="string" table:style-name="ce17">
            <text:p>Rent_ROI_gross</text:p>
          </table:table-cell>
          <table:table-cell office:value-type="string" table:style-name="ce17">
            <text:p>Rent_ROI_gross_per</text:p>
          </table:table-cell>
          <table:table-cell office:value-type="string" table:style-name="ce17">
            <text:p>Rent_ROI_net</text:p>
          </table:table-cell>
          <table:table-cell office:value-type="string" table:style-name="ce17">
            <text:p>Rent_ROI_net_per</text:p>
          </table:table-cell>
          <table:table-cell office:value-type="string" table:style-name="ce80">
            <text:p>ratio_idealista</text:p>
          </table:table-cell>
          <table:table-cell office:value-type="string" table:style-name="ce17">
            <text:p>Idealista_price</text:p>
          </table:table-cell>
          <table:table-cell office:value-type="string" table:style-name="ce80">
            <text:p>Idealista_mortgage</text:p>
          </table:table-cell>
          <table:table-cell office:value-type="string" table:style-name="ce80">
            <text:p>Idealista_house_100</text:p>
          </table:table-cell>
          <table:table-cell office:value-type="string" table:style-name="ce80">
            <text:p>Idealista_rent_100m</text:p>
          </table:table-cell>
          <table:table-cell office:value-type="string" table:style-name="ce17">
            <text:p>Price_eum2</text:p>
          </table:table-cell>
          <table:table-cell office:value-type="string" table:style-name="ce17">
            <text:p>Price_IPVVR</text:p>
          </table:table-cell>
          <table:table-cell office:value-type="string" table:style-name="ce80">
            <text:p>Price_IPV</text:p>
          </table:table-cell>
          <table:table-cell office:value-type="string" table:style-name="ce17">
            <text:p>Inflation_CPI</text:p>
          </table:table-cell>
          <table:table-cell office:value-type="string" table:style-name="ce17">
            <text:p>CPI_1985</text:p>
          </table:table-cell>
          <table:table-cell office:value-type="string" table:style-name="ce24">
            <text:p>Overrated_inflation</text:p>
          </table:table-cell>
          <table:table-cell office:value-type="string" table:style-name="ce24">
            <text:p>Real_price_over</text:p>
          </table:table-cell>
          <table:table-cell office:value-type="string" table:style-name="ce24">
            <text:p>Real_price</text:p>
          </table:table-cell>
          <table:table-cell office:value-type="string" table:style-name="ce24">
            <text:p>Accum_Inflation</text:p>
          </table:table-cell>
          <table:table-cell office:value-type="string" table:style-name="ce17">
            <text:p>IR_yoy_per</text:p>
          </table:table-cell>
          <table:table-cell office:value-type="string" table:style-name="ce17">
            <text:p>Nominal_price_yoy_per</text:p>
          </table:table-cell>
          <table:table-cell office:value-type="string" table:style-name="ce17">
            <text:p>Real_price_yoy_per</text:p>
          </table:table-cell>
          <table:table-cell office:value-type="string" table:style-name="ce18">
            <text:p>Sales_yoy_per</text:p>
          </table:table-cell>
          <table:table-cell office:value-type="string" table:style-name="ce17">
            <text:p>Credit_yoy_per</text:p>
          </table:table-cell>
          <table:table-cell office:value-type="string" table:style-name="ce17">
            <text:p>Unemployment_yoy_per</text:p>
          </table:table-cell>
          <table:table-cell office:value-type="string" table:style-name="ce17">
            <text:p>Net_ROI_yoy_per</text:p>
          </table:table-cell>
          <table:table-cell office:value-type="string" table:style-name="ce17">
            <text:p>Rainbow_curve</text:p>
          </table:table-cell>
          <table:table-cell office:value-type="string" table:style-name="ce18">
            <text:p>RC_plus50</text:p>
          </table:table-cell>
          <table:table-cell office:value-type="string" table:style-name="ce18">
            <text:p>RC_minus50</text:p>
          </table:table-cell>
          <table:table-cell office:value-type="string" table:style-name="ce18">
            <text:p>RC_plus100</text:p>
          </table:table-cell>
          <table:table-cell office:value-type="string" table:style-name="ce18">
            <text:p>RC_minus100</text:p>
          </table:table-cell>
          <table:table-cell office:value-type="string" table:style-name="ce17">
            <text:p>Alt_rainbow</text:p>
          </table:table-cell>
          <table:table-cell office:value-type="string" table:style-name="ce17">
            <text:p>US_gasoline_litre_usd</text:p>
          </table:table-cell>
          <table:table-cell office:value-type="string" table:style-name="ce115">
            <text:p>US_gasoline_yoy_per</text:p>
          </table:table-cell>
          <table:table-cell office:value-type="string" table:style-name="ce17">
            <text:p>Spain_gasoline_litre_usd</text:p>
          </table:table-cell>
          <table:table-cell table:number-columns-repeated="16235"/>
        </table:table-row>
        <table:table-row table:style-name="ro3">
          <table:table-cell office:value-type="float" office:value="1900" table:style-name="ce80">
            <text:p>1900</text:p>
          </table:table-cell>
          <table:table-cell office:value-type="float" office:value="18618086" table:style-name="ce93">
            <text:p>1861808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102810.1592281885" table:formula="of:=[.CH4]-[.CI4]" table:style-name="ce27">
            <text:p>3102810</text:p>
          </table:table-cell>
          <table:table-cell office:value-type="float" office:value="33032.659661660553" table:formula="of:=[.CV3]/9" table:style-name="ce116">
            <text:p>3303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.0003948177838806" table:formula="of:=[.B3]/[.CH3]" table:style-name="ce67">
            <text:p>6.0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0000" table:style-name="ce138">
            <text:p>90000</text:p>
          </table:table-cell>
          <table:table-cell table:style-name="ce29"/>
          <table:table-cell table:style-name="ce81"/>
          <table:table-cell office:value-type="float" office:value="297293.93695494498" table:style-name="ce116">
            <text:p>297294</text:p>
          </table:table-cell>
          <table:table-cell office:value-type="float" office:value="8.5" table:style-name="ce141">
            <text:p>8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01" table:style-name="ce80">
            <text:p>1901</text:p>
          </table:table-cell>
          <table:table-cell office:value-type="float" office:value="18738562.659827214" table:style-name="ce139">
            <text:p>1873856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140199.6933957404" table:formula="of:=[.CH5]-[.CI5]" table:style-name="ce27">
            <text:p>3140200</text:p>
          </table:table-cell>
          <table:table-cell office:value-type="float" office:value="37389.534167551952" table:formula="of:=[.CV4]/8" table:style-name="ce116">
            <text:p>3739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9673156134741738" table:formula="of:=[.B4]/[.CH4]" table:style-name="ce67">
            <text:p>5.9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0476.65982721373" table:formula="of:=([.B4]-[.B3])" table:style-name="ce138">
            <text:p>120477</text:p>
          </table:table-cell>
          <table:table-cell office:value-type="float" office:value="0.64709476488191342" table:formula="of:=([.B4]*100/[.B3])-100" table:style-name="ce67">
            <text:p>0.65</text:p>
          </table:table-cell>
          <table:table-cell office:value-type="float" office:value="-22848.795746054915" table:formula="of:=[.CI4]-([.CS4]/2)" table:style-name="ce27">
            <text:p>-22849</text:p>
          </table:table-cell>
          <table:table-cell office:value-type="float" office:value="299116.27334041562" table:style-name="ce116">
            <text:p>299116</text:p>
          </table:table-cell>
          <table:table-cell office:value-type="float" office:value="8" table:formula="of:=[.CV4]/[.CI4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02" table:style-name="ce80">
            <text:p>1902</text:p>
          </table:table-cell>
          <table:table-cell office:value-type="float" office:value="18849145.244060472" table:style-name="ce139">
            <text:p>1884914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177845.0472239861" table:formula="of:=[.CH6]-[.CI6]" table:style-name="ce27">
            <text:p>3177845</text:p>
          </table:table-cell>
          <table:table-cell office:value-type="float" office:value="37645.353828245978" table:formula="of:=[.CV5]/8" table:style-name="ce116">
            <text:p>3764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9314236421080961" table:formula="of:=[.B5]/[.CH5]" table:style-name="ce67">
            <text:p>5.9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0582.58423325792" table:formula="of:=([.B5]-[.B4])" table:style-name="ce138">
            <text:p>110583</text:p>
          </table:table-cell>
          <table:table-cell office:value-type="float" office:value="0.59013375914007327" table:formula="of:=([.B5]*100/[.B4])-100" table:style-name="ce67">
            <text:p>0.59</text:p>
          </table:table-cell>
          <table:table-cell office:value-type="float" office:value="-17645.938288382982" table:formula="of:=[.CI5]-([.CS5]/2)" table:style-name="ce27">
            <text:p>-17646</text:p>
          </table:table-cell>
          <table:table-cell office:value-type="float" office:value="301162.83062596782" table:style-name="ce116">
            <text:p>301163</text:p>
          </table:table-cell>
          <table:table-cell office:value-type="float" office:value="8" table:formula="of:=[.CV5]/[.CI5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03" table:style-name="ce80">
            <text:p>1903</text:p>
          </table:table-cell>
          <table:table-cell office:value-type="float" office:value="18939621.903887685" table:style-name="ce139">
            <text:p>1893962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15815.974277738" table:formula="of:=[.CH7]-[.CI7]" table:style-name="ce27">
            <text:p>3215816</text:p>
          </table:table-cell>
          <table:table-cell office:value-type="float" office:value="37970.927053751839" table:formula="of:=[.CV6]/8" table:style-name="ce116">
            <text:p>3797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889522925248067" table:formula="of:=[.B6]/[.CH6]" table:style-name="ce67">
            <text:p>5.8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0476.659827213734" table:formula="of:=([.B6]-[.B5])" table:style-name="ce138">
            <text:p>90477</text:p>
          </table:table-cell>
          <table:table-cell office:value-type="float" office:value="0.48000404610242242" table:formula="of:=([.B6]*100/[.B5])-100" table:style-name="ce67">
            <text:p>0.48</text:p>
          </table:table-cell>
          <table:table-cell office:value-type="float" office:value="-7267.4028598550285" table:formula="of:=[.CI6]-([.CS6]/2)" table:style-name="ce27">
            <text:p>-7267</text:p>
          </table:table-cell>
          <table:table-cell office:value-type="float" office:value="303767.41643001471" table:style-name="ce116">
            <text:p>303767</text:p>
          </table:table-cell>
          <table:table-cell office:value-type="float" office:value="8" table:formula="of:=[.CV6]/[.CI6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04" table:style-name="ce80">
            <text:p>1904</text:p>
          </table:table-cell>
          <table:table-cell office:value-type="float" office:value="19110522.261339091" table:style-name="ce139">
            <text:p>1911052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54040.2329320782" table:formula="of:=[.CH8]-[.CI8]" table:style-name="ce27">
            <text:p>3254040</text:p>
          </table:table-cell>
          <table:table-cell office:value-type="float" office:value="38224.258654340374" table:formula="of:=[.CV7]/8" table:style-name="ce116">
            <text:p>3822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8728598583181642" table:formula="of:=[.B7]/[.CH7]" table:style-name="ce67">
            <text:p>5.8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0900.35745140538" table:formula="of:=([.B7]-[.B6])" table:style-name="ce138">
            <text:p>170900</text:p>
          </table:table-cell>
          <table:table-cell office:value-type="float" office:value="0.90234302626878105" table:formula="of:=([.B7]*100/[.B6])-100" table:style-name="ce67">
            <text:p>0.90</text:p>
          </table:table-cell>
          <table:table-cell office:value-type="float" office:value="-47225.920071362314" table:formula="of:=[.CI7]-([.CS7]/2)" table:style-name="ce27">
            <text:p>-47226</text:p>
          </table:table-cell>
          <table:table-cell office:value-type="float" office:value="305794.06923472299" table:style-name="ce116">
            <text:p>305794</text:p>
          </table:table-cell>
          <table:table-cell office:value-type="float" office:value="8" table:formula="of:=[.CV7]/[.CI7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05" table:style-name="ce80">
            <text:p>1905</text:p>
          </table:table-cell>
          <table:table-cell office:value-type="float" office:value="19241210.7699784" table:style-name="ce139">
            <text:p>1924121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92494.8408441539" table:formula="of:=[.CH9]-[.CI9]" table:style-name="ce27">
            <text:p>3292495</text:p>
          </table:table-cell>
          <table:table-cell office:value-type="float" office:value="38454.607912075815" table:formula="of:=[.CV8]/8" table:style-name="ce116">
            <text:p>3845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8439607957123476" table:formula="of:=[.B8]/[.CH8]" table:style-name="ce67">
            <text:p>5.8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0688.50863930956" table:formula="of:=([.B8]-[.B7])" table:style-name="ce138">
            <text:p>130689</text:p>
          </table:table-cell>
          <table:table-cell office:value-type="float" office:value="0.68385629054048991" table:formula="of:=([.B8]*100/[.B7])-100" table:style-name="ce67">
            <text:p>0.68</text:p>
          </table:table-cell>
          <table:table-cell office:value-type="float" office:value="-26889.646407578963" table:formula="of:=[.CI8]-([.CS8]/2)" table:style-name="ce27">
            <text:p>-26890</text:p>
          </table:table-cell>
          <table:table-cell office:value-type="float" office:value="307636.86329660652" table:style-name="ce116">
            <text:p>307637</text:p>
          </table:table-cell>
          <table:table-cell office:value-type="float" office:value="8" table:formula="of:=[.CV8]/[.CI8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06" table:style-name="ce80">
            <text:p>1906</text:p>
          </table:table-cell>
          <table:table-cell office:value-type="float" office:value="19381952.240820732" table:style-name="ce139">
            <text:p>1938195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330928.772103095" table:formula="of:=[.CH10]-[.CI10]" table:style-name="ce27">
            <text:p>3330929</text:p>
          </table:table-cell>
          <table:table-cell office:value-type="float" office:value="38433.931258940866" table:formula="of:=[.CV9]/8" table:style-name="ce116">
            <text:p>3843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8187831583631491" table:formula="of:=[.B9]/[.CH9]" table:style-name="ce67">
            <text:p>5.8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0741.47084233165" table:formula="of:=([.B9]-[.B8])" table:style-name="ce138">
            <text:p>140741</text:p>
          </table:table-cell>
          <table:table-cell office:value-type="float" office:value="0.73145849564689058" table:formula="of:=([.B9]*100/[.B8])-100" table:style-name="ce67">
            <text:p>0.73</text:p>
          </table:table-cell>
          <table:table-cell office:value-type="float" office:value="-31936.804162224958" table:formula="of:=[.CI9]-([.CS9]/2)" table:style-name="ce27">
            <text:p>-31937</text:p>
          </table:table-cell>
          <table:table-cell office:value-type="float" office:value="307471.45007152692" table:style-name="ce116">
            <text:p>307471</text:p>
          </table:table-cell>
          <table:table-cell office:value-type="float" office:value="8" table:formula="of:=[.CV9]/[.CI9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07" table:style-name="ce80">
            <text:p>1907</text:p>
          </table:table-cell>
          <table:table-cell office:value-type="float" office:value="19512640.749460042" table:style-name="ce139">
            <text:p>1951264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369472.1683675009" table:formula="of:=[.CH11]-[.CI11]" table:style-name="ce27">
            <text:p>3369472</text:p>
          </table:table-cell>
          <table:table-cell office:value-type="float" office:value="38543.396264406038" table:formula="of:=[.CV10]/8" table:style-name="ce116">
            <text:p>3854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7910081384983982" table:formula="of:=[.B10]/[.CH10]" table:style-name="ce67">
            <text:p>5.7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0688.50863930956" table:formula="of:=([.B10]-[.B9])" table:style-name="ce138">
            <text:p>130689</text:p>
          </table:table-cell>
          <table:table-cell office:value-type="float" office:value="0.67427938638742546" table:formula="of:=([.B10]*100/[.B9])-100" table:style-name="ce67">
            <text:p>0.67</text:p>
          </table:table-cell>
          <table:table-cell office:value-type="float" office:value="-26800.85805524874" table:formula="of:=[.CI10]-([.CS10]/2)" table:style-name="ce27">
            <text:p>-26801</text:p>
          </table:table-cell>
          <table:table-cell office:value-type="float" office:value="308347.1701152483" table:style-name="ce116">
            <text:p>308347</text:p>
          </table:table-cell>
          <table:table-cell office:value-type="float" office:value="8" table:formula="of:=[.CV10]/[.CI10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08" table:style-name="ce80">
            <text:p>1908</text:p>
          </table:table-cell>
          <table:table-cell office:value-type="float" office:value="19663435.182505399" table:style-name="ce139">
            <text:p>1966343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408154.5949262353" table:formula="of:=[.CH12]-[.CI12]" table:style-name="ce27">
            <text:p>3408155</text:p>
          </table:table-cell>
          <table:table-cell office:value-type="float" office:value="38682.426558734383" table:formula="of:=[.CV11]/8" table:style-name="ce116">
            <text:p>3868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7695255995073156" table:formula="of:=[.B11]/[.CH11]" table:style-name="ce67">
            <text:p>5.7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0794.43304535747" table:formula="of:=([.B11]-[.B10])" table:style-name="ce138">
            <text:p>150794</text:p>
          </table:table-cell>
          <table:table-cell office:value-type="float" office:value="0.77280381974709655" table:formula="of:=([.B11]*100/[.B10])-100" table:style-name="ce67">
            <text:p>0.77</text:p>
          </table:table-cell>
          <table:table-cell office:value-type="float" office:value="-36714.789963944349" table:formula="of:=[.CI11]-([.CS11]/2)" table:style-name="ce27">
            <text:p>-36715</text:p>
          </table:table-cell>
          <table:table-cell office:value-type="float" office:value="309459.41246987507" table:style-name="ce116">
            <text:p>309459</text:p>
          </table:table-cell>
          <table:table-cell office:value-type="float" office:value="8" table:formula="of:=[.CV11]/[.CI11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09" table:style-name="ce80">
            <text:p>1909</text:p>
          </table:table-cell>
          <table:table-cell office:value-type="float" office:value="19804176.653347734" table:style-name="ce139">
            <text:p>1980417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446986.9641498053" table:formula="of:=[.CH13]-[.CI13]" table:style-name="ce27">
            <text:p>3446987</text:p>
          </table:table-cell>
          <table:table-cell office:value-type="float" office:value="38832.369223569898" table:formula="of:=[.CV12]/8" table:style-name="ce116">
            <text:p>3883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7453587319360251" table:formula="of:=[.B12]/[.CH12]" table:style-name="ce67">
            <text:p>5.7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0741.47084233537" table:formula="of:=([.B12]-[.B11])" table:style-name="ce138">
            <text:p>140741</text:p>
          </table:table-cell>
          <table:table-cell office:value-type="float" office:value="0.71575220471932255" table:formula="of:=([.B12]*100/[.B11])-100" table:style-name="ce67">
            <text:p>0.72</text:p>
          </table:table-cell>
          <table:table-cell office:value-type="float" office:value="-31538.366197597788" table:formula="of:=[.CI12]-([.CS12]/2)" table:style-name="ce27">
            <text:p>-31538</text:p>
          </table:table-cell>
          <table:table-cell office:value-type="float" office:value="310658.95378855919" table:style-name="ce116">
            <text:p>310659</text:p>
          </table:table-cell>
          <table:table-cell office:value-type="float" office:value="8" table:formula="of:=[.CV12]/[.CI12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0" table:style-name="ce80">
            <text:p>1910</text:p>
          </table:table-cell>
          <table:table-cell office:value-type="float" office:value="19995686" table:style-name="ce140">
            <text:p>1999568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485956.1140333838" table:formula="of:=[.CH14]-[.CI14]" table:style-name="ce27">
            <text:p>3485956</text:p>
          </table:table-cell>
          <table:table-cell office:value-type="float" office:value="38969.149883578757" table:formula="of:=[.CV13]/8" table:style-name="ce116">
            <text:p>3896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7360693439322246" table:formula="of:=[.B13]/[.CH13]" table:style-name="ce67">
            <text:p>5.7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91509.34665226564" table:formula="of:=([.B13]-[.B12])" table:style-name="ce138">
            <text:p>191509</text:p>
          </table:table-cell>
          <table:table-cell office:value-type="float" office:value="0.96701493833570851" table:formula="of:=([.B13]*100/[.B12])-100" table:style-name="ce67">
            <text:p>0.97</text:p>
          </table:table-cell>
          <table:table-cell office:value-type="float" office:value="-56785.523442554062" table:formula="of:=[.CI13]-([.CS13]/2)" table:style-name="ce27">
            <text:p>-56786</text:p>
          </table:table-cell>
          <table:table-cell office:value-type="float" office:value="311753.19906863006" table:style-name="ce116">
            <text:p>311753</text:p>
          </table:table-cell>
          <table:table-cell office:value-type="float" office:value="8" table:formula="of:=[.CV13]/[.CI13]" table:style-name="ce141">
            <text:p>8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1" table:style-name="ce80">
            <text:p>1911</text:p>
          </table:table-cell>
          <table:table-cell office:value-type="float" office:value="20105659.595032398" table:style-name="ce139">
            <text:p>2010566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527786.1532317963" table:formula="of:=[.CH15]-[.CI15]" table:style-name="ce27">
            <text:p>3527786</text:p>
          </table:table-cell>
          <table:table-cell office:value-type="float" office:value="41830.039198412429" table:formula="of:=[.CV14]/7.5" table:style-name="ce116">
            <text:p>4183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6992285591386125" table:formula="of:=[.B14]/[.CH14]" table:style-name="ce67">
            <text:p>5.7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09973.59503239766" table:formula="of:=([.B14]-[.B13])" table:style-name="ce138">
            <text:p>109974</text:p>
          </table:table-cell>
          <table:table-cell office:value-type="float" office:value="0.54998660727318338" table:formula="of:=([.B14]*100/[.B13])-100" table:style-name="ce67">
            <text:p>0.55</text:p>
          </table:table-cell>
          <table:table-cell office:value-type="float" office:value="-13156.7583177864" table:formula="of:=[.CI14]-([.CS14]/2)" table:style-name="ce27">
            <text:p>-13157</text:p>
          </table:table-cell>
          <table:table-cell office:value-type="float" office:value="313725.29398809321" table:style-name="ce116">
            <text:p>313725</text:p>
          </table:table-cell>
          <table:table-cell office:value-type="float" office:value="7.5" table:formula="of:=[.CV14]/[.CI14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2" table:style-name="ce80">
            <text:p>1912</text:p>
          </table:table-cell>
          <table:table-cell office:value-type="float" office:value="20196361.818769388" table:style-name="ce139">
            <text:p>2019636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569904.3724112478" table:formula="of:=[.CH16]-[.CI16]" table:style-name="ce27">
            <text:p>3569904</text:p>
          </table:table-cell>
          <table:table-cell office:value-type="float" office:value="42118.219179451255" table:formula="of:=[.CV15]/7.5" table:style-name="ce116">
            <text:p>4211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6573957484267305" table:formula="of:=[.B15]/[.CH15]" table:style-name="ce67">
            <text:p>5.6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0702.223736990243" table:formula="of:=([.B15]-[.B14])" table:style-name="ce138">
            <text:p>90702</text:p>
          </table:table-cell>
          <table:table-cell office:value-type="float" office:value="0.45112781954888703" table:formula="of:=([.B15]*100/[.B14])-100" table:style-name="ce67">
            <text:p>0.45</text:p>
          </table:table-cell>
          <table:table-cell office:value-type="float" office:value="-3232.892689043867" table:formula="of:=[.CI15]-([.CS15]/2)" table:style-name="ce27">
            <text:p>-3233</text:p>
          </table:table-cell>
          <table:table-cell office:value-type="float" office:value="315886.64384588442" table:style-name="ce116">
            <text:p>315887</text:p>
          </table:table-cell>
          <table:table-cell office:value-type="float" office:value="7.5" table:formula="of:=[.CV15]/[.CI15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3" table:style-name="ce80">
            <text:p>1913</text:p>
          </table:table-cell>
          <table:table-cell office:value-type="float" office:value="20327376.141945038" table:style-name="ce139">
            <text:p>2032737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612353.7063727952" table:formula="of:=[.CH17]-[.CI17]" table:style-name="ce27">
            <text:p>3612354</text:p>
          </table:table-cell>
          <table:table-cell office:value-type="float" office:value="42449.333961547374" table:formula="of:=[.CV16]/7.5" table:style-name="ce116">
            <text:p>4244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6271832146680856" table:formula="of:=[.B16]/[.CH16]" table:style-name="ce67">
            <text:p>5.6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1014.32317565009" table:formula="of:=([.B16]-[.B15])" table:style-name="ce138">
            <text:p>131014</text:p>
          </table:table-cell>
          <table:table-cell office:value-type="float" office:value="0.64870259481037351" table:formula="of:=([.B16]*100/[.B15])-100" table:style-name="ce67">
            <text:p>0.65</text:p>
          </table:table-cell>
          <table:table-cell office:value-type="float" office:value="-23057.827626277671" table:formula="of:=[.CI16]-([.CS16]/2)" table:style-name="ce27">
            <text:p>-23058</text:p>
          </table:table-cell>
          <table:table-cell office:value-type="float" office:value="318370.00471160532" table:style-name="ce116">
            <text:p>318370</text:p>
          </table:table-cell>
          <table:table-cell office:value-type="float" office:value="7.5" table:formula="of:=[.CV16]/[.CI16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4" table:style-name="ce80">
            <text:p>1914</text:p>
          </table:table-cell>
          <table:table-cell office:value-type="float" office:value="20468468.489980351" table:style-name="ce139">
            <text:p>2046846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655304.0189064946" table:formula="of:=[.CH18]-[.CI18]" table:style-name="ce27">
            <text:p>3655304</text:p>
          </table:table-cell>
          <table:table-cell office:value-type="float" office:value="42950.312533699485" table:formula="of:=[.CV17]/7.5" table:style-name="ce116">
            <text:p>4295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5996624040327054" table:formula="of:=[.B17]/[.CH17]" table:style-name="ce67">
            <text:p>5.6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1092.34803531319" table:formula="of:=([.B17]-[.B16])" table:style-name="ce138">
            <text:p>141092</text:p>
          </table:table-cell>
          <table:table-cell office:value-type="float" office:value="0.69410014873574255" table:formula="of:=([.B17]*100/[.B16])-100" table:style-name="ce67">
            <text:p>0.69</text:p>
          </table:table-cell>
          <table:table-cell office:value-type="float" office:value="-27595.861483957109" table:formula="of:=[.CI17]-([.CS17]/2)" table:style-name="ce27">
            <text:p>-27596</text:p>
          </table:table-cell>
          <table:table-cell office:value-type="float" office:value="322127.34400274616" table:style-name="ce116">
            <text:p>322127</text:p>
          </table:table-cell>
          <table:table-cell office:value-type="float" office:value="7.5000000000000009" table:formula="of:=[.CV17]/[.CI17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5" table:style-name="ce80">
            <text:p>1915</text:p>
          </table:table-cell>
          <table:table-cell office:value-type="float" office:value="20589404.788296334" table:style-name="ce139">
            <text:p>2058940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698901.1999319079" table:formula="of:=[.CH19]-[.CI19]" table:style-name="ce27">
            <text:p>3698901</text:p>
          </table:table-cell>
          <table:table-cell office:value-type="float" office:value="43597.181025413141" table:formula="of:=[.CV18]/7.5" table:style-name="ce116">
            <text:p>4359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5663570545424026" table:formula="of:=[.B18]/[.CH18]" table:style-name="ce67">
            <text:p>5.5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0936.29831598327" table:formula="of:=([.B18]-[.B17])" table:style-name="ce138">
            <text:p>120936</text:p>
          </table:table-cell>
          <table:table-cell office:value-type="float" office:value="0.59084194977843651" table:formula="of:=([.B18]*100/[.B17])-100" table:style-name="ce67">
            <text:p>0.59</text:p>
          </table:table-cell>
          <table:table-cell office:value-type="float" office:value="-16870.968132578491" table:formula="of:=[.CI18]-([.CS18]/2)" table:style-name="ce27">
            <text:p>-16871</text:p>
          </table:table-cell>
          <table:table-cell office:value-type="float" office:value="326978.85769059858" table:style-name="ce116">
            <text:p>326979</text:p>
          </table:table-cell>
          <table:table-cell office:value-type="float" office:value="7.5000000000000009" table:formula="of:=[.CV18]/[.CI18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6" table:style-name="ce80">
            <text:p>1916</text:p>
          </table:table-cell>
          <table:table-cell office:value-type="float" office:value="20770809.235770311" table:style-name="ce139">
            <text:p>2077080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743062.3358582244" table:formula="of:=[.CH20]-[.CI20]" table:style-name="ce27">
            <text:p>3743062</text:p>
          </table:table-cell>
          <table:table-cell office:value-type="float" office:value="44161.135926316325" table:formula="of:=[.CV19]/7.5" table:style-name="ce116">
            <text:p>4416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5491486307314988" table:formula="of:=[.B19]/[.CH19]" table:style-name="ce67">
            <text:p>5.5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81404.44747397676" table:formula="of:=([.B19]-[.B18])" table:style-name="ce138">
            <text:p>181404</text:p>
          </table:table-cell>
          <table:table-cell office:value-type="float" office:value="0.88105726872247203" table:formula="of:=([.B19]*100/[.B18])-100" table:style-name="ce67">
            <text:p>0.88</text:p>
          </table:table-cell>
          <table:table-cell office:value-type="float" office:value="-46541.087810672056" table:formula="of:=[.CI19]-([.CS19]/2)" table:style-name="ce27">
            <text:p>-46541</text:p>
          </table:table-cell>
          <table:table-cell office:value-type="float" office:value="331208.51944737241" table:style-name="ce116">
            <text:p>331209</text:p>
          </table:table-cell>
          <table:table-cell office:value-type="float" office:value="7.4999999999999991" table:formula="of:=[.CV19]/[.CI19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7" table:style-name="ce80">
            <text:p>1917</text:p>
          </table:table-cell>
          <table:table-cell office:value-type="float" office:value="20901823.558945961" table:style-name="ce139">
            <text:p>2090182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787650.690978074" table:formula="of:=[.CH21]-[.CI21]" table:style-name="ce27">
            <text:p>3787651</text:p>
          </table:table-cell>
          <table:table-cell office:value-type="float" office:value="44588.355119849533" table:formula="of:=[.CV20]/7.5" table:style-name="ce116">
            <text:p>4458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518413725091567" table:formula="of:=[.B20]/[.CH20]" table:style-name="ce67">
            <text:p>5.5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1014.32317565009" table:formula="of:=([.B20]-[.B19])" table:style-name="ce138">
            <text:p>131014</text:p>
          </table:table-cell>
          <table:table-cell office:value-type="float" office:value="0.63076176613294876" table:formula="of:=([.B20]*100/[.B19])-100" table:style-name="ce67">
            <text:p>0.63</text:p>
          </table:table-cell>
          <table:table-cell office:value-type="float" office:value="-20918.806467975512" table:formula="of:=[.CI20]-([.CS20]/2)" table:style-name="ce27">
            <text:p>-20919</text:p>
          </table:table-cell>
          <table:table-cell office:value-type="float" office:value="334412.66339887149" table:style-name="ce116">
            <text:p>334413</text:p>
          </table:table-cell>
          <table:table-cell office:value-type="float" office:value="7.5" table:formula="of:=[.CV20]/[.CI20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8" table:style-name="ce80">
            <text:p>1918</text:p>
          </table:table-cell>
          <table:table-cell office:value-type="float" office:value="21073149.981560271" table:style-name="ce139">
            <text:p>2107315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832400.9735530661" table:formula="of:=[.CH22]-[.CI22]" table:style-name="ce27">
            <text:p>3832401</text:p>
          </table:table-cell>
          <table:table-cell office:value-type="float" office:value="44750.282574992161" table:formula="of:=[.CV21]/7.5" table:style-name="ce116">
            <text:p>4475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4986808862077643" table:formula="of:=[.B21]/[.CH21]" table:style-name="ce67">
            <text:p>5.5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1326.42261430994" table:formula="of:=([.B21]-[.B20])" table:style-name="ce138">
            <text:p>171326</text:p>
          </table:table-cell>
          <table:table-cell office:value-type="float" office:value="0.81967213114752724" table:formula="of:=([.B21]*100/[.B20])-100" table:style-name="ce67">
            <text:p>0.82</text:p>
          </table:table-cell>
          <table:table-cell office:value-type="float" office:value="-40912.928732162807" table:formula="of:=[.CI21]-([.CS21]/2)" table:style-name="ce27">
            <text:p>-40913</text:p>
          </table:table-cell>
          <table:table-cell office:value-type="float" office:value="335627.11931244121" table:style-name="ce116">
            <text:p>335627</text:p>
          </table:table-cell>
          <table:table-cell office:value-type="float" office:value="7.5" table:formula="of:=[.CV21]/[.CI21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19" table:style-name="ce80">
            <text:p>1919</text:p>
          </table:table-cell>
          <table:table-cell office:value-type="float" office:value="21193852.205297299" table:style-name="ce139">
            <text:p>2119385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877313.3911091327" table:formula="of:=[.CH23]-[.CI23]" table:style-name="ce27">
            <text:p>3877313</text:p>
          </table:table-cell>
          <table:table-cell office:value-type="float" office:value="44912.417556066379" table:formula="of:=[.CV22]/7.5" table:style-name="ce116">
            <text:p>4491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4661179191488181" table:formula="of:=[.B22]/[.CH22]" table:style-name="ce67">
            <text:p>5.4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0702.2237370275" table:formula="of:=([.B22]-[.B21])" table:style-name="ce138">
            <text:p>120702</text:p>
          </table:table-cell>
          <table:table-cell office:value-type="float" office:value="0.5727773201569164" table:formula="of:=([.B22]*100/[.B21])-100" table:style-name="ce67">
            <text:p>0.57</text:p>
          </table:table-cell>
          <table:table-cell office:value-type="float" office:value="-15438.694312447369" table:formula="of:=[.CI22]-([.CS22]/2)" table:style-name="ce27">
            <text:p>-15439</text:p>
          </table:table-cell>
          <table:table-cell office:value-type="float" office:value="336843.13167049782" table:style-name="ce116">
            <text:p>336843</text:p>
          </table:table-cell>
          <table:table-cell office:value-type="float" office:value="7.5" table:formula="of:=[.CV22]/[.CI22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0" table:style-name="ce80">
            <text:p>1920</text:p>
          </table:table-cell>
          <table:table-cell office:value-type="float" office:value="21389842" table:style-name="ce140">
            <text:p>2138984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922564.6151692877" table:formula="of:=[.CH24]-[.CI24]" table:style-name="ce27">
            <text:p>3922565</text:p>
          </table:table-cell>
          <table:table-cell office:value-type="float" office:value="45251.224060154949" table:formula="of:=[.CV23]/7.5" table:style-name="ce116">
            <text:p>4525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4530247678474177" table:formula="of:=[.B23]/[.CH23]" table:style-name="ce67">
            <text:p>5.4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95989.79470270127" table:formula="of:=([.B23]-[.B22])" table:style-name="ce138">
            <text:p>195990</text:p>
          </table:table-cell>
          <table:table-cell office:value-type="float" office:value="0.92474833175307936" table:formula="of:=([.B23]*100/[.B22])-100" table:style-name="ce67">
            <text:p>0.92</text:p>
          </table:table-cell>
          <table:table-cell office:value-type="float" office:value="-52743.673291195686" table:formula="of:=[.CI23]-([.CS23]/2)" table:style-name="ce27">
            <text:p>-52744</text:p>
          </table:table-cell>
          <table:table-cell office:value-type="float" office:value="339384.1804511621" table:style-name="ce116">
            <text:p>339384</text:p>
          </table:table-cell>
          <table:table-cell office:value-type="float" office:value="7.5" table:formula="of:=[.CV23]/[.CI23]" table:style-name="ce141">
            <text:p>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1" table:style-name="ce80">
            <text:p>1921</text:p>
          </table:table-cell>
          <table:table-cell office:value-type="float" office:value="21632650.60583153" table:style-name="ce139">
            <text:p>2163265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972771.567954964" table:formula="of:=[.CH25]-[.CI25]" table:style-name="ce27">
            <text:p>3972772</text:p>
          </table:table-cell>
          <table:table-cell office:value-type="float" office:value="50206.952785676294" table:formula="of:=[.CV24]/7" table:style-name="ce116">
            <text:p>502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4452289128134339" table:formula="of:=[.B24]/[.CH24]" table:style-name="ce67">
            <text:p>5.4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2808.60583152995" table:formula="of:=([.B24]-[.B23])" table:style-name="ce138">
            <text:p>242809</text:p>
          </table:table-cell>
          <table:table-cell office:value-type="float" office:value="1.1351584823839573" table:formula="of:=([.B24]*100/[.B23])-100" table:style-name="ce67">
            <text:p>1.14</text:p>
          </table:table-cell>
          <table:table-cell office:value-type="float" office:value="-71197.350130088686" table:formula="of:=[.CI24]-([.CS24]/2)" table:style-name="ce27">
            <text:p>-71197</text:p>
          </table:table-cell>
          <table:table-cell office:value-type="float" office:value="351448.66949973407" table:style-name="ce116">
            <text:p>351449</text:p>
          </table:table-cell>
          <table:table-cell office:value-type="float" office:value="7" table:formula="of:=[.CV24]/[.CI24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2" table:style-name="ce80">
            <text:p>1922</text:p>
          </table:table-cell>
          <table:table-cell office:value-type="float" office:value="21876742.573175184" table:style-name="ce139">
            <text:p>2187674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024783.4849369857" table:formula="of:=[.CH26]-[.CI26]" table:style-name="ce27">
            <text:p>4024783</text:p>
          </table:table-cell>
          <table:table-cell office:value-type="float" office:value="52011.916982021685" table:formula="of:=[.CV25]/7" table:style-name="ce116">
            <text:p>5201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4355079360294329" table:formula="of:=[.B25]/[.CH25]" table:style-name="ce67">
            <text:p>5.4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4091.96734365448" table:formula="of:=([.B25]-[.B24])" table:style-name="ce138">
            <text:p>244092</text:p>
          </table:table-cell>
          <table:table-cell office:value-type="float" office:value="1.1283497884343916" table:formula="of:=([.B25]*100/[.B24])-100" table:style-name="ce67">
            <text:p>1.13</text:p>
          </table:table-cell>
          <table:table-cell office:value-type="float" office:value="-70034.066689805564" table:formula="of:=[.CI25]-([.CS25]/2)" table:style-name="ce27">
            <text:p>-70034</text:p>
          </table:table-cell>
          <table:table-cell office:value-type="float" office:value="364083.41887415177" table:style-name="ce116">
            <text:p>364083</text:p>
          </table:table-cell>
          <table:table-cell office:value-type="float" office:value="7" table:formula="of:=[.CV25]/[.CI25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3" table:style-name="ce80">
            <text:p>1923</text:p>
          </table:table-cell>
          <table:table-cell office:value-type="float" office:value="22110664.041879524" table:style-name="ce139">
            <text:p>2211066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078551.5818380094" table:formula="of:=[.CH27]-[.CI27]" table:style-name="ce27">
            <text:p>4078552</text:p>
          </table:table-cell>
          <table:table-cell office:value-type="float" office:value="53768.096901023826" table:formula="of:=[.CV26]/7" table:style-name="ce116">
            <text:p>5376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4212049543125547" table:formula="of:=[.B26]/[.CH26]" table:style-name="ce67">
            <text:p>5.4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3921.46870433912" table:formula="of:=([.B26]-[.B25])" table:style-name="ce138">
            <text:p>233921</text:p>
          </table:table-cell>
          <table:table-cell office:value-type="float" office:value="1.0692701069270214" table:formula="of:=([.B26]*100/[.B25])-100" table:style-name="ce67">
            <text:p>1.07</text:p>
          </table:table-cell>
          <table:table-cell office:value-type="float" office:value="-63192.637451145732" table:formula="of:=[.CI26]-([.CS26]/2)" table:style-name="ce27">
            <text:p>-63193</text:p>
          </table:table-cell>
          <table:table-cell office:value-type="float" office:value="376376.67830716679" table:style-name="ce116">
            <text:p>376377</text:p>
          </table:table-cell>
          <table:table-cell office:value-type="float" office:value="7" table:formula="of:=[.CV26]/[.CI26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4" table:style-name="ce80">
            <text:p>1924</text:p>
          </table:table-cell>
          <table:table-cell office:value-type="float" office:value="22364926.507862497" table:style-name="ce139">
            <text:p>223649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134098.705124659" table:formula="of:=[.CH28]-[.CI28]" table:style-name="ce27">
            <text:p>4134099</text:p>
          </table:table-cell>
          <table:table-cell office:value-type="float" office:value="55547.123286649599" table:formula="of:=[.CV27]/7" table:style-name="ce116">
            <text:p>5554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4098675680236594" table:formula="of:=[.B27]/[.CH27]" table:style-name="ce67">
            <text:p>5.4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54262.46598297358" table:formula="of:=([.B27]-[.B26])" table:style-name="ce138">
            <text:p>254262</text:p>
          </table:table-cell>
          <table:table-cell office:value-type="float" office:value="1.1499540018399159" table:formula="of:=([.B27]*100/[.B26])-100" table:style-name="ce67">
            <text:p>1.15</text:p>
          </table:table-cell>
          <table:table-cell office:value-type="float" office:value="-71584.109704837188" table:formula="of:=[.CI27]-([.CS27]/2)" table:style-name="ce27">
            <text:p>-71584</text:p>
          </table:table-cell>
          <table:table-cell office:value-type="float" office:value="388829.86300654721" table:style-name="ce116">
            <text:p>388830</text:p>
          </table:table-cell>
          <table:table-cell office:value-type="float" office:value="7" table:formula="of:=[.CV27]/[.CI27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5" table:style-name="ce80">
            <text:p>1925</text:p>
          </table:table-cell>
          <table:table-cell office:value-type="float" office:value="22537824.984730918" table:style-name="ce139">
            <text:p>2253782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191552.4502069224" table:formula="of:=[.CH29]-[.CI29]" table:style-name="ce27">
            <text:p>4191552</text:p>
          </table:table-cell>
          <table:table-cell office:value-type="float" office:value="57453.745082263311" table:formula="of:=[.CV28]/7" table:style-name="ce116">
            <text:p>5745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3769636077483183" table:formula="of:=[.B28]/[.CH28]" table:style-name="ce67">
            <text:p>5.3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2898.47686842084" table:formula="of:=([.B28]-[.B27])" table:style-name="ce138">
            <text:p>172898</text:p>
          </table:table-cell>
          <table:table-cell office:value-type="float" office:value="0.77307867212367398" table:formula="of:=([.B28]*100/[.B27])-100" table:style-name="ce67">
            <text:p>0.77</text:p>
          </table:table-cell>
          <table:table-cell office:value-type="float" office:value="-28995.493351947109" table:formula="of:=[.CI28]-([.CS28]/2)" table:style-name="ce27">
            <text:p>-28995</text:p>
          </table:table-cell>
          <table:table-cell office:value-type="float" office:value="402176.21557584318" table:style-name="ce116">
            <text:p>402176</text:p>
          </table:table-cell>
          <table:table-cell office:value-type="float" office:value="7" table:formula="of:=[.CV28]/[.CI28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6" table:style-name="ce80">
            <text:p>1926</text:p>
          </table:table-cell>
          <table:table-cell office:value-type="float" office:value="22781916.952074572" table:style-name="ce139">
            <text:p>2278191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251092.6449255804" table:formula="of:=[.CH30]-[.CI30]" table:style-name="ce27">
            <text:p>4251093</text:p>
          </table:table-cell>
          <table:table-cell office:value-type="float" office:value="59540.194718657978" table:formula="of:=[.CV29]/7" table:style-name="ce116">
            <text:p>5954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3590732677324171" table:formula="of:=[.B29]/[.CH29]" table:style-name="ce67">
            <text:p>5.3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4091.96734365448" table:formula="of:=([.B29]-[.B28])" table:style-name="ce138">
            <text:p>244092</text:p>
          </table:table-cell>
          <table:table-cell office:value-type="float" office:value="1.0830324909747162" table:formula="of:=([.B29]*100/[.B28])-100" table:style-name="ce67">
            <text:p>1.08</text:p>
          </table:table-cell>
          <table:table-cell office:value-type="float" office:value="-62505.788953169264" table:formula="of:=[.CI29]-([.CS29]/2)" table:style-name="ce27">
            <text:p>-62506</text:p>
          </table:table-cell>
          <table:table-cell office:value-type="float" office:value="416781.36303060583" table:style-name="ce116">
            <text:p>416781</text:p>
          </table:table-cell>
          <table:table-cell office:value-type="float" office:value="7" table:formula="of:=[.CV29]/[.CI29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7" table:style-name="ce80">
            <text:p>1927</text:p>
          </table:table-cell>
          <table:table-cell office:value-type="float" office:value="22995497.42350027" table:style-name="ce139">
            <text:p>2299549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312829.8539466923" table:formula="of:=[.CH31]-[.CI31]" table:style-name="ce27">
            <text:p>4312830</text:p>
          </table:table-cell>
          <table:table-cell office:value-type="float" office:value="61737.209021112118" table:formula="of:=[.CV30]/7" table:style-name="ce116">
            <text:p>6173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331881433360274" table:formula="of:=[.B30]/[.CH30]" table:style-name="ce67">
            <text:p>5.3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13580.47142569721" table:formula="of:=([.B30]-[.B29])" table:style-name="ce138">
            <text:p>213580</text:p>
          </table:table-cell>
          <table:table-cell office:value-type="float" office:value="0.9375" table:formula="of:=([.B30]*100/[.B29])-100" table:style-name="ce67">
            <text:p>0.94</text:p>
          </table:table-cell>
          <table:table-cell office:value-type="float" office:value="-45053.026691736486" table:formula="of:=[.CI30]-([.CS30]/2)" table:style-name="ce27">
            <text:p>-45053</text:p>
          </table:table-cell>
          <table:table-cell office:value-type="float" office:value="432160.46314778482" table:style-name="ce116">
            <text:p>432160</text:p>
          </table:table-cell>
          <table:table-cell office:value-type="float" office:value="7" table:formula="of:=[.CV30]/[.CI30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8" table:style-name="ce80">
            <text:p>1928</text:p>
          </table:table-cell>
          <table:table-cell office:value-type="float" office:value="23249759.889483243" table:style-name="ce139">
            <text:p>2324976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376831.4842804968" table:formula="of:=[.CH32]-[.CI32]" table:style-name="ce27">
            <text:p>4376831</text:p>
          </table:table-cell>
          <table:table-cell office:value-type="float" office:value="64001.630333804816" table:formula="of:=[.CV31]/7" table:style-name="ce116">
            <text:p>6400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3120070930273089" table:formula="of:=[.B31]/[.CH31]" table:style-name="ce67">
            <text:p>5.3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54262.46598297358" table:formula="of:=([.B31]-[.B30])" table:style-name="ce138">
            <text:p>254262</text:p>
          </table:table-cell>
          <table:table-cell office:value-type="float" office:value="1.10570544007075" table:formula="of:=([.B31]*100/[.B30])-100" table:style-name="ce67">
            <text:p>1.11</text:p>
          </table:table-cell>
          <table:table-cell office:value-type="float" office:value="-63129.602657681971" table:formula="of:=[.CI31]-([.CS31]/2)" table:style-name="ce27">
            <text:p>-63130</text:p>
          </table:table-cell>
          <table:table-cell office:value-type="float" office:value="448011.41233663372" table:style-name="ce116">
            <text:p>448011</text:p>
          </table:table-cell>
          <table:table-cell office:value-type="float" office:value="7" table:formula="of:=[.CV31]/[.CI31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29" table:style-name="ce80">
            <text:p>1929</text:p>
          </table:table-cell>
          <table:table-cell office:value-type="float" office:value="23514192.85410554" table:style-name="ce139">
            <text:p>2351419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443167.9829502832" table:formula="of:=[.CH33]-[.CI33]" table:style-name="ce27">
            <text:p>4443168</text:p>
          </table:table-cell>
          <table:table-cell office:value-type="float" office:value="66336.498669786743" table:formula="of:=[.CV32]/7" table:style-name="ce116">
            <text:p>6633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2922133361458039" table:formula="of:=[.B32]/[.CH32]" table:style-name="ce67">
            <text:p>5.2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64432.96462229639" table:formula="of:=([.B32]-[.B31])" table:style-name="ce138">
            <text:p>264433</text:p>
          </table:table-cell>
          <table:table-cell office:value-type="float" office:value="1.1373578302712275" table:formula="of:=([.B32]*100/[.B31])-100" table:style-name="ce67">
            <text:p>1.14</text:p>
          </table:table-cell>
          <table:table-cell office:value-type="float" office:value="-65879.983641361454" table:formula="of:=[.CI32]-([.CS32]/2)" table:style-name="ce27">
            <text:p>-65880</text:p>
          </table:table-cell>
          <table:table-cell office:value-type="float" office:value="464355.49068850715" table:style-name="ce116">
            <text:p>464355</text:p>
          </table:table-cell>
          <table:table-cell office:value-type="float" office:value="6.9999999999999991" table:formula="of:=[.CV32]/[.CI32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0" table:style-name="ce80">
            <text:p>1930</text:p>
          </table:table-cell>
          <table:table-cell office:value-type="float" office:value="23677794" table:style-name="ce140">
            <text:p>2367779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512077.8905666023" table:formula="of:=[.CH34]-[.CI34]" table:style-name="ce27">
            <text:p>4512078</text:p>
          </table:table-cell>
          <table:table-cell office:value-type="float" office:value="68909.907616319135" table:formula="of:=[.CV33]/7" table:style-name="ce116">
            <text:p>6891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2476474418810781" table:formula="of:=[.B33]/[.CH33]" table:style-name="ce67">
            <text:p>5.2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3601.14589446038" table:formula="of:=([.B33]-[.B32])" table:style-name="ce138">
            <text:p>163601</text:p>
          </table:table-cell>
          <table:table-cell office:value-type="float" office:value="0.6957548868869452" table:formula="of:=([.B33]*100/[.B32])-100" table:style-name="ce67">
            <text:p>0.70</text:p>
          </table:table-cell>
          <table:table-cell office:value-type="float" office:value="-12890.665330911055" table:formula="of:=[.CI33]-([.CS33]/2)" table:style-name="ce27">
            <text:p>-12891</text:p>
          </table:table-cell>
          <table:table-cell office:value-type="float" office:value="482369.35331423394" table:style-name="ce116">
            <text:p>482369</text:p>
          </table:table-cell>
          <table:table-cell office:value-type="float" office:value="7" table:formula="of:=[.CV33]/[.CI33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1" table:style-name="ce80">
            <text:p>1931</text:p>
          </table:table-cell>
          <table:table-cell office:value-type="float" office:value="23937584.333333332" table:style-name="ce139">
            <text:p>2393758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588265.716544996" table:formula="of:=[.CH35]-[.CI35]" table:style-name="ce27">
            <text:p>4588266</text:p>
          </table:table-cell>
          <table:table-cell office:value-type="float" office:value="76187.82597839323" table:formula="of:=[.CV34]/6.6" table:style-name="ce116">
            <text:p>7618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2171312238992433" table:formula="of:=[.B34]/[.CH34]" table:style-name="ce67">
            <text:p>5.2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59790.33333333209" table:formula="of:=([.B34]-[.B33])" table:style-name="ce138">
            <text:p>259790</text:p>
          </table:table-cell>
          <table:table-cell office:value-type="float" office:value="1.0971897691707682" table:formula="of:=([.B34]*100/[.B33])-100" table:style-name="ce67">
            <text:p>1.10</text:p>
          </table:table-cell>
          <table:table-cell office:value-type="float" office:value="-53707.340688272816" table:formula="of:=[.CI34]-([.CS34]/2)" table:style-name="ce27">
            <text:p>-53707</text:p>
          </table:table-cell>
          <table:table-cell office:value-type="float" office:value="502839.65145739529" table:style-name="ce116">
            <text:p>502840</text:p>
          </table:table-cell>
          <table:table-cell office:value-type="float" office:value="6.6" table:formula="of:=[.CV34]/[.CI34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2" table:style-name="ce80">
            <text:p>1932</text:p>
          </table:table-cell>
          <table:table-cell office:value-type="float" office:value="24102963.507096738" table:style-name="ce139">
            <text:p>2410296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667790.2356015621" table:formula="of:=[.CH36]-[.CI36]" table:style-name="ce27">
            <text:p>4667790</text:p>
          </table:table-cell>
          <table:table-cell office:value-type="float" office:value="79524.519056565812" table:formula="of:=[.CV35]/6.6" table:style-name="ce116">
            <text:p>7952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1636775198811957" table:formula="of:=[.B35]/[.CH35]" table:style-name="ce67">
            <text:p>5.1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5379.17376340553" table:formula="of:=([.B35]-[.B34])" table:style-name="ce138">
            <text:p>165379</text:p>
          </table:table-cell>
          <table:table-cell office:value-type="float" office:value="0.69087662088406887" table:formula="of:=([.B35]*100/[.B34])-100" table:style-name="ce67">
            <text:p>0.69</text:p>
          </table:table-cell>
          <table:table-cell office:value-type="float" office:value="-3165.0678251369536" table:formula="of:=[.CI35]-([.CS35]/2)" table:style-name="ce27">
            <text:p>-3165</text:p>
          </table:table-cell>
          <table:table-cell office:value-type="float" office:value="524861.82577333436" table:style-name="ce116">
            <text:p>524862</text:p>
          </table:table-cell>
          <table:table-cell office:value-type="float" office:value="6.6" table:formula="of:=[.CV35]/[.CI35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3" table:style-name="ce80">
            <text:p>1933</text:p>
          </table:table-cell>
          <table:table-cell office:value-type="float" office:value="24336236.368888892" table:style-name="ce139">
            <text:p>2433623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750777.0585460477" table:formula="of:=[.CH37]-[.CI37]" table:style-name="ce27">
            <text:p>4750777</text:p>
          </table:table-cell>
          <table:table-cell office:value-type="float" office:value="82986.822944485335" table:formula="of:=[.CV36]/6.6" table:style-name="ce116">
            <text:p>8298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1225801735131054" table:formula="of:=[.B36]/[.CH36]" table:style-name="ce67">
            <text:p>5.1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3272.86179215461" table:formula="of:=([.B36]-[.B35])" table:style-name="ce138">
            <text:p>233273</text:p>
          </table:table-cell>
          <table:table-cell office:value-type="float" office:value="0.96781817606566278" table:formula="of:=([.B36]*100/[.B35])-100" table:style-name="ce67">
            <text:p>0.97</text:p>
          </table:table-cell>
          <table:table-cell office:value-type="float" office:value="-33649.60795159197" table:formula="of:=[.CI36]-([.CS36]/2)" table:style-name="ce27">
            <text:p>-33650</text:p>
          </table:table-cell>
          <table:table-cell office:value-type="float" office:value="547713.03143360314" table:style-name="ce116">
            <text:p>547713</text:p>
          </table:table-cell>
          <table:table-cell office:value-type="float" office:value="6.5999999999999988" table:formula="of:=[.CV36]/[.CI36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4" table:style-name="ce80">
            <text:p>1934</text:p>
          </table:table-cell>
          <table:table-cell office:value-type="float" office:value="24526811.25743686" table:style-name="ce139">
            <text:p>2452681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837255.7774139093" table:formula="of:=[.CH38]-[.CI38]" table:style-name="ce27">
            <text:p>4837256</text:p>
          </table:table-cell>
          <table:table-cell office:value-type="float" office:value="86478.718867861346" table:formula="of:=[.CV37]/6.6" table:style-name="ce116">
            <text:p>8647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0703978425034553" table:formula="of:=[.B37]/[.CH37]" table:style-name="ce67">
            <text:p>5.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90574.88854796812" table:formula="of:=([.B37]-[.B36])" table:style-name="ce138">
            <text:p>190575</text:p>
          </table:table-cell>
          <table:table-cell office:value-type="float" office:value="0.78309104850575295" table:formula="of:=([.B37]*100/[.B36])-100" table:style-name="ce67">
            <text:p>0.78</text:p>
          </table:table-cell>
          <table:table-cell office:value-type="float" office:value="-8808.725406122714" table:formula="of:=[.CI37]-([.CS37]/2)" table:style-name="ce27">
            <text:p>-8809</text:p>
          </table:table-cell>
          <table:table-cell office:value-type="float" office:value="570759.54452788481" table:style-name="ce116">
            <text:p>570760</text:p>
          </table:table-cell>
          <table:table-cell office:value-type="float" office:value="6.5999999999999988" table:formula="of:=[.CV37]/[.CI37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5" table:style-name="ce80">
            <text:p>1935</text:p>
          </table:table-cell>
          <table:table-cell office:value-type="float" office:value="24698768.005191326" table:style-name="ce139">
            <text:p>2469876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927280.6804523673" table:formula="of:=[.CH39]-[.CI39]" table:style-name="ce27">
            <text:p>4927281</text:p>
          </table:table-cell>
          <table:table-cell office:value-type="float" office:value="90024.903038458331" table:formula="of:=[.CV38]/6.6" table:style-name="ce116">
            <text:p>9002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0126570023049233" table:formula="of:=[.B38]/[.CH38]" table:style-name="ce67">
            <text:p>5.0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1956.74775446579" table:formula="of:=([.B38]-[.B37])" table:style-name="ce138">
            <text:p>171957</text:p>
          </table:table-cell>
          <table:table-cell office:value-type="float" office:value="0.70109704009047391" table:formula="of:=([.B38]*100/[.B37])-100" table:style-name="ce67">
            <text:p>0.70</text:p>
          </table:table-cell>
          <table:table-cell office:value-type="float" office:value="4046.5291612254368" table:formula="of:=[.CI38]-([.CS38]/2)" table:style-name="ce27">
            <text:p>4047</text:p>
          </table:table-cell>
          <table:table-cell office:value-type="float" office:value="594164.36005382496" table:style-name="ce116">
            <text:p>594164</text:p>
          </table:table-cell>
          <table:table-cell office:value-type="float" office:value="6.6" table:formula="of:=[.CV38]/[.CI38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6" table:style-name="ce80">
            <text:p>1936</text:p>
          </table:table-cell>
          <table:table-cell office:value-type="float" office:value="24892371.789872933" table:style-name="ce139">
            <text:p>2489237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015478.9677994009" table:formula="of:=[.CH40]-[.CI40]" table:style-name="ce27">
            <text:p>5015479</text:p>
          </table:table-cell>
          <table:table-cell office:value-type="float" office:value="88198.287347033445" table:formula="of:=[.CV39]/6.6" table:style-name="ce116">
            <text:p>8819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9631095952526243" table:formula="of:=[.B39]/[.CH39]" table:style-name="ce67">
            <text:p>4.9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93603.78468160704" table:formula="of:=([.B39]-[.B38])" table:style-name="ce138">
            <text:p>193604</text:p>
          </table:table-cell>
          <table:table-cell office:value-type="float" office:value="0.78386008824777775" table:formula="of:=([.B39]*100/[.B38])-100" table:style-name="ce67">
            <text:p>0.78</text:p>
          </table:table-cell>
          <table:table-cell office:value-type="float" office:value="-8603.6049937700736" table:formula="of:=[.CI39]-([.CS39]/2)" table:style-name="ce27">
            <text:p>-8604</text:p>
          </table:table-cell>
          <table:table-cell office:value-type="float" office:value="582108.69649042073" table:style-name="ce116">
            <text:p>582109</text:p>
          </table:table-cell>
          <table:table-cell office:value-type="float" office:value="6.6" table:formula="of:=[.CV39]/[.CI39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7" table:style-name="ce80">
            <text:p>1937</text:p>
          </table:table-cell>
          <table:table-cell office:value-type="float" office:value="25029740.327585317" table:style-name="ce139">
            <text:p>2502974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101346.3927180152" table:formula="of:=[.CH41]-[.CI41]" table:style-name="ce27">
            <text:p>5101346</text:p>
          </table:table-cell>
          <table:table-cell office:value-type="float" office:value="85867.424918614619" table:formula="of:=[.CV40]/6.6" table:style-name="ce116">
            <text:p>8586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906496912915844" table:formula="of:=[.B40]/[.CH40]" table:style-name="ce67">
            <text:p>4.9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7368.53771238402" table:formula="of:=([.B40]-[.B39])" table:style-name="ce138">
            <text:p>137369</text:p>
          </table:table-cell>
          <table:table-cell office:value-type="float" office:value="0.55184993568298069" table:formula="of:=([.B40]*100/[.B39])-100" table:style-name="ce67">
            <text:p>0.55</text:p>
          </table:table-cell>
          <table:table-cell office:value-type="float" office:value="17183.156062422611" table:formula="of:=[.CI40]-([.CS40]/2)" table:style-name="ce27">
            <text:p>17183</text:p>
          </table:table-cell>
          <table:table-cell office:value-type="float" office:value="566725.00446285645" table:style-name="ce116">
            <text:p>566725</text:p>
          </table:table-cell>
          <table:table-cell office:value-type="float" office:value="6.6" table:formula="of:=[.CV40]/[.CI40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8" table:style-name="ce80">
            <text:p>1938</text:p>
          </table:table-cell>
          <table:table-cell office:value-type="float" office:value="25126743.201125175" table:style-name="ce139">
            <text:p>2512674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184631.8823053045" table:formula="of:=[.CH42]-[.CI42]" table:style-name="ce27">
            <text:p>5184632</text:p>
          </table:table-cell>
          <table:table-cell office:value-type="float" office:value="83285.489587288932" table:formula="of:=[.CV41]/6.6" table:style-name="ce116">
            <text:p>8328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8463890535566376" table:formula="of:=[.B41]/[.CH41]" table:style-name="ce67">
            <text:p>4.8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7002.873539857566" table:formula="of:=([.B41]-[.B40])" table:style-name="ce138">
            <text:p>97003</text:p>
          </table:table-cell>
          <table:table-cell office:value-type="float" office:value="0.38755045905510599" table:formula="of:=([.B41]*100/[.B40])-100" table:style-name="ce67">
            <text:p>0.39</text:p>
          </table:table-cell>
          <table:table-cell office:value-type="float" office:value="34784.052817360149" table:formula="of:=[.CI41]-([.CS41]/2)" table:style-name="ce27">
            <text:p>34784</text:p>
          </table:table-cell>
          <table:table-cell office:value-type="float" office:value="549684.2312761069" table:style-name="ce116">
            <text:p>549684</text:p>
          </table:table-cell>
          <table:table-cell office:value-type="float" office:value="6.6" table:formula="of:=[.CV41]/[.CI41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39" table:style-name="ce80">
            <text:p>1939</text:p>
          </table:table-cell>
          <table:table-cell office:value-type="float" office:value="25222013.936542656" table:style-name="ce139">
            <text:p>2522201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264581.6707897549" table:formula="of:=[.CH43]-[.CI43]" table:style-name="ce27">
            <text:p>5264582</text:p>
          </table:table-cell>
          <table:table-cell office:value-type="float" office:value="79949.788484450168" table:formula="of:=[.CV42]/6.6" table:style-name="ce116">
            <text:p>7995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790886629508595" table:formula="of:=[.B42]/[.CH42]" table:style-name="ce67">
            <text:p>4.7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5270.735417481512" table:formula="of:=([.B42]-[.B41])" table:style-name="ce138">
            <text:p>95271</text:p>
          </table:table-cell>
          <table:table-cell office:value-type="float" office:value="0.37916070003538493" table:formula="of:=([.B42]*100/[.B41])-100" table:style-name="ce67">
            <text:p>0.38</text:p>
          </table:table-cell>
          <table:table-cell office:value-type="float" office:value="32314.420775709412" table:formula="of:=[.CI42]-([.CS42]/2)" table:style-name="ce27">
            <text:p>32314</text:p>
          </table:table-cell>
          <table:table-cell office:value-type="float" office:value="527668.60399737104" table:style-name="ce116">
            <text:p>527669</text:p>
          </table:table-cell>
          <table:table-cell office:value-type="float" office:value="6.5999999999999988" table:formula="of:=[.CV42]/[.CI42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0" table:style-name="ce80">
            <text:p>1940</text:p>
          </table:table-cell>
          <table:table-cell office:value-type="float" office:value="25415907" table:style-name="ce140">
            <text:p>2541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341217.8023233507" table:formula="of:=[.CH44]-[.CI44]" table:style-name="ce27">
            <text:p>5341218</text:p>
          </table:table-cell>
          <table:table-cell office:value-type="float" office:value="76636.131533595762" table:formula="of:=[.CV43]/6.6" table:style-name="ce116">
            <text:p>7663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7584479683536696" table:formula="of:=[.B43]/[.CH43]" table:style-name="ce67">
            <text:p>4.7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93893.06345734373" table:formula="of:=([.B43]-[.B42])" table:style-name="ce138">
            <text:p>193893</text:p>
          </table:table-cell>
          <table:table-cell office:value-type="float" office:value="0.7687453664293713" table:formula="of:=([.B43]*100/[.B42])-100" table:style-name="ce67">
            <text:p>0.77</text:p>
          </table:table-cell>
          <table:table-cell office:value-type="float" office:value="-20310.400195076101" table:formula="of:=[.CI43]-([.CS43]/2)" table:style-name="ce27">
            <text:p>-20310</text:p>
          </table:table-cell>
          <table:table-cell office:value-type="float" office:value="505798.468121732" table:style-name="ce116">
            <text:p>505798</text:p>
          </table:table-cell>
          <table:table-cell office:value-type="float" office:value="6.6" table:formula="of:=[.CV43]/[.CI43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1" table:style-name="ce80">
            <text:p>1941</text:p>
          </table:table-cell>
          <table:table-cell office:value-type="float" office:value="25615907" table:style-name="ce139">
            <text:p>2561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420166.5949499486" table:formula="of:=[.CH45]-[.CI45]" table:style-name="ce27">
            <text:p>5420167</text:p>
          </table:table-cell>
          <table:table-cell office:value-type="float" office:value="78948.792626597555" table:formula="of:=[.CV44]/6.6" table:style-name="ce116">
            <text:p>7894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72603683876926" table:formula="of:=[.B44]/[.CH44]" table:style-name="ce67">
            <text:p>4.7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00000" table:formula="of:=([.B44]-[.B43])" table:style-name="ce138">
            <text:p>200000</text:p>
          </table:table-cell>
          <table:table-cell office:value-type="float" office:value="0.78690876544362709" table:formula="of:=([.B44]*100/[.B43])-100" table:style-name="ce67">
            <text:p>0.79</text:p>
          </table:table-cell>
          <table:table-cell office:value-type="float" office:value="-21051.207373402445" table:formula="of:=[.CI44]-([.CS44]/2)" table:style-name="ce27">
            <text:p>-21051</text:p>
          </table:table-cell>
          <table:table-cell office:value-type="float" office:value="521062.03133554384" table:style-name="ce116">
            <text:p>521062</text:p>
          </table:table-cell>
          <table:table-cell office:value-type="float" office:value="6.6" table:formula="of:=[.CV44]/[.CI44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2" table:style-name="ce80">
            <text:p>1942</text:p>
          </table:table-cell>
          <table:table-cell office:value-type="float" office:value="25865907" table:style-name="ce139">
            <text:p>2586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501603.7623223308" table:formula="of:=[.CH46]-[.CI46]" table:style-name="ce27">
            <text:p>5501604</text:p>
          </table:table-cell>
          <table:table-cell office:value-type="float" office:value="81437.167372382275" table:formula="of:=[.CV45]/6.6" table:style-name="ce116">
            <text:p>8143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7015212504292592" table:formula="of:=[.B45]/[.CH45]" table:style-name="ce67">
            <text:p>4.7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50000" table:formula="of:=([.B45]-[.B44])" table:style-name="ce138">
            <text:p>250000</text:p>
          </table:table-cell>
          <table:table-cell office:value-type="float" office:value="0.97595607291984265" table:formula="of:=([.B45]*100/[.B44])-100" table:style-name="ce67">
            <text:p>0.98</text:p>
          </table:table-cell>
          <table:table-cell office:value-type="float" office:value="-43562.832627617725" table:formula="of:=[.CI45]-([.CS45]/2)" table:style-name="ce27">
            <text:p>-43563</text:p>
          </table:table-cell>
          <table:table-cell office:value-type="float" office:value="537485.30465772294" table:style-name="ce116">
            <text:p>537485</text:p>
          </table:table-cell>
          <table:table-cell office:value-type="float" office:value="6.5999999999999988" table:formula="of:=[.CV45]/[.CI45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3" table:style-name="ce80">
            <text:p>1943</text:p>
          </table:table-cell>
          <table:table-cell office:value-type="float" office:value="26045907" table:style-name="ce139">
            <text:p>2604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586226.995415193" table:formula="of:=[.CH47]-[.CI47]" table:style-name="ce27">
            <text:p>5586227</text:p>
          </table:table-cell>
          <table:table-cell office:value-type="float" office:value="84623.233092862021" table:formula="of:=[.CV46]/6.6" table:style-name="ce116">
            <text:p>8462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6625221319106371" table:formula="of:=[.B46]/[.CH46]" table:style-name="ce67">
            <text:p>4.6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80000" table:formula="of:=([.B46]-[.B45])" table:style-name="ce138">
            <text:p>180000</text:p>
          </table:table-cell>
          <table:table-cell office:value-type="float" office:value="0.69589672614225151" table:formula="of:=([.B46]*100/[.B45])-100" table:style-name="ce67">
            <text:p>0.70</text:p>
          </table:table-cell>
          <table:table-cell office:value-type="float" office:value="-5376.7669071379787" table:formula="of:=[.CI46]-([.CS46]/2)" table:style-name="ce27">
            <text:p>-5377</text:p>
          </table:table-cell>
          <table:table-cell office:value-type="float" office:value="558513.33841288928" table:style-name="ce116">
            <text:p>558513</text:p>
          </table:table-cell>
          <table:table-cell office:value-type="float" office:value="6.6" table:formula="of:=[.CV46]/[.CI46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4" table:style-name="ce80">
            <text:p>1944</text:p>
          </table:table-cell>
          <table:table-cell office:value-type="float" office:value="26275907" table:style-name="ce139">
            <text:p>2627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674429.2737231757" table:formula="of:=[.CH48]-[.CI48]" table:style-name="ce27">
            <text:p>5674429</text:p>
          </table:table-cell>
          <table:table-cell office:value-type="float" office:value="88202.278307982793" table:formula="of:=[.CV47]/6.6" table:style-name="ce116">
            <text:p>8820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6305814615889167" table:formula="of:=[.B47]/[.CH47]" table:style-name="ce67">
            <text:p>4.6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0000" table:formula="of:=([.B47]-[.B46])" table:style-name="ce138">
            <text:p>230000</text:p>
          </table:table-cell>
          <table:table-cell office:value-type="float" office:value="0.88305621301650206" table:formula="of:=([.B47]*100/[.B46])-100" table:style-name="ce67">
            <text:p>0.88</text:p>
          </table:table-cell>
          <table:table-cell office:value-type="float" office:value="-26797.721692017207" table:formula="of:=[.CI47]-([.CS47]/2)" table:style-name="ce27">
            <text:p>-26798</text:p>
          </table:table-cell>
          <table:table-cell office:value-type="float" office:value="582135.0368326864" table:style-name="ce116">
            <text:p>582135</text:p>
          </table:table-cell>
          <table:table-cell office:value-type="float" office:value="6.6" table:formula="of:=[.CV47]/[.CI47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5" table:style-name="ce80">
            <text:p>1945</text:p>
          </table:table-cell>
          <table:table-cell office:value-type="float" office:value="26515907" table:style-name="ce139">
            <text:p>2651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766398.5190788088" table:formula="of:=[.CH49]-[.CI49]" table:style-name="ce27">
            <text:p>5766399</text:p>
          </table:table-cell>
          <table:table-cell office:value-type="float" office:value="91969.245355633291" table:formula="of:=[.CV48]/6.6" table:style-name="ce116">
            <text:p>9196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5983479831074803" table:formula="of:=[.B48]/[.CH48]" table:style-name="ce67">
            <text:p>4.6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0000" table:formula="of:=([.B48]-[.B47])" table:style-name="ce138">
            <text:p>240000</text:p>
          </table:table-cell>
          <table:table-cell office:value-type="float" office:value="0.91338426490852953" table:formula="of:=([.B48]*100/[.B47])-100" table:style-name="ce67">
            <text:p>0.91</text:p>
          </table:table-cell>
          <table:table-cell office:value-type="float" office:value="-28030.754644366709" table:formula="of:=[.CI48]-([.CS48]/2)" table:style-name="ce27">
            <text:p>-28031</text:p>
          </table:table-cell>
          <table:table-cell office:value-type="float" office:value="606997.01934717968" table:style-name="ce116">
            <text:p>606997</text:p>
          </table:table-cell>
          <table:table-cell office:value-type="float" office:value="6.6" table:formula="of:=[.CV48]/[.CI48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6" table:style-name="ce80">
            <text:p>1946</text:p>
          </table:table-cell>
          <table:table-cell office:value-type="float" office:value="26795907" table:style-name="ce139">
            <text:p>2679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862316.6266097231" table:formula="of:=[.CH50]-[.CI50]" table:style-name="ce27">
            <text:p>5862317</text:p>
          </table:table-cell>
          <table:table-cell office:value-type="float" office:value="95918.107530914247" table:formula="of:=[.CV49]/6.6" table:style-name="ce116">
            <text:p>9591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5708733776627355" table:formula="of:=[.B49]/[.CH49]" table:style-name="ce67">
            <text:p>4.5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80000" table:formula="of:=([.B49]-[.B48])" table:style-name="ce138">
            <text:p>280000</text:p>
          </table:table-cell>
          <table:table-cell office:value-type="float" office:value="1.0559699127018405" table:formula="of:=([.B49]*100/[.B48])-100" table:style-name="ce67">
            <text:p>1.06</text:p>
          </table:table-cell>
          <table:table-cell office:value-type="float" office:value="-44081.892469085753" table:formula="of:=[.CI49]-([.CS49]/2)" table:style-name="ce27">
            <text:p>-44082</text:p>
          </table:table-cell>
          <table:table-cell office:value-type="float" office:value="633059.50970403396" table:style-name="ce116">
            <text:p>633060</text:p>
          </table:table-cell>
          <table:table-cell office:value-type="float" office:value="6.6" table:formula="of:=[.CV49]/[.CI49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7" table:style-name="ce80">
            <text:p>1947</text:p>
          </table:table-cell>
          <table:table-cell office:value-type="float" office:value="27025907" table:style-name="ce139">
            <text:p>2702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962405.7965527633" table:formula="of:=[.CH51]-[.CI51]" table:style-name="ce27">
            <text:p>5962406</text:p>
          </table:table-cell>
          <table:table-cell office:value-type="float" office:value="100089.16994303996" table:formula="of:=[.CV50]/6.6" table:style-name="ce116">
            <text:p>10008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5327184901814892" table:formula="of:=[.B50]/[.CH50]" table:style-name="ce67">
            <text:p>4.5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0000" table:formula="of:=([.B50]-[.B49])" table:style-name="ce138">
            <text:p>230000</text:p>
          </table:table-cell>
          <table:table-cell office:value-type="float" office:value="0.8583400442463045" table:formula="of:=([.B50]*100/[.B49])-100" table:style-name="ce67">
            <text:p>0.86</text:p>
          </table:table-cell>
          <table:table-cell office:value-type="float" office:value="-14910.83005696004" table:formula="of:=[.CI50]-([.CS50]/2)" table:style-name="ce27">
            <text:p>-14911</text:p>
          </table:table-cell>
          <table:table-cell office:value-type="float" office:value="660588.52162406372" table:style-name="ce116">
            <text:p>660589</text:p>
          </table:table-cell>
          <table:table-cell office:value-type="float" office:value="6.6" table:formula="of:=[.CV50]/[.CI50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8" table:style-name="ce80">
            <text:p>1948</text:p>
          </table:table-cell>
          <table:table-cell office:value-type="float" office:value="27295907" table:style-name="ce139">
            <text:p>2729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067338.1292866357" table:formula="of:=[.CH52]-[.CI52]" table:style-name="ce27">
            <text:p>6067338</text:p>
          </table:table-cell>
          <table:table-cell office:value-type="float" office:value="104932.33273387208" table:formula="of:=[.CV51]/6.6" table:style-name="ce116">
            <text:p>10493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4988273965224517" table:formula="of:=[.B51]/[.CH51]" table:style-name="ce67">
            <text:p>4.5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70000" table:formula="of:=([.B51]-[.B50])" table:style-name="ce138">
            <text:p>270000</text:p>
          </table:table-cell>
          <table:table-cell office:value-type="float" office:value="0.99904140127470953" table:formula="of:=([.B51]*100/[.B50])-100" table:style-name="ce67">
            <text:p>1.00</text:p>
          </table:table-cell>
          <table:table-cell office:value-type="float" office:value="-30067.667266127915" table:formula="of:=[.CI51]-([.CS51]/2)" table:style-name="ce27">
            <text:p>-30068</text:p>
          </table:table-cell>
          <table:table-cell office:value-type="float" office:value="692553.39604355569" table:style-name="ce116">
            <text:p>692553</text:p>
          </table:table-cell>
          <table:table-cell office:value-type="float" office:value="6.6" table:formula="of:=[.CV51]/[.CI51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49" table:style-name="ce80">
            <text:p>1949</text:p>
          </table:table-cell>
          <table:table-cell office:value-type="float" office:value="27675907" table:style-name="ce139">
            <text:p>276759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177522.9037470398" table:formula="of:=[.CH53]-[.CI53]" table:style-name="ce27">
            <text:p>6177523</text:p>
          </table:table-cell>
          <table:table-cell office:value-type="float" office:value="110184.77446040392" table:formula="of:=[.CV52]/6.6" table:style-name="ce116">
            <text:p>11018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480097837146487" table:formula="of:=[.B52]/[.CH52]" table:style-name="ce67">
            <text:p>4.4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80000" table:formula="of:=([.B52]-[.B51])" table:style-name="ce138">
            <text:p>380000</text:p>
          </table:table-cell>
          <table:table-cell office:value-type="float" office:value="1.3921501124692384" table:formula="of:=([.B52]*100/[.B51])-100" table:style-name="ce67">
            <text:p>1.39</text:p>
          </table:table-cell>
          <table:table-cell office:value-type="float" office:value="-79815.225539596082" table:formula="of:=[.CI52]-([.CS52]/2)" table:style-name="ce27">
            <text:p>-79815</text:p>
          </table:table-cell>
          <table:table-cell office:value-type="float" office:value="727219.5114386658" table:style-name="ce116">
            <text:p>727220</text:p>
          </table:table-cell>
          <table:table-cell office:value-type="float" office:value="6.6" table:formula="of:=[.CV52]/[.CI52]" table:style-name="ce141">
            <text:p>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0" table:style-name="ce80">
            <text:p>1950</text:p>
          </table:table-cell>
          <table:table-cell office:value-type="float" office:value="27976755" table:style-name="ce140">
            <text:p>2797675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287490" table:style-name="ce30">
            <text:p>6287490</text:p>
          </table:table-cell>
          <table:table-cell office:value-type="float" office:value="109967.0962529604" table:formula="of:=[.CV53]/6.9" table:style-name="ce116">
            <text:p>10996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449590377082111" table:formula="of:=[.B53]/[.CH53]" table:style-name="ce67">
            <text:p>4.4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00848" table:formula="of:=([.B53]-[.B52])" table:style-name="ce138">
            <text:p>300848</text:p>
          </table:table-cell>
          <table:table-cell office:value-type="float" office:value="1.0870393515919829" table:formula="of:=([.B53]*100/[.B52])-100" table:style-name="ce67">
            <text:p>1.09</text:p>
          </table:table-cell>
          <table:table-cell office:value-type="float" office:value="-40456.9037470396" table:formula="of:=[.CI53]-([.CS53]/2)" table:style-name="ce27">
            <text:p>-40457</text:p>
          </table:table-cell>
          <table:table-cell office:value-type="float" office:value="758772.96414542675" table:style-name="ce116">
            <text:p>758773</text:p>
          </table:table-cell>
          <table:table-cell office:value-type="float" office:value="6.9" table:formula="of:=[.CV53]/[.CI53]" table:style-name="ce141">
            <text:p>6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1" table:style-name="ce80">
            <text:p>1951</text:p>
          </table:table-cell>
          <table:table-cell office:value-type="float" office:value="28208795.882523399" table:style-name="ce139">
            <text:p>2820879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396042.1601492334" table:formula="of:=[.CH55]-[.CI55]" table:style-name="ce27">
            <text:p>6396042</text:p>
          </table:table-cell>
          <table:table-cell office:value-type="float" office:value="108552.56376054278" table:formula="of:=[.CV54]/7.0342" table:style-name="ce116">
            <text:p>10855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41035177320739" table:formula="of:=[.B54]/[.CH54]" table:style-name="ce67">
            <text:p>4.4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2040.88252339885" table:formula="of:=([.B54]-[.B53])" table:style-name="ce138">
            <text:p>232041</text:p>
          </table:table-cell>
          <table:table-cell office:value-type="float" office:value="0.82940599266568427" table:formula="of:=([.B54]*100/[.B53])-100" table:style-name="ce67">
            <text:p>0.83</text:p>
          </table:table-cell>
          <table:table-cell office:value-type="float" office:value="-7467.8775011566468" table:formula="of:=[.CI54]-([.CS54]/2)" table:style-name="ce27">
            <text:p>-7468</text:p>
          </table:table-cell>
          <table:table-cell office:value-type="float" office:value="763580.44400441006" table:style-name="ce116">
            <text:p>763580</text:p>
          </table:table-cell>
          <table:table-cell office:value-type="float" office:value="7.0342000000000002" table:formula="of:=[.CV54]/[.CI54]" table:style-name="ce141">
            <text:p>7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2" table:style-name="ce80">
            <text:p>1952</text:p>
          </table:table-cell>
          <table:table-cell office:value-type="float" office:value="28477792.387856804" table:style-name="ce139">
            <text:p>2847779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507419.9970963895" table:formula="of:=[.CH56]-[.CI56]" table:style-name="ce27">
            <text:p>6507420</text:p>
          </table:table-cell>
          <table:table-cell office:value-type="float" office:value="111377.83694715572" table:formula="of:=[.CV55]/6.9" table:style-name="ce116">
            <text:p>11137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3762032265573136" table:formula="of:=[.B55]/[.CH55]" table:style-name="ce67">
            <text:p>4.3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68996.50533340499" table:formula="of:=([.B55]-[.B54])" table:style-name="ce138">
            <text:p>268997</text:p>
          </table:table-cell>
          <table:table-cell office:value-type="float" office:value="0.95359088155925065" table:formula="of:=([.B55]*100/[.B54])-100" table:style-name="ce67">
            <text:p>0.95</text:p>
          </table:table-cell>
          <table:table-cell office:value-type="float" office:value="-23120.415719546771" table:formula="of:=[.CI55]-([.CS55]/2)" table:style-name="ce27">
            <text:p>-23120</text:p>
          </table:table-cell>
          <table:table-cell office:value-type="float" office:value="768507.07493537455" table:style-name="ce116">
            <text:p>768507</text:p>
          </table:table-cell>
          <table:table-cell office:value-type="float" office:value="6.9" table:formula="of:=[.CV55]/[.CI55]" table:style-name="ce141">
            <text:p>6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3" table:style-name="ce80">
            <text:p>1953</text:p>
          </table:table-cell>
          <table:table-cell office:value-type="float" office:value="28757459.79788081" table:style-name="ce139">
            <text:p>2875746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619718.8069776343" table:formula="of:=[.CH57]-[.CI57]" table:style-name="ce27">
            <text:p>6619719</text:p>
          </table:table-cell>
          <table:table-cell office:value-type="float" office:value="112298.80988124518" table:formula="of:=[.CV56]/6.9" table:style-name="ce116">
            <text:p>11229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3442116857846722" table:formula="of:=[.B56]/[.CH56]" table:style-name="ce67">
            <text:p>4.3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79667.41002400592" table:formula="of:=([.B56]-[.B55])" table:style-name="ce138">
            <text:p>279667</text:p>
          </table:table-cell>
          <table:table-cell office:value-type="float" office:value="0.98205438896050623" table:formula="of:=([.B56]*100/[.B55])-100" table:style-name="ce67">
            <text:p>0.98</text:p>
          </table:table-cell>
          <table:table-cell office:value-type="float" office:value="-27534.895130757781" table:formula="of:=[.CI56]-([.CS56]/2)" table:style-name="ce27">
            <text:p>-27535</text:p>
          </table:table-cell>
          <table:table-cell office:value-type="float" office:value="774861.78818059177" table:style-name="ce116">
            <text:p>774862</text:p>
          </table:table-cell>
          <table:table-cell office:value-type="float" office:value="6.9" table:formula="of:=[.CV56]/[.CI56]" table:style-name="ce141">
            <text:p>6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4" table:style-name="ce80">
            <text:p>1954</text:p>
          </table:table-cell>
          <table:table-cell office:value-type="float" office:value="29030917.662459984" table:style-name="ce139">
            <text:p>2903091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736319.4702859689" table:formula="of:=[.CH58]-[.CI58]" table:style-name="ce27">
            <text:p>6736319</text:p>
          </table:table-cell>
          <table:table-cell office:value-type="float" office:value="116600.66330833425" table:formula="of:=[.CV57]/6.7" table:style-name="ce116">
            <text:p>11660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309611174249663" table:formula="of:=[.B57]/[.CH57]" table:style-name="ce67">
            <text:p>4.3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73457.86457917467" table:formula="of:=([.B57]-[.B56])" table:style-name="ce138">
            <text:p>273458</text:p>
          </table:table-cell>
          <table:table-cell office:value-type="float" office:value="0.95091105577873236" table:formula="of:=([.B57]*100/[.B56])-100" table:style-name="ce67">
            <text:p>0.95</text:p>
          </table:table-cell>
          <table:table-cell office:value-type="float" office:value="-20128.268981253088" table:formula="of:=[.CI57]-([.CS57]/2)" table:style-name="ce27">
            <text:p>-20128</text:p>
          </table:table-cell>
          <table:table-cell office:value-type="float" office:value="781224.44416583946" table:style-name="ce116">
            <text:p>781224</text:p>
          </table:table-cell>
          <table:table-cell office:value-type="float" office:value="6.7" table:formula="of:=[.CV57]/[.CI57]" table:style-name="ce141">
            <text:p>6.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5" table:style-name="ce80">
            <text:p>1955</text:p>
          </table:table-cell>
          <table:table-cell office:value-type="float" office:value="29327447.321320299" table:style-name="ce139">
            <text:p>2932744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861073.8568600956" table:formula="of:=[.CH59]-[.CI59]" table:style-name="ce27">
            <text:p>6861074</text:p>
          </table:table-cell>
          <table:table-cell office:value-type="float" office:value="124754.38657412678" table:formula="of:=[.CV58]/6.5" table:style-name="ce116">
            <text:p>12475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2744689728120377" table:formula="of:=[.B58]/[.CH58]" table:style-name="ce67">
            <text:p>4.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96529.65886031464" table:formula="of:=([.B58]-[.B57])" table:style-name="ce138">
            <text:p>296530</text:p>
          </table:table-cell>
          <table:table-cell office:value-type="float" office:value="1.0214270947547703" table:formula="of:=([.B58]*100/[.B57])-100" table:style-name="ce67">
            <text:p>1.02</text:p>
          </table:table-cell>
          <table:table-cell office:value-type="float" office:value="-23510.442856030539" table:formula="of:=[.CI58]-([.CS58]/2)" table:style-name="ce27">
            <text:p>-23510</text:p>
          </table:table-cell>
          <table:table-cell office:value-type="float" office:value="810903.51273182407" table:style-name="ce116">
            <text:p>810904</text:p>
          </table:table-cell>
          <table:table-cell office:value-type="float" office:value="6.5" table:formula="of:=[.CV58]/[.CI58]" table:style-name="ce141">
            <text:p>6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6" table:style-name="ce80">
            <text:p>1956</text:p>
          </table:table-cell>
          <table:table-cell office:value-type="float" office:value="29587064.981538087" table:style-name="ce139">
            <text:p>2958706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002031.9142811466" table:formula="of:=[.CH60]-[.CI60]" table:style-name="ce27">
            <text:p>7002032</text:p>
          </table:table-cell>
          <table:table-cell office:value-type="float" office:value="140958.05742105137" table:formula="of:=[.CV59]/6" table:style-name="ce116">
            <text:p>14095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2254970191142869" table:formula="of:=[.B59]/[.CH59]" table:style-name="ce67">
            <text:p>4.2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59617.66021778807" table:formula="of:=([.B59]-[.B58])" table:style-name="ce138">
            <text:p>259618</text:p>
          </table:table-cell>
          <table:table-cell office:value-type="float" office:value="0.88523783666998668" table:formula="of:=([.B59]*100/[.B58])-100" table:style-name="ce67">
            <text:p>0.89</text:p>
          </table:table-cell>
          <table:table-cell office:value-type="float" office:value="11149.227312157338" table:formula="of:=[.CI59]-([.CS59]/2)" table:style-name="ce27">
            <text:p>11149</text:p>
          </table:table-cell>
          <table:table-cell office:value-type="float" office:value="845748.34452630824" table:style-name="ce116">
            <text:p>845748</text:p>
          </table:table-cell>
          <table:table-cell office:value-type="float" office:value="6" table:formula="of:=[.CV59]/[.CI59]" table:style-name="ce141">
            <text:p>6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7" table:style-name="ce80">
            <text:p>1957</text:p>
          </table:table-cell>
          <table:table-cell office:value-type="float" office:value="29869786.956429664" table:style-name="ce139">
            <text:p>2986978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155886.0231037047" table:formula="of:=[.CH61]-[.CI61]" table:style-name="ce27">
            <text:p>7155886</text:p>
          </table:table-cell>
          <table:table-cell office:value-type="float" office:value="153854.10882255816" table:formula="of:=[.CV60]/5.7" table:style-name="ce116">
            <text:p>15385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17415633228243" table:formula="of:=[.B60]/[.CH60]" table:style-name="ce67">
            <text:p>4.1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82721.97489157692" table:formula="of:=([.B60]-[.B59])" table:style-name="ce138">
            <text:p>282722</text:p>
          </table:table-cell>
          <table:table-cell office:value-type="float" office:value="0.95555938065498935" table:formula="of:=([.B60]*100/[.B59])-100" table:style-name="ce67">
            <text:p>0.96</text:p>
          </table:table-cell>
          <table:table-cell office:value-type="float" office:value="12493.121376769705" table:formula="of:=[.CI60]-([.CS60]/2)" table:style-name="ce27">
            <text:p>12493</text:p>
          </table:table-cell>
          <table:table-cell office:value-type="float" office:value="876968.42028858163" table:style-name="ce116">
            <text:p>876968</text:p>
          </table:table-cell>
          <table:table-cell office:value-type="float" office:value="5.7000000000000011" table:formula="of:=[.CV60]/[.CI60]" table:style-name="ce141">
            <text:p>5.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8" table:style-name="ce80">
            <text:p>1958</text:p>
          </table:table-cell>
          <table:table-cell office:value-type="float" office:value="30105420.924883801" table:style-name="ce139">
            <text:p>3010542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322429.5824193852" table:formula="of:=[.CH62]-[.CI62]" table:style-name="ce27">
            <text:p>7322430</text:p>
          </table:table-cell>
          <table:table-cell office:value-type="float" office:value="166543.55931568099" table:formula="of:=[.CV61]/5.5" table:style-name="ce116">
            <text:p>16654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1113978067013033" table:formula="of:=[.B61]/[.CH61]" table:style-name="ce67">
            <text:p>4.1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5633.96845413744" table:formula="of:=([.B61]-[.B60])" table:style-name="ce138">
            <text:p>235634</text:p>
          </table:table-cell>
          <table:table-cell office:value-type="float" office:value="0.78887060292009892" table:formula="of:=([.B61]*100/[.B60])-100" table:style-name="ce67">
            <text:p>0.79</text:p>
          </table:table-cell>
          <table:table-cell office:value-type="float" office:value="48726.57508861227" table:formula="of:=[.CI61]-([.CS61]/2)" table:style-name="ce27">
            <text:p>48727</text:p>
          </table:table-cell>
          <table:table-cell office:value-type="float" office:value="915989.57623624546" table:style-name="ce116">
            <text:p>915990</text:p>
          </table:table-cell>
          <table:table-cell office:value-type="float" office:value="5.5" table:formula="of:=[.CV61]/[.CI61]" table:style-name="ce141">
            <text:p>5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59" table:style-name="ce80">
            <text:p>1959</text:p>
          </table:table-cell>
          <table:table-cell office:value-type="float" office:value="30309290.9524698" table:style-name="ce139">
            <text:p>3030929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509441.0352119813" table:formula="of:=[.CH63]-[.CI63]" table:style-name="ce27">
            <text:p>7509441</text:p>
          </table:table-cell>
          <table:table-cell office:value-type="float" office:value="187011.45279259572" table:formula="of:=[.CV62]/4.9" table:style-name="ce116">
            <text:p>18701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0361580589485522" table:formula="of:=[.B62]/[.CH62]" table:style-name="ce67">
            <text:p>4.0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03870.02758599818" table:formula="of:=([.B62]-[.B61])" table:style-name="ce138">
            <text:p>203870</text:p>
          </table:table-cell>
          <table:table-cell office:value-type="float" office:value="0.67718710226532153" table:formula="of:=([.B62]*100/[.B61])-100" table:style-name="ce67">
            <text:p>0.68</text:p>
          </table:table-cell>
          <table:table-cell office:value-type="float" office:value="85076.438999596634" table:formula="of:=[.CI62]-([.CS62]/2)" table:style-name="ce27">
            <text:p>85076</text:p>
          </table:table-cell>
          <table:table-cell office:value-type="float" office:value="916356.11868371908" table:style-name="ce116">
            <text:p>916356</text:p>
          </table:table-cell>
          <table:table-cell office:value-type="float" office:value="4.9000000000000004" table:formula="of:=[.CV62]/[.CI62]" table:style-name="ce141">
            <text:p>4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0" table:style-name="ce80">
            <text:p>1960</text:p>
          </table:table-cell>
          <table:table-cell office:value-type="float" office:value="30528539" table:style-name="ce140">
            <text:p>3052853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710522" table:style-name="ce30">
            <text:p>7710522</text:p>
          </table:table-cell>
          <table:table-cell office:value-type="float" office:value="201080.96478801861" table:formula="of:=[.CV63]/4.5" table:style-name="ce116">
            <text:p>20108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9593349192181799" table:formula="of:=[.B63]/[.CH63]" table:style-name="ce67">
            <text:p>3.9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19248.04753020033" table:formula="of:=([.B63]-[.B62])" table:style-name="ce138">
            <text:p>219248</text:p>
          </table:table-cell>
          <table:table-cell office:value-type="float" office:value="0.72336910775649699" table:formula="of:=([.B63]*100/[.B62])-100" table:style-name="ce67">
            <text:p>0.72</text:p>
          </table:table-cell>
          <table:table-cell office:value-type="float" office:value="91456.941022918443" table:formula="of:=[.CI63]-([.CS63]/2)" table:style-name="ce27">
            <text:p>91457</text:p>
          </table:table-cell>
          <table:table-cell office:value-type="float" office:value="904864.3415460838" table:style-name="ce116">
            <text:p>904864</text:p>
          </table:table-cell>
          <table:table-cell office:value-type="float" office:value="4.5" table:formula="of:=[.CV63]/[.CI63]" table:style-name="ce141">
            <text:p>4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1" table:style-name="ce80">
            <text:p>1961</text:p>
          </table:table-cell>
          <table:table-cell office:value-type="float" office:value="30762645.152486" table:style-name="ce139">
            <text:p>3076264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958608.1385434736" table:formula="of:=[.CH65]-[.CI65]" table:style-name="ce27">
            <text:p>7958608</text:p>
          </table:table-cell>
          <table:table-cell office:value-type="float" office:value="244018.1486016704" table:formula="of:=[.CV64]/3.835524" table:style-name="ce116">
            <text:p>24401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8653297934726507" table:formula="of:=[.B64]/[.CH64]" table:style-name="ce67">
            <text:p>3.8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4106.15248600021" table:formula="of:=([.B64]-[.B63])" table:style-name="ce138">
            <text:p>234106</text:p>
          </table:table-cell>
          <table:table-cell office:value-type="float" office:value="0.76684361634862341" table:formula="of:=([.B64]*100/[.B63])-100" table:style-name="ce67">
            <text:p>0.77</text:p>
          </table:table-cell>
          <table:table-cell office:value-type="float" office:value="126965.0723586703" table:formula="of:=[.CI64]-([.CS64]/2)" table:style-name="ce27">
            <text:p>126965</text:p>
          </table:table-cell>
          <table:table-cell office:value-type="float" office:value="935937.46539727319" table:style-name="ce116">
            <text:p>935937</text:p>
          </table:table-cell>
          <table:table-cell office:value-type="float" office:value="3.8355239999999999" table:formula="of:=[.CV64]/[.CI64]" table:style-name="ce141">
            <text:p>3.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2" table:style-name="ce80">
            <text:p>1962</text:p>
          </table:table-cell>
          <table:table-cell office:value-type="float" office:value="31092552.5617585" table:style-name="ce139">
            <text:p>3109255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203669.2679415867" table:formula="of:=[.CH66]-[.CI66]" table:style-name="ce27">
            <text:p>8203669</text:p>
          </table:table-cell>
          <table:table-cell office:value-type="float" office:value="245061.12939811288" table:formula="of:=[.CV65]/4" table:style-name="ce116">
            <text:p>24506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7900787496714927" table:formula="of:=[.B65]/[.CH65]" table:style-name="ce67">
            <text:p>3.7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9907.40927249938" table:formula="of:=([.B65]-[.B64])" table:style-name="ce138">
            <text:p>329907</text:p>
          </table:table-cell>
          <table:table-cell office:value-type="float" office:value="1.0724286147605113" table:formula="of:=([.B65]*100/[.B64])-100" table:style-name="ce67">
            <text:p>1.07</text:p>
          </table:table-cell>
          <table:table-cell office:value-type="float" office:value="80107.424761863193" table:formula="of:=[.CI65]-([.CS65]/2)" table:style-name="ce27">
            <text:p>80107</text:p>
          </table:table-cell>
          <table:table-cell office:value-type="float" office:value="980244.51759245154" table:style-name="ce116">
            <text:p>980245</text:p>
          </table:table-cell>
          <table:table-cell office:value-type="float" office:value="4" table:formula="of:=[.CV65]/[.CI65]" table:style-name="ce141">
            <text:p>4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3" table:style-name="ce80">
            <text:p>1963</text:p>
          </table:table-cell>
          <table:table-cell office:value-type="float" office:value="31412266.71741315" table:style-name="ce139">
            <text:p>3141226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458622.5860836096" table:formula="of:=[.CH67]-[.CI67]" table:style-name="ce27">
            <text:p>8458623</text:p>
          </table:table-cell>
          <table:table-cell office:value-type="float" office:value="254953.31814202326" table:formula="of:=[.CV66]/4" table:style-name="ce116">
            <text:p>25495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7136385265721152" table:formula="of:=[.B66]/[.CH66]" table:style-name="ce67">
            <text:p>3.7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19714.15565465018" table:formula="of:=([.B66]-[.B65])" table:style-name="ce138">
            <text:p>319714</text:p>
          </table:table-cell>
          <table:table-cell office:value-type="float" office:value="1.028266029363806" table:formula="of:=([.B66]*100/[.B65])-100" table:style-name="ce67">
            <text:p>1.03</text:p>
          </table:table-cell>
          <table:table-cell office:value-type="float" office:value="95096.240314698167" table:formula="of:=[.CI66]-([.CS66]/2)" table:style-name="ce27">
            <text:p>95096</text:p>
          </table:table-cell>
          <table:table-cell office:value-type="float" office:value="1019813.272568093" table:style-name="ce116">
            <text:p>1019813</text:p>
          </table:table-cell>
          <table:table-cell office:value-type="float" office:value="4" table:formula="of:=[.CV66]/[.CI66]" table:style-name="ce141">
            <text:p>4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4" table:style-name="ce17">
            <text:p>1964</text:p>
          </table:table-cell>
          <table:table-cell office:value-type="float" office:value="31723000" table:style-name="ce7">
            <text:p>31723000</text:p>
          </table:table-cell>
          <table:table-cell office:value-type="float" office:value="10721598.911503393" table:formula="of:=[.C68]*[.B67]/[.B68]" table:style-name="ce27">
            <text:p>10721599</text:p>
          </table:table-cell>
          <table:table-cell office:value-type="float" office:value="13770897.781585228" table:formula="of:=[.D68]*[.C67]/[.C68]" table:style-name="ce27">
            <text:p>13770898</text:p>
          </table:table-cell>
          <table:table-cell office:value-type="string" table:style-name="ce151">
            <text:p>null</text:p>
          </table:table-cell>
          <table:table-cell office:value-type="float" office:value="412369.18890397664" table:formula="of:=[.C67]/26" table:style-name="ce27">
            <text:p>412369</text:p>
          </table:table-cell>
          <table:table-cell office:value-type="float" office:value="206184.59445198832" table:formula="of:=[.F67]/2" table:style-name="ce27">
            <text:p>206185</text:p>
          </table:table-cell>
          <table:table-cell office:value-type="float" office:value="309276.89167798246" table:formula="of:=[.G67]*1.5" table:style-name="ce27">
            <text:p>30927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726149.6775232982" table:formula="of:=[.CH68]-[.CI68]" table:style-name="ce27">
            <text:p>8726150</text:p>
          </table:table-cell>
          <table:table-cell office:value-type="float" office:value="267527.09143968869" table:formula="of:=[.CV67]/4" table:style-name="ce116">
            <text:p>2675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635394896068731" table:formula="of:=[.B67]/[.CH67]" table:style-name="ce67">
            <text:p>3.6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10733.28258685023" table:formula="of:=([.B67]-[.B66])" table:style-name="ce138">
            <text:p>310733</text:p>
          </table:table-cell>
          <table:table-cell office:value-type="float" office:value="0.98920999678955468" table:formula="of:=([.B67]*100/[.B66])-100" table:style-name="ce67">
            <text:p>0.99</text:p>
          </table:table-cell>
          <table:table-cell office:value-type="float" office:value="112160.45014626358" table:formula="of:=[.CI67]-([.CS67]/2)" table:style-name="ce27">
            <text:p>112160</text:p>
          </table:table-cell>
          <table:table-cell office:value-type="float" office:value="1070108.3657587548" table:style-name="ce116">
            <text:p>1070108</text:p>
          </table:table-cell>
          <table:table-cell office:value-type="float" office:value="4" table:formula="of:=[.CV67]/[.CI67]" table:style-name="ce141">
            <text:p>4.0</text:p>
          </table:table-cell>
          <table:table-cell office:value-type="string" table:style-name="ce151">
            <text:p>null</text:p>
          </table:table-cell>
          <table:table-cell office:value-type="float" office:value="9917.2000000000007" table:style-name="ce8">
            <text:p>991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.95" table:style-name="ce29">
            <text:p>6.9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2.69545454545455" table:formula="of:=[.CY67]/88" table:style-name="ce25">
            <text:p>112.7</text:p>
          </table:table-cell>
          <table:table-cell office:value-type="float" office:value="112.69545454545455" table:style-name="ce25">
            <text:p>112.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8.44" table:formula="of:=-0.06*(([.A67]-1963)^2)+8.5*([.A67]-1963)+140" table:style-name="ce26">
            <text:p>148.4</text:p>
          </table:table-cell>
          <table:table-cell office:value-type="float" office:value="198.44" table:formula="of:=[.EK67]+50" table:style-name="ce26">
            <text:p>198.4</text:p>
          </table:table-cell>
          <table:table-cell office:value-type="float" office:value="98.44" table:formula="of:=[.EK67]-50" table:style-name="ce26">
            <text:p>98.4</text:p>
          </table:table-cell>
          <table:table-cell office:value-type="float" office:value="248.44" table:formula="of:=[.EK67]+100" table:style-name="ce26">
            <text:p>248.4</text:p>
          </table:table-cell>
          <table:table-cell office:value-type="float" office:value="48.44" table:formula="of:=[.EK67]-100" table:style-name="ce26">
            <text:p>48.4</text:p>
          </table:table-cell>
          <table:table-cell office:value-type="float" office:value="180.47499999999999" table:formula="of:=-0.025*(([.A67]-1963)^2)+5.5*([.A67]-1963)+175" table:style-name="ce26">
            <text:p>180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5" table:style-name="ce17">
            <text:p>1965</text:p>
          </table:table-cell>
          <table:table-cell office:value-type="float" office:value="32056000" table:style-name="ce7">
            <text:p>32056000</text:p>
          </table:table-cell>
          <table:table-cell office:value-type="float" office:value="10834144.775309799" table:formula="of:=[.C69]*[.B68]/[.B69]" table:style-name="ce27">
            <text:p>10834145</text:p>
          </table:table-cell>
          <table:table-cell office:value-type="float" office:value="13915452.488304891" table:formula="of:=[.D69]*[.C68]/[.C69]" table:style-name="ce27">
            <text:p>13915452</text:p>
          </table:table-cell>
          <table:table-cell office:value-type="string" table:style-name="ce151">
            <text:p>null</text:p>
          </table:table-cell>
          <table:table-cell office:value-type="float" office:value="416697.8759734538" table:formula="of:=[.C68]/26" table:style-name="ce27">
            <text:p>416698</text:p>
          </table:table-cell>
          <table:table-cell office:value-type="float" office:value="208348.9379867269" table:formula="of:=[.F68]/2" table:style-name="ce27">
            <text:p>208349</text:p>
          </table:table-cell>
          <table:table-cell office:value-type="float" office:value="312523.40698009037" table:formula="of:=[.G68]*1.5" table:style-name="ce27">
            <text:p>31252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011828.3983404189" table:formula="of:=[.CH69]-[.CI69]" table:style-name="ce27">
            <text:p>9011828</text:p>
          </table:table-cell>
          <table:table-cell office:value-type="float" office:value="285678.72081712063" table:formula="of:=[.CV68]/4" table:style-name="ce116">
            <text:p>28567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5571027967979618" table:formula="of:=[.B68]/[.CH68]" table:style-name="ce67">
            <text:p>3.5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33000" table:formula="of:=([.B68]-[.B67])" table:style-name="ce138">
            <text:p>333000</text:p>
          </table:table-cell>
          <table:table-cell office:value-type="float" office:value="1.0497115657409495" table:formula="of:=([.B68]*100/[.B67])-100" table:style-name="ce67">
            <text:p>1.05</text:p>
          </table:table-cell>
          <table:table-cell office:value-type="float" office:value="119178.72081712063" table:formula="of:=[.CI68]-([.CS68]/2)" table:style-name="ce27">
            <text:p>119179</text:p>
          </table:table-cell>
          <table:table-cell office:value-type="float" office:value="1142714.8832684825" table:style-name="ce116">
            <text:p>1142715</text:p>
          </table:table-cell>
          <table:table-cell office:value-type="float" office:value="4" table:formula="of:=[.CV68]/[.CI68]" table:style-name="ce141">
            <text:p>4.0</text:p>
          </table:table-cell>
          <table:table-cell office:value-type="string" table:style-name="ce151">
            <text:p>null</text:p>
          </table:table-cell>
          <table:table-cell office:value-type="float" office:value="11388.9" table:style-name="ce8">
            <text:p>1138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.32" table:style-name="ce29">
            <text:p>13.3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9.41931818181817" table:formula="of:=[.CY68]/88" table:style-name="ce25">
            <text:p>129.4</text:p>
          </table:table-cell>
          <table:table-cell office:value-type="float" office:value="129.41931818181817" table:style-name="ce25">
            <text:p>129.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6.76" table:formula="of:=-0.06*(([.A68]-1963)^2)+8.5*([.A68]-1963)+140" table:style-name="ce26">
            <text:p>156.8</text:p>
          </table:table-cell>
          <table:table-cell office:value-type="float" office:value="206.76" table:formula="of:=[.EK68]+50" table:style-name="ce26">
            <text:p>206.8</text:p>
          </table:table-cell>
          <table:table-cell office:value-type="float" office:value="106.75999999999999" table:formula="of:=[.EK68]-50" table:style-name="ce26">
            <text:p>106.8</text:p>
          </table:table-cell>
          <table:table-cell office:value-type="float" office:value="256.76" table:formula="of:=[.EK68]+100" table:style-name="ce26">
            <text:p>256.8</text:p>
          </table:table-cell>
          <table:table-cell office:value-type="float" office:value="56.759999999999991" table:formula="of:=[.EK68]-100" table:style-name="ce26">
            <text:p>56.8</text:p>
          </table:table-cell>
          <table:table-cell office:value-type="float" office:value="185.9" table:formula="of:=-0.025*(([.A68]-1963)^2)+5.5*([.A68]-1963)+175" table:style-name="ce26">
            <text:p>185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6" table:style-name="ce17">
            <text:p>1966</text:p>
          </table:table-cell>
          <table:table-cell office:value-type="float" office:value="32394000" table:style-name="ce7">
            <text:p>32394000</text:p>
          </table:table-cell>
          <table:table-cell office:value-type="float" office:value="10948380.516951136" table:formula="of:=[.C70]*[.B69]/[.B70]" table:style-name="ce27">
            <text:p>10948381</text:p>
          </table:table-cell>
          <table:table-cell office:value-type="float" office:value="14062177.68611644" table:formula="of:=[.D70]*[.C69]/[.C70]" table:style-name="ce27">
            <text:p>14062178</text:p>
          </table:table-cell>
          <table:table-cell office:value-type="string" table:style-name="ce151">
            <text:p>null</text:p>
          </table:table-cell>
          <table:table-cell office:value-type="float" office:value="421091.55834427447" table:formula="of:=[.C69]/26" table:style-name="ce27">
            <text:p>421092</text:p>
          </table:table-cell>
          <table:table-cell office:value-type="float" office:value="210545.77917213723" table:formula="of:=[.F69]/2" table:style-name="ce27">
            <text:p>210546</text:p>
          </table:table-cell>
          <table:table-cell office:value-type="float" office:value="315818.66875820584" table:formula="of:=[.G69]*1.5" table:style-name="ce27">
            <text:p>31581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308677.3526205737" table:formula="of:=[.CH70]-[.CI70]" table:style-name="ce27">
            <text:p>9308677</text:p>
          </table:table-cell>
          <table:table-cell office:value-type="float" office:value="296848.95428015565" table:formula="of:=[.CV69]/4" table:style-name="ce116">
            <text:p>29684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4799788168488255" table:formula="of:=[.B69]/[.CH69]" table:style-name="ce67">
            <text:p>3.4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38000" table:formula="of:=([.B69]-[.B68])" table:style-name="ce138">
            <text:p>338000</text:p>
          </table:table-cell>
          <table:table-cell office:value-type="float" office:value="1.0544047916146724" table:formula="of:=([.B69]*100/[.B68])-100" table:style-name="ce67">
            <text:p>1.05</text:p>
          </table:table-cell>
          <table:table-cell office:value-type="float" office:value="127848.95428015565" table:formula="of:=[.CI69]-([.CS69]/2)" table:style-name="ce27">
            <text:p>127849</text:p>
          </table:table-cell>
          <table:table-cell office:value-type="float" office:value="1187395.8171206226" table:style-name="ce116">
            <text:p>1187396</text:p>
          </table:table-cell>
          <table:table-cell office:value-type="float" office:value="4" table:formula="of:=[.CV69]/[.CI69]" table:style-name="ce141">
            <text:p>4.0</text:p>
          </table:table-cell>
          <table:table-cell office:value-type="string" table:style-name="ce151">
            <text:p>null</text:p>
          </table:table-cell>
          <table:table-cell office:value-type="float" office:value="13053.4" table:style-name="ce8">
            <text:p>1305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.25" table:style-name="ce29">
            <text:p>6.2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8.33409090909092" table:formula="of:=[.CY69]/88" table:style-name="ce25">
            <text:p>148.3</text:p>
          </table:table-cell>
          <table:table-cell office:value-type="float" office:value="148.33409090909092" table:style-name="ce25">
            <text:p>148.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4.96" table:formula="of:=-0.06*(([.A69]-1963)^2)+8.5*([.A69]-1963)+140" table:style-name="ce26">
            <text:p>165.0</text:p>
          </table:table-cell>
          <table:table-cell office:value-type="float" office:value="214.96" table:formula="of:=[.EK69]+50" table:style-name="ce26">
            <text:p>215.0</text:p>
          </table:table-cell>
          <table:table-cell office:value-type="float" office:value="114.96000000000001" table:formula="of:=[.EK69]-50" table:style-name="ce26">
            <text:p>115.0</text:p>
          </table:table-cell>
          <table:table-cell office:value-type="float" office:value="264.96000000000004" table:formula="of:=[.EK69]+100" table:style-name="ce26">
            <text:p>265.0</text:p>
          </table:table-cell>
          <table:table-cell office:value-type="float" office:value="64.960000000000008" table:formula="of:=[.EK69]-100" table:style-name="ce26">
            <text:p>65.0</text:p>
          </table:table-cell>
          <table:table-cell office:value-type="float" office:value="191.27500000000001" table:formula="of:=-0.025*(([.A69]-1963)^2)+5.5*([.A69]-1963)+175" table:style-name="ce26">
            <text:p>191.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7" table:style-name="ce17">
            <text:p>1967</text:p>
          </table:table-cell>
          <table:table-cell office:value-type="float" office:value="32734000" table:style-name="ce7">
            <text:p>32734000</text:p>
          </table:table-cell>
          <table:table-cell office:value-type="float" office:value="11063292.209726445" table:formula="of:=[.C71]*[.B70]/[.B71]" table:style-name="ce27">
            <text:p>11063292</text:p>
          </table:table-cell>
          <table:table-cell office:value-type="float" office:value="14209771.080364743" table:formula="of:=[.D71]*[.C70]/[.C71]" table:style-name="ce27">
            <text:p>14209771</text:p>
          </table:table-cell>
          <table:table-cell office:value-type="string" table:style-name="ce151">
            <text:p>null</text:p>
          </table:table-cell>
          <table:table-cell office:value-type="float" office:value="425511.23883563251" table:formula="of:=[.C70]/26" table:style-name="ce27">
            <text:p>425511</text:p>
          </table:table-cell>
          <table:table-cell office:value-type="float" office:value="212755.61941781626" table:formula="of:=[.F70]/2" table:style-name="ce27">
            <text:p>212756</text:p>
          </table:table-cell>
          <table:table-cell office:value-type="float" office:value="319133.42912672437" table:formula="of:=[.G70]*1.5" table:style-name="ce27">
            <text:p>31913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624308.0520119742" table:formula="of:=[.CH71]-[.CI71]" table:style-name="ce27">
            <text:p>9624308</text:p>
          </table:table-cell>
          <table:table-cell office:value-type="float" office:value="315630.69939139974" table:formula="of:=[.CV70]/3.9" table:style-name="ce116">
            <text:p>31563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4011795781159471" table:formula="of:=[.B70]/[.CH70]" table:style-name="ce67">
            <text:p>3.4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40000" table:formula="of:=([.B70]-[.B69])" table:style-name="ce138">
            <text:p>340000</text:p>
          </table:table-cell>
          <table:table-cell office:value-type="float" office:value="1.0495770821757162" table:formula="of:=([.B70]*100/[.B69])-100" table:style-name="ce67">
            <text:p>1.05</text:p>
          </table:table-cell>
          <table:table-cell office:value-type="float" office:value="145630.69939139974" table:formula="of:=[.CI70]-([.CS70]/2)" table:style-name="ce27">
            <text:p>145631</text:p>
          </table:table-cell>
          <table:table-cell office:value-type="float" office:value="1230959.727626459" table:style-name="ce116">
            <text:p>1230960</text:p>
          </table:table-cell>
          <table:table-cell office:value-type="float" office:value="3.9" table:formula="of:=[.CV70]/[.CI70]" table:style-name="ce141">
            <text:p>3.9</text:p>
          </table:table-cell>
          <table:table-cell office:value-type="string" table:style-name="ce151">
            <text:p>null</text:p>
          </table:table-cell>
          <table:table-cell office:value-type="float" office:value="14071.399999999996" table:style-name="ce8">
            <text:p>1407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.39" table:style-name="ce29">
            <text:p>6.3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9.90227272727267" table:formula="of:=[.CY70]/88" table:style-name="ce25">
            <text:p>159.9</text:p>
          </table:table-cell>
          <table:table-cell office:value-type="float" office:value="159.90227272727267" table:style-name="ce25">
            <text:p>159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3.04" table:formula="of:=-0.06*(([.A70]-1963)^2)+8.5*([.A70]-1963)+140" table:style-name="ce26">
            <text:p>173.0</text:p>
          </table:table-cell>
          <table:table-cell office:value-type="float" office:value="223.04" table:formula="of:=[.EK70]+50" table:style-name="ce26">
            <text:p>223.0</text:p>
          </table:table-cell>
          <table:table-cell office:value-type="float" office:value="123.03999999999999" table:formula="of:=[.EK70]-50" table:style-name="ce26">
            <text:p>123.0</text:p>
          </table:table-cell>
          <table:table-cell office:value-type="float" office:value="273.03999999999996" table:formula="of:=[.EK70]+100" table:style-name="ce26">
            <text:p>273.0</text:p>
          </table:table-cell>
          <table:table-cell office:value-type="float" office:value="73.039999999999992" table:formula="of:=[.EK70]-100" table:style-name="ce26">
            <text:p>73.0</text:p>
          </table:table-cell>
          <table:table-cell office:value-type="float" office:value="196.6" table:formula="of:=-0.025*(([.A70]-1963)^2)+5.5*([.A70]-1963)+175" table:style-name="ce26">
            <text:p>19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8" table:style-name="ce17">
            <text:p>1968</text:p>
          </table:table-cell>
          <table:table-cell office:value-type="float" office:value="33079000" table:style-name="ce7">
            <text:p>33079000</text:p>
          </table:table-cell>
          <table:table-cell office:value-type="float" office:value="11179893.780336685" table:formula="of:=[.C72]*[.B71]/[.B72]" table:style-name="ce27">
            <text:p>11179894</text:p>
          </table:table-cell>
          <table:table-cell office:value-type="float" office:value="14359534.965704935" table:formula="of:=[.D72]*[.C71]/[.C72]" table:style-name="ce27">
            <text:p>14359535</text:p>
          </table:table-cell>
          <table:table-cell office:value-type="string" table:style-name="ce151">
            <text:p>null</text:p>
          </table:table-cell>
          <table:table-cell office:value-type="float" office:value="429995.91462833405" table:formula="of:=[.C71]/26" table:style-name="ce27">
            <text:p>429996</text:p>
          </table:table-cell>
          <table:table-cell office:value-type="float" office:value="214997.95731416703" table:formula="of:=[.F71]/2" table:style-name="ce27">
            <text:p>214998</text:p>
          </table:table-cell>
          <table:table-cell office:value-type="float" office:value="322496.93597125052" table:formula="of:=[.G71]*1.5" table:style-name="ce27">
            <text:p>32249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956769.4742933586" table:formula="of:=[.CH72]-[.CI72]" table:style-name="ce27">
            <text:p>9956769</text:p>
          </table:table-cell>
          <table:table-cell office:value-type="float" office:value="332461.42228138441" table:formula="of:=[.CV71]/3.8" table:style-name="ce116">
            <text:p>33246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3222623146397239" table:formula="of:=[.B71]/[.CH71]" table:style-name="ce67">
            <text:p>3.3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45000" table:formula="of:=([.B71]-[.B70])" table:style-name="ce138">
            <text:p>345000</text:p>
          </table:table-cell>
          <table:table-cell office:value-type="float" office:value="1.0539500213844946" table:formula="of:=([.B71]*100/[.B70])-100" table:style-name="ce67">
            <text:p>1.05</text:p>
          </table:table-cell>
          <table:table-cell office:value-type="float" office:value="159961.42228138441" table:formula="of:=[.CI71]-([.CS71]/2)" table:style-name="ce27">
            <text:p>159961</text:p>
          </table:table-cell>
          <table:table-cell office:value-type="float" office:value="1263353.4046692606" table:style-name="ce116">
            <text:p>1263353</text:p>
          </table:table-cell>
          <table:table-cell office:value-type="float" office:value="3.7999999999999994" table:formula="of:=[.CV71]/[.CI71]" table:style-name="ce141">
            <text:p>3.8</text:p>
          </table:table-cell>
          <table:table-cell office:value-type="string" table:style-name="ce151">
            <text:p>null</text:p>
          </table:table-cell>
          <table:table-cell office:value-type="float" office:value="15284.300000000001" table:style-name="ce8">
            <text:p>1528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9800000000000004" table:style-name="ce29">
            <text:p>4.9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01.10921052631579" table:formula="of:=[.CY71]/76" table:style-name="ce25">
            <text:p>201.1</text:p>
          </table:table-cell>
          <table:table-cell office:value-type="float" office:value="201.10921052631579" table:style-name="ce25">
            <text:p>201.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81" table:formula="of:=-0.06*(([.A71]-1963)^2)+8.5*([.A71]-1963)+140" table:style-name="ce26">
            <text:p>181.0</text:p>
          </table:table-cell>
          <table:table-cell office:value-type="float" office:value="231" table:formula="of:=[.EK71]+50" table:style-name="ce26">
            <text:p>231.0</text:p>
          </table:table-cell>
          <table:table-cell office:value-type="float" office:value="131" table:formula="of:=[.EK71]-50" table:style-name="ce26">
            <text:p>131.0</text:p>
          </table:table-cell>
          <table:table-cell office:value-type="float" office:value="281" table:formula="of:=[.EK71]+100" table:style-name="ce26">
            <text:p>281.0</text:p>
          </table:table-cell>
          <table:table-cell office:value-type="float" office:value="81" table:formula="of:=[.EK71]-100" table:style-name="ce26">
            <text:p>81.0</text:p>
          </table:table-cell>
          <table:table-cell office:value-type="float" office:value="201.875" table:formula="of:=-0.025*(([.A71]-1963)^2)+5.5*([.A71]-1963)+175" table:style-name="ce26">
            <text:p>201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69" table:style-name="ce17">
            <text:p>1969</text:p>
          </table:table-cell>
          <table:table-cell office:value-type="float" office:value="33427000" table:style-name="ce7">
            <text:p>33427000</text:p>
          </table:table-cell>
          <table:table-cell office:value-type="float" office:value="11297509.277647885" table:formula="of:=[.C73]*[.B72]/[.B73]" table:style-name="ce27">
            <text:p>11297509</text:p>
          </table:table-cell>
          <table:table-cell office:value-type="float" office:value="14510601.145700257" table:formula="of:=[.D73]*[.C72]/[.C73]" table:style-name="ce27">
            <text:p>14510601</text:p>
          </table:table-cell>
          <table:table-cell office:value-type="string" table:style-name="ce151">
            <text:p>null</text:p>
          </table:table-cell>
          <table:table-cell office:value-type="float" office:value="434519.58760184172" table:formula="of:=[.C72]/26" table:style-name="ce27">
            <text:p>434520</text:p>
          </table:table-cell>
          <table:table-cell office:value-type="float" office:value="217259.79380092086" table:formula="of:=[.F72]/2" table:style-name="ce27">
            <text:p>217260</text:p>
          </table:table-cell>
          <table:table-cell office:value-type="float" office:value="325889.6907013813" table:formula="of:=[.G72]*1.5" table:style-name="ce27">
            <text:p>32589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2.24" table:style-name="ce90">
            <text:p>2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0302744.813445741" table:formula="of:=[.CH73]-[.CI73]" table:style-name="ce27">
            <text:p>10302745</text:p>
          </table:table-cell>
          <table:table-cell office:value-type="float" office:value="345975.33915238199" table:formula="of:=[.CV72]/3.7" table:style-name="ce116">
            <text:p>34597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2444751961997182" table:formula="of:=[.B72]/[.CH72]" table:style-name="ce67">
            <text:p>3.2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48000" table:formula="of:=([.B72]-[.B71])" table:style-name="ce138">
            <text:p>348000</text:p>
          </table:table-cell>
          <table:table-cell office:value-type="float" office:value="1.0520269657486665" table:formula="of:=([.B72]*100/[.B71])-100" table:style-name="ce67">
            <text:p>1.05</text:p>
          </table:table-cell>
          <table:table-cell office:value-type="float" office:value="171975.33915238199" table:formula="of:=[.CI72]-([.CS72]/2)" table:style-name="ce27">
            <text:p>171975</text:p>
          </table:table-cell>
          <table:table-cell office:value-type="float" office:value="1280108.7548638135" table:style-name="ce116">
            <text:p>1280109</text:p>
          </table:table-cell>
          <table:table-cell office:value-type="float" office:value="3.7000000000000006" table:formula="of:=[.CV72]/[.CI72]" table:style-name="ce141">
            <text:p>3.7</text:p>
          </table:table-cell>
          <table:table-cell office:value-type="string" table:style-name="ce151">
            <text:p>null</text:p>
          </table:table-cell>
          <table:table-cell office:value-type="float" office:value="16222.3" table:style-name="ce8">
            <text:p>1622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16" table:style-name="ce29">
            <text:p>2.1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13.45131578947368" table:formula="of:=[.CY72]/76" table:style-name="ce25">
            <text:p>213.5</text:p>
          </table:table-cell>
          <table:table-cell office:value-type="float" office:value="213.45131578947368" table:style-name="ce25">
            <text:p>213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88.84" table:formula="of:=-0.06*(([.A72]-1963)^2)+8.5*([.A72]-1963)+140" table:style-name="ce26">
            <text:p>188.8</text:p>
          </table:table-cell>
          <table:table-cell office:value-type="float" office:value="238.84" table:formula="of:=[.EK72]+50" table:style-name="ce26">
            <text:p>238.8</text:p>
          </table:table-cell>
          <table:table-cell office:value-type="float" office:value="138.84" table:formula="of:=[.EK72]-50" table:style-name="ce26">
            <text:p>138.8</text:p>
          </table:table-cell>
          <table:table-cell office:value-type="float" office:value="288.84000000000003" table:formula="of:=[.EK72]+100" table:style-name="ce26">
            <text:p>288.8</text:p>
          </table:table-cell>
          <table:table-cell office:value-type="float" office:value="88.84" table:formula="of:=[.EK72]-100" table:style-name="ce26">
            <text:p>88.8</text:p>
          </table:table-cell>
          <table:table-cell office:value-type="float" office:value="207.1" table:formula="of:=-0.025*(([.A72]-1963)^2)+5.5*([.A72]-1963)+175" table:style-name="ce26">
            <text:p>207.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0" table:style-name="ce17">
            <text:p>1970</text:p>
          </table:table-cell>
          <table:table-cell office:value-type="float" office:value="33779000" table:style-name="ce7">
            <text:p>33779000</text:p>
          </table:table-cell>
          <table:table-cell office:value-type="float" office:value="11416476.677227028" table:formula="of:=[.C74]*[.B73]/[.B74]" table:style-name="ce27">
            <text:p>11416477</text:p>
          </table:table-cell>
          <table:table-cell office:value-type="float" office:value="14663403.718569089" table:formula="of:=[.D74]*[.C73]/[.C74]" table:style-name="ce27">
            <text:p>14663404</text:p>
          </table:table-cell>
          <table:table-cell office:value-type="string" table:style-name="ce151">
            <text:p>null</text:p>
          </table:table-cell>
          <table:table-cell office:value-type="float" office:value="439095.25681642414" table:formula="of:=[.C73]/26" table:style-name="ce27">
            <text:p>439095</text:p>
          </table:table-cell>
          <table:table-cell office:value-type="float" office:value="219547.62840821207" table:formula="of:=[.F73]/2" table:style-name="ce27">
            <text:p>219548</text:p>
          </table:table-cell>
          <table:table-cell office:value-type="float" office:value="329321.44261231809" table:formula="of:=[.G73]*1.5" table:style-name="ce27">
            <text:p>32932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.789166666666663" table:style-name="ce90">
            <text:p>2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0659882" table:style-name="ce21">
            <text:p>10659882</text:p>
          </table:table-cell>
          <table:table-cell office:value-type="float" office:value="357137.18655425846" table:formula="of:=[.CV73]/3.6" table:style-name="ce116">
            <text:p>35713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1687968028163915" table:formula="of:=([.B73]/[.CH73])" table:style-name="ce38">
            <text:p>3.1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52000" table:formula="of:=([.B73]-[.B72])" table:style-name="ce138">
            <text:p>352000</text:p>
          </table:table-cell>
          <table:table-cell office:value-type="float" office:value="1.0530409549166819" table:formula="of:=([.B73]*100/[.B72])-100" table:style-name="ce67">
            <text:p>1.05</text:p>
          </table:table-cell>
          <table:table-cell office:value-type="float" office:value="181137.18655425846" table:formula="of:=[.CI73]-([.CS73]/2)" table:style-name="ce27">
            <text:p>181137</text:p>
          </table:table-cell>
          <table:table-cell office:value-type="float" office:value="1285693.8715953305" table:style-name="ce116">
            <text:p>1285694</text:p>
          </table:table-cell>
          <table:table-cell office:value-type="float" office:value="3.6" table:formula="of:=[.CV73]/[.CI73]" table:style-name="ce141">
            <text:p>3.6</text:p>
          </table:table-cell>
          <table:table-cell office:value-type="string" table:style-name="ce151">
            <text:p>null</text:p>
          </table:table-cell>
          <table:table-cell office:value-type="float" office:value="16573.400000000001" table:style-name="ce8">
            <text:p>1657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72" table:style-name="ce29">
            <text:p>5.7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3.42816901408452" table:formula="of:=[.CY73]/71" table:style-name="ce25">
            <text:p>233.4</text:p>
          </table:table-cell>
          <table:table-cell office:value-type="float" office:value="233.42816901408452" table:style-name="ce25">
            <text:p>233.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96.56" table:formula="of:=-0.06*(([.A73]-1963)^2)+8.5*([.A73]-1963)+140" table:style-name="ce26">
            <text:p>196.6</text:p>
          </table:table-cell>
          <table:table-cell office:value-type="float" office:value="246.56" table:formula="of:=[.EK73]+50" table:style-name="ce26">
            <text:p>246.6</text:p>
          </table:table-cell>
          <table:table-cell office:value-type="float" office:value="146.56" table:formula="of:=[.EK73]-50" table:style-name="ce26">
            <text:p>146.6</text:p>
          </table:table-cell>
          <table:table-cell office:value-type="float" office:value="296.56" table:formula="of:=[.EK73]+100" table:style-name="ce26">
            <text:p>296.6</text:p>
          </table:table-cell>
          <table:table-cell office:value-type="float" office:value="96.56" table:formula="of:=[.EK73]-100" table:style-name="ce26">
            <text:p>96.6</text:p>
          </table:table-cell>
          <table:table-cell office:value-type="float" office:value="212.27500000000001" table:formula="of:=-0.025*(([.A73]-1963)^2)+5.5*([.A73]-1963)+175" table:style-name="ce26">
            <text:p>212.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1" table:style-name="ce17">
            <text:p>1971</text:p>
          </table:table-cell>
          <table:table-cell office:value-type="float" office:value="34216000" table:style-name="ce7">
            <text:p>34216000</text:p>
          </table:table-cell>
          <table:table-cell office:value-type="float" office:value="11564172" table:style-name="ce7">
            <text:p>11564172</text:p>
          </table:table-cell>
          <table:table-cell office:value-type="float" office:value="14853104.639999999" table:style-name="ce7">
            <text:p>14853104.64</text:p>
          </table:table-cell>
          <table:table-cell office:value-type="string" table:style-name="ce151">
            <text:p>null</text:p>
          </table:table-cell>
          <table:table-cell office:value-type="float" office:value="444775.84615384613" table:formula="of:=[.C74]/26" table:style-name="ce30">
            <text:p>444776</text:p>
          </table:table-cell>
          <table:table-cell office:value-type="float" office:value="222387.92307692306" table:formula="of:=[.F74]/2" table:style-name="ce30">
            <text:p>222388</text:p>
          </table:table-cell>
          <table:table-cell office:value-type="float" office:value="333581.88461538462" table:formula="of:=[.G74]*1.5" table:style-name="ce8">
            <text:p>33358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6.610833333333336" table:style-name="ce90">
            <text:p>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042601.752" table:style-name="ce27">
            <text:p>11042602</text:p>
          </table:table-cell>
          <table:table-cell office:value-type="float" office:value="382719.75200000033" table:formula="of:=[.CH74]-[.CH73]" table:style-name="ce27">
            <text:p>38272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0985451407593243" table:formula="of:=([.B74]/[.CH74])" table:style-name="ce38">
            <text:p>3.10</text:p>
          </table:table-cell>
          <table:table-cell office:value-type="float" office:value="3.82" table:style-name="ce88">
            <text:p>3.82</text:p>
          </table:table-cell>
          <table:table-cell office:value-type="float" office:value="0.72145485924067554" table:formula="of:=([.CO74]-[.CN74])" table:style-name="ce88">
            <text:p>0.72</text:p>
          </table:table-cell>
          <table:table-cell office:value-type="float" office:value="3.5902813183110283" table:formula="of:=([.CH74]*100/[.CH73])-100" table:style-name="ce26">
            <text:p>3.6</text:p>
          </table:table-cell>
          <table:table-cell office:value-type="float" office:value="3.5902813183110283" table:formula="of:=AVERAGE([.$CQ$74:.CQ74])" table:style-name="ce87">
            <text:p>3.59</text:p>
          </table:table-cell>
          <table:table-cell office:value-type="float" office:value="437000" table:formula="of:=([.B74]-[.B73])" table:style-name="ce90">
            <text:p>437000</text:p>
          </table:table-cell>
          <table:table-cell office:value-type="float" office:value="1.2937031883714667" table:formula="of:=([.B74]*100/[.B73])-100" table:style-name="ce29">
            <text:p>1.29</text:p>
          </table:table-cell>
          <table:table-cell office:value-type="float" office:value="164219.75200000033" table:formula="of:=[.CI74]-([.CS74]/2)" table:style-name="ce8">
            <text:p>164220</text:p>
          </table:table-cell>
          <table:table-cell office:value-type="float" office:value="1314736.4785992217" table:style-name="ce116">
            <text:p>1314736</text:p>
          </table:table-cell>
          <table:table-cell office:value-type="float" office:value="3.4352459514533251" table:formula="of:=[.CV74]/[.CI74]" table:style-name="ce141">
            <text:p>3.4</text:p>
          </table:table-cell>
          <table:table-cell office:value-type="string" table:style-name="ce151">
            <text:p>null</text:p>
          </table:table-cell>
          <table:table-cell office:value-type="float" office:value="16604.8" table:style-name="ce8">
            <text:p>1660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.24" table:style-name="ce29">
            <text:p>8.2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0.64927536231883" table:formula="of:=[.CY74]/69" table:style-name="ce25">
            <text:p>240.6</text:p>
          </table:table-cell>
          <table:table-cell office:value-type="float" office:value="240.649275362319" table:style-name="ce25">
            <text:p>240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04.16" table:formula="of:=-0.06*(([.A74]-1963)^2)+8.5*([.A74]-1963)+140" table:style-name="ce26">
            <text:p>204.2</text:p>
          </table:table-cell>
          <table:table-cell office:value-type="float" office:value="254.16" table:formula="of:=[.EK74]+50" table:style-name="ce26">
            <text:p>254.2</text:p>
          </table:table-cell>
          <table:table-cell office:value-type="float" office:value="154.16" table:formula="of:=[.EK74]-50" table:style-name="ce26">
            <text:p>154.2</text:p>
          </table:table-cell>
          <table:table-cell office:value-type="float" office:value="304.15999999999997" table:formula="of:=[.EK74]+100" table:style-name="ce26">
            <text:p>304.2</text:p>
          </table:table-cell>
          <table:table-cell office:value-type="float" office:value="104.16" table:formula="of:=[.EK74]-100" table:style-name="ce26">
            <text:p>104.2</text:p>
          </table:table-cell>
          <table:table-cell office:value-type="float" office:value="217.4" table:formula="of:=-0.025*(([.A74]-1963)^2)+5.5*([.A74]-1963)+175" table:style-name="ce26">
            <text:p>217.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2" table:style-name="ce17">
            <text:p>1972</text:p>
          </table:table-cell>
          <table:table-cell office:value-type="float" office:value="34572000" table:style-name="ce7">
            <text:p>34572000</text:p>
          </table:table-cell>
          <table:table-cell office:value-type="float" office:value="11620299" table:style-name="ce7">
            <text:p>11620299</text:p>
          </table:table-cell>
          <table:table-cell office:value-type="float" office:value="14954372.827852" table:style-name="ce7">
            <text:p>14954372.83</text:p>
          </table:table-cell>
          <table:table-cell office:value-type="string" table:style-name="ce151">
            <text:p>null</text:p>
          </table:table-cell>
          <table:table-cell office:value-type="float" office:value="446934.57692307694" table:formula="of:=[.C75]/26" table:style-name="ce30">
            <text:p>446935</text:p>
          </table:table-cell>
          <table:table-cell office:value-type="float" office:value="223467.28846153847" table:formula="of:=[.F75]/2" table:style-name="ce30">
            <text:p>223467</text:p>
          </table:table-cell>
          <table:table-cell office:value-type="float" office:value="335200.93269230769" table:formula="of:=[.G75]*1.5" table:style-name="ce8">
            <text:p>33520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5.909999999999997" table:style-name="ce90">
            <text:p>3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462220.618576001" table:style-name="ce27">
            <text:p>11462221</text:p>
          </table:table-cell>
          <table:table-cell office:value-type="float" office:value="419618.86657600105" table:formula="of:=[.CH75]-[.CH74]" table:style-name="ce27">
            <text:p>41961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.0161694797578429" table:formula="of:=([.B75]/[.CH75])" table:style-name="ce38">
            <text:p>3.02</text:p>
          </table:table-cell>
          <table:table-cell office:value-type="float" office:value="3.7969999999999997" table:formula="of:=[.CO74]-(([.$CO$74]-[.$CO$84])/10)" table:style-name="ce128">
            <text:p>3.80</text:p>
          </table:table-cell>
          <table:table-cell office:value-type="float" office:value="0.78083052024215682" table:formula="of:=([.CO75]-[.CN75])" table:style-name="ce88">
            <text:p>0.78</text:p>
          </table:table-cell>
          <table:table-cell office:value-type="float" office:value="3.8000000000000114" table:formula="of:=([.CH75]*100/[.CH74])-100" table:style-name="ce26">
            <text:p>3.8</text:p>
          </table:table-cell>
          <table:table-cell office:value-type="float" office:value="3.6951406591555198" table:formula="of:=AVERAGE([.$CQ$74:.CQ75])" table:style-name="ce87">
            <text:p>3.70</text:p>
          </table:table-cell>
          <table:table-cell office:value-type="float" office:value="356000" table:formula="of:=([.B75]-[.B74])" table:style-name="ce90">
            <text:p>356000</text:p>
          </table:table-cell>
          <table:table-cell office:value-type="float" office:value="1.0404489127893441" table:formula="of:=([.B75]*100/[.B74])-100" table:style-name="ce29">
            <text:p>1.04</text:p>
          </table:table-cell>
          <table:table-cell office:value-type="float" office:value="241618.86657600105" table:formula="of:=[.CI75]-([.CS75]/2)" table:style-name="ce8">
            <text:p>241619</text:p>
          </table:table-cell>
          <table:table-cell office:value-type="float" office:value="1330374.8054474706" table:style-name="ce116">
            <text:p>1330375</text:p>
          </table:table-cell>
          <table:table-cell office:value-type="float" office:value="3.1704361062290656" table:formula="of:=[.CV75]/[.CI75]" table:style-name="ce141">
            <text:p>3.2</text:p>
          </table:table-cell>
          <table:table-cell office:value-type="string" table:style-name="ce151">
            <text:p>null</text:p>
          </table:table-cell>
          <table:table-cell office:value-type="float" office:value="18872.100000000002" table:style-name="ce8">
            <text:p>1887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.27" table:style-name="ce29">
            <text:p>8.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73.50869565217397" table:formula="of:=[.CY75]/69" table:style-name="ce25">
            <text:p>273.5</text:p>
          </table:table-cell>
          <table:table-cell office:value-type="float" office:value="273.50869565217397" table:style-name="ce25">
            <text:p>273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11.64" table:formula="of:=-0.06*(([.A75]-1963)^2)+8.5*([.A75]-1963)+140" table:style-name="ce26">
            <text:p>211.6</text:p>
          </table:table-cell>
          <table:table-cell office:value-type="float" office:value="261.64" table:formula="of:=[.EK75]+50" table:style-name="ce26">
            <text:p>261.6</text:p>
          </table:table-cell>
          <table:table-cell office:value-type="float" office:value="161.63999999999999" table:formula="of:=[.EK75]-50" table:style-name="ce26">
            <text:p>161.6</text:p>
          </table:table-cell>
          <table:table-cell office:value-type="float" office:value="311.64" table:formula="of:=[.EK75]+100" table:style-name="ce26">
            <text:p>311.6</text:p>
          </table:table-cell>
          <table:table-cell office:value-type="float" office:value="111.63999999999999" table:formula="of:=[.EK75]-100" table:style-name="ce26">
            <text:p>111.6</text:p>
          </table:table-cell>
          <table:table-cell office:value-type="float" office:value="222.47499999999999" table:formula="of:=-0.025*(([.A75]-1963)^2)+5.5*([.A75]-1963)+175" table:style-name="ce26">
            <text:p>222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3" table:style-name="ce17">
            <text:p>1973</text:p>
          </table:table-cell>
          <table:table-cell office:value-type="float" office:value="34921000" table:style-name="ce7">
            <text:p>34921000</text:p>
          </table:table-cell>
          <table:table-cell office:value-type="float" office:value="11702665" table:style-name="ce7">
            <text:p>11702665</text:p>
          </table:table-cell>
          <table:table-cell office:value-type="float" office:value="15102980.013500001" table:style-name="ce7">
            <text:p>15102980.01</text:p>
          </table:table-cell>
          <table:table-cell office:value-type="string" table:style-name="ce151">
            <text:p>null</text:p>
          </table:table-cell>
          <table:table-cell office:value-type="float" office:value="450102.5" table:formula="of:=[.C76]/26" table:style-name="ce30">
            <text:p>450103</text:p>
          </table:table-cell>
          <table:table-cell office:value-type="float" office:value="225051.25" table:formula="of:=[.F76]/2" table:style-name="ce30">
            <text:p>225051</text:p>
          </table:table-cell>
          <table:table-cell office:value-type="float" office:value="337576.875" table:formula="of:=[.G76]*1.5" table:style-name="ce8">
            <text:p>33757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6.747500000000002" table:style-name="ce90">
            <text:p>57</text:p>
          </table:table-cell>
          <table:table-cell office:value-type="string" table:style-name="ce151">
            <text:p>null</text:p>
          </table:table-cell>
          <table:table-cell office:value-type="float" office:value="6.1516069921651706" table:style-name="ce120">
            <text:p>6.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909247.222700465" table:style-name="ce27">
            <text:p>11909247</text:p>
          </table:table-cell>
          <table:table-cell office:value-type="float" office:value="447026.60412446409" table:formula="of:=[.CH76]-[.CH75]" table:style-name="ce27">
            <text:p>4470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932259222349197" table:formula="of:=([.B76]/[.CH76])" table:style-name="ce38">
            <text:p>2.93</text:p>
          </table:table-cell>
          <table:table-cell office:value-type="float" office:value="3.7739999999999996" table:formula="of:=[.CO75]-(([.$CO$74]-[.$CO$84])/10)" table:style-name="ce128">
            <text:p>3.77</text:p>
          </table:table-cell>
          <table:table-cell office:value-type="float" office:value="0.84174077765080257" table:formula="of:=([.CO76]-[.CN76])" table:style-name="ce88">
            <text:p>0.84</text:p>
          </table:table-cell>
          <table:table-cell office:value-type="float" office:value="3.8999999999999915" table:formula="of:=([.CH76]*100/[.CH75])-100" table:style-name="ce26">
            <text:p>3.9</text:p>
          </table:table-cell>
          <table:table-cell office:value-type="float" office:value="3.763427106103677" table:formula="of:=AVERAGE([.$CQ$74:.CQ76])" table:style-name="ce87">
            <text:p>3.76</text:p>
          </table:table-cell>
          <table:table-cell office:value-type="float" office:value="349000" table:formula="of:=([.B76]-[.B75])" table:style-name="ce90">
            <text:p>349000</text:p>
          </table:table-cell>
          <table:table-cell office:value-type="float" office:value="1.0094874464884924" table:formula="of:=([.B76]*100/[.B75])-100" table:style-name="ce29">
            <text:p>1.01</text:p>
          </table:table-cell>
          <table:table-cell office:value-type="float" office:value="272526.60412446409" table:formula="of:=[.CI76]-([.CS76]/2)" table:style-name="ce8">
            <text:p>272527</text:p>
          </table:table-cell>
          <table:table-cell office:value-type="float" office:value="1367236.5758754862" table:style-name="ce116">
            <text:p>1367237</text:p>
          </table:table-cell>
          <table:table-cell office:value-type="float" office:value="3.0585127669377172" table:formula="of:=[.CV76]/[.CI76]" table:style-name="ce141">
            <text:p>3.1</text:p>
          </table:table-cell>
          <table:table-cell office:value-type="string" table:style-name="ce151">
            <text:p>null</text:p>
          </table:table-cell>
          <table:table-cell office:value-type="float" office:value="21606.800000000003" table:style-name="ce8">
            <text:p>2160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.37" table:style-name="ce29">
            <text:p>11.3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13.1420289855073" table:formula="of:=[.CY76]/69" table:style-name="ce25">
            <text:p>313.1</text:p>
          </table:table-cell>
          <table:table-cell office:value-type="float" office:value="313.1420289855073" table:style-name="ce25">
            <text:p>313.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19" table:formula="of:=-0.06*(([.A76]-1963)^2)+8.5*([.A76]-1963)+140" table:style-name="ce26">
            <text:p>219.0</text:p>
          </table:table-cell>
          <table:table-cell office:value-type="float" office:value="269" table:formula="of:=[.EK76]+50" table:style-name="ce26">
            <text:p>269.0</text:p>
          </table:table-cell>
          <table:table-cell office:value-type="float" office:value="169" table:formula="of:=[.EK76]-50" table:style-name="ce26">
            <text:p>169.0</text:p>
          </table:table-cell>
          <table:table-cell office:value-type="float" office:value="319" table:formula="of:=[.EK76]+100" table:style-name="ce26">
            <text:p>319.0</text:p>
          </table:table-cell>
          <table:table-cell office:value-type="float" office:value="119" table:formula="of:=[.EK76]-100" table:style-name="ce26">
            <text:p>119.0</text:p>
          </table:table-cell>
          <table:table-cell office:value-type="float" office:value="227.5" table:formula="of:=-0.025*(([.A76]-1963)^2)+5.5*([.A76]-1963)+175" table:style-name="ce26">
            <text:p>227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4" table:style-name="ce17">
            <text:p>1974</text:p>
          </table:table-cell>
          <table:table-cell office:value-type="float" office:value="35288000" table:style-name="ce7">
            <text:p>35288000</text:p>
          </table:table-cell>
          <table:table-cell office:value-type="float" office:value="11800401" table:style-name="ce7">
            <text:p>11800401</text:p>
          </table:table-cell>
          <table:table-cell office:value-type="float" office:value="15283174.483626002" table:style-name="ce7">
            <text:p>15283174.48</text:p>
          </table:table-cell>
          <table:table-cell office:value-type="string" table:style-name="ce151">
            <text:p>null</text:p>
          </table:table-cell>
          <table:table-cell office:value-type="float" office:value="453861.57692307694" table:formula="of:=[.C77]/26" table:style-name="ce30">
            <text:p>453862</text:p>
          </table:table-cell>
          <table:table-cell office:value-type="float" office:value="226930.78846153847" table:formula="of:=[.F77]/2" table:style-name="ce30">
            <text:p>226931</text:p>
          </table:table-cell>
          <table:table-cell office:value-type="float" office:value="340396.18269230769" table:formula="of:=[.G77]*1.5" table:style-name="ce8">
            <text:p>34039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5.59416666666668" table:style-name="ce90">
            <text:p>96</text:p>
          </table:table-cell>
          <table:table-cell office:value-type="string" table:style-name="ce151">
            <text:p>null</text:p>
          </table:table-cell>
          <table:table-cell office:value-type="float" office:value="3.2137278539444765" table:style-name="ce120">
            <text:p>3.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326070.875494981" table:style-name="ce27">
            <text:p>12326071</text:p>
          </table:table-cell>
          <table:table-cell office:value-type="float" office:value="416823.65279451571" table:formula="of:=[.CH77]-[.CH76]" table:style-name="ce27">
            <text:p>41682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862874987207384" table:formula="of:=([.B77]/[.CH77])" table:style-name="ce38">
            <text:p>2.86</text:p>
          </table:table-cell>
          <table:table-cell office:value-type="float" office:value="3.7509999999999994" table:formula="of:=[.CO76]-(([.$CO$74]-[.$CO$84])/10)" table:style-name="ce128">
            <text:p>3.75</text:p>
          </table:table-cell>
          <table:table-cell office:value-type="float" office:value="0.88812501279261546" table:formula="of:=([.CO77]-[.CN77])" table:style-name="ce88">
            <text:p>0.89</text:p>
          </table:table-cell>
          <table:table-cell office:value-type="float" office:value="3.4999999999999858" table:formula="of:=([.CH77]*100/[.CH76])-100" table:style-name="ce26">
            <text:p>3.5</text:p>
          </table:table-cell>
          <table:table-cell office:value-type="float" office:value="3.6975703295777542" table:formula="of:=AVERAGE([.$CQ$74:.CQ77])" table:style-name="ce87">
            <text:p>3.70</text:p>
          </table:table-cell>
          <table:table-cell office:value-type="float" office:value="367000" table:formula="of:=([.B77]-[.B76])" table:style-name="ce90">
            <text:p>367000</text:p>
          </table:table-cell>
          <table:table-cell office:value-type="float" office:value="1.0509435583173428" table:formula="of:=([.B77]*100/[.B76])-100" table:style-name="ce29">
            <text:p>1.05</text:p>
          </table:table-cell>
          <table:table-cell office:value-type="float" office:value="233323.65279451571" table:formula="of:=[.CI77]-([.CS77]/2)" table:style-name="ce8">
            <text:p>233324</text:p>
          </table:table-cell>
          <table:table-cell office:value-type="float" office:value="1390694.0661478597" table:style-name="ce116">
            <text:p>1390694</text:p>
          </table:table-cell>
          <table:table-cell office:value-type="float" office:value="3.336408711032143" table:formula="of:=[.CV77]/[.CI77]" table:style-name="ce141">
            <text:p>3.3</text:p>
          </table:table-cell>
          <table:table-cell office:value-type="string" table:style-name="ce151">
            <text:p>null</text:p>
          </table:table-cell>
          <table:table-cell office:value-type="float" office:value="22147.3" table:style-name="ce8">
            <text:p>2214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.66" table:style-name="ce29">
            <text:p>15.6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0.97536231884055" table:formula="of:=[.CY77]/69" table:style-name="ce25">
            <text:p>321.0</text:p>
          </table:table-cell>
          <table:table-cell office:value-type="float" office:value="320.97536231884055" table:style-name="ce25">
            <text:p>321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26.24" table:formula="of:=-0.06*(([.A77]-1963)^2)+8.5*([.A77]-1963)+140" table:style-name="ce26">
            <text:p>226.2</text:p>
          </table:table-cell>
          <table:table-cell office:value-type="float" office:value="276.24" table:formula="of:=[.EK77]+50" table:style-name="ce26">
            <text:p>276.2</text:p>
          </table:table-cell>
          <table:table-cell office:value-type="float" office:value="176.24" table:formula="of:=[.EK77]-50" table:style-name="ce26">
            <text:p>176.2</text:p>
          </table:table-cell>
          <table:table-cell office:value-type="float" office:value="326.24" table:formula="of:=[.EK77]+100" table:style-name="ce26">
            <text:p>326.2</text:p>
          </table:table-cell>
          <table:table-cell office:value-type="float" office:value="126.24000000000001" table:formula="of:=[.EK77]-100" table:style-name="ce26">
            <text:p>126.2</text:p>
          </table:table-cell>
          <table:table-cell office:value-type="float" office:value="232.47499999999999" table:formula="of:=-0.025*(([.A77]-1963)^2)+5.5*([.A77]-1963)+175" table:style-name="ce26">
            <text:p>232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5" table:style-name="ce17">
            <text:p>1975</text:p>
          </table:table-cell>
          <table:table-cell office:value-type="float" office:value="35688000" table:style-name="ce7">
            <text:p>35688000</text:p>
          </table:table-cell>
          <table:table-cell office:value-type="float" office:value="11872022" table:style-name="ce7">
            <text:p>11872022</text:p>
          </table:table-cell>
          <table:table-cell office:value-type="float" office:value="15433334.768084006" table:style-name="ce7">
            <text:p>15433334.77</text:p>
          </table:table-cell>
          <table:table-cell office:value-type="string" table:style-name="ce151">
            <text:p>null</text:p>
          </table:table-cell>
          <table:table-cell office:value-type="float" office:value="456616.23076923075" table:formula="of:=[.C78]/26" table:style-name="ce30">
            <text:p>456616</text:p>
          </table:table-cell>
          <table:table-cell office:value-type="float" office:value="228308.11538461538" table:formula="of:=[.F78]/2" table:style-name="ce30">
            <text:p>228308</text:p>
          </table:table-cell>
          <table:table-cell office:value-type="float" office:value="342462.17307692306" table:formula="of:=[.G78]*1.5" table:style-name="ce8">
            <text:p>34246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2.156666666666652" table:style-name="ce90">
            <text:p>92</text:p>
          </table:table-cell>
          <table:table-cell office:value-type="string" table:style-name="ce151">
            <text:p>null</text:p>
          </table:table-cell>
          <table:table-cell office:value-type="float" office:value="-0.77240179914257112" table:style-name="ce120">
            <text:p>-0.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695853.001759831" table:style-name="ce27">
            <text:p>12695853</text:p>
          </table:table-cell>
          <table:table-cell office:value-type="float" office:value="369782.12626484968" table:formula="of:=[.CH78]-[.CH77]" table:style-name="ce27">
            <text:p>36978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810996629769825" table:formula="of:=([.B78]/[.CH78])" table:style-name="ce38">
            <text:p>2.81</text:p>
          </table:table-cell>
          <table:table-cell office:value-type="float" office:value="3.7279999999999993" table:formula="of:=[.CO77]-(([.$CO$74]-[.$CO$84])/10)" table:style-name="ce128">
            <text:p>3.73</text:p>
          </table:table-cell>
          <table:table-cell office:value-type="float" office:value="0.91700337023017431" table:formula="of:=([.CO78]-[.CN78])" table:style-name="ce88">
            <text:p>0.92</text:p>
          </table:table-cell>
          <table:table-cell office:value-type="float" office:value="3.0000000000000142" table:formula="of:=([.CH78]*100/[.CH77])-100" table:style-name="ce26">
            <text:p>3.0</text:p>
          </table:table-cell>
          <table:table-cell office:value-type="float" office:value="3.5580562636622064" table:formula="of:=AVERAGE([.$CQ$74:.CQ78])" table:style-name="ce87">
            <text:p>3.56</text:p>
          </table:table-cell>
          <table:table-cell office:value-type="float" office:value="400000" table:formula="of:=([.B78]-[.B77])" table:style-name="ce90">
            <text:p>400000</text:p>
          </table:table-cell>
          <table:table-cell office:value-type="float" office:value="1.1335298118340518" table:formula="of:=([.B78]*100/[.B77])-100" table:style-name="ce29">
            <text:p>1.13</text:p>
          </table:table-cell>
          <table:table-cell office:value-type="float" office:value="169782.12626484968" table:formula="of:=[.CI78]-([.CS78]/2)" table:style-name="ce8">
            <text:p>169782</text:p>
          </table:table-cell>
          <table:table-cell office:value-type="float" office:value="1350481.2256809338" table:style-name="ce116">
            <text:p>1350481</text:p>
          </table:table-cell>
          <table:table-cell office:value-type="float" office:value="3.652099790008986" table:formula="of:=[.CV78]/[.CI78]" table:style-name="ce141">
            <text:p>3.7</text:p>
          </table:table-cell>
          <table:table-cell office:value-type="string" table:style-name="ce151">
            <text:p>null</text:p>
          </table:table-cell>
          <table:table-cell office:value-type="float" office:value="20849.3" table:style-name="ce8">
            <text:p>2084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.02" table:style-name="ce29">
            <text:p>17.0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30.94126984126984" table:formula="of:=[.CY78]/63" table:style-name="ce25">
            <text:p>330.9</text:p>
          </table:table-cell>
          <table:table-cell office:value-type="float" office:value="330.94126984126984" table:style-name="ce25">
            <text:p>330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3.36" table:formula="of:=-0.06*(([.A78]-1963)^2)+8.5*([.A78]-1963)+140" table:style-name="ce26">
            <text:p>233.4</text:p>
          </table:table-cell>
          <table:table-cell office:value-type="float" office:value="283.36" table:formula="of:=[.EK78]+50" table:style-name="ce26">
            <text:p>283.4</text:p>
          </table:table-cell>
          <table:table-cell office:value-type="float" office:value="183.36" table:formula="of:=[.EK78]-50" table:style-name="ce26">
            <text:p>183.4</text:p>
          </table:table-cell>
          <table:table-cell office:value-type="float" office:value="333.36" table:formula="of:=[.EK78]+100" table:style-name="ce26">
            <text:p>333.4</text:p>
          </table:table-cell>
          <table:table-cell office:value-type="float" office:value="133.36000000000001" table:formula="of:=[.EK78]-100" table:style-name="ce26">
            <text:p>133.4</text:p>
          </table:table-cell>
          <table:table-cell office:value-type="float" office:value="237.4" table:formula="of:=-0.025*(([.A78]-1963)^2)+5.5*([.A78]-1963)+175" table:style-name="ce26">
            <text:p>237.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6" table:style-name="ce17">
            <text:p>1976</text:p>
          </table:table-cell>
          <table:table-cell office:value-type="float" office:value="36118000" table:style-name="ce7">
            <text:p>36118000</text:p>
          </table:table-cell>
          <table:table-cell office:value-type="float" office:value="11926333" table:style-name="ce7">
            <text:p>11926333</text:p>
          </table:table-cell>
          <table:table-cell office:value-type="float" office:value="15569723.748479994" table:style-name="ce7">
            <text:p>15569723.75</text:p>
          </table:table-cell>
          <table:table-cell office:value-type="string" table:style-name="ce151">
            <text:p>null</text:p>
          </table:table-cell>
          <table:table-cell office:value-type="float" office:value="458705.11538461538" table:formula="of:=[.C79]/26" table:style-name="ce30">
            <text:p>458705</text:p>
          </table:table-cell>
          <table:table-cell office:value-type="float" office:value="229352.55769230769" table:formula="of:=[.F79]/2" table:style-name="ce30">
            <text:p>229353</text:p>
          </table:table-cell>
          <table:table-cell office:value-type="float" office:value="344028.8365384615" table:formula="of:=[.G79]*1.5" table:style-name="ce8">
            <text:p>34402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2.542500000000004" table:style-name="ce90">
            <text:p>83</text:p>
          </table:table-cell>
          <table:table-cell office:value-type="string" table:style-name="ce151">
            <text:p>null</text:p>
          </table:table-cell>
          <table:table-cell office:value-type="float" office:value="5.027026800372127" table:style-name="ce120">
            <text:p>5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064032.738810865" table:style-name="ce27">
            <text:p>13064033</text:p>
          </table:table-cell>
          <table:table-cell office:value-type="float" office:value="368179.73705103435" table:formula="of:=[.CH79]-[.CH78]" table:style-name="ce27">
            <text:p>36818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7646899485103087" table:formula="of:=([.B79]/[.CH79])" table:style-name="ce38">
            <text:p>2.76</text:p>
          </table:table-cell>
          <table:table-cell office:value-type="float" office:value="3.7049999999999992" table:formula="of:=[.CO78]-(([.$CO$74]-[.$CO$84])/10)" table:style-name="ce128">
            <text:p>3.71</text:p>
          </table:table-cell>
          <table:table-cell office:value-type="float" office:value="0.94031005148969049" table:formula="of:=([.CO79]-[.CN79])" table:style-name="ce88">
            <text:p>0.94</text:p>
          </table:table-cell>
          <table:table-cell office:value-type="float" office:value="2.9000000000000057" table:formula="of:=([.CH79]*100/[.CH78])-100" table:style-name="ce26">
            <text:p>2.9</text:p>
          </table:table-cell>
          <table:table-cell office:value-type="float" office:value="3.4483802197185063" table:formula="of:=AVERAGE([.$CQ$74:.CQ79])" table:style-name="ce87">
            <text:p>3.45</text:p>
          </table:table-cell>
          <table:table-cell office:value-type="float" office:value="430000" table:formula="of:=([.B79]-[.B78])" table:style-name="ce90">
            <text:p>430000</text:p>
          </table:table-cell>
          <table:table-cell office:value-type="float" office:value="1.2048867966823593" table:formula="of:=([.B79]*100/[.B78])-100" table:style-name="ce29">
            <text:p>1.20</text:p>
          </table:table-cell>
          <table:table-cell office:value-type="float" office:value="153179.73705103435" table:formula="of:=[.CI79]-([.CS79]/2)" table:style-name="ce8">
            <text:p>153180</text:p>
          </table:table-cell>
          <table:table-cell office:value-type="float" office:value="1346013.13229572" table:style-name="ce116">
            <text:p>1346013</text:p>
          </table:table-cell>
          <table:table-cell office:value-type="float" office:value="3.6558588016731233" table:formula="of:=[.CV79]/[.CI79]" table:style-name="ce141">
            <text:p>3.7</text:p>
          </table:table-cell>
          <table:table-cell office:value-type="string" table:style-name="ce151">
            <text:p>null</text:p>
          </table:table-cell>
          <table:table-cell office:value-type="float" office:value="21293" table:style-name="ce8">
            <text:p>2129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.559999999999999" table:style-name="ce29">
            <text:p>17.5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2.62121212121212" table:formula="of:=[.CY79]/66" table:style-name="ce25">
            <text:p>322.6</text:p>
          </table:table-cell>
          <table:table-cell office:value-type="float" office:value="322.62121212121212" table:style-name="ce25">
            <text:p>322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0.36" table:formula="of:=-0.06*(([.A79]-1963)^2)+8.5*([.A79]-1963)+140" table:style-name="ce26">
            <text:p>240.4</text:p>
          </table:table-cell>
          <table:table-cell office:value-type="float" office:value="290.36" table:formula="of:=[.EK79]+50" table:style-name="ce26">
            <text:p>290.4</text:p>
          </table:table-cell>
          <table:table-cell office:value-type="float" office:value="190.36" table:formula="of:=[.EK79]-50" table:style-name="ce26">
            <text:p>190.4</text:p>
          </table:table-cell>
          <table:table-cell office:value-type="float" office:value="340.36" table:formula="of:=[.EK79]+100" table:style-name="ce26">
            <text:p>340.4</text:p>
          </table:table-cell>
          <table:table-cell office:value-type="float" office:value="140.36000000000001" table:formula="of:=[.EK79]-100" table:style-name="ce26">
            <text:p>140.4</text:p>
          </table:table-cell>
          <table:table-cell office:value-type="float" office:value="242.27500000000001" table:formula="of:=-0.025*(([.A79]-1963)^2)+5.5*([.A79]-1963)+175" table:style-name="ce26">
            <text:p>242.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7" table:style-name="ce17">
            <text:p>1977</text:p>
          </table:table-cell>
          <table:table-cell office:value-type="float" office:value="36564000" table:style-name="ce7">
            <text:p>36564000</text:p>
          </table:table-cell>
          <table:table-cell office:value-type="float" office:value="11966578" table:style-name="ce7">
            <text:p>11966578</text:p>
          </table:table-cell>
          <table:table-cell office:value-type="float" office:value="15701264.189243" table:style-name="ce7">
            <text:p>15701264.19</text:p>
          </table:table-cell>
          <table:table-cell office:value-type="string" table:style-name="ce151">
            <text:p>null</text:p>
          </table:table-cell>
          <table:table-cell office:value-type="float" office:value="460253" table:formula="of:=[.C80]/26" table:style-name="ce30">
            <text:p>460253</text:p>
          </table:table-cell>
          <table:table-cell office:value-type="float" office:value="230126.5" table:formula="of:=[.F80]/2" table:style-name="ce30">
            <text:p>230127</text:p>
          </table:table-cell>
          <table:table-cell office:value-type="float" office:value="345189.75" table:formula="of:=[.G80]*1.5" table:style-name="ce8">
            <text:p>34519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02.25166666666667" table:style-name="ce90">
            <text:p>102</text:p>
          </table:table-cell>
          <table:table-cell office:value-type="string" table:style-name="ce151">
            <text:p>null</text:p>
          </table:table-cell>
          <table:table-cell office:value-type="float" office:value="3.0857827457513736" table:style-name="ce120">
            <text:p>3.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429825.65549757" table:style-name="ce27">
            <text:p>13429826</text:p>
          </table:table-cell>
          <table:table-cell office:value-type="float" office:value="365792.91668670438" table:formula="of:=[.CH80]-[.CH79]" table:style-name="ce27">
            <text:p>36579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7225967736247072" table:formula="of:=([.B80]/[.CH80])" table:style-name="ce38">
            <text:p>2.72</text:p>
          </table:table-cell>
          <table:table-cell office:value-type="float" office:value="3.6819999999999991" table:formula="of:=[.CO79]-(([.$CO$74]-[.$CO$84])/10)" table:style-name="ce128">
            <text:p>3.68</text:p>
          </table:table-cell>
          <table:table-cell office:value-type="float" office:value="0.95940322637529185" table:formula="of:=([.CO80]-[.CN80])" table:style-name="ce88">
            <text:p>0.96</text:p>
          </table:table-cell>
          <table:table-cell office:value-type="float" office:value="2.8000000000000114" table:formula="of:=([.CH80]*100/[.CH79])-100" table:style-name="ce26">
            <text:p>2.8</text:p>
          </table:table-cell>
          <table:table-cell office:value-type="float" office:value="3.3557544740444354" table:formula="of:=AVERAGE([.$CQ$74:.CQ80])" table:style-name="ce87">
            <text:p>3.36</text:p>
          </table:table-cell>
          <table:table-cell office:value-type="float" office:value="446000" table:formula="of:=([.B80]-[.B79])" table:style-name="ce90">
            <text:p>446000</text:p>
          </table:table-cell>
          <table:table-cell office:value-type="float" office:value="1.234841353341821" table:formula="of:=([.B80]*100/[.B79])-100" table:style-name="ce29">
            <text:p>1.23</text:p>
          </table:table-cell>
          <table:table-cell office:value-type="float" office:value="142792.91668670438" table:formula="of:=[.CI80]-([.CS80]/2)" table:style-name="ce8">
            <text:p>142793</text:p>
          </table:table-cell>
          <table:table-cell office:value-type="float" office:value="1417502.6264591438" table:style-name="ce116">
            <text:p>1417503</text:p>
          </table:table-cell>
          <table:table-cell office:value-type="float" office:value="3.8751505614123509" table:formula="of:=[.CV80]/[.CI80]" table:style-name="ce141">
            <text:p>3.9</text:p>
          </table:table-cell>
          <table:table-cell office:value-type="string" table:style-name="ce151">
            <text:p>null</text:p>
          </table:table-cell>
          <table:table-cell office:value-type="float" office:value="21710" table:style-name="ce8">
            <text:p>2171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.44" table:style-name="ce29">
            <text:p>24.4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14.63768115942031" table:formula="of:=[.CY80]/69" table:style-name="ce25">
            <text:p>314.6</text:p>
          </table:table-cell>
          <table:table-cell office:value-type="float" office:value="314.63768115942031" table:style-name="ce25">
            <text:p>314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7.24" table:formula="of:=-0.06*(([.A80]-1963)^2)+8.5*([.A80]-1963)+140" table:style-name="ce26">
            <text:p>247.2</text:p>
          </table:table-cell>
          <table:table-cell office:value-type="float" office:value="297.24" table:formula="of:=[.EK80]+50" table:style-name="ce26">
            <text:p>297.2</text:p>
          </table:table-cell>
          <table:table-cell office:value-type="float" office:value="197.24" table:formula="of:=[.EK80]-50" table:style-name="ce26">
            <text:p>197.2</text:p>
          </table:table-cell>
          <table:table-cell office:value-type="float" office:value="347.24" table:formula="of:=[.EK80]+100" table:style-name="ce26">
            <text:p>347.2</text:p>
          </table:table-cell>
          <table:table-cell office:value-type="float" office:value="147.24" table:formula="of:=[.EK80]-100" table:style-name="ce26">
            <text:p>147.2</text:p>
          </table:table-cell>
          <table:table-cell office:value-type="float" office:value="247.1" table:formula="of:=-0.025*(([.A80]-1963)^2)+5.5*([.A80]-1963)+175" table:style-name="ce26">
            <text:p>247.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8" table:style-name="ce17">
            <text:p>1978</text:p>
          </table:table-cell>
          <table:table-cell office:value-type="float" office:value="36741000" table:style-name="ce7">
            <text:p>36741000</text:p>
          </table:table-cell>
          <table:table-cell office:value-type="float" office:value="12024081" table:style-name="ce7">
            <text:p>12024081</text:p>
          </table:table-cell>
          <table:table-cell office:value-type="float" office:value="15869336.209646001" table:style-name="ce7">
            <text:p>15869336.21</text:p>
          </table:table-cell>
          <table:table-cell office:value-type="string" table:style-name="ce151">
            <text:p>null</text:p>
          </table:table-cell>
          <table:table-cell office:value-type="float" office:value="462464.65384615387" table:formula="of:=[.C81]/26" table:style-name="ce30">
            <text:p>462465</text:p>
          </table:table-cell>
          <table:table-cell office:value-type="float" office:value="231232.32692307694" table:formula="of:=[.F81]/2" table:style-name="ce30">
            <text:p>231232</text:p>
          </table:table-cell>
          <table:table-cell office:value-type="float" office:value="346848.49038461538" table:formula="of:=[.G81]*1.5" table:style-name="ce8">
            <text:p>34684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5.8875" table:style-name="ce90">
            <text:p>126</text:p>
          </table:table-cell>
          <table:table-cell office:value-type="string" table:style-name="ce151">
            <text:p>null</text:p>
          </table:table-cell>
          <table:table-cell office:value-type="float" office:value="3.1236846843172543" table:style-name="ce120">
            <text:p>3.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792430.948196003" table:style-name="ce27">
            <text:p>13792431</text:p>
          </table:table-cell>
          <table:table-cell office:value-type="float" office:value="362605.29269843362" table:formula="of:=[.CH81]-[.CH80]" table:style-name="ce27">
            <text:p>36260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6638523794679996" table:formula="of:=([.B81]/[.CH81])" table:style-name="ce38">
            <text:p>2.66</text:p>
          </table:table-cell>
          <table:table-cell office:value-type="float" office:value="3.6589999999999989" table:formula="of:=[.CO80]-(([.$CO$74]-[.$CO$84])/10)" table:style-name="ce128">
            <text:p>3.66</text:p>
          </table:table-cell>
          <table:table-cell office:value-type="float" office:value="0.99514762053199934" table:formula="of:=([.CO81]-[.CN81])" table:style-name="ce88">
            <text:p>1.00</text:p>
          </table:table-cell>
          <table:table-cell office:value-type="float" office:value="2.7000000000000028" table:formula="of:=([.CH81]*100/[.CH80])-100" table:style-name="ce26">
            <text:p>2.7</text:p>
          </table:table-cell>
          <table:table-cell office:value-type="float" office:value="3.2737851647888814" table:formula="of:=AVERAGE([.$CQ$74:.CQ81])" table:style-name="ce87">
            <text:p>3.27</text:p>
          </table:table-cell>
          <table:table-cell office:value-type="float" office:value="177000" table:formula="of:=([.B81]-[.B80])" table:style-name="ce90">
            <text:p>177000</text:p>
          </table:table-cell>
          <table:table-cell office:value-type="float" office:value="0.48408270429931122" table:formula="of:=([.B81]*100/[.B80])-100" table:style-name="ce29">
            <text:p>0.48</text:p>
          </table:table-cell>
          <table:table-cell office:value-type="float" office:value="274105.29269843362" table:formula="of:=[.CI81]-([.CS81]/2)" table:style-name="ce8">
            <text:p>274105</text:p>
          </table:table-cell>
          <table:table-cell office:value-type="float" office:value="1329257.7821011674" table:style-name="ce116">
            <text:p>1329258</text:p>
          </table:table-cell>
          <table:table-cell office:value-type="float" office:value="3.6658532262701016" table:formula="of:=[.CV81]/[.CI81]" table:style-name="ce141">
            <text:p>3.7</text:p>
          </table:table-cell>
          <table:table-cell office:value-type="string" table:style-name="ce151">
            <text:p>null</text:p>
          </table:table-cell>
          <table:table-cell office:value-type="float" office:value="22028" table:style-name="ce8">
            <text:p>2202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9.98" table:style-name="ce29">
            <text:p>19.9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89.84210526315792" table:formula="of:=[.CY81]/76" table:style-name="ce25">
            <text:p>289.8</text:p>
          </table:table-cell>
          <table:table-cell office:value-type="float" office:value="289.84210526315792" table:style-name="ce25">
            <text:p>289.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54" table:formula="of:=-0.06*(([.A81]-1963)^2)+8.5*([.A81]-1963)+140" table:style-name="ce26">
            <text:p>254.0</text:p>
          </table:table-cell>
          <table:table-cell office:value-type="float" office:value="304" table:formula="of:=[.EK81]+50" table:style-name="ce26">
            <text:p>304.0</text:p>
          </table:table-cell>
          <table:table-cell office:value-type="float" office:value="204" table:formula="of:=[.EK81]-50" table:style-name="ce26">
            <text:p>204.0</text:p>
          </table:table-cell>
          <table:table-cell office:value-type="float" office:value="354" table:formula="of:=[.EK81]+100" table:style-name="ce26">
            <text:p>354.0</text:p>
          </table:table-cell>
          <table:table-cell office:value-type="float" office:value="154" table:formula="of:=[.EK81]-100" table:style-name="ce26">
            <text:p>154.0</text:p>
          </table:table-cell>
          <table:table-cell office:value-type="float" office:value="251.875" table:formula="of:=-0.025*(([.A81]-1963)^2)+5.5*([.A81]-1963)+175" table:style-name="ce26">
            <text:p>251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79" table:style-name="ce17">
            <text:p>1979</text:p>
          </table:table-cell>
          <table:table-cell office:value-type="float" office:value="37289000" table:style-name="ce7">
            <text:p>37289000</text:p>
          </table:table-cell>
          <table:table-cell office:value-type="float" office:value="12074990" table:style-name="ce7">
            <text:p>12074990</text:p>
          </table:table-cell>
          <table:table-cell office:value-type="float" office:value="16022183.180545999" table:style-name="ce7">
            <text:p>16022183.18</text:p>
          </table:table-cell>
          <table:table-cell office:value-type="string" table:style-name="ce151">
            <text:p>null</text:p>
          </table:table-cell>
          <table:table-cell office:value-type="float" office:value="464422.69230769231" table:formula="of:=[.C82]/26" table:style-name="ce30">
            <text:p>464423</text:p>
          </table:table-cell>
          <table:table-cell office:value-type="float" office:value="232211.34615384616" table:formula="of:=[.F82]/2" table:style-name="ce30">
            <text:p>232211</text:p>
          </table:table-cell>
          <table:table-cell office:value-type="float" office:value="348317.01923076925" table:formula="of:=[.G82]*1.5" table:style-name="ce8">
            <text:p>34831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.516500000000001" table:style-name="ce78">
            <text:p>17.5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93.33666666666667" table:style-name="ce90">
            <text:p>193</text:p>
          </table:table-cell>
          <table:table-cell office:value-type="string" table:style-name="ce151">
            <text:p>null</text:p>
          </table:table-cell>
          <table:table-cell office:value-type="float" office:value="3.8734540929989691" table:style-name="ce120">
            <text:p>3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137241.721900903" table:style-name="ce27">
            <text:p>14137242</text:p>
          </table:table-cell>
          <table:table-cell office:value-type="float" office:value="344810.77370489947" table:formula="of:=[.CH82]-[.CH81]" table:style-name="ce27">
            <text:p>34481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6376432357546262" table:formula="of:=([.B82]/[.CH82])" table:style-name="ce38">
            <text:p>2.64</text:p>
          </table:table-cell>
          <table:table-cell office:value-type="float" office:value="3.6359999999999988" table:formula="of:=[.CO81]-(([.$CO$74]-[.$CO$84])/10)" table:style-name="ce128">
            <text:p>3.64</text:p>
          </table:table-cell>
          <table:table-cell office:value-type="float" office:value="0.99835676424537256" table:formula="of:=([.CO82]-[.CN82])" table:style-name="ce88">
            <text:p>1.00</text:p>
          </table:table-cell>
          <table:table-cell office:value-type="float" office:value="2.4999999999999858" table:formula="of:=([.CH82]*100/[.CH81])-100" table:style-name="ce26">
            <text:p>2.5</text:p>
          </table:table-cell>
          <table:table-cell office:value-type="float" office:value="3.1878090353678932" table:formula="of:=AVERAGE([.$CQ$74:.CQ82])" table:style-name="ce87">
            <text:p>3.19</text:p>
          </table:table-cell>
          <table:table-cell office:value-type="float" office:value="548000" table:formula="of:=([.B82]-[.B81])" table:style-name="ce90">
            <text:p>548000</text:p>
          </table:table-cell>
          <table:table-cell office:value-type="float" office:value="1.491521733213574" table:formula="of:=([.B82]*100/[.B81])-100" table:style-name="ce29">
            <text:p>1.49</text:p>
          </table:table-cell>
          <table:table-cell office:value-type="float" office:value="70810.773704899475" table:formula="of:=[.CI82]-([.CS82]/2)" table:style-name="ce8">
            <text:p>70811</text:p>
          </table:table-cell>
          <table:table-cell office:value-type="float" office:value="1249949.1245136186" table:style-name="ce116">
            <text:p>1249949</text:p>
          </table:table-cell>
          <table:table-cell office:value-type="float" office:value="3.6250292039406133" table:formula="of:=[.CV82]/[.CI82]" table:style-name="ce141">
            <text:p>3.6</text:p>
          </table:table-cell>
          <table:table-cell office:value-type="string" table:style-name="ce151">
            <text:p>null</text:p>
          </table:table-cell>
          <table:table-cell office:value-type="float" office:value="20773" table:style-name="ce8">
            <text:p>2077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.68" table:style-name="ce29">
            <text:p>15.6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73.32894736842104" table:formula="of:=[.CY82]/76" table:style-name="ce25">
            <text:p>273.3</text:p>
          </table:table-cell>
          <table:table-cell office:value-type="float" office:value="273.32894736842104" table:style-name="ce25">
            <text:p>273.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60.64" table:formula="of:=-0.06*(([.A82]-1963)^2)+8.5*([.A82]-1963)+140" table:style-name="ce26">
            <text:p>260.6</text:p>
          </table:table-cell>
          <table:table-cell office:value-type="float" office:value="310.64" table:formula="of:=[.EK82]+50" table:style-name="ce26">
            <text:p>310.6</text:p>
          </table:table-cell>
          <table:table-cell office:value-type="float" office:value="210.64" table:formula="of:=[.EK82]-50" table:style-name="ce26">
            <text:p>210.6</text:p>
          </table:table-cell>
          <table:table-cell office:value-type="float" office:value="360.64" table:formula="of:=[.EK82]+100" table:style-name="ce26">
            <text:p>360.6</text:p>
          </table:table-cell>
          <table:table-cell office:value-type="float" office:value="160.63999999999999" table:formula="of:=[.EK82]-100" table:style-name="ce26">
            <text:p>160.6</text:p>
          </table:table-cell>
          <table:table-cell office:value-type="float" office:value="256.60000000000002" table:formula="of:=-0.025*(([.A82]-1963)^2)+5.5*([.A82]-1963)+175" table:style-name="ce26">
            <text:p>256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0" table:style-name="ce17">
            <text:p>1980</text:p>
          </table:table-cell>
          <table:table-cell office:value-type="float" office:value="37527000" table:style-name="ce7">
            <text:p>37527000</text:p>
          </table:table-cell>
          <table:table-cell office:value-type="float" office:value="12092821" table:style-name="ce7">
            <text:p>12092821</text:p>
          </table:table-cell>
          <table:table-cell office:value-type="float" office:value="16153924.175535997" table:style-name="ce7">
            <text:p>16153924.18</text:p>
          </table:table-cell>
          <table:table-cell office:value-type="string" table:style-name="ce151">
            <text:p>null</text:p>
          </table:table-cell>
          <table:table-cell office:value-type="float" office:value="465108.5" table:formula="of:=[.C83]/26" table:style-name="ce30">
            <text:p>465109</text:p>
          </table:table-cell>
          <table:table-cell office:value-type="float" office:value="232554.25" table:formula="of:=[.F83]/2" table:style-name="ce30">
            <text:p>232554</text:p>
          </table:table-cell>
          <table:table-cell office:value-type="float" office:value="348831.375" table:formula="of:=[.G83]*1.5" table:style-name="ce8">
            <text:p>34883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.841749999999999" table:style-name="ce78">
            <text:p>15.8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30451000000" table:style-name="ce105">
            <text:p>1.23E+1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74.74166666666662" table:style-name="ce90">
            <text:p>375</text:p>
          </table:table-cell>
          <table:table-cell office:value-type="string" table:style-name="ce151">
            <text:p>null</text:p>
          </table:table-cell>
          <table:table-cell office:value-type="float" office:value="2.1593480833944625" table:style-name="ce120">
            <text:p>2.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476535.523226524" table:style-name="ce27">
            <text:p>14476536</text:p>
          </table:table-cell>
          <table:table-cell office:value-type="float" office:value="339293.80132562108" table:formula="of:=[.CH83]-[.CH82]" table:style-name="ce27">
            <text:p>33929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5922638700254437" table:formula="of:=([.B83]/[.CH83])" table:style-name="ce38">
            <text:p>2.59</text:p>
          </table:table-cell>
          <table:table-cell office:value-type="float" office:value="3.6129999999999987" table:formula="of:=[.CO82]-(([.$CO$74]-[.$CO$84])/10)" table:style-name="ce128">
            <text:p>3.61</text:p>
          </table:table-cell>
          <table:table-cell office:value-type="float" office:value="1.020736129974555" table:formula="of:=([.CO83]-[.CN83])" table:style-name="ce88">
            <text:p>1.02</text:p>
          </table:table-cell>
          <table:table-cell office:value-type="float" office:value="2.3999999999999915" table:formula="of:=([.CH83]*100/[.CH82])-100" table:style-name="ce26">
            <text:p>2.4</text:p>
          </table:table-cell>
          <table:table-cell office:value-type="float" office:value="3.1090281318311028" table:formula="of:=AVERAGE([.$CQ$74:.CQ83])" table:style-name="ce87">
            <text:p>3.11</text:p>
          </table:table-cell>
          <table:table-cell office:value-type="float" office:value="238000" table:formula="of:=([.B83]-[.B82])" table:style-name="ce90">
            <text:p>238000</text:p>
          </table:table-cell>
          <table:table-cell office:value-type="float" office:value="0.6382579312934098" table:formula="of:=([.B83]*100/[.B82])-100" table:style-name="ce29">
            <text:p>0.64</text:p>
          </table:table-cell>
          <table:table-cell office:value-type="float" office:value="220293.80132562108" table:formula="of:=[.CI83]-([.CS83]/2)" table:style-name="ce8">
            <text:p>220294</text:p>
          </table:table-cell>
          <table:table-cell office:value-type="float" office:value="1148299.9999999998" table:style-name="ce116">
            <text:p>1148300</text:p>
          </table:table-cell>
          <table:table-cell office:value-type="float" office:value="3.38438248949315" table:formula="of:=[.CV83]/[.CI83]" table:style-name="ce141">
            <text:p>3.4</text:p>
          </table:table-cell>
          <table:table-cell office:value-type="string" table:style-name="ce151">
            <text:p>null</text:p>
          </table:table-cell>
          <table:table-cell office:value-type="float" office:value="19725" table:style-name="ce8">
            <text:p>1972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.59" table:style-name="ce29">
            <text:p>15.5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59.53947368421052" table:formula="of:=[.CY83]/76" table:style-name="ce25">
            <text:p>259.5</text:p>
          </table:table-cell>
          <table:table-cell office:value-type="float" office:value="259.53947368421052" table:style-name="ce25">
            <text:p>259.5</text:p>
          </table:table-cell>
          <table:table-cell office:value-type="string" table:style-name="ce151">
            <text:p>null</text:p>
          </table:table-cell>
          <table:table-cell office:value-type="float" office:value="-1.6747500000000013" table:formula="of:=([.AH83]-[.AH82])" table:style-name="ce29">
            <text:p>-1.6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67.15999999999997" table:formula="of:=-0.06*(([.A83]-1963)^2)+8.5*([.A83]-1963)+140" table:style-name="ce26">
            <text:p>267.2</text:p>
          </table:table-cell>
          <table:table-cell office:value-type="float" office:value="317.15999999999997" table:formula="of:=[.EK83]+50" table:style-name="ce26">
            <text:p>317.2</text:p>
          </table:table-cell>
          <table:table-cell office:value-type="float" office:value="217.15999999999997" table:formula="of:=[.EK83]-50" table:style-name="ce26">
            <text:p>217.2</text:p>
          </table:table-cell>
          <table:table-cell office:value-type="float" office:value="367.15999999999997" table:formula="of:=[.EK83]+100" table:style-name="ce26">
            <text:p>367.2</text:p>
          </table:table-cell>
          <table:table-cell office:value-type="float" office:value="167.15999999999997" table:formula="of:=[.EK83]-100" table:style-name="ce26">
            <text:p>167.2</text:p>
          </table:table-cell>
          <table:table-cell office:value-type="float" office:value="261.27499999999998" table:formula="of:=-0.025*(([.A83]-1963)^2)+5.5*([.A83]-1963)+175" table:style-name="ce26">
            <text:p>261.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1" table:style-name="ce17">
            <text:p>1981</text:p>
          </table:table-cell>
          <table:table-cell office:value-type="float" office:value="37741000" table:style-name="ce7">
            <text:p>37741000</text:p>
          </table:table-cell>
          <table:table-cell office:value-type="float" office:value="12135566" table:style-name="ce7">
            <text:p>12135566</text:p>
          </table:table-cell>
          <table:table-cell office:value-type="float" office:value="16310425.597621998" table:style-name="ce7">
            <text:p>16310425.6</text:p>
          </table:table-cell>
          <table:table-cell office:value-type="string" table:style-name="ce151">
            <text:p>null</text:p>
          </table:table-cell>
          <table:table-cell office:value-type="float" office:value="466752.53846153844" table:formula="of:=[.C84]/26" table:style-name="ce30">
            <text:p>466753</text:p>
          </table:table-cell>
          <table:table-cell office:value-type="float" office:value="233376.26923076922" table:formula="of:=[.F84]/2" table:style-name="ce30">
            <text:p>233376</text:p>
          </table:table-cell>
          <table:table-cell office:value-type="float" office:value="350064.40384615381" table:formula="of:=[.G84]*1.5" table:style-name="ce8">
            <text:p>35006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.862454545454543" table:style-name="ce78">
            <text:p>16.8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56895000000" table:style-name="ce105">
            <text:p>1.36E+12</text:p>
          </table:table-cell>
          <table:table-cell office:value-type="float" office:value="10.276232048248971" table:formula="of:=([.AM84]*100/[.AM83])-100" table:style-name="ce87">
            <text:p>10.28</text:p>
          </table:table-cell>
          <table:table-cell office:value-type="float" office:value="10.276232048248971" table:formula="of:=AVERAGE([.$AN$84:.AN84])" table:style-name="ce87">
            <text:p>10.2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56.03" table:style-name="ce90">
            <text:p>356</text:p>
          </table:table-cell>
          <table:table-cell office:value-type="string" table:style-name="ce151">
            <text:p>null</text:p>
          </table:table-cell>
          <table:table-cell office:value-type="float" office:value="0.52395862262468995" table:style-name="ce120">
            <text:p>0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726000" table:style-name="ce21">
            <text:p>14726000</text:p>
          </table:table-cell>
          <table:table-cell office:value-type="float" office:value="249464.47677347623" table:formula="of:=[.CH84]-[.CH83]" table:style-name="ce27">
            <text:p>24946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5628819774548419" table:formula="of:=([.B84]/[.CH84])" table:style-name="ce38">
            <text:p>2.56</text:p>
          </table:table-cell>
          <table:table-cell office:value-type="float" office:value="3.59" table:style-name="ce88">
            <text:p>3.59</text:p>
          </table:table-cell>
          <table:table-cell office:value-type="float" office:value="1.0271180225451579" table:formula="of:=([.CO84]-[.CN84])" table:style-name="ce88">
            <text:p>1.03</text:p>
          </table:table-cell>
          <table:table-cell office:value-type="float" office:value="1.7232332720299581" table:formula="of:=([.CH84]*100/[.CH83])-100" table:style-name="ce26">
            <text:p>1.7</text:p>
          </table:table-cell>
          <table:table-cell office:value-type="float" office:value="2.9830467809400898" table:formula="of:=AVERAGE([.$CQ$74:.CQ84])" table:style-name="ce87">
            <text:p>2.98</text:p>
          </table:table-cell>
          <table:table-cell office:value-type="float" office:value="214000" table:formula="of:=([.B84]-[.B83])" table:style-name="ce90">
            <text:p>214000</text:p>
          </table:table-cell>
          <table:table-cell office:value-type="float" office:value="0.57025608228741476" table:formula="of:=([.B84]*100/[.B83])-100" table:style-name="ce29">
            <text:p>0.57</text:p>
          </table:table-cell>
          <table:table-cell office:value-type="float" office:value="142464.47677347623" table:formula="of:=[.CI84]-([.CS84]/2)" table:style-name="ce8">
            <text:p>142464</text:p>
          </table:table-cell>
          <table:table-cell office:value-type="float" office:value="1061463.3449375345" table:style-name="ce116">
            <text:p>1061463</text:p>
          </table:table-cell>
          <table:table-cell office:value-type="float" office:value="4.2549679163393908" table:formula="of:=[.CV84]/[.CI84]" table:style-name="ce141">
            <text:p>4.3</text:p>
          </table:table-cell>
          <table:table-cell office:value-type="string" table:style-name="ce151">
            <text:p>null</text:p>
          </table:table-cell>
          <table:table-cell office:value-type="float" office:value="18487" table:style-name="ce8">
            <text:p>1848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.56" table:style-name="ce29">
            <text:p>14.5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10.07954545454547" table:formula="of:=[.CY84]/88" table:style-name="ce25">
            <text:p>210.1</text:p>
          </table:table-cell>
          <table:table-cell office:value-type="float" office:value="210.07954545454547" table:style-name="ce25">
            <text:p>210.1</text:p>
          </table:table-cell>
          <table:table-cell office:value-type="string" table:style-name="ce151">
            <text:p>null</text:p>
          </table:table-cell>
          <table:table-cell office:value-type="float" office:value="1.020704545454544" table:formula="of:=([.AH84]-[.AH83])" table:style-name="ce29">
            <text:p>1.0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73.56" table:formula="of:=-0.06*(([.A84]-1963)^2)+8.5*([.A84]-1963)+140" table:style-name="ce26">
            <text:p>273.6</text:p>
          </table:table-cell>
          <table:table-cell office:value-type="float" office:value="323.56" table:formula="of:=[.EK84]+50" table:style-name="ce26">
            <text:p>323.6</text:p>
          </table:table-cell>
          <table:table-cell office:value-type="float" office:value="223.56" table:formula="of:=[.EK84]-50" table:style-name="ce26">
            <text:p>223.6</text:p>
          </table:table-cell>
          <table:table-cell office:value-type="float" office:value="373.56" table:formula="of:=[.EK84]+100" table:style-name="ce26">
            <text:p>373.6</text:p>
          </table:table-cell>
          <table:table-cell office:value-type="float" office:value="173.56" table:formula="of:=[.EK84]-100" table:style-name="ce26">
            <text:p>173.6</text:p>
          </table:table-cell>
          <table:table-cell office:value-type="float" office:value="265.89999999999998" table:formula="of:=-0.025*(([.A84]-1963)^2)+5.5*([.A84]-1963)+175" table:style-name="ce26">
            <text:p>265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2" table:style-name="ce17">
            <text:p>1982</text:p>
          </table:table-cell>
          <table:table-cell office:value-type="float" office:value="37942000" table:style-name="ce7">
            <text:p>37942000</text:p>
          </table:table-cell>
          <table:table-cell office:value-type="float" office:value="12166940" table:style-name="ce7">
            <text:p>12166940</text:p>
          </table:table-cell>
          <table:table-cell office:value-type="float" office:value="16431397.080511" table:style-name="ce7">
            <text:p>16431397.08</text:p>
          </table:table-cell>
          <table:table-cell office:value-type="string" table:style-name="ce151">
            <text:p>null</text:p>
          </table:table-cell>
          <table:table-cell office:value-type="float" office:value="467959.23076923075" table:formula="of:=[.C85]/26" table:style-name="ce30">
            <text:p>467959</text:p>
          </table:table-cell>
          <table:table-cell office:value-type="float" office:value="233979.61538461538" table:formula="of:=[.F85]/2" table:style-name="ce30">
            <text:p>233980</text:p>
          </table:table-cell>
          <table:table-cell office:value-type="float" office:value="350969.42307692306" table:formula="of:=[.G85]*1.5" table:style-name="ce8">
            <text:p>35096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.58909090909091" table:style-name="ce78">
            <text:p>16.5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11643000000" table:style-name="ce105">
            <text:p>1.51E+12</text:p>
          </table:table-cell>
          <table:table-cell office:value-type="float" office:value="11.40456704461289" table:formula="of:=([.AM85]*100/[.AM84])-100" table:style-name="ce87">
            <text:p>11.40</text:p>
          </table:table-cell>
          <table:table-cell office:value-type="float" office:value="10.84039954643093" table:formula="of:=AVERAGE([.$AN$84:.AN85])" table:style-name="ce87">
            <text:p>10.8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48.6608333333333" table:style-name="ce90">
            <text:p>349</text:p>
          </table:table-cell>
          <table:table-cell office:value-type="string" table:style-name="ce151">
            <text:p>null</text:p>
          </table:table-cell>
          <table:table-cell office:value-type="float" office:value="0.71275271699988707" table:style-name="ce120">
            <text:p>0.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951835.891732119" table:style-name="ce27">
            <text:p>14951836</text:p>
          </table:table-cell>
          <table:table-cell office:value-type="float" office:value="225835.89173211902" table:formula="of:=[.CH85]-[.CH84]" table:style-name="ce27">
            <text:p>22583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5376147969214067" table:formula="of:=([.B85]/[.CH85])" table:style-name="ce38">
            <text:p>2.54</text:p>
          </table:table-cell>
          <table:table-cell office:value-type="float" office:value="3.5569999999999999" table:formula="of:=[.CO84]-(([.$CO$84]-[.$CO$94])/10)" table:style-name="ce128">
            <text:p>3.56</text:p>
          </table:table-cell>
          <table:table-cell office:value-type="float" office:value="1.0193852030785933" table:formula="of:=([.CO85]-[.CN85])" table:style-name="ce88">
            <text:p>1.02</text:p>
          </table:table-cell>
          <table:table-cell office:value-type="float" office:value="1.5335861179690227" table:formula="of:=([.CH85]*100/[.CH84])-100" table:style-name="ce26">
            <text:p>1.5</text:p>
          </table:table-cell>
          <table:table-cell office:value-type="float" office:value="2.8622583923591676" table:formula="of:=AVERAGE([.$CQ$74:.CQ85])" table:style-name="ce87">
            <text:p>2.86</text:p>
          </table:table-cell>
          <table:table-cell office:value-type="float" office:value="201000" table:formula="of:=([.B85]-[.B84])" table:style-name="ce90">
            <text:p>201000</text:p>
          </table:table-cell>
          <table:table-cell office:value-type="float" office:value="0.53257730319811003" table:formula="of:=([.B85]*100/[.B84])-100" table:style-name="ce29">
            <text:p>0.53</text:p>
          </table:table-cell>
          <table:table-cell office:value-type="float" office:value="125335.89173211902" table:formula="of:=[.CI85]-([.CS85]/2)" table:style-name="ce8">
            <text:p>125336</text:p>
          </table:table-cell>
          <table:table-cell office:value-type="float" office:value="1044934.0084215659" table:style-name="ce116">
            <text:p>1044934</text:p>
          </table:table-cell>
          <table:table-cell office:value-type="float" office:value="4.6269616419565445" table:formula="of:=[.CV85]/[.CI85]" table:style-name="ce141">
            <text:p>4.6</text:p>
          </table:table-cell>
          <table:table-cell office:value-type="string" table:style-name="ce151">
            <text:p>null</text:p>
          </table:table-cell>
          <table:table-cell office:value-type="float" office:value="18528" table:style-name="ce8">
            <text:p>1852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.43" table:style-name="ce29">
            <text:p>14.4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10.54545454545453" table:formula="of:=[.CY85]/88" table:style-name="ce25">
            <text:p>210.5</text:p>
          </table:table-cell>
          <table:table-cell office:value-type="float" office:value="210.54545454545453" table:style-name="ce25">
            <text:p>210.5</text:p>
          </table:table-cell>
          <table:table-cell office:value-type="string" table:style-name="ce151">
            <text:p>null</text:p>
          </table:table-cell>
          <table:table-cell office:value-type="float" office:value="-0.27336363636363359" table:formula="of:=([.AH85]-[.AH84])" table:style-name="ce29">
            <text:p>-0.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79.84000000000003" table:formula="of:=-0.06*(([.A85]-1963)^2)+8.5*([.A85]-1963)+140" table:style-name="ce26">
            <text:p>279.8</text:p>
          </table:table-cell>
          <table:table-cell office:value-type="float" office:value="329.84000000000003" table:formula="of:=[.EK85]+50" table:style-name="ce26">
            <text:p>329.8</text:p>
          </table:table-cell>
          <table:table-cell office:value-type="float" office:value="229.84000000000003" table:formula="of:=[.EK85]-50" table:style-name="ce26">
            <text:p>229.8</text:p>
          </table:table-cell>
          <table:table-cell office:value-type="float" office:value="379.84000000000003" table:formula="of:=[.EK85]+100" table:style-name="ce26">
            <text:p>379.8</text:p>
          </table:table-cell>
          <table:table-cell office:value-type="float" office:value="179.84000000000003" table:formula="of:=[.EK85]-100" table:style-name="ce26">
            <text:p>179.8</text:p>
          </table:table-cell>
          <table:table-cell office:value-type="float" office:value="270.47500000000002" table:formula="of:=-0.025*(([.A85]-1963)^2)+5.5*([.A85]-1963)+175" table:style-name="ce26">
            <text:p>270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3" table:style-name="ce17">
            <text:p>1983</text:p>
          </table:table-cell>
          <table:table-cell office:value-type="float" office:value="38122000" table:style-name="ce7">
            <text:p>38122000</text:p>
          </table:table-cell>
          <table:table-cell office:value-type="float" office:value="12255611" table:style-name="ce7">
            <text:p>12255611</text:p>
          </table:table-cell>
          <table:table-cell office:value-type="float" office:value="16581081.861881003" table:style-name="ce7">
            <text:p>16581081.86</text:p>
          </table:table-cell>
          <table:table-cell office:value-type="string" table:style-name="ce151">
            <text:p>null</text:p>
          </table:table-cell>
          <table:table-cell office:value-type="float" office:value="471369.65384615387" table:formula="of:=[.C86]/26" table:style-name="ce30">
            <text:p>471370</text:p>
          </table:table-cell>
          <table:table-cell office:value-type="float" office:value="235684.82692307694" table:formula="of:=[.F86]/2" table:style-name="ce30">
            <text:p>235685</text:p>
          </table:table-cell>
          <table:table-cell office:value-type="float" office:value="353527.24038461538" table:formula="of:=[.G86]*1.5" table:style-name="ce8">
            <text:p>3535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8.514333333333337" table:style-name="ce78">
            <text:p>18.5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47621000000" table:style-name="ce105">
            <text:p>1.65E+12</text:p>
          </table:table-cell>
          <table:table-cell office:value-type="float" office:value="8.9953778769193491" table:formula="of:=([.AM86]*100/[.AM85])-100" table:style-name="ce87">
            <text:p>9.00</text:p>
          </table:table-cell>
          <table:table-cell office:value-type="float" office:value="10.225392323260403" table:formula="of:=AVERAGE([.$AN$84:.AN86])" table:style-name="ce87">
            <text:p>10.2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37.62833333333333" table:style-name="ce90">
            <text:p>438</text:p>
          </table:table-cell>
          <table:table-cell office:value-type="string" table:style-name="ce151">
            <text:p>null</text:p>
          </table:table-cell>
          <table:table-cell office:value-type="float" office:value="1.3901479648998247" table:style-name="ce120">
            <text:p>1.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170301.157183452" table:style-name="ce27">
            <text:p>15170301</text:p>
          </table:table-cell>
          <table:table-cell office:value-type="float" office:value="218465.26545133255" table:formula="of:=[.CH86]-[.CH85]" table:style-name="ce27">
            <text:p>21846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5129362696895732" table:formula="of:=([.B86]/[.CH86])" table:style-name="ce38">
            <text:p>2.51</text:p>
          </table:table-cell>
          <table:table-cell office:value-type="float" office:value="3.524" table:formula="of:=[.CO85]-(([.$CO$84]-[.$CO$94])/10)" table:style-name="ce128">
            <text:p>3.52</text:p>
          </table:table-cell>
          <table:table-cell office:value-type="float" office:value="1.0110637303104268" table:formula="of:=([.CO86]-[.CN86])" table:style-name="ce88">
            <text:p>1.01</text:p>
          </table:table-cell>
          <table:table-cell office:value-type="float" office:value="1.4611266939609493" table:formula="of:=([.CH86]*100/[.CH85])-100" table:style-name="ce26">
            <text:p>1.5</text:p>
          </table:table-cell>
          <table:table-cell office:value-type="float" office:value="2.7544790309439198" table:formula="of:=AVERAGE([.$CQ$74:.CQ86])" table:style-name="ce87">
            <text:p>2.75</text:p>
          </table:table-cell>
          <table:table-cell office:value-type="float" office:value="180000" table:formula="of:=([.B86]-[.B85])" table:style-name="ce90">
            <text:p>180000</text:p>
          </table:table-cell>
          <table:table-cell office:value-type="float" office:value="0.47440830741658147" table:formula="of:=([.B86]*100/[.B85])-100" table:style-name="ce29">
            <text:p>0.47</text:p>
          </table:table-cell>
          <table:table-cell office:value-type="float" office:value="128465.26545133255" table:formula="of:=[.CI86]-([.CS86]/2)" table:style-name="ce8">
            <text:p>128465</text:p>
          </table:table-cell>
          <table:table-cell office:value-type="float" office:value="1015020.9466746274" table:style-name="ce116">
            <text:p>1015021</text:p>
          </table:table-cell>
          <table:table-cell office:value-type="float" office:value="4.6461433792583531" table:formula="of:=[.CV86]/[.CI86]" table:style-name="ce141">
            <text:p>4.6</text:p>
          </table:table-cell>
          <table:table-cell office:value-type="string" table:style-name="ce151">
            <text:p>null</text:p>
          </table:table-cell>
          <table:table-cell office:value-type="float" office:value="17923.3" table:style-name="ce8">
            <text:p>1792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.19" table:style-name="ce29">
            <text:p>12.1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03.67386363636362" table:formula="of:=[.CY86]/88" table:style-name="ce25">
            <text:p>203.7</text:p>
          </table:table-cell>
          <table:table-cell office:value-type="float" office:value="203.67386363636362" table:style-name="ce25">
            <text:p>203.7</text:p>
          </table:table-cell>
          <table:table-cell office:value-type="string" table:style-name="ce151">
            <text:p>null</text:p>
          </table:table-cell>
          <table:table-cell office:value-type="float" office:value="1.9252424242424269" table:formula="of:=([.AH86]-[.AH85])" table:style-name="ce29">
            <text:p>1.9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86" table:formula="of:=-0.06*(([.A86]-1963)^2)+8.5*([.A86]-1963)+140" table:style-name="ce26">
            <text:p>286.0</text:p>
          </table:table-cell>
          <table:table-cell office:value-type="float" office:value="336" table:formula="of:=[.EK86]+50" table:style-name="ce26">
            <text:p>336.0</text:p>
          </table:table-cell>
          <table:table-cell office:value-type="float" office:value="236" table:formula="of:=[.EK86]-50" table:style-name="ce26">
            <text:p>236.0</text:p>
          </table:table-cell>
          <table:table-cell office:value-type="float" office:value="386" table:formula="of:=[.EK86]+100" table:style-name="ce26">
            <text:p>386.0</text:p>
          </table:table-cell>
          <table:table-cell office:value-type="float" office:value="186" table:formula="of:=[.EK86]-100" table:style-name="ce26">
            <text:p>186.0</text:p>
          </table:table-cell>
          <table:table-cell office:value-type="float" office:value="275" table:formula="of:=-0.025*(([.A86]-1963)^2)+5.5*([.A86]-1963)+175" table:style-name="ce26">
            <text:p>275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4" table:style-name="ce17">
            <text:p>1984</text:p>
          </table:table-cell>
          <table:table-cell office:value-type="float" office:value="38279000" table:style-name="ce7">
            <text:p>38279000</text:p>
          </table:table-cell>
          <table:table-cell office:value-type="float" office:value="12336331" table:style-name="ce7">
            <text:p>12336331</text:p>
          </table:table-cell>
          <table:table-cell office:value-type="float" office:value="16716163.316961" table:style-name="ce7">
            <text:p>16716163.32</text:p>
          </table:table-cell>
          <table:table-cell office:value-type="string" table:style-name="ce151">
            <text:p>null</text:p>
          </table:table-cell>
          <table:table-cell office:value-type="float" office:value="474474.26923076925" table:formula="of:=[.C87]/26" table:style-name="ce30">
            <text:p>474474</text:p>
          </table:table-cell>
          <table:table-cell office:value-type="float" office:value="237237.13461538462" table:formula="of:=[.F87]/2" table:style-name="ce30">
            <text:p>237237</text:p>
          </table:table-cell>
          <table:table-cell office:value-type="float" office:value="355855.70192307694" table:formula="of:=[.G87]*1.5" table:style-name="ce8">
            <text:p>35585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.03825" table:style-name="ce78">
            <text:p>14.0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88789000000" table:style-name="ce105">
            <text:p>1.79E+12</text:p>
          </table:table-cell>
          <table:table-cell office:value-type="float" office:value="8.5679898471796605" table:formula="of:=([.AM87]*100/[.AM86])-100" table:style-name="ce87">
            <text:p>8.57</text:p>
          </table:table-cell>
          <table:table-cell office:value-type="float" office:value="9.8110417042402176" table:formula="of:=AVERAGE([.$AN$84:.AN87])" table:style-name="ce87">
            <text:p>9.8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24.69833333333332" table:style-name="ce90">
            <text:p>425</text:p>
          </table:table-cell>
          <table:table-cell office:value-type="string" table:style-name="ce151">
            <text:p>null</text:p>
          </table:table-cell>
          <table:table-cell office:value-type="float" office:value="2.3787407614169496" table:style-name="ce120">
            <text:p>2.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368227.521006804" table:style-name="ce27">
            <text:p>15368228</text:p>
          </table:table-cell>
          <table:table-cell office:value-type="float" office:value="197926.36382335238" table:formula="of:=[.CH87]-[.CH86]" table:style-name="ce27">
            <text:p>19792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4907882153408063" table:formula="of:=([.B87]/[.CH87])" table:style-name="ce38">
            <text:p>2.49</text:p>
          </table:table-cell>
          <table:table-cell office:value-type="float" office:value="3.4910000000000001" table:formula="of:=[.CO86]-(([.$CO$84]-[.$CO$94])/10)" table:style-name="ce128">
            <text:p>3.49</text:p>
          </table:table-cell>
          <table:table-cell office:value-type="float" office:value="1.0002117846591938" table:formula="of:=([.CO87]-[.CN87])" table:style-name="ce88">
            <text:p>1.00</text:p>
          </table:table-cell>
          <table:table-cell office:value-type="float" office:value="1.3046963390679309" table:formula="of:=([.CH87]*100/[.CH86])-100" table:style-name="ce26">
            <text:p>1.3</text:p>
          </table:table-cell>
          <table:table-cell office:value-type="float" office:value="2.6509231243813494" table:formula="of:=AVERAGE([.$CQ$74:.CQ87])" table:style-name="ce87">
            <text:p>2.65</text:p>
          </table:table-cell>
          <table:table-cell office:value-type="float" office:value="157000" table:formula="of:=([.B87]-[.B86])" table:style-name="ce90">
            <text:p>157000</text:p>
          </table:table-cell>
          <table:table-cell office:value-type="float" office:value="0.41183568543098659" table:formula="of:=([.B87]*100/[.B86])-100" table:style-name="ce29">
            <text:p>0.41</text:p>
          </table:table-cell>
          <table:table-cell office:value-type="float" office:value="119426.36382335238" table:formula="of:=[.CI87]-([.CS87]/2)" table:style-name="ce8">
            <text:p>119426</text:p>
          </table:table-cell>
          <table:table-cell office:value-type="float" office:value="882912.34938249853" table:style-name="ce116">
            <text:p>882912</text:p>
          </table:table-cell>
          <table:table-cell office:value-type="float" office:value="4.4608122552612057" table:formula="of:=[.CV87]/[.CI87]" table:style-name="ce141">
            <text:p>4.5</text:p>
          </table:table-cell>
          <table:table-cell office:value-type="string" table:style-name="ce151">
            <text:p>null</text:p>
          </table:table-cell>
          <table:table-cell office:value-type="float" office:value="16238.25" table:style-name="ce8">
            <text:p>1623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.3" table:style-name="ce29">
            <text:p>11.3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82.53501020832474" table:formula="of:=([.EA88]*(([.CY87]*100/[.CY88])/100))" table:style-name="ce66">
            <text:p>182.5</text:p>
          </table:table-cell>
          <table:table-cell office:value-type="float" office:value="182.53501020832474" table:style-name="ce77">
            <text:p>182.5</text:p>
          </table:table-cell>
          <table:table-cell office:value-type="string" table:style-name="ce151">
            <text:p>null</text:p>
          </table:table-cell>
          <table:table-cell office:value-type="float" office:value="-4.476083333333337" table:formula="of:=([.AH87]-[.AH86])" table:style-name="ce29">
            <text:p>-4.4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92.03999999999996" table:formula="of:=-0.06*(([.A87]-1963)^2)+8.5*([.A87]-1963)+140" table:style-name="ce26">
            <text:p>292.0</text:p>
          </table:table-cell>
          <table:table-cell office:value-type="float" office:value="342.03999999999996" table:formula="of:=[.EK87]+50" table:style-name="ce26">
            <text:p>342.0</text:p>
          </table:table-cell>
          <table:table-cell office:value-type="float" office:value="242.03999999999996" table:formula="of:=[.EK87]-50" table:style-name="ce26">
            <text:p>242.0</text:p>
          </table:table-cell>
          <table:table-cell office:value-type="float" office:value="392.03999999999996" table:formula="of:=[.EK87]+100" table:style-name="ce26">
            <text:p>392.0</text:p>
          </table:table-cell>
          <table:table-cell office:value-type="float" office:value="192.03999999999996" table:formula="of:=[.EK87]-100" table:style-name="ce26">
            <text:p>192.0</text:p>
          </table:table-cell>
          <table:table-cell office:value-type="float" office:value="279.47500000000002" table:formula="of:=-0.025*(([.A87]-1963)^2)+5.5*([.A87]-1963)+175" table:style-name="ce26">
            <text:p>279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5" table:style-name="ce17">
            <text:p>1985</text:p>
          </table:table-cell>
          <table:table-cell office:value-type="float" office:value="38419000" table:style-name="ce11">
            <text:p>38419000</text:p>
          </table:table-cell>
          <table:table-cell office:value-type="float" office:value="12422212" table:style-name="ce7">
            <text:p>12422212</text:p>
          </table:table-cell>
          <table:table-cell office:value-type="float" office:value="16858354.513330996" table:style-name="ce7">
            <text:p>16858354.51</text:p>
          </table:table-cell>
          <table:table-cell office:value-type="string" table:style-name="ce151">
            <text:p>null</text:p>
          </table:table-cell>
          <table:table-cell office:value-type="float" office:value="477777.38461538462" table:formula="of:=[.C88]/26" table:style-name="ce30">
            <text:p>477777</text:p>
          </table:table-cell>
          <table:table-cell office:value-type="float" office:value="238888.69230769231" table:formula="of:=[.F88]/2" table:style-name="ce30">
            <text:p>238889</text:p>
          </table:table-cell>
          <table:table-cell office:value-type="float" office:value="358333.0384615385" table:formula="of:=[.G88]*1.5" table:style-name="ce8">
            <text:p>35833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.096083333333333" table:style-name="ce78">
            <text:p>13.10</text:p>
          </table:table-cell>
          <table:table-cell office:value-type="string" table:style-name="ce151">
            <text:p>null</text:p>
          </table:table-cell>
          <table:table-cell office:value-type="float" office:value="0.7779454545454545" table:style-name="ce87">
            <text:p>0.78</text:p>
          </table:table-cell>
          <table:table-cell office:value-type="float" office:value="20400" table:formula="of:=[.DU88]*100" table:style-name="ce90">
            <text:p>20400</text:p>
          </table:table-cell>
          <table:table-cell office:value-type="float" office:value="15870.087272727271" table:formula="of:=([.DU88]*100)*[.AJ88]" table:style-name="ce90">
            <text:p>15870</text:p>
          </table:table-cell>
          <table:table-cell office:value-type="float" office:value="1927935000000" table:style-name="ce105">
            <text:p>1.93E+12</text:p>
          </table:table-cell>
          <table:table-cell office:value-type="float" office:value="7.7787821816882854" table:formula="of:=([.AM88]*100/[.AM87])-100" table:style-name="ce87">
            <text:p>7.78</text:p>
          </table:table-cell>
          <table:table-cell office:value-type="float" office:value="9.4045897997298304" table:formula="of:=AVERAGE([.$AN$84:.AN88])" table:style-name="ce87">
            <text:p>9.4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91.07166666666666" table:style-name="ce90">
            <text:p>391</text:p>
          </table:table-cell>
          <table:table-cell office:value-type="float" office:value="52.164351802525537" table:formula="of:=[.DU88]*100/[.AR88]" table:style-name="ce93">
            <text:p>52</text:p>
          </table:table-cell>
          <table:table-cell office:value-type="float" office:value="2.3128861590184755" table:style-name="ce120">
            <text:p>2.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569896.729566457" table:style-name="ce27">
            <text:p>15569897</text:p>
          </table:table-cell>
          <table:table-cell office:value-type="float" office:value="201669.20855965279" table:formula="of:=[.CH88]-[.CH87]" table:style-name="ce27">
            <text:p>20166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4675179718465463" table:formula="of:=([.B88]/[.CH88])" table:style-name="ce38">
            <text:p>2.47</text:p>
          </table:table-cell>
          <table:table-cell office:value-type="float" office:value="3.4580000000000002" table:formula="of:=[.CO87]-(([.$CO$84]-[.$CO$94])/10)" table:style-name="ce128">
            <text:p>3.46</text:p>
          </table:table-cell>
          <table:table-cell office:value-type="float" office:value="0.99048202815345388" table:formula="of:=([.CO88]-[.CN88])" table:style-name="ce88">
            <text:p>0.99</text:p>
          </table:table-cell>
          <table:table-cell office:value-type="float" office:value="1.3122476764740298" table:formula="of:=([.CH88]*100/[.CH87])-100" table:style-name="ce26">
            <text:p>1.3</text:p>
          </table:table-cell>
          <table:table-cell office:value-type="float" office:value="2.5616780945208615" table:formula="of:=AVERAGE([.$CQ$74:.CQ88])" table:style-name="ce87">
            <text:p>2.56</text:p>
          </table:table-cell>
          <table:table-cell office:value-type="float" office:value="140000" table:formula="of:=([.B88]-[.B87])" table:style-name="ce90">
            <text:p>140000</text:p>
          </table:table-cell>
          <table:table-cell office:value-type="float" office:value="0.36573578202147417" table:formula="of:=([.B88]*100/[.B87])-100" table:style-name="ce29">
            <text:p>0.37</text:p>
          </table:table-cell>
          <table:table-cell office:value-type="float" office:value="131669.20855965279" table:formula="of:=[.CI88]-([.CS88]/2)" table:style-name="ce8">
            <text:p>131669</text:p>
          </table:table-cell>
          <table:table-cell office:value-type="float" office:value="840362.7806103935" table:style-name="ce116">
            <text:p>840363</text:p>
          </table:table-cell>
          <table:table-cell office:value-type="float" office:value="4.1670356452151109" table:formula="of:=[.CV88]/[.CI88]" table:style-name="ce141">
            <text:p>4.2</text:p>
          </table:table-cell>
          <table:table-cell office:value-type="string" table:style-name="ce151">
            <text:p>null</text:p>
          </table:table-cell>
          <table:table-cell office:value-type="float" office:value="16545.320000000003" table:style-name="ce8">
            <text:p>1654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04" table:style-name="ce8">
            <text:p>20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.83" table:style-name="ce29">
            <text:p>8.83</text:p>
          </table:table-cell>
          <table:table-cell office:value-type="float" office:value="100" table:style-name="ce26">
            <text:p>100.0</text:p>
          </table:table-cell>
          <table:table-cell office:value-type="float" office:value="18.013199999999998" table:formula="of:=(([.DU88]*[.DX88])/100)" table:style-name="ce26">
            <text:p>18.0</text:p>
          </table:table-cell>
          <table:table-cell office:value-type="float" office:value="185.98680000000002" table:formula="of:=[.DU88]-[.DZ88]" table:style-name="ce26">
            <text:p>186.0</text:p>
          </table:table-cell>
          <table:table-cell office:value-type="float" office:value="204" table:formula="of:=[.DU88]/[.DY88]*[.$DY$88]" table:style-name="ce26">
            <text:p>204.0</text:p>
          </table:table-cell>
          <table:table-cell office:value-type="float" office:value="0" table:formula="of:=[.DU88]-[.EB88]" table:style-name="ce26">
            <text:p>0.0</text:p>
          </table:table-cell>
          <table:table-cell office:value-type="float" office:value="-0.94216666666666704" table:formula="of:=([.AH88]-[.AH87])" table:style-name="ce29">
            <text:p>-0.9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97.96000000000004" table:formula="of:=-0.06*(([.A88]-1963)^2)+8.5*([.A88]-1963)+140" table:style-name="ce26">
            <text:p>298.0</text:p>
          </table:table-cell>
          <table:table-cell office:value-type="float" office:value="347.96000000000004" table:formula="of:=[.EK88]+50" table:style-name="ce26">
            <text:p>348.0</text:p>
          </table:table-cell>
          <table:table-cell office:value-type="float" office:value="247.96000000000004" table:formula="of:=[.EK88]-50" table:style-name="ce26">
            <text:p>248.0</text:p>
          </table:table-cell>
          <table:table-cell office:value-type="float" office:value="397.96000000000004" table:formula="of:=[.EK88]+100" table:style-name="ce26">
            <text:p>398.0</text:p>
          </table:table-cell>
          <table:table-cell office:value-type="float" office:value="197.96000000000004" table:formula="of:=[.EK88]-100" table:style-name="ce26">
            <text:p>198.0</text:p>
          </table:table-cell>
          <table:table-cell office:value-type="float" office:value="283.89999999999998" table:formula="of:=-0.025*(([.A88]-1963)^2)+5.5*([.A88]-1963)+175" table:style-name="ce26">
            <text:p>283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6" table:style-name="ce17">
            <text:p>1986</text:p>
          </table:table-cell>
          <table:table-cell office:value-type="float" office:value="38536000" table:style-name="ce11">
            <text:p>38536000</text:p>
          </table:table-cell>
          <table:table-cell office:value-type="float" office:value="12546626" table:style-name="ce7">
            <text:p>12546626</text:p>
          </table:table-cell>
          <table:table-cell office:value-type="float" office:value="17006709.148548" table:style-name="ce7">
            <text:p>17006709.15</text:p>
          </table:table-cell>
          <table:table-cell office:value-type="string" table:style-name="ce151">
            <text:p>null</text:p>
          </table:table-cell>
          <table:table-cell office:value-type="float" office:value="482562.53846153844" table:formula="of:=[.C89]/26" table:style-name="ce30">
            <text:p>482563</text:p>
          </table:table-cell>
          <table:table-cell office:value-type="float" office:value="241281.26923076922" table:formula="of:=[.F89]/2" table:style-name="ce30">
            <text:p>241281</text:p>
          </table:table-cell>
          <table:table-cell office:value-type="float" office:value="361921.90384615381" table:formula="of:=[.G89]*1.5" table:style-name="ce8">
            <text:p>36192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.718999999999999" table:style-name="ce78">
            <text:p>11.72</text:p>
          </table:table-cell>
          <table:table-cell office:value-type="string" table:style-name="ce151">
            <text:p>null</text:p>
          </table:table-cell>
          <table:table-cell office:value-type="float" office:value="0.99354166666666666" table:style-name="ce87">
            <text:p>0.99</text:p>
          </table:table-cell>
          <table:table-cell office:value-type="float" office:value="24400" table:formula="of:=[.DU89]*100" table:style-name="ce90">
            <text:p>24400</text:p>
          </table:table-cell>
          <table:table-cell office:value-type="float" office:value="24242.416666666668" table:formula="of:=([.DU89]*100)*[.AJ89]" table:style-name="ce90">
            <text:p>24242</text:p>
          </table:table-cell>
          <table:table-cell office:value-type="float" office:value="2058939000000" table:style-name="ce105">
            <text:p>2.06E+12</text:p>
          </table:table-cell>
          <table:table-cell office:value-type="float" office:value="6.7950423639801159" table:formula="of:=([.AM89]*100/[.AM88])-100" table:style-name="ce87">
            <text:p>6.80</text:p>
          </table:table-cell>
          <table:table-cell office:value-type="float" office:value="8.969665227104878" table:formula="of:=AVERAGE([.$AN$84:.AN89])" table:style-name="ce87">
            <text:p>8.9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47.98916666666668" table:style-name="ce90">
            <text:p>348</text:p>
          </table:table-cell>
          <table:table-cell office:value-type="float" office:value="70.117125293651384" table:formula="of:=[.DU89]*100/[.AR89]" table:style-name="ce93">
            <text:p>70</text:p>
          </table:table-cell>
          <table:table-cell office:value-type="float" office:value="2.5075144191065419" table:style-name="ce120">
            <text:p>2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792181.264141027" table:style-name="ce27">
            <text:p>15792181</text:p>
          </table:table-cell>
          <table:table-cell office:value-type="float" office:value="222284.53457457013" table:formula="of:=[.CH89]-[.CH88]" table:style-name="ce27">
            <text:p>22228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440194888561904" table:formula="of:=([.B89]/[.CH89])" table:style-name="ce38">
            <text:p>2.44</text:p>
          </table:table-cell>
          <table:table-cell office:value-type="float" office:value="3.4250000000000003" table:formula="of:=[.CO88]-(([.$CO$84]-[.$CO$94])/10)" table:style-name="ce128">
            <text:p>3.43</text:p>
          </table:table-cell>
          <table:table-cell office:value-type="float" office:value="0.98480511143809624" table:formula="of:=([.CO89]-[.CN89])" table:style-name="ce88">
            <text:p>0.98</text:p>
          </table:table-cell>
          <table:table-cell office:value-type="float" office:value="1.427655805529298" table:formula="of:=([.CH89]*100/[.CH88])-100" table:style-name="ce26">
            <text:p>1.4</text:p>
          </table:table-cell>
          <table:table-cell office:value-type="float" office:value="2.4908017014588886" table:formula="of:=AVERAGE([.$CQ$74:.CQ89])" table:style-name="ce87">
            <text:p>2.49</text:p>
          </table:table-cell>
          <table:table-cell office:value-type="float" office:value="117000" table:formula="of:=([.B89]-[.B88])" table:style-name="ce90">
            <text:p>117000</text:p>
          </table:table-cell>
          <table:table-cell office:value-type="float" office:value="0.30453681772040397" table:formula="of:=([.B89]*100/[.B88])-100" table:style-name="ce29">
            <text:p>0.30</text:p>
          </table:table-cell>
          <table:table-cell office:value-type="float" office:value="163784.53457457013" table:formula="of:=[.CI89]-([.CS89]/2)" table:style-name="ce8">
            <text:p>163785</text:p>
          </table:table-cell>
          <table:table-cell office:value-type="float" office:value="902267.35478839779" table:style-name="ce116">
            <text:p>902267</text:p>
          </table:table-cell>
          <table:table-cell office:value-type="float" office:value="4.0590649120742714" table:formula="of:=[.CV89]/[.CI89]" table:style-name="ce141">
            <text:p>4.1</text:p>
          </table:table-cell>
          <table:table-cell office:value-type="string" table:style-name="ce151">
            <text:p>null</text:p>
          </table:table-cell>
          <table:table-cell office:value-type="float" office:value="18236.64" table:style-name="ce8">
            <text:p>1823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4" table:style-name="ce8">
            <text:p>24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.8000000000000007" table:style-name="ce29">
            <text:p>8.80</text:p>
          </table:table-cell>
          <table:table-cell office:value-type="float" office:value="108.8" table:formula="of:=[.DY88]+[.DX89]" table:style-name="ce26">
            <text:p>108.8</text:p>
          </table:table-cell>
          <table:table-cell office:value-type="float" office:value="39.485199999999999" table:formula="of:=(([.DU89]*[.DX89])/100)+[.DZ88]" table:style-name="ce26">
            <text:p>39.5</text:p>
          </table:table-cell>
          <table:table-cell office:value-type="float" office:value="204.51480000000001" table:formula="of:=[.DU89]-[.DZ89]" table:style-name="ce26">
            <text:p>204.5</text:p>
          </table:table-cell>
          <table:table-cell office:value-type="float" office:value="224.26470588235296" table:formula="of:=[.DU89]/[.DY89]*[.$DY$88]" table:style-name="ce26">
            <text:p>224.3</text:p>
          </table:table-cell>
          <table:table-cell office:value-type="float" office:value="19.735294117647044" table:formula="of:=[.DU89]-[.EB89]" table:style-name="ce26">
            <text:p>19.7</text:p>
          </table:table-cell>
          <table:table-cell office:value-type="float" office:value="-1.3770833333333332" table:formula="of:=([.AH89]-[.AH88])" table:style-name="ce29">
            <text:p>-1.38</text:p>
          </table:table-cell>
          <table:table-cell office:value-type="float" office:value="19.607843137254903" table:formula="of:=([.DU89]*100/[.DU88])-100" table:style-name="ce29">
            <text:p>19.61</text:p>
          </table:table-cell>
          <table:table-cell office:value-type="float" office:value="10.807843137254903" table:formula="of:=[.EE89]-[.DX89]" table:style-name="ce29">
            <text:p>10.8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0.975000000000001" table:style-name="ce26">
            <text:p>21.0</text:p>
          </table:table-cell>
          <table:table-cell office:value-type="float" office:value="23.607843137254903" table:formula="of:=([.EE89])+(4)" table:style-name="ce26">
            <text:p>23.6</text:p>
          </table:table-cell>
          <table:table-cell office:value-type="float" office:value="303.76" table:formula="of:=-0.06*(([.A89]-1963)^2)+8.5*([.A89]-1963)+140" table:style-name="ce26">
            <text:p>303.8</text:p>
          </table:table-cell>
          <table:table-cell office:value-type="float" office:value="353.76" table:formula="of:=[.EK89]+50" table:style-name="ce26">
            <text:p>353.8</text:p>
          </table:table-cell>
          <table:table-cell office:value-type="float" office:value="253.76" table:formula="of:=[.EK89]-50" table:style-name="ce26">
            <text:p>253.8</text:p>
          </table:table-cell>
          <table:table-cell office:value-type="float" office:value="403.76" table:formula="of:=[.EK89]+100" table:style-name="ce26">
            <text:p>403.8</text:p>
          </table:table-cell>
          <table:table-cell office:value-type="float" office:value="203.76" table:formula="of:=[.EK89]-100" table:style-name="ce26">
            <text:p>203.8</text:p>
          </table:table-cell>
          <table:table-cell office:value-type="float" office:value="288.27499999999998" table:formula="of:=-0.025*(([.A89]-1963)^2)+5.5*([.A89]-1963)+175" table:style-name="ce26">
            <text:p>288.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7" table:style-name="ce17">
            <text:p>1987</text:p>
          </table:table-cell>
          <table:table-cell office:value-type="float" office:value="38631000" table:style-name="ce11">
            <text:p>38631000</text:p>
          </table:table-cell>
          <table:table-cell office:value-type="float" office:value="12668258" table:style-name="ce7">
            <text:p>12668258</text:p>
          </table:table-cell>
          <table:table-cell office:value-type="float" office:value="17144739.832664005" table:style-name="ce7">
            <text:p>17144739.83</text:p>
          </table:table-cell>
          <table:table-cell office:value-type="string" table:style-name="ce151">
            <text:p>null</text:p>
          </table:table-cell>
          <table:table-cell office:value-type="float" office:value="487240.69230769231" table:formula="of:=[.C90]/26" table:style-name="ce30">
            <text:p>487241</text:p>
          </table:table-cell>
          <table:table-cell office:value-type="float" office:value="243620.34615384616" table:formula="of:=[.F90]/2" table:style-name="ce30">
            <text:p>243620</text:p>
          </table:table-cell>
          <table:table-cell office:value-type="float" office:value="365430.51923076925" table:formula="of:=[.G90]*1.5" table:style-name="ce8">
            <text:p>36543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.569333333333331" table:style-name="ce78">
            <text:p>14.57</text:p>
          </table:table-cell>
          <table:table-cell office:value-type="string" table:style-name="ce151">
            <text:p>null</text:p>
          </table:table-cell>
          <table:table-cell office:value-type="float" office:value="1.1646333333333332" table:style-name="ce87">
            <text:p>1.16</text:p>
          </table:table-cell>
          <table:table-cell office:value-type="float" office:value="30800" table:formula="of:=[.DU90]*100" table:style-name="ce90">
            <text:p>30800</text:p>
          </table:table-cell>
          <table:table-cell office:value-type="float" office:value="35870.706666666665" table:formula="of:=([.DU90]*100)*[.AJ90]" table:style-name="ce90">
            <text:p>35871</text:p>
          </table:table-cell>
          <table:table-cell office:value-type="float" office:value="2221564000000" table:style-name="ce105">
            <text:p>2.22E+12</text:p>
          </table:table-cell>
          <table:table-cell office:value-type="float" office:value="7.8984855792230917" table:formula="of:=([.AM90]*100/[.AM89])-100" table:style-name="ce87">
            <text:p>7.90</text:p>
          </table:table-cell>
          <table:table-cell office:value-type="float" office:value="8.8166395631217664" table:formula="of:=AVERAGE([.$AN$84:.AN90])" table:style-name="ce87">
            <text:p>8.8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65.61166666666662" table:style-name="ce90">
            <text:p>366</text:p>
          </table:table-cell>
          <table:table-cell office:value-type="float" office:value="84.242388326411913" table:formula="of:=[.DU90]*100/[.AR90]" table:style-name="ce93">
            <text:p>84</text:p>
          </table:table-cell>
          <table:table-cell office:value-type="float" office:value="2.5335701495108793" table:style-name="ce120">
            <text:p>2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038832.867361942" table:style-name="ce27">
            <text:p>16038833</text:p>
          </table:table-cell>
          <table:table-cell office:value-type="float" office:value="246651.60322091542" table:formula="of:=[.CH90]-[.CH89]" table:style-name="ce27">
            <text:p>24665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4085917173319857" table:formula="of:=([.B90]/[.CH90])" table:style-name="ce38">
            <text:p>2.41</text:p>
          </table:table-cell>
          <table:table-cell office:value-type="float" office:value="3.3920000000000003" table:formula="of:=[.CO89]-(([.$CO$84]-[.$CO$94])/10)" table:style-name="ce128">
            <text:p>3.39</text:p>
          </table:table-cell>
          <table:table-cell office:value-type="float" office:value="0.98340828266801461" table:formula="of:=([.CO90]-[.CN90])" table:style-name="ce88">
            <text:p>0.98</text:p>
          </table:table-cell>
          <table:table-cell office:value-type="float" office:value="1.5618589927218096" table:formula="of:=([.CH90]*100/[.CH89])-100" table:style-name="ce26">
            <text:p>1.6</text:p>
          </table:table-cell>
          <table:table-cell office:value-type="float" office:value="2.4361580127096487" table:formula="of:=AVERAGE([.$CQ$74:.CQ90])" table:style-name="ce87">
            <text:p>2.44</text:p>
          </table:table-cell>
          <table:table-cell office:value-type="float" office:value="95000" table:formula="of:=([.B90]-[.B89])" table:style-name="ce90">
            <text:p>95000</text:p>
          </table:table-cell>
          <table:table-cell office:value-type="float" office:value="0.24652273199086494" table:formula="of:=([.B90]*100/[.B89])-100" table:style-name="ce29">
            <text:p>0.25</text:p>
          </table:table-cell>
          <table:table-cell office:value-type="float" office:value="199151.60322091542" table:formula="of:=[.CI90]-([.CS90]/2)" table:style-name="ce8">
            <text:p>199152</text:p>
          </table:table-cell>
          <table:table-cell office:value-type="float" office:value="1009348.6939078209" table:style-name="ce116">
            <text:p>1009349</text:p>
          </table:table-cell>
          <table:table-cell office:value-type="float" office:value="4.0922040673045608" table:formula="of:=[.CV90]/[.CI90]" table:style-name="ce141">
            <text:p>4.1</text:p>
          </table:table-cell>
          <table:table-cell office:value-type="string" table:style-name="ce151">
            <text:p>null</text:p>
          </table:table-cell>
          <table:table-cell office:value-type="float" office:value="20235.759999999998" table:style-name="ce8">
            <text:p>2023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08" table:style-name="ce8">
            <text:p>30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26" table:style-name="ce29">
            <text:p>5.26</text:p>
          </table:table-cell>
          <table:table-cell office:value-type="float" office:value="114.06" table:formula="of:=[.DY89]+[.DX90]" table:style-name="ce26">
            <text:p>114.1</text:p>
          </table:table-cell>
          <table:table-cell office:value-type="float" office:value="55.686" table:formula="of:=(([.DU90]*[.DX90])/100)+[.DZ89]" table:style-name="ce26">
            <text:p>55.7</text:p>
          </table:table-cell>
          <table:table-cell office:value-type="float" office:value="252.31399999999999" table:formula="of:=[.DU90]-[.DZ90]" table:style-name="ce26">
            <text:p>252.3</text:p>
          </table:table-cell>
          <table:table-cell office:value-type="float" office:value="270.03331579870246" table:formula="of:=[.DU90]/[.DY90]*[.$DY$88]" table:style-name="ce26">
            <text:p>270.0</text:p>
          </table:table-cell>
          <table:table-cell office:value-type="float" office:value="37.966684201297539" table:formula="of:=[.DU90]-[.EB90]" table:style-name="ce26">
            <text:p>38.0</text:p>
          </table:table-cell>
          <table:table-cell office:value-type="float" office:value="2.8503333333333316" table:formula="of:=([.AH90]-[.AH89])" table:style-name="ce29">
            <text:p>2.85</text:p>
          </table:table-cell>
          <table:table-cell office:value-type="float" office:value="26.229508196721312" table:formula="of:=([.DU90]*100/[.DU89])-100" table:style-name="ce29">
            <text:p>26.23</text:p>
          </table:table-cell>
          <table:table-cell office:value-type="float" office:value="20.969508196721314" table:formula="of:=[.EE90]-[.DX90]" table:style-name="ce29">
            <text:p>20.9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0.2225" table:style-name="ce26">
            <text:p>20.2</text:p>
          </table:table-cell>
          <table:table-cell office:value-type="float" office:value="30.229508196721312" table:formula="of:=[.EE90]+4" table:style-name="ce26">
            <text:p>30.2</text:p>
          </table:table-cell>
          <table:table-cell office:value-type="float" office:value="309.44" table:formula="of:=-0.06*(([.A90]-1963)^2)+8.5*([.A90]-1963)+140" table:style-name="ce26">
            <text:p>309.4</text:p>
          </table:table-cell>
          <table:table-cell office:value-type="float" office:value="359.44" table:formula="of:=[.EK90]+50" table:style-name="ce26">
            <text:p>359.4</text:p>
          </table:table-cell>
          <table:table-cell office:value-type="float" office:value="259.44" table:formula="of:=[.EK90]-50" table:style-name="ce26">
            <text:p>259.4</text:p>
          </table:table-cell>
          <table:table-cell office:value-type="float" office:value="409.44" table:formula="of:=[.EK90]+100" table:style-name="ce26">
            <text:p>409.4</text:p>
          </table:table-cell>
          <table:table-cell office:value-type="float" office:value="209.44" table:formula="of:=[.EK90]-100" table:style-name="ce26">
            <text:p>209.4</text:p>
          </table:table-cell>
          <table:table-cell office:value-type="float" office:value="292.60000000000002" table:formula="of:=-0.025*(([.A90]-1963)^2)+5.5*([.A90]-1963)+175" table:style-name="ce26">
            <text:p>292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8" table:style-name="ce17">
            <text:p>1988</text:p>
          </table:table-cell>
          <table:table-cell office:value-type="float" office:value="38716000" table:style-name="ce11">
            <text:p>38716000</text:p>
          </table:table-cell>
          <table:table-cell office:value-type="float" office:value="12781018" table:style-name="ce7">
            <text:p>12781018</text:p>
          </table:table-cell>
          <table:table-cell office:value-type="float" office:value="17276762.044735" table:style-name="ce7">
            <text:p>17276762.04</text:p>
          </table:table-cell>
          <table:table-cell office:value-type="string" table:style-name="ce151">
            <text:p>null</text:p>
          </table:table-cell>
          <table:table-cell office:value-type="float" office:value="491577.61538461538" table:formula="of:=[.C91]/26" table:style-name="ce30">
            <text:p>491578</text:p>
          </table:table-cell>
          <table:table-cell office:value-type="float" office:value="245788.80769230769" table:formula="of:=[.F91]/2" table:style-name="ce30">
            <text:p>245789</text:p>
          </table:table-cell>
          <table:table-cell office:value-type="float" office:value="368683.2115384615" table:formula="of:=[.G91]*1.5" table:style-name="ce8">
            <text:p>36868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.806583333333334" table:style-name="ce78">
            <text:p>11.81</text:p>
          </table:table-cell>
          <table:table-cell office:value-type="string" table:style-name="ce151">
            <text:p>null</text:p>
          </table:table-cell>
          <table:table-cell office:value-type="float" office:value="1.1783916666666665" table:style-name="ce87">
            <text:p>1.18</text:p>
          </table:table-cell>
          <table:table-cell office:value-type="float" office:value="40375" table:formula="of:=[.DU91]*100" table:style-name="ce90">
            <text:p>40375</text:p>
          </table:table-cell>
          <table:table-cell office:value-type="float" office:value="47577.563541666663" table:formula="of:=([.DU91]*100)*[.AJ91]" table:style-name="ce90">
            <text:p>47578</text:p>
          </table:table-cell>
          <table:table-cell office:value-type="float" office:value="2410010000000" table:style-name="ce105">
            <text:p>2.41E+12</text:p>
          </table:table-cell>
          <table:table-cell office:value-type="float" office:value="8.4825825409486271" table:formula="of:=([.AM91]*100/[.AM90])-100" table:style-name="ce87">
            <text:p>8.48</text:p>
          </table:table-cell>
          <table:table-cell office:value-type="float" office:value="8.7748824353501238" table:formula="of:=AVERAGE([.$AN$84:.AN91])" table:style-name="ce87">
            <text:p>8.7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49.53416666666664" table:style-name="ce90">
            <text:p>350</text:p>
          </table:table-cell>
          <table:table-cell office:value-type="float" office:value="115.51088234102056" table:formula="of:=[.DU91]*100/[.AR91]" table:style-name="ce93">
            <text:p>116</text:p>
          </table:table-cell>
          <table:table-cell office:value-type="float" office:value="4.3059185450587023" table:style-name="ce120">
            <text:p>4.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265162.6075099" table:style-name="ce27">
            <text:p>16265163</text:p>
          </table:table-cell>
          <table:table-cell office:value-type="float" office:value="226329.74014795758" table:formula="of:=[.CH91]-[.CH90]" table:style-name="ce27">
            <text:p>22633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3803020562563679" table:formula="of:=([.B91]/[.CH91])" table:style-name="ce38">
            <text:p>2.38</text:p>
          </table:table-cell>
          <table:table-cell office:value-type="float" office:value="3.3590000000000004" table:formula="of:=[.CO90]-(([.$CO$84]-[.$CO$94])/10)" table:style-name="ce128">
            <text:p>3.36</text:p>
          </table:table-cell>
          <table:table-cell office:value-type="float" office:value="0.9786979437436325" table:formula="of:=([.CO91]-[.CN91])" table:style-name="ce88">
            <text:p>0.98</text:p>
          </table:table-cell>
          <table:table-cell office:value-type="float" office:value="1.4111359724218033" table:formula="of:=([.CH91]*100/[.CH90])-100" table:style-name="ce26">
            <text:p>1.4</text:p>
          </table:table-cell>
          <table:table-cell office:value-type="float" office:value="2.3792123438047685" table:formula="of:=AVERAGE([.$CQ$74:.CQ91])" table:style-name="ce87">
            <text:p>2.38</text:p>
          </table:table-cell>
          <table:table-cell office:value-type="float" office:value="85000" table:formula="of:=([.B91]-[.B90])" table:style-name="ce90">
            <text:p>85000</text:p>
          </table:table-cell>
          <table:table-cell office:value-type="float" office:value="0.22003054541688982" table:formula="of:=([.B91]*100/[.B90])-100" table:style-name="ce29">
            <text:p>0.22</text:p>
          </table:table-cell>
          <table:table-cell office:value-type="float" office:value="183829.74014795758" table:formula="of:=[.CI91]-([.CS91]/2)" table:style-name="ce8">
            <text:p>183830</text:p>
          </table:table-cell>
          <table:table-cell office:value-type="float" office:value="1112389.3782086805" table:style-name="ce116">
            <text:p>1112389</text:p>
          </table:table-cell>
          <table:table-cell office:value-type="float" office:value="4.914905913299255" table:formula="of:=[.CV91]/[.CI91]" table:style-name="ce141">
            <text:p>4.9</text:p>
          </table:table-cell>
          <table:table-cell office:value-type="string" table:style-name="ce151">
            <text:p>null</text:p>
          </table:table-cell>
          <table:table-cell office:value-type="float" office:value="22670.61" table:style-name="ce8">
            <text:p>2267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03.75" table:style-name="ce8">
            <text:p>40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83" table:style-name="ce29">
            <text:p>4.83</text:p>
          </table:table-cell>
          <table:table-cell office:value-type="float" office:value="118.89" table:formula="of:=[.DY90]+[.DX91]" table:style-name="ce26">
            <text:p>118.9</text:p>
          </table:table-cell>
          <table:table-cell office:value-type="float" office:value="75.187124999999995" table:formula="of:=(([.DU91]*[.DX91])/100)+[.DZ90]" table:style-name="ce26">
            <text:p>75.2</text:p>
          </table:table-cell>
          <table:table-cell office:value-type="float" office:value="328.56287500000002" table:formula="of:=[.DU91]-[.DZ91]" table:style-name="ce26">
            <text:p>328.6</text:p>
          </table:table-cell>
          <table:table-cell office:value-type="float" office:value="339.59962991000083" table:formula="of:=[.DU91]/[.DY91]*[.$DY$88]" table:style-name="ce26">
            <text:p>339.6</text:p>
          </table:table-cell>
          <table:table-cell office:value-type="float" office:value="64.150370089999171" table:formula="of:=[.DU91]-[.EB91]" table:style-name="ce26">
            <text:p>64.2</text:p>
          </table:table-cell>
          <table:table-cell office:value-type="float" office:value="-2.7627499999999969" table:formula="of:=([.AH91]-[.AH90])" table:style-name="ce29">
            <text:p>-2.76</text:p>
          </table:table-cell>
          <table:table-cell office:value-type="float" office:value="31.087662337662351" table:formula="of:=([.DU91]*100/[.DU90])-100" table:style-name="ce29">
            <text:p>31.09</text:p>
          </table:table-cell>
          <table:table-cell office:value-type="float" office:value="26.257662337662353" table:formula="of:=[.EE91]-[.DX91]" table:style-name="ce29">
            <text:p>26.2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9.237499999999997" table:style-name="ce26">
            <text:p>19.2</text:p>
          </table:table-cell>
          <table:table-cell office:value-type="float" office:value="35.087662337662351" table:formula="of:=[.EE91]+4" table:style-name="ce26">
            <text:p>35.1</text:p>
          </table:table-cell>
          <table:table-cell office:value-type="float" office:value="315" table:formula="of:=-0.06*(([.A91]-1963)^2)+8.5*([.A91]-1963)+140" table:style-name="ce26">
            <text:p>315.0</text:p>
          </table:table-cell>
          <table:table-cell office:value-type="float" office:value="365" table:formula="of:=[.EK91]+50" table:style-name="ce26">
            <text:p>365.0</text:p>
          </table:table-cell>
          <table:table-cell office:value-type="float" office:value="265" table:formula="of:=[.EK91]-50" table:style-name="ce26">
            <text:p>265.0</text:p>
          </table:table-cell>
          <table:table-cell office:value-type="float" office:value="415" table:formula="of:=[.EK91]+100" table:style-name="ce26">
            <text:p>415.0</text:p>
          </table:table-cell>
          <table:table-cell office:value-type="float" office:value="215" table:formula="of:=[.EK91]-100" table:style-name="ce26">
            <text:p>215.0</text:p>
          </table:table-cell>
          <table:table-cell office:value-type="float" office:value="296.875" table:formula="of:=-0.025*(([.A91]-1963)^2)+5.5*([.A91]-1963)+175" table:style-name="ce26">
            <text:p>296.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89" table:style-name="ce17">
            <text:p>1989</text:p>
          </table:table-cell>
          <table:table-cell office:value-type="float" office:value="38792000" table:style-name="ce11">
            <text:p>38792000</text:p>
          </table:table-cell>
          <table:table-cell office:value-type="float" office:value="12966912" table:style-name="ce7">
            <text:p>12966912</text:p>
          </table:table-cell>
          <table:table-cell office:value-type="float" office:value="17431226.309064001" table:style-name="ce7">
            <text:p>17431226.31</text:p>
          </table:table-cell>
          <table:table-cell office:value-type="string" table:style-name="ce151">
            <text:p>null</text:p>
          </table:table-cell>
          <table:table-cell office:value-type="float" office:value="498727.38461538462" table:formula="of:=[.C92]/26" table:style-name="ce30">
            <text:p>498727</text:p>
          </table:table-cell>
          <table:table-cell office:value-type="float" office:value="249363.69230769231" table:formula="of:=[.F92]/2" table:style-name="ce30">
            <text:p>249364</text:p>
          </table:table-cell>
          <table:table-cell office:value-type="float" office:value="374045.5384615385" table:formula="of:=[.G92]*1.5" table:style-name="ce8">
            <text:p>37404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.14775" table:style-name="ce78">
            <text:p>15.15</text:p>
          </table:table-cell>
          <table:table-cell office:value-type="string" table:style-name="ce151">
            <text:p>null</text:p>
          </table:table-cell>
          <table:table-cell office:value-type="float" office:value="1.1066833333333335" table:style-name="ce87">
            <text:p>1.11</text:p>
          </table:table-cell>
          <table:table-cell office:value-type="float" office:value="50250" table:formula="of:=[.DU92]*100" table:style-name="ce90">
            <text:p>50250</text:p>
          </table:table-cell>
          <table:table-cell office:value-type="float" office:value="55610.837500000009" table:formula="of:=([.DU92]*100)*[.AJ92]" table:style-name="ce90">
            <text:p>55611</text:p>
          </table:table-cell>
          <table:table-cell office:value-type="float" office:value="2659927000000" table:style-name="ce105">
            <text:p>2.66E+12</text:p>
          </table:table-cell>
          <table:table-cell office:value-type="float" office:value="10.369956971132893" table:formula="of:=([.AM92]*100/[.AM91])-100" table:style-name="ce87">
            <text:p>10.37</text:p>
          </table:table-cell>
          <table:table-cell office:value-type="float" office:value="8.9521129393259873" table:formula="of:=AVERAGE([.$AN$84:.AN92])" table:style-name="ce87">
            <text:p>8.9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2.01249999999999" table:style-name="ce90">
            <text:p>322</text:p>
          </table:table-cell>
          <table:table-cell office:value-type="float" office:value="156.04984278560616" table:formula="of:=[.DU92]*100/[.AR92]" table:style-name="ce93">
            <text:p>156</text:p>
          </table:table-cell>
          <table:table-cell office:value-type="float" office:value="4.0995932573563323" table:style-name="ce120">
            <text:p>4.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552406.6977991" table:style-name="ce27">
            <text:p>16552407</text:p>
          </table:table-cell>
          <table:table-cell office:value-type="float" office:value="287244.09028919972" table:formula="of:=[.CH92]-[.CH91]" table:style-name="ce27">
            <text:p>28724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343586688524153" table:formula="of:=([.B92]/[.CH92])" table:style-name="ce38">
            <text:p>2.34</text:p>
          </table:table-cell>
          <table:table-cell office:value-type="float" office:value="3.3260000000000005" table:formula="of:=[.CO91]-(([.$CO$84]-[.$CO$94])/10)" table:style-name="ce128">
            <text:p>3.33</text:p>
          </table:table-cell>
          <table:table-cell office:value-type="float" office:value="0.98241331147584754" table:formula="of:=([.CO92]-[.CN92])" table:style-name="ce88">
            <text:p>0.98</text:p>
          </table:table-cell>
          <table:table-cell office:value-type="float" office:value="1.7660081071465754" table:formula="of:=([.CH92]*100/[.CH91])-100" table:style-name="ce26">
            <text:p>1.8</text:p>
          </table:table-cell>
          <table:table-cell office:value-type="float" office:value="2.3469384366122319" table:formula="of:=AVERAGE([.$CQ$74:.CQ92])" table:style-name="ce87">
            <text:p>2.35</text:p>
          </table:table-cell>
          <table:table-cell office:value-type="float" office:value="76000" table:formula="of:=([.B92]-[.B91])" table:style-name="ce90">
            <text:p>76000</text:p>
          </table:table-cell>
          <table:table-cell office:value-type="float" office:value="0.19630127079243209" table:formula="of:=([.B92]*100/[.B91])-100" table:style-name="ce29">
            <text:p>0.20</text:p>
          </table:table-cell>
          <table:table-cell office:value-type="float" office:value="249244.09028919972" table:formula="of:=[.CI92]-([.CS92]/2)" table:style-name="ce8">
            <text:p>249244</text:p>
          </table:table-cell>
          <table:table-cell office:value-type="float" office:value="1235842.9876368737" table:style-name="ce116">
            <text:p>1235843</text:p>
          </table:table-cell>
          <table:table-cell office:value-type="float" office:value="4.302413972703901" table:formula="of:=[.CV92]/[.CI92]" table:style-name="ce141">
            <text:p>4.3</text:p>
          </table:table-cell>
          <table:table-cell office:value-type="string" table:style-name="ce151">
            <text:p>null</text:p>
          </table:table-cell>
          <table:table-cell office:value-type="float" office:value="26027.3" table:style-name="ce8">
            <text:p>260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02.5" table:style-name="ce8">
            <text:p>50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.79" table:style-name="ce29">
            <text:p>6.79</text:p>
          </table:table-cell>
          <table:table-cell office:value-type="float" office:value="125.68" table:formula="of:=[.DY91]+[.DX92]" table:style-name="ce26">
            <text:p>125.7</text:p>
          </table:table-cell>
          <table:table-cell office:value-type="float" office:value="109.30687499999999" table:formula="of:=(([.DU92]*[.DX92])/100)+[.DZ91]" table:style-name="ce26">
            <text:p>109.3</text:p>
          </table:table-cell>
          <table:table-cell office:value-type="float" office:value="393.19312500000001" table:formula="of:=[.DU92]-[.DZ92]" table:style-name="ce26">
            <text:p>393.2</text:p>
          </table:table-cell>
          <table:table-cell office:value-type="float" office:value="399.82495225970717" table:formula="of:=[.DU92]/[.DY92]*[.$DY$88]" table:style-name="ce26">
            <text:p>399.8</text:p>
          </table:table-cell>
          <table:table-cell office:value-type="float" office:value="102.67504774029283" table:formula="of:=[.DU92]-[.EB92]" table:style-name="ce26">
            <text:p>102.7</text:p>
          </table:table-cell>
          <table:table-cell office:value-type="float" office:value="3.3411666666666662" table:formula="of:=([.AH92]-[.AH91])" table:style-name="ce29">
            <text:p>3.34</text:p>
          </table:table-cell>
          <table:table-cell office:value-type="float" office:value="24.45820433436532" table:formula="of:=([.DU92]*100/[.DU91])-100" table:style-name="ce29">
            <text:p>24.46</text:p>
          </table:table-cell>
          <table:table-cell office:value-type="float" office:value="17.668204334365321" table:formula="of:=[.EE92]-[.DX92]" table:style-name="ce29">
            <text:p>17.6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.240000000000002" table:style-name="ce26">
            <text:p>17.2</text:p>
          </table:table-cell>
          <table:table-cell office:value-type="float" office:value="28.45820433436532" table:formula="of:=[.EE92]+4" table:style-name="ce26">
            <text:p>28.5</text:p>
          </table:table-cell>
          <table:table-cell office:value-type="float" office:value="320.44" table:formula="of:=-0.06*(([.A92]-1963)^2)+8.5*([.A92]-1963)+140" table:style-name="ce26">
            <text:p>320.4</text:p>
          </table:table-cell>
          <table:table-cell office:value-type="float" office:value="370.44" table:formula="of:=[.EK92]+50" table:style-name="ce26">
            <text:p>370.4</text:p>
          </table:table-cell>
          <table:table-cell office:value-type="float" office:value="270.44" table:formula="of:=[.EK92]-50" table:style-name="ce26">
            <text:p>270.4</text:p>
          </table:table-cell>
          <table:table-cell office:value-type="float" office:value="420.44" table:formula="of:=[.EK92]+100" table:style-name="ce26">
            <text:p>420.4</text:p>
          </table:table-cell>
          <table:table-cell office:value-type="float" office:value="220.44" table:formula="of:=[.EK92]-100" table:style-name="ce26">
            <text:p>220.4</text:p>
          </table:table-cell>
          <table:table-cell office:value-type="float" office:value="301.10000000000002" table:formula="of:=-0.025*(([.A92]-1963)^2)+5.5*([.A92]-1963)+175" table:style-name="ce26">
            <text:p>301.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table:number-columns-repeated="16235"/>
        </table:table-row>
        <table:table-row table:style-name="ro3">
          <table:table-cell office:value-type="float" office:value="1990" table:style-name="ce17">
            <text:p>1990</text:p>
          </table:table-cell>
          <table:table-cell office:value-type="float" office:value="38851000" table:style-name="ce11">
            <text:p>38851000</text:p>
          </table:table-cell>
          <table:table-cell office:value-type="float" office:value="13222820" table:style-name="ce7">
            <text:p>13222820</text:p>
          </table:table-cell>
          <table:table-cell office:value-type="float" office:value="17583744.759444002" table:style-name="ce7">
            <text:p>17583744.76</text:p>
          </table:table-cell>
          <table:table-cell office:value-type="string" table:style-name="ce151">
            <text:p>null</text:p>
          </table:table-cell>
          <table:table-cell office:value-type="float" office:value="508570" table:formula="of:=[.C93]/26" table:style-name="ce30">
            <text:p>508570</text:p>
          </table:table-cell>
          <table:table-cell office:value-type="float" office:value="254285" table:formula="of:=[.F93]/2" table:style-name="ce30">
            <text:p>254285</text:p>
          </table:table-cell>
          <table:table-cell office:value-type="float" office:value="381427.5" table:formula="of:=[.G93]*1.5" table:style-name="ce8">
            <text:p>38142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.442833333333333" table:style-name="ce78">
            <text:p>15.44</text:p>
          </table:table-cell>
          <table:table-cell office:value-type="string" table:style-name="ce151">
            <text:p>null</text:p>
          </table:table-cell>
          <table:table-cell office:value-type="float" office:value="1.2770833333333333" table:style-name="ce87">
            <text:p>1.28</text:p>
          </table:table-cell>
          <table:table-cell office:value-type="float" office:value="57250" table:formula="of:=[.DU93]*100" table:style-name="ce90">
            <text:p>57250</text:p>
          </table:table-cell>
          <table:table-cell office:value-type="float" office:value="73113.020833333328" table:formula="of:=([.DU93]*100)*[.AJ93]" table:style-name="ce90">
            <text:p>73113</text:p>
          </table:table-cell>
          <table:table-cell office:value-type="float" office:value="2979949000000" table:style-name="ce105">
            <text:p>2.98E+12</text:p>
          </table:table-cell>
          <table:table-cell office:value-type="float" office:value="12.031232436078128" table:formula="of:=([.AM93]*100/[.AM92])-100" table:style-name="ce87">
            <text:p>12.03</text:p>
          </table:table-cell>
          <table:table-cell office:value-type="float" office:value="9.2600248890012011" table:formula="of:=AVERAGE([.$AN$84:.AN93])" table:style-name="ce87">
            <text:p>9.2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81.57" table:style-name="ce90">
            <text:p>282</text:p>
          </table:table-cell>
          <table:table-cell office:value-type="float" office:value="203.32421777888271" table:formula="of:=[.DU93]*100/[.AR93]" table:style-name="ce93">
            <text:p>203</text:p>
          </table:table-cell>
          <table:table-cell office:value-type="float" office:value="3.603853546041293" table:style-name="ce120">
            <text:p>3.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880663.853062801" table:style-name="ce27">
            <text:p>16880664</text:p>
          </table:table-cell>
          <table:table-cell office:value-type="float" office:value="328257.15526370145" table:formula="of:=[.CH93]-[.CH92]" table:style-name="ce27">
            <text:p>32825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.3015090128076294" table:formula="of:=([.B93]/[.CH93])" table:style-name="ce38">
            <text:p>2.30</text:p>
          </table:table-cell>
          <table:table-cell office:value-type="float" office:value="3.2930000000000006" table:formula="of:=[.CO92]-(([.$CO$84]-[.$CO$94])/10)" table:style-name="ce128">
            <text:p>3.29</text:p>
          </table:table-cell>
          <table:table-cell office:value-type="float" office:value="0.99149098719237116" table:formula="of:=([.CO93]-[.CN93])" table:style-name="ce88">
            <text:p>0.99</text:p>
          </table:table-cell>
          <table:table-cell office:value-type="float" office:value="1.9831385324005453" table:formula="of:=([.CH93]*100/[.CH92])-100" table:style-name="ce26">
            <text:p>2.0</text:p>
          </table:table-cell>
          <table:table-cell office:value-type="float" office:value="2.3287484414016477" table:formula="of:=AVERAGE([.$CQ$74:.CQ93])" table:style-name="ce87">
            <text:p>2.33</text:p>
          </table:table-cell>
          <table:table-cell office:value-type="float" office:value="59000" table:formula="of:=([.B93]-[.B92])" table:style-name="ce90">
            <text:p>59000</text:p>
          </table:table-cell>
          <table:table-cell office:value-type="float" office:value="0.15209321509590268" table:formula="of:=([.B93]*100/[.B92])-100" table:style-name="ce29">
            <text:p>0.15</text:p>
          </table:table-cell>
          <table:table-cell office:value-type="float" office:value="298757.15526370145" table:formula="of:=[.CI93]-([.CS93]/2)" table:style-name="ce8">
            <text:p>298757</text:p>
          </table:table-cell>
          <table:table-cell office:value-type="float" office:value="1276000" table:style-name="ce97">
            <text:p>1276000</text:p>
          </table:table-cell>
          <table:table-cell office:value-type="float" office:value="3.8871963018595608" table:formula="of:=[.CV93]/[.CI93]" table:style-name="ce118">
            <text:p>3.9</text:p>
          </table:table-cell>
          <table:table-cell office:value-type="float" office:value="3.2843427453604801" table:formula="of:=[.CV93]/[.B93]*100" table:style-name="ce118">
            <text:p>3.3</text:p>
          </table:table-cell>
          <table:table-cell office:value-type="float" office:value="28571.669999999995" table:style-name="ce8">
            <text:p>2857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72.5" table:style-name="ce8">
            <text:p>57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.72" table:style-name="ce29">
            <text:p>6.72</text:p>
          </table:table-cell>
          <table:table-cell office:value-type="float" office:value="132.4" table:formula="of:=[.DY92]+[.DX93]" table:style-name="ce26">
            <text:p>132.4</text:p>
          </table:table-cell>
          <table:table-cell office:value-type="float" office:value="147.778875" table:formula="of:=(([.DU93]*[.DX93])/100)+[.DZ92]" table:style-name="ce26">
            <text:p>147.8</text:p>
          </table:table-cell>
          <table:table-cell office:value-type="float" office:value="424.72112500000003" table:formula="of:=[.DU93]-[.DZ93]" table:style-name="ce26">
            <text:p>424.7</text:p>
          </table:table-cell>
          <table:table-cell office:value-type="float" office:value="432.40181268882168" table:formula="of:=[.DU93]/[.DY93]*[.$DY$88]" table:style-name="ce26">
            <text:p>432.4</text:p>
          </table:table-cell>
          <table:table-cell office:value-type="float" office:value="140.09818731117832" table:formula="of:=[.DU93]-[.EB93]" table:style-name="ce26">
            <text:p>140.1</text:p>
          </table:table-cell>
          <table:table-cell office:value-type="float" office:value="0.29508333333333248" table:formula="of:=([.AH93]-[.AH92])" table:style-name="ce29">
            <text:p>0.30</text:p>
          </table:table-cell>
          <table:table-cell office:value-type="float" office:value="13.930348258706474" table:formula="of:=([.DU93]*100/[.DU92])-100" table:style-name="ce29">
            <text:p>13.93</text:p>
          </table:table-cell>
          <table:table-cell office:value-type="float" office:value="7.2103482587064738" table:formula="of:=[.EE93]-[.DX93]" table:style-name="ce29">
            <text:p>7.2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.237500000000001" table:style-name="ce26">
            <text:p>16.2</text:p>
          </table:table-cell>
          <table:table-cell office:value-type="float" office:value="17.930348258706474" table:formula="of:=[.EE93]+4" table:style-name="ce26">
            <text:p>17.9</text:p>
          </table:table-cell>
          <table:table-cell office:value-type="float" office:value="325.76" table:formula="of:=-0.06*(([.A93]-1963)^2)+8.5*([.A93]-1963)+140" table:style-name="ce26">
            <text:p>325.8</text:p>
          </table:table-cell>
          <table:table-cell office:value-type="float" office:value="375.76" table:formula="of:=[.EK93]+50" table:style-name="ce26">
            <text:p>375.8</text:p>
          </table:table-cell>
          <table:table-cell office:value-type="float" office:value="275.76" table:formula="of:=[.EK93]-50" table:style-name="ce26">
            <text:p>275.8</text:p>
          </table:table-cell>
          <table:table-cell office:value-type="float" office:value="425.76" table:formula="of:=[.EK93]+100" table:style-name="ce26">
            <text:p>425.8</text:p>
          </table:table-cell>
          <table:table-cell office:value-type="float" office:value="225.76" table:formula="of:=[.EK93]-100" table:style-name="ce26">
            <text:p>225.8</text:p>
          </table:table-cell>
          <table:table-cell office:value-type="float" office:value="305.27499999999998" table:formula="of:=-0.025*(([.A93]-1963)^2)+5.5*([.A93]-1963)+175" table:style-name="ce26">
            <text:p>305.3</text:p>
          </table:table-cell>
          <table:table-cell office:value-type="float" office:value="0.34312647404149998" table:formula="of:=1.298875*0.264172052" table:style-name="ce78">
            <text:p>0.34</text:p>
          </table:table-cell>
          <table:table-cell office:value-type="string" table:style-name="ce151">
            <text:p>null</text:p>
          </table:table-cell>
          <table:table-cell office:value-type="float" office:value="0.73" table:style-name="ce78">
            <text:p>0.73</text:p>
          </table:table-cell>
          <table:table-cell table:number-columns-repeated="16235"/>
        </table:table-row>
        <table:table-row table:style-name="ro3">
          <table:table-cell office:value-type="float" office:value="1991" table:style-name="ce17">
            <text:p>1991</text:p>
          </table:table-cell>
          <table:table-cell office:value-type="float" office:value="38940000" table:style-name="ce11">
            <text:p>38940000</text:p>
          </table:table-cell>
          <table:table-cell office:value-type="float" office:value="13511072" table:style-name="ce7">
            <text:p>13511072</text:p>
          </table:table-cell>
          <table:table-cell office:value-type="float" office:value="17725855.180836" table:style-name="ce7">
            <text:p>17725855.18</text:p>
          </table:table-cell>
          <table:table-cell office:value-type="string" table:style-name="ce151">
            <text:p>null</text:p>
          </table:table-cell>
          <table:table-cell office:value-type="float" office:value="519656.61538461538" table:formula="of:=[.C94]/26" table:style-name="ce30">
            <text:p>519657</text:p>
          </table:table-cell>
          <table:table-cell office:value-type="float" office:value="259828.30769230769" table:formula="of:=[.F94]/2" table:style-name="ce30">
            <text:p>259828</text:p>
          </table:table-cell>
          <table:table-cell office:value-type="float" office:value="389742.4615384615" table:formula="of:=[.G94]*1.5" table:style-name="ce8">
            <text:p>38974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.081166666666668" table:style-name="ce78">
            <text:p>13.08</text:p>
          </table:table-cell>
          <table:table-cell office:value-type="string" table:style-name="ce151">
            <text:p>null</text:p>
          </table:table-cell>
          <table:table-cell office:value-type="float" office:value="1.2385166666666667" table:style-name="ce87">
            <text:p>1.24</text:p>
          </table:table-cell>
          <table:table-cell office:value-type="float" office:value="58218.75" table:formula="of:=[.DU94]*100" table:style-name="ce90">
            <text:p>58219</text:p>
          </table:table-cell>
          <table:table-cell office:value-type="float" office:value="72104.892187500009" table:formula="of:=([.DU94]*100)*[.AJ94]" table:style-name="ce90">
            <text:p>72105</text:p>
          </table:table-cell>
          <table:table-cell office:value-type="float" office:value="3204633000000" table:style-name="ce105">
            <text:p>3.20E+12</text:p>
          </table:table-cell>
          <table:table-cell office:value-type="float" office:value="7.539860581506602" table:formula="of:=([.AM94]*100/[.AM93])-100" table:style-name="ce87">
            <text:p>7.54</text:p>
          </table:table-cell>
          <table:table-cell office:value-type="float" office:value="9.1036463155926004" table:formula="of:=AVERAGE([.$AN$84:.AN94])" table:style-name="ce87">
            <text:p>9.1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76.57833333333338" table:style-name="ce90">
            <text:p>277</text:p>
          </table:table-cell>
          <table:table-cell office:value-type="float" office:value="210.49642355691876" table:formula="of:=[.DU94]*100/[.AR94]" table:style-name="ce93">
            <text:p>210</text:p>
          </table:table-cell>
          <table:table-cell office:value-type="float" office:value="2.677377758725271" table:style-name="ce120">
            <text:p>2.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1900" table:style-name="ce64">
            <text:p>81900</text:p>
          </table:table-cell>
          <table:table-cell office:value-type="float" office:value="55104" table:style-name="ce20">
            <text:p>55104</text:p>
          </table:table-cell>
          <table:table-cell office:value-type="float" office:value="26124" table:style-name="ce20">
            <text:p>26124</text:p>
          </table:table-cell>
          <table:table-cell office:value-type="float" office:value="672" table:style-name="ce20">
            <text:p>672</text:p>
          </table:table-cell>
          <table:table-cell office:value-type="float" office:value="164268" table:style-name="ce99">
            <text:p>164268</text:p>
          </table:table-cell>
          <table:table-cell office:value-type="float" office:value="88674" table:style-name="ce99">
            <text:p>88674</text:p>
          </table:table-cell>
          <table:table-cell office:value-type="float" office:value="5274" table:style-name="ce99">
            <text:p>5274</text:p>
          </table:table-cell>
          <table:table-cell office:value-type="float" office:value="61098" table:style-name="ce20">
            <text:p>61098</text:p>
          </table:table-cell>
          <table:table-cell office:value-type="float" office:value="162.39090328286042" table:style-name="ce159">
            <text:p>162</text:p>
          </table:table-cell>
          <table:table-cell office:value-type="float" office:value="2692233599.9999995" table:style-name="ce20">
            <text:p>2692233600</text:p>
          </table:table-cell>
          <table:table-cell office:value-type="float" office:value="44064.185407050958" table:formula="of:=[.BW94]/[.BU94]" table:style-name="ce64">
            <text:p>44064</text:p>
          </table:table-cell>
          <table:table-cell office:value-type="float" office:value="271.34639019956558" table:formula="of:=[.BX94]/[.BV94]" table:style-name="ce64">
            <text:p>271</text:p>
          </table:table-cell>
          <table:table-cell office:value-type="float" office:value="176142" table:style-name="ce20">
            <text:p>176142</text:p>
          </table:table-cell>
          <table:table-cell office:value-type="float" office:value="111.14777423345399" table:style-name="ce159">
            <text:p>111</text:p>
          </table:table-cell>
          <table:table-cell office:value-type="float" office:value="5773451400" table:style-name="ce20">
            <text:p>5773451400</text:p>
          </table:table-cell>
          <table:table-cell office:value-type="float" office:value="32777.255850393434" table:formula="of:=[.CB94]/[.BZ94]" table:style-name="ce69">
            <text:p>32777</text:p>
          </table:table-cell>
          <table:table-cell office:value-type="float" office:value="294.89799572187854" table:formula="of:=[.CC94]/[.CA94]" table:style-name="ce69">
            <text:p>295</text:p>
          </table:table-cell>
          <table:table-cell office:value-type="float" office:value="2.056311778005929" table:formula="of:=[.DU94]/(([.CD94]+[.BY94])/2)" table:style-name="ce72">
            <text:p>2.0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7206000" table:style-name="ce21">
            <text:p>17206000</text:p>
          </table:table-cell>
          <table:table-cell office:value-type="float" office:value="325336.14693719894" table:formula="of:=[.CH94]-[.CH93]" table:style-name="ce27">
            <text:p>325336</text:p>
          </table:table-cell>
          <table:table-cell office:value-type="float" office:value="227970" table:style-name="ce93">
            <text:p>227970</text:p>
          </table:table-cell>
          <table:table-cell office:value-type="float" office:value="44514" table:style-name="ce93">
            <text:p>44514</text:p>
          </table:table-cell>
          <table:table-cell office:value-type="float" office:value="83.663627956136878" table:formula="of:=100-[.CM94]" table:style-name="ce93">
            <text:p>84</text:p>
          </table:table-cell>
          <table:table-cell office:value-type="float" office:value="16.336372043863125" table:formula="of:=([.CK94]*100)/([.CJ94]+[.CK94])" table:style-name="ce93">
            <text:p>16</text:p>
          </table:table-cell>
          <table:table-cell office:value-type="float" office:value="2.2631640125537604" table:formula="of:=([.B94]/[.CH94])" table:style-name="ce38">
            <text:p>2.26</text:p>
          </table:table-cell>
          <table:table-cell office:value-type="float" office:value="3.26" table:style-name="ce88">
            <text:p>3.26</text:p>
          </table:table-cell>
          <table:table-cell office:value-type="float" office:value="0.99683598744623936" table:formula="of:=([.CO94]-[.CN94])" table:style-name="ce88">
            <text:p>1.00</text:p>
          </table:table-cell>
          <table:table-cell office:value-type="float" office:value="1.9272710467377152" table:formula="of:=([.CH94]*100/[.CH93])-100" table:style-name="ce26">
            <text:p>1.9</text:p>
          </table:table-cell>
          <table:table-cell office:value-type="float" office:value="2.3096304702271744" table:formula="of:=AVERAGE([.$CQ$74:.CQ94])" table:style-name="ce87">
            <text:p>2.31</text:p>
          </table:table-cell>
          <table:table-cell office:value-type="float" office:value="89000" table:formula="of:=([.B94]-[.B93])" table:style-name="ce90">
            <text:p>89000</text:p>
          </table:table-cell>
          <table:table-cell office:value-type="float" office:value="0.2290803325525701" table:formula="of:=([.B94]*100/[.B93])-100" table:style-name="ce29">
            <text:p>0.23</text:p>
          </table:table-cell>
          <table:table-cell office:value-type="float" office:value="280836.14693719894" table:formula="of:=[.CI94]-([.CS94]/2)" table:style-name="ce8">
            <text:p>280836</text:p>
          </table:table-cell>
          <table:table-cell office:value-type="float" office:value="1339000" table:style-name="ce97">
            <text:p>1339000</text:p>
          </table:table-cell>
          <table:table-cell office:value-type="float" office:value="4.115743094045043" table:formula="of:=[.CV94]/[.CI94]" table:style-name="ce118">
            <text:p>4.1</text:p>
          </table:table-cell>
          <table:table-cell office:value-type="float" office:value="3.4386235233692859" table:formula="of:=[.CV94]/[.B94]*100" table:style-name="ce118">
            <text:p>3.4</text:p>
          </table:table-cell>
          <table:table-cell office:value-type="float" office:value="28797.27" table:style-name="ce8">
            <text:p>2879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82.1875" table:style-name="ce8">
            <text:p>58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94" table:style-name="ce29">
            <text:p>5.94</text:p>
          </table:table-cell>
          <table:table-cell office:value-type="float" office:value="138.34" table:formula="of:=[.DY93]+[.DX94]" table:style-name="ce26">
            <text:p>138.3</text:p>
          </table:table-cell>
          <table:table-cell office:value-type="float" office:value="182.36081250000001" table:formula="of:=(([.DU94]*[.DX94])/100)+[.DZ93]" table:style-name="ce26">
            <text:p>182.4</text:p>
          </table:table-cell>
          <table:table-cell office:value-type="float" office:value="399.82668749999999" table:formula="of:=[.DU94]-[.DZ94]" table:style-name="ce26">
            <text:p>399.8</text:p>
          </table:table-cell>
          <table:table-cell office:value-type="float" office:value="420.83815237819857" table:formula="of:=[.DU94]/[.DY94]*[.$DY$88]" table:style-name="ce26">
            <text:p>420.8</text:p>
          </table:table-cell>
          <table:table-cell office:value-type="float" office:value="161.34934762180143" table:formula="of:=[.DU94]-[.EB94]" table:style-name="ce26">
            <text:p>161.3</text:p>
          </table:table-cell>
          <table:table-cell office:value-type="float" office:value="-2.3616666666666646" table:formula="of:=([.AH94]-[.AH93])" table:style-name="ce29">
            <text:p>-2.36</text:p>
          </table:table-cell>
          <table:table-cell office:value-type="float" office:value="1.692139737991269" table:formula="of:=([.DU94]*100/[.DU93])-100" table:style-name="ce29">
            <text:p>1.69</text:p>
          </table:table-cell>
          <table:table-cell office:value-type="float" office:value="-4.2478602620087313" table:formula="of:=[.EE94]-[.DX94]" table:style-name="ce29">
            <text:p>-4.2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6.3125" table:style-name="ce26">
            <text:p>16.3</text:p>
          </table:table-cell>
          <table:table-cell office:value-type="float" office:value="5.692139737991269" table:formula="of:=[.EE94]+4" table:style-name="ce26">
            <text:p>5.7</text:p>
          </table:table-cell>
          <table:table-cell office:value-type="float" office:value="330.96000000000004" table:formula="of:=-0.06*(([.A94]-1963)^2)+8.5*([.A94]-1963)+140" table:style-name="ce26">
            <text:p>331.0</text:p>
          </table:table-cell>
          <table:table-cell office:value-type="float" office:value="380.96000000000004" table:formula="of:=[.EK94]+50" table:style-name="ce26">
            <text:p>381.0</text:p>
          </table:table-cell>
          <table:table-cell office:value-type="float" office:value="280.96000000000004" table:formula="of:=[.EK94]-50" table:style-name="ce26">
            <text:p>281.0</text:p>
          </table:table-cell>
          <table:table-cell office:value-type="float" office:value="430.96000000000004" table:formula="of:=[.EK94]+100" table:style-name="ce26">
            <text:p>431.0</text:p>
          </table:table-cell>
          <table:table-cell office:value-type="float" office:value="230.96000000000004" table:formula="of:=[.EK94]-100" table:style-name="ce26">
            <text:p>231.0</text:p>
          </table:table-cell>
          <table:table-cell office:value-type="float" office:value="309.39999999999998" table:formula="of:=-0.025*(([.A94]-1963)^2)+5.5*([.A94]-1963)+175" table:style-name="ce26">
            <text:p>309.4</text:p>
          </table:table-cell>
          <table:table-cell office:value-type="float" office:value="0.29009261374223999" table:formula="of:=1.09812*0.264172052" table:style-name="ce78">
            <text:p>0.29</text:p>
          </table:table-cell>
          <table:table-cell office:value-type="float" office:value="-15.456067750938303" table:formula="of:=([.EQ94]*100/[.EQ93])-100" table:style-name="ce113">
            <text:p>-15.5</text:p>
          </table:table-cell>
          <table:table-cell office:value-type="float" office:value="0.82" table:style-name="ce78">
            <text:p>0.82</text:p>
          </table:table-cell>
          <table:table-cell table:number-columns-repeated="16235"/>
        </table:table-row>
        <table:table-row table:style-name="ro3">
          <table:table-cell office:value-type="float" office:value="1992" table:style-name="ce17">
            <text:p>1992</text:p>
          </table:table-cell>
          <table:table-cell office:value-type="float" office:value="39068000" table:style-name="ce11">
            <text:p>39068000</text:p>
          </table:table-cell>
          <table:table-cell office:value-type="float" office:value="13710030" table:style-name="ce7">
            <text:p>13710030</text:p>
          </table:table-cell>
          <table:table-cell office:value-type="float" office:value="17922997.984375" table:style-name="ce7">
            <text:p>17922997.98</text:p>
          </table:table-cell>
          <table:table-cell office:value-type="string" table:style-name="ce151">
            <text:p>null</text:p>
          </table:table-cell>
          <table:table-cell office:value-type="float" office:value="527308.84615384613" table:formula="of:=[.C95]/26" table:style-name="ce30">
            <text:p>527309</text:p>
          </table:table-cell>
          <table:table-cell office:value-type="float" office:value="263654.42307692306" table:formula="of:=[.F95]/2" table:style-name="ce30">
            <text:p>263654</text:p>
          </table:table-cell>
          <table:table-cell office:value-type="float" office:value="395481.63461538462" table:formula="of:=[.G95]*1.5" table:style-name="ce8">
            <text:p>39548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.308999999999999" table:style-name="ce78">
            <text:p>13.31</text:p>
          </table:table-cell>
          <table:table-cell office:value-type="string" table:style-name="ce151">
            <text:p>null</text:p>
          </table:table-cell>
          <table:table-cell office:value-type="float" office:value="1.2956166666666664" table:style-name="ce87">
            <text:p>1.30</text:p>
          </table:table-cell>
          <table:table-cell office:value-type="float" office:value="57656.25" table:formula="of:=[.DU95]*100" table:style-name="ce90">
            <text:p>57656</text:p>
          </table:table-cell>
          <table:table-cell office:value-type="float" office:value="74700.398437499985" table:formula="of:=([.DU95]*100)*[.AJ95]" table:style-name="ce90">
            <text:p>74700</text:p>
          </table:table-cell>
          <table:table-cell office:value-type="float" office:value="3433178000000" table:style-name="ce105">
            <text:p>3.43E+12</text:p>
          </table:table-cell>
          <table:table-cell office:value-type="float" office:value="7.1317058770848263" table:formula="of:=([.AM95]*100/[.AM94])-100" table:style-name="ce87">
            <text:p>7.13</text:p>
          </table:table-cell>
          <table:table-cell office:value-type="float" office:value="8.9393179457169527" table:formula="of:=AVERAGE([.$AN$84:.AN95])" table:style-name="ce87">
            <text:p>8.9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53.61166666666665" table:style-name="ce90">
            <text:p>254</text:p>
          </table:table-cell>
          <table:table-cell office:value-type="float" office:value="227.3406849054" table:formula="of:=[.DU95]*100/[.AR95]" table:style-name="ce93">
            <text:p>227</text:p>
          </table:table-cell>
          <table:table-cell office:value-type="float" office:value="1.4176834078589451" table:style-name="ce120">
            <text:p>1.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1380" table:style-name="ce5">
            <text:p>81380</text:p>
          </table:table-cell>
          <table:table-cell office:value-type="float" office:value="52825" table:style-name="ce20">
            <text:p>52825</text:p>
          </table:table-cell>
          <table:table-cell office:value-type="float" office:value="27296" table:style-name="ce20">
            <text:p>27296</text:p>
          </table:table-cell>
          <table:table-cell office:value-type="float" office:value="1259" table:style-name="ce20">
            <text:p>1259</text:p>
          </table:table-cell>
          <table:table-cell office:value-type="float" office:value="148965" table:style-name="ce99">
            <text:p>148965</text:p>
          </table:table-cell>
          <table:table-cell office:value-type="float" office:value="84458" table:style-name="ce99">
            <text:p>84458</text:p>
          </table:table-cell>
          <table:table-cell office:value-type="float" office:value="6558" table:style-name="ce99">
            <text:p>6558</text:p>
          </table:table-cell>
          <table:table-cell office:value-type="float" office:value="66137" table:style-name="ce20">
            <text:p>66137</text:p>
          </table:table-cell>
          <table:table-cell office:value-type="float" office:value="156.49320362586838" table:style-name="ce159">
            <text:p>156</text:p>
          </table:table-cell>
          <table:table-cell office:value-type="float" office:value="2929328500" table:style-name="ce20">
            <text:p>2929328500</text:p>
          </table:table-cell>
          <table:table-cell office:value-type="float" office:value="44291.82605803106" table:formula="of:=[.BW95]/[.BU95]" table:style-name="ce64">
            <text:p>44292</text:p>
          </table:table-cell>
          <table:table-cell office:value-type="float" office:value="283.02715409878419" table:formula="of:=[.BX95]/[.BV95]" table:style-name="ce64">
            <text:p>283</text:p>
          </table:table-cell>
          <table:table-cell office:value-type="float" office:value="152483" table:style-name="ce20">
            <text:p>152483</text:p>
          </table:table-cell>
          <table:table-cell office:value-type="float" office:value="109.6253646284643" table:style-name="ce159">
            <text:p>110</text:p>
          </table:table-cell>
          <table:table-cell office:value-type="float" office:value="5082786000" table:style-name="ce20">
            <text:p>5082786000</text:p>
          </table:table-cell>
          <table:table-cell office:value-type="float" office:value="33333.460123423596" table:formula="of:=[.CB95]/[.BZ95]" table:style-name="ce69">
            <text:p>33333</text:p>
          </table:table-cell>
          <table:table-cell office:value-type="float" office:value="304.06703992634692" table:formula="of:=[.CC95]/[.CA95]" table:style-name="ce69">
            <text:p>304</text:p>
          </table:table-cell>
          <table:table-cell office:value-type="float" office:value="1.9641226429001941" table:formula="of:=[.DU95]/(([.CD95]+[.BY95])/2)" table:style-name="ce72">
            <text:p>1.96</text:p>
          </table:table-cell>
          <table:table-cell office:value-type="float" office:value="3.6821218226752706" table:formula="of:=(([.BY95]+[.CD95])*100/([.BY94]+[.CD94]))-100" table:style-name="ce71">
            <text:p>3.7</text:p>
          </table:table-cell>
          <table:table-cell office:value-type="string" table:style-name="ce151">
            <text:p>null</text:p>
          </table:table-cell>
          <table:table-cell office:value-type="float" office:value="17558891.149678409" table:style-name="ce27">
            <text:p>17558891</text:p>
          </table:table-cell>
          <table:table-cell office:value-type="float" office:value="352891.1496784091" table:formula="of:=[.CH95]-[.CH94]" table:style-name="ce27">
            <text:p>352891</text:p>
          </table:table-cell>
          <table:table-cell office:value-type="float" office:value="178501" table:style-name="ce93">
            <text:p>178501</text:p>
          </table:table-cell>
          <table:table-cell office:value-type="float" office:value="35695" table:style-name="ce93">
            <text:p>35695</text:p>
          </table:table-cell>
          <table:table-cell office:value-type="float" office:value="83.335356402547205" table:formula="of:=100-[.CM95]" table:style-name="ce93">
            <text:p>83</text:p>
          </table:table-cell>
          <table:table-cell office:value-type="float" office:value="16.664643597452802" table:formula="of:=([.CK95]*100)/([.CJ95]+[.CK95])" table:style-name="ce93">
            <text:p>17</text:p>
          </table:table-cell>
          <table:table-cell office:value-type="float" office:value="2.2249696559406904" table:formula="of:=([.B95]/[.CH95])" table:style-name="ce38">
            <text:p>2.22</text:p>
          </table:table-cell>
          <table:table-cell office:value-type="float" office:value="3.2199999999999998" table:formula="of:=[.CO94]-(([.$CO$94]-[.$CO$104])/10)" table:style-name="ce128">
            <text:p>3.22</text:p>
          </table:table-cell>
          <table:table-cell office:value-type="float" office:value="0.99503034405930935" table:formula="of:=([.CO95]-[.CN95])" table:style-name="ce88">
            <text:p>1.00</text:p>
          </table:table-cell>
          <table:table-cell office:value-type="float" office:value="2.0509772734999956" table:formula="of:=([.CH95]*100/[.CH94])-100" table:style-name="ce26">
            <text:p>2.1</text:p>
          </table:table-cell>
          <table:table-cell office:value-type="float" office:value="2.2978735067395757" table:formula="of:=AVERAGE([.$CQ$74:.CQ95])" table:style-name="ce87">
            <text:p>2.30</text:p>
          </table:table-cell>
          <table:table-cell office:value-type="float" office:value="128000" table:formula="of:=([.B95]-[.B94])" table:style-name="ce90">
            <text:p>128000</text:p>
          </table:table-cell>
          <table:table-cell office:value-type="float" office:value="0.32871083718541172" table:formula="of:=([.B95]*100/[.B94])-100" table:style-name="ce29">
            <text:p>0.33</text:p>
          </table:table-cell>
          <table:table-cell office:value-type="float" office:value="288891.1496784091" table:formula="of:=[.CI95]-([.CS95]/2)" table:style-name="ce8">
            <text:p>288891</text:p>
          </table:table-cell>
          <table:table-cell office:value-type="float" office:value="1255000" table:style-name="ce97">
            <text:p>1255000</text:p>
          </table:table-cell>
          <table:table-cell office:value-type="float" office:value="3.5563374177665996" table:formula="of:=[.CV95]/[.CI95]" table:style-name="ce118">
            <text:p>3.6</text:p>
          </table:table-cell>
          <table:table-cell office:value-type="float" office:value="3.2123477014436368" table:formula="of:=[.CV95]/[.B95]*100" table:style-name="ce118">
            <text:p>3.2</text:p>
          </table:table-cell>
          <table:table-cell office:value-type="float" office:value="26051.130000000005" table:style-name="ce8">
            <text:p>2605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76.5625" table:style-name="ce8">
            <text:p>57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93" table:style-name="ce29">
            <text:p>5.93</text:p>
          </table:table-cell>
          <table:table-cell office:value-type="float" office:value="144.27000000000001" table:formula="of:=[.DY94]+[.DX95]" table:style-name="ce26">
            <text:p>144.3</text:p>
          </table:table-cell>
          <table:table-cell office:value-type="float" office:value="216.55096875000001" table:formula="of:=(([.DU95]*[.DX95])/100)+[.DZ94]" table:style-name="ce26">
            <text:p>216.6</text:p>
          </table:table-cell>
          <table:table-cell office:value-type="float" office:value="360.01153124999996" table:formula="of:=[.DU95]-[.DZ95]" table:style-name="ce26">
            <text:p>360.0</text:p>
          </table:table-cell>
          <table:table-cell office:value-type="float" office:value="399.64129756706177" table:formula="of:=[.DU95]/[.DY95]*[.$DY$88]" table:style-name="ce26">
            <text:p>399.6</text:p>
          </table:table-cell>
          <table:table-cell office:value-type="float" office:value="176.92120243293823" table:formula="of:=[.DU95]-[.EB95]" table:style-name="ce26">
            <text:p>176.9</text:p>
          </table:table-cell>
          <table:table-cell office:value-type="float" office:value="0.22783333333333111" table:formula="of:=([.AH95]-[.AH94])" table:style-name="ce29">
            <text:p>0.23</text:p>
          </table:table-cell>
          <table:table-cell office:value-type="float" office:value="-0.96618357487922424" table:formula="of:=([.DU95]*100/[.DU94])-100" table:style-name="ce29">
            <text:p>-0.97</text:p>
          </table:table-cell>
          <table:table-cell office:value-type="float" office:value="-6.896183574879224" table:formula="of:=[.EE95]-[.DX95]" table:style-name="ce29">
            <text:p>-6.9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8.352499999999999" table:style-name="ce26">
            <text:p>18.4</text:p>
          </table:table-cell>
          <table:table-cell office:value-type="float" office:value="3.0338164251207758" table:formula="of:=[.EE95]+4" table:style-name="ce26">
            <text:p>3.0</text:p>
          </table:table-cell>
          <table:table-cell office:value-type="float" office:value="336.03999999999996" table:formula="of:=-0.06*(([.A95]-1963)^2)+8.5*([.A95]-1963)+140" table:style-name="ce26">
            <text:p>336.0</text:p>
          </table:table-cell>
          <table:table-cell office:value-type="float" office:value="386.03999999999996" table:formula="of:=[.EK95]+50" table:style-name="ce26">
            <text:p>386.0</text:p>
          </table:table-cell>
          <table:table-cell office:value-type="float" office:value="286.03999999999996" table:formula="of:=[.EK95]-50" table:style-name="ce26">
            <text:p>286.0</text:p>
          </table:table-cell>
          <table:table-cell office:value-type="float" office:value="436.03999999999996" table:formula="of:=[.EK95]+100" table:style-name="ce26">
            <text:p>436.0</text:p>
          </table:table-cell>
          <table:table-cell office:value-type="float" office:value="236.03999999999996" table:formula="of:=[.EK95]-100" table:style-name="ce26">
            <text:p>236.0</text:p>
          </table:table-cell>
          <table:table-cell office:value-type="float" office:value="313.47500000000002" table:formula="of:=-0.025*(([.A95]-1963)^2)+5.5*([.A95]-1963)+175" table:style-name="ce26">
            <text:p>313.5</text:p>
          </table:table-cell>
          <table:table-cell office:value-type="float" office:value="0.28702293449799998" table:formula="of:=1.0865*0.264172052" table:style-name="ce78">
            <text:p>0.29</text:p>
          </table:table-cell>
          <table:table-cell office:value-type="float" office:value="-1.0581721487633473" table:formula="of:=([.EQ95]*100/[.EQ94])-100" table:style-name="ce113">
            <text:p>-1.1</text:p>
          </table:table-cell>
          <table:table-cell office:value-type="float" office:value="0.92" table:style-name="ce78">
            <text:p>0.92</text:p>
          </table:table-cell>
          <table:table-cell table:number-columns-repeated="16235"/>
        </table:table-row>
        <table:table-row table:style-name="ro3">
          <table:table-cell office:value-type="float" office:value="1993" table:style-name="ce17">
            <text:p>1993</text:p>
          </table:table-cell>
          <table:table-cell office:value-type="float" office:value="39190000" table:style-name="ce11">
            <text:p>39190000</text:p>
          </table:table-cell>
          <table:table-cell office:value-type="float" office:value="14031422" table:style-name="ce7">
            <text:p>14031422</text:p>
          </table:table-cell>
          <table:table-cell office:value-type="float" office:value="18163606.59375" table:style-name="ce7">
            <text:p>18163606.59</text:p>
          </table:table-cell>
          <table:table-cell office:value-type="string" table:style-name="ce151">
            <text:p>null</text:p>
          </table:table-cell>
          <table:table-cell office:value-type="float" office:value="539670.07692307688" table:formula="of:=[.C96]/26" table:style-name="ce30">
            <text:p>539670</text:p>
          </table:table-cell>
          <table:table-cell office:value-type="float" office:value="269835.03846153844" table:formula="of:=[.F96]/2" table:style-name="ce30">
            <text:p>269835</text:p>
          </table:table-cell>
          <table:table-cell office:value-type="float" office:value="404752.55769230763" table:formula="of:=[.G96]*1.5" table:style-name="ce8">
            <text:p>40475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0.913333333333336" table:style-name="ce78">
            <text:p>10.91</text:p>
          </table:table-cell>
          <table:table-cell office:value-type="string" table:style-name="ce151">
            <text:p>null</text:p>
          </table:table-cell>
          <table:table-cell office:value-type="float" office:value="1.1633333333333336" table:style-name="ce87">
            <text:p>1.16</text:p>
          </table:table-cell>
          <table:table-cell office:value-type="float" office:value="57343.75" table:formula="of:=[.DU96]*100" table:style-name="ce90">
            <text:p>57344</text:p>
          </table:table-cell>
          <table:table-cell office:value-type="float" office:value="66709.895833333343" table:formula="of:=([.DU96]*100)*[.AJ96]" table:style-name="ce90">
            <text:p>66710</text:p>
          </table:table-cell>
          <table:table-cell office:value-type="float" office:value="3651774000000" table:style-name="ce105">
            <text:p>3.65E+12</text:p>
          </table:table-cell>
          <table:table-cell office:value-type="float" office:value="6.3671618541188337" table:formula="of:=([.AM96]*100/[.AM95])-100" table:style-name="ce87">
            <text:p>6.37</text:p>
          </table:table-cell>
          <table:table-cell office:value-type="float" office:value="8.7414597848247908" table:formula="of:=AVERAGE([.$AN$84:.AN96])" table:style-name="ce87">
            <text:p>8.7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06.66666666666663" table:style-name="ce90">
            <text:p>307</text:p>
          </table:table-cell>
          <table:table-cell office:value-type="float" office:value="186.99048913043481" table:formula="of:=[.DU96]*100/[.AR96]" table:style-name="ce93">
            <text:p>187</text:p>
          </table:table-cell>
          <table:table-cell office:value-type="float" office:value="-0.66143725355601646" table:style-name="ce120">
            <text:p>-0.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4158" table:style-name="ce5">
            <text:p>74158</text:p>
          </table:table-cell>
          <table:table-cell office:value-type="float" office:value="48588" table:style-name="ce20">
            <text:p>48588</text:p>
          </table:table-cell>
          <table:table-cell office:value-type="float" office:value="24533" table:style-name="ce20">
            <text:p>24533</text:p>
          </table:table-cell>
          <table:table-cell office:value-type="float" office:value="1037" table:style-name="ce20">
            <text:p>1037</text:p>
          </table:table-cell>
          <table:table-cell office:value-type="float" office:value="149460" table:style-name="ce99">
            <text:p>149460</text:p>
          </table:table-cell>
          <table:table-cell office:value-type="float" office:value="77311" table:style-name="ce99">
            <text:p>77311</text:p>
          </table:table-cell>
          <table:table-cell office:value-type="float" office:value="8093" table:style-name="ce99">
            <text:p>8093</text:p>
          </table:table-cell>
          <table:table-cell office:value-type="float" office:value="66788" table:style-name="ce20">
            <text:p>66788</text:p>
          </table:table-cell>
          <table:table-cell office:value-type="float" office:value="148.96771219272443" table:style-name="ce159">
            <text:p>149</text:p>
          </table:table-cell>
          <table:table-cell office:value-type="float" office:value="2966748399.9999995" table:style-name="ce20">
            <text:p>2966748400</text:p>
          </table:table-cell>
          <table:table-cell office:value-type="float" office:value="44420.380906749706" table:formula="of:=[.BW96]/[.BU96]" table:style-name="ce64">
            <text:p>44420</text:p>
          </table:table-cell>
          <table:table-cell office:value-type="float" office:value="298.18797813905871" table:formula="of:=[.BX96]/[.BV96]" table:style-name="ce64">
            <text:p>298</text:p>
          </table:table-cell>
          <table:table-cell office:value-type="float" office:value="147981" table:style-name="ce20">
            <text:p>147981</text:p>
          </table:table-cell>
          <table:table-cell office:value-type="float" office:value="108.07798596309799" table:style-name="ce159">
            <text:p>108</text:p>
          </table:table-cell>
          <table:table-cell office:value-type="float" office:value="5170784200" table:style-name="ce20">
            <text:p>5170784200</text:p>
          </table:table-cell>
          <table:table-cell office:value-type="float" office:value="34942.21690622445" table:formula="of:=[.CB96]/[.BZ96]" table:style-name="ce69">
            <text:p>34942</text:p>
          </table:table-cell>
          <table:table-cell office:value-type="float" office:value="323.3055889675357" table:formula="of:=[.CC96]/[.CA96]" table:style-name="ce69">
            <text:p>323</text:p>
          </table:table-cell>
          <table:table-cell office:value-type="float" office:value="1.8453529701672613" table:formula="of:=[.DU96]/(([.CD96]+[.BY96])/2)" table:style-name="ce72">
            <text:p>1.85</text:p>
          </table:table-cell>
          <table:table-cell office:value-type="float" office:value="5.8592596267424" table:formula="of:=(([.BY96]+[.CD96])*100/([.BY95]+[.CD95]))-100" table:style-name="ce71">
            <text:p>5.9</text:p>
          </table:table-cell>
          <table:table-cell office:value-type="string" table:style-name="ce151">
            <text:p>null</text:p>
          </table:table-cell>
          <table:table-cell office:value-type="float" office:value="17865724.212892946" table:style-name="ce27">
            <text:p>17865724</text:p>
          </table:table-cell>
          <table:table-cell office:value-type="float" office:value="306833.06321453676" table:formula="of:=[.CH96]-[.CH95]" table:style-name="ce27">
            <text:p>306833</text:p>
          </table:table-cell>
          <table:table-cell office:value-type="float" office:value="170403" table:style-name="ce93">
            <text:p>170403</text:p>
          </table:table-cell>
          <table:table-cell office:value-type="float" office:value="45795" table:style-name="ce93">
            <text:p>45795</text:p>
          </table:table-cell>
          <table:table-cell office:value-type="float" office:value="78.818027918852167" table:formula="of:=100-[.CM96]" table:style-name="ce93">
            <text:p>79</text:p>
          </table:table-cell>
          <table:table-cell office:value-type="float" office:value="21.181972081147837" table:formula="of:=([.CK96]*100)/([.CJ96]+[.CK96])" table:style-name="ce93">
            <text:p>21</text:p>
          </table:table-cell>
          <table:table-cell office:value-type="float" office:value="2.1935858593248749" table:formula="of:=([.B96]/[.CH96])" table:style-name="ce38">
            <text:p>2.19</text:p>
          </table:table-cell>
          <table:table-cell office:value-type="float" office:value="3.1799999999999997" table:formula="of:=[.CO95]-(([.$CO$94]-[.$CO$104])/10)" table:style-name="ce128">
            <text:p>3.18</text:p>
          </table:table-cell>
          <table:table-cell office:value-type="float" office:value="0.98641414067512478" table:formula="of:=([.CO96]-[.CN96])" table:style-name="ce88">
            <text:p>0.99</text:p>
          </table:table-cell>
          <table:table-cell office:value-type="float" office:value="1.7474512518984113" table:formula="of:=([.CH96]*100/[.CH95])-100" table:style-name="ce26">
            <text:p>1.7</text:p>
          </table:table-cell>
          <table:table-cell office:value-type="float" office:value="2.2739421043551773" table:formula="of:=AVERAGE([.$CQ$74:.CQ96])" table:style-name="ce87">
            <text:p>2.27</text:p>
          </table:table-cell>
          <table:table-cell office:value-type="float" office:value="122000" table:formula="of:=([.B96]-[.B95])" table:style-name="ce90">
            <text:p>122000</text:p>
          </table:table-cell>
          <table:table-cell office:value-type="float" office:value="0.3122760315347648" table:formula="of:=([.B96]*100/[.B95])-100" table:style-name="ce29">
            <text:p>0.31</text:p>
          </table:table-cell>
          <table:table-cell office:value-type="float" office:value="245833.06321453676" table:formula="of:=[.CI96]-([.CS96]/2)" table:style-name="ce8">
            <text:p>245833</text:p>
          </table:table-cell>
          <table:table-cell office:value-type="float" office:value="1144000" table:style-name="ce97">
            <text:p>1144000</text:p>
          </table:table-cell>
          <table:table-cell office:value-type="float" office:value="3.7284117559394785" table:formula="of:=[.CV96]/[.CI96]" table:style-name="ce118">
            <text:p>3.7</text:p>
          </table:table-cell>
          <table:table-cell office:value-type="float" office:value="2.9191120183720338" table:formula="of:=[.CV96]/[.B96]*100" table:style-name="ce118">
            <text:p>2.9</text:p>
          </table:table-cell>
          <table:table-cell office:value-type="float" office:value="22651.03" table:style-name="ce8">
            <text:p>2265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73.4375" table:style-name="ce8">
            <text:p>57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5699999999999994" table:style-name="ce29">
            <text:p>4.57</text:p>
          </table:table-cell>
          <table:table-cell office:value-type="float" office:value="148.84" table:formula="of:=[.DY95]+[.DX96]" table:style-name="ce26">
            <text:p>148.8</text:p>
          </table:table-cell>
          <table:table-cell office:value-type="float" office:value="242.75706250000002" table:formula="of:=(([.DU96]*[.DX96])/100)+[.DZ95]" table:style-name="ce26">
            <text:p>242.8</text:p>
          </table:table-cell>
          <table:table-cell office:value-type="float" office:value="330.68043749999998" table:formula="of:=[.DU96]-[.DZ96]" table:style-name="ce26">
            <text:p>330.7</text:p>
          </table:table-cell>
          <table:table-cell office:value-type="float" office:value="385.27109647944104" table:formula="of:=[.DU96]/[.DY96]*[.$DY$88]" table:style-name="ce26">
            <text:p>385.3</text:p>
          </table:table-cell>
          <table:table-cell office:value-type="float" office:value="188.16640352055896" table:formula="of:=[.DU96]-[.EB96]" table:style-name="ce26">
            <text:p>188.2</text:p>
          </table:table-cell>
          <table:table-cell office:value-type="float" office:value="-2.3956666666666635" table:formula="of:=([.AH96]-[.AH95])" table:style-name="ce29">
            <text:p>-2.40</text:p>
          </table:table-cell>
          <table:table-cell office:value-type="float" office:value="-0.5420054200541955" table:formula="of:=([.DU96]*100/[.DU95])-100" table:style-name="ce29">
            <text:p>-0.54</text:p>
          </table:table-cell>
          <table:table-cell office:value-type="float" office:value="-5.1120054200541949" table:formula="of:=[.EE96]-[.DX96]" table:style-name="ce29">
            <text:p>-5.1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2.64" table:style-name="ce26">
            <text:p>22.6</text:p>
          </table:table-cell>
          <table:table-cell office:value-type="float" office:value="3.4579945799458045" table:formula="of:=[.EE96]+4" table:style-name="ce26">
            <text:p>3.5</text:p>
          </table:table-cell>
          <table:table-cell office:value-type="float" office:value="341" table:formula="of:=-0.06*(([.A96]-1963)^2)+8.5*([.A96]-1963)+140" table:style-name="ce26">
            <text:p>341.0</text:p>
          </table:table-cell>
          <table:table-cell office:value-type="float" office:value="391" table:formula="of:=[.EK96]+50" table:style-name="ce26">
            <text:p>391.0</text:p>
          </table:table-cell>
          <table:table-cell office:value-type="float" office:value="291" table:formula="of:=[.EK96]-50" table:style-name="ce26">
            <text:p>291.0</text:p>
          </table:table-cell>
          <table:table-cell office:value-type="float" office:value="441" table:formula="of:=[.EK96]+100" table:style-name="ce26">
            <text:p>441.0</text:p>
          </table:table-cell>
          <table:table-cell office:value-type="float" office:value="241" table:formula="of:=[.EK96]-100" table:style-name="ce26">
            <text:p>241.0</text:p>
          </table:table-cell>
          <table:table-cell office:value-type="float" office:value="317.5" table:formula="of:=-0.025*(([.A96]-1963)^2)+5.5*([.A96]-1963)+175" table:style-name="ce26">
            <text:p>317.5</text:p>
          </table:table-cell>
          <table:table-cell office:value-type="float" office:value="0.28195286319230711" table:formula="of:=1.06730769230769*0.264172052" table:style-name="ce78">
            <text:p>0.28</text:p>
          </table:table-cell>
          <table:table-cell office:value-type="float" office:value="-1.7664342100607371" table:formula="of:=([.EQ96]*100/[.EQ95])-100" table:style-name="ce113">
            <text:p>-1.8</text:p>
          </table:table-cell>
          <table:table-cell office:value-type="float" office:value="0.8" table:style-name="ce78">
            <text:p>0.80</text:p>
          </table:table-cell>
          <table:table-cell table:number-columns-repeated="16235"/>
        </table:table-row>
        <table:table-row table:style-name="ro3">
          <table:table-cell office:value-type="float" office:value="1994" table:style-name="ce17">
            <text:p>1994</text:p>
          </table:table-cell>
          <table:table-cell office:value-type="float" office:value="39295000" table:style-name="ce11">
            <text:p>39295000</text:p>
          </table:table-cell>
          <table:table-cell office:value-type="float" office:value="14319606" table:style-name="ce7">
            <text:p>14319606</text:p>
          </table:table-cell>
          <table:table-cell office:value-type="float" office:value="18384993.4375" table:style-name="ce7">
            <text:p>18384993.44</text:p>
          </table:table-cell>
          <table:table-cell office:value-type="string" table:style-name="ce151">
            <text:p>null</text:p>
          </table:table-cell>
          <table:table-cell office:value-type="float" office:value="550754.07692307688" table:formula="of:=[.C97]/26" table:style-name="ce30">
            <text:p>550754</text:p>
          </table:table-cell>
          <table:table-cell office:value-type="float" office:value="275377.03846153844" table:formula="of:=[.F97]/2" table:style-name="ce30">
            <text:p>275377</text:p>
          </table:table-cell>
          <table:table-cell office:value-type="float" office:value="413065.55769230763" table:formula="of:=[.G97]*1.5" table:style-name="ce8">
            <text:p>41306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.0772499999999994" table:style-name="ce78">
            <text:p>9.08</text:p>
          </table:table-cell>
          <table:table-cell office:value-type="string" table:style-name="ce151">
            <text:p>null</text:p>
          </table:table-cell>
          <table:table-cell office:value-type="float" office:value="1.1923250000000001" table:style-name="ce87">
            <text:p>1.19</text:p>
          </table:table-cell>
          <table:table-cell office:value-type="float" office:value="59093.75" table:formula="of:=[.DU97]*100" table:style-name="ce90">
            <text:p>59094</text:p>
          </table:table-cell>
          <table:table-cell office:value-type="float" office:value="70458.955468750006" table:formula="of:=([.DU97]*100)*[.AJ97]" table:style-name="ce90">
            <text:p>70459</text:p>
          </table:table-cell>
          <table:table-cell office:value-type="float" office:value="3735799000000" table:style-name="ce105">
            <text:p>3.74E+12</text:p>
          </table:table-cell>
          <table:table-cell office:value-type="float" office:value="2.3009364763536837" table:formula="of:=([.AM97]*100/[.AM96])-100" table:style-name="ce87">
            <text:p>2.30</text:p>
          </table:table-cell>
          <table:table-cell office:value-type="float" office:value="8.2814224056482821" table:formula="of:=AVERAGE([.$AN$84:.AN97])" table:style-name="ce87">
            <text:p>8.2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18.25166666666701" table:style-name="ce90">
            <text:p>318</text:p>
          </table:table-cell>
          <table:table-cell office:value-type="float" office:value="185.68245256636499" table:formula="of:=[.DU97]*100/[.AR97]" table:style-name="ce93">
            <text:p>186</text:p>
          </table:table-cell>
          <table:table-cell office:value-type="float" office:value="2.4602013241278939" table:style-name="ce120">
            <text:p>2.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5789" table:style-name="ce5">
            <text:p>85789</text:p>
          </table:table-cell>
          <table:table-cell office:value-type="float" office:value="56532" table:style-name="ce20">
            <text:p>56532</text:p>
          </table:table-cell>
          <table:table-cell office:value-type="float" office:value="28118" table:style-name="ce20">
            <text:p>28118</text:p>
          </table:table-cell>
          <table:table-cell office:value-type="float" office:value="1139" table:style-name="ce20">
            <text:p>1139</text:p>
          </table:table-cell>
          <table:table-cell office:value-type="float" office:value="192695" table:style-name="ce99">
            <text:p>192695</text:p>
          </table:table-cell>
          <table:table-cell office:value-type="float" office:value="89860" table:style-name="ce99">
            <text:p>89860</text:p>
          </table:table-cell>
          <table:table-cell office:value-type="float" office:value="11732" table:style-name="ce99">
            <text:p>11732</text:p>
          </table:table-cell>
          <table:table-cell office:value-type="float" office:value="86187" table:style-name="ce20">
            <text:p>86187</text:p>
          </table:table-cell>
          <table:table-cell office:value-type="float" office:value="148.88098640885858" table:style-name="ce159">
            <text:p>149</text:p>
          </table:table-cell>
          <table:table-cell office:value-type="float" office:value="4025289699.9999995" table:style-name="ce20">
            <text:p>4025289700</text:p>
          </table:table-cell>
          <table:table-cell office:value-type="float" office:value="46704.139835474023" table:formula="of:=[.BW97]/[.BU97]" table:style-name="ce64">
            <text:p>46704</text:p>
          </table:table-cell>
          <table:table-cell office:value-type="float" office:value="313.70117139884206" table:formula="of:=[.BX97]/[.BV97]" table:style-name="ce64">
            <text:p>314</text:p>
          </table:table-cell>
          <table:table-cell office:value-type="float" office:value="180702" table:style-name="ce20">
            <text:p>180702</text:p>
          </table:table-cell>
          <table:table-cell office:value-type="float" office:value="107.31739484502098" table:style-name="ce159">
            <text:p>107</text:p>
          </table:table-cell>
          <table:table-cell office:value-type="float" office:value="6401262300" table:style-name="ce20">
            <text:p>6401262300</text:p>
          </table:table-cell>
          <table:table-cell office:value-type="float" office:value="35424.413122156919" table:formula="of:=[.CB97]/[.BZ97]" table:style-name="ce69">
            <text:p>35424</text:p>
          </table:table-cell>
          <table:table-cell office:value-type="float" office:value="330.09013285603851" table:formula="of:=[.CC97]/[.CA97]" table:style-name="ce69">
            <text:p>330</text:p>
          </table:table-cell>
          <table:table-cell office:value-type="float" office:value="1.8358045412991306" table:formula="of:=[.DU97]/(([.CD97]+[.BY97])/2)" table:style-name="ce72">
            <text:p>1.84</text:p>
          </table:table-cell>
          <table:table-cell office:value-type="float" office:value="3.5877663629078" table:formula="of:=(([.BY97]+[.CD97])*100/([.BY96]+[.CD96]))-100" table:style-name="ce71">
            <text:p>3.6</text:p>
          </table:table-cell>
          <table:table-cell office:value-type="string" table:style-name="ce151">
            <text:p>null</text:p>
          </table:table-cell>
          <table:table-cell office:value-type="float" office:value="18191342.462421015" table:style-name="ce27">
            <text:p>18191342</text:p>
          </table:table-cell>
          <table:table-cell office:value-type="float" office:value="325618.24952806905" table:formula="of:=[.CH97]-[.CH96]" table:style-name="ce27">
            <text:p>325618</text:p>
          </table:table-cell>
          <table:table-cell office:value-type="float" office:value="174793" table:style-name="ce93">
            <text:p>174793</text:p>
          </table:table-cell>
          <table:table-cell office:value-type="float" office:value="67639" table:style-name="ce93">
            <text:p>67639</text:p>
          </table:table-cell>
          <table:table-cell office:value-type="float" office:value="72.099805306230195" table:formula="of:=100-[.CM97]" table:style-name="ce93">
            <text:p>72</text:p>
          </table:table-cell>
          <table:table-cell office:value-type="float" office:value="27.900194693769798" table:formula="of:=([.CK97]*100)/([.CJ97]+[.CK97])" table:style-name="ce93">
            <text:p>28</text:p>
          </table:table-cell>
          <table:table-cell office:value-type="float" office:value="2.1600934665033171" table:formula="of:=([.B97]/[.CH97])" table:style-name="ce38">
            <text:p>2.16</text:p>
          </table:table-cell>
          <table:table-cell office:value-type="float" office:value="3.1399999999999997" table:formula="of:=[.CO96]-(([.$CO$94]-[.$CO$104])/10)" table:style-name="ce128">
            <text:p>3.14</text:p>
          </table:table-cell>
          <table:table-cell office:value-type="float" office:value="0.97990653349668255" table:formula="of:=([.CO97]-[.CN97])" table:style-name="ce88">
            <text:p>0.98</text:p>
          </table:table-cell>
          <table:table-cell office:value-type="float" office:value="1.8225863426968374" table:formula="of:=([.CH97]*100/[.CH96])-100" table:style-name="ce26">
            <text:p>1.8</text:p>
          </table:table-cell>
          <table:table-cell office:value-type="float" office:value="2.2551356142860794" table:formula="of:=AVERAGE([.$CQ$74:.CQ97])" table:style-name="ce87">
            <text:p>2.26</text:p>
          </table:table-cell>
          <table:table-cell office:value-type="float" office:value="105000" table:formula="of:=([.B97]-[.B96])" table:style-name="ce90">
            <text:p>105000</text:p>
          </table:table-cell>
          <table:table-cell office:value-type="float" office:value="0.26792549119673481" table:formula="of:=([.B97]*100/[.B96])-100" table:style-name="ce29">
            <text:p>0.27</text:p>
          </table:table-cell>
          <table:table-cell office:value-type="float" office:value="273118.24952806905" table:formula="of:=[.CI97]-([.CS97]/2)" table:style-name="ce8">
            <text:p>273118</text:p>
          </table:table-cell>
          <table:table-cell office:value-type="float" office:value="1118000" table:style-name="ce97">
            <text:p>1118000</text:p>
          </table:table-cell>
          <table:table-cell office:value-type="float" office:value="3.4334684914631168" table:formula="of:=[.CV97]/[.CI97]" table:style-name="ce118">
            <text:p>3.4</text:p>
          </table:table-cell>
          <table:table-cell office:value-type="float" office:value="2.8451456928362386" table:formula="of:=[.CV97]/[.B97]*100" table:style-name="ce118">
            <text:p>2.8</text:p>
          </table:table-cell>
          <table:table-cell office:value-type="float" office:value="24037.79" table:style-name="ce8">
            <text:p>2403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90.9375" table:style-name="ce8">
            <text:p>591</text:p>
          </table:table-cell>
          <table:table-cell office:value-type="float" office:value="38.822499999999998" table:style-name="ce97">
            <text:p>39</text:p>
          </table:table-cell>
          <table:table-cell office:value-type="string" table:style-name="ce151">
            <text:p>null</text:p>
          </table:table-cell>
          <table:table-cell office:value-type="float" office:value="4.72" table:style-name="ce29">
            <text:p>4.72</text:p>
          </table:table-cell>
          <table:table-cell office:value-type="float" office:value="153.56" table:formula="of:=[.DY96]+[.DX97]" table:style-name="ce26">
            <text:p>153.6</text:p>
          </table:table-cell>
          <table:table-cell office:value-type="float" office:value="270.64931250000001" table:formula="of:=(([.DU97]*[.DX97])/100)+[.DZ96]" table:style-name="ce26">
            <text:p>270.6</text:p>
          </table:table-cell>
          <table:table-cell office:value-type="float" office:value="320.28818749999999" table:formula="of:=[.DU97]-[.DZ97]" table:style-name="ce26">
            <text:p>320.3</text:p>
          </table:table-cell>
          <table:table-cell office:value-type="float" office:value="384.82514977858818" table:formula="of:=[.DU97]/[.DY97]*[.$DY$88]" table:style-name="ce26">
            <text:p>384.8</text:p>
          </table:table-cell>
          <table:table-cell office:value-type="float" office:value="206.11235022141182" table:formula="of:=[.DU97]-[.EB97]" table:style-name="ce26">
            <text:p>206.1</text:p>
          </table:table-cell>
          <table:table-cell office:value-type="float" office:value="-1.8360833333333364" table:formula="of:=([.AH97]-[.AH96])" table:style-name="ce29">
            <text:p>-1.84</text:p>
          </table:table-cell>
          <table:table-cell office:value-type="float" office:value="3.0517711171662114" table:formula="of:=([.DU97]*100/[.DU96])-100" table:style-name="ce29">
            <text:p>3.05</text:p>
          </table:table-cell>
          <table:table-cell office:value-type="float" office:value="-1.6682288828337883" table:formula="of:=[.EE97]-[.DX97]" table:style-name="ce29">
            <text:p>-1.6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4.1175" table:style-name="ce26">
            <text:p>24.1</text:p>
          </table:table-cell>
          <table:table-cell office:value-type="float" office:value="7.0517711171662114" table:formula="of:=[.EE97]+4" table:style-name="ce26">
            <text:p>7.1</text:p>
          </table:table-cell>
          <table:table-cell office:value-type="float" office:value="345.84000000000003" table:formula="of:=-0.06*(([.A97]-1963)^2)+8.5*([.A97]-1963)+140" table:style-name="ce26">
            <text:p>345.8</text:p>
          </table:table-cell>
          <table:table-cell office:value-type="float" office:value="395.84000000000003" table:formula="of:=[.EK97]+50" table:style-name="ce26">
            <text:p>395.8</text:p>
          </table:table-cell>
          <table:table-cell office:value-type="float" office:value="295.84000000000003" table:formula="of:=[.EK97]-50" table:style-name="ce26">
            <text:p>295.8</text:p>
          </table:table-cell>
          <table:table-cell office:value-type="float" office:value="445.84000000000003" table:formula="of:=[.EK97]+100" table:style-name="ce26">
            <text:p>445.8</text:p>
          </table:table-cell>
          <table:table-cell office:value-type="float" office:value="245.84000000000003" table:formula="of:=[.EK97]-100" table:style-name="ce26">
            <text:p>245.8</text:p>
          </table:table-cell>
          <table:table-cell office:value-type="float" office:value="321.47500000000002" table:formula="of:=-0.025*(([.A97]-1963)^2)+5.5*([.A97]-1963)+175" table:style-name="ce26">
            <text:p>321.5</text:p>
          </table:table-cell>
          <table:table-cell office:value-type="float" office:value="0.28315179788984512" table:formula="of:=1.07184615384615*0.264172052" table:style-name="ce78">
            <text:p>0.28</text:p>
          </table:table-cell>
          <table:table-cell office:value-type="float" office:value="0.42522522522506279" table:formula="of:=([.EQ97]*100/[.EQ96])-100" table:style-name="ce113">
            <text:p>0.4</text:p>
          </table:table-cell>
          <table:table-cell office:value-type="float" office:value="0.8" table:style-name="ce78">
            <text:p>0.80</text:p>
          </table:table-cell>
          <table:table-cell table:number-columns-repeated="16235"/>
        </table:table-row>
        <table:table-row table:style-name="ro3">
          <table:table-cell office:value-type="float" office:value="1995" table:style-name="ce17">
            <text:p>1995</text:p>
          </table:table-cell>
          <table:table-cell office:value-type="float" office:value="39387000" table:style-name="ce11">
            <text:p>39387000</text:p>
          </table:table-cell>
          <table:table-cell office:value-type="float" office:value="14555126" table:style-name="ce7">
            <text:p>14555126</text:p>
          </table:table-cell>
          <table:table-cell office:value-type="float" office:value="18613771.359375" table:style-name="ce7">
            <text:p>18613771.36</text:p>
          </table:table-cell>
          <table:table-cell office:value-type="string" table:style-name="ce151">
            <text:p>null</text:p>
          </table:table-cell>
          <table:table-cell office:value-type="float" office:value="559812.5384615385" table:formula="of:=[.C98]/26" table:style-name="ce30">
            <text:p>559813</text:p>
          </table:table-cell>
          <table:table-cell office:value-type="float" office:value="279906.26923076925" table:formula="of:=[.F98]/2" table:style-name="ce30">
            <text:p>279906</text:p>
          </table:table-cell>
          <table:table-cell office:value-type="float" office:value="419859.40384615387" table:formula="of:=[.G98]*1.5" table:style-name="ce8">
            <text:p>41985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03587" table:style-name="ce21">
            <text:p>403587</text:p>
          </table:table-cell>
          <table:table-cell office:value-type="float" office:value="269058" table:formula="of:=[.T98]/1.5" table:style-name="ce27">
            <text:p>269058</text:p>
          </table:table-cell>
          <table:table-cell office:value-type="float" office:value="17899907000" table:style-name="ce104">
            <text:p>1.8E+10</text:p>
          </table:table-cell>
          <table:table-cell office:value-type="float" office:value="44352.040576133521" table:formula="of:=[.V98]/[.T98]" table:style-name="ce30">
            <text:p>4435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0.13328801610848" table:formula="of:=([.W98]*100)/([.DU98]*(([.CA98]*([.BZ98]/([.BU98]+[.BZ98])))+([.BV98]*([.BU98]/([.BU98]+[.BZ98])))))" table:style-name="ce82">
            <text:p>60.1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.9973333333333354" table:style-name="ce78">
            <text:p>10.00</text:p>
          </table:table-cell>
          <table:table-cell office:value-type="string" table:style-name="ce151">
            <text:p>null</text:p>
          </table:table-cell>
          <table:table-cell office:value-type="float" office:value="1.297625" table:style-name="ce88">
            <text:p>1.30</text:p>
          </table:table-cell>
          <table:table-cell office:value-type="float" office:value="61343.75" table:formula="of:=[.DU98]*100" table:style-name="ce90">
            <text:p>61344</text:p>
          </table:table-cell>
          <table:table-cell office:value-type="float" office:value="79601.18359375" table:formula="of:=([.DU98]*100)*[.AJ98]" table:style-name="ce90">
            <text:p>79601</text:p>
          </table:table-cell>
          <table:table-cell office:value-type="float" office:value="3937403000000" table:style-name="ce105">
            <text:p>3.94E+12</text:p>
          </table:table-cell>
          <table:table-cell office:value-type="float" office:value="5.3965430152960607" table:formula="of:=([.AM98]*100/[.AM97])-100" table:style-name="ce87">
            <text:p>5.40</text:p>
          </table:table-cell>
          <table:table-cell office:value-type="float" office:value="8.0890971129581342" table:formula="of:=AVERAGE([.$AN$84:.AN98])" table:style-name="ce87">
            <text:p>8.0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90.52250000000004" table:style-name="ce93">
            <text:p>291</text:p>
          </table:table-cell>
          <table:table-cell office:value-type="float" office:value="211.1497388326205" table:formula="of:=[.DU98]*100/[.AR98]" table:style-name="ce93">
            <text:p>211</text:p>
          </table:table-cell>
          <table:table-cell office:value-type="float" office:value="2.4203529679821543" table:style-name="ce120">
            <text:p>2.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7673" table:style-name="ce5">
            <text:p>87673</text:p>
          </table:table-cell>
          <table:table-cell office:value-type="float" office:value="57527" table:style-name="ce20">
            <text:p>57527</text:p>
          </table:table-cell>
          <table:table-cell office:value-type="float" office:value="28991" table:style-name="ce20">
            <text:p>28991</text:p>
          </table:table-cell>
          <table:table-cell office:value-type="float" office:value="1155" table:style-name="ce20">
            <text:p>1155</text:p>
          </table:table-cell>
          <table:table-cell office:value-type="float" office:value="231398" table:style-name="ce99">
            <text:p>231398</text:p>
          </table:table-cell>
          <table:table-cell office:value-type="float" office:value="85346" table:style-name="ce99">
            <text:p>85346</text:p>
          </table:table-cell>
          <table:table-cell office:value-type="float" office:value="13517" table:style-name="ce99">
            <text:p>13517</text:p>
          </table:table-cell>
          <table:table-cell office:value-type="float" office:value="92749" table:style-name="ce20">
            <text:p>92749</text:p>
          </table:table-cell>
          <table:table-cell office:value-type="float" office:value="150.39587395661388" table:style-name="ce159">
            <text:p>150</text:p>
          </table:table-cell>
          <table:table-cell office:value-type="float" office:value="4421153500" table:style-name="ce20">
            <text:p>4421153500</text:p>
          </table:table-cell>
          <table:table-cell office:value-type="float" office:value="47667.937120615854" table:formula="of:=[.BW98]/[.BU98]" table:style-name="ce64">
            <text:p>47668</text:p>
          </table:table-cell>
          <table:table-cell office:value-type="float" office:value="316.94976641691028" table:formula="of:=[.BX98]/[.BV98]" table:style-name="ce64">
            <text:p>317</text:p>
          </table:table-cell>
          <table:table-cell office:value-type="float" office:value="214997" table:style-name="ce20">
            <text:p>214997</text:p>
          </table:table-cell>
          <table:table-cell office:value-type="float" office:value="107.222677845717" table:style-name="ce159">
            <text:p>107</text:p>
          </table:table-cell>
          <table:table-cell office:value-type="float" office:value="7875175899.999999" table:style-name="ce20">
            <text:p>7875175900</text:p>
          </table:table-cell>
          <table:table-cell office:value-type="float" office:value="36629.236221900763" table:formula="of:=[.CB98]/[.BZ98]" table:style-name="ce69">
            <text:p>36629</text:p>
          </table:table-cell>
          <table:table-cell office:value-type="float" office:value="341.61836803410813" table:formula="of:=[.CC98]/[.CA98]" table:style-name="ce69">
            <text:p>342</text:p>
          </table:table-cell>
          <table:table-cell office:value-type="float" office:value="1.8629431577686666" table:formula="of:=[.DU98]/(([.CD98]+[.BY98])/2)" table:style-name="ce72">
            <text:p>1.86</text:p>
          </table:table-cell>
          <table:table-cell office:value-type="float" office:value="2.2952826635706884" table:formula="of:=(([.BY98]+[.CD98])*100/([.BY97]+[.CD97]))-100" table:style-name="ce71">
            <text:p>2.3</text:p>
          </table:table-cell>
          <table:table-cell office:value-type="string" table:style-name="ce151">
            <text:p>null</text:p>
          </table:table-cell>
          <table:table-cell office:value-type="float" office:value="18536203.485439684" table:style-name="ce27">
            <text:p>18536203</text:p>
          </table:table-cell>
          <table:table-cell office:value-type="float" office:value="344861.02301866934" table:formula="of:=[.CH98]-[.CH97]" table:style-name="ce27">
            <text:p>344861</text:p>
          </table:table-cell>
          <table:table-cell office:value-type="float" office:value="155902" table:style-name="ce93">
            <text:p>155902</text:p>
          </table:table-cell>
          <table:table-cell office:value-type="float" office:value="71141" table:style-name="ce93">
            <text:p>71141</text:p>
          </table:table-cell>
          <table:table-cell office:value-type="float" office:value="68.666287883792933" table:formula="of:=100-[.CM98]" table:style-name="ce93">
            <text:p>69</text:p>
          </table:table-cell>
          <table:table-cell office:value-type="float" office:value="31.333712116207064" table:formula="of:=([.CK98]*100)/([.CJ98]+[.CK98])" table:style-name="ce93">
            <text:p>31</text:p>
          </table:table-cell>
          <table:table-cell office:value-type="float" office:value="2.1248687753637774" table:formula="of:=([.B98]/[.CH98])" table:style-name="ce38">
            <text:p>2.12</text:p>
          </table:table-cell>
          <table:table-cell office:value-type="float" office:value="3.0999999999999996" table:formula="of:=[.CO97]-(([.$CO$94]-[.$CO$104])/10)" table:style-name="ce128">
            <text:p>3.10</text:p>
          </table:table-cell>
          <table:table-cell office:value-type="float" office:value="0.97513122463622226" table:formula="of:=([.CO98]-[.CN98])" table:style-name="ce88">
            <text:p>0.98</text:p>
          </table:table-cell>
          <table:table-cell office:value-type="float" office:value="1.8957425694726453" table:formula="of:=([.CH98]*100/[.CH97])-100" table:style-name="ce26">
            <text:p>1.9</text:p>
          </table:table-cell>
          <table:table-cell office:value-type="float" office:value="2.2407598924935423" table:formula="of:=AVERAGE([.$CQ$74:.CQ98])" table:style-name="ce87">
            <text:p>2.24</text:p>
          </table:table-cell>
          <table:table-cell office:value-type="float" office:value="92000" table:formula="of:=([.B98]-[.B97])" table:style-name="ce90">
            <text:p>92000</text:p>
          </table:table-cell>
          <table:table-cell office:value-type="float" office:value="0.23412647919582241" table:formula="of:=([.B98]*100/[.B97])-100" table:style-name="ce29">
            <text:p>0.23</text:p>
          </table:table-cell>
          <table:table-cell office:value-type="float" office:value="298861.02301866934" table:formula="of:=[.CI98]-([.CS98]/2)" table:style-name="ce8">
            <text:p>298861</text:p>
          </table:table-cell>
          <table:table-cell office:value-type="float" office:value="1193000" table:style-name="ce97">
            <text:p>1193000</text:p>
          </table:table-cell>
          <table:table-cell office:value-type="float" office:value="3.459364556647551" table:formula="of:=[.CV98]/[.CI98]" table:style-name="ce118">
            <text:p>3.5</text:p>
          </table:table-cell>
          <table:table-cell office:value-type="float" office:value="3.0289181709701172" table:formula="of:=[.CV98]/[.B98]*100" table:style-name="ce118">
            <text:p>3.0</text:p>
          </table:table-cell>
          <table:table-cell office:value-type="float" office:value="25458.329999999998" table:style-name="ce8">
            <text:p>2545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13.4375" table:style-name="ce8">
            <text:p>613</text:p>
          </table:table-cell>
          <table:table-cell office:value-type="float" office:value="39.114999999999995" table:style-name="ce97">
            <text:p>39</text:p>
          </table:table-cell>
          <table:table-cell office:value-type="string" table:style-name="ce151">
            <text:p>null</text:p>
          </table:table-cell>
          <table:table-cell office:value-type="float" office:value="4.67" table:style-name="ce29">
            <text:p>4.67</text:p>
          </table:table-cell>
          <table:table-cell office:value-type="float" office:value="158.22999999999999" table:formula="of:=[.DY97]+[.DX98]" table:style-name="ce26">
            <text:p>158.2</text:p>
          </table:table-cell>
          <table:table-cell office:value-type="float" office:value="299.29684374999999" table:formula="of:=(([.DU98]*[.DX98])/100)+[.DZ97]" table:style-name="ce26">
            <text:p>299.3</text:p>
          </table:table-cell>
          <table:table-cell office:value-type="float" office:value="314.14065625000001" table:formula="of:=[.DU98]-[.DZ98]" table:style-name="ce26">
            <text:p>314.1</text:p>
          </table:table-cell>
          <table:table-cell office:value-type="float" office:value="387.68722745370667" table:formula="of:=[.DU98]/[.DY98]*[.$DY$88]" table:style-name="ce26">
            <text:p>387.7</text:p>
          </table:table-cell>
          <table:table-cell office:value-type="float" office:value="225.75027254629333" table:formula="of:=[.DU98]-[.EB98]" table:style-name="ce26">
            <text:p>225.8</text:p>
          </table:table-cell>
          <table:table-cell office:value-type="float" office:value="0.92008333333333603" table:formula="of:=([.AH98]-[.AH97])" table:style-name="ce29">
            <text:p>0.92</text:p>
          </table:table-cell>
          <table:table-cell office:value-type="float" office:value="3.8075092543627704" table:formula="of:=([.DU98]*100/[.DU97])-100" table:style-name="ce29">
            <text:p>3.81</text:p>
          </table:table-cell>
          <table:table-cell office:value-type="float" office:value="-0.86249074563722949" table:formula="of:=[.EE98]-[.DX98]" table:style-name="ce29">
            <text:p>-0.8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2.9" table:style-name="ce26">
            <text:p>22.9</text:p>
          </table:table-cell>
          <table:table-cell office:value-type="float" office:value="7.8075092543627704" table:formula="of:=[.EE98]+4" table:style-name="ce26">
            <text:p>7.8</text:p>
          </table:table-cell>
          <table:table-cell office:value-type="float" office:value="350.56" table:formula="of:=-0.06*(([.A98]-1963)^2)+8.5*([.A98]-1963)+140" table:style-name="ce26">
            <text:p>350.6</text:p>
          </table:table-cell>
          <table:table-cell office:value-type="float" office:value="400.56" table:formula="of:=[.EK98]+50" table:style-name="ce26">
            <text:p>400.6</text:p>
          </table:table-cell>
          <table:table-cell office:value-type="float" office:value="300.56" table:formula="of:=[.EK98]-50" table:style-name="ce26">
            <text:p>300.6</text:p>
          </table:table-cell>
          <table:table-cell office:value-type="float" office:value="450.56" table:formula="of:=[.EK98]+100" table:style-name="ce26">
            <text:p>450.6</text:p>
          </table:table-cell>
          <table:table-cell office:value-type="float" office:value="250.56" table:formula="of:=[.EK98]-100" table:style-name="ce26">
            <text:p>250.6</text:p>
          </table:table-cell>
          <table:table-cell office:value-type="float" office:value="325.39999999999998" table:formula="of:=-0.025*(([.A98]-1963)^2)+5.5*([.A98]-1963)+175" table:style-name="ce26">
            <text:p>325.4</text:p>
          </table:table-cell>
          <table:table-cell office:value-type="float" office:value="0.29146305706430709" table:formula="of:=1.10330769230769*0.264172052" table:style-name="ce78">
            <text:p>0.29</text:p>
          </table:table-cell>
          <table:table-cell office:value-type="float" office:value="2.9352662552032598" table:formula="of:=([.EQ98]*100/[.EQ97])-100" table:style-name="ce113">
            <text:p>2.9</text:p>
          </table:table-cell>
          <table:table-cell office:value-type="float" office:value="0.86" table:style-name="ce78">
            <text:p>0.86</text:p>
          </table:table-cell>
          <table:table-cell table:number-columns-repeated="16235"/>
        </table:table-row>
        <table:table-row table:style-name="ro3">
          <table:table-cell office:value-type="float" office:value="1996" table:style-name="ce17">
            <text:p>1996</text:p>
          </table:table-cell>
          <table:table-cell office:value-type="float" office:value="39478000" table:style-name="ce11">
            <text:p>39478000</text:p>
          </table:table-cell>
          <table:table-cell office:value-type="float" office:value="14798908" table:style-name="ce7">
            <text:p>14798908</text:p>
          </table:table-cell>
          <table:table-cell office:value-type="float" office:value="18872892.640625" table:style-name="ce7">
            <text:p>18872892.64</text:p>
          </table:table-cell>
          <table:table-cell office:value-type="string" table:style-name="ce151">
            <text:p>null</text:p>
          </table:table-cell>
          <table:table-cell office:value-type="float" office:value="569188.76923076925" table:formula="of:=[.C99]/26" table:style-name="ce30">
            <text:p>569189</text:p>
          </table:table-cell>
          <table:table-cell office:value-type="float" office:value="284594.38461538462" table:formula="of:=[.F99]/2" table:style-name="ce30">
            <text:p>284594</text:p>
          </table:table-cell>
          <table:table-cell office:value-type="float" office:value="426891.57692307694" table:formula="of:=[.G99]*1.5" table:style-name="ce8">
            <text:p>42689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12982" table:style-name="ce21">
            <text:p>412982</text:p>
          </table:table-cell>
          <table:table-cell office:value-type="float" office:value="275321.33333333331" table:formula="of:=[.T99]/1.5" table:style-name="ce27">
            <text:p>275321</text:p>
          </table:table-cell>
          <table:table-cell office:value-type="float" office:value="19566189000" table:style-name="ce104">
            <text:p>2.0E+10</text:p>
          </table:table-cell>
          <table:table-cell office:value-type="float" office:value="47377.825183664179" table:formula="of:=[.V99]/[.T99]" table:style-name="ce30">
            <text:p>4737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3.927391308910813" table:formula="of:=([.W99]*100)/([.DU99]*(([.CA99]*([.BZ99]/([.BU99]+[.BZ99])))+([.BV99]*([.BU99]/([.BU99]+[.BZ99])))))" table:style-name="ce82">
            <text:p>63.93</text:p>
          </table:table-cell>
          <table:table-cell office:value-type="float" office:value="5.748886353431887" table:formula="of:=(([.V99]*100/[.V98])-100)-[.DX99]" table:style-name="ce32">
            <text:p>5.7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.3560000000000008" table:style-name="ce78">
            <text:p>7.36</text:p>
          </table:table-cell>
          <table:table-cell office:value-type="string" table:style-name="ce151">
            <text:p>null</text:p>
          </table:table-cell>
          <table:table-cell office:value-type="float" office:value="1.2521833333333336" table:style-name="ce88">
            <text:p>1.25</text:p>
          </table:table-cell>
          <table:table-cell office:value-type="float" office:value="62406.25" table:formula="of:=[.DU99]*100" table:style-name="ce90">
            <text:p>62406</text:p>
          </table:table-cell>
          <table:table-cell office:value-type="float" office:value="78144.066145833349" table:formula="of:=([.DU99]*100)*[.AJ99]" table:style-name="ce90">
            <text:p>78144</text:p>
          </table:table-cell>
          <table:table-cell office:value-type="float" office:value="4090345000000" table:style-name="ce105">
            <text:p>4.09E+12</text:p>
          </table:table-cell>
          <table:table-cell office:value-type="float" office:value="3.8843369601739965" table:formula="of:=([.AM99]*100/[.AM98])-100" table:style-name="ce87">
            <text:p>3.88</text:p>
          </table:table-cell>
          <table:table-cell office:value-type="float" office:value="7.8262996034091259" table:formula="of:=AVERAGE([.$AN$84:.AN99])" table:style-name="ce87">
            <text:p>7.8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00.08749999999992" table:style-name="ce93">
            <text:p>300</text:p>
          </table:table-cell>
          <table:table-cell office:value-type="float" office:value="207.96017828133466" table:formula="of:=[.DU99]*100/[.AR99]" table:style-name="ce93">
            <text:p>208</text:p>
          </table:table-cell>
          <table:table-cell office:value-type="float" office:value="1.6904393390356489" table:style-name="ce120">
            <text:p>1.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9323" table:style-name="ce5">
            <text:p>89323</text:p>
          </table:table-cell>
          <table:table-cell office:value-type="float" office:value="56928" table:style-name="ce20">
            <text:p>56928</text:p>
          </table:table-cell>
          <table:table-cell office:value-type="float" office:value="31111" table:style-name="ce20">
            <text:p>31111</text:p>
          </table:table-cell>
          <table:table-cell office:value-type="float" office:value="1284" table:style-name="ce20">
            <text:p>1284</text:p>
          </table:table-cell>
          <table:table-cell office:value-type="float" office:value="218775" table:style-name="ce99">
            <text:p>218775</text:p>
          </table:table-cell>
          <table:table-cell office:value-type="float" office:value="80828" table:style-name="ce99">
            <text:p>80828</text:p>
          </table:table-cell>
          <table:table-cell office:value-type="float" office:value="6959" table:style-name="ce99">
            <text:p>6959</text:p>
          </table:table-cell>
          <table:table-cell office:value-type="float" office:value="88707" table:style-name="ce20">
            <text:p>88707</text:p>
          </table:table-cell>
          <table:table-cell office:value-type="float" office:value="146.29492017656852" table:style-name="ce159">
            <text:p>146</text:p>
          </table:table-cell>
          <table:table-cell office:value-type="float" office:value="4368693100" table:style-name="ce20">
            <text:p>4368693100</text:p>
          </table:table-cell>
          <table:table-cell office:value-type="float" office:value="49248.572265999304" table:formula="of:=[.BW99]/[.BU99]" table:style-name="ce64">
            <text:p>49249</text:p>
          </table:table-cell>
          <table:table-cell office:value-type="float" office:value="336.63897698265572" table:formula="of:=[.BX99]/[.BV99]" table:style-name="ce64">
            <text:p>337</text:p>
          </table:table-cell>
          <table:table-cell office:value-type="float" office:value="192120" table:style-name="ce20">
            <text:p>192120</text:p>
          </table:table-cell>
          <table:table-cell office:value-type="float" office:value="106.04233083913887" table:style-name="ce159">
            <text:p>106</text:p>
          </table:table-cell>
          <table:table-cell office:value-type="float" office:value="7125463000" table:style-name="ce20">
            <text:p>7125463000</text:p>
          </table:table-cell>
          <table:table-cell office:value-type="float" office:value="37088.606079533623" table:formula="of:=[.CB99]/[.BZ99]" table:style-name="ce69">
            <text:p>37089</text:p>
          </table:table-cell>
          <table:table-cell office:value-type="float" office:value="349.75283724944956" table:formula="of:=[.CC99]/[.CA99]" table:style-name="ce69">
            <text:p>350</text:p>
          </table:table-cell>
          <table:table-cell office:value-type="float" office:value="1.8183856131739111" table:formula="of:=[.DU99]/(([.CD99]+[.BY99])/2)" table:style-name="ce72">
            <text:p>1.82</text:p>
          </table:table-cell>
          <table:table-cell office:value-type="float" office:value="4.2248748953334427" table:formula="of:=(([.BY99]+[.CD99])*100/([.BY98]+[.CD98]))-100" table:style-name="ce71">
            <text:p>4.2</text:p>
          </table:table-cell>
          <table:table-cell office:value-type="string" table:style-name="ce151">
            <text:p>null</text:p>
          </table:table-cell>
          <table:table-cell office:value-type="float" office:value="18971157.299053598" table:style-name="ce27">
            <text:p>18971157</text:p>
          </table:table-cell>
          <table:table-cell office:value-type="float" office:value="434953.81361391395" table:formula="of:=[.CH99]-[.CH98]" table:style-name="ce27">
            <text:p>434954</text:p>
          </table:table-cell>
          <table:table-cell office:value-type="float" office:value="194871" table:style-name="ce93">
            <text:p>194871</text:p>
          </table:table-cell>
          <table:table-cell office:value-type="float" office:value="77544" table:style-name="ce93">
            <text:p>77544</text:p>
          </table:table-cell>
          <table:table-cell office:value-type="float" office:value="71.534607125158303" table:formula="of:=100-[.CM99]" table:style-name="ce93">
            <text:p>72</text:p>
          </table:table-cell>
          <table:table-cell office:value-type="float" office:value="28.465392874841694" table:formula="of:=([.CK99]*100)/([.CJ99]+[.CK99])" table:style-name="ce93">
            <text:p>28</text:p>
          </table:table-cell>
          <table:table-cell office:value-type="float" office:value="2.080948430171385" table:formula="of:=([.B99]/[.CH99])" table:style-name="ce38">
            <text:p>2.08</text:p>
          </table:table-cell>
          <table:table-cell office:value-type="float" office:value="3.0599999999999996" table:formula="of:=[.CO98]-(([.$CO$94]-[.$CO$104])/10)" table:style-name="ce128">
            <text:p>3.06</text:p>
          </table:table-cell>
          <table:table-cell office:value-type="float" office:value="0.97905156982861463" table:formula="of:=([.CO99]-[.CN99])" table:style-name="ce88">
            <text:p>0.98</text:p>
          </table:table-cell>
          <table:table-cell office:value-type="float" office:value="2.3465097044039851" table:formula="of:=([.CH99]*100/[.CH98])-100" table:style-name="ce26">
            <text:p>2.3</text:p>
          </table:table-cell>
          <table:table-cell office:value-type="float" office:value="2.2448271929516364" table:formula="of:=AVERAGE([.$CQ$74:.CQ99])" table:style-name="ce87">
            <text:p>2.24</text:p>
          </table:table-cell>
          <table:table-cell office:value-type="float" office:value="91000" table:formula="of:=([.B99]-[.B98])" table:style-name="ce90">
            <text:p>91000</text:p>
          </table:table-cell>
          <table:table-cell office:value-type="float" office:value="0.23104069870770161" table:formula="of:=([.B99]*100/[.B98])-100" table:style-name="ce29">
            <text:p>0.23</text:p>
          </table:table-cell>
          <table:table-cell office:value-type="float" office:value="389453.81361391395" table:formula="of:=[.CI99]-([.CS99]/2)" table:style-name="ce8">
            <text:p>389454</text:p>
          </table:table-cell>
          <table:table-cell office:value-type="float" office:value="1228000" table:style-name="ce97">
            <text:p>1228000</text:p>
          </table:table-cell>
          <table:table-cell office:value-type="float" office:value="2.823288270073733" table:formula="of:=[.CV99]/[.CI99]" table:style-name="ce118">
            <text:p>2.8</text:p>
          </table:table-cell>
          <table:table-cell office:value-type="float" office:value="3.1105932418055628" table:formula="of:=[.CV99]/[.B99]*100" table:style-name="ce118">
            <text:p>3.1</text:p>
          </table:table-cell>
          <table:table-cell office:value-type="float" office:value="24726.959999999999" table:style-name="ce8">
            <text:p>247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24.0625" table:style-name="ce8">
            <text:p>624</text:p>
          </table:table-cell>
          <table:table-cell office:value-type="float" office:value="40.534999999999997" table:style-name="ce97">
            <text:p>41</text:p>
          </table:table-cell>
          <table:table-cell office:value-type="string" table:style-name="ce151">
            <text:p>null</text:p>
          </table:table-cell>
          <table:table-cell office:value-type="float" office:value="3.56" table:style-name="ce29">
            <text:p>3.56</text:p>
          </table:table-cell>
          <table:table-cell office:value-type="float" office:value="161.79" table:formula="of:=[.DY98]+[.DX99]" table:style-name="ce26">
            <text:p>161.8</text:p>
          </table:table-cell>
          <table:table-cell office:value-type="float" office:value="321.51346875000002" table:formula="of:=(([.DU99]*[.DX99])/100)+[.DZ98]" table:style-name="ce26">
            <text:p>321.5</text:p>
          </table:table-cell>
          <table:table-cell office:value-type="float" office:value="302.54903124999998" table:formula="of:=[.DU99]-[.DZ99]" table:style-name="ce26">
            <text:p>302.5</text:p>
          </table:table-cell>
          <table:table-cell office:value-type="float" office:value="385.72377773657212" table:formula="of:=[.DU99]/[.DY99]*[.$DY$88]" table:style-name="ce26">
            <text:p>385.7</text:p>
          </table:table-cell>
          <table:table-cell office:value-type="float" office:value="238.33872226342788" table:formula="of:=[.DU99]-[.EB99]" table:style-name="ce26">
            <text:p>238.3</text:p>
          </table:table-cell>
          <table:table-cell office:value-type="float" office:value="-2.6413333333333346" table:formula="of:=([.AH99]-[.AH98])" table:style-name="ce29">
            <text:p>-2.64</text:p>
          </table:table-cell>
          <table:table-cell office:value-type="float" office:value="1.7320427916454406" table:formula="of:=([.DU99]*100/[.DU98])-100" table:style-name="ce29">
            <text:p>1.73</text:p>
          </table:table-cell>
          <table:table-cell office:value-type="float" office:value="-1.8279572083545594" table:formula="of:=[.EE99]-[.DX99]" table:style-name="ce29">
            <text:p>-1.83</text:p>
          </table:table-cell>
          <table:table-cell office:value-type="string" table:style-name="ce151">
            <text:p>null</text:p>
          </table:table-cell>
          <table:table-cell office:value-type="float" office:value="2.33" table:style-name="ce29">
            <text:p>2.33</text:p>
          </table:table-cell>
          <table:table-cell office:value-type="float" office:value="22.08" table:style-name="ce26">
            <text:p>22.1</text:p>
          </table:table-cell>
          <table:table-cell office:value-type="float" office:value="5.7320427916454406" table:formula="of:=[.EE99]+4" table:style-name="ce26">
            <text:p>5.7</text:p>
          </table:table-cell>
          <table:table-cell office:value-type="float" office:value="355.15999999999997" table:formula="of:=-0.06*(([.A99]-1963)^2)+8.5*([.A99]-1963)+140" table:style-name="ce26">
            <text:p>355.2</text:p>
          </table:table-cell>
          <table:table-cell office:value-type="float" office:value="405.15999999999997" table:formula="of:=[.EK99]+50" table:style-name="ce26">
            <text:p>405.2</text:p>
          </table:table-cell>
          <table:table-cell office:value-type="float" office:value="305.15999999999997" table:formula="of:=[.EK99]-50" table:style-name="ce26">
            <text:p>305.2</text:p>
          </table:table-cell>
          <table:table-cell office:value-type="float" office:value="455.15999999999997" table:formula="of:=[.EK99]+100" table:style-name="ce26">
            <text:p>455.2</text:p>
          </table:table-cell>
          <table:table-cell office:value-type="float" office:value="255.15999999999997" table:formula="of:=[.EK99]-100" table:style-name="ce26">
            <text:p>255.2</text:p>
          </table:table-cell>
          <table:table-cell office:value-type="float" office:value="329.27499999999998" table:formula="of:=-0.025*(([.A99]-1963)^2)+5.5*([.A99]-1963)+175" table:style-name="ce26">
            <text:p>329.3</text:p>
          </table:table-cell>
          <table:table-cell office:value-type="float" office:value="0.31545699171038583" table:formula="of:=1.19413461538462*0.264172052" table:style-name="ce78">
            <text:p>0.32</text:p>
          </table:table-cell>
          <table:table-cell office:value-type="float" office:value="8.2322387227225278" table:formula="of:=([.EQ99]*100/[.EQ98])-100" table:style-name="ce113">
            <text:p>8.2</text:p>
          </table:table-cell>
          <table:table-cell office:value-type="float" office:value="0.88153706666666687" table:style-name="ce78">
            <text:p>0.88</text:p>
          </table:table-cell>
          <table:table-cell table:number-columns-repeated="16235"/>
        </table:table-row>
        <table:table-row table:style-name="ro3">
          <table:table-cell office:value-type="float" office:value="1997" table:style-name="ce17">
            <text:p>1997</text:p>
          </table:table-cell>
          <table:table-cell office:value-type="float" office:value="39582000" table:style-name="ce11">
            <text:p>39582000</text:p>
          </table:table-cell>
          <table:table-cell office:value-type="float" office:value="15027010" table:style-name="ce7">
            <text:p>15027010</text:p>
          </table:table-cell>
          <table:table-cell office:value-type="float" office:value="19143359.265625" table:style-name="ce7">
            <text:p>19143359.27</text:p>
          </table:table-cell>
          <table:table-cell office:value-type="string" table:style-name="ce151">
            <text:p>null</text:p>
          </table:table-cell>
          <table:table-cell office:value-type="float" office:value="577961.92307692312" table:formula="of:=[.C100]/26" table:style-name="ce30">
            <text:p>577962</text:p>
          </table:table-cell>
          <table:table-cell office:value-type="float" office:value="288980.96153846156" table:formula="of:=[.F100]/2" table:style-name="ce30">
            <text:p>288981</text:p>
          </table:table-cell>
          <table:table-cell office:value-type="float" office:value="433471.44230769237" table:formula="of:=[.G100]*1.5" table:style-name="ce8">
            <text:p>43347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79237" table:style-name="ce21">
            <text:p>479237</text:p>
          </table:table-cell>
          <table:table-cell office:value-type="float" office:value="319491.33333333331" table:formula="of:=[.T100]/1.5" table:style-name="ce27">
            <text:p>319491</text:p>
          </table:table-cell>
          <table:table-cell office:value-type="float" office:value="24338352000" table:style-name="ce104">
            <text:p>2.4E+10</text:p>
          </table:table-cell>
          <table:table-cell office:value-type="float" office:value="50785.627987822307" table:formula="of:=[.V100]/[.T100]" table:style-name="ce30">
            <text:p>5078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7.245255727944198" table:formula="of:=([.W100]*100)/([.DU100]*(([.CA100]*([.BZ100]/([.BU100]+[.BZ100])))+([.BV100]*([.BU100]/([.BU100]+[.BZ100])))))" table:style-name="ce82">
            <text:p>67.25</text:p>
          </table:table-cell>
          <table:table-cell office:value-type="float" office:value="22.419844133673649" table:formula="of:=(([.V100]*100/[.V99])-100)-[.DX100]" table:style-name="ce32">
            <text:p>22.4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.197916666666667" table:style-name="ce78">
            <text:p>5.20</text:p>
          </table:table-cell>
          <table:table-cell office:value-type="string" table:style-name="ce151">
            <text:p>null</text:p>
          </table:table-cell>
          <table:table-cell office:value-type="float" office:value="1.1270083333333334" table:style-name="ce88">
            <text:p>1.13</text:p>
          </table:table-cell>
          <table:table-cell office:value-type="float" office:value="64250" table:formula="of:=[.DU100]*100" table:style-name="ce90">
            <text:p>64250</text:p>
          </table:table-cell>
          <table:table-cell office:value-type="float" office:value="72410.285416666666" table:formula="of:=([.DU100]*100)*[.AJ100]" table:style-name="ce90">
            <text:p>72410</text:p>
          </table:table-cell>
          <table:table-cell office:value-type="float" office:value="4267311000000.0005" table:style-name="ce105">
            <text:p>4.27E+12</text:p>
          </table:table-cell>
          <table:table-cell office:value-type="float" office:value="4.3264321224737898" table:formula="of:=([.AM100]*100/[.AM99])-100" table:style-name="ce87">
            <text:p>4.33</text:p>
          </table:table-cell>
          <table:table-cell office:value-type="float" office:value="7.620425045707047" table:formula="of:=AVERAGE([.$AN$84:.AN100])" table:style-name="ce87">
            <text:p>7.6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91.96583333333331" table:style-name="ce93">
            <text:p>292</text:p>
          </table:table-cell>
          <table:table-cell office:value-type="float" office:value="220.05999560450854" table:formula="of:=[.DU100]*100/[.AR100]" table:style-name="ce93">
            <text:p>220</text:p>
          </table:table-cell>
          <table:table-cell office:value-type="float" office:value="2.707822889041168" table:style-name="ce120">
            <text:p>2.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04790" table:style-name="ce5">
            <text:p>104790</text:p>
          </table:table-cell>
          <table:table-cell office:value-type="float" office:value="66740" table:style-name="ce20">
            <text:p>66740</text:p>
          </table:table-cell>
          <table:table-cell office:value-type="float" office:value="36487" table:style-name="ce20">
            <text:p>36487</text:p>
          </table:table-cell>
          <table:table-cell office:value-type="float" office:value="1563" table:style-name="ce20">
            <text:p>1563</text:p>
          </table:table-cell>
          <table:table-cell office:value-type="float" office:value="270731" table:style-name="ce99">
            <text:p>270731</text:p>
          </table:table-cell>
          <table:table-cell office:value-type="float" office:value="87826" table:style-name="ce99">
            <text:p>87826</text:p>
          </table:table-cell>
          <table:table-cell office:value-type="float" office:value="9702" table:style-name="ce99">
            <text:p>9702</text:p>
          </table:table-cell>
          <table:table-cell office:value-type="float" office:value="104094" table:style-name="ce20">
            <text:p>104094</text:p>
          </table:table-cell>
          <table:table-cell office:value-type="float" office:value="148.00938669993204" table:style-name="ce159">
            <text:p>148</text:p>
          </table:table-cell>
          <table:table-cell office:value-type="float" office:value="5435822699.999999" table:style-name="ce20">
            <text:p>5435822700</text:p>
          </table:table-cell>
          <table:table-cell office:value-type="float" office:value="52220.326819989612" table:formula="of:=[.BW100]/[.BU100]" table:style-name="ce64">
            <text:p>52220</text:p>
          </table:table-cell>
          <table:table-cell office:value-type="float" office:value="352.81766909729106" table:formula="of:=[.BX100]/[.BV100]" table:style-name="ce64">
            <text:p>353</text:p>
          </table:table-cell>
          <table:table-cell office:value-type="float" office:value="231524" table:style-name="ce20">
            <text:p>231524</text:p>
          </table:table-cell>
          <table:table-cell office:value-type="float" office:value="103.8488448819956" table:style-name="ce159">
            <text:p>104</text:p>
          </table:table-cell>
          <table:table-cell office:value-type="float" office:value="8764069200" table:style-name="ce20">
            <text:p>8764069200</text:p>
          </table:table-cell>
          <table:table-cell office:value-type="float" office:value="37853.82595324891" table:formula="of:=[.CB100]/[.BZ100]" table:style-name="ce69">
            <text:p>37854</text:p>
          </table:table-cell>
          <table:table-cell office:value-type="float" office:value="364.50887822837666" table:formula="of:=[.CC100]/[.CA100]" table:style-name="ce69">
            <text:p>365</text:p>
          </table:table-cell>
          <table:table-cell office:value-type="float" office:value="1.7913738238055303" table:formula="of:=[.DU100]/(([.CD100]+[.BY100])/2)" table:style-name="ce72">
            <text:p>1.79</text:p>
          </table:table-cell>
          <table:table-cell office:value-type="float" office:value="4.5068621816491685" table:formula="of:=(([.BY100]+[.CD100])*100/([.BY99]+[.CD99]))-100" table:style-name="ce71">
            <text:p>4.5</text:p>
          </table:table-cell>
          <table:table-cell office:value-type="string" table:style-name="ce151">
            <text:p>null</text:p>
          </table:table-cell>
          <table:table-cell office:value-type="float" office:value="19334119.565917801" table:style-name="ce27">
            <text:p>19334120</text:p>
          </table:table-cell>
          <table:table-cell office:value-type="float" office:value="362962.26686420292" table:formula="of:=[.CH100]-[.CH99]" table:style-name="ce27">
            <text:p>362962</text:p>
          </table:table-cell>
          <table:table-cell office:value-type="float" office:value="224332" table:style-name="ce93">
            <text:p>224332</text:p>
          </table:table-cell>
          <table:table-cell office:value-type="float" office:value="85028" table:style-name="ce93">
            <text:p>85028</text:p>
          </table:table-cell>
          <table:table-cell office:value-type="float" office:value="72.51486940780967" table:formula="of:=100-[.CM100]" table:style-name="ce93">
            <text:p>73</text:p>
          </table:table-cell>
          <table:table-cell office:value-type="float" office:value="27.485130592190327" table:formula="of:=([.CK100]*100)/([.CJ100]+[.CK100])" table:style-name="ce93">
            <text:p>27</text:p>
          </table:table-cell>
          <table:table-cell office:value-type="float" office:value="2.0472615711850244" table:formula="of:=([.B100]/[.CH100])" table:style-name="ce38">
            <text:p>2.05</text:p>
          </table:table-cell>
          <table:table-cell office:value-type="float" office:value="3.0199999999999996" table:formula="of:=[.CO99]-(([.$CO$94]-[.$CO$104])/10)" table:style-name="ce128">
            <text:p>3.02</text:p>
          </table:table-cell>
          <table:table-cell office:value-type="float" office:value="0.97273842881497519" table:formula="of:=([.CO100]-[.CN100])" table:style-name="ce88">
            <text:p>0.97</text:p>
          </table:table-cell>
          <table:table-cell office:value-type="float" office:value="1.9132320772139195" table:formula="of:=([.CH100]*100/[.CH99])-100" table:style-name="ce26">
            <text:p>1.9</text:p>
          </table:table-cell>
          <table:table-cell office:value-type="float" office:value="2.232545892368758" table:formula="of:=AVERAGE([.$CQ$74:.CQ100])" table:style-name="ce87">
            <text:p>2.23</text:p>
          </table:table-cell>
          <table:table-cell office:value-type="float" office:value="104000" table:formula="of:=([.B100]-[.B99])" table:style-name="ce90">
            <text:p>104000</text:p>
          </table:table-cell>
          <table:table-cell office:value-type="float" office:value="0.26343786412685688" table:formula="of:=([.B100]*100/[.B99])-100" table:style-name="ce29">
            <text:p>0.26</text:p>
          </table:table-cell>
          <table:table-cell office:value-type="float" office:value="310962.26686420292" table:formula="of:=[.CI100]-([.CS100]/2)" table:style-name="ce8">
            <text:p>310962</text:p>
          </table:table-cell>
          <table:table-cell office:value-type="float" office:value="1306000" table:style-name="ce97">
            <text:p>1306000</text:p>
          </table:table-cell>
          <table:table-cell office:value-type="float" office:value="3.5981701659600365" table:formula="of:=[.CV100]/[.CI100]" table:style-name="ce118">
            <text:p>3.6</text:p>
          </table:table-cell>
          <table:table-cell office:value-type="float" office:value="3.2994795614168058" table:formula="of:=[.CV100]/[.B100]*100" table:style-name="ce118">
            <text:p>3.3</text:p>
          </table:table-cell>
          <table:table-cell office:value-type="float" office:value="26794.600000000002" table:style-name="ce8">
            <text:p>2679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42.5" table:style-name="ce8">
            <text:p>643</text:p>
          </table:table-cell>
          <table:table-cell office:value-type="float" office:value="43.287499999999994" table:style-name="ce97">
            <text:p>43</text:p>
          </table:table-cell>
          <table:table-cell office:value-type="string" table:style-name="ce151">
            <text:p>null</text:p>
          </table:table-cell>
          <table:table-cell office:value-type="float" office:value="1.97" table:style-name="ce29">
            <text:p>1.97</text:p>
          </table:table-cell>
          <table:table-cell office:value-type="float" office:value="163.76" table:formula="of:=[.DY99]+[.DX100]" table:style-name="ce26">
            <text:p>163.8</text:p>
          </table:table-cell>
          <table:table-cell office:value-type="float" office:value="334.17071874999999" table:formula="of:=(([.DU100]*[.DX100])/100)+[.DZ99]" table:style-name="ce26">
            <text:p>334.2</text:p>
          </table:table-cell>
          <table:table-cell office:value-type="float" office:value="308.32928125000001" table:formula="of:=[.DU100]-[.DZ100]" table:style-name="ce26">
            <text:p>308.3</text:p>
          </table:table-cell>
          <table:table-cell office:value-type="float" office:value="392.34245236932099" table:formula="of:=[.DU100]/[.DY100]*[.$DY$88]" table:style-name="ce26">
            <text:p>392.3</text:p>
          </table:table-cell>
          <table:table-cell office:value-type="float" office:value="250.15754763067901" table:formula="of:=[.DU100]-[.EB100]" table:style-name="ce26">
            <text:p>250.2</text:p>
          </table:table-cell>
          <table:table-cell office:value-type="float" office:value="-2.1580833333333338" table:formula="of:=([.AH100]-[.AH99])" table:style-name="ce29">
            <text:p>-2.16</text:p>
          </table:table-cell>
          <table:table-cell office:value-type="float" office:value="2.9544316474712105" table:formula="of:=([.DU100]*100/[.DU99])-100" table:style-name="ce29">
            <text:p>2.95</text:p>
          </table:table-cell>
          <table:table-cell office:value-type="float" office:value="0.98443164747121048" table:formula="of:=[.EE100]-[.DX100]" table:style-name="ce29">
            <text:p>0.98</text:p>
          </table:table-cell>
          <table:table-cell office:value-type="string" table:style-name="ce151">
            <text:p>null</text:p>
          </table:table-cell>
          <table:table-cell office:value-type="float" office:value="16.04" table:style-name="ce29">
            <text:p>16.04</text:p>
          </table:table-cell>
          <table:table-cell office:value-type="float" office:value="20.61" table:style-name="ce26">
            <text:p>20.6</text:p>
          </table:table-cell>
          <table:table-cell office:value-type="float" office:value="6.9544316474712105" table:formula="of:=[.EE100]+4" table:style-name="ce26">
            <text:p>7.0</text:p>
          </table:table-cell>
          <table:table-cell office:value-type="float" office:value="359.64" table:formula="of:=-0.06*(([.A100]-1963)^2)+8.5*([.A100]-1963)+140" table:style-name="ce26">
            <text:p>359.6</text:p>
          </table:table-cell>
          <table:table-cell office:value-type="float" office:value="409.64" table:formula="of:=[.EK100]+50" table:style-name="ce26">
            <text:p>409.6</text:p>
          </table:table-cell>
          <table:table-cell office:value-type="float" office:value="309.64" table:formula="of:=[.EK100]-50" table:style-name="ce26">
            <text:p>309.6</text:p>
          </table:table-cell>
          <table:table-cell office:value-type="float" office:value="459.64" table:formula="of:=[.EK100]+100" table:style-name="ce26">
            <text:p>459.6</text:p>
          </table:table-cell>
          <table:table-cell office:value-type="float" office:value="259.64" table:formula="of:=[.EK100]-100" table:style-name="ce26">
            <text:p>259.6</text:p>
          </table:table-cell>
          <table:table-cell office:value-type="float" office:value="333.1" table:formula="of:=-0.025*(([.A100]-1963)^2)+5.5*([.A100]-1963)+175" table:style-name="ce26">
            <text:p>333.1</text:p>
          </table:table-cell>
          <table:table-cell office:value-type="float" office:value="0.31401928611969288" table:formula="of:=1.18869230769231*0.264172052" table:style-name="ce78">
            <text:p>0.31</text:p>
          </table:table-cell>
          <table:table-cell office:value-type="float" office:value="-0.4557532812627727" table:formula="of:=([.EQ100]*100/[.EQ99])-100" table:style-name="ce113">
            <text:p>-0.5</text:p>
          </table:table-cell>
          <table:table-cell office:value-type="float" office:value="0.79" table:style-name="ce78">
            <text:p>0.79</text:p>
          </table:table-cell>
          <table:table-cell table:number-columns-repeated="16235"/>
        </table:table-row>
        <table:table-row table:style-name="ro3">
          <table:table-cell office:value-type="float" office:value="1998" table:style-name="ce17">
            <text:p>1998</text:p>
          </table:table-cell>
          <table:table-cell office:value-type="float" office:value="39721000" table:style-name="ce11">
            <text:p>39721000</text:p>
          </table:table-cell>
          <table:table-cell office:value-type="float" office:value="15300398" table:style-name="ce7">
            <text:p>15300398</text:p>
          </table:table-cell>
          <table:table-cell office:value-type="float" office:value="19418779.78125" table:style-name="ce7">
            <text:p>19418779.78</text:p>
          </table:table-cell>
          <table:table-cell office:value-type="string" table:style-name="ce151">
            <text:p>null</text:p>
          </table:table-cell>
          <table:table-cell office:value-type="float" office:value="588476.84615384613" table:formula="of:=[.C101]/26" table:style-name="ce30">
            <text:p>588477</text:p>
          </table:table-cell>
          <table:table-cell office:value-type="float" office:value="294238.42307692306" table:formula="of:=[.F101]/2" table:style-name="ce30">
            <text:p>294238</text:p>
          </table:table-cell>
          <table:table-cell office:value-type="float" office:value="441357.63461538462" table:formula="of:=[.G101]*1.5" table:style-name="ce8">
            <text:p>44135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29565" table:style-name="ce21">
            <text:p>529565</text:p>
          </table:table-cell>
          <table:table-cell office:value-type="float" office:value="353043.33333333331" table:formula="of:=[.T101]/1.5" table:style-name="ce27">
            <text:p>353043</text:p>
          </table:table-cell>
          <table:table-cell office:value-type="float" office:value="29595669000" table:style-name="ce104">
            <text:p>3.0E+10</text:p>
          </table:table-cell>
          <table:table-cell office:value-type="float" office:value="55886.75422280551" table:formula="of:=[.V101]/[.T101]" table:style-name="ce30">
            <text:p>5588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0.203244120505957" table:formula="of:=([.W101]*100)/([.DU101]*(([.CA101]*([.BZ101]/([.BU101]+[.BZ101])))+([.BV101]*([.BU101]/([.BU101]+[.BZ101])))))" table:style-name="ce82">
            <text:p>70.20</text:p>
          </table:table-cell>
          <table:table-cell office:value-type="float" office:value="19.770957205319405" table:formula="of:=(([.V101]*100/[.V100])-100)-[.DX101]" table:style-name="ce32">
            <text:p>19.7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.0049166666666665" table:style-name="ce79">
            <text:p>4.00</text:p>
          </table:table-cell>
          <table:table-cell office:value-type="string" table:style-name="ce151">
            <text:p>null</text:p>
          </table:table-cell>
          <table:table-cell office:value-type="float" office:value="1.1237166666666667" table:style-name="ce88">
            <text:p>1.12</text:p>
          </table:table-cell>
          <table:table-cell office:value-type="float" office:value="67093.75" table:formula="of:=[.DU101]*100" table:style-name="ce90">
            <text:p>67094</text:p>
          </table:table-cell>
          <table:table-cell office:value-type="float" office:value="75394.365104166674" table:formula="of:=([.DU101]*100)*[.AJ101]" table:style-name="ce90">
            <text:p>75394</text:p>
          </table:table-cell>
          <table:table-cell office:value-type="float" office:value="4471961000000" table:style-name="ce105">
            <text:p>4.47E+12</text:p>
          </table:table-cell>
          <table:table-cell office:value-type="float" office:value="4.7957601402850543" table:formula="of:=([.AM101]*100/[.AM100])-100" table:style-name="ce87">
            <text:p>4.80</text:p>
          </table:table-cell>
          <table:table-cell office:value-type="float" office:value="7.4634992176280486" table:formula="of:=AVERAGE([.$AN$84:.AN101])" table:style-name="ce87">
            <text:p>7.4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64.7141666666667" table:style-name="ce93">
            <text:p>265</text:p>
          </table:table-cell>
          <table:table-cell office:value-type="float" office:value="253.45734550159446" table:formula="of:=[.DU101]*100/[.AR101]" table:style-name="ce93">
            <text:p>253</text:p>
          </table:table-cell>
          <table:table-cell office:value-type="float" office:value="3.0363567805609364" table:style-name="ce120">
            <text:p>3.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0765" table:style-name="ce5">
            <text:p>120765</text:p>
          </table:table-cell>
          <table:table-cell office:value-type="float" office:value="79803" table:style-name="ce20">
            <text:p>79803</text:p>
          </table:table-cell>
          <table:table-cell office:value-type="float" office:value="39195" table:style-name="ce20">
            <text:p>39195</text:p>
          </table:table-cell>
          <table:table-cell office:value-type="float" office:value="1767" table:style-name="ce20">
            <text:p>1767</text:p>
          </table:table-cell>
          <table:table-cell office:value-type="float" office:value="356651" table:style-name="ce99">
            <text:p>356651</text:p>
          </table:table-cell>
          <table:table-cell office:value-type="float" office:value="100332" table:style-name="ce99">
            <text:p>100332</text:p>
          </table:table-cell>
          <table:table-cell office:value-type="float" office:value="6116" table:style-name="ce99">
            <text:p>6116</text:p>
          </table:table-cell>
          <table:table-cell office:value-type="float" office:value="136282" table:style-name="ce20">
            <text:p>136282</text:p>
          </table:table-cell>
          <table:table-cell office:value-type="float" office:value="149.19655531869017" table:style-name="ce159">
            <text:p>149</text:p>
          </table:table-cell>
          <table:table-cell office:value-type="float" office:value="7090628000" table:style-name="ce20">
            <text:p>7090628000</text:p>
          </table:table-cell>
          <table:table-cell office:value-type="float" office:value="52029.086746598965" table:formula="of:=[.BW101]/[.BU101]" table:style-name="ce64">
            <text:p>52029</text:p>
          </table:table-cell>
          <table:table-cell office:value-type="float" office:value="348.7284718837015" table:formula="of:=[.BX101]/[.BV101]" table:style-name="ce64">
            <text:p>349</text:p>
          </table:table-cell>
          <table:table-cell office:value-type="float" office:value="291165" table:style-name="ce20">
            <text:p>291165</text:p>
          </table:table-cell>
          <table:table-cell office:value-type="float" office:value="104.35321266364991" table:style-name="ce159">
            <text:p>104</text:p>
          </table:table-cell>
          <table:table-cell office:value-type="float" office:value="10917020500" table:style-name="ce20">
            <text:p>10917020500</text:p>
          </table:table-cell>
          <table:table-cell office:value-type="float" office:value="37494.274723953771" table:formula="of:=[.CB101]/[.BZ101]" table:style-name="ce69">
            <text:p>37494</text:p>
          </table:table-cell>
          <table:table-cell office:value-type="float" office:value="359.30158513475664" table:formula="of:=[.CC101]/[.CA101]" table:style-name="ce69">
            <text:p>359</text:p>
          </table:table-cell>
          <table:table-cell office:value-type="float" office:value="1.8952232136170706" table:formula="of:=[.DU101]/(([.CD101]+[.BY101])/2)" table:style-name="ce72">
            <text:p>1.90</text:p>
          </table:table-cell>
          <table:table-cell office:value-type="float" office:value="-1.2959913921865365" table:formula="of:=(([.BY101]+[.CD101])*100/([.BY100]+[.CD100]))-100" table:style-name="ce71">
            <text:p>-1.3</text:p>
          </table:table-cell>
          <table:table-cell office:value-type="string" table:style-name="ce151">
            <text:p>null</text:p>
          </table:table-cell>
          <table:table-cell office:value-type="float" office:value="19753914.349819198" table:style-name="ce27">
            <text:p>19753914</text:p>
          </table:table-cell>
          <table:table-cell office:value-type="float" office:value="419794.78390139714" table:formula="of:=[.CH101]-[.CH100]" table:style-name="ce27">
            <text:p>419795</text:p>
          </table:table-cell>
          <table:table-cell office:value-type="float" office:value="226631" table:style-name="ce93">
            <text:p>226631</text:p>
          </table:table-cell>
          <table:table-cell office:value-type="float" office:value="74597" table:style-name="ce93">
            <text:p>74597</text:p>
          </table:table-cell>
          <table:table-cell office:value-type="float" office:value="75.235701860384822" table:formula="of:=100-[.CM101]" table:style-name="ce93">
            <text:p>75</text:p>
          </table:table-cell>
          <table:table-cell office:value-type="float" office:value="24.764298139615175" table:formula="of:=([.CK101]*100)/([.CJ101]+[.CK101])" table:style-name="ce93">
            <text:p>25</text:p>
          </table:table-cell>
          <table:table-cell office:value-type="float" office:value="2.0107913447728172" table:formula="of:=([.B101]/[.CH101])" table:style-name="ce38">
            <text:p>2.01</text:p>
          </table:table-cell>
          <table:table-cell office:value-type="float" office:value="2.9799999999999995" table:formula="of:=[.CO100]-(([.$CO$94]-[.$CO$104])/10)" table:style-name="ce128">
            <text:p>2.98</text:p>
          </table:table-cell>
          <table:table-cell office:value-type="float" office:value="0.96920865522718236" table:formula="of:=([.CO101]-[.CN101])" table:style-name="ce88">
            <text:p>0.97</text:p>
          </table:table-cell>
          <table:table-cell office:value-type="float" office:value="2.1712640312901073" table:formula="of:=([.CH101]*100/[.CH100])-100" table:style-name="ce26">
            <text:p>2.2</text:p>
          </table:table-cell>
          <table:table-cell office:value-type="float" office:value="2.2303572544730916" table:formula="of:=AVERAGE([.$CQ$74:.CQ101])" table:style-name="ce87">
            <text:p>2.23</text:p>
          </table:table-cell>
          <table:table-cell office:value-type="float" office:value="139000" table:formula="of:=([.B101]-[.B100])" table:style-name="ce90">
            <text:p>139000</text:p>
          </table:table-cell>
          <table:table-cell office:value-type="float" office:value="0.35116972361174703" table:formula="of:=([.B101]*100/[.B100])-100" table:style-name="ce29">
            <text:p>0.35</text:p>
          </table:table-cell>
          <table:table-cell office:value-type="float" office:value="350294.78390139714" table:formula="of:=[.CI101]-([.CS101]/2)" table:style-name="ce8">
            <text:p>350295</text:p>
          </table:table-cell>
          <table:table-cell office:value-type="float" office:value="1386000" table:style-name="ce97">
            <text:p>1386000</text:p>
          </table:table-cell>
          <table:table-cell office:value-type="float" office:value="3.3016132004287804" table:formula="of:=[.CV101]/[.CI101]" table:style-name="ce118">
            <text:p>3.3</text:p>
          </table:table-cell>
          <table:table-cell office:value-type="float" office:value="3.4893381334810298" table:formula="of:=[.CV101]/[.B101]*100" table:style-name="ce118">
            <text:p>3.5</text:p>
          </table:table-cell>
          <table:table-cell office:value-type="float" office:value="30990.089999999997" table:style-name="ce8">
            <text:p>3099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70.9375" table:style-name="ce8">
            <text:p>671</text:p>
          </table:table-cell>
          <table:table-cell office:value-type="float" office:value="46.357500000000002" table:style-name="ce97">
            <text:p>46</text:p>
          </table:table-cell>
          <table:table-cell office:value-type="string" table:style-name="ce151">
            <text:p>null</text:p>
          </table:table-cell>
          <table:table-cell office:value-type="float" office:value="1.83" table:style-name="ce29">
            <text:p>1.83</text:p>
          </table:table-cell>
          <table:table-cell office:value-type="float" office:value="165.59" table:formula="of:=[.DY100]+[.DX101]" table:style-name="ce26">
            <text:p>165.6</text:p>
          </table:table-cell>
          <table:table-cell office:value-type="float" office:value="346.44887499999999" table:formula="of:=(([.DU101]*[.DX101])/100)+[.DZ100]" table:style-name="ce26">
            <text:p>346.4</text:p>
          </table:table-cell>
          <table:table-cell office:value-type="float" office:value="324.48862500000001" table:formula="of:=[.DU101]-[.DZ101]" table:style-name="ce26">
            <text:p>324.5</text:p>
          </table:table-cell>
          <table:table-cell office:value-type="float" office:value="405.17996255812551" table:formula="of:=[.DU101]/[.DY101]*[.$DY$88]" table:style-name="ce26">
            <text:p>405.2</text:p>
          </table:table-cell>
          <table:table-cell office:value-type="float" office:value="265.75753744187449" table:formula="of:=[.DU101]-[.EB101]" table:style-name="ce26">
            <text:p>265.8</text:p>
          </table:table-cell>
          <table:table-cell office:value-type="float" office:value="-1.1930000000000005" table:formula="of:=([.AH101]-[.AH100])" table:style-name="ce29">
            <text:p>-1.19</text:p>
          </table:table-cell>
          <table:table-cell office:value-type="float" office:value="4.4260700389105097" table:formula="of:=([.DU101]*100/[.DU100])-100" table:style-name="ce29">
            <text:p>4.43</text:p>
          </table:table-cell>
          <table:table-cell office:value-type="float" office:value="2.5960700389105096" table:formula="of:=[.EE101]-[.DX101]" table:style-name="ce29">
            <text:p>2.60</text:p>
          </table:table-cell>
          <table:table-cell office:value-type="string" table:style-name="ce151">
            <text:p>null</text:p>
          </table:table-cell>
          <table:table-cell office:value-type="float" office:value="10.5" table:style-name="ce29">
            <text:p>10.50</text:p>
          </table:table-cell>
          <table:table-cell office:value-type="float" office:value="18.61" table:style-name="ce26">
            <text:p>18.6</text:p>
          </table:table-cell>
          <table:table-cell office:value-type="float" office:value="8.4260700389105097" table:formula="of:=[.EE101]+4" table:style-name="ce26">
            <text:p>8.4</text:p>
          </table:table-cell>
          <table:table-cell office:value-type="float" office:value="364" table:formula="of:=-0.06*(([.A101]-1963)^2)+8.5*([.A101]-1963)+140" table:style-name="ce26">
            <text:p>364.0</text:p>
          </table:table-cell>
          <table:table-cell office:value-type="float" office:value="414" table:formula="of:=[.EK101]+50" table:style-name="ce26">
            <text:p>414.0</text:p>
          </table:table-cell>
          <table:table-cell office:value-type="float" office:value="314" table:formula="of:=[.EK101]-50" table:style-name="ce26">
            <text:p>314.0</text:p>
          </table:table-cell>
          <table:table-cell office:value-type="float" office:value="464" table:formula="of:=[.EK101]+100" table:style-name="ce26">
            <text:p>464.0</text:p>
          </table:table-cell>
          <table:table-cell office:value-type="float" office:value="264" table:formula="of:=[.EK101]-100" table:style-name="ce26">
            <text:p>264.0</text:p>
          </table:table-cell>
          <table:table-cell office:value-type="float" office:value="336.875" table:formula="of:=-0.025*(([.A101]-1963)^2)+5.5*([.A101]-1963)+175" table:style-name="ce26">
            <text:p>336.9</text:p>
          </table:table-cell>
          <table:table-cell office:value-type="float" office:value="0.26857153271215484" table:formula="of:=1.01665384615385*0.264172052" table:style-name="ce78">
            <text:p>0.27</text:p>
          </table:table-cell>
          <table:table-cell office:value-type="float" office:value="-14.472917880023132" table:formula="of:=([.EQ101]*100/[.EQ100])-100" table:style-name="ce113">
            <text:p>-14.5</text:p>
          </table:table-cell>
          <table:table-cell office:value-type="float" office:value="0.74" table:style-name="ce78">
            <text:p>0.74</text:p>
          </table:table-cell>
          <table:table-cell table:number-columns-repeated="16235"/>
        </table:table-row>
        <table:table-row table:style-name="ro3">
          <table:table-cell office:value-type="float" office:value="1999" table:style-name="ce17">
            <text:p>1999</text:p>
          </table:table-cell>
          <table:table-cell office:value-type="float" office:value="39927000" table:style-name="ce11">
            <text:p>39927000</text:p>
          </table:table-cell>
          <table:table-cell office:value-type="float" office:value="15557958" table:style-name="ce7">
            <text:p>15557958</text:p>
          </table:table-cell>
          <table:table-cell office:value-type="float" office:value="19747448.4375" table:style-name="ce7">
            <text:p>19747448.44</text:p>
          </table:table-cell>
          <table:table-cell office:value-type="float" office:value="32632826" table:style-name="ce96">
            <text:p>32632826</text:p>
          </table:table-cell>
          <table:table-cell office:value-type="float" office:value="598383" table:formula="of:=[.C102]/26" table:style-name="ce30">
            <text:p>598383</text:p>
          </table:table-cell>
          <table:table-cell office:value-type="float" office:value="299191.5" table:formula="of:=[.F102]/2" table:style-name="ce30">
            <text:p>299192</text:p>
          </table:table-cell>
          <table:table-cell office:value-type="float" office:value="448787.25" table:formula="of:=[.G102]*1.5" table:style-name="ce8">
            <text:p>44878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85782" table:style-name="ce21">
            <text:p>585782</text:p>
          </table:table-cell>
          <table:table-cell office:value-type="float" office:value="390521.33333333331" table:formula="of:=[.T102]/1.5" table:style-name="ce27">
            <text:p>390521</text:p>
          </table:table-cell>
          <table:table-cell office:value-type="float" office:value="36218444000" table:style-name="ce104">
            <text:p>3.6E+10</text:p>
          </table:table-cell>
          <table:table-cell office:value-type="float" office:value="61829.21974386376" table:formula="of:=[.V102]/[.T102]" table:style-name="ce30">
            <text:p>6182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1.685341476391613" table:formula="of:=([.W102]*100)/([.DU102]*(([.CA102]*([.BZ102]/([.BU102]+[.BZ102])))+([.BV102]*([.BU102]/([.BU102]+[.BZ102])))))" table:style-name="ce82">
            <text:p>71.69</text:p>
          </table:table-cell>
          <table:table-cell office:value-type="float" office:value="20.067514088294477" table:formula="of:=(([.V102]*100/[.V101])-100)-[.DX102]" table:style-name="ce32">
            <text:p>20.07</text:p>
          </table:table-cell>
          <table:table-cell office:value-type="float" office:value="4.7240000000000002" table:style-name="ce38">
            <text:p>4.7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" table:style-name="ce27">
            <text:p>23</text:p>
          </table:table-cell>
          <table:table-cell office:value-type="float" office:value="3.1549166666666664" table:style-name="ce38">
            <text:p>3.15</text:p>
          </table:table-cell>
          <table:table-cell office:value-type="float" office:value="1.5690833333333338" table:formula="of:=[.AD102]-[.AH102]" table:style-name="ce88">
            <text:p>1.57</text:p>
          </table:table-cell>
          <table:table-cell office:value-type="float" office:value="1.0598583333333333" table:style-name="ce88">
            <text:p>1.06</text:p>
          </table:table-cell>
          <table:table-cell office:value-type="float" office:value="72906.25" table:formula="of:=[.DU102]*100" table:style-name="ce90">
            <text:p>72906</text:p>
          </table:table-cell>
          <table:table-cell office:value-type="float" office:value="77270.296614583334" table:formula="of:=([.DU102]*100)*[.AJ102]" table:style-name="ce90">
            <text:p>77270</text:p>
          </table:table-cell>
          <table:table-cell office:value-type="float" office:value="4708947000000" table:style-name="ce105">
            <text:p>4.71E+12</text:p>
          </table:table-cell>
          <table:table-cell office:value-type="float" office:value="5.2993753746957992" table:formula="of:=([.AM102]*100/[.AM101])-100" table:style-name="ce87">
            <text:p>5.30</text:p>
          </table:table-cell>
          <table:table-cell office:value-type="float" office:value="7.349597962736877" table:formula="of:=AVERAGE([.$AN$84:.AN102])" table:style-name="ce87">
            <text:p>7.3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64.7833333333333" table:style-name="ce93">
            <text:p>265</text:p>
          </table:table-cell>
          <table:table-cell office:value-type="float" office:value="275.34304777491036" table:formula="of:=[.DU102]*100/[.AR102]" table:style-name="ce93">
            <text:p>275</text:p>
          </table:table-cell>
          <table:table-cell office:value-type="float" office:value="2.9649268315867374" table:style-name="ce120">
            <text:p>3.0</text:p>
          </table:table-cell>
          <table:table-cell office:value-type="float" office:value="376354000000" table:style-name="ce102">
            <text:p>3.76E+11</text:p>
          </table:table-cell>
          <table:table-cell office:value-type="float" office:value="11532.988286089596" table:formula="of:=[.AU102]/[.E102]" table:style-name="ce30">
            <text:p>11533</text:p>
          </table:table-cell>
          <table:table-cell office:value-type="float" office:value="11532.988286089596" table:formula="of:=[.AV102]" table:style-name="ce93">
            <text:p>11533</text:p>
          </table:table-cell>
          <table:table-cell office:value-type="float" office:value="15648.608253621127" table:formula="of:=[.AV102]+(12*PMT([.AD102]/100/12;[.AG102]*12;([.AV102]*5)*-1))" table:style-name="ce93">
            <text:p>15649</text:p>
          </table:table-cell>
          <table:table-cell office:value-type="float" office:value="11532.988286089596" table:formula="of:=[.AV102]" table:style-name="ce93">
            <text:p>11533</text:p>
          </table:table-cell>
          <table:table-cell office:value-type="float" office:value="15648.608253621127" table:formula="of:=(([.AY102]+([.AW102]-[.AV102])+([.AX102]-[.AV102]))-[.AV102])+[.$AV$102]" table:style-name="ce93">
            <text:p>15649</text:p>
          </table:table-cell>
          <table:table-cell office:value-type="float" office:value="100" table:style-name="ce93">
            <text:p>100</text:p>
          </table:table-cell>
          <table:table-cell office:value-type="float" office:value="51" table:style-name="ce93">
            <text:p>51</text:p>
          </table:table-cell>
          <table:table-cell office:value-type="float" office:value="-0.42249999999999943" table:formula="of:=[.DV102]-[.BB102]" table:style-name="ce93">
            <text:p>0</text:p>
          </table:table-cell>
          <table:table-cell office:value-type="float" office:value="12365.843948772752" table:formula="of:=[.W102]/5" table:style-name="ce30">
            <text:p>12366</text:p>
          </table:table-cell>
          <table:table-cell office:value-type="float" office:value="6.7351299768408666" table:formula="of:=100-(([.AV102]*100)/[.BD102])" table:style-name="ce30">
            <text:p>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1338" table:style-name="ce5">
            <text:p>141338</text:p>
          </table:table-cell>
          <table:table-cell office:value-type="float" office:value="91284" table:style-name="ce20">
            <text:p>91284</text:p>
          </table:table-cell>
          <table:table-cell office:value-type="float" office:value="47753" table:style-name="ce20">
            <text:p>47753</text:p>
          </table:table-cell>
          <table:table-cell office:value-type="float" office:value="2301" table:style-name="ce20">
            <text:p>2301</text:p>
          </table:table-cell>
          <table:table-cell office:value-type="float" office:value="432522" table:style-name="ce99">
            <text:p>432522</text:p>
          </table:table-cell>
          <table:table-cell office:value-type="float" office:value="118399" table:style-name="ce99">
            <text:p>118399</text:p>
          </table:table-cell>
          <table:table-cell office:value-type="float" office:value="7339" table:style-name="ce99">
            <text:p>7339</text:p>
          </table:table-cell>
          <table:table-cell office:value-type="float" office:value="158487" table:style-name="ce20">
            <text:p>158487</text:p>
          </table:table-cell>
          <table:table-cell office:value-type="float" office:value="146.32930434216055" table:style-name="ce159">
            <text:p>146</text:p>
          </table:table-cell>
          <table:table-cell office:value-type="float" office:value="8253696800" table:style-name="ce20">
            <text:p>8253696800</text:p>
          </table:table-cell>
          <table:table-cell office:value-type="float" office:value="52078.068232725709" table:formula="of:=[.BW102]/[.BU102]" table:style-name="ce64">
            <text:p>52078</text:p>
          </table:table-cell>
          <table:table-cell office:value-type="float" office:value="355.89636995028701" table:formula="of:=[.BX102]/[.BV102]" table:style-name="ce64">
            <text:p>356</text:p>
          </table:table-cell>
          <table:table-cell office:value-type="float" office:value="354324" table:style-name="ce20">
            <text:p>354324</text:p>
          </table:table-cell>
          <table:table-cell office:value-type="float" office:value="105.76814123949669" table:style-name="ce159">
            <text:p>106</text:p>
          </table:table-cell>
          <table:table-cell office:value-type="float" office:value="13636129599.999998" table:style-name="ce20">
            <text:p>13636129600</text:p>
          </table:table-cell>
          <table:table-cell office:value-type="float" office:value="38484.91662997708" table:formula="of:=[.CB102]/[.BZ102]" table:style-name="ce69">
            <text:p>38485</text:p>
          </table:table-cell>
          <table:table-cell office:value-type="float" office:value="363.86114172918616" table:formula="of:=[.CC102]/[.CA102]" table:style-name="ce69">
            <text:p>364</text:p>
          </table:table-cell>
          <table:table-cell office:value-type="float" office:value="2.0258558977698327" table:formula="of:=[.DU102]/(([.CD102]+[.BY102])/2)" table:style-name="ce72">
            <text:p>2.03</text:p>
          </table:table-cell>
          <table:table-cell office:value-type="float" office:value="1.6563498321525714" table:formula="of:=(([.BY102]+[.CD102])*100/([.BY101]+[.CD101]))-100" table:style-name="ce71">
            <text:p>1.7</text:p>
          </table:table-cell>
          <table:table-cell office:value-type="string" table:style-name="ce151">
            <text:p>null</text:p>
          </table:table-cell>
          <table:table-cell office:value-type="float" office:value="20222974.800636102" table:style-name="ce27">
            <text:p>20222975</text:p>
          </table:table-cell>
          <table:table-cell office:value-type="float" office:value="469060.45081690326" table:formula="of:=[.CH102]-[.CH101]" table:style-name="ce27">
            <text:p>469060</text:p>
          </table:table-cell>
          <table:table-cell office:value-type="float" office:value="296250" table:style-name="ce93">
            <text:p>296250</text:p>
          </table:table-cell>
          <table:table-cell office:value-type="float" office:value="55972" table:style-name="ce93">
            <text:p>55972</text:p>
          </table:table-cell>
          <table:table-cell office:value-type="float" office:value="84.108885873114119" table:formula="of:=100-[.CM102]" table:style-name="ce93">
            <text:p>84</text:p>
          </table:table-cell>
          <table:table-cell office:value-type="float" office:value="15.891114126885885" table:formula="of:=([.CK102]*100)/([.CJ102]+[.CK102])" table:style-name="ce93">
            <text:p>16</text:p>
          </table:table-cell>
          <table:table-cell office:value-type="float" office:value="1.9743386120791744" table:formula="of:=([.B102]/[.CH102])" table:style-name="ce38">
            <text:p>1.97</text:p>
          </table:table-cell>
          <table:table-cell office:value-type="float" office:value="2.9399999999999995" table:formula="of:=[.CO101]-(([.$CO$94]-[.$CO$104])/10)" table:style-name="ce128">
            <text:p>2.94</text:p>
          </table:table-cell>
          <table:table-cell office:value-type="float" office:value="0.96566138792082512" table:formula="of:=([.CO102]-[.CN102])" table:style-name="ce88">
            <text:p>0.97</text:p>
          </table:table-cell>
          <table:table-cell office:value-type="float" office:value="2.3745190067668602" table:formula="of:=([.CH102]*100/[.CH101])-100" table:style-name="ce26">
            <text:p>2.4</text:p>
          </table:table-cell>
          <table:table-cell office:value-type="float" office:value="2.2353283493797735" table:formula="of:=AVERAGE([.$CQ$74:.CQ102])" table:style-name="ce87">
            <text:p>2.24</text:p>
          </table:table-cell>
          <table:table-cell office:value-type="float" office:value="206000" table:formula="of:=([.B102]-[.B101])" table:style-name="ce90">
            <text:p>206000</text:p>
          </table:table-cell>
          <table:table-cell office:value-type="float" office:value="0.51861735605851322" table:formula="of:=([.B102]*100/[.B101])-100" table:style-name="ce29">
            <text:p>0.52</text:p>
          </table:table-cell>
          <table:table-cell office:value-type="float" office:value="366060.45081690326" table:formula="of:=[.CI102]-([.CS102]/2)" table:style-name="ce8">
            <text:p>366060</text:p>
          </table:table-cell>
          <table:table-cell office:value-type="float" office:value="1573000" table:style-name="ce97">
            <text:p>1573000</text:p>
          </table:table-cell>
          <table:table-cell office:value-type="float" office:value="3.3535123186371925" table:formula="of:=[.CV102]/[.CI102]" table:style-name="ce118">
            <text:p>3.4</text:p>
          </table:table-cell>
          <table:table-cell office:value-type="float" office:value="3.9396899341297873" table:formula="of:=[.CV102]/[.B102]*100" table:style-name="ce118">
            <text:p>3.9</text:p>
          </table:table-cell>
          <table:table-cell office:value-type="float" office:value="34626.979999999996" table:style-name="ce8">
            <text:p>3462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29.0625" table:style-name="ce8">
            <text:p>729</text:p>
          </table:table-cell>
          <table:table-cell office:value-type="float" office:value="50.577500000000001" table:style-name="ce97">
            <text:p>51</text:p>
          </table:table-cell>
          <table:table-cell office:value-type="string" table:style-name="ce151">
            <text:p>null</text:p>
          </table:table-cell>
          <table:table-cell office:value-type="float" office:value="2.31" table:style-name="ce29">
            <text:p>2.31</text:p>
          </table:table-cell>
          <table:table-cell office:value-type="float" office:value="167.9" table:formula="of:=[.DY101]+[.DX102]" table:style-name="ce26">
            <text:p>167.9</text:p>
          </table:table-cell>
          <table:table-cell office:value-type="float" office:value="363.29021875000001" table:formula="of:=(([.DU102]*[.DX102])/100)+[.DZ101]" table:style-name="ce26">
            <text:p>363.3</text:p>
          </table:table-cell>
          <table:table-cell office:value-type="float" office:value="365.77228124999999" table:formula="of:=[.DU102]-[.DZ102]" table:style-name="ce26">
            <text:p>365.8</text:p>
          </table:table-cell>
          <table:table-cell office:value-type="float" office:value="434.22424061941632" table:formula="of:=[.DU102]/[.DY102]*[.$DY$88]" table:style-name="ce26">
            <text:p>434.2</text:p>
          </table:table-cell>
          <table:table-cell office:value-type="float" office:value="294.83825938058368" table:formula="of:=[.DU102]-[.EB102]" table:style-name="ce26">
            <text:p>294.8</text:p>
          </table:table-cell>
          <table:table-cell office:value-type="float" office:value="-0.85000000000000009" table:formula="of:=([.AH102]-[.AH101])" table:style-name="ce29">
            <text:p>-0.85</text:p>
          </table:table-cell>
          <table:table-cell office:value-type="float" office:value="8.6632510479739153" table:formula="of:=([.DU102]*100/[.DU101])-100" table:style-name="ce29">
            <text:p>8.66</text:p>
          </table:table-cell>
          <table:table-cell office:value-type="float" office:value="6.3532510479739148" table:formula="of:=[.EE102]-[.DX102]" table:style-name="ce29">
            <text:p>6.35</text:p>
          </table:table-cell>
          <table:table-cell office:value-type="string" table:style-name="ce151">
            <text:p>null</text:p>
          </table:table-cell>
          <table:table-cell office:value-type="float" office:value="10.62" table:style-name="ce29">
            <text:p>10.62</text:p>
          </table:table-cell>
          <table:table-cell office:value-type="float" office:value="15.64" table:style-name="ce26">
            <text:p>15.6</text:p>
          </table:table-cell>
          <table:table-cell office:value-type="float" office:value="12.663251047973915" table:formula="of:=[.EE102]+4" table:style-name="ce26">
            <text:p>12.7</text:p>
          </table:table-cell>
          <table:table-cell office:value-type="float" office:value="368.24" table:formula="of:=-0.06*(([.A102]-1963)^2)+8.5*([.A102]-1963)+140" table:style-name="ce26">
            <text:p>368.2</text:p>
          </table:table-cell>
          <table:table-cell office:value-type="float" office:value="418.24" table:formula="of:=[.EK102]+50" table:style-name="ce26">
            <text:p>418.2</text:p>
          </table:table-cell>
          <table:table-cell office:value-type="float" office:value="318.24" table:formula="of:=[.EK102]-50" table:style-name="ce26">
            <text:p>318.2</text:p>
          </table:table-cell>
          <table:table-cell office:value-type="float" office:value="468.24" table:formula="of:=[.EK102]+100" table:style-name="ce26">
            <text:p>468.2</text:p>
          </table:table-cell>
          <table:table-cell office:value-type="float" office:value="268.24" table:formula="of:=[.EK102]-100" table:style-name="ce26">
            <text:p>268.2</text:p>
          </table:table-cell>
          <table:table-cell office:value-type="float" office:value="340.6" table:formula="of:=-0.025*(([.A102]-1963)^2)+5.5*([.A102]-1963)+175" table:style-name="ce26">
            <text:p>340.6</text:p>
          </table:table-cell>
          <table:table-cell office:value-type="float" office:value="0.29481092980023094" table:formula="of:=1.11598076923077*0.264172052" table:style-name="ce78">
            <text:p>0.29</text:p>
          </table:table-cell>
          <table:table-cell office:value-type="float" office:value="9.7699844890852603" table:formula="of:=([.EQ102]*100/[.EQ101])-100" table:style-name="ce113">
            <text:p>9.8</text:p>
          </table:table-cell>
          <table:table-cell office:value-type="float" office:value="0.75" table:style-name="ce78">
            <text:p>0.75</text:p>
          </table:table-cell>
          <table:table-cell table:number-columns-repeated="16235"/>
        </table:table-row>
        <table:table-row table:style-name="ro3">
          <table:table-cell office:value-type="float" office:value="2000" table:style-name="ce17">
            <text:p>2000</text:p>
          </table:table-cell>
          <table:table-cell office:value-type="float" office:value="40264000" table:style-name="ce11">
            <text:p>40264000</text:p>
          </table:table-cell>
          <table:table-cell office:value-type="float" office:value="15786797" table:style-name="ce7">
            <text:p>15786797</text:p>
          </table:table-cell>
          <table:table-cell office:value-type="float" office:value="20138439.421875" table:style-name="ce7">
            <text:p>20138439.42</text:p>
          </table:table-cell>
          <table:table-cell office:value-type="float" office:value="32954866" table:style-name="ce96">
            <text:p>32954866</text:p>
          </table:table-cell>
          <table:table-cell office:value-type="float" office:value="607184.5" table:formula="of:=[.C103]/26" table:style-name="ce30">
            <text:p>607185</text:p>
          </table:table-cell>
          <table:table-cell office:value-type="float" office:value="303592.25" table:formula="of:=[.F103]/2" table:style-name="ce30">
            <text:p>303592</text:p>
          </table:table-cell>
          <table:table-cell office:value-type="float" office:value="455388.375" table:formula="of:=[.G103]*1.5" table:style-name="ce8">
            <text:p>45538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12852" table:style-name="ce21">
            <text:p>612852</text:p>
          </table:table-cell>
          <table:table-cell office:value-type="float" office:value="408568" table:formula="of:=[.T103]/1.5" table:style-name="ce27">
            <text:p>408568</text:p>
          </table:table-cell>
          <table:table-cell office:value-type="float" office:value="42325628000" table:style-name="ce104">
            <text:p>4.2E+10</text:p>
          </table:table-cell>
          <table:table-cell office:value-type="float" office:value="69063.375823200375" table:formula="of:=[.V103]/[.T103]" table:style-name="ce30">
            <text:p>6906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2.073117984420676" table:formula="of:=([.W103]*100)/([.DU103]*(([.CA103]*([.BZ103]/([.BU103]+[.BZ103])))+([.BV103]*([.BU103]/([.BU103]+[.BZ103])))))" table:style-name="ce82">
            <text:p>72.07</text:p>
          </table:table-cell>
          <table:table-cell office:value-type="float" office:value="13.432082755404956" table:formula="of:=(([.V103]*100/[.V102])-100)-[.DX103]" table:style-name="ce32">
            <text:p>13.43</text:p>
          </table:table-cell>
          <table:table-cell office:value-type="float" office:value="5.7640000000000002" table:style-name="ce38">
            <text:p>5.7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" table:style-name="ce27">
            <text:p>23</text:p>
          </table:table-cell>
          <table:table-cell office:value-type="float" office:value="4.773083333333334" table:style-name="ce38">
            <text:p>4.77</text:p>
          </table:table-cell>
          <table:table-cell office:value-type="float" office:value="0.99091666666666622" table:formula="of:=[.AD103]-[.AH103]" table:style-name="ce88">
            <text:p>0.99</text:p>
          </table:table-cell>
          <table:table-cell office:value-type="float" office:value="0.9213583333333335" table:style-name="ce88">
            <text:p>0.92</text:p>
          </table:table-cell>
          <table:table-cell office:value-type="float" office:value="81218.75" table:formula="of:=[.DU103]*100" table:style-name="ce90">
            <text:p>81219</text:p>
          </table:table-cell>
          <table:table-cell office:value-type="float" office:value="74831.572135416674" table:formula="of:=([.DU103]*100)*[.AJ103]" table:style-name="ce90">
            <text:p>74832</text:p>
          </table:table-cell>
          <table:table-cell office:value-type="float" office:value="4910328000000" table:style-name="ce105">
            <text:p>4.91E+12</text:p>
          </table:table-cell>
          <table:table-cell office:value-type="float" office:value="4.2765611929800826" table:formula="of:=([.AM103]*100/[.AM102])-100" table:style-name="ce87">
            <text:p>4.28</text:p>
          </table:table-cell>
          <table:table-cell office:value-type="float" office:value="7.1959461242490361" table:formula="of:=AVERAGE([.$AN$84:.AN103])" table:style-name="ce87">
            <text:p>7.2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01.12833333333333" table:style-name="ce93">
            <text:p>301</text:p>
          </table:table-cell>
          <table:table-cell office:value-type="float" office:value="269.71473956286633" table:formula="of:=[.DU103]*100/[.AR103]" table:style-name="ce93">
            <text:p>270</text:p>
          </table:table-cell>
          <table:table-cell office:value-type="float" office:value="3.8651626898674039" table:style-name="ce120">
            <text:p>3.9</text:p>
          </table:table-cell>
          <table:table-cell office:value-type="float" office:value="410675000000" table:style-name="ce102">
            <text:p>4.11E+11</text:p>
          </table:table-cell>
          <table:table-cell office:value-type="float" office:value="12461.740854901367" table:formula="of:=[.AU103]/[.E103]" table:style-name="ce30">
            <text:p>12462</text:p>
          </table:table-cell>
          <table:table-cell office:value-type="float" office:value="11928.569784302468" table:formula="of:=[.AW102]*(1+([.DX103]/100))" table:style-name="ce93">
            <text:p>11929</text:p>
          </table:table-cell>
          <table:table-cell office:value-type="float" office:value="17357.798383695477" table:formula="of:=[.AV103]+(12*PMT([.AD103]/100/12;[.AG103]*12;([.AV103]*5)*-1))" table:style-name="ce93">
            <text:p>17358</text:p>
          </table:table-cell>
          <table:table-cell office:value-type="float" office:value="12222.084336183449" table:formula="of:=[.AY102]*(1+(([.DV103]-[.DV102])/100))" table:style-name="ce93">
            <text:p>12222</text:p>
          </table:table-cell>
          <table:table-cell office:value-type="float" office:value="15656.218225566889" table:formula="of:=(([.AY103]+([.AW103]-[.AV103])+([.AX103]-[.AV103]))-[.AV103])+[.$AV$102]" table:style-name="ce93">
            <text:p>15656</text:p>
          </table:table-cell>
          <table:table-cell office:value-type="float" office:value="100.04863034349397" table:formula="of:=[.AZ103]*[.$BA$102]/[.$AZ$102]" table:style-name="ce93">
            <text:p>100</text:p>
          </table:table-cell>
          <table:table-cell office:value-type="float" office:value="55.107034519971791" table:formula="of:=[.AV103]*[.$BB$102]/[.$AV$102]" table:style-name="ce93">
            <text:p>55</text:p>
          </table:table-cell>
          <table:table-cell office:value-type="float" office:value="1.4454654800282114" table:formula="of:=[.DV103]-[.BB103]" table:style-name="ce93">
            <text:p>1</text:p>
          </table:table-cell>
          <table:table-cell office:value-type="float" office:value="13812.675164640075" table:formula="of:=[.W103]/5" table:style-name="ce30">
            <text:p>13813</text:p>
          </table:table-cell>
          <table:table-cell office:value-type="float" office:value="9.7803958584145221" table:formula="of:=100-(([.AV103]*100)/[.BD103])" table:style-name="ce30">
            <text:p>1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3902" table:style-name="ce21">
            <text:p>143902</text:p>
          </table:table-cell>
          <table:table-cell office:value-type="float" office:value="89889" table:style-name="ce21">
            <text:p>89889</text:p>
          </table:table-cell>
          <table:table-cell office:value-type="float" office:value="51570" table:style-name="ce21">
            <text:p>51570</text:p>
          </table:table-cell>
          <table:table-cell office:value-type="float" office:value="2443" table:style-name="ce21">
            <text:p>2443</text:p>
          </table:table-cell>
          <table:table-cell office:value-type="float" office:value="466875" table:style-name="ce100">
            <text:p>466875</text:p>
          </table:table-cell>
          <table:table-cell office:value-type="float" office:value="121732" table:style-name="ce100">
            <text:p>121732</text:p>
          </table:table-cell>
          <table:table-cell office:value-type="float" office:value="6213" table:style-name="ce100">
            <text:p>6213</text:p>
          </table:table-cell>
          <table:table-cell office:value-type="float" office:value="165400" table:style-name="ce21">
            <text:p>165400</text:p>
          </table:table-cell>
          <table:table-cell office:value-type="float" office:value="146.04556760124009" table:style-name="ce5">
            <text:p>146</text:p>
          </table:table-cell>
          <table:table-cell office:value-type="float" office:value="8895954999.9999981" table:style-name="ce21">
            <text:p>8895955000</text:p>
          </table:table-cell>
          <table:table-cell office:value-type="float" office:value="53784.492140266011" table:formula="of:=[.BW103]/[.BU103]" table:style-name="ce64">
            <text:p>53784</text:p>
          </table:table-cell>
          <table:table-cell office:value-type="float" office:value="368.27199225325427" table:formula="of:=[.BX103]/[.BV103]" table:style-name="ce64">
            <text:p>368</text:p>
          </table:table-cell>
          <table:table-cell office:value-type="float" office:value="365833" table:style-name="ce21">
            <text:p>365833</text:p>
          </table:table-cell>
          <table:table-cell office:value-type="float" office:value="105.29489313462319" table:style-name="ce5">
            <text:p>105</text:p>
          </table:table-cell>
          <table:table-cell office:value-type="float" office:value="14670248899.999998" table:style-name="ce21">
            <text:p>14670248900</text:p>
          </table:table-cell>
          <table:table-cell office:value-type="float" office:value="40100.944693343677" table:formula="of:=[.CB103]/[.BZ103]" table:style-name="ce69">
            <text:p>40101</text:p>
          </table:table-cell>
          <table:table-cell office:value-type="float" office:value="380.84415587062915" table:formula="of:=[.CC103]/[.CA103]" table:style-name="ce69">
            <text:p>381</text:p>
          </table:table-cell>
          <table:table-cell office:value-type="float" office:value="2.16838871257568" table:formula="of:=[.DU103]/(([.CD103]+[.BY103])/2)" table:style-name="ce72">
            <text:p>2.17</text:p>
          </table:table-cell>
          <table:table-cell office:value-type="float" office:value="4.0789621460018139" table:formula="of:=(([.BY103]+[.CD103])*100/([.BY102]+[.CD102]))-100" table:style-name="ce71">
            <text:p>4.1</text:p>
          </table:table-cell>
          <table:table-cell office:value-type="string" table:style-name="ce151">
            <text:p>null</text:p>
          </table:table-cell>
          <table:table-cell office:value-type="float" office:value="20643668.369846933" table:style-name="ce27">
            <text:p>20643668</text:p>
          </table:table-cell>
          <table:table-cell office:value-type="float" office:value="420693.56921083108" table:formula="of:=[.CH103]-[.CH102]" table:style-name="ce27">
            <text:p>420694</text:p>
          </table:table-cell>
          <table:table-cell office:value-type="float" office:value="362940" table:style-name="ce93">
            <text:p>362940</text:p>
          </table:table-cell>
          <table:table-cell office:value-type="float" office:value="52318" table:style-name="ce93">
            <text:p>52318</text:p>
          </table:table-cell>
          <table:table-cell office:value-type="float" office:value="87.40108559016322" table:formula="of:=100-[.CM103]" table:style-name="ce93">
            <text:p>87</text:p>
          </table:table-cell>
          <table:table-cell office:value-type="float" office:value="12.598914409836777" table:formula="of:=([.CK103]*100)/([.CJ103]+[.CK103])" table:style-name="ce93">
            <text:p>13</text:p>
          </table:table-cell>
          <table:table-cell office:value-type="float" office:value="1.9504285419936025" table:formula="of:=([.B103]/[.CH103])" table:style-name="ce38">
            <text:p>1.95</text:p>
          </table:table-cell>
          <table:table-cell office:value-type="float" office:value="2.8999999999999995" table:formula="of:=[.CO102]-(([.$CO$94]-[.$CO$104])/10)" table:style-name="ce128">
            <text:p>2.90</text:p>
          </table:table-cell>
          <table:table-cell office:value-type="float" office:value="0.94957145800639697" table:formula="of:=([.CO103]-[.CN103])" table:style-name="ce88">
            <text:p>0.95</text:p>
          </table:table-cell>
          <table:table-cell office:value-type="float" office:value="2.0802753964644154" table:formula="of:=([.CH103]*100/[.CH102])-100" table:style-name="ce26">
            <text:p>2.1</text:p>
          </table:table-cell>
          <table:table-cell office:value-type="float" office:value="2.2301599176159281" table:formula="of:=AVERAGE([.$CQ$74:.CQ103])" table:style-name="ce87">
            <text:p>2.23</text:p>
          </table:table-cell>
          <table:table-cell office:value-type="float" office:value="337000" table:formula="of:=([.B103]-[.B102])" table:style-name="ce90">
            <text:p>337000</text:p>
          </table:table-cell>
          <table:table-cell office:value-type="float" office:value="0.84404037368196327" table:formula="of:=([.B103]*100/[.B102])-100" table:style-name="ce29">
            <text:p>0.84</text:p>
          </table:table-cell>
          <table:table-cell office:value-type="float" office:value="252193.56921083108" table:formula="of:=[.CI103]-([.CS103]/2)" table:style-name="ce8">
            <text:p>252194</text:p>
          </table:table-cell>
          <table:table-cell office:value-type="float" office:value="1722000" table:style-name="ce97">
            <text:p>1722000</text:p>
          </table:table-cell>
          <table:table-cell office:value-type="float" office:value="4.0932406055796342" table:formula="of:=[.CV103]/[.CI103]" table:style-name="ce118">
            <text:p>4.1</text:p>
          </table:table-cell>
          <table:table-cell office:value-type="float" office:value="4.2767732962447846" table:formula="of:=[.CV103]/[.B103]*100" table:style-name="ce118">
            <text:p>4.3</text:p>
          </table:table-cell>
          <table:table-cell office:value-type="float" office:value="38438.639999999999" table:style-name="ce8">
            <text:p>3843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12.1875" table:style-name="ce8">
            <text:p>812</text:p>
          </table:table-cell>
          <table:table-cell office:value-type="float" office:value="56.552500000000002" table:style-name="ce97">
            <text:p>57</text:p>
          </table:table-cell>
          <table:table-cell office:value-type="string" table:style-name="ce151">
            <text:p>null</text:p>
          </table:table-cell>
          <table:table-cell office:value-type="float" office:value="3.4299999999999997" table:style-name="ce29">
            <text:p>3.43</text:p>
          </table:table-cell>
          <table:table-cell office:value-type="float" office:value="171.33" table:formula="of:=[.DY102]+[.DX103]" table:style-name="ce26">
            <text:p>171.3</text:p>
          </table:table-cell>
          <table:table-cell office:value-type="float" office:value="391.14825000000002" table:formula="of:=(([.DU103]*[.DX103])/100)+[.DZ102]" table:style-name="ce26">
            <text:p>391.1</text:p>
          </table:table-cell>
          <table:table-cell office:value-type="float" office:value="421.03924999999998" table:formula="of:=[.DU103]-[.DZ103]" table:style-name="ce26">
            <text:p>421.0</text:p>
          </table:table-cell>
          <table:table-cell office:value-type="float" office:value="474.04861962294984" table:formula="of:=[.DU103]/[.DY103]*[.$DY$88]" table:style-name="ce26">
            <text:p>474.0</text:p>
          </table:table-cell>
          <table:table-cell office:value-type="float" office:value="338.13888037705016" table:formula="of:=[.DU103]-[.EB103]" table:style-name="ce26">
            <text:p>338.1</text:p>
          </table:table-cell>
          <table:table-cell office:value-type="float" office:value="1.6181666666666676" table:formula="of:=([.AH103]-[.AH102])" table:style-name="ce29">
            <text:p>1.62</text:p>
          </table:table-cell>
          <table:table-cell office:value-type="float" office:value="11.401628804114878" table:formula="of:=([.DU103]*100/[.DU102])-100" table:style-name="ce29">
            <text:p>11.40</text:p>
          </table:table-cell>
          <table:table-cell office:value-type="float" office:value="7.9716288041148786" table:formula="of:=[.EE103]-[.DX103]" table:style-name="ce29">
            <text:p>7.97</text:p>
          </table:table-cell>
          <table:table-cell office:value-type="string" table:style-name="ce151">
            <text:p>null</text:p>
          </table:table-cell>
          <table:table-cell office:value-type="float" office:value="4.62" table:style-name="ce29">
            <text:p>4.62</text:p>
          </table:table-cell>
          <table:table-cell office:value-type="float" office:value="13.87" table:style-name="ce26">
            <text:p>13.9</text:p>
          </table:table-cell>
          <table:table-cell office:value-type="float" office:value="15.401628804114878" table:formula="of:=[.EE103]+4" table:style-name="ce26">
            <text:p>15.4</text:p>
          </table:table-cell>
          <table:table-cell office:value-type="float" office:value="372.36" table:formula="of:=-0.06*(([.A103]-1963)^2)+8.5*([.A103]-1963)+140" table:style-name="ce26">
            <text:p>372.4</text:p>
          </table:table-cell>
          <table:table-cell office:value-type="float" office:value="422.36" table:formula="of:=[.EK103]+50" table:style-name="ce26">
            <text:p>422.4</text:p>
          </table:table-cell>
          <table:table-cell office:value-type="float" office:value="322.36" table:formula="of:=[.EK103]-50" table:style-name="ce26">
            <text:p>322.4</text:p>
          </table:table-cell>
          <table:table-cell office:value-type="float" office:value="472.36" table:formula="of:=[.EK103]+100" table:style-name="ce26">
            <text:p>472.4</text:p>
          </table:table-cell>
          <table:table-cell office:value-type="float" office:value="272.36" table:formula="of:=[.EK103]-100" table:style-name="ce26">
            <text:p>272.4</text:p>
          </table:table-cell>
          <table:table-cell office:value-type="float" office:value="344.27499999999998" table:formula="of:=-0.025*(([.A103]-1963)^2)+5.5*([.A103]-1963)+175" table:style-name="ce26">
            <text:p>344.3</text:p>
          </table:table-cell>
          <table:table-cell office:value-type="float" office:value="0.38630082373230712" table:formula="of:=1.46230769230769*0.264172052" table:style-name="ce78">
            <text:p>0.39</text:p>
          </table:table-cell>
          <table:table-cell office:value-type="float" office:value="31.033413175716163" table:formula="of:=([.EQ103]*100/[.EQ102])-100" table:style-name="ce113">
            <text:p>31.0</text:p>
          </table:table-cell>
          <table:table-cell office:value-type="float" office:value="0.76" table:style-name="ce78">
            <text:p>0.76</text:p>
          </table:table-cell>
          <table:table-cell table:number-columns-repeated="16235"/>
        </table:table-row>
        <table:table-row table:style-name="ro3">
          <table:table-cell office:value-type="float" office:value="2001" table:style-name="ce17">
            <text:p>2001</text:p>
          </table:table-cell>
          <table:table-cell office:value-type="float" office:value="40476000" table:style-name="ce11">
            <text:p>40476000</text:p>
          </table:table-cell>
          <table:table-cell office:value-type="float" office:value="16049762" table:style-name="ce7">
            <text:p>16049762</text:p>
          </table:table-cell>
          <table:table-cell office:value-type="float" office:value="20583404.03125" table:style-name="ce7">
            <text:p>20583404.03</text:p>
          </table:table-cell>
          <table:table-cell office:value-type="float" office:value="33263433" table:style-name="ce96">
            <text:p>33263433</text:p>
          </table:table-cell>
          <table:table-cell office:value-type="float" office:value="617298.5384615385" table:formula="of:=[.C104]/26" table:style-name="ce30">
            <text:p>617299</text:p>
          </table:table-cell>
          <table:table-cell office:value-type="float" office:value="308649.26923076925" table:formula="of:=[.F104]/2" table:style-name="ce30">
            <text:p>308649</text:p>
          </table:table-cell>
          <table:table-cell office:value-type="float" office:value="462973.90384615387" table:formula="of:=[.G104]*1.5" table:style-name="ce8">
            <text:p>46297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15703" table:style-name="ce21">
            <text:p>615703</text:p>
          </table:table-cell>
          <table:table-cell office:value-type="float" office:value="410468.66666666669" table:formula="of:=[.T104]/1.5" table:style-name="ce27">
            <text:p>410469</text:p>
          </table:table-cell>
          <table:table-cell office:value-type="float" office:value="46574600000" table:style-name="ce104">
            <text:p>4.7E+10</text:p>
          </table:table-cell>
          <table:table-cell office:value-type="float" office:value="75644.588381086331" table:formula="of:=[.V104]/[.T104]" table:style-name="ce30">
            <text:p>7564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1.988963873634205" table:formula="of:=([.W104]*100)/([.DU104]*(([.CA104]*([.BZ104]/([.BU104]+[.BZ104])))+([.BV104]*([.BU104]/([.BU104]+[.BZ104])))))" table:style-name="ce82">
            <text:p>71.99</text:p>
          </table:table-cell>
          <table:table-cell office:value-type="float" office:value="6.4487689463225486" table:formula="of:=(([.V104]*100/[.V103])-100)-[.DX104]" table:style-name="ce32">
            <text:p>6.45</text:p>
          </table:table-cell>
          <table:table-cell office:value-type="float" office:value="5.76" table:style-name="ce38">
            <text:p>5.7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" table:style-name="ce27">
            <text:p>23</text:p>
          </table:table-cell>
          <table:table-cell office:value-type="float" office:value="4.0766666666666671" table:style-name="ce38">
            <text:p>4.08</text:p>
          </table:table-cell>
          <table:table-cell office:value-type="float" office:value="1.6833333333333327" table:formula="of:=[.AD104]-[.AH104]" table:style-name="ce88">
            <text:p>1.68</text:p>
          </table:table-cell>
          <table:table-cell office:value-type="float" office:value="0.89243333333333341" table:style-name="ce88">
            <text:p>0.89</text:p>
          </table:table-cell>
          <table:table-cell office:value-type="float" office:value="89250" table:formula="of:=[.DU104]*100" table:style-name="ce90">
            <text:p>89250</text:p>
          </table:table-cell>
          <table:table-cell office:value-type="float" office:value="79649.675000000003" table:formula="of:=([.DU104]*100)*[.AJ104]" table:style-name="ce90">
            <text:p>79650</text:p>
          </table:table-cell>
          <table:table-cell office:value-type="float" office:value="5446737000000" table:style-name="ce105">
            <text:p>5.45E+12</text:p>
          </table:table-cell>
          <table:table-cell office:value-type="float" office:value="10.924097127523865" table:formula="of:=([.AM104]*100/[.AM103])-100" table:style-name="ce87">
            <text:p>10.92</text:p>
          </table:table-cell>
          <table:table-cell office:value-type="float" office:value="7.3734771244049799" table:formula="of:=AVERAGE([.$AN$84:.AN104])" table:style-name="ce87">
            <text:p>7.3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04.32833333333332" table:style-name="ce93">
            <text:p>304</text:p>
          </table:table-cell>
          <table:table-cell office:value-type="float" office:value="293.2687831673029" table:formula="of:=[.DU104]*100/[.AR104]" table:style-name="ce93">
            <text:p>293</text:p>
          </table:table-cell>
          <table:table-cell office:value-type="float" office:value="2.195762233317609" table:style-name="ce120">
            <text:p>2.2</text:p>
          </table:table-cell>
          <table:table-cell office:value-type="float" office:value="442044000000" table:style-name="ce102">
            <text:p>4.42E+11</text:p>
          </table:table-cell>
          <table:table-cell office:value-type="float" office:value="13289.187559203525" table:formula="of:=[.AU104]/[.E104]" table:style-name="ce30">
            <text:p>13289</text:p>
          </table:table-cell>
          <table:table-cell office:value-type="float" office:value="12356.805439558928" table:formula="of:=[.AW103]*(1+([.DX104]/100))" table:style-name="ce93">
            <text:p>12357</text:p>
          </table:table-cell>
          <table:table-cell office:value-type="float" office:value="18508.451621595988" table:formula="of:=[.AV104]+(12*PMT([.AD104]/100/12;[.AG104]*12;([.AV104]*5)*-1))" table:style-name="ce93">
            <text:p>18508</text:p>
          </table:table-cell>
          <table:table-cell office:value-type="float" office:value="13063.880394838085" table:formula="of:=[.AY103]*(1+(([.DV104]-[.DV103])/100))" table:style-name="ce93">
            <text:p>13064</text:p>
          </table:table-cell>
          <table:table-cell office:value-type="float" office:value="15594.563064472022" table:formula="of:=(([.AY104]+([.AW104]-[.AV104])+([.AX104]-[.AV104]))-[.AV104])+[.$AV$102]" table:style-name="ce93">
            <text:p>15595</text:p>
          </table:table-cell>
          <table:table-cell office:value-type="float" office:value="99.654632614778393" table:formula="of:=[.AZ104]*[.$BA$102]/[.$AZ$102]" table:style-name="ce93">
            <text:p>100</text:p>
          </table:table-cell>
          <table:table-cell office:value-type="float" office:value="58.766084618055132" table:formula="of:=[.AV104]*[.$BB$102]/[.$AV$102]" table:style-name="ce93">
            <text:p>59</text:p>
          </table:table-cell>
          <table:table-cell office:value-type="float" office:value="4.6739153819448731" table:formula="of:=[.DV104]-[.BB104]" table:style-name="ce93">
            <text:p>5</text:p>
          </table:table-cell>
          <table:table-cell office:value-type="float" office:value="15128.917676217266" table:formula="of:=[.W104]/5" table:style-name="ce30">
            <text:p>15129</text:p>
          </table:table-cell>
          <table:table-cell office:value-type="float" office:value="12.160355131721076" table:formula="of:=100-(([.AV104]*100)/[.BD104])" table:style-name="ce30">
            <text:p>1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40616" table:style-name="ce21">
            <text:p>140616</text:p>
          </table:table-cell>
          <table:table-cell office:value-type="float" office:value="82802" table:style-name="ce21">
            <text:p>82802</text:p>
          </table:table-cell>
          <table:table-cell office:value-type="float" office:value="55042" table:style-name="ce21">
            <text:p>55042</text:p>
          </table:table-cell>
          <table:table-cell office:value-type="float" office:value="2772" table:style-name="ce21">
            <text:p>2772</text:p>
          </table:table-cell>
          <table:table-cell office:value-type="float" office:value="441623" table:style-name="ce100">
            <text:p>441623</text:p>
          </table:table-cell>
          <table:table-cell office:value-type="float" office:value="110467" table:style-name="ce100">
            <text:p>110467</text:p>
          </table:table-cell>
          <table:table-cell office:value-type="float" office:value="9082" table:style-name="ce100">
            <text:p>9082</text:p>
          </table:table-cell>
          <table:table-cell office:value-type="float" office:value="144937" table:style-name="ce21">
            <text:p>144937</text:p>
          </table:table-cell>
          <table:table-cell office:value-type="float" office:value="150.93763104378507" table:style-name="ce5">
            <text:p>151</text:p>
          </table:table-cell>
          <table:table-cell office:value-type="float" office:value="8477207199.999999" table:style-name="ce21">
            <text:p>8477207200</text:p>
          </table:table-cell>
          <table:table-cell office:value-type="float" office:value="58488.910354153864" table:formula="of:=[.BW104]/[.BU104]" table:style-name="ce64">
            <text:p>58489</text:p>
          </table:table-cell>
          <table:table-cell office:value-type="float" office:value="387.50383154739575" table:formula="of:=[.BX104]/[.BV104]" table:style-name="ce64">
            <text:p>388</text:p>
          </table:table-cell>
          <table:table-cell office:value-type="float" office:value="354248" table:style-name="ce21">
            <text:p>354248</text:p>
          </table:table-cell>
          <table:table-cell office:value-type="float" office:value="104.14976299989212" table:style-name="ce5">
            <text:p>104</text:p>
          </table:table-cell>
          <table:table-cell office:value-type="float" office:value="14853672299.999998" table:style-name="ce21">
            <text:p>14853672300</text:p>
          </table:table-cell>
          <table:table-cell office:value-type="float" office:value="41930.15147580226" table:formula="of:=[.CB104]/[.BZ104]" table:style-name="ce69">
            <text:p>41930</text:p>
          </table:table-cell>
          <table:table-cell office:value-type="float" office:value="402.59478531742502" table:formula="of:=[.CC104]/[.CA104]" table:style-name="ce69">
            <text:p>403</text:p>
          </table:table-cell>
          <table:table-cell office:value-type="float" office:value="2.2592116501646764" table:formula="of:=[.DU104]/(([.CD104]+[.BY104])/2)" table:style-name="ce72">
            <text:p>2.26</text:p>
          </table:table-cell>
          <table:table-cell office:value-type="float" office:value="5.4707763066615911" table:formula="of:=(([.BY104]+[.CD104])*100/([.BY103]+[.CD103]))-100" table:style-name="ce71">
            <text:p>5.5</text:p>
          </table:table-cell>
          <table:table-cell office:value-type="string" table:style-name="ce151">
            <text:p>null</text:p>
          </table:table-cell>
          <table:table-cell office:value-type="float" office:value="21033759" table:style-name="ce21">
            <text:p>21033759</text:p>
          </table:table-cell>
          <table:table-cell office:value-type="float" office:value="390090.63015306741" table:formula="of:=[.CH104]-[.CH103]" table:style-name="ce30">
            <text:p>390091</text:p>
          </table:table-cell>
          <table:table-cell office:value-type="float" office:value="452252" table:style-name="ce93">
            <text:p>452252</text:p>
          </table:table-cell>
          <table:table-cell office:value-type="float" office:value="53413" table:style-name="ce93">
            <text:p>53413</text:p>
          </table:table-cell>
          <table:table-cell office:value-type="float" office:value="89.437077907310169" table:formula="of:=100-[.CM104]" table:style-name="ce93">
            <text:p>89</text:p>
          </table:table-cell>
          <table:table-cell office:value-type="float" office:value="10.562922092689824" table:formula="of:=([.CK104]*100)/([.CJ104]+[.CK104])" table:style-name="ce93">
            <text:p>11</text:p>
          </table:table-cell>
          <table:table-cell office:value-type="float" office:value="1.924335065358503" table:formula="of:=([.B104]/[.CH104])" table:style-name="ce38">
            <text:p>1.92</text:p>
          </table:table-cell>
          <table:table-cell office:value-type="float" office:value="2.86" table:style-name="ce88">
            <text:p>2.86</text:p>
          </table:table-cell>
          <table:table-cell office:value-type="float" office:value="0.93566493464149691" table:formula="of:=([.CO104]-[.CN104])" table:style-name="ce88">
            <text:p>0.94</text:p>
          </table:table-cell>
          <table:table-cell office:value-type="float" office:value="1.8896381358404852" table:formula="of:=([.CH104]*100/[.CH103])-100" table:style-name="ce26">
            <text:p>1.9</text:p>
          </table:table-cell>
          <table:table-cell office:value-type="float" office:value="2.2191753440102686" table:formula="of:=AVERAGE([.$CQ$74:.CQ104])" table:style-name="ce87">
            <text:p>2.22</text:p>
          </table:table-cell>
          <table:table-cell office:value-type="float" office:value="212000" table:formula="of:=([.B104]-[.B103])" table:style-name="ce90">
            <text:p>212000</text:p>
          </table:table-cell>
          <table:table-cell office:value-type="float" office:value="0.52652493542618117" table:formula="of:=([.B104]*100/[.B103])-100" table:style-name="ce29">
            <text:p>0.53</text:p>
          </table:table-cell>
          <table:table-cell office:value-type="float" office:value="284090.63015306741" table:formula="of:=[.CI104]-([.CS104]/2)" table:style-name="ce8">
            <text:p>284091</text:p>
          </table:table-cell>
          <table:table-cell office:value-type="float" office:value="1876000" table:style-name="ce97">
            <text:p>1876000</text:p>
          </table:table-cell>
          <table:table-cell office:value-type="float" office:value="4.809138838489603" table:formula="of:=[.CV104]/[.CI104]" table:style-name="ce118">
            <text:p>4.8</text:p>
          </table:table-cell>
          <table:table-cell office:value-type="float" office:value="4.6348453404486607" table:formula="of:=[.CV104]/[.B104]*100" table:style-name="ce118">
            <text:p>4.6</text:p>
          </table:table-cell>
          <table:table-cell office:value-type="float" office:value="42150.579999999994" table:style-name="ce8">
            <text:p>4215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92.5" table:style-name="ce8">
            <text:p>893</text:p>
          </table:table-cell>
          <table:table-cell office:value-type="float" office:value="63.440000000000005" table:style-name="ce97">
            <text:p>63</text:p>
          </table:table-cell>
          <table:table-cell office:value-type="string" table:style-name="ce151">
            <text:p>null</text:p>
          </table:table-cell>
          <table:table-cell office:value-type="float" office:value="3.5900000000000003" table:style-name="ce29">
            <text:p>3.59</text:p>
          </table:table-cell>
          <table:table-cell office:value-type="float" office:value="174.92000000000002" table:formula="of:=[.DY103]+[.DX104]" table:style-name="ce26">
            <text:p>174.9</text:p>
          </table:table-cell>
          <table:table-cell office:value-type="float" office:value="423.18900000000002" table:formula="of:=(([.DU104]*[.DX104])/100)+[.DZ103]" table:style-name="ce26">
            <text:p>423.2</text:p>
          </table:table-cell>
          <table:table-cell office:value-type="float" office:value="469.31099999999998" table:formula="of:=[.DU104]-[.DZ104]" table:style-name="ce26">
            <text:p>469.3</text:p>
          </table:table-cell>
          <table:table-cell office:value-type="float" office:value="510.23324948547906" table:formula="of:=[.DU104]/[.DY104]*[.$DY$88]" table:style-name="ce26">
            <text:p>510.2</text:p>
          </table:table-cell>
          <table:table-cell office:value-type="float" office:value="382.26675051452094" table:formula="of:=[.DU104]-[.EB104]" table:style-name="ce26">
            <text:p>382.3</text:p>
          </table:table-cell>
          <table:table-cell office:value-type="float" office:value="-0.69641666666666691" table:formula="of:=([.AH104]-[.AH103])" table:style-name="ce29">
            <text:p>-0.70</text:p>
          </table:table-cell>
          <table:table-cell office:value-type="float" office:value="9.8884186225471353" table:formula="of:=([.DU104]*100/[.DU103])-100" table:style-name="ce29">
            <text:p>9.89</text:p>
          </table:table-cell>
          <table:table-cell office:value-type="float" office:value="6.2984186225471355" table:formula="of:=[.EE104]-[.DX104]" table:style-name="ce29">
            <text:p>6.30</text:p>
          </table:table-cell>
          <table:table-cell office:value-type="string" table:style-name="ce151">
            <text:p>null</text:p>
          </table:table-cell>
          <table:table-cell office:value-type="float" office:value="0.47" table:style-name="ce29">
            <text:p>0.47</text:p>
          </table:table-cell>
          <table:table-cell office:value-type="float" office:value="10.55" table:style-name="ce26">
            <text:p>10.6</text:p>
          </table:table-cell>
          <table:table-cell office:value-type="float" office:value="13.888418622547135" table:formula="of:=[.EE104]+4" table:style-name="ce26">
            <text:p>13.9</text:p>
          </table:table-cell>
          <table:table-cell office:value-type="float" office:value="376.36" table:formula="of:=-0.06*(([.A104]-1963)^2)+8.5*([.A104]-1963)+140" table:style-name="ce26">
            <text:p>376.4</text:p>
          </table:table-cell>
          <table:table-cell office:value-type="float" office:value="426.36" table:formula="of:=[.EK104]+50" table:style-name="ce26">
            <text:p>426.4</text:p>
          </table:table-cell>
          <table:table-cell office:value-type="float" office:value="326.36" table:formula="of:=[.EK104]-50" table:style-name="ce26">
            <text:p>326.4</text:p>
          </table:table-cell>
          <table:table-cell office:value-type="float" office:value="476.36" table:formula="of:=[.EK104]+100" table:style-name="ce26">
            <text:p>476.4</text:p>
          </table:table-cell>
          <table:table-cell office:value-type="float" office:value="276.36" table:formula="of:=[.EK104]-100" table:style-name="ce26">
            <text:p>276.4</text:p>
          </table:table-cell>
          <table:table-cell office:value-type="float" office:value="347.9" table:formula="of:=-0.025*(([.A104]-1963)^2)+5.5*([.A104]-1963)+175" table:style-name="ce26">
            <text:p>347.9</text:p>
          </table:table-cell>
          <table:table-cell office:value-type="float" office:value="0.36556926056294459" table:formula="of:=1.38383018867925*0.264172052" table:style-name="ce78">
            <text:p>0.37</text:p>
          </table:table-cell>
          <table:table-cell office:value-type="float" office:value="-5.366688833086414" table:formula="of:=([.EQ104]*100/[.EQ103])-100" table:style-name="ce113">
            <text:p>-5.4</text:p>
          </table:table-cell>
          <table:table-cell office:value-type="float" office:value="0.72" table:style-name="ce78">
            <text:p>0.72</text:p>
          </table:table-cell>
          <table:table-cell table:number-columns-repeated="16235"/>
        </table:table-row>
        <table:table-row table:style-name="ro3">
          <table:table-cell office:value-type="float" office:value="2002" table:style-name="ce17">
            <text:p>2002</text:p>
          </table:table-cell>
          <table:table-cell office:value-type="float" office:value="41035000" table:style-name="ce11">
            <text:p>41035000</text:p>
          </table:table-cell>
          <table:table-cell office:value-type="float" office:value="16417960" table:style-name="ce7">
            <text:p>16417960</text:p>
          </table:table-cell>
          <table:table-cell office:value-type="float" office:value="20974128.361842997" table:style-name="ce7">
            <text:p>20974128.36</text:p>
          </table:table-cell>
          <table:table-cell office:value-type="float" office:value="33673695.183534995" table:style-name="ce96">
            <text:p>33673695.18</text:p>
          </table:table-cell>
          <table:table-cell office:value-type="float" office:value="631460" table:formula="of:=[.C105]/26" table:style-name="ce30">
            <text:p>631460</text:p>
          </table:table-cell>
          <table:table-cell office:value-type="float" office:value="315730" table:formula="of:=[.F105]/2" table:style-name="ce30">
            <text:p>315730</text:p>
          </table:table-cell>
          <table:table-cell office:value-type="float" office:value="473595" table:formula="of:=[.G105]*1.5" table:style-name="ce8">
            <text:p>47359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90230" table:style-name="ce21">
            <text:p>690230</text:p>
          </table:table-cell>
          <table:table-cell office:value-type="float" office:value="460153.33333333331" table:formula="of:=[.T105]/1.5" table:style-name="ce27">
            <text:p>460153</text:p>
          </table:table-cell>
          <table:table-cell office:value-type="float" office:value="58985647000" table:style-name="ce104">
            <text:p>5.9E+10</text:p>
          </table:table-cell>
          <table:table-cell office:value-type="float" office:value="85457.958941222489" table:formula="of:=[.V105]/[.T105]" table:style-name="ce30">
            <text:p>8545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1.951689548942923" table:formula="of:=([.W105]*100)/([.DU105]*(([.CA105]*([.BZ105]/([.BU105]+[.BZ105])))+([.BV105]*([.BU105]/([.BU105]+[.BZ105])))))" table:style-name="ce82">
            <text:p>71.95</text:p>
          </table:table-cell>
          <table:table-cell office:value-type="float" office:value="23.57767276584233" table:formula="of:=(([.V105]*100/[.V104])-100)-[.DX105]" table:style-name="ce32">
            <text:p>23.58</text:p>
          </table:table-cell>
          <table:table-cell office:value-type="float" office:value="4.7949999999999999" table:style-name="ce38">
            <text:p>4.8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23" table:style-name="ce119">
            <text:p>23</text:p>
          </table:table-cell>
          <table:table-cell office:value-type="float" office:value="3.4943" table:style-name="ce29">
            <text:p>3.49</text:p>
          </table:table-cell>
          <table:table-cell office:value-type="float" office:value="1.3007" table:formula="of:=[.AD105]-[.AH105]" table:style-name="ce88">
            <text:p>1.30</text:p>
          </table:table-cell>
          <table:table-cell office:value-type="float" office:value="0.95054166666666662" table:style-name="ce88">
            <text:p>0.95</text:p>
          </table:table-cell>
          <table:table-cell office:value-type="float" office:value="100875" table:formula="of:=[.DU105]*100" table:style-name="ce90">
            <text:p>100875</text:p>
          </table:table-cell>
          <table:table-cell office:value-type="float" office:value="95885.890625" table:formula="of:=([.DU105]*100)*[.AJ105]" table:style-name="ce90">
            <text:p>95886</text:p>
          </table:table-cell>
          <table:table-cell office:value-type="float" office:value="5807825000000" table:style-name="ce105">
            <text:p>5.81E+12</text:p>
          </table:table-cell>
          <table:table-cell office:value-type="float" office:value="6.6294370372573468" table:formula="of:=([.AM105]*100/[.AM104])-100" table:style-name="ce87">
            <text:p>6.63</text:p>
          </table:table-cell>
          <table:table-cell office:value-type="float" office:value="7.3396571204437233" table:formula="of:=AVERAGE([.$AN$84:.AN105])" table:style-name="ce87">
            <text:p>7.3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9.95666666666665" table:style-name="ce93">
            <text:p>330</text:p>
          </table:table-cell>
          <table:table-cell office:value-type="float" office:value="305.7219634901553" table:formula="of:=[.DU105]*100/[.AR105]" table:style-name="ce93">
            <text:p>306</text:p>
          </table:table-cell>
          <table:table-cell office:value-type="float" office:value="0.94035155658922065" table:style-name="ce120">
            <text:p>0.9</text:p>
          </table:table-cell>
          <table:table-cell office:value-type="float" office:value="467021000000" table:style-name="ce102">
            <text:p>4.67E+11</text:p>
          </table:table-cell>
          <table:table-cell office:value-type="float" office:value="13869.015486852581" table:formula="of:=[.AU105]/[.E105]" table:style-name="ce30">
            <text:p>13869</text:p>
          </table:table-cell>
          <table:table-cell office:value-type="float" office:value="12736.159366553386" table:formula="of:=[.AW104]*(1+([.DX105]/100))" table:style-name="ce93">
            <text:p>12736</text:p>
          </table:table-cell>
          <table:table-cell office:value-type="float" office:value="18851.582742719889" table:formula="of:=[.AV105]+(12*PMT([.AD105]/100/12;[.AG105]*12;([.AV105]*5)*-1))" table:style-name="ce93">
            <text:p>18852</text:p>
          </table:table-cell>
          <table:table-cell office:value-type="float" office:value="14164.185721093323" table:formula="of:=[.AY104]*(1+(([.DV105]-[.DV104])/100))" table:style-name="ce93">
            <text:p>14164</text:p>
          </table:table-cell>
          <table:table-cell office:value-type="float" office:value="15677.86965589845" table:formula="of:=(([.AY105]+([.AW105]-[.AV105])+([.AX105]-[.AV105]))-[.AV105])+[.$AV$102]" table:style-name="ce93">
            <text:p>15678</text:p>
          </table:table-cell>
          <table:table-cell office:value-type="float" office:value="100.1869904454318" table:formula="of:=[.AZ105]*[.$BA$102]/[.$AZ$102]" table:style-name="ce93">
            <text:p>100</text:p>
          </table:table-cell>
          <table:table-cell office:value-type="float" office:value="61.33014031433715" table:formula="of:=[.AV105]*[.$BB$102]/[.$AV$102]" table:style-name="ce93">
            <text:p>61</text:p>
          </table:table-cell>
          <table:table-cell office:value-type="float" office:value="10.532359685662861" table:formula="of:=[.DV105]-[.BB105]" table:style-name="ce93">
            <text:p>11</text:p>
          </table:table-cell>
          <table:table-cell office:value-type="float" office:value="17091.591788244499" table:formula="of:=[.W105]/5" table:style-name="ce30">
            <text:p>17092</text:p>
          </table:table-cell>
          <table:table-cell office:value-type="float" office:value="18.854746481883495" table:formula="of:=100-(([.AV105]*100)/[.BD105])" table:style-name="ce30">
            <text:p>1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6544" table:style-name="ce21">
            <text:p>136544</text:p>
          </table:table-cell>
          <table:table-cell office:value-type="float" office:value="82569" table:style-name="ce21">
            <text:p>82569</text:p>
          </table:table-cell>
          <table:table-cell office:value-type="float" office:value="50771" table:style-name="ce21">
            <text:p>50771</text:p>
          </table:table-cell>
          <table:table-cell office:value-type="float" office:value="3204" table:style-name="ce21">
            <text:p>3204</text:p>
          </table:table-cell>
          <table:table-cell office:value-type="float" office:value="461464" table:style-name="ce100">
            <text:p>461464</text:p>
          </table:table-cell>
          <table:table-cell office:value-type="float" office:value="103394" table:style-name="ce100">
            <text:p>103394</text:p>
          </table:table-cell>
          <table:table-cell office:value-type="float" office:value="10687" table:style-name="ce100">
            <text:p>10687</text:p>
          </table:table-cell>
          <table:table-cell office:value-type="float" office:value="145368" table:style-name="ce21">
            <text:p>145368</text:p>
          </table:table-cell>
          <table:table-cell office:value-type="float" office:value="154.80400172476095" table:style-name="ce5">
            <text:p>155</text:p>
          </table:table-cell>
          <table:table-cell office:value-type="float" office:value="9087576399.9999981" table:style-name="ce21">
            <text:p>9087576400</text:p>
          </table:table-cell>
          <table:table-cell office:value-type="float" office:value="62514.283748830538" table:formula="of:=[.BW105]/[.BU105]" table:style-name="ce64">
            <text:p>62514</text:p>
          </table:table-cell>
          <table:table-cell office:value-type="float" office:value="403.82860295808075" table:formula="of:=[.BX105]/[.BV105]" table:style-name="ce64">
            <text:p>404</text:p>
          </table:table-cell>
          <table:table-cell office:value-type="float" office:value="375292" table:style-name="ce21">
            <text:p>375292</text:p>
          </table:table-cell>
          <table:table-cell office:value-type="float" office:value="103.38487494805224" table:style-name="ce5">
            <text:p>103</text:p>
          </table:table-cell>
          <table:table-cell office:value-type="float" office:value="16380710700" table:style-name="ce21">
            <text:p>16380710700</text:p>
          </table:table-cell>
          <table:table-cell office:value-type="float" office:value="43647.908028948128" table:formula="of:=[.CB105]/[.BZ105]" table:style-name="ce69">
            <text:p>43648</text:p>
          </table:table-cell>
          <table:table-cell office:value-type="float" office:value="422.1885266184234" table:formula="of:=[.CC105]/[.CA105]" table:style-name="ce69">
            <text:p>422</text:p>
          </table:table-cell>
          <table:table-cell office:value-type="float" office:value="2.4424432953761679" table:formula="of:=[.DU105]/(([.CD105]+[.BY105])/2)" table:style-name="ce72">
            <text:p>2.44</text:p>
          </table:table-cell>
          <table:table-cell office:value-type="float" office:value="4.5460796848640541" table:formula="of:=(([.BY105]+[.CD105])*100/([.BY104]+[.CD104]))-100" table:style-name="ce71">
            <text:p>4.5</text:p>
          </table:table-cell>
          <table:table-cell office:value-type="string" table:style-name="ce151">
            <text:p>null</text:p>
          </table:table-cell>
          <table:table-cell office:value-type="float" office:value="21487307" table:style-name="ce8">
            <text:p>21487307</text:p>
          </table:table-cell>
          <table:table-cell office:value-type="float" office:value="453548" table:formula="of:=[.CH105]-[.CH104]" table:style-name="ce30">
            <text:p>453548</text:p>
          </table:table-cell>
          <table:table-cell office:value-type="float" office:value="480729" table:style-name="ce93">
            <text:p>480729</text:p>
          </table:table-cell>
          <table:table-cell office:value-type="float" office:value="37544" table:style-name="ce93">
            <text:p>37544</text:p>
          </table:table-cell>
          <table:table-cell office:value-type="float" office:value="92.755941366808614" table:formula="of:=100-[.CM105]" table:style-name="ce93">
            <text:p>93</text:p>
          </table:table-cell>
          <table:table-cell office:value-type="float" office:value="7.2440586331913872" table:formula="of:=([.CK105]*100)/([.CJ105]+[.CK105])" table:style-name="ce93">
            <text:p>7</text:p>
          </table:table-cell>
          <table:table-cell office:value-type="float" office:value="1.909732103701967" table:formula="of:=([.B105]/[.CH105])" table:style-name="ce38">
            <text:p>1.91</text:p>
          </table:table-cell>
          <table:table-cell office:value-type="float" office:value="2.86" table:style-name="ce88">
            <text:p>2.86</text:p>
          </table:table-cell>
          <table:table-cell office:value-type="float" office:value="0.95026789629803288" table:formula="of:=([.CO105]-[.CN105])" table:style-name="ce88">
            <text:p>0.95</text:p>
          </table:table-cell>
          <table:table-cell office:value-type="float" office:value="2.1562859971914605" table:formula="of:=([.CH105]*100/[.CH104])-100" table:style-name="ce26">
            <text:p>2.2</text:p>
          </table:table-cell>
          <table:table-cell office:value-type="float" office:value="2.2172100519221809" table:formula="of:=AVERAGE([.$CQ$74:.CQ105])" table:style-name="ce87">
            <text:p>2.22</text:p>
          </table:table-cell>
          <table:table-cell office:value-type="float" office:value="559000" table:formula="of:=([.B105]-[.B104])" table:style-name="ce90">
            <text:p>559000</text:p>
          </table:table-cell>
          <table:table-cell office:value-type="float" office:value="1.3810653226603478" table:formula="of:=([.B105]*100/[.B104])-100" table:style-name="ce29">
            <text:p>1.38</text:p>
          </table:table-cell>
          <table:table-cell office:value-type="float" office:value="174048" table:formula="of:=[.CI105]-([.CS105]/2)" table:style-name="ce8">
            <text:p>174048</text:p>
          </table:table-cell>
          <table:table-cell office:value-type="float" office:value="1981000" table:style-name="ce97">
            <text:p>1981000</text:p>
          </table:table-cell>
          <table:table-cell office:value-type="float" office:value="4.3677846666725459" table:formula="of:=[.CV105]/[.CI105]" table:style-name="ce118">
            <text:p>4.4</text:p>
          </table:table-cell>
          <table:table-cell office:value-type="float" office:value="4.8275862068965516" table:formula="of:=[.CV105]/[.B105]*100" table:style-name="ce118">
            <text:p>4.8</text:p>
          </table:table-cell>
          <table:table-cell office:value-type="float" office:value="44119.82" table:style-name="ce8">
            <text:p>4412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008.75" table:style-name="ce8">
            <text:p>1009</text:p>
          </table:table-cell>
          <table:table-cell office:value-type="float" office:value="71.862500000000011" table:style-name="ce97">
            <text:p>72</text:p>
          </table:table-cell>
          <table:table-cell office:value-type="string" table:style-name="ce151">
            <text:p>null</text:p>
          </table:table-cell>
          <table:table-cell office:value-type="float" office:value="3.0700000000000003" table:style-name="ce29">
            <text:p>3.07</text:p>
          </table:table-cell>
          <table:table-cell office:value-type="float" office:value="177.99" table:formula="of:=[.DY104]+[.DX105]" table:style-name="ce26">
            <text:p>178.0</text:p>
          </table:table-cell>
          <table:table-cell office:value-type="float" office:value="454.15762500000005" table:formula="of:=(([.DU105]*[.DX105])/100)+[.DZ104]" table:style-name="ce26">
            <text:p>454.2</text:p>
          </table:table-cell>
          <table:table-cell office:value-type="float" office:value="554.59237499999995" table:formula="of:=[.DU105]-[.DZ105]" table:style-name="ce26">
            <text:p>554.6</text:p>
          </table:table-cell>
          <table:table-cell office:value-type="float" office:value="566.74532277094215" table:formula="of:=[.DU105]/[.DY105]*[.$DY$88]" table:style-name="ce26">
            <text:p>566.7</text:p>
          </table:table-cell>
          <table:table-cell office:value-type="float" office:value="442.00467722905785" table:formula="of:=[.DU105]-[.EB105]" table:style-name="ce26">
            <text:p>442.0</text:p>
          </table:table-cell>
          <table:table-cell office:value-type="float" office:value="-0.58236666666666714" table:formula="of:=([.AH105]-[.AH104])" table:style-name="ce29">
            <text:p>-0.58</text:p>
          </table:table-cell>
          <table:table-cell office:value-type="float" office:value="13.025210084033617" table:formula="of:=([.DU105]*100/[.DU104])-100" table:style-name="ce29">
            <text:p>13.03</text:p>
          </table:table-cell>
          <table:table-cell office:value-type="float" office:value="9.9552100840336166" table:formula="of:=[.EE105]-[.DX105]" table:style-name="ce29">
            <text:p>9.96</text:p>
          </table:table-cell>
          <table:table-cell office:value-type="string" table:style-name="ce151">
            <text:p>null</text:p>
          </table:table-cell>
          <table:table-cell office:value-type="float" office:value="12.1" table:style-name="ce29">
            <text:p>12.10</text:p>
          </table:table-cell>
          <table:table-cell office:value-type="float" office:value="11.45" table:style-name="ce26">
            <text:p>11.5</text:p>
          </table:table-cell>
          <table:table-cell office:value-type="float" office:value="17.025210084033617" table:formula="of:=[.EE105]+4" table:style-name="ce26">
            <text:p>17.0</text:p>
          </table:table-cell>
          <table:table-cell office:value-type="float" office:value="380.24" table:formula="of:=-0.06*(([.A105]-1963)^2)+8.5*([.A105]-1963)+140" table:style-name="ce26">
            <text:p>380.2</text:p>
          </table:table-cell>
          <table:table-cell office:value-type="float" office:value="430.24" table:formula="of:=[.EK105]+50" table:style-name="ce26">
            <text:p>430.2</text:p>
          </table:table-cell>
          <table:table-cell office:value-type="float" office:value="330.24" table:formula="of:=[.EK105]-50" table:style-name="ce26">
            <text:p>330.2</text:p>
          </table:table-cell>
          <table:table-cell office:value-type="float" office:value="480.24" table:formula="of:=[.EK105]+100" table:style-name="ce26">
            <text:p>480.2</text:p>
          </table:table-cell>
          <table:table-cell office:value-type="float" office:value="280.24" table:formula="of:=[.EK105]-100" table:style-name="ce26">
            <text:p>280.2</text:p>
          </table:table-cell>
          <table:table-cell office:value-type="float" office:value="351.47500000000002" table:formula="of:=-0.025*(([.A105]-1963)^2)+5.5*([.A105]-1963)+175" table:style-name="ce26">
            <text:p>351.5</text:p>
          </table:table-cell>
          <table:table-cell office:value-type="float" office:value="0.34677154033592389" table:formula="of:=1.31267307692308*0.264172052" table:style-name="ce78">
            <text:p>0.35</text:p>
          </table:table-cell>
          <table:table-cell office:value-type="float" office:value="-5.1420407170104738" table:formula="of:=([.EQ105]*100/[.EQ104])-100" table:style-name="ce113">
            <text:p>-5.1</text:p>
          </table:table-cell>
          <table:table-cell office:value-type="float" office:value="0.77" table:style-name="ce78">
            <text:p>0.77</text:p>
          </table:table-cell>
          <table:table-cell table:number-columns-repeated="16235"/>
        </table:table-row>
        <table:table-row table:style-name="ro3">
          <table:table-cell office:value-type="float" office:value="2003" table:style-name="ce17">
            <text:p>2003</text:p>
          </table:table-cell>
          <table:table-cell office:value-type="float" office:value="41827000" table:style-name="ce11">
            <text:p>41827000</text:p>
          </table:table-cell>
          <table:table-cell office:value-type="float" office:value="16984055" table:style-name="ce8">
            <text:p>16984055</text:p>
          </table:table-cell>
          <table:table-cell office:value-type="float" office:value="21681084.844793003" table:style-name="ce8">
            <text:p>21681085</text:p>
          </table:table-cell>
          <table:table-cell office:value-type="float" office:value="34394751.119045995" table:style-name="ce97">
            <text:p>34394751</text:p>
          </table:table-cell>
          <table:table-cell office:value-type="float" office:value="653232.88461538462" table:formula="of:=[.C106]/26" table:style-name="ce30">
            <text:p>653233</text:p>
          </table:table-cell>
          <table:table-cell office:value-type="float" office:value="326616.44230769231" table:formula="of:=[.F106]/2" table:style-name="ce30">
            <text:p>326616</text:p>
          </table:table-cell>
          <table:table-cell office:value-type="float" office:value="489924.6634615385" table:formula="of:=[.G106]*1.5" table:style-name="ce8">
            <text:p>489925</text:p>
          </table:table-cell>
          <table:table-cell office:value-type="float" office:value="718536" table:style-name="ce8">
            <text:p>718536</text:p>
          </table:table-cell>
          <table:table-cell office:value-type="float" office:value="359268" table:formula="of:=[.I106]/2" table:style-name="ce8">
            <text:p>359268</text:p>
          </table:table-cell>
          <table:table-cell office:value-type="float" office:value="643990" table:style-name="ce8">
            <text:p>643990</text:p>
          </table:table-cell>
          <table:table-cell office:value-type="float" office:value="321995" table:formula="of:=[.K106]/2" table:style-name="ce8">
            <text:p>321995</text:p>
          </table:table-cell>
          <table:table-cell office:value-type="float" office:value="519454" table:style-name="ce8">
            <text:p>519454</text:p>
          </table:table-cell>
          <table:table-cell office:value-type="float" office:value="259727" table:formula="of:=[.M106]/2" table:style-name="ce8">
            <text:p>259727</text:p>
          </table:table-cell>
          <table:table-cell office:value-type="float" office:value="619193.03303763864" table:formula="of:=([.O107]*(([.T106]*100/[.T107])/100))" table:style-name="ce27">
            <text:p>619193</text:p>
          </table:table-cell>
          <table:table-cell office:value-type="float" office:value="116138.90786547" table:formula="of:=[.P107]*0.97" table:style-name="ce27">
            <text:p>11613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89439" table:style-name="ce21">
            <text:p>989439</text:p>
          </table:table-cell>
          <table:table-cell office:value-type="float" office:value="494719.5" table:formula="of:=[.T106]/2" table:style-name="ce27">
            <text:p>494720</text:p>
          </table:table-cell>
          <table:table-cell office:value-type="float" office:value="96175561000" table:style-name="ce104">
            <text:p>9.6E+10</text:p>
          </table:table-cell>
          <table:table-cell office:value-type="float" office:value="97202.112510220439" table:formula="of:=[.V106]/[.T106]" table:style-name="ce30">
            <text:p>9720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.5979491809622079" table:formula="of:=[.T106]/[.O106]" table:style-name="ce29">
            <text:p>1.60</text:p>
          </table:table-cell>
          <table:table-cell office:value-type="float" office:value="71.92526823141624" table:formula="of:=([.W106]*100)/([.DU106]*(([.CA106]*([.BZ106]/([.BU106]+[.BZ106])))+([.BV106]*([.BU106]/([.BU106]+[.BZ106])))))" table:style-name="ce82">
            <text:p>71.93</text:p>
          </table:table-cell>
          <table:table-cell office:value-type="float" office:value="60.009090569439728" table:formula="of:=(([.V106]*100/[.V105])-100)-[.DX106]" table:style-name="ce32">
            <text:p>60.01</text:p>
          </table:table-cell>
          <table:table-cell office:value-type="float" office:value="3.7130000000000001" table:style-name="ce32">
            <text:p>3.71</text:p>
          </table:table-cell>
          <table:table-cell office:value-type="float" office:value="2.9" table:style-name="ce32">
            <text:p>2.90</text:p>
          </table:table-cell>
          <table:table-cell office:value-type="float" office:value="97.1" table:formula="of:=100-[.AE106]" table:style-name="ce32">
            <text:p>97.10</text:p>
          </table:table-cell>
          <table:table-cell office:value-type="float" office:value="23" table:style-name="ce74">
            <text:p>23</text:p>
          </table:table-cell>
          <table:table-cell office:value-type="float" office:value="2.3030454545454542" table:style-name="ce32">
            <text:p>2.30</text:p>
          </table:table-cell>
          <table:table-cell office:value-type="float" office:value="1.4099545454545459" table:formula="of:=[.AD106]-[.AH106]" table:style-name="ce88">
            <text:p>1.41</text:p>
          </table:table-cell>
          <table:table-cell office:value-type="float" office:value="1.1417416666666667" table:style-name="ce89">
            <text:p>1.14</text:p>
          </table:table-cell>
          <table:table-cell office:value-type="float" office:value="116656.25" table:formula="of:=[.DU106]*100" table:style-name="ce90">
            <text:p>116656</text:p>
          </table:table-cell>
          <table:table-cell office:value-type="float" office:value="133191.30130208333" table:formula="of:=([.DU106]*100)*[.AJ106]" table:style-name="ce90">
            <text:p>133191</text:p>
          </table:table-cell>
          <table:table-cell office:value-type="float" office:value="6180922000000" table:style-name="ce105">
            <text:p>6.18E+12</text:p>
          </table:table-cell>
          <table:table-cell office:value-type="float" office:value="6.4240399805434976" table:formula="of:=([.AM106]*100/[.AM105])-100" table:style-name="ce87">
            <text:p>6.42</text:p>
          </table:table-cell>
          <table:table-cell office:value-type="float" office:value="7.2998476795784963" table:formula="of:=AVERAGE([.$AN$84:.AN106])" table:style-name="ce87">
            <text:p>7.3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2.245" table:style-name="ce92">
            <text:p>322</text:p>
          </table:table-cell>
          <table:table-cell office:value-type="float" office:value="362.01104749491844" table:formula="of:=[.DU106]*100/[.AR106]" table:style-name="ce93">
            <text:p>362</text:p>
          </table:table-cell>
          <table:table-cell office:value-type="float" office:value="0.68221001391268032" table:style-name="ce120">
            <text:p>0.7</text:p>
          </table:table-cell>
          <table:table-cell office:value-type="float" office:value="500247000000" table:style-name="ce102">
            <text:p>5.00E+11</text:p>
          </table:table-cell>
          <table:table-cell office:value-type="float" office:value="14544.283174736789" table:formula="of:=[.AU106]/[.E106]" table:style-name="ce30">
            <text:p>14544</text:p>
          </table:table-cell>
          <table:table-cell office:value-type="float" office:value="13123.338611296609" table:formula="of:=[.AW105]*(1+([.DX106]/100))" table:style-name="ce93">
            <text:p>13123</text:p>
          </table:table-cell>
          <table:table-cell office:value-type="float" office:value="19250.622130111911" table:formula="of:=[.AV106]+(12*PMT([.AD106]/100/12;[.AG106]*12;([.AV106]*5)*-1))" table:style-name="ce93">
            <text:p>19251</text:p>
          </table:table-cell>
          <table:table-cell office:value-type="float" office:value="15501.28485316453" table:formula="of:=[.AY105]*(1+(([.DV106]-[.DV105])/100))" table:style-name="ce93">
            <text:p>15501</text:p>
          </table:table-cell>
          <table:table-cell office:value-type="float" office:value="15775.384356452279" table:formula="of:=(([.AY106]+([.AW106]-[.AV106])+([.AX106]-[.AV106]))-[.AV106])+[.$AV$102]" table:style-name="ce93">
            <text:p>15775</text:p>
          </table:table-cell>
          <table:table-cell office:value-type="float" office:value="100.81014299020373" table:formula="of:=[.AZ106]*[.$BA$102]/[.$AZ$102]" table:style-name="ce93">
            <text:p>101</text:p>
          </table:table-cell>
          <table:table-cell office:value-type="float" office:value="64.316239946783014" table:formula="of:=[.AV106]*[.$BB$102]/[.$AV$102]" table:style-name="ce93">
            <text:p>64</text:p>
          </table:table-cell>
          <table:table-cell office:value-type="float" office:value="16.986260053216981" table:formula="of:=[.DV106]-[.BB106]" table:style-name="ce93">
            <text:p>17</text:p>
          </table:table-cell>
          <table:table-cell office:value-type="float" office:value="19440.422502044086" table:formula="of:=[.W106]/5" table:style-name="ce30">
            <text:p>19440</text:p>
          </table:table-cell>
          <table:table-cell office:value-type="float" office:value="25.185354519905559" table:formula="of:=100-(([.AV106]*100)/[.BD106])" table:style-name="ce30">
            <text:p>2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5.411265679837143" table:formula="of:=[.CH106]/[.O106]" table:style-name="ce97">
            <text:p>35</text:p>
          </table:table-cell>
          <table:table-cell office:value-type="float" office:value="152785" table:style-name="ce21">
            <text:p>152785</text:p>
          </table:table-cell>
          <table:table-cell office:value-type="float" office:value="94476" table:style-name="ce21">
            <text:p>94476</text:p>
          </table:table-cell>
          <table:table-cell office:value-type="float" office:value="54505" table:style-name="ce21">
            <text:p>54505</text:p>
          </table:table-cell>
          <table:table-cell office:value-type="float" office:value="3804" table:style-name="ce21">
            <text:p>3804</text:p>
          </table:table-cell>
          <table:table-cell office:value-type="float" office:value="560775" table:style-name="ce100">
            <text:p>560775</text:p>
          </table:table-cell>
          <table:table-cell office:value-type="float" office:value="118531" table:style-name="ce100">
            <text:p>118531</text:p>
          </table:table-cell>
          <table:table-cell office:value-type="float" office:value="10900" table:style-name="ce100">
            <text:p>10900</text:p>
          </table:table-cell>
          <table:table-cell office:value-type="float" office:value="183411" table:style-name="ce21">
            <text:p>183411</text:p>
          </table:table-cell>
          <table:table-cell office:value-type="float" office:value="151.72747698417351" table:style-name="ce5">
            <text:p>152</text:p>
          </table:table-cell>
          <table:table-cell office:value-type="float" office:value="11731425600" table:style-name="ce21">
            <text:p>11731425600</text:p>
          </table:table-cell>
          <table:table-cell office:value-type="float" office:value="63962.497342035102" table:formula="of:=[.BW106]/[.BU106]" table:style-name="ce64">
            <text:p>63962</text:p>
          </table:table-cell>
          <table:table-cell office:value-type="float" office:value="421.56172773311812" table:formula="of:=[.BX106]/[.BV106]" table:style-name="ce64">
            <text:p>422</text:p>
          </table:table-cell>
          <table:table-cell office:value-type="float" office:value="448260" table:style-name="ce21">
            <text:p>448260</text:p>
          </table:table-cell>
          <table:table-cell office:value-type="float" office:value="101.16659898776612" table:style-name="ce5">
            <text:p>101</text:p>
          </table:table-cell>
          <table:table-cell office:value-type="float" office:value="20112128800" table:style-name="ce21">
            <text:p>20112128800</text:p>
          </table:table-cell>
          <table:table-cell office:value-type="float" office:value="44867.105697586223" table:formula="of:=[.CB106]/[.BZ106]" table:style-name="ce69">
            <text:p>44867</text:p>
          </table:table-cell>
          <table:table-cell office:value-type="float" office:value="443.49722286316961" table:formula="of:=[.CC106]/[.CA106]" table:style-name="ce69">
            <text:p>443</text:p>
          </table:table-cell>
          <table:table-cell office:value-type="float" office:value="2.6970705272649567" table:formula="of:=[.DU106]/(([.CD106]+[.BY106])/2)" table:style-name="ce72">
            <text:p>2.70</text:p>
          </table:table-cell>
          <table:table-cell office:value-type="float" office:value="4.7265146958635285" table:formula="of:=(([.BY106]+[.CD106])*100/([.BY105]+[.CD105]))-100" table:style-name="ce71">
            <text:p>4.7</text:p>
          </table:table-cell>
          <table:table-cell office:value-type="string" table:style-name="ce151">
            <text:p>null</text:p>
          </table:table-cell>
          <table:table-cell office:value-type="float" office:value="21926409" table:style-name="ce8">
            <text:p>21926409</text:p>
          </table:table-cell>
          <table:table-cell office:value-type="float" office:value="439102" table:formula="of:=[.CH106]-[.CH105]" table:style-name="ce30">
            <text:p>439102</text:p>
          </table:table-cell>
          <table:table-cell office:value-type="float" office:value="462730" table:style-name="ce93">
            <text:p>462730</text:p>
          </table:table-cell>
          <table:table-cell office:value-type="float" office:value="40994" table:style-name="ce93">
            <text:p>40994</text:p>
          </table:table-cell>
          <table:table-cell office:value-type="float" office:value="91.861813215173385" table:formula="of:=100-[.CM106]" table:style-name="ce93">
            <text:p>92</text:p>
          </table:table-cell>
          <table:table-cell office:value-type="float" office:value="8.1381867848266118" table:formula="of:=([.CK106]*100)/([.CJ106]+[.CK106])" table:style-name="ce93">
            <text:p>8</text:p>
          </table:table-cell>
          <table:table-cell office:value-type="float" office:value="1.9076083092311193" table:formula="of:=([.B106]/[.CH106])" table:style-name="ce38">
            <text:p>1.91</text:p>
          </table:table-cell>
          <table:table-cell office:value-type="float" office:value="2.82" table:style-name="ce88">
            <text:p>2.82</text:p>
          </table:table-cell>
          <table:table-cell office:value-type="float" office:value="0.91239169076888049" table:formula="of:=([.CO106]-[.CN106])" table:style-name="ce88">
            <text:p>0.91</text:p>
          </table:table-cell>
          <table:table-cell office:value-type="float" office:value="2.0435413334951704" table:formula="of:=([.CH106]*100/[.CH105])-100" table:style-name="ce26">
            <text:p>2.0</text:p>
          </table:table-cell>
          <table:table-cell office:value-type="float" office:value="2.2119473634849989" table:formula="of:=AVERAGE([.$CQ$74:.CQ106])" table:style-name="ce87">
            <text:p>2.21</text:p>
          </table:table-cell>
          <table:table-cell office:value-type="float" office:value="792000" table:formula="of:=([.B106]-[.B105])" table:style-name="ce90">
            <text:p>792000</text:p>
          </table:table-cell>
          <table:table-cell office:value-type="float" office:value="1.9300597051297643" table:formula="of:=([.B106]*100/[.B105])-100" table:style-name="ce29">
            <text:p>1.93</text:p>
          </table:table-cell>
          <table:table-cell office:value-type="float" office:value="43102" table:formula="of:=[.CI106]-([.CS106]/2)" table:style-name="ce8">
            <text:p>43102</text:p>
          </table:table-cell>
          <table:table-cell office:value-type="float" office:value="2102000" table:style-name="ce97">
            <text:p>2102000</text:p>
          </table:table-cell>
          <table:table-cell office:value-type="float" office:value="4.7870426461277793" table:formula="of:=[.CV106]/[.CI106]" table:style-name="ce118">
            <text:p>4.8</text:p>
          </table:table-cell>
          <table:table-cell office:value-type="float" office:value="5.0254620221388091" table:formula="of:=[.CV106]/[.B106]*100" table:style-name="ce118">
            <text:p>5.0</text:p>
          </table:table-cell>
          <table:table-cell office:value-type="float" office:value="46223.24" table:style-name="ce8">
            <text:p>4622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66.5625" table:style-name="ce8">
            <text:p>1167</text:p>
          </table:table-cell>
          <table:table-cell office:value-type="float" office:value="81.302499999999995" table:style-name="ce97">
            <text:p>81</text:p>
          </table:table-cell>
          <table:table-cell office:value-type="string" table:style-name="ce151">
            <text:p>null</text:p>
          </table:table-cell>
          <table:table-cell office:value-type="float" office:value="3.04" table:style-name="ce29">
            <text:p>3.04</text:p>
          </table:table-cell>
          <table:table-cell office:value-type="float" office:value="181.03" table:formula="of:=[.DY105]+[.DX106]" table:style-name="ce26">
            <text:p>181.0</text:p>
          </table:table-cell>
          <table:table-cell office:value-type="float" office:value="489.62112500000006" table:formula="of:=(([.DU106]*[.DX106])/100)+[.DZ105]" table:style-name="ce26">
            <text:p>489.6</text:p>
          </table:table-cell>
          <table:table-cell office:value-type="float" office:value="676.94137499999988" table:formula="of:=[.DU106]-[.DZ106]" table:style-name="ce26">
            <text:p>676.9</text:p>
          </table:table-cell>
          <table:table-cell office:value-type="float" office:value="644.40286140418721" table:formula="of:=[.DU106]/[.DY106]*[.$DY$88]" table:style-name="ce26">
            <text:p>644.4</text:p>
          </table:table-cell>
          <table:table-cell office:value-type="float" office:value="522.15963859581279" table:formula="of:=[.DU106]-[.EB106]" table:style-name="ce26">
            <text:p>522.2</text:p>
          </table:table-cell>
          <table:table-cell office:value-type="float" office:value="-1.1912545454545458" table:formula="of:=([.AH106]-[.AH105])" table:style-name="ce29">
            <text:p>-1.19</text:p>
          </table:table-cell>
          <table:table-cell office:value-type="float" office:value="15.644361833952914" table:formula="of:=([.DU106]*100/[.DU105])-100" table:style-name="ce29">
            <text:p>15.64</text:p>
          </table:table-cell>
          <table:table-cell office:value-type="float" office:value="12.604361833952915" table:formula="of:=[.EE106]-[.DX106]" table:style-name="ce29">
            <text:p>12.60</text:p>
          </table:table-cell>
          <table:table-cell office:value-type="string" table:style-name="ce151">
            <text:p>null</text:p>
          </table:table-cell>
          <table:table-cell office:value-type="float" office:value="14.45" table:style-name="ce29">
            <text:p>14.45</text:p>
          </table:table-cell>
          <table:table-cell office:value-type="float" office:value="11.49" table:style-name="ce26">
            <text:p>11.5</text:p>
          </table:table-cell>
          <table:table-cell office:value-type="float" office:value="19.644361833952914" table:formula="of:=[.EE106]+4" table:style-name="ce26">
            <text:p>19.6</text:p>
          </table:table-cell>
          <table:table-cell office:value-type="float" office:value="384" table:formula="of:=-0.06*(([.A106]-1963)^2)+8.5*([.A106]-1963)+140" table:style-name="ce26">
            <text:p>384.0</text:p>
          </table:table-cell>
          <table:table-cell office:value-type="float" office:value="434" table:formula="of:=[.EK106]+50" table:style-name="ce26">
            <text:p>434.0</text:p>
          </table:table-cell>
          <table:table-cell office:value-type="float" office:value="334" table:formula="of:=[.EK106]-50" table:style-name="ce26">
            <text:p>334.0</text:p>
          </table:table-cell>
          <table:table-cell office:value-type="float" office:value="484" table:formula="of:=[.EK106]+100" table:style-name="ce26">
            <text:p>484.0</text:p>
          </table:table-cell>
          <table:table-cell office:value-type="float" office:value="284" table:formula="of:=[.EK106]-100" table:style-name="ce26">
            <text:p>284.0</text:p>
          </table:table-cell>
          <table:table-cell office:value-type="float" office:value="355" table:formula="of:=-0.025*(([.A106]-1963)^2)+5.5*([.A106]-1963)+175" table:style-name="ce26">
            <text:p>355.0</text:p>
          </table:table-cell>
          <table:table-cell office:value-type="float" office:value="0.40043402851430704" table:formula="of:=1.51580769230769*0.264172052" table:style-name="ce78">
            <text:p>0.40</text:p>
          </table:table-cell>
          <table:table-cell office:value-type="float" office:value="15.474882433085298" table:formula="of:=([.EQ106]*100/[.EQ105])-100" table:style-name="ce113">
            <text:p>15.5</text:p>
          </table:table-cell>
          <table:table-cell office:value-type="float" office:value="0.91910204166666676" table:style-name="ce78">
            <text:p>0.92</text:p>
          </table:table-cell>
          <table:table-cell table:number-columns-repeated="16235"/>
        </table:table-row>
        <table:table-row table:style-name="ro3">
          <table:table-cell office:value-type="float" office:value="2004" table:style-name="ce17">
            <text:p>2004</text:p>
          </table:table-cell>
          <table:table-cell office:value-type="float" office:value="42547000" table:style-name="ce11">
            <text:p>42547000</text:p>
          </table:table-cell>
          <table:table-cell office:value-type="float" office:value="17468532" table:style-name="ce8">
            <text:p>17468532</text:p>
          </table:table-cell>
          <table:table-cell office:value-type="float" office:value="22312466.315581996" table:style-name="ce8">
            <text:p>22312466</text:p>
          </table:table-cell>
          <table:table-cell office:value-type="float" office:value="35021216.215986006" table:style-name="ce97">
            <text:p>35021216</text:p>
          </table:table-cell>
          <table:table-cell office:value-type="float" office:value="671866.61538461538" table:formula="of:=[.C107]/26" table:style-name="ce30">
            <text:p>671867</text:p>
          </table:table-cell>
          <table:table-cell office:value-type="float" office:value="335933.30769230769" table:formula="of:=[.F107]/2" table:style-name="ce30">
            <text:p>335933</text:p>
          </table:table-cell>
          <table:table-cell office:value-type="float" office:value="503899.9615384615" table:formula="of:=[.G107]*1.5" table:style-name="ce8">
            <text:p>503900</text:p>
          </table:table-cell>
          <table:table-cell office:value-type="float" office:value="736869" table:style-name="ce8">
            <text:p>736869</text:p>
          </table:table-cell>
          <table:table-cell office:value-type="float" office:value="368434.5" table:formula="of:=[.I107]/2" table:style-name="ce8">
            <text:p>368435</text:p>
          </table:table-cell>
          <table:table-cell office:value-type="float" office:value="674206" table:style-name="ce8">
            <text:p>674206</text:p>
          </table:table-cell>
          <table:table-cell office:value-type="float" office:value="337103" table:formula="of:=[.K107]/2" table:style-name="ce8">
            <text:p>337103</text:p>
          </table:table-cell>
          <table:table-cell office:value-type="float" office:value="523975" table:style-name="ce8">
            <text:p>523975</text:p>
          </table:table-cell>
          <table:table-cell office:value-type="float" office:value="261987.5" table:formula="of:=[.M107]/2" table:style-name="ce8">
            <text:p>261988</text:p>
          </table:table-cell>
          <table:table-cell office:value-type="float" office:value="693178.48977713939" table:formula="of:=([.O108]*(([.T107]*100/[.T108])/100))" table:style-name="ce27">
            <text:p>693178</text:p>
          </table:table-cell>
          <table:table-cell office:value-type="float" office:value="119730.832851" table:formula="of:=[.P108]*0.97" table:style-name="ce27">
            <text:p>11973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107664" table:style-name="ce21">
            <text:p>1107664</text:p>
          </table:table-cell>
          <table:table-cell office:value-type="float" office:value="553832" table:formula="of:=[.T107]/2" table:style-name="ce27">
            <text:p>553832</text:p>
          </table:table-cell>
          <table:table-cell office:value-type="float" office:value="122147451000" table:style-name="ce104">
            <text:p>1.2E+11</text:p>
          </table:table-cell>
          <table:table-cell office:value-type="float" office:value="110274.82250935302" table:formula="of:=[.V107]/[.T107]" table:style-name="ce30">
            <text:p>110275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.5979491809622077" table:formula="of:=[.T107]/[.O107]" table:style-name="ce29">
            <text:p>1.60</text:p>
          </table:table-cell>
          <table:table-cell office:value-type="float" office:value="69.044245349399446" table:formula="of:=([.W107]*100)/([.DU107]*(([.CA107]*([.BZ107]/([.BU107]+[.BZ107])))+([.BV107]*([.BU107]/([.BU107]+[.BZ107])))))" table:style-name="ce82">
            <text:p>69.04</text:p>
          </table:table-cell>
          <table:table-cell office:value-type="float" office:value="23.964667017226965" table:formula="of:=(([.V107]*100/[.V106])-100)-[.DX107]" table:style-name="ce32">
            <text:p>23.96</text:p>
          </table:table-cell>
          <table:table-cell office:value-type="float" office:value="3.3559999999999999" table:style-name="ce32">
            <text:p>3.36</text:p>
          </table:table-cell>
          <table:table-cell office:value-type="float" office:value="2.9" table:style-name="ce32">
            <text:p>2.90</text:p>
          </table:table-cell>
          <table:table-cell office:value-type="float" office:value="97.1" table:formula="of:=100-[.AE107]" table:style-name="ce32">
            <text:p>97.10</text:p>
          </table:table-cell>
          <table:table-cell office:value-type="float" office:value="24" table:style-name="ce74">
            <text:p>24</text:p>
          </table:table-cell>
          <table:table-cell office:value-type="float" office:value="2.2788909090909093" table:style-name="ce32">
            <text:p>2.28</text:p>
          </table:table-cell>
          <table:table-cell office:value-type="float" office:value="1.0771090909090906" table:formula="of:=[.AD107]-[.AH107]" table:style-name="ce88">
            <text:p>1.08</text:p>
          </table:table-cell>
          <table:table-cell office:value-type="float" office:value="1.2492083333333335" table:style-name="ce89">
            <text:p>1.25</text:p>
          </table:table-cell>
          <table:table-cell office:value-type="float" office:value="135531.25" table:formula="of:=[.DU107]*100" table:style-name="ce90">
            <text:p>135531</text:p>
          </table:table-cell>
          <table:table-cell office:value-type="float" office:value="169306.76692708334" table:formula="of:=([.DU107]*100)*[.AJ107]" table:style-name="ce90">
            <text:p>169307</text:p>
          </table:table-cell>
          <table:table-cell office:value-type="float" office:value="6568176000000" table:style-name="ce105">
            <text:p>6.57E+12</text:p>
          </table:table-cell>
          <table:table-cell office:value-type="float" office:value="6.2653112270305371" table:formula="of:=([.AM107]*100/[.AM106])-100" table:style-name="ce87">
            <text:p>6.27</text:p>
          </table:table-cell>
          <table:table-cell office:value-type="float" office:value="7.2567419940556652" table:formula="of:=AVERAGE([.$AN$84:.AN107])" table:style-name="ce87">
            <text:p>7.2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28.96749999999997" table:style-name="ce92">
            <text:p>329</text:p>
          </table:table-cell>
          <table:table-cell office:value-type="float" office:value="411.98978622508304" table:formula="of:=[.DU107]*100/[.AR107]" table:style-name="ce93">
            <text:p>412</text:p>
          </table:table-cell>
          <table:table-cell office:value-type="float" office:value="2.2939324924064977" table:style-name="ce120">
            <text:p>2.3</text:p>
          </table:table-cell>
          <table:table-cell office:value-type="float" office:value="527648000000" table:style-name="ce102">
            <text:p>5.28E+11</text:p>
          </table:table-cell>
          <table:table-cell office:value-type="float" office:value="15066.52415341151" table:formula="of:=[.AU107]/[.E107]" table:style-name="ce30">
            <text:p>15067</text:p>
          </table:table-cell>
          <table:table-cell office:value-type="float" office:value="13522.288105080026" table:formula="of:=[.AW106]*(1+([.DX107]/100))" table:style-name="ce93">
            <text:p>13522</text:p>
          </table:table-cell>
          <table:table-cell office:value-type="float" office:value="19641.505934960056" table:formula="of:=[.AV107]+(12*PMT([.AD107]/100/12;[.AG107]*12;([.AV107]*5)*-1))" table:style-name="ce93">
            <text:p>19642</text:p>
          </table:table-cell>
          <table:table-cell office:value-type="float" office:value="17154.109350633196" table:formula="of:=[.AY106]*(1+(([.DV107]-[.DV106])/100))" table:style-name="ce93">
            <text:p>17154</text:p>
          </table:table-cell>
          <table:table-cell office:value-type="float" office:value="16651.31921652834" table:formula="of:=(([.AY107]+([.AW107]-[.AV107])+([.AX107]-[.AV107]))-[.AV107])+[.$AV$102]" table:style-name="ce93">
            <text:p>16651</text:p>
          </table:table-cell>
          <table:table-cell office:value-type="float" office:value="106.40766863516558" table:formula="of:=[.AZ107]*[.$BA$102]/[.$AZ$102]" table:style-name="ce93">
            <text:p>106</text:p>
          </table:table-cell>
          <table:table-cell office:value-type="float" office:value="66.625640533319242" table:formula="of:=[.AV107]*[.$BB$102]/[.$AV$102]" table:style-name="ce93">
            <text:p>67</text:p>
          </table:table-cell>
          <table:table-cell office:value-type="float" office:value="25.339359466680747" table:formula="of:=[.DV107]-[.BB107]" table:style-name="ce93">
            <text:p>25</text:p>
          </table:table-cell>
          <table:table-cell office:value-type="float" office:value="22054.964501870603" table:formula="of:=[.W107]/5" table:style-name="ce30">
            <text:p>22055</text:p>
          </table:table-cell>
          <table:table-cell office:value-type="float" office:value="31.68647289305936" table:formula="of:=100-(([.AV107]*100)/[.BD107])" table:style-name="ce30">
            <text:p>32</text:p>
          </table:table-cell>
          <table:table-cell office:value-type="float" office:value="227" table:style-name="ce8">
            <text:p>227</text:p>
          </table:table-cell>
          <table:table-cell office:value-type="float" office:value="86898" table:style-name="ce21">
            <text:p>86898</text:p>
          </table:table-cell>
          <table:table-cell office:value-type="float" office:value="61681" table:style-name="ce97">
            <text:p>61681</text:p>
          </table:table-cell>
          <table:table-cell office:value-type="float" office:value="55157.5" table:style-name="ce97">
            <text:p>55158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5.593404571267179" table:formula="of:=[.BJ109]/((([.BH107]+[.BI107])*1000)/1000000)" table:style-name="ce97">
            <text:p>36</text:p>
          </table:table-cell>
          <table:table-cell office:value-type="float" office:value="32.340804469001185" table:formula="of:=[.CH107]/[.O107]" table:style-name="ce97">
            <text:p>32</text:p>
          </table:table-cell>
          <table:table-cell office:value-type="float" office:value="166437" table:style-name="ce21">
            <text:p>166437</text:p>
          </table:table-cell>
          <table:table-cell office:value-type="float" office:value="102121" table:style-name="ce21">
            <text:p>102121</text:p>
          </table:table-cell>
          <table:table-cell office:value-type="float" office:value="59594" table:style-name="ce21">
            <text:p>59594</text:p>
          </table:table-cell>
          <table:table-cell office:value-type="float" office:value="4722" table:style-name="ce21">
            <text:p>4722</text:p>
          </table:table-cell>
          <table:table-cell office:value-type="float" office:value="609752" table:style-name="ce100">
            <text:p>609752</text:p>
          </table:table-cell>
          <table:table-cell office:value-type="float" office:value="121961" table:style-name="ce100">
            <text:p>121961</text:p>
          </table:table-cell>
          <table:table-cell office:value-type="float" office:value="7945" table:style-name="ce100">
            <text:p>7945</text:p>
          </table:table-cell>
          <table:table-cell office:value-type="float" office:value="186728" table:style-name="ce21">
            <text:p>186728</text:p>
          </table:table-cell>
          <table:table-cell office:value-type="float" office:value="158.916614292796" table:style-name="ce5">
            <text:p>159</text:p>
          </table:table-cell>
          <table:table-cell office:value-type="float" office:value="13060840900" table:style-name="ce21">
            <text:p>13060840900</text:p>
          </table:table-cell>
          <table:table-cell office:value-type="float" office:value="69945.808341544922" table:formula="of:=[.BW107]/[.BU107]" table:style-name="ce64">
            <text:p>69946</text:p>
          </table:table-cell>
          <table:table-cell office:value-type="float" office:value="440.14157143238168" table:formula="of:=[.BX107]/[.BV107]" table:style-name="ce64">
            <text:p>440</text:p>
          </table:table-cell>
          <table:table-cell office:value-type="float" office:value="498250" table:style-name="ce21">
            <text:p>498250</text:p>
          </table:table-cell>
          <table:table-cell office:value-type="float" office:value="102.45204288804246" table:style-name="ce5">
            <text:p>102</text:p>
          </table:table-cell>
          <table:table-cell office:value-type="float" office:value="23448077600" table:style-name="ce21">
            <text:p>23448077600</text:p>
          </table:table-cell>
          <table:table-cell office:value-type="float" office:value="47060.868238835923" table:formula="of:=[.CB107]/[.BZ107]" table:style-name="ce69">
            <text:p>47061</text:p>
          </table:table-cell>
          <table:table-cell office:value-type="float" office:value="459.34533770364249" table:formula="of:=[.CC107]/[.CA107]" table:style-name="ce69">
            <text:p>459</text:p>
          </table:table-cell>
          <table:table-cell office:value-type="float" office:value="3.0135235682347075" table:formula="of:=[.DU107]/(([.CD107]+[.BY107])/2)" table:style-name="ce72">
            <text:p>3.01</text:p>
          </table:table-cell>
          <table:table-cell office:value-type="float" office:value="3.9798395838809739" table:formula="of:=(([.BY107]+[.CD107])*100/([.BY106]+[.CD106]))-100" table:style-name="ce71">
            <text:p>4.0</text:p>
          </table:table-cell>
          <table:table-cell office:value-type="string" table:style-name="ce151">
            <text:p>null</text:p>
          </table:table-cell>
          <table:table-cell office:value-type="float" office:value="22417950" table:style-name="ce8">
            <text:p>22417950</text:p>
          </table:table-cell>
          <table:table-cell office:value-type="float" office:value="491541" table:formula="of:=[.CH107]-[.CH106]" table:style-name="ce30">
            <text:p>491541</text:p>
          </table:table-cell>
          <table:table-cell office:value-type="float" office:value="509293" table:style-name="ce93">
            <text:p>509293</text:p>
          </table:table-cell>
          <table:table-cell office:value-type="float" office:value="54630" table:style-name="ce93">
            <text:p>54630</text:p>
          </table:table-cell>
          <table:table-cell office:value-type="float" office:value="90.312507203997711" table:formula="of:=100-[.CM107]" table:style-name="ce93">
            <text:p>90</text:p>
          </table:table-cell>
          <table:table-cell office:value-type="float" office:value="9.6874927960022905" table:formula="of:=([.CK107]*100)/([.CJ107]+[.CK107])" table:style-name="ce93">
            <text:p>10</text:p>
          </table:table-cell>
          <table:table-cell office:value-type="float" office:value="1.8978987820028148" table:formula="of:=([.B107]/[.CH107])" table:style-name="ce38">
            <text:p>1.90</text:p>
          </table:table-cell>
          <table:table-cell office:value-type="float" office:value="2.79" table:style-name="ce88">
            <text:p>2.79</text:p>
          </table:table-cell>
          <table:table-cell office:value-type="float" office:value="0.89210121799718523" table:formula="of:=([.CO107]-[.CN107])" table:style-name="ce88">
            <text:p>0.89</text:p>
          </table:table-cell>
          <table:table-cell office:value-type="float" office:value="2.241776115733316" table:formula="of:=([.CH107]*100/[.CH106])-100" table:style-name="ce26">
            <text:p>2.2</text:p>
          </table:table-cell>
          <table:table-cell office:value-type="float" office:value="2.2128246797275963" table:formula="of:=AVERAGE([.$CQ$74:.CQ107])" table:style-name="ce87">
            <text:p>2.21</text:p>
          </table:table-cell>
          <table:table-cell office:value-type="float" office:value="720000" table:formula="of:=([.B107]-[.B106])" table:style-name="ce90">
            <text:p>720000</text:p>
          </table:table-cell>
          <table:table-cell office:value-type="float" office:value="1.7213761445955953" table:formula="of:=([.B107]*100/[.B106])-100" table:style-name="ce29">
            <text:p>1.72</text:p>
          </table:table-cell>
          <table:table-cell office:value-type="float" office:value="131541" table:formula="of:=[.CI107]-([.CS107]/2)" table:style-name="ce8">
            <text:p>131541</text:p>
          </table:table-cell>
          <table:table-cell office:value-type="float" office:value="2253000" table:style-name="ce97">
            <text:p>2253000</text:p>
          </table:table-cell>
          <table:table-cell office:value-type="float" office:value="4.5835444042307767" table:formula="of:=[.CV107]/[.CI107]" table:style-name="ce118">
            <text:p>4.6</text:p>
          </table:table-cell>
          <table:table-cell office:value-type="float" office:value="5.2953204691282583" table:formula="of:=[.CV107]/[.B107]*100" table:style-name="ce118">
            <text:p>5.3</text:p>
          </table:table-cell>
          <table:table-cell office:value-type="float" office:value="48003.11" table:style-name="ce8">
            <text:p>48003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9.5" table:style-name="ce21">
            <text:p>79.5</text:p>
          </table:table-cell>
          <table:table-cell office:value-type="float" office:value="13.9" table:style-name="ce21">
            <text:p>13.9</text:p>
          </table:table-cell>
          <table:table-cell office:value-type="float" office:value="3.9" table:style-name="ce21">
            <text:p>3.9</text:p>
          </table:table-cell>
          <table:table-cell office:value-type="float" office:value="6.7" table:style-name="ce21">
            <text:p>6.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55.3125" table:style-name="ce8">
            <text:p>1355</text:p>
          </table:table-cell>
          <table:table-cell office:value-type="float" office:value="91.964999999999989" table:style-name="ce97">
            <text:p>92</text:p>
          </table:table-cell>
          <table:table-cell office:value-type="string" table:style-name="ce151">
            <text:p>null</text:p>
          </table:table-cell>
          <table:table-cell office:value-type="float" office:value="3.04" table:style-name="ce29">
            <text:p>3.04</text:p>
          </table:table-cell>
          <table:table-cell office:value-type="float" office:value="184.07" table:formula="of:=[.DY106]+[.DX107]" table:style-name="ce26">
            <text:p>184.1</text:p>
          </table:table-cell>
          <table:table-cell office:value-type="float" office:value="530.82262500000002" table:formula="of:=(([.DU107]*[.DX107])/100)+[.DZ106]" table:style-name="ce26">
            <text:p>530.8</text:p>
          </table:table-cell>
          <table:table-cell office:value-type="float" office:value="824.48987499999998" table:formula="of:=[.DU107]-[.DZ107]" table:style-name="ce26">
            <text:p>824.5</text:p>
          </table:table-cell>
          <table:table-cell office:value-type="float" office:value="736.30276525234967" table:formula="of:=[.DU107]/[.DY107]*[.$DY$88]" table:style-name="ce26">
            <text:p>736.3</text:p>
          </table:table-cell>
          <table:table-cell office:value-type="float" office:value="619.00973474765033" table:formula="of:=[.DU107]-[.EB107]" table:style-name="ce26">
            <text:p>619.0</text:p>
          </table:table-cell>
          <table:table-cell office:value-type="float" office:value="-2.4154545454544873E-2" table:formula="of:=([.AH107]-[.AH106])" table:style-name="ce29">
            <text:p>-0.02</text:p>
          </table:table-cell>
          <table:table-cell office:value-type="float" office:value="16.180016072863651" table:formula="of:=([.DU107]*100/[.DU106])-100" table:style-name="ce29">
            <text:p>16.18</text:p>
          </table:table-cell>
          <table:table-cell office:value-type="float" office:value="13.140016072863652" table:formula="of:=[.EE107]-[.DX107]" table:style-name="ce29">
            <text:p>13.14</text:p>
          </table:table-cell>
          <table:table-cell office:value-type="float" office:value="11.94869011631846" table:formula="of:=([.O107]*100/[.O106])-100" table:style-name="ce29">
            <text:p>11.95</text:p>
          </table:table-cell>
          <table:table-cell office:value-type="float" office:value="11.948690116318446" table:formula="of:=([.T107]*100/[.T106])-100" table:style-name="ce29">
            <text:p>11.95</text:p>
          </table:table-cell>
          <table:table-cell office:value-type="float" office:value="10.97" table:style-name="ce33">
            <text:p>11.0</text:p>
          </table:table-cell>
          <table:table-cell office:value-type="float" office:value="20.180016072863651" table:formula="of:=[.EE107]+4" table:style-name="ce26">
            <text:p>20.2</text:p>
          </table:table-cell>
          <table:table-cell office:value-type="float" office:value="387.64" table:formula="of:=-0.06*(([.A107]-1963)^2)+8.5*([.A107]-1963)+140" table:style-name="ce26">
            <text:p>387.6</text:p>
          </table:table-cell>
          <table:table-cell office:value-type="float" office:value="437.64" table:formula="of:=[.EK107]+50" table:style-name="ce26">
            <text:p>437.6</text:p>
          </table:table-cell>
          <table:table-cell office:value-type="float" office:value="337.64" table:formula="of:=[.EK107]-50" table:style-name="ce26">
            <text:p>337.6</text:p>
          </table:table-cell>
          <table:table-cell office:value-type="float" office:value="487.64" table:formula="of:=[.EK107]+100" table:style-name="ce26">
            <text:p>487.6</text:p>
          </table:table-cell>
          <table:table-cell office:value-type="float" office:value="287.64" table:formula="of:=[.EK107]-100" table:style-name="ce26">
            <text:p>287.6</text:p>
          </table:table-cell>
          <table:table-cell office:value-type="float" office:value="358.47500000000002" table:formula="of:=-0.025*(([.A107]-1963)^2)+5.5*([.A107]-1963)+175" table:style-name="ce26">
            <text:p>358.5</text:p>
          </table:table-cell>
          <table:table-cell office:value-type="float" office:value="0.47857815358861416" table:formula="of:=1.81161538461538*0.264172052" table:style-name="ce78">
            <text:p>0.48</text:p>
          </table:table-cell>
          <table:table-cell office:value-type="float" office:value="19.514856258404905" table:formula="of:=([.EQ107]*100/[.EQ106])-100" table:style-name="ce113">
            <text:p>19.5</text:p>
          </table:table-cell>
          <table:table-cell office:value-type="float" office:value="0.94440150000000012" table:style-name="ce78">
            <text:p>0.94</text:p>
          </table:table-cell>
          <table:table-cell table:number-columns-repeated="16235"/>
        </table:table-row>
        <table:table-row table:style-name="ro3">
          <table:table-cell office:value-type="float" office:value="2005" table:style-name="ce17">
            <text:p>2005</text:p>
          </table:table-cell>
          <table:table-cell office:value-type="float" office:value="43296000" table:style-name="ce11">
            <text:p>43296000</text:p>
          </table:table-cell>
          <table:table-cell office:value-type="float" office:value="17953604" table:style-name="ce8">
            <text:p>17953604</text:p>
          </table:table-cell>
          <table:table-cell office:value-type="float" office:value="22889243.004323997" table:style-name="ce8">
            <text:p>22889243</text:p>
          </table:table-cell>
          <table:table-cell office:value-type="float" office:value="35680161.197958998" table:style-name="ce97">
            <text:p>35680161</text:p>
          </table:table-cell>
          <table:table-cell office:value-type="float" office:value="690523.23076923075" table:formula="of:=[.C108]/26" table:style-name="ce30">
            <text:p>690523</text:p>
          </table:table-cell>
          <table:table-cell office:value-type="float" office:value="345261.61538461538" table:formula="of:=[.F108]/2" table:style-name="ce30">
            <text:p>345262</text:p>
          </table:table-cell>
          <table:table-cell office:value-type="float" office:value="517892.42307692306" table:formula="of:=[.G108]*1.5" table:style-name="ce8">
            <text:p>517892</text:p>
          </table:table-cell>
          <table:table-cell office:value-type="float" office:value="771189" table:style-name="ce8">
            <text:p>771189</text:p>
          </table:table-cell>
          <table:table-cell office:value-type="float" office:value="385594.5" table:formula="of:=[.I108]/2" table:style-name="ce8">
            <text:p>385595</text:p>
          </table:table-cell>
          <table:table-cell office:value-type="float" office:value="716343" table:style-name="ce8">
            <text:p>716343</text:p>
          </table:table-cell>
          <table:table-cell office:value-type="float" office:value="358171.5" table:formula="of:=[.K108]/2" table:style-name="ce8">
            <text:p>358172</text:p>
          </table:table-cell>
          <table:table-cell office:value-type="float" office:value="526025" table:style-name="ce8">
            <text:p>526025</text:p>
          </table:table-cell>
          <table:table-cell office:value-type="float" office:value="263012.5" table:formula="of:=[.M108]/2" table:style-name="ce8">
            <text:p>263013</text:p>
          </table:table-cell>
          <table:table-cell office:value-type="float" office:value="787016.8932673604" table:formula="of:=([.O109]*(([.T108]*100/[.T109])/100))" table:style-name="ce27">
            <text:p>787017</text:p>
          </table:table-cell>
          <table:table-cell office:value-type="float" office:value="123433.8483" table:formula="of:=[.P109]*0.97" table:style-name="ce27">
            <text:p>12343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257613" table:style-name="ce21">
            <text:p>1257613</text:p>
          </table:table-cell>
          <table:table-cell office:value-type="float" office:value="628806.5" table:formula="of:=[.T108]/2" table:style-name="ce27">
            <text:p>628807</text:p>
          </table:table-cell>
          <table:table-cell office:value-type="float" office:value="156946440000" table:style-name="ce104">
            <text:p>1.6E+11</text:p>
          </table:table-cell>
          <table:table-cell office:value-type="float" office:value="124797.08781636322" table:formula="of:=[.V108]/[.T108]" table:style-name="ce30">
            <text:p>12479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.5979491809622079" table:formula="of:=[.T108]/[.O108]" table:style-name="ce29">
            <text:p>1.60</text:p>
          </table:table-cell>
          <table:table-cell office:value-type="float" office:value="70.418188503441058" table:formula="of:=([.W108]*100)/([.DU108]*(([.CA108]*([.BZ108]/([.BU108]+[.BZ108])))+([.BV108]*([.BU108]/([.BU108]+[.BZ108])))))" table:style-name="ce82">
            <text:p>70.42</text:p>
          </table:table-cell>
          <table:table-cell office:value-type="float" office:value="25.119328852224672" table:formula="of:=(([.V108]*100/[.V107])-100)-[.DX108]" table:style-name="ce32">
            <text:p>25.12</text:p>
          </table:table-cell>
          <table:table-cell office:value-type="float" office:value="3.2829999999999999" table:style-name="ce32">
            <text:p>3.28</text:p>
          </table:table-cell>
          <table:table-cell office:value-type="float" office:value="3" table:style-name="ce32">
            <text:p>3.00</text:p>
          </table:table-cell>
          <table:table-cell office:value-type="float" office:value="97" table:formula="of:=100-[.AE108]" table:style-name="ce32">
            <text:p>97.00</text:p>
          </table:table-cell>
          <table:table-cell office:value-type="float" office:value="25" table:style-name="ce74">
            <text:p>25</text:p>
          </table:table-cell>
          <table:table-cell office:value-type="float" office:value="2.3361545454545456" table:style-name="ce32">
            <text:p>2.34</text:p>
          </table:table-cell>
          <table:table-cell office:value-type="float" office:value="0.94684545454545432" table:formula="of:=[.AD108]-[.AH108]" table:style-name="ce88">
            <text:p>0.95</text:p>
          </table:table-cell>
          <table:table-cell office:value-type="float" office:value="1.2386916666666667" table:style-name="ce89">
            <text:p>1.24</text:p>
          </table:table-cell>
          <table:table-cell office:value-type="float" office:value="153312.5" table:formula="of:=[.DU108]*100" table:style-name="ce90">
            <text:p>153313</text:p>
          </table:table-cell>
          <table:table-cell office:value-type="float" office:value="189906.91614583335" table:formula="of:=([.DU108]*100)*[.AJ108]" table:style-name="ce90">
            <text:p>189907</text:p>
          </table:table-cell>
          <table:table-cell office:value-type="float" office:value="7130670000000" table:style-name="ce105">
            <text:p>7.13E+12</text:p>
          </table:table-cell>
          <table:table-cell office:value-type="float" office:value="8.5639300773913476" table:formula="of:=([.AM108]*100/[.AM107])-100" table:style-name="ce87">
            <text:p>8.56</text:p>
          </table:table-cell>
          <table:table-cell office:value-type="float" office:value="7.3090295173890922" table:formula="of:=AVERAGE([.$AN$84:.AN108])" table:style-name="ce87">
            <text:p>7.3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363.45" table:style-name="ce92">
            <text:p>363</text:p>
          </table:table-cell>
          <table:table-cell office:value-type="float" office:value="421.82556059980743" table:formula="of:=[.DU108]*100/[.AR108]" table:style-name="ce93">
            <text:p>422</text:p>
          </table:table-cell>
          <table:table-cell office:value-type="float" office:value="1.6814917300090144" table:style-name="ce120">
            <text:p>1.7</text:p>
          </table:table-cell>
          <table:table-cell office:value-type="float" office:value="563143000000" table:style-name="ce102">
            <text:p>5.63E+11</text:p>
          </table:table-cell>
          <table:table-cell office:value-type="float" office:value="15783.084523514241" table:formula="of:=[.AU108]/[.E108]" table:style-name="ce30">
            <text:p>15783</text:p>
          </table:table-cell>
          <table:table-cell office:value-type="float" office:value="13977.989214221223" table:formula="of:=[.AW107]*(1+([.DX108]/100))" table:style-name="ce93">
            <text:p>13978</text:p>
          </table:table-cell>
          <table:table-cell office:value-type="float" office:value="20414.421485086259" table:formula="of:=[.AV108]+(12*PMT([.AD108]/100/12;[.AG108]*12;([.AV108]*5)*-1))" table:style-name="ce93">
            <text:p>20414</text:p>
          </table:table-cell>
          <table:table-cell office:value-type="float" office:value="19572.838769072478" table:formula="of:=[.AY107]*(1+(([.DV108]-[.DV107])/100))" table:style-name="ce93">
            <text:p>19573</text:p>
          </table:table-cell>
          <table:table-cell office:value-type="float" office:value="18148.984183926834" table:formula="of:=(([.AY108]+([.AW108]-[.AV108])+([.AX108]-[.AV108]))-[.AV108])+[.$AV$102]" table:style-name="ce93">
            <text:p>18149</text:p>
          </table:table-cell>
          <table:table-cell office:value-type="float" office:value="115.97826394386935" table:formula="of:=[.AZ108]*[.$BA$102]/[.$AZ$102]" table:style-name="ce93">
            <text:p>116</text:p>
          </table:table-cell>
          <table:table-cell office:value-type="float" office:value="69.794340437342996" table:formula="of:=[.AV108]*[.$BB$102]/[.$AV$102]" table:style-name="ce93">
            <text:p>70</text:p>
          </table:table-cell>
          <table:table-cell office:value-type="float" office:value="36.270659562657002" table:formula="of:=[.DV108]-[.BB108]" table:style-name="ce93">
            <text:p>36</text:p>
          </table:table-cell>
          <table:table-cell office:value-type="float" office:value="24959.417563272644" table:formula="of:=[.W108]/5" table:style-name="ce30">
            <text:p>24959</text:p>
          </table:table-cell>
          <table:table-cell office:value-type="float" office:value="36.765012711118786" table:formula="of:=100-(([.AV108]*100)/[.BD108])" table:style-name="ce30">
            <text:p>37</text:p>
          </table:table-cell>
          <table:table-cell office:value-type="float" office:value="261" table:style-name="ce8">
            <text:p>261</text:p>
          </table:table-cell>
          <table:table-cell office:value-type="float" office:value="75538" table:style-name="ce21">
            <text:p>75538</text:p>
          </table:table-cell>
          <table:table-cell office:value-type="float" office:value="55064.4" table:style-name="ce97">
            <text:p>55064</text:p>
          </table:table-cell>
          <table:table-cell office:value-type="float" office:value="47859.599999999991" table:style-name="ce97">
            <text:p>4786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0.405347635148267" table:formula="of:=[.BJ109]/((([.BH108]+[.BI108])*1000)/1000000)" table:style-name="ce97">
            <text:p>40</text:p>
          </table:table-cell>
          <table:table-cell office:value-type="float" office:value="29.132007452616719" table:formula="of:=[.CH108]/[.O108]" table:style-name="ce97">
            <text:p>29</text:p>
          </table:table-cell>
          <table:table-cell office:value-type="float" office:value="179257" table:style-name="ce21">
            <text:p>179257</text:p>
          </table:table-cell>
          <table:table-cell office:value-type="float" office:value="107577" table:style-name="ce21">
            <text:p>107577</text:p>
          </table:table-cell>
          <table:table-cell office:value-type="float" office:value="65368" table:style-name="ce21">
            <text:p>65368</text:p>
          </table:table-cell>
          <table:table-cell office:value-type="float" office:value="6312" table:style-name="ce21">
            <text:p>6312</text:p>
          </table:table-cell>
          <table:table-cell office:value-type="float" office:value="653968" table:style-name="ce100">
            <text:p>653968</text:p>
          </table:table-cell>
          <table:table-cell office:value-type="float" office:value="123234" table:style-name="ce100">
            <text:p>123234</text:p>
          </table:table-cell>
          <table:table-cell office:value-type="float" office:value="9055" table:style-name="ce100">
            <text:p>9055</text:p>
          </table:table-cell>
          <table:table-cell office:value-type="float" office:value="193468" table:style-name="ce21">
            <text:p>193468</text:p>
          </table:table-cell>
          <table:table-cell office:value-type="float" office:value="159.93556798953756" table:style-name="ce5">
            <text:p>160</text:p>
          </table:table-cell>
          <table:table-cell office:value-type="float" office:value="14401052899.999998" table:style-name="ce21">
            <text:p>14401052900</text:p>
          </table:table-cell>
          <table:table-cell office:value-type="float" office:value="74436.355883143449" table:formula="of:=[.BW108]/[.BU108]" table:style-name="ce64">
            <text:p>74436</text:p>
          </table:table-cell>
          <table:table-cell office:value-type="float" office:value="465.41464677833778" table:formula="of:=[.BX108]/[.BV108]" table:style-name="ce64">
            <text:p>465</text:p>
          </table:table-cell>
          <table:table-cell office:value-type="float" office:value="534859" table:style-name="ce21">
            <text:p>534859</text:p>
          </table:table-cell>
          <table:table-cell office:value-type="float" office:value="99.557311813912108" table:style-name="ce5">
            <text:p>100</text:p>
          </table:table-cell>
          <table:table-cell office:value-type="float" office:value="25597812799.999992" table:style-name="ce21">
            <text:p>25597812800</text:p>
          </table:table-cell>
          <table:table-cell office:value-type="float" office:value="47858.992369951695" table:formula="of:=[.CB108]/[.BZ108]" table:style-name="ce69">
            <text:p>47859</text:p>
          </table:table-cell>
          <table:table-cell office:value-type="float" office:value="480.718005518344" table:formula="of:=[.CC108]/[.CA108]" table:style-name="ce69">
            <text:p>481</text:p>
          </table:table-cell>
          <table:table-cell office:value-type="float" office:value="3.240824627029685" table:formula="of:=[.DU108]/(([.CD108]+[.BY108])/2)" table:style-name="ce72">
            <text:p>3.24</text:p>
          </table:table-cell>
          <table:table-cell office:value-type="float" office:value="5.1858167903145755" table:formula="of:=(([.BY108]+[.CD108])*100/([.BY107]+[.CD107]))-100" table:style-name="ce71">
            <text:p>5.2</text:p>
          </table:table-cell>
          <table:table-cell office:value-type="float" office:value="76.679089765915492" table:style-name="ce70">
            <text:p>77</text:p>
          </table:table-cell>
          <table:table-cell office:value-type="float" office:value="22927382" table:style-name="ce8">
            <text:p>22927382</text:p>
          </table:table-cell>
          <table:table-cell office:value-type="float" office:value="509432" table:formula="of:=[.CH108]-[.CH107]" table:style-name="ce30">
            <text:p>509432</text:p>
          </table:table-cell>
          <table:table-cell office:value-type="float" office:value="528754" table:style-name="ce93">
            <text:p>528754</text:p>
          </table:table-cell>
          <table:table-cell office:value-type="float" office:value="62850" table:style-name="ce93">
            <text:p>62850</text:p>
          </table:table-cell>
          <table:table-cell office:value-type="float" office:value="89.376339578501842" table:formula="of:=100-[.CM108]" table:style-name="ce93">
            <text:p>89</text:p>
          </table:table-cell>
          <table:table-cell office:value-type="float" office:value="10.623660421498164" table:formula="of:=([.CK108]*100)/([.CJ108]+[.CK108])" table:style-name="ce93">
            <text:p>11</text:p>
          </table:table-cell>
          <table:table-cell office:value-type="float" office:value="1.8883970267516805" table:formula="of:=([.B108]/[.CH108])" table:style-name="ce38">
            <text:p>1.89</text:p>
          </table:table-cell>
          <table:table-cell office:value-type="float" office:value="2.76" table:style-name="ce88">
            <text:p>2.76</text:p>
          </table:table-cell>
          <table:table-cell office:value-type="float" office:value="0.87160297324831926" table:formula="of:=([.CO108]-[.CN108])" table:style-name="ce88">
            <text:p>0.87</text:p>
          </table:table-cell>
          <table:table-cell office:value-type="float" office:value="2.2724290133575948" table:formula="of:=([.CH108]*100/[.CH107])-100" table:style-name="ce26">
            <text:p>2.3</text:p>
          </table:table-cell>
          <table:table-cell office:value-type="float" office:value="2.2145276606884536" table:formula="of:=AVERAGE([.$CQ$74:.CQ108])" table:style-name="ce87">
            <text:p>2.21</text:p>
          </table:table-cell>
          <table:table-cell office:value-type="float" office:value="749000" table:formula="of:=([.B108]-[.B107])" table:style-name="ce90">
            <text:p>749000</text:p>
          </table:table-cell>
          <table:table-cell office:value-type="float" office:value="1.7604061390932344" table:formula="of:=([.B108]*100/[.B107])-100" table:style-name="ce29">
            <text:p>1.76</text:p>
          </table:table-cell>
          <table:table-cell office:value-type="float" office:value="134932" table:formula="of:=[.CI108]-([.CS108]/2)" table:style-name="ce8">
            <text:p>134932</text:p>
          </table:table-cell>
          <table:table-cell office:value-type="float" office:value="2357000" table:style-name="ce97">
            <text:p>2357000</text:p>
          </table:table-cell>
          <table:table-cell office:value-type="float" office:value="4.6267215251495788" table:formula="of:=[.CV108]/[.CI108]" table:style-name="ce118">
            <text:p>4.6</text:p>
          </table:table-cell>
          <table:table-cell office:value-type="float" office:value="5.4439209164818916" table:formula="of:=[.CV108]/[.B108]*100" table:style-name="ce118">
            <text:p>5.4</text:p>
          </table:table-cell>
          <table:table-cell office:value-type="float" office:value="51509.639999999992" table:style-name="ce8">
            <text:p>51510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0.5" table:style-name="ce21">
            <text:p>80.5</text:p>
          </table:table-cell>
          <table:table-cell office:value-type="float" office:value="13" table:style-name="ce21">
            <text:p>13</text:p>
          </table:table-cell>
          <table:table-cell office:value-type="float" office:value="3.5" table:style-name="ce21">
            <text:p>3.5</text:p>
          </table:table-cell>
          <table:table-cell office:value-type="float" office:value="6.4" table:style-name="ce21">
            <text:p>6.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533.125" table:style-name="ce8">
            <text:p>1533</text:p>
          </table:table-cell>
          <table:table-cell office:value-type="float" office:value="106.065" table:style-name="ce97">
            <text:p>106</text:p>
          </table:table-cell>
          <table:table-cell office:value-type="string" table:style-name="ce151">
            <text:p>null</text:p>
          </table:table-cell>
          <table:table-cell office:value-type="float" office:value="3.37" table:style-name="ce29">
            <text:p>3.37</text:p>
          </table:table-cell>
          <table:table-cell office:value-type="float" office:value="187.44" table:formula="of:=[.DY107]+[.DX108]" table:style-name="ce26">
            <text:p>187.4</text:p>
          </table:table-cell>
          <table:table-cell office:value-type="float" office:value="582.48893750000002" table:formula="of:=(([.DU108]*[.DX108])/100)+[.DZ107]" table:style-name="ce26">
            <text:p>582.5</text:p>
          </table:table-cell>
          <table:table-cell office:value-type="float" office:value="950.63606249999998" table:formula="of:=[.DU108]-[.DZ108]" table:style-name="ce26">
            <text:p>950.6</text:p>
          </table:table-cell>
          <table:table-cell office:value-type="float" office:value="817.92840375586854" table:formula="of:=[.DU108]/[.DY108]*[.$DY$88]" table:style-name="ce26">
            <text:p>817.9</text:p>
          </table:table-cell>
          <table:table-cell office:value-type="float" office:value="715.19659624413146" table:formula="of:=[.DU108]-[.EB108]" table:style-name="ce26">
            <text:p>715.2</text:p>
          </table:table-cell>
          <table:table-cell office:value-type="float" office:value="5.7263636363636294E-2" table:formula="of:=([.AH108]-[.AH107])" table:style-name="ce29">
            <text:p>0.06</text:p>
          </table:table-cell>
          <table:table-cell office:value-type="float" office:value="13.119667973253399" table:formula="of:=([.DU108]*100/[.DU107])-100" table:style-name="ce29">
            <text:p>13.12</text:p>
          </table:table-cell>
          <table:table-cell office:value-type="float" office:value="9.7496679732533984" table:formula="of:=[.EE108]-[.DX108]" table:style-name="ce29">
            <text:p>9.75</text:p>
          </table:table-cell>
          <table:table-cell office:value-type="float" office:value="13.537408455993855" table:formula="of:=([.O108]*100/[.O107])-100" table:style-name="ce29">
            <text:p>13.54</text:p>
          </table:table-cell>
          <table:table-cell office:value-type="float" office:value="13.537408455993869" table:formula="of:=([.T108]*100/[.T107])-100" table:style-name="ce29">
            <text:p>13.54</text:p>
          </table:table-cell>
          <table:table-cell office:value-type="float" office:value="9.15" table:style-name="ce33">
            <text:p>9.2</text:p>
          </table:table-cell>
          <table:table-cell office:value-type="float" office:value="17.119667973253399" table:formula="of:=[.EE108]+4" table:style-name="ce26">
            <text:p>17.1</text:p>
          </table:table-cell>
          <table:table-cell office:value-type="float" office:value="391.16" table:formula="of:=-0.06*(([.A108]-1963)^2)+8.5*([.A108]-1963)+140" table:style-name="ce26">
            <text:p>391.2</text:p>
          </table:table-cell>
          <table:table-cell office:value-type="float" office:value="441.16" table:formula="of:=[.EK108]+50" table:style-name="ce26">
            <text:p>441.2</text:p>
          </table:table-cell>
          <table:table-cell office:value-type="float" office:value="341.16" table:formula="of:=[.EK108]-50" table:style-name="ce26">
            <text:p>341.2</text:p>
          </table:table-cell>
          <table:table-cell office:value-type="float" office:value="491.16" table:formula="of:=[.EK108]+100" table:style-name="ce26">
            <text:p>491.2</text:p>
          </table:table-cell>
          <table:table-cell office:value-type="float" office:value="291.16000000000003" table:formula="of:=[.EK108]-100" table:style-name="ce26">
            <text:p>291.2</text:p>
          </table:table-cell>
          <table:table-cell office:value-type="float" office:value="361.9" table:formula="of:=-0.025*(([.A108]-1963)^2)+5.5*([.A108]-1963)+175" table:style-name="ce26">
            <text:p>361.9</text:p>
          </table:table-cell>
          <table:table-cell office:value-type="float" office:value="0.59163363138107605" table:formula="of:=2.23957692307692*0.264172052" table:style-name="ce78">
            <text:p>0.59</text:p>
          </table:table-cell>
          <table:table-cell office:value-type="float" office:value="23.623200713345639" table:formula="of:=([.EQ108]*100/[.EQ107])-100" table:style-name="ce113">
            <text:p>23.6</text:p>
          </table:table-cell>
          <table:table-cell office:value-type="float" office:value="1.0318301583333334" table:style-name="ce78">
            <text:p>1.03</text:p>
          </table:table-cell>
          <table:table-cell table:number-columns-repeated="16235"/>
        </table:table-row>
        <table:table-row table:style-name="ro3">
          <table:table-cell office:value-type="float" office:value="2006" table:style-name="ce17">
            <text:p>2006</text:p>
          </table:table-cell>
          <table:table-cell office:value-type="float" office:value="44009000" table:style-name="ce11">
            <text:p>44009000</text:p>
          </table:table-cell>
          <table:table-cell office:value-type="float" office:value="18401584" table:style-name="ce8">
            <text:p>18401584</text:p>
          </table:table-cell>
          <table:table-cell office:value-type="float" office:value="23421862.105553005" table:style-name="ce8">
            <text:p>23421862</text:p>
          </table:table-cell>
          <table:table-cell office:value-type="float" office:value="36280525.295378998" table:style-name="ce97">
            <text:p>36280525</text:p>
          </table:table-cell>
          <table:table-cell office:value-type="float" office:value="707753.23076923075" table:formula="of:=[.C109]/26" table:style-name="ce30">
            <text:p>707753</text:p>
          </table:table-cell>
          <table:table-cell office:value-type="float" office:value="353876.61538461538" table:formula="of:=[.F109]/2" table:style-name="ce30">
            <text:p>353877</text:p>
          </table:table-cell>
          <table:table-cell office:value-type="float" office:value="530814.92307692301" table:formula="of:=[.G109]*1.5" table:style-name="ce8">
            <text:p>530815</text:p>
          </table:table-cell>
          <table:table-cell office:value-type="float" office:value="792819" table:style-name="ce8">
            <text:p>792819</text:p>
          </table:table-cell>
          <table:table-cell office:value-type="float" office:value="396409.5" table:formula="of:=[.I109]/2" table:style-name="ce8">
            <text:p>396410</text:p>
          </table:table-cell>
          <table:table-cell office:value-type="float" office:value="714420" table:style-name="ce8">
            <text:p>714420</text:p>
          </table:table-cell>
          <table:table-cell office:value-type="float" office:value="357210" table:formula="of:=[.K109]/2" table:style-name="ce8">
            <text:p>357210</text:p>
          </table:table-cell>
          <table:table-cell office:value-type="float" office:value="554330" table:style-name="ce8">
            <text:p>554330</text:p>
          </table:table-cell>
          <table:table-cell office:value-type="float" office:value="277165" table:formula="of:=[.M109]/2" table:style-name="ce8">
            <text:p>277165</text:p>
          </table:table-cell>
          <table:table-cell office:value-type="float" office:value="839933.46971886128" table:formula="of:=([.O110]*(([.T109]*100/[.T110])/100))" table:style-name="ce27">
            <text:p>839933</text:p>
          </table:table-cell>
          <table:table-cell office:value-type="float" office:value="127251.39" table:formula="of:=[.P110]*0.97" table:style-name="ce27">
            <text:p>12725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1342171" table:style-name="ce21">
            <text:p>1342171</text:p>
          </table:table-cell>
          <table:table-cell office:value-type="float" office:value="650836" table:style-name="ce21">
            <text:p>650836</text:p>
          </table:table-cell>
          <table:table-cell office:value-type="float" office:value="188339112000" table:style-name="ce104">
            <text:p>1.9E+11</text:p>
          </table:table-cell>
          <table:table-cell office:value-type="float" office:value="140324.22992301278" table:formula="of:=[.V109]/[.T109]" table:style-name="ce30">
            <text:p>140324</text:p>
          </table:table-cell>
          <table:table-cell office:value-type="float" office:value="44335" table:style-name="ce21">
            <text:p>44335</text:p>
          </table:table-cell>
          <table:table-cell office:value-type="float" office:value="17733" table:style-name="ce21">
            <text:p>17733</text:p>
          </table:table-cell>
          <table:table-cell office:value-type="float" office:value="2.5001409800936107" table:formula="of:=[.X109]/[.Y109]" table:style-name="ce82">
            <text:p>2.50</text:p>
          </table:table-cell>
          <table:table-cell office:value-type="float" office:value="1.5979491809622082" table:formula="of:=[.T109]/[.O109]" table:style-name="ce29">
            <text:p>1.60</text:p>
          </table:table-cell>
          <table:table-cell office:value-type="float" office:value="73.69411086300137" table:formula="of:=([.W109]*100)/([.DU109]*(([.CA109]*([.BZ109]/([.BU109]+[.BZ109])))+([.BV109]*([.BU109]/([.BU109]+[.BZ109])))))" table:style-name="ce82">
            <text:p>73.69</text:p>
          </table:table-cell>
          <table:table-cell office:value-type="float" office:value="16.482156149575612" table:formula="of:=(([.V109]*100/[.V108])-100)-[.DX109]" table:style-name="ce32">
            <text:p>16.48</text:p>
          </table:table-cell>
          <table:table-cell office:value-type="float" office:value="4.173" table:style-name="ce32">
            <text:p>4.17</text:p>
          </table:table-cell>
          <table:table-cell office:value-type="float" office:value="2.2999999999999998" table:style-name="ce32">
            <text:p>2.30</text:p>
          </table:table-cell>
          <table:table-cell office:value-type="float" office:value="97.7" table:formula="of:=100-[.AE109]" table:style-name="ce32">
            <text:p>97.70</text:p>
          </table:table-cell>
          <table:table-cell office:value-type="float" office:value="27" table:style-name="ce74">
            <text:p>27</text:p>
          </table:table-cell>
          <table:table-cell office:value-type="float" office:value="3.491090909090909" table:style-name="ce32">
            <text:p>3.49</text:p>
          </table:table-cell>
          <table:table-cell office:value-type="float" office:value="0.68190909090909102" table:formula="of:=[.AD109]-[.AH109]" table:style-name="ce88">
            <text:p>0.68</text:p>
          </table:table-cell>
          <table:table-cell office:value-type="float" office:value="1.2656499999999999" table:style-name="ce89">
            <text:p>1.27</text:p>
          </table:table-cell>
          <table:table-cell office:value-type="float" office:value="169937.5" table:formula="of:=[.DU109]*100" table:style-name="ce90">
            <text:p>169938</text:p>
          </table:table-cell>
          <table:table-cell office:value-type="float" office:value="215081.39687499998" table:formula="of:=([.DU109]*100)*[.AJ109]" table:style-name="ce90">
            <text:p>215081</text:p>
          </table:table-cell>
          <table:table-cell office:value-type="float" office:value="7801675000000" table:style-name="ce105">
            <text:p>7.80E+12</text:p>
          </table:table-cell>
          <table:table-cell office:value-type="float" office:value="9.4101255562240311" table:formula="of:=([.AM109]*100/[.AM108])-100" table:style-name="ce87">
            <text:p>9.41</text:p>
          </table:table-cell>
          <table:table-cell office:value-type="float" office:value="7.3898409034981292" table:formula="of:=AVERAGE([.$AN$84:.AN109])" table:style-name="ce87">
            <text:p>7.3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484.25500000000005" table:style-name="ce92">
            <text:p>484</text:p>
          </table:table-cell>
          <table:table-cell office:value-type="float" office:value="350.92564867683348" table:formula="of:=[.DU109]*100/[.AR109]" table:style-name="ce93">
            <text:p>351</text:p>
          </table:table-cell>
          <table:table-cell office:value-type="float" office:value="3.2308554377746219" table:style-name="ce120">
            <text:p>3.2</text:p>
          </table:table-cell>
          <table:table-cell office:value-type="float" office:value="594787000000" table:style-name="ce102">
            <text:p>5.95E+11</text:p>
          </table:table-cell>
          <table:table-cell office:value-type="float" office:value="16394.112134747873" table:formula="of:=[.AU109]/[.E109]" table:style-name="ce30">
            <text:p>16394</text:p>
          </table:table-cell>
          <table:table-cell office:value-type="float" office:value="14470.014434561808" table:formula="of:=[.AW108]*(1+([.DX109]/100))" table:style-name="ce93">
            <text:p>14470</text:p>
          </table:table-cell>
          <table:table-cell office:value-type="float" office:value="21459.702124630319" table:formula="of:=[.AV109]+(12*PMT([.AD109]/100/12;[.AG109]*12;([.AV109]*5)*-1))" table:style-name="ce93">
            <text:p>21460</text:p>
          </table:table-cell>
          <table:table-cell office:value-type="float" office:value="22663.87933167825" table:formula="of:=[.AY108]*(1+(([.DV109]-[.DV108])/100))" table:style-name="ce93">
            <text:p>22664</text:p>
          </table:table-cell>
          <table:table-cell office:value-type="float" office:value="20944.247772716357" table:formula="of:=(([.AY109]+([.AW109]-[.AV109])+([.AX109]-[.AV109]))-[.AV109])+[.$AV$102]" table:style-name="ce93">
            <text:p>20944</text:p>
          </table:table-cell>
          <table:table-cell office:value-type="float" office:value="133.84096165785098" table:formula="of:=[.AZ109]*[.$BA$102]/[.$AZ$102]" table:style-name="ce93">
            <text:p>134</text:p>
          </table:table-cell>
          <table:table-cell office:value-type="float" office:value="72.496364180010076" table:formula="of:=[.AV109]*[.$BB$102]/[.$AV$102]" table:style-name="ce93">
            <text:p>72</text:p>
          </table:table-cell>
          <table:table-cell office:value-type="float" office:value="49.361135819989926" table:formula="of:=[.DV109]-[.BB109]" table:style-name="ce93">
            <text:p>49</text:p>
          </table:table-cell>
          <table:table-cell office:value-type="float" office:value="28064.845984602558" table:formula="of:=[.W109]/5" table:style-name="ce30">
            <text:p>28065</text:p>
          </table:table-cell>
          <table:table-cell office:value-type="float" office:value="41.584884721112289" table:formula="of:=100-(([.AV109]*100)/[.BD109])" table:style-name="ce30">
            <text:p>42</text:p>
          </table:table-cell>
          <table:table-cell office:value-type="float" office:value="269" table:style-name="ce8">
            <text:p>269</text:p>
          </table:table-cell>
          <table:table-cell office:value-type="float" office:value="58479" table:style-name="ce21">
            <text:p>58479</text:p>
          </table:table-cell>
          <table:table-cell office:value-type="float" office:value="39707.800000000003" table:style-name="ce97">
            <text:p>39708</text:p>
          </table:table-cell>
          <table:table-cell office:value-type="float" office:value="41047.5" table:style-name="ce97">
            <text:p>41048</text:p>
          </table:table-cell>
          <table:table-cell office:value-type="float" office:value="4158.68" table:style-name="ce97">
            <text:p>4159</text:p>
          </table:table-cell>
          <table:table-cell office:value-type="float" office:value="9471.24" table:style-name="ce97">
            <text:p>9471</text:p>
          </table:table-cell>
          <table:table-cell office:value-type="float" office:value="51.497301105933602" table:formula="of:=([.BJ109])/((([.BH109]+[.BI109])*1000)/1000000)" table:style-name="ce97">
            <text:p>51</text:p>
          </table:table-cell>
          <table:table-cell office:value-type="float" office:value="27.970991568967634" table:formula="of:=[.CH109]/[.O109]" table:style-name="ce97">
            <text:p>28</text:p>
          </table:table-cell>
          <table:table-cell office:value-type="float" office:value="181702" table:style-name="ce21">
            <text:p>181702</text:p>
          </table:table-cell>
          <table:table-cell office:value-type="float" office:value="113041" table:style-name="ce21">
            <text:p>113041</text:p>
          </table:table-cell>
          <table:table-cell office:value-type="float" office:value="60548" table:style-name="ce21">
            <text:p>60548</text:p>
          </table:table-cell>
          <table:table-cell office:value-type="float" office:value="8113" table:style-name="ce21">
            <text:p>8113</text:p>
          </table:table-cell>
          <table:table-cell office:value-type="float" office:value="778969" table:style-name="ce100">
            <text:p>778969</text:p>
          </table:table-cell>
          <table:table-cell office:value-type="float" office:value="124138" table:style-name="ce100">
            <text:p>124138</text:p>
          </table:table-cell>
          <table:table-cell office:value-type="float" office:value="8461" table:style-name="ce100">
            <text:p>8461</text:p>
          </table:table-cell>
          <table:table-cell office:value-type="float" office:value="165988" table:style-name="ce21">
            <text:p>165988</text:p>
          </table:table-cell>
          <table:table-cell office:value-type="float" office:value="166.23240380210862" table:style-name="ce5">
            <text:p>166</text:p>
          </table:table-cell>
          <table:table-cell office:value-type="float" office:value="14037838399.999998" table:style-name="ce21">
            <text:p>14037838400</text:p>
          </table:table-cell>
          <table:table-cell office:value-type="float" office:value="84571.405161818911" table:formula="of:=[.BW109]/[.BU109]" table:style-name="ce64">
            <text:p>84571</text:p>
          </table:table-cell>
          <table:table-cell office:value-type="float" office:value="508.75402886248912" table:formula="of:=[.BX109]/[.BV109]" table:style-name="ce64">
            <text:p>509</text:p>
          </table:table-cell>
          <table:table-cell office:value-type="float" office:value="699162" table:style-name="ce21">
            <text:p>699162</text:p>
          </table:table-cell>
          <table:table-cell office:value-type="float" office:value="99.186175801707236" table:style-name="ce5">
            <text:p>99</text:p>
          </table:table-cell>
          <table:table-cell office:value-type="float" office:value="35593133099.999992" table:style-name="ce21">
            <text:p>35593133100</text:p>
          </table:table-cell>
          <table:table-cell office:value-type="float" office:value="50908.277480755525" table:formula="of:=[.CB109]/[.BZ109]" table:style-name="ce69">
            <text:p>50908</text:p>
          </table:table-cell>
          <table:table-cell office:value-type="float" office:value="513.2598073196333" table:formula="of:=[.CC109]/[.CA109]" table:style-name="ce69">
            <text:p>513</text:p>
          </table:table-cell>
          <table:table-cell office:value-type="float" office:value="3.3255420618340281" table:formula="of:=[.DU109]/(([.CD109]+[.BY109])/2)" table:style-name="ce72">
            <text:p>3.33</text:p>
          </table:table-cell>
          <table:table-cell office:value-type="float" office:value="3.8226684943905553" table:formula="of:=[.CG109]-[.CG108]" table:style-name="ce71">
            <text:p>3.8</text:p>
          </table:table-cell>
          <table:table-cell office:value-type="float" office:value="80.501758260306048" table:style-name="ce70">
            <text:p>81</text:p>
          </table:table-cell>
          <table:table-cell office:value-type="float" office:value="23493772" table:style-name="ce8">
            <text:p>23493772</text:p>
          </table:table-cell>
          <table:table-cell office:value-type="float" office:value="566390" table:formula="of:=[.CH109]-[.CH108]" table:style-name="ce30">
            <text:p>566390</text:p>
          </table:table-cell>
          <table:table-cell office:value-type="float" office:value="597632" table:style-name="ce93">
            <text:p>597632</text:p>
          </table:table-cell>
          <table:table-cell office:value-type="float" office:value="60878" table:style-name="ce93">
            <text:p>60878</text:p>
          </table:table-cell>
          <table:table-cell office:value-type="float" office:value="90.755189746549021" table:formula="of:=100-[.CM109]" table:style-name="ce93">
            <text:p>91</text:p>
          </table:table-cell>
          <table:table-cell office:value-type="float" office:value="9.2448102534509733" table:formula="of:=([.CK109]*100)/([.CJ109]+[.CK109])" table:style-name="ce93">
            <text:p>9</text:p>
          </table:table-cell>
          <table:table-cell office:value-type="float" office:value="1.8732198473706139" table:formula="of:=([.B109]/[.CH109])" table:style-name="ce38">
            <text:p>1.87</text:p>
          </table:table-cell>
          <table:table-cell office:value-type="float" office:value="2.73" table:style-name="ce88">
            <text:p>2.73</text:p>
          </table:table-cell>
          <table:table-cell office:value-type="float" office:value="0.85678015262938612" table:formula="of:=([.CO109]-[.CN109])" table:style-name="ce88">
            <text:p>0.86</text:p>
          </table:table-cell>
          <table:table-cell office:value-type="float" office:value="2.4703649112663584" table:formula="of:=([.CH109]*100/[.CH108])-100" table:style-name="ce26">
            <text:p>2.5</text:p>
          </table:table-cell>
          <table:table-cell office:value-type="float" office:value="2.2216342509822842" table:formula="of:=AVERAGE([.$CQ$74:.CQ109])" table:style-name="ce87">
            <text:p>2.22</text:p>
          </table:table-cell>
          <table:table-cell office:value-type="float" office:value="713000" table:formula="of:=([.B109]-[.B108])" table:style-name="ce90">
            <text:p>713000</text:p>
          </table:table-cell>
          <table:table-cell office:value-type="float" office:value="1.6468033998521747" table:formula="of:=([.B109]*100/[.B108])-100" table:style-name="ce29">
            <text:p>1.65</text:p>
          </table:table-cell>
          <table:table-cell office:value-type="float" office:value="209890" table:formula="of:=[.CI109]-([.CS109]/2)" table:style-name="ce8">
            <text:p>209890</text:p>
          </table:table-cell>
          <table:table-cell office:value-type="float" office:value="2542000" table:style-name="ce97">
            <text:p>2542000</text:p>
          </table:table-cell>
          <table:table-cell office:value-type="float" office:value="4.4880735888698604" table:formula="of:=[.CV109]/[.CI109]" table:style-name="ce118">
            <text:p>4.5</text:p>
          </table:table-cell>
          <table:table-cell office:value-type="float" office:value="5.7760912540616696" table:formula="of:=[.CV109]/[.B109]*100" table:style-name="ce118">
            <text:p>5.8</text:p>
          </table:table-cell>
          <table:table-cell office:value-type="float" office:value="55896.39" table:style-name="ce8">
            <text:p>5589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9.5" table:style-name="ce21">
            <text:p>79.5</text:p>
          </table:table-cell>
          <table:table-cell office:value-type="float" office:value="13.5" table:style-name="ce21">
            <text:p>13.5</text:p>
          </table:table-cell>
          <table:table-cell office:value-type="float" office:value="3.2" table:style-name="ce21">
            <text:p>3.2</text:p>
          </table:table-cell>
          <table:table-cell office:value-type="float" office:value="7" table:style-name="ce21">
            <text:p>7</text:p>
          </table:table-cell>
          <table:table-cell office:value-type="string" table:style-name="ce151">
            <text:p>null</text:p>
          </table:table-cell>
          <table:table-cell office:value-type="float" office:value="123.64864864864865" table:formula="of:=[.DJ109]*[.$DI$118]/[.$DJ$118]" table:style-name="ce97">
            <text:p>124</text:p>
          </table:table-cell>
          <table:table-cell office:value-type="float" office:value="9.15" table:style-name="ce26">
            <text:p>9.2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915" table:formula="of:=[.DJ109]*100" table:style-name="ce97">
            <text:p>915</text:p>
          </table:table-cell>
          <table:table-cell office:value-type="float" office:value="1699.375" table:style-name="ce8">
            <text:p>1699</text:p>
          </table:table-cell>
          <table:table-cell office:value-type="float" office:value="121.8575" table:style-name="ce97">
            <text:p>122</text:p>
          </table:table-cell>
          <table:table-cell office:value-type="string" table:style-name="ce151">
            <text:p>null</text:p>
          </table:table-cell>
          <table:table-cell office:value-type="float" office:value="3.52" table:style-name="ce29">
            <text:p>3.52</text:p>
          </table:table-cell>
          <table:table-cell office:value-type="float" office:value="190.96" table:formula="of:=[.DY108]+[.DX109]" table:style-name="ce26">
            <text:p>191.0</text:p>
          </table:table-cell>
          <table:table-cell office:value-type="float" office:value="642.3069375" table:formula="of:=(([.DU109]*[.DX109])/100)+[.DZ108]" table:style-name="ce26">
            <text:p>642.3</text:p>
          </table:table-cell>
          <table:table-cell office:value-type="float" office:value="1057.0680625" table:formula="of:=[.DU109]-[.DZ109]" table:style-name="ce26">
            <text:p>1057.1</text:p>
          </table:table-cell>
          <table:table-cell office:value-type="float" office:value="889.91149979053205" table:formula="of:=[.DU109]/[.DY109]*[.$DY$88]" table:style-name="ce26">
            <text:p>889.9</text:p>
          </table:table-cell>
          <table:table-cell office:value-type="float" office:value="809.46350020946795" table:formula="of:=[.DU109]-[.EB109]" table:style-name="ce26">
            <text:p>809.5</text:p>
          </table:table-cell>
          <table:table-cell office:value-type="float" office:value="1.1549363636363634" table:formula="of:=([.AH109]-[.AH108])" table:style-name="ce29">
            <text:p>1.15</text:p>
          </table:table-cell>
          <table:table-cell office:value-type="float" office:value="10.843864655523845" table:formula="of:=([.DU109]*100/[.DU108])-100" table:style-name="ce29">
            <text:p>10.84</text:p>
          </table:table-cell>
          <table:table-cell office:value-type="float" office:value="7.3238646555238454" table:formula="of:=[.EE109]-[.DX109]" table:style-name="ce29">
            <text:p>7.32</text:p>
          </table:table-cell>
          <table:table-cell office:value-type="float" office:value="6.7236900381913927" table:formula="of:=([.O109]*100/[.O108])-100" table:style-name="ce29">
            <text:p>6.72</text:p>
          </table:table-cell>
          <table:table-cell office:value-type="float" office:value="6.7236900381913927" table:formula="of:=([.T109]*100/[.T108])-100" table:style-name="ce29">
            <text:p>6.72</text:p>
          </table:table-cell>
          <table:table-cell office:value-type="float" office:value="8.4499999999999993" table:style-name="ce34">
            <text:p>8.5</text:p>
          </table:table-cell>
          <table:table-cell office:value-type="float" office:value="14.843864655523845" table:formula="of:=[.EE109]+4" table:style-name="ce26">
            <text:p>14.8</text:p>
          </table:table-cell>
          <table:table-cell office:value-type="float" office:value="394.56" table:formula="of:=-0.06*(([.A109]-1963)^2)+8.5*([.A109]-1963)+140" table:style-name="ce26">
            <text:p>394.6</text:p>
          </table:table-cell>
          <table:table-cell office:value-type="float" office:value="444.56" table:formula="of:=[.EK109]+50" table:style-name="ce26">
            <text:p>444.6</text:p>
          </table:table-cell>
          <table:table-cell office:value-type="float" office:value="344.56" table:formula="of:=[.EK109]-50" table:style-name="ce26">
            <text:p>344.6</text:p>
          </table:table-cell>
          <table:table-cell office:value-type="float" office:value="494.56" table:formula="of:=[.EK109]+100" table:style-name="ce26">
            <text:p>494.6</text:p>
          </table:table-cell>
          <table:table-cell office:value-type="float" office:value="294.56" table:formula="of:=[.EK109]-100" table:style-name="ce26">
            <text:p>294.6</text:p>
          </table:table-cell>
          <table:table-cell office:value-type="float" office:value="365.27499999999998" table:formula="of:=-0.025*(([.A109]-1963)^2)+5.5*([.A109]-1963)+175" table:style-name="ce26">
            <text:p>365.3</text:p>
          </table:table-cell>
          <table:table-cell office:value-type="float" office:value="0.6691732088748451" table:formula="of:=2.53309615384615*0.264172052" table:style-name="ce78">
            <text:p>0.67</text:p>
          </table:table-cell>
          <table:table-cell office:value-type="float" office:value="13.1060124680142" table:formula="of:=([.EQ109]*100/[.EQ108])-100" table:style-name="ce113">
            <text:p>13.1</text:p>
          </table:table-cell>
          <table:table-cell office:value-type="float" office:value="1.1340223999999999" table:style-name="ce78">
            <text:p>1.13</text:p>
          </table:table-cell>
          <table:table-cell table:number-columns-repeated="16235"/>
        </table:table-row>
        <table:table-row table:style-name="ro3">
          <table:table-cell office:value-type="float" office:value="2007" table:style-name="ce17">
            <text:p>2007</text:p>
          </table:table-cell>
          <table:table-cell office:value-type="float" office:value="44784000" table:style-name="ce11">
            <text:p>44784000</text:p>
          </table:table-cell>
          <table:table-cell office:value-type="float" office:value="18807430" table:style-name="ce8">
            <text:p>18807430</text:p>
          </table:table-cell>
          <table:table-cell office:value-type="float" office:value="23916621.473299999" table:style-name="ce8">
            <text:p>23916621</text:p>
          </table:table-cell>
          <table:table-cell office:value-type="float" office:value="36913702.206436016" table:style-name="ce97">
            <text:p>36913702</text:p>
          </table:table-cell>
          <table:table-cell office:value-type="float" office:value="723362.69230769225" table:formula="of:=[.C110]/26" table:style-name="ce30">
            <text:p>723363</text:p>
          </table:table-cell>
          <table:table-cell office:value-type="float" office:value="361681.34615384613" table:formula="of:=[.F110]/2" table:style-name="ce30">
            <text:p>361681</text:p>
          </table:table-cell>
          <table:table-cell office:value-type="float" office:value="542522.01923076925" table:formula="of:=[.G110]*1.5" table:style-name="ce8">
            <text:p>542522</text:p>
          </table:table-cell>
          <table:table-cell office:value-type="float" office:value="813429" table:style-name="ce8">
            <text:p>813429</text:p>
          </table:table-cell>
          <table:table-cell office:value-type="float" office:value="406714.5" table:formula="of:=[.I110]/2" table:style-name="ce8">
            <text:p>406715</text:p>
          </table:table-cell>
          <table:table-cell office:value-type="float" office:value="742545" table:style-name="ce8">
            <text:p>742545</text:p>
          </table:table-cell>
          <table:table-cell office:value-type="float" office:value="371272.5" table:formula="of:=[.K110]/2" table:style-name="ce8">
            <text:p>371273</text:p>
          </table:table-cell>
          <table:table-cell office:value-type="float" office:value="574966" table:style-name="ce8">
            <text:p>574966</text:p>
          </table:table-cell>
          <table:table-cell office:value-type="float" office:value="287483" table:formula="of:=[.M110]/2" table:style-name="ce8">
            <text:p>287483</text:p>
          </table:table-cell>
          <table:table-cell office:value-type="float" office:value="775300" table:style-name="ce21">
            <text:p>775300</text:p>
          </table:table-cell>
          <table:table-cell office:value-type="float" office:value="131187" table:style-name="ce21">
            <text:p>131187</text:p>
          </table:table-cell>
          <table:table-cell office:value-type="float" office:value="19567" table:style-name="ce21">
            <text:p>19567</text:p>
          </table:table-cell>
          <table:table-cell office:value-type="float" office:value="11231" table:style-name="ce21">
            <text:p>11231</text:p>
          </table:table-cell>
          <table:table-cell office:value-type="float" office:value="244856" table:style-name="ce21">
            <text:p>244856</text:p>
          </table:table-cell>
          <table:table-cell office:value-type="float" office:value="1238890" table:style-name="ce21">
            <text:p>1238890</text:p>
          </table:table-cell>
          <table:table-cell office:value-type="float" office:value="640693" table:style-name="ce21">
            <text:p>640693</text:p>
          </table:table-cell>
          <table:table-cell office:value-type="float" office:value="184427159000" table:style-name="ce104">
            <text:p>1.8E+11</text:p>
          </table:table-cell>
          <table:table-cell office:value-type="float" office:value="148864.83787906918" table:formula="of:=[.V110]/[.T110]" table:style-name="ce30">
            <text:p>148865</text:p>
          </table:table-cell>
          <table:table-cell office:value-type="float" office:value="55159" table:style-name="ce21">
            <text:p>55159</text:p>
          </table:table-cell>
          <table:table-cell office:value-type="float" office:value="23084" table:style-name="ce21">
            <text:p>23084</text:p>
          </table:table-cell>
          <table:table-cell office:value-type="float" office:value="2.3894905562294229" table:formula="of:=[.X110]/[.Y110]" table:style-name="ce82">
            <text:p>2.39</text:p>
          </table:table-cell>
          <table:table-cell office:value-type="float" office:value="1.5979491809622082" table:formula="of:=[.T110]/[.O110]" table:style-name="ce29">
            <text:p>1.60</text:p>
          </table:table-cell>
          <table:table-cell office:value-type="float" office:value="76.258923213735798" table:formula="of:=([.W110]*100)/([.DU110]*(([.CA110]*([.BZ110]/([.BU110]+[.BZ110])))+([.BV110]*([.BU110]/([.BU110]+[.BZ110])))))" table:style-name="ce82">
            <text:p>76.26</text:p>
          </table:table-cell>
          <table:table-cell office:value-type="float" office:value="-4.8670794544257996" table:formula="of:=(([.V110]*100/[.V109])-100)-[.DX110]" table:style-name="ce32">
            <text:p>-4.87</text:p>
          </table:table-cell>
          <table:table-cell office:value-type="float" office:value="5.242" table:style-name="ce32">
            <text:p>5.24</text:p>
          </table:table-cell>
          <table:table-cell office:value-type="float" office:value="1.9" table:style-name="ce32">
            <text:p>1.90</text:p>
          </table:table-cell>
          <table:table-cell office:value-type="float" office:value="98.1" table:formula="of:=100-[.AE110]" table:style-name="ce32">
            <text:p>98.10</text:p>
          </table:table-cell>
          <table:table-cell office:value-type="float" office:value="28" table:style-name="ce74">
            <text:p>28</text:p>
          </table:table-cell>
          <table:table-cell office:value-type="float" office:value="4.4847090909090914" table:style-name="ce32">
            <text:p>4.48</text:p>
          </table:table-cell>
          <table:table-cell office:value-type="float" office:value="0.75729090909090857" table:formula="of:=[.AD110]-[.AH110]" table:style-name="ce88">
            <text:p>0.76</text:p>
          </table:table-cell>
          <table:table-cell office:value-type="float" office:value="1.3795583333333337" table:style-name="ce89">
            <text:p>1.38</text:p>
          </table:table-cell>
          <table:table-cell office:value-type="float" office:value="179035.58333333334" table:formula="of:=[.DU110]*100" table:style-name="ce90">
            <text:p>179036</text:p>
          </table:table-cell>
          <table:table-cell office:value-type="float" office:value="246990.03095069452" table:formula="of:=([.DU110]*100)*[.AJ110]" table:style-name="ce90">
            <text:p>246990</text:p>
          </table:table-cell>
          <table:table-cell office:value-type="float" office:value="8691439000000.001" table:style-name="ce105">
            <text:p>8.69E+12</text:p>
          </table:table-cell>
          <table:table-cell office:value-type="float" office:value="11.404781665475696" table:formula="of:=([.AM110]*100/[.AM109])-100" table:style-name="ce87">
            <text:p>11.40</text:p>
          </table:table-cell>
          <table:table-cell office:value-type="float" office:value="7.5385424132010019" table:formula="of:=AVERAGE([.$AN$84:.AN110])" table:style-name="ce87">
            <text:p>7.54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509.94750000000005" table:style-name="ce92">
            <text:p>510</text:p>
          </table:table-cell>
          <table:table-cell office:value-type="float" office:value="351.08630463593471" table:formula="of:=[.DU110]*100/[.AR110]" table:style-name="ce93">
            <text:p>351</text:p>
          </table:table-cell>
          <table:table-cell office:value-type="float" office:value="3.0016468928014746" table:style-name="ce120">
            <text:p>3.0</text:p>
          </table:table-cell>
          <table:table-cell office:value-type="float" office:value="625389000000" table:style-name="ce102">
            <text:p>6.25E+11</text:p>
          </table:table-cell>
          <table:table-cell office:value-type="float" office:value="16941.920279428421" table:formula="of:=[.AU110]/[.E110]" table:style-name="ce30">
            <text:p>16942</text:p>
          </table:table-cell>
          <table:table-cell office:value-type="float" office:value="14873.727837286084" table:formula="of:=[.AW109]*(1+([.DX110]/100))" table:style-name="ce93">
            <text:p>14874</text:p>
          </table:table-cell>
          <table:table-cell office:value-type="float" office:value="22717.616628056701" table:formula="of:=[.AV110]+(12*PMT([.AD110]/100/12;[.AG110]*12;([.AV110]*5)*-1))" table:style-name="ce93">
            <text:p>22718</text:p>
          </table:table-cell>
          <table:table-cell office:value-type="float" office:value="24378.401803119716" table:formula="of:=[.AY109]*(1+(([.DV110]-[.DV109])/100))" table:style-name="ce93">
            <text:p>24378</text:p>
          </table:table-cell>
          <table:table-cell office:value-type="float" office:value="22676.973716266835" table:formula="of:=(([.AY110]+([.AW110]-[.AV110])+([.AX110]-[.AV110]))-[.AV110])+[.$AV$102]" table:style-name="ce93">
            <text:p>22677</text:p>
          </table:table-cell>
          <table:table-cell office:value-type="float" office:value="144.91367761742853" table:formula="of:=[.AZ110]*[.$BA$102]/[.$AZ$102]" table:style-name="ce93">
            <text:p>145</text:p>
          </table:table-cell>
          <table:table-cell office:value-type="float" office:value="74.918825270376857" table:formula="of:=[.AV110]*[.$BB$102]/[.$AV$102]" table:style-name="ce93">
            <text:p>75</text:p>
          </table:table-cell>
          <table:table-cell office:value-type="float" office:value="54.503674729623157" table:formula="of:=[.DV110]-[.BB110]" table:style-name="ce93">
            <text:p>55</text:p>
          </table:table-cell>
          <table:table-cell office:value-type="float" office:value="29772.967575813836" table:formula="of:=[.W110]/5" table:style-name="ce30">
            <text:p>29773</text:p>
          </table:table-cell>
          <table:table-cell office:value-type="float" office:value="43.096299566754496" table:formula="of:=100-(([.AV110]*100)/[.BD110])" table:style-name="ce30">
            <text:p>43</text:p>
          </table:table-cell>
          <table:table-cell office:value-type="float" office:value="279" table:style-name="ce8">
            <text:p>279</text:p>
          </table:table-cell>
          <table:table-cell office:value-type="float" office:value="46437" table:style-name="ce21">
            <text:p>46437</text:p>
          </table:table-cell>
          <table:table-cell office:value-type="float" office:value="23304.297020000002" table:style-name="ce97">
            <text:p>23304</text:p>
          </table:table-cell>
          <table:table-cell office:value-type="float" office:value="46144.039610000007" table:style-name="ce97">
            <text:p>46144</text:p>
          </table:table-cell>
          <table:table-cell office:value-type="float" office:value="4258.6499999999996" table:style-name="ce97">
            <text:p>4259</text:p>
          </table:table-cell>
          <table:table-cell office:value-type="float" office:value="9676.8799999999992" table:style-name="ce97">
            <text:p>9677</text:p>
          </table:table-cell>
          <table:table-cell office:value-type="float" office:value="61.321123106069685" table:formula="of:=([.BJ110])/((([.BH110]+[.BI110])*1000)/1000000)" table:style-name="ce97">
            <text:p>61</text:p>
          </table:table-cell>
          <table:table-cell office:value-type="float" office:value="31.000859022313943" table:formula="of:=[.CH110]/[.O110]" table:style-name="ce97">
            <text:p>31</text:p>
          </table:table-cell>
          <table:table-cell office:value-type="float" office:value="151730" table:style-name="ce21">
            <text:p>151730</text:p>
          </table:table-cell>
          <table:table-cell office:value-type="float" office:value="86357" table:style-name="ce21">
            <text:p>86357</text:p>
          </table:table-cell>
          <table:table-cell office:value-type="float" office:value="58193" table:style-name="ce21">
            <text:p>58193</text:p>
          </table:table-cell>
          <table:table-cell office:value-type="float" office:value="7180" table:style-name="ce21">
            <text:p>7180</text:p>
          </table:table-cell>
          <table:table-cell office:value-type="float" office:value="579166" table:style-name="ce100">
            <text:p>579166</text:p>
          </table:table-cell>
          <table:table-cell office:value-type="float" office:value="100670" table:style-name="ce100">
            <text:p>100670</text:p>
          </table:table-cell>
          <table:table-cell office:value-type="float" office:value="9015" table:style-name="ce100">
            <text:p>9015</text:p>
          </table:table-cell>
          <table:table-cell office:value-type="float" office:value="101152" table:style-name="ce21">
            <text:p>101152</text:p>
          </table:table-cell>
          <table:table-cell office:value-type="float" office:value="167.6163251138089" table:style-name="ce5">
            <text:p>168</text:p>
          </table:table-cell>
          <table:table-cell office:value-type="float" office:value="9562511100" table:style-name="ce21">
            <text:p>9562511100</text:p>
          </table:table-cell>
          <table:table-cell office:value-type="float" office:value="94536.055639038284" table:formula="of:=[.BW110]/[.BU110]" table:style-name="ce64">
            <text:p>94536</text:p>
          </table:table-cell>
          <table:table-cell office:value-type="float" office:value="564.00267441044161" table:formula="of:=[.BX110]/[.BV110]" table:style-name="ce64">
            <text:p>564</text:p>
          </table:table-cell>
          <table:table-cell office:value-type="float" office:value="550093" table:style-name="ce21">
            <text:p>550093</text:p>
          </table:table-cell>
          <table:table-cell office:value-type="float" office:value="98.261833760132035" table:style-name="ce5">
            <text:p>98</text:p>
          </table:table-cell>
          <table:table-cell office:value-type="float" office:value="29850899100" table:style-name="ce21">
            <text:p>29850899100</text:p>
          </table:table-cell>
          <table:table-cell office:value-type="float" office:value="54265.186250324943" table:formula="of:=[.CB110]/[.BZ110]" table:style-name="ce69">
            <text:p>54265</text:p>
          </table:table-cell>
          <table:table-cell office:value-type="float" office:value="552.25090122775691" table:formula="of:=[.CC110]/[.CA110]" table:style-name="ce69">
            <text:p>552</text:p>
          </table:table-cell>
          <table:table-cell office:value-type="float" office:value="3.2077941292322016" table:formula="of:=[.DU110]/(([.CD110]+[.BY110])/2)" table:style-name="ce72">
            <text:p>3.21</text:p>
          </table:table-cell>
          <table:table-cell office:value-type="float" office:value="4.4185807076478198" table:formula="of:=[.CG110]-[.CG109]" table:style-name="ce71">
            <text:p>4.4</text:p>
          </table:table-cell>
          <table:table-cell office:value-type="float" office:value="84.920338967953867" table:style-name="ce70">
            <text:p>85</text:p>
          </table:table-cell>
          <table:table-cell office:value-type="float" office:value="24034966" table:style-name="ce8">
            <text:p>24034966</text:p>
          </table:table-cell>
          <table:table-cell office:value-type="float" office:value="541194" table:formula="of:=[.CH110]-[.CH109]" table:style-name="ce30">
            <text:p>541194</text:p>
          </table:table-cell>
          <table:table-cell office:value-type="float" office:value="579665" table:style-name="ce93">
            <text:p>579665</text:p>
          </table:table-cell>
          <table:table-cell office:value-type="float" office:value="67514" table:style-name="ce93">
            <text:p>67514</text:p>
          </table:table-cell>
          <table:table-cell office:value-type="float" office:value="89.567955696955551" table:formula="of:=100-[.CM110]" table:style-name="ce93">
            <text:p>90</text:p>
          </table:table-cell>
          <table:table-cell office:value-type="float" office:value="10.432044303044444" table:formula="of:=([.CK110]*100)/([.CJ110]+[.CK110])" table:style-name="ce93">
            <text:p>10</text:p>
          </table:table-cell>
          <table:table-cell office:value-type="float" office:value="1.8632853485209839" table:formula="of:=([.B110]/[.CH110])" table:style-name="ce38">
            <text:p>1.86</text:p>
          </table:table-cell>
          <table:table-cell office:value-type="float" office:value="2.71" table:style-name="ce88">
            <text:p>2.71</text:p>
          </table:table-cell>
          <table:table-cell office:value-type="float" office:value="0.84671465147901603" table:formula="of:=([.CO110]-[.CN110])" table:style-name="ce88">
            <text:p>0.85</text:p>
          </table:table-cell>
          <table:table-cell office:value-type="float" office:value="2.3035636848778438" table:formula="of:=([.CH110]*100/[.CH109])-100" table:style-name="ce26">
            <text:p>2.3</text:p>
          </table:table-cell>
          <table:table-cell office:value-type="float" office:value="2.2238485600064886" table:formula="of:=AVERAGE([.$CQ$74:.CQ110])" table:style-name="ce87">
            <text:p>2.22</text:p>
          </table:table-cell>
          <table:table-cell office:value-type="float" office:value="775000" table:formula="of:=([.B110]-[.B109])" table:style-name="ce90">
            <text:p>775000</text:p>
          </table:table-cell>
          <table:table-cell office:value-type="float" office:value="1.7610034311163645" table:formula="of:=([.B110]*100/[.B109])-100" table:style-name="ce29">
            <text:p>1.76</text:p>
          </table:table-cell>
          <table:table-cell office:value-type="float" office:value="153694" table:formula="of:=[.CI110]-([.CS110]/2)" table:style-name="ce8">
            <text:p>153694</text:p>
          </table:table-cell>
          <table:table-cell office:value-type="float" office:value="2697000" table:style-name="ce97">
            <text:p>2697000</text:p>
          </table:table-cell>
          <table:table-cell office:value-type="float" office:value="4.9834255368684799" table:formula="of:=[.CV110]/[.CI110]" table:style-name="ce118">
            <text:p>5.0</text:p>
          </table:table-cell>
          <table:table-cell office:value-type="float" office:value="6.022240085744909" table:formula="of:=[.CV110]/[.B110]*100" table:style-name="ce118">
            <text:p>6.0</text:p>
          </table:table-cell>
          <table:table-cell office:value-type="float" office:value="55997.069999999992" table:style-name="ce8">
            <text:p>5599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80.099999999999994" table:style-name="ce21">
            <text:p>80.1</text:p>
          </table:table-cell>
          <table:table-cell office:value-type="float" office:value="13.600000000000001" table:style-name="ce21">
            <text:p>13.6</text:p>
          </table:table-cell>
          <table:table-cell office:value-type="float" office:value="3.2" table:style-name="ce21">
            <text:p>3.2</text:p>
          </table:table-cell>
          <table:table-cell office:value-type="float" office:value="6.3" table:style-name="ce21">
            <text:p>6.3</text:p>
          </table:table-cell>
          <table:table-cell office:value-type="string" table:style-name="ce151">
            <text:p>null</text:p>
          </table:table-cell>
          <table:table-cell office:value-type="float" office:value="114.18918918918916" table:formula="of:=[.DJ110]*[.$DI$118]/[.$DJ$118]" table:style-name="ce97">
            <text:p>114</text:p>
          </table:table-cell>
          <table:table-cell office:value-type="float" office:value="8.4499999999999993" table:style-name="ce26">
            <text:p>8.5</text:p>
          </table:table-cell>
          <table:table-cell office:value-type="float" office:value="-7.6502732240437297" table:formula="of:=(([.DJ110]*100)/[.DJ109])-100" table:style-name="ce26">
            <text:p>-7.7</text:p>
          </table:table-cell>
          <table:table-cell office:value-type="float" office:value="19.970414201183434" table:formula="of:=[.DQ110]/([.DJ110]*12)" table:style-name="ce26">
            <text:p>20.0</text:p>
          </table:table-cell>
          <table:table-cell office:value-type="float" office:value="5.0074074074074071" table:formula="of:=100/[.DL110]" table:style-name="ce26">
            <text:p>5.0</text:p>
          </table:table-cell>
          <table:table-cell office:value-type="float" office:value="26.627218934911244" table:formula="of:=[.DQ110]/(([.DJ110]*12)*0.75)" table:style-name="ce26">
            <text:p>26.6</text:p>
          </table:table-cell>
          <table:table-cell office:value-type="float" office:value="3.7555555555555551" table:formula="of:=100/[.DN110]" table:style-name="ce26">
            <text:p>3.8</text:p>
          </table:table-cell>
          <table:table-cell office:value-type="float" office:value="73.441444963656949" table:formula="of:=([.DT110]/[.DR110])*100" table:style-name="ce97">
            <text:p>73</text:p>
          </table:table-cell>
          <table:table-cell office:value-type="float" office:value="2025" table:formula="of:=AVERAGE([Quarterly.E2:.E5])" table:style-name="ce8">
            <text:p>2025</text:p>
          </table:table-cell>
          <table:table-cell office:value-type="float" office:value="1150.5764904518894" table:formula="of:=PMT(([.AD110]/100)/12;[.AG110]*12;([.DQ110]*100))*-1" table:style-name="ce97">
            <text:p>1151</text:p>
          </table:table-cell>
          <table:table-cell office:value-type="float" office:value="131.5504547423127" table:formula="of:=[.DQ110]*[.$DS$118]/[.$DQ$118]" table:style-name="ce97">
            <text:p>132</text:p>
          </table:table-cell>
          <table:table-cell office:value-type="float" office:value="844.99999999999989" table:formula="of:=[.DJ110]*100" table:style-name="ce97">
            <text:p>845</text:p>
          </table:table-cell>
          <table:table-cell office:value-type="float" office:value="1790.3558333333333" table:style-name="ce8">
            <text:p>1790</text:p>
          </table:table-cell>
          <table:table-cell office:value-type="float" office:value="129.42250000000001" table:style-name="ce97">
            <text:p>129</text:p>
          </table:table-cell>
          <table:table-cell office:value-type="float" office:value="149.59899999999999" table:style-name="ce97">
            <text:p>150</text:p>
          </table:table-cell>
          <table:table-cell office:value-type="float" office:value="2.79" table:style-name="ce29">
            <text:p>2.79</text:p>
          </table:table-cell>
          <table:table-cell office:value-type="float" office:value="193.75" table:formula="of:=[.DY109]+[.DX110]" table:style-name="ce26">
            <text:p>193.8</text:p>
          </table:table-cell>
          <table:table-cell office:value-type="float" office:value="692.25786525000001" table:formula="of:=(([.DU110]*[.DX110])/100)+[.DZ109]" table:style-name="ce26">
            <text:p>692.3</text:p>
          </table:table-cell>
          <table:table-cell office:value-type="float" office:value="1098.0979680833334" table:formula="of:=[.DU110]-[.DZ110]" table:style-name="ce26">
            <text:p>1098.1</text:p>
          </table:table-cell>
          <table:table-cell office:value-type="float" office:value="924.05462365591404" table:formula="of:=[.DU110]/[.DY110]*[.$DY$88]" table:style-name="ce26">
            <text:p>924.1</text:p>
          </table:table-cell>
          <table:table-cell office:value-type="float" office:value="866.30120967741925" table:formula="of:=[.DU110]-[.EB110]" table:style-name="ce26">
            <text:p>866.3</text:p>
          </table:table-cell>
          <table:table-cell office:value-type="float" office:value="0.9936181818181824" table:formula="of:=([.AH110]-[.AH109])" table:style-name="ce29">
            <text:p>0.99</text:p>
          </table:table-cell>
          <table:table-cell office:value-type="float" office:value="5.3537820277062735" table:formula="of:=([.DU110]*100/[.DU109])-100" table:style-name="ce29">
            <text:p>5.35</text:p>
          </table:table-cell>
          <table:table-cell office:value-type="float" office:value="2.5637820277062735" table:formula="of:=[.EE110]-[.DX110]" table:style-name="ce29">
            <text:p>2.56</text:p>
          </table:table-cell>
          <table:table-cell office:value-type="float" office:value="-7.6950701512698458" table:formula="of:=([.O110]*100/[.O109])-100" table:style-name="ce29">
            <text:p>-7.70</text:p>
          </table:table-cell>
          <table:table-cell office:value-type="float" office:value="-7.6950701512698458" table:formula="of:=([.T110]*100/[.T109])-100" table:style-name="ce29">
            <text:p>-7.70</text:p>
          </table:table-cell>
          <table:table-cell office:value-type="float" office:value="8.23" table:style-name="ce34">
            <text:p>8.2</text:p>
          </table:table-cell>
          <table:table-cell office:value-type="float" office:value="9.1093375832618282" table:formula="of:=([.DO110]+[.EE110])" table:style-name="ce26">
            <text:p>9.1</text:p>
          </table:table-cell>
          <table:table-cell office:value-type="float" office:value="397.84000000000003" table:formula="of:=-0.06*(([.A110]-1963)^2)+8.5*([.A110]-1963)+140" table:style-name="ce26">
            <text:p>397.8</text:p>
          </table:table-cell>
          <table:table-cell office:value-type="float" office:value="447.84000000000003" table:formula="of:=[.EK110]+50" table:style-name="ce26">
            <text:p>447.8</text:p>
          </table:table-cell>
          <table:table-cell office:value-type="float" office:value="347.84000000000003" table:formula="of:=[.EK110]-50" table:style-name="ce26">
            <text:p>347.8</text:p>
          </table:table-cell>
          <table:table-cell office:value-type="float" office:value="497.84000000000003" table:formula="of:=[.EK110]+100" table:style-name="ce26">
            <text:p>497.8</text:p>
          </table:table-cell>
          <table:table-cell office:value-type="float" office:value="297.84000000000003" table:formula="of:=[.EK110]-100" table:style-name="ce26">
            <text:p>297.8</text:p>
          </table:table-cell>
          <table:table-cell office:value-type="float" office:value="368.6" table:formula="of:=-0.025*(([.A110]-1963)^2)+5.5*([.A110]-1963)+175" table:style-name="ce26">
            <text:p>368.6</text:p>
          </table:table-cell>
          <table:table-cell office:value-type="float" office:value="0.73097902101901757" table:formula="of:=2.76705660377358*0.264172052" table:style-name="ce78">
            <text:p>0.73</text:p>
          </table:table-cell>
          <table:table-cell office:value-type="float" office:value="9.2361456383009397" table:formula="of:=([.EQ110]*100/[.EQ109])-100" table:style-name="ce113">
            <text:p>9.2</text:p>
          </table:table-cell>
          <table:table-cell office:value-type="float" office:value="1.3712809833333335" table:style-name="ce78">
            <text:p>1.37</text:p>
          </table:table-cell>
          <table:table-cell table:number-columns-repeated="16235"/>
        </table:table-row>
        <table:table-row table:style-name="ro3">
          <table:table-cell office:value-type="float" office:value="2008" table:style-name="ce17">
            <text:p>2008</text:p>
          </table:table-cell>
          <table:table-cell office:value-type="float" office:value="45668000" table:style-name="ce11">
            <text:p>45668000</text:p>
          </table:table-cell>
          <table:table-cell office:value-type="float" office:value="19246126" table:style-name="ce8">
            <text:p>19246126</text:p>
          </table:table-cell>
          <table:table-cell office:value-type="float" office:value="24490354.573479004" table:style-name="ce8">
            <text:p>24490355</text:p>
          </table:table-cell>
          <table:table-cell office:value-type="float" office:value="37631693.419524007" table:style-name="ce97">
            <text:p>37631693</text:p>
          </table:table-cell>
          <table:table-cell office:value-type="float" office:value="740235.61538461538" table:formula="of:=[.C111]/26" table:style-name="ce30">
            <text:p>740236</text:p>
          </table:table-cell>
          <table:table-cell office:value-type="float" office:value="370117.80769230769" table:formula="of:=[.F111]/2" table:style-name="ce30">
            <text:p>370118</text:p>
          </table:table-cell>
          <table:table-cell office:value-type="float" office:value="555176.7115384615" table:formula="of:=[.G111]*1.5" table:style-name="ce8">
            <text:p>555177</text:p>
          </table:table-cell>
          <table:table-cell office:value-type="float" office:value="817295" table:style-name="ce8">
            <text:p>817295</text:p>
          </table:table-cell>
          <table:table-cell office:value-type="float" office:value="408647.5" table:formula="of:=[.I111]/2" table:style-name="ce8">
            <text:p>408648</text:p>
          </table:table-cell>
          <table:table-cell office:value-type="float" office:value="760332" table:style-name="ce8">
            <text:p>760332</text:p>
          </table:table-cell>
          <table:table-cell office:value-type="float" office:value="380166" table:formula="of:=[.K111]/2" table:style-name="ce8">
            <text:p>380166</text:p>
          </table:table-cell>
          <table:table-cell office:value-type="float" office:value="620629" table:style-name="ce8">
            <text:p>620629</text:p>
          </table:table-cell>
          <table:table-cell office:value-type="float" office:value="310314.5" table:formula="of:=[.M111]/2" table:style-name="ce8">
            <text:p>310315</text:p>
          </table:table-cell>
          <table:table-cell office:value-type="float" office:value="552080" table:style-name="ce21">
            <text:p>552080</text:p>
          </table:table-cell>
          <table:table-cell office:value-type="float" office:value="130481" table:style-name="ce21">
            <text:p>130481</text:p>
          </table:table-cell>
          <table:table-cell office:value-type="float" office:value="23507" table:style-name="ce21">
            <text:p>23507</text:p>
          </table:table-cell>
          <table:table-cell office:value-type="float" office:value="10653" table:style-name="ce21">
            <text:p>10653</text:p>
          </table:table-cell>
          <table:table-cell office:value-type="float" office:value="208499" table:style-name="ce21">
            <text:p>208499</text:p>
          </table:table-cell>
          <table:table-cell office:value-type="float" office:value="836419" table:style-name="ce21">
            <text:p>836419</text:p>
          </table:table-cell>
          <table:table-cell office:value-type="float" office:value="481028" table:style-name="ce21">
            <text:p>481028</text:p>
          </table:table-cell>
          <table:table-cell office:value-type="float" office:value="116809939000" table:style-name="ce104">
            <text:p>1.2E+11</text:p>
          </table:table-cell>
          <table:table-cell office:value-type="float" office:value="139654.81295857698" table:formula="of:=[.V111]/[.T111]" table:style-name="ce30">
            <text:p>139655</text:p>
          </table:table-cell>
          <table:table-cell office:value-type="float" office:value="59375" table:style-name="ce21">
            <text:p>59375</text:p>
          </table:table-cell>
          <table:table-cell office:value-type="float" office:value="43992" table:style-name="ce21">
            <text:p>43992</text:p>
          </table:table-cell>
          <table:table-cell office:value-type="float" office:value="1.3496772140389162" table:formula="of:=[.X111]/[.Y111]" table:style-name="ce82">
            <text:p>1.35</text:p>
          </table:table-cell>
          <table:table-cell office:value-type="float" office:value="1.5150322417041009" table:formula="of:=[.T111]/[.O111]" table:style-name="ce29">
            <text:p>1.52</text:p>
          </table:table-cell>
          <table:table-cell office:value-type="float" office:value="70.534796393300994" table:formula="of:=([.W111]*100)/([.DU111]*(([.CA111]*([.BZ111]/([.BU111]+[.BZ111])))+([.BV111]*([.BU111]/([.BU111]+[.BZ111])))))" table:style-name="ce82">
            <text:p>70.53</text:p>
          </table:table-cell>
          <table:table-cell office:value-type="float" office:value="-40.743374508740331" table:formula="of:=(([.V111]*100/[.V110])-100)-[.DX111]" table:style-name="ce32">
            <text:p>-40.74</text:p>
          </table:table-cell>
          <table:table-cell office:value-type="float" office:value="5.835" table:style-name="ce32">
            <text:p>5.84</text:p>
          </table:table-cell>
          <table:table-cell office:value-type="float" office:value="2.1" table:style-name="ce32">
            <text:p>2.10</text:p>
          </table:table-cell>
          <table:table-cell office:value-type="float" office:value="97.9" table:formula="of:=100-[.AE111]" table:style-name="ce32">
            <text:p>97.90</text:p>
          </table:table-cell>
          <table:table-cell office:value-type="float" office:value="27" table:style-name="ce74">
            <text:p>27</text:p>
          </table:table-cell>
          <table:table-cell office:value-type="float" office:value="4.8421636363636358" table:style-name="ce32">
            <text:p>4.84</text:p>
          </table:table-cell>
          <table:table-cell office:value-type="float" office:value="0.99283636363636418" table:formula="of:=[.AD111]-[.AH111]" table:style-name="ce88">
            <text:p>0.99</text:p>
          </table:table-cell>
          <table:table-cell office:value-type="float" office:value="1.47115" table:style-name="ce89">
            <text:p>1.47</text:p>
          </table:table-cell>
          <table:table-cell office:value-type="float" office:value="176600" table:formula="of:=[.DU111]*100" table:style-name="ce90">
            <text:p>176600</text:p>
          </table:table-cell>
          <table:table-cell office:value-type="float" office:value="259805.09" table:formula="of:=([.DU111]*100)*[.AJ111]" table:style-name="ce90">
            <text:p>259805</text:p>
          </table:table-cell>
          <table:table-cell office:value-type="float" office:value="9423780000000" table:style-name="ce105">
            <text:p>9.42E+12</text:p>
          </table:table-cell>
          <table:table-cell office:value-type="float" office:value="8.426004025340319" table:formula="of:=([.AM111]*100/[.AM110])-100" table:style-name="ce87">
            <text:p>8.43</text:p>
          </table:table-cell>
          <table:table-cell office:value-type="float" office:value="7.5702374707774061" table:formula="of:=AVERAGE([.$AN$84:.AN111])" table:style-name="ce87">
            <text:p>7.57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600.01666666666665" table:style-name="ce92">
            <text:p>600</text:p>
          </table:table-cell>
          <table:table-cell office:value-type="float" office:value="294.32515763451016" table:formula="of:=[.DU111]*100/[.AR111]" table:style-name="ce93">
            <text:p>294</text:p>
          </table:table-cell>
          <table:table-cell office:value-type="float" office:value="0.41667177546489143" table:style-name="ce120">
            <text:p>0.4</text:p>
          </table:table-cell>
          <table:table-cell office:value-type="float" office:value="659028000000" table:style-name="ce102">
            <text:p>6.59E+11</text:p>
          </table:table-cell>
          <table:table-cell office:value-type="float" office:value="17512.578896013336" table:formula="of:=[.AU111]/[.E111]" table:style-name="ce30">
            <text:p>17513</text:p>
          </table:table-cell>
          <table:table-cell office:value-type="float" office:value="15480.575933047356" table:formula="of:=[.AW110]*(1+([.DX111]/100))" table:style-name="ce93">
            <text:p>15481</text:p>
          </table:table-cell>
          <table:table-cell office:value-type="float" office:value="23961.314289492293" table:formula="of:=[.AV111]+(12*PMT([.AD111]/100/12;[.AG111]*12;([.AV111]*5)*-1))" table:style-name="ce93">
            <text:p>23961</text:p>
          </table:table-cell>
          <table:table-cell office:value-type="float" office:value="23496.513117891856" table:formula="of:=[.AY110]*(1+(([.DV111]-[.DV110])/100))" table:style-name="ce93">
            <text:p>23497</text:p>
          </table:table-cell>
          <table:table-cell office:value-type="float" office:value="21933.654938481093" table:formula="of:=(([.AY111]+([.AW111]-[.AV111])+([.AX111]-[.AV111]))-[.AV111])+[.$AV$102]" table:style-name="ce93">
            <text:p>21934</text:p>
          </table:table-cell>
          <table:table-cell office:value-type="float" office:value="140.16361444415091" table:formula="of:=[.AZ111]*[.$BA$102]/[.$AZ$102]" table:style-name="ce93">
            <text:p>140</text:p>
          </table:table-cell>
          <table:table-cell office:value-type="float" office:value="77.442333378065968" table:formula="of:=[.AV111]*[.$BB$102]/[.$AV$102]" table:style-name="ce93">
            <text:p>77</text:p>
          </table:table-cell>
          <table:table-cell office:value-type="float" office:value="48.362666621934025" table:formula="of:=[.DV111]-[.BB111]" table:style-name="ce93">
            <text:p>48</text:p>
          </table:table-cell>
          <table:table-cell office:value-type="float" office:value="27930.962591715397" table:formula="of:=[.W111]/5" table:style-name="ce30">
            <text:p>27931</text:p>
          </table:table-cell>
          <table:table-cell office:value-type="float" office:value="37.300482077879614" table:formula="of:=100-(([.AV111]*100)/[.BD111])" table:style-name="ce30">
            <text:p>37</text:p>
          </table:table-cell>
          <table:table-cell office:value-type="float" office:value="254.63333333333335" table:style-name="ce8">
            <text:p>255</text:p>
          </table:table-cell>
          <table:table-cell office:value-type="float" office:value="31479" table:style-name="ce21">
            <text:p>31479</text:p>
          </table:table-cell>
          <table:table-cell office:value-type="float" office:value="16546.61" table:style-name="ce97">
            <text:p>16547</text:p>
          </table:table-cell>
          <table:table-cell office:value-type="float" office:value="32201.670000000002" table:style-name="ce97">
            <text:p>32202</text:p>
          </table:table-cell>
          <table:table-cell office:value-type="float" office:value="4407.0600000000004" table:style-name="ce97">
            <text:p>4407</text:p>
          </table:table-cell>
          <table:table-cell office:value-type="float" office:value="9938.81" table:style-name="ce97">
            <text:p>9939</text:p>
          </table:table-cell>
          <table:table-cell office:value-type="float" office:value="90.404420422628249" table:formula="of:=([.BJ111])/((([.BH111]+[.BI111])*1000)/1000000)" table:style-name="ce97">
            <text:p>90</text:p>
          </table:table-cell>
          <table:table-cell office:value-type="float" office:value="44.503903419794234" table:formula="of:=[.CH111]/[.O111]" table:style-name="ce97">
            <text:p>45</text:p>
          </table:table-cell>
          <table:table-cell office:value-type="float" office:value="108332" table:style-name="ce21">
            <text:p>108332</text:p>
          </table:table-cell>
          <table:table-cell office:value-type="float" office:value="50959" table:style-name="ce21">
            <text:p>50959</text:p>
          </table:table-cell>
          <table:table-cell office:value-type="float" office:value="53623" table:style-name="ce21">
            <text:p>53623</text:p>
          </table:table-cell>
          <table:table-cell office:value-type="float" office:value="3750" table:style-name="ce21">
            <text:p>3750</text:p>
          </table:table-cell>
          <table:table-cell office:value-type="float" office:value="222539" table:style-name="ce100">
            <text:p>222539</text:p>
          </table:table-cell>
          <table:table-cell office:value-type="float" office:value="71642" table:style-name="ce100">
            <text:p>71642</text:p>
          </table:table-cell>
          <table:table-cell office:value-type="float" office:value="5370" table:style-name="ce100">
            <text:p>5370</text:p>
          </table:table-cell>
          <table:table-cell office:value-type="float" office:value="53031" table:style-name="ce21">
            <text:p>53031</text:p>
          </table:table-cell>
          <table:table-cell office:value-type="float" office:value="172.45045712159359" table:style-name="ce5">
            <text:p>172</text:p>
          </table:table-cell>
          <table:table-cell office:value-type="float" office:value="5718860600.000001" table:style-name="ce21">
            <text:p>5718860600</text:p>
          </table:table-cell>
          <table:table-cell office:value-type="float" office:value="107839.95398917617" table:formula="of:=[.BW111]/[.BU111]" table:style-name="ce64">
            <text:p>107840</text:p>
          </table:table-cell>
          <table:table-cell office:value-type="float" office:value="625.33875403495733" table:formula="of:=[.BX111]/[.BV111]" table:style-name="ce64">
            <text:p>625</text:p>
          </table:table-cell>
          <table:table-cell office:value-type="float" office:value="211758" table:style-name="ce21">
            <text:p>211758</text:p>
          </table:table-cell>
          <table:table-cell office:value-type="float" office:value="97.004441921524517" table:style-name="ce5">
            <text:p>97</text:p>
          </table:table-cell>
          <table:table-cell office:value-type="float" office:value="12685046799.999998" table:style-name="ce21">
            <text:p>12685046800</text:p>
          </table:table-cell>
          <table:table-cell office:value-type="float" office:value="59903.506833271931" table:formula="of:=[.CB111]/[.BZ111]" table:style-name="ce69">
            <text:p>59904</text:p>
          </table:table-cell>
          <table:table-cell office:value-type="float" office:value="617.53364739455105" table:formula="of:=[.CC111]/[.CA111]" table:style-name="ce69">
            <text:p>618</text:p>
          </table:table-cell>
          <table:table-cell office:value-type="float" office:value="2.8418041915949028" table:formula="of:=[.DU111]/(([.CD111]+[.BY111])/2)" table:style-name="ce72">
            <text:p>2.84</text:p>
          </table:table-cell>
          <table:table-cell office:value-type="float" office:value="4.0785295576251173" table:formula="of:=[.CG111]-[.CG110]" table:style-name="ce71">
            <text:p>4.1</text:p>
          </table:table-cell>
          <table:table-cell office:value-type="float" office:value="88.998868525578985" table:style-name="ce70">
            <text:p>89</text:p>
          </table:table-cell>
          <table:table-cell office:value-type="float" office:value="24569715" table:style-name="ce8">
            <text:p>24569715</text:p>
          </table:table-cell>
          <table:table-cell office:value-type="float" office:value="534749" table:formula="of:=[.CH111]-[.CH110]" table:style-name="ce30">
            <text:p>534749</text:p>
          </table:table-cell>
          <table:table-cell office:value-type="float" office:value="563631" table:style-name="ce93">
            <text:p>563631</text:p>
          </table:table-cell>
          <table:table-cell office:value-type="float" office:value="68587" table:style-name="ce93">
            <text:p>68587</text:p>
          </table:table-cell>
          <table:table-cell office:value-type="float" office:value="89.151368673463907" table:formula="of:=100-[.CM111]" table:style-name="ce93">
            <text:p>89</text:p>
          </table:table-cell>
          <table:table-cell office:value-type="float" office:value="10.848631326536101" table:formula="of:=([.CK111]*100)/([.CJ111]+[.CK111])" table:style-name="ce93">
            <text:p>11</text:p>
          </table:table-cell>
          <table:table-cell office:value-type="float" office:value="1.8587110188294818" table:formula="of:=([.B111]/[.CH111])" table:style-name="ce38">
            <text:p>1.86</text:p>
          </table:table-cell>
          <table:table-cell office:value-type="float" office:value="2.68" table:style-name="ce88">
            <text:p>2.68</text:p>
          </table:table-cell>
          <table:table-cell office:value-type="float" office:value="0.82128898117051841" table:formula="of:=([.CO111]-[.CN111])" table:style-name="ce88">
            <text:p>0.82</text:p>
          </table:table-cell>
          <table:table-cell office:value-type="float" office:value="2.2248793694985949" table:formula="of:=([.CH111]*100/[.CH110])-100" table:style-name="ce26">
            <text:p>2.2</text:p>
          </table:table-cell>
          <table:table-cell office:value-type="float" office:value="2.2238756865720704" table:formula="of:=AVERAGE([.$CQ$74:.CQ111])" table:style-name="ce87">
            <text:p>2.22</text:p>
          </table:table-cell>
          <table:table-cell office:value-type="float" office:value="884000" table:formula="of:=([.B111]-[.B110])" table:style-name="ce90">
            <text:p>884000</text:p>
          </table:table-cell>
          <table:table-cell office:value-type="float" office:value="1.9739192568774513" table:formula="of:=([.B111]*100/[.B110])-100" table:style-name="ce29">
            <text:p>1.97</text:p>
          </table:table-cell>
          <table:table-cell office:value-type="float" office:value="92749" table:formula="of:=[.CI111]-([.CS111]/2)" table:style-name="ce8">
            <text:p>92749</text:p>
          </table:table-cell>
          <table:table-cell office:value-type="float" office:value="1890000" table:style-name="ce97">
            <text:p>1890000</text:p>
          </table:table-cell>
          <table:table-cell office:value-type="float" office:value="3.5343684607170842" table:formula="of:=[.CV111]/[.CI111]" table:style-name="ce118">
            <text:p>3.5</text:p>
          </table:table-cell>
          <table:table-cell office:value-type="float" office:value="4.1385652973635807" table:formula="of:=[.CV111]/[.B111]*100" table:style-name="ce118">
            <text:p>4.1</text:p>
          </table:table-cell>
          <table:table-cell office:value-type="float" office:value="42695.54" table:style-name="ce8">
            <text:p>4269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9.599999999999994" table:style-name="ce21">
            <text:p>79.6</text:p>
          </table:table-cell>
          <table:table-cell office:value-type="float" office:value="14.2" table:style-name="ce21">
            <text:p>14.2</text:p>
          </table:table-cell>
          <table:table-cell office:value-type="float" office:value="3.2" table:style-name="ce21">
            <text:p>3.2</text:p>
          </table:table-cell>
          <table:table-cell office:value-type="float" office:value="6.1" table:style-name="ce21">
            <text:p>6.1</text:p>
          </table:table-cell>
          <table:table-cell office:value-type="string" table:style-name="ce151">
            <text:p>null</text:p>
          </table:table-cell>
          <table:table-cell office:value-type="float" office:value="108.1081081081081" table:formula="of:=[.DJ111]*[.$DI$118]/[.$DJ$118]" table:style-name="ce97">
            <text:p>108</text:p>
          </table:table-cell>
          <table:table-cell office:value-type="float" office:value="8" table:style-name="ce26">
            <text:p>8.0</text:p>
          </table:table-cell>
          <table:table-cell office:value-type="float" office:value="-5.325443786982234" table:formula="of:=(([.DJ111]*100)/[.DJ110])-100" table:style-name="ce26">
            <text:p>-5.3</text:p>
          </table:table-cell>
          <table:table-cell office:value-type="float" office:value="20.627604166666668" table:formula="of:=[.DQ111]/([.DJ111]*12)" table:style-name="ce26">
            <text:p>20.6</text:p>
          </table:table-cell>
          <table:table-cell office:value-type="float" office:value="4.8478727433404867" table:formula="of:=100/[.DL111]" table:style-name="ce26">
            <text:p>4.8</text:p>
          </table:table-cell>
          <table:table-cell office:value-type="float" office:value="27.503472222222221" table:formula="of:=[.DQ111]/(([.DJ111]*12)*0.75)" table:style-name="ce26">
            <text:p>27.5</text:p>
          </table:table-cell>
          <table:table-cell office:value-type="float" office:value="3.6359045575053655" table:formula="of:=100/[.DN111]" table:style-name="ce26">
            <text:p>3.6</text:p>
          </table:table-cell>
          <table:table-cell office:value-type="float" office:value="65.825893539866442" table:formula="of:=([.DT111]/[.DR111])*100" table:style-name="ce97">
            <text:p>66</text:p>
          </table:table-cell>
          <table:table-cell office:value-type="float" office:value="1980.25" table:formula="of:=AVERAGE([Quarterly.E6:.E9])" table:style-name="ce8">
            <text:p>1980</text:p>
          </table:table-cell>
          <table:table-cell office:value-type="float" office:value="1215.3272169643885" table:formula="of:=PMT(([.AD111]/100)/12;[.AG111]*12;([.DQ111]*100))*-1" table:style-name="ce97">
            <text:p>1215</text:p>
          </table:table-cell>
          <table:table-cell office:value-type="float" office:value="128.64335210047639" table:formula="of:=[.DQ111]*[.$DS$118]/[.$DQ$118]" table:style-name="ce97">
            <text:p>129</text:p>
          </table:table-cell>
          <table:table-cell office:value-type="float" office:value="800" table:formula="of:=[.DJ111]*100" table:style-name="ce97">
            <text:p>800</text:p>
          </table:table-cell>
          <table:table-cell office:value-type="float" office:value="1766" table:style-name="ce30">
            <text:p>1766</text:p>
          </table:table-cell>
          <table:table-cell office:value-type="float" office:value="125.80499999999999" table:style-name="ce93">
            <text:p>126</text:p>
          </table:table-cell>
          <table:table-cell office:value-type="float" office:value="147.33600000000001" table:style-name="ce97">
            <text:p>147</text:p>
          </table:table-cell>
          <table:table-cell office:value-type="float" office:value="4.08" table:style-name="ce29">
            <text:p>4.08</text:p>
          </table:table-cell>
          <table:table-cell office:value-type="float" office:value="197.83" table:formula="of:=[.DY110]+[.DX111]" table:style-name="ce26">
            <text:p>197.8</text:p>
          </table:table-cell>
          <table:table-cell office:value-type="float" office:value="764.31066525000006" table:formula="of:=(([.DU111]*[.DX111])/100)+[.DZ110]" table:style-name="ce26">
            <text:p>764.3</text:p>
          </table:table-cell>
          <table:table-cell office:value-type="float" office:value="1001.6893347499999" table:formula="of:=[.DU111]-[.DZ111]" table:style-name="ce26">
            <text:p>1001.7</text:p>
          </table:table-cell>
          <table:table-cell office:value-type="float" office:value="892.68563918515883" table:formula="of:=[.DU111]/[.DY111]*[.$DY$88]" table:style-name="ce26">
            <text:p>892.7</text:p>
          </table:table-cell>
          <table:table-cell office:value-type="float" office:value="873.31436081484117" table:formula="of:=[.DU111]-[.EB111]" table:style-name="ce26">
            <text:p>873.3</text:p>
          </table:table-cell>
          <table:table-cell office:value-type="float" office:value="0.35745454545454436" table:formula="of:=([.AH111]-[.AH110])" table:style-name="ce29">
            <text:p>0.36</text:p>
          </table:table-cell>
          <table:table-cell office:value-type="float" office:value="-1.3603906486001165" table:formula="of:=([.DU111]*100/[.DU110])-100" table:style-name="ce29">
            <text:p>-1.36</text:p>
          </table:table-cell>
          <table:table-cell office:value-type="float" office:value="-5.4403906486001166" table:formula="of:=[.EE111]-[.DX111]" table:style-name="ce29">
            <text:p>-5.44</text:p>
          </table:table-cell>
          <table:table-cell office:value-type="float" office:value="-28.791435573326453" table:formula="of:=([.O111]*100/[.O110])-100" table:style-name="ce29">
            <text:p>-28.79</text:p>
          </table:table-cell>
          <table:table-cell office:value-type="float" office:value="-32.486419294691217" table:formula="of:=([.T111]*100/[.T110])-100" table:style-name="ce29">
            <text:p>-32.49</text:p>
          </table:table-cell>
          <table:table-cell office:value-type="float" office:value="11.25" table:style-name="ce34">
            <text:p>11.3</text:p>
          </table:table-cell>
          <table:table-cell office:value-type="float" office:value="2.275513908905249" table:formula="of:=([.DO111]+[.EE111])" table:style-name="ce26">
            <text:p>2.3</text:p>
          </table:table-cell>
          <table:table-cell office:value-type="float" office:value="401" table:formula="of:=-0.06*(([.A111]-1963)^2)+8.5*([.A111]-1963)+140" table:style-name="ce26">
            <text:p>401.0</text:p>
          </table:table-cell>
          <table:table-cell office:value-type="float" office:value="451" table:formula="of:=[.EK111]+50" table:style-name="ce26">
            <text:p>451.0</text:p>
          </table:table-cell>
          <table:table-cell office:value-type="float" office:value="351" table:formula="of:=[.EK111]-50" table:style-name="ce26">
            <text:p>351.0</text:p>
          </table:table-cell>
          <table:table-cell office:value-type="float" office:value="501" table:formula="of:=[.EK111]+100" table:style-name="ce26">
            <text:p>501.0</text:p>
          </table:table-cell>
          <table:table-cell office:value-type="float" office:value="301" table:formula="of:=[.EK111]-100" table:style-name="ce26">
            <text:p>301.0</text:p>
          </table:table-cell>
          <table:table-cell office:value-type="float" office:value="371.875" table:formula="of:=-0.025*(([.A111]-1963)^2)+5.5*([.A111]-1963)+175" table:style-name="ce26">
            <text:p>371.9</text:p>
          </table:table-cell>
          <table:table-cell office:value-type="float" office:value="0.84874924145361408" table:formula="of:=3.21286538461538*0.264172052" table:style-name="ce78">
            <text:p>0.85</text:p>
          </table:table-cell>
          <table:table-cell office:value-type="float" office:value="16.111299647207318" table:formula="of:=([.EQ111]*100/[.EQ110])-100" table:style-name="ce113">
            <text:p>16.1</text:p>
          </table:table-cell>
          <table:table-cell office:value-type="float" office:value="1.62" table:style-name="ce78">
            <text:p>1.62</text:p>
          </table:table-cell>
          <table:table-cell table:number-columns-repeated="16235"/>
        </table:table-row>
        <table:table-row table:style-name="ro3">
          <table:table-cell office:value-type="float" office:value="2009" table:style-name="ce17">
            <text:p>2009</text:p>
          </table:table-cell>
          <table:table-cell office:value-type="float" office:value="46239000" table:style-name="ce11">
            <text:p>46239000</text:p>
          </table:table-cell>
          <table:table-cell office:value-type="float" office:value="19428733" table:style-name="ce8">
            <text:p>19428733</text:p>
          </table:table-cell>
          <table:table-cell office:value-type="float" office:value="24810150.917160992" table:style-name="ce8">
            <text:p>24810151</text:p>
          </table:table-cell>
          <table:table-cell office:value-type="float" office:value="38051704.392753989" table:style-name="ce97">
            <text:p>38051704</text:p>
          </table:table-cell>
          <table:table-cell office:value-type="float" office:value="747258.9615384615" table:formula="of:=[.C112]/26" table:style-name="ce30">
            <text:p>747259</text:p>
          </table:table-cell>
          <table:table-cell office:value-type="float" office:value="373629.48076923075" table:formula="of:=[.F112]/2" table:style-name="ce30">
            <text:p>373629</text:p>
          </table:table-cell>
          <table:table-cell office:value-type="float" office:value="560444.22115384613" table:formula="of:=[.G112]*1.5" table:style-name="ce8">
            <text:p>560444</text:p>
          </table:table-cell>
          <table:table-cell office:value-type="float" office:value="816375" table:style-name="ce8">
            <text:p>816375</text:p>
          </table:table-cell>
          <table:table-cell office:value-type="float" office:value="408187.5" table:formula="of:=[.I112]/2" table:style-name="ce8">
            <text:p>408188</text:p>
          </table:table-cell>
          <table:table-cell office:value-type="float" office:value="764551" table:style-name="ce8">
            <text:p>764551</text:p>
          </table:table-cell>
          <table:table-cell office:value-type="float" office:value="382275.5" table:formula="of:=[.K112]/2" table:style-name="ce8">
            <text:p>382276</text:p>
          </table:table-cell>
          <table:table-cell office:value-type="float" office:value="638318" table:style-name="ce8">
            <text:p>638318</text:p>
          </table:table-cell>
          <table:table-cell office:value-type="float" office:value="319159" table:formula="of:=[.M112]/2" table:style-name="ce8">
            <text:p>319159</text:p>
          </table:table-cell>
          <table:table-cell office:value-type="float" office:value="413393" table:style-name="ce21">
            <text:p>413393</text:p>
          </table:table-cell>
          <table:table-cell office:value-type="float" office:value="122546" table:style-name="ce21">
            <text:p>122546</text:p>
          </table:table-cell>
          <table:table-cell office:value-type="float" office:value="22765" table:style-name="ce21">
            <text:p>22765</text:p>
          </table:table-cell>
          <table:table-cell office:value-type="float" office:value="7512" table:style-name="ce21">
            <text:p>7512</text:p>
          </table:table-cell>
          <table:table-cell office:value-type="float" office:value="200749" table:style-name="ce21">
            <text:p>200749</text:p>
          </table:table-cell>
          <table:table-cell office:value-type="float" office:value="650889" table:style-name="ce21">
            <text:p>650889</text:p>
          </table:table-cell>
          <table:table-cell office:value-type="float" office:value="360397" table:style-name="ce21">
            <text:p>360397</text:p>
          </table:table-cell>
          <table:table-cell office:value-type="float" office:value="76677074000" table:style-name="ce104">
            <text:p>7.7E+10</text:p>
          </table:table-cell>
          <table:table-cell office:value-type="float" office:value="117803.61013936324" table:formula="of:=[.V112]/[.T112]" table:style-name="ce30">
            <text:p>117804</text:p>
          </table:table-cell>
          <table:table-cell office:value-type="float" office:value="70471" table:style-name="ce21">
            <text:p>70471</text:p>
          </table:table-cell>
          <table:table-cell office:value-type="float" office:value="27640" table:style-name="ce21">
            <text:p>27640</text:p>
          </table:table-cell>
          <table:table-cell office:value-type="float" office:value="2.5496020260492043" table:formula="of:=[.X112]/[.Y112]" table:style-name="ce82">
            <text:p>2.55</text:p>
          </table:table-cell>
          <table:table-cell office:value-type="float" office:value="1.5745041643182154" table:formula="of:=[.T112]/[.O112]" table:style-name="ce29">
            <text:p>1.57</text:p>
          </table:table-cell>
          <table:table-cell office:value-type="float" office:value="58.167734650235502" table:formula="of:=([.W112]*100)/([.DU112]*(([.CA112]*([.BZ112]/([.BU112]+[.BZ112])))+([.BV112]*([.BU112]/([.BU112]+[.BZ112])))))" table:style-name="ce82">
            <text:p>58.17</text:p>
          </table:table-cell>
          <table:table-cell office:value-type="float" office:value="-34.067406008062385" table:formula="of:=(([.V112]*100/[.V111])-100)-[.DX112]" table:style-name="ce32">
            <text:p>-34.07</text:p>
          </table:table-cell>
          <table:table-cell office:value-type="float" office:value="3.4390000000000001" table:style-name="ce32">
            <text:p>3.44</text:p>
          </table:table-cell>
          <table:table-cell office:value-type="float" office:value="3.1" table:style-name="ce32">
            <text:p>3.10</text:p>
          </table:table-cell>
          <table:table-cell office:value-type="float" office:value="96.9" table:formula="of:=100-[.AE112]" table:style-name="ce32">
            <text:p>96.90</text:p>
          </table:table-cell>
          <table:table-cell office:value-type="float" office:value="24" table:style-name="ce74">
            <text:p>24</text:p>
          </table:table-cell>
          <table:table-cell office:value-type="float" office:value="1.5266454545454544" table:style-name="ce32">
            <text:p>1.53</text:p>
          </table:table-cell>
          <table:table-cell office:value-type="float" office:value="1.9123545454545456" table:formula="of:=[.AD112]-[.AH112]" table:style-name="ce88">
            <text:p>1.91</text:p>
          </table:table-cell>
          <table:table-cell office:value-type="float" office:value="1.3948333333333334" table:style-name="ce89">
            <text:p>1.39</text:p>
          </table:table-cell>
          <table:table-cell office:value-type="float" office:value="169200" table:formula="of:=[.DU112]*100" table:style-name="ce90">
            <text:p>169200</text:p>
          </table:table-cell>
          <table:table-cell office:value-type="float" office:value="236005.80000000002" table:formula="of:=([.DU112]*100)*[.AJ112]" table:style-name="ce90">
            <text:p>236006</text:p>
          </table:table-cell>
          <table:table-cell office:value-type="float" office:value="9382249000000" table:style-name="ce105">
            <text:p>9.38E+12</text:p>
          </table:table-cell>
          <table:table-cell office:value-type="float" office:value="-0.44070426092289949" table:formula="of:=([.AM112]*100/[.AM111])-100" table:style-name="ce87">
            <text:p>-0.44</text:p>
          </table:table-cell>
          <table:table-cell office:value-type="float" office:value="7.2939981007187749" table:formula="of:=AVERAGE([.$AN$84:.AN112])" table:style-name="ce87">
            <text:p>7.29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02.89249999999993" table:style-name="ce92">
            <text:p>703</text:p>
          </table:table-cell>
          <table:table-cell office:value-type="float" office:value="240.71959794705452" table:formula="of:=[.DU112]*100/[.AR112]" table:style-name="ce93">
            <text:p>241</text:p>
          </table:table-cell>
          <table:table-cell office:value-type="float" office:value="-4.5211394287207014" table:style-name="ce120">
            <text:p>-4.5</text:p>
          </table:table-cell>
          <table:table-cell office:value-type="float" office:value="655007000000" table:style-name="ce102">
            <text:p>6.55E+11</text:p>
          </table:table-cell>
          <table:table-cell office:value-type="float" office:value="17213.604763647065" table:formula="of:=[.AU112]/[.E112]" table:style-name="ce30">
            <text:p>17214</text:p>
          </table:table-cell>
          <table:table-cell office:value-type="float" office:value="15435.682262841518" table:formula="of:=[.AW111]*(1+([.DX112]/100))" table:style-name="ce93">
            <text:p>15436</text:p>
          </table:table-cell>
          <table:table-cell office:value-type="float" office:value="22485.872785424886" table:formula="of:=[.AV112]+(12*PMT([.AD112]/100/12;[.AG112]*12;([.AV112]*5)*-1))" table:style-name="ce93">
            <text:p>22486</text:p>
          </table:table-cell>
          <table:table-cell office:value-type="float" office:value="22613.044224659126" table:formula="of:=[.AY111]*(1+(([.DV112]-[.DV111])/100))" table:style-name="ce93">
            <text:p>22613</text:p>
          </table:table-cell>
          <table:table-cell office:value-type="float" office:value="20426.773268073932" table:formula="of:=(([.AY112]+([.AW112]-[.AV112])+([.AX112]-[.AV112]))-[.AV112])+[.$AV$102]" table:style-name="ce93">
            <text:p>20427</text:p>
          </table:table-cell>
          <table:table-cell office:value-type="float" office:value="130.53412122670477" table:formula="of:=[.AZ112]*[.$BA$102]/[.$AZ$102]" table:style-name="ce93">
            <text:p>131</text:p>
          </table:table-cell>
          <table:table-cell office:value-type="float" office:value="76.120240580220099" table:formula="of:=[.AV112]*[.$BB$102]/[.$AV$102]" table:style-name="ce93">
            <text:p>76</text:p>
          </table:table-cell>
          <table:table-cell office:value-type="float" office:value="45.924759419779903" table:formula="of:=[.DV112]-[.BB112]" table:style-name="ce93">
            <text:p>46</text:p>
          </table:table-cell>
          <table:table-cell office:value-type="float" office:value="23560.722027872649" table:formula="of:=[.W112]/5" table:style-name="ce30">
            <text:p>23561</text:p>
          </table:table-cell>
          <table:table-cell office:value-type="float" office:value="26.939400484912397" table:formula="of:=100-(([.AV112]*100)/[.BD112])" table:style-name="ce30">
            <text:p>27</text:p>
          </table:table-cell>
          <table:table-cell office:value-type="float" office:value="239.02499999999998" table:style-name="ce8">
            <text:p>239</text:p>
          </table:table-cell>
          <table:table-cell office:value-type="float" office:value="22656" table:style-name="ce21">
            <text:p>22656</text:p>
          </table:table-cell>
          <table:table-cell office:value-type="float" office:value="9002.43" table:style-name="ce97">
            <text:p>9002</text:p>
          </table:table-cell>
          <table:table-cell office:value-type="float" office:value="21931.480000000003" table:style-name="ce97">
            <text:p>21931</text:p>
          </table:table-cell>
          <table:table-cell office:value-type="float" office:value="4695.1099999999997" table:style-name="ce97">
            <text:p>4695</text:p>
          </table:table-cell>
          <table:table-cell office:value-type="float" office:value="10499.24" table:style-name="ce97">
            <text:p>10499</text:p>
          </table:table-cell>
          <table:table-cell office:value-type="float" office:value="151.77874377988425" table:formula="of:=([.BJ112])/((([.BH112]+[.BI112])*1000)/1000000)" table:style-name="ce97">
            <text:p>152</text:p>
          </table:table-cell>
          <table:table-cell office:value-type="float" office:value="60.252897364009549" table:formula="of:=[.CH112]/[.O112]" table:style-name="ce97">
            <text:p>60</text:p>
          </table:table-cell>
          <table:table-cell office:value-type="float" office:value="89108" table:style-name="ce21">
            <text:p>89108</text:p>
          </table:table-cell>
          <table:table-cell office:value-type="float" office:value="31595" table:style-name="ce21">
            <text:p>31595</text:p>
          </table:table-cell>
          <table:table-cell office:value-type="float" office:value="55012" table:style-name="ce21">
            <text:p>55012</text:p>
          </table:table-cell>
          <table:table-cell office:value-type="float" office:value="2501" table:style-name="ce21">
            <text:p>2501</text:p>
          </table:table-cell>
          <table:table-cell office:value-type="float" office:value="86219" table:style-name="ce100">
            <text:p>86219</text:p>
          </table:table-cell>
          <table:table-cell office:value-type="float" office:value="55323" table:style-name="ce100">
            <text:p>55323</text:p>
          </table:table-cell>
          <table:table-cell office:value-type="float" office:value="5098" table:style-name="ce100">
            <text:p>5098</text:p>
          </table:table-cell>
          <table:table-cell office:value-type="float" office:value="27072" table:style-name="ce21">
            <text:p>27072</text:p>
          </table:table-cell>
          <table:table-cell office:value-type="float" office:value="183.24247835965181" table:style-name="ce5">
            <text:p>183</text:p>
          </table:table-cell>
          <table:table-cell office:value-type="float" office:value="3199472400.0000005" table:style-name="ce21">
            <text:p>3199472400</text:p>
          </table:table-cell>
          <table:table-cell office:value-type="float" office:value="118183.82092198584" table:formula="of:=[.BW112]/[.BU112]" table:style-name="ce64">
            <text:p>118184</text:p>
          </table:table-cell>
          <table:table-cell office:value-type="float" office:value="644.95864703393329" table:formula="of:=[.BX112]/[.BV112]" table:style-name="ce64">
            <text:p>645</text:p>
          </table:table-cell>
          <table:table-cell office:value-type="float" office:value="83750" table:style-name="ce21">
            <text:p>83750</text:p>
          </table:table-cell>
          <table:table-cell office:value-type="float" office:value="99.153449626823587" table:style-name="ce5">
            <text:p>99</text:p>
          </table:table-cell>
          <table:table-cell office:value-type="float" office:value="5318232000" table:style-name="ce21">
            <text:p>5318232000</text:p>
          </table:table-cell>
          <table:table-cell office:value-type="float" office:value="63501.277611940299" table:formula="of:=[.CB112]/[.BZ112]" table:style-name="ce69">
            <text:p>63501</text:p>
          </table:table-cell>
          <table:table-cell office:value-type="float" office:value="640.43437571698519" table:formula="of:=[.CC112]/[.CA112]" table:style-name="ce69">
            <text:p>640</text:p>
          </table:table-cell>
          <table:table-cell office:value-type="float" office:value="2.6326578253535038" table:formula="of:=[.DU112]/(([.CD112]+[.BY112])/2)" table:style-name="ce72">
            <text:p>2.63</text:p>
          </table:table-cell>
          <table:table-cell office:value-type="float" office:value="-0.47648921956619006" table:formula="of:=[.CG112]-[.CG111]" table:style-name="ce71">
            <text:p>-0.5</text:p>
          </table:table-cell>
          <table:table-cell office:value-type="float" office:value="88.522379306012795" table:style-name="ce70">
            <text:p>89</text:p>
          </table:table-cell>
          <table:table-cell office:value-type="float" office:value="24908126" table:style-name="ce8">
            <text:p>24908126</text:p>
          </table:table-cell>
          <table:table-cell office:value-type="float" office:value="338411" table:formula="of:=[.CH112]-[.CH111]" table:style-name="ce30">
            <text:p>338411</text:p>
          </table:table-cell>
          <table:table-cell office:value-type="float" office:value="356555" table:style-name="ce93">
            <text:p>356555</text:p>
          </table:table-cell>
          <table:table-cell office:value-type="float" office:value="67904" table:style-name="ce93">
            <text:p>67904</text:p>
          </table:table-cell>
          <table:table-cell office:value-type="float" office:value="84.002224007501312" table:formula="of:=100-[.CM112]" table:style-name="ce93">
            <text:p>84</text:p>
          </table:table-cell>
          <table:table-cell office:value-type="float" office:value="15.997775992498687" table:formula="of:=([.CK112]*100)/([.CJ112]+[.CK112])" table:style-name="ce93">
            <text:p>16</text:p>
          </table:table-cell>
          <table:table-cell office:value-type="float" office:value="1.8563821300727321" table:formula="of:=([.B112]/[.CH112])" table:style-name="ce38">
            <text:p>1.86</text:p>
          </table:table-cell>
          <table:table-cell office:value-type="float" office:value="2.66" table:style-name="ce88">
            <text:p>2.66</text:p>
          </table:table-cell>
          <table:table-cell office:value-type="float" office:value="0.80361786992726802" table:formula="of:=([.CO112]-[.CN112])" table:style-name="ce88">
            <text:p>0.80</text:p>
          </table:table-cell>
          <table:table-cell office:value-type="float" office:value="1.3773501239228807" table:formula="of:=([.CH112]*100/[.CH111])-100" table:style-name="ce26">
            <text:p>1.4</text:p>
          </table:table-cell>
          <table:table-cell office:value-type="float" office:value="2.2021699029143988" table:formula="of:=AVERAGE([.$CQ$74:.CQ112])" table:style-name="ce87">
            <text:p>2.20</text:p>
          </table:table-cell>
          <table:table-cell office:value-type="float" office:value="571000" table:formula="of:=([.B112]-[.B111])" table:style-name="ce90">
            <text:p>571000</text:p>
          </table:table-cell>
          <table:table-cell office:value-type="float" office:value="1.2503284575632847" table:formula="of:=([.B112]*100/[.B111])-100" table:style-name="ce29">
            <text:p>1.25</text:p>
          </table:table-cell>
          <table:table-cell office:value-type="float" office:value="52911" table:formula="of:=[.CI112]-([.CS112]/2)" table:style-name="ce8">
            <text:p>52911</text:p>
          </table:table-cell>
          <table:table-cell office:value-type="float" office:value="2460000" table:style-name="ce97">
            <text:p>2460000</text:p>
          </table:table-cell>
          <table:table-cell office:value-type="float" office:value="7.26926725195103" table:formula="of:=[.CV112]/[.CI112]" table:style-name="ce118">
            <text:p>7.3</text:p>
          </table:table-cell>
          <table:table-cell office:value-type="float" office:value="5.3201842600402252" table:formula="of:=[.CV112]/[.B112]*100" table:style-name="ce118">
            <text:p>5.3</text:p>
          </table:table-cell>
          <table:table-cell office:value-type="float" office:value="28911.140000000003" table:style-name="ce8">
            <text:p>28911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9.3" table:style-name="ce21">
            <text:p>79.3</text:p>
          </table:table-cell>
          <table:table-cell office:value-type="float" office:value="14.600000000000001" table:style-name="ce21">
            <text:p>14.6</text:p>
          </table:table-cell>
          <table:table-cell office:value-type="float" office:value="3.3" table:style-name="ce21">
            <text:p>3.3</text:p>
          </table:table-cell>
          <table:table-cell office:value-type="float" office:value="6.1" table:style-name="ce21">
            <text:p>6.1</text:p>
          </table:table-cell>
          <table:table-cell office:value-type="string" table:style-name="ce151">
            <text:p>null</text:p>
          </table:table-cell>
          <table:table-cell office:value-type="float" office:value="103.37837837837837" table:formula="of:=[.DJ112]*[.$DI$118]/[.$DJ$118]" table:style-name="ce97">
            <text:p>103</text:p>
          </table:table-cell>
          <table:table-cell office:value-type="float" office:value="7.65" table:style-name="ce26">
            <text:p>7.7</text:p>
          </table:table-cell>
          <table:table-cell office:value-type="float" office:value="-4.375" table:formula="of:=(([.DJ112]*100)/[.DJ111])-100" table:style-name="ce26">
            <text:p>-4.4</text:p>
          </table:table-cell>
          <table:table-cell office:value-type="float" office:value="20.687182280319533" table:formula="of:=[.DQ112]/([.DJ112]*12)" table:style-name="ce26">
            <text:p>20.7</text:p>
          </table:table-cell>
          <table:table-cell office:value-type="float" office:value="4.8339110974593007" table:formula="of:=100/[.DL112]" table:style-name="ce26">
            <text:p>4.8</text:p>
          </table:table-cell>
          <table:table-cell office:value-type="float" office:value="27.582909707092714" table:formula="of:=[.DQ112]/(([.DJ112]*12)*0.75)" table:style-name="ce26">
            <text:p>27.6</text:p>
          </table:table-cell>
          <table:table-cell office:value-type="float" office:value="3.6254333230944753" table:formula="of:=100/[.DN112]" table:style-name="ce26">
            <text:p>3.6</text:p>
          </table:table-cell>
          <table:table-cell office:value-type="float" office:value="78.911992666690637" table:formula="of:=([.DT112]/[.DR112])*100" table:style-name="ce97">
            <text:p>79</text:p>
          </table:table-cell>
          <table:table-cell office:value-type="float" office:value="1899.0833333333335" table:formula="of:=AVERAGE([Quarterly.E10:.E13])" table:style-name="ce8">
            <text:p>1899</text:p>
          </table:table-cell>
          <table:table-cell office:value-type="float" office:value="969.43439665909295" table:formula="of:=PMT(([.AD112]/100)/12;[.AG112]*12;([.DQ112]*100))*-1" table:style-name="ce97">
            <text:p>969</text:p>
          </table:table-cell>
          <table:table-cell office:value-type="float" office:value="123.37050671286272" table:formula="of:=[.DQ112]*[.$DS$118]/[.$DQ$118]" table:style-name="ce97">
            <text:p>123</text:p>
          </table:table-cell>
          <table:table-cell office:value-type="float" office:value="765" table:formula="of:=[.DJ112]*100" table:style-name="ce97">
            <text:p>765</text:p>
          </table:table-cell>
          <table:table-cell office:value-type="float" office:value="1692" table:style-name="ce30">
            <text:p>1692</text:p>
          </table:table-cell>
          <table:table-cell office:value-type="float" office:value="122.045" table:style-name="ce93">
            <text:p>122</text:p>
          </table:table-cell>
          <table:table-cell office:value-type="float" office:value="137.483" table:style-name="ce93">
            <text:p>137</text:p>
          </table:table-cell>
          <table:table-cell office:value-type="float" office:value="-0.28999999999999998" table:style-name="ce29">
            <text:p>-0.29</text:p>
          </table:table-cell>
          <table:table-cell office:value-type="float" office:value="197.54000000000002" table:formula="of:=[.DY111]+[.DX112]" table:style-name="ce26">
            <text:p>197.5</text:p>
          </table:table-cell>
          <table:table-cell office:value-type="float" office:value="759.40386525000008" table:formula="of:=(([.DU112]*[.DX112])/100)+[.DZ111]" table:style-name="ce26">
            <text:p>759.4</text:p>
          </table:table-cell>
          <table:table-cell office:value-type="float" office:value="932.59613474999992" table:formula="of:=[.DU112]-[.DZ112]" table:style-name="ce26">
            <text:p>932.6</text:p>
          </table:table-cell>
          <table:table-cell office:value-type="float" office:value="856.5353852384327" table:formula="of:=[.DU112]/[.DY112]*[.$DY$88]" table:style-name="ce26">
            <text:p>856.5</text:p>
          </table:table-cell>
          <table:table-cell office:value-type="float" office:value="835.4646147615673" table:formula="of:=[.DU112]-[.EB112]" table:style-name="ce26">
            <text:p>835.5</text:p>
          </table:table-cell>
          <table:table-cell office:value-type="float" office:value="-3.3155181818181814" table:formula="of:=([.AH112]-[.AH111])" table:style-name="ce29">
            <text:p>-3.32</text:p>
          </table:table-cell>
          <table:table-cell office:value-type="float" office:value="-4.1902604756511863" table:formula="of:=([.DU112]*100/[.DU111])-100" table:style-name="ce29">
            <text:p>-4.19</text:p>
          </table:table-cell>
          <table:table-cell office:value-type="float" office:value="-3.9002604756511863" table:formula="of:=[.EE112]-[.DX112]" table:style-name="ce29">
            <text:p>-3.90</text:p>
          </table:table-cell>
          <table:table-cell office:value-type="float" office:value="-25.120815823793649" table:formula="of:=([.O112]*100/[.O111])-100" table:style-name="ce29">
            <text:p>-25.12</text:p>
          </table:table-cell>
          <table:table-cell office:value-type="float" office:value="-22.181466465969805" table:formula="of:=([.T112]*100/[.T111])-100" table:style-name="ce29">
            <text:p>-22.18</text:p>
          </table:table-cell>
          <table:table-cell office:value-type="float" office:value="17.86" table:style-name="ce34">
            <text:p>17.9</text:p>
          </table:table-cell>
          <table:table-cell office:value-type="float" office:value="-0.56482715255671101" table:formula="of:=([.DO112]+[.EE112])" table:style-name="ce26">
            <text:p>-0.6</text:p>
          </table:table-cell>
          <table:table-cell office:value-type="float" office:value="404.04" table:formula="of:=-0.06*(([.A112]-1963)^2)+8.5*([.A112]-1963)+140" table:style-name="ce26">
            <text:p>404.0</text:p>
          </table:table-cell>
          <table:table-cell office:value-type="float" office:value="454.04" table:formula="of:=[.EK112]+50" table:style-name="ce26">
            <text:p>454.0</text:p>
          </table:table-cell>
          <table:table-cell office:value-type="float" office:value="354.04" table:formula="of:=[.EK112]-50" table:style-name="ce26">
            <text:p>354.0</text:p>
          </table:table-cell>
          <table:table-cell office:value-type="float" office:value="504.04" table:formula="of:=[.EK112]+100" table:style-name="ce26">
            <text:p>504.0</text:p>
          </table:table-cell>
          <table:table-cell office:value-type="float" office:value="304.04000000000002" table:formula="of:=[.EK112]-100" table:style-name="ce26">
            <text:p>304.0</text:p>
          </table:table-cell>
          <table:table-cell office:value-type="float" office:value="375.1" table:formula="of:=-0.025*(([.A112]-1963)^2)+5.5*([.A112]-1963)+175" table:style-name="ce26">
            <text:p>375.1</text:p>
          </table:table-cell>
          <table:table-cell office:value-type="float" office:value="0.61142621435399991" table:formula="of:=2.3145*0.264172052" table:style-name="ce78">
            <text:p>0.61</text:p>
          </table:table-cell>
          <table:table-cell office:value-type="float" office:value="-27.961500936738616" table:formula="of:=([.EQ112]*100/[.EQ111])-100" table:style-name="ce113">
            <text:p>-28.0</text:p>
          </table:table-cell>
          <table:table-cell office:value-type="float" office:value="1.3571728333333333" table:style-name="ce78">
            <text:p>1.36</text:p>
          </table:table-cell>
          <table:table-cell table:number-columns-repeated="16235"/>
        </table:table-row>
        <table:table-row table:style-name="ro3">
          <table:table-cell office:value-type="float" office:value="2010" table:style-name="ce17">
            <text:p>2010</text:p>
          </table:table-cell>
          <table:table-cell office:value-type="float" office:value="46486000" table:style-name="ce11">
            <text:p>46486000</text:p>
          </table:table-cell>
          <table:table-cell office:value-type="float" office:value="19403020" table:style-name="ce8">
            <text:p>19403020</text:p>
          </table:table-cell>
          <table:table-cell office:value-type="float" office:value="24881374.896898001" table:style-name="ce8">
            <text:p>24881375</text:p>
          </table:table-cell>
          <table:table-cell office:value-type="float" office:value="38223381.611099005" table:style-name="ce97">
            <text:p>38223382</text:p>
          </table:table-cell>
          <table:table-cell office:value-type="float" office:value="746270" table:formula="of:=[.C113]/26" table:style-name="ce30">
            <text:p>746270</text:p>
          </table:table-cell>
          <table:table-cell office:value-type="float" office:value="373135" table:formula="of:=[.F113]/2" table:style-name="ce30">
            <text:p>373135</text:p>
          </table:table-cell>
          <table:table-cell office:value-type="float" office:value="559702.5" table:formula="of:=[.G113]*1.5" table:style-name="ce8">
            <text:p>559703</text:p>
          </table:table-cell>
          <table:table-cell office:value-type="float" office:value="779876" table:style-name="ce8">
            <text:p>779876</text:p>
          </table:table-cell>
          <table:table-cell office:value-type="float" office:value="389938" table:formula="of:=[.I113]/2" table:style-name="ce8">
            <text:p>389938</text:p>
          </table:table-cell>
          <table:table-cell office:value-type="float" office:value="771872" table:style-name="ce8">
            <text:p>771872</text:p>
          </table:table-cell>
          <table:table-cell office:value-type="float" office:value="385936" table:formula="of:=[.K113]/2" table:style-name="ce8">
            <text:p>385936</text:p>
          </table:table-cell>
          <table:table-cell office:value-type="float" office:value="652384" table:style-name="ce8">
            <text:p>652384</text:p>
          </table:table-cell>
          <table:table-cell office:value-type="float" office:value="326192" table:formula="of:=[.M113]/2" table:style-name="ce8">
            <text:p>326192</text:p>
          </table:table-cell>
          <table:table-cell office:value-type="float" office:value="439591" table:style-name="ce21">
            <text:p>439591</text:p>
          </table:table-cell>
          <table:table-cell office:value-type="float" office:value="132407" table:style-name="ce21">
            <text:p>132407</text:p>
          </table:table-cell>
          <table:table-cell office:value-type="float" office:value="21986" table:style-name="ce21">
            <text:p>21986</text:p>
          </table:table-cell>
          <table:table-cell office:value-type="float" office:value="5885" table:style-name="ce21">
            <text:p>5885</text:p>
          </table:table-cell>
          <table:table-cell office:value-type="float" office:value="194221" table:style-name="ce21">
            <text:p>194221</text:p>
          </table:table-cell>
          <table:table-cell office:value-type="float" office:value="607535" table:style-name="ce21">
            <text:p>607535</text:p>
          </table:table-cell>
          <table:table-cell office:value-type="float" office:value="370543" table:style-name="ce21">
            <text:p>370543</text:p>
          </table:table-cell>
          <table:table-cell office:value-type="float" office:value="71041231000" table:style-name="ce104">
            <text:p>7.1E+10</text:p>
          </table:table-cell>
          <table:table-cell office:value-type="float" office:value="116933.56102940571" table:formula="of:=[.V113]/[.T113]" table:style-name="ce30">
            <text:p>116934</text:p>
          </table:table-cell>
          <table:table-cell office:value-type="float" office:value="57697" table:style-name="ce21">
            <text:p>57697</text:p>
          </table:table-cell>
          <table:table-cell office:value-type="float" office:value="23852" table:style-name="ce21">
            <text:p>23852</text:p>
          </table:table-cell>
          <table:table-cell office:value-type="float" office:value="2.4189585778970315" table:formula="of:=[.X113]/[.Y113]" table:style-name="ce82">
            <text:p>2.42</text:p>
          </table:table-cell>
          <table:table-cell office:value-type="float" office:value="1.3820460382491908" table:formula="of:=[.T113]/[.O113]" table:style-name="ce29">
            <text:p>1.38</text:p>
          </table:table-cell>
          <table:table-cell office:value-type="float" office:value="56.64971667880652" table:formula="of:=([.W113]*100)/([.DU113]*(([.CA113]*([.BZ113]/([.BU113]+[.BZ113])))+([.BV113]*([.BU113]/([.BU113]+[.BZ113])))))" table:style-name="ce82">
            <text:p>56.65</text:p>
          </table:table-cell>
          <table:table-cell office:value-type="float" office:value="-9.1501018048758631" table:formula="of:=(([.V113]*100/[.V112])-100)-[.DX113]" table:style-name="ce32">
            <text:p>-9.15</text:p>
          </table:table-cell>
          <table:table-cell office:value-type="float" office:value="2.77" table:style-name="ce32">
            <text:p>2.77</text:p>
          </table:table-cell>
          <table:table-cell office:value-type="float" office:value="2.7" table:style-name="ce32">
            <text:p>2.70</text:p>
          </table:table-cell>
          <table:table-cell office:value-type="float" office:value="97.3" table:formula="of:=100-[.AE113]" table:style-name="ce32">
            <text:p>97.30</text:p>
          </table:table-cell>
          <table:table-cell office:value-type="float" office:value="24" table:style-name="ce74">
            <text:p>24</text:p>
          </table:table-cell>
          <table:table-cell office:value-type="float" office:value="1.361181818181818" table:style-name="ce32">
            <text:p>1.36</text:p>
          </table:table-cell>
          <table:table-cell office:value-type="float" office:value="1.408818181818182" table:formula="of:=[.AD113]-[.AH113]" table:style-name="ce88">
            <text:p>1.41</text:p>
          </table:table-cell>
          <table:table-cell office:value-type="float" office:value="1.3209833333333336" table:style-name="ce89">
            <text:p>1.32</text:p>
          </table:table-cell>
          <table:table-cell office:value-type="float" office:value="166200" table:formula="of:=[.DU113]*100" table:style-name="ce90">
            <text:p>166200</text:p>
          </table:table-cell>
          <table:table-cell office:value-type="float" office:value="219547.43000000005" table:formula="of:=([.DU113]*100)*[.AJ113]" table:style-name="ce90">
            <text:p>219547</text:p>
          </table:table-cell>
          <table:table-cell office:value-type="float" office:value="9320772000000" table:style-name="ce105">
            <text:p>9.32E+12</text:p>
          </table:table-cell>
          <table:table-cell office:value-type="float" office:value="-0.6552480114309418" table:formula="of:=([.AM113]*100/[.AM112])-100" table:style-name="ce87">
            <text:p>-0.66</text:p>
          </table:table-cell>
          <table:table-cell office:value-type="float" office:value="7.0290232303137845" table:formula="of:=AVERAGE([.$AN$84:.AN113])" table:style-name="ce87">
            <text:p>7.03</text:p>
          </table:table-cell>
          <table:table-cell office:value-type="float" office:value="8.1666666666666679E-2" table:style-name="ce91">
            <text:p>0.1</text:p>
          </table:table-cell>
          <table:table-cell office:value-type="float" office:value="2035102.0408163262" table:formula="of:=[.DU113]*100/[.AP113]" table:style-name="ce83">
            <text:p>2035102</text:p>
          </table:table-cell>
          <table:table-cell office:value-type="float" office:value="934.45249999999987" table:style-name="ce92">
            <text:p>934</text:p>
          </table:table-cell>
          <table:table-cell office:value-type="float" office:value="177.85815758425392" table:formula="of:=[.DU113]*100/[.AR113]" table:style-name="ce93">
            <text:p>178</text:p>
          </table:table-cell>
          <table:table-cell office:value-type="float" office:value="2.1806787881752712" table:style-name="ce120">
            <text:p>2.2</text:p>
          </table:table-cell>
          <table:table-cell office:value-type="float" office:value="657840000000" table:style-name="ce102">
            <text:p>6.58E+11</text:p>
          </table:table-cell>
          <table:table-cell office:value-type="float" office:value="17210.408191853479" table:formula="of:=[.AU113]/[.E113]" table:style-name="ce30">
            <text:p>17210</text:p>
          </table:table-cell>
          <table:table-cell office:value-type="float" office:value="15713.524543572665" table:formula="of:=[.AW112]*(1+([.DX113]/100))" table:style-name="ce93">
            <text:p>15714</text:p>
          </table:table-cell>
          <table:table-cell office:value-type="float" office:value="22122.80962424288" table:formula="of:=[.AV113]+(12*PMT([.AD113]/100/12;[.AG113]*12;([.AV113]*5)*-1))" table:style-name="ce93">
            <text:p>22123</text:p>
          </table:table-cell>
          <table:table-cell office:value-type="float" office:value="21064.616021375594" table:formula="of:=[.AY112]*(1+(([.DV113]-[.DV112])/100))" table:style-name="ce93">
            <text:p>21065</text:p>
          </table:table-cell>
          <table:table-cell office:value-type="float" office:value="18802.713899720296" table:formula="of:=(([.AY113]+([.AW113]-[.AV113])+([.AX113]-[.AV113]))-[.AV113])+[.$AV$102]" table:style-name="ce93">
            <text:p>18803</text:p>
          </table:table-cell>
          <table:table-cell office:value-type="float" office:value="120.15582213433774" table:formula="of:=[.AZ113]*[.$BA$102]/[.$AZ$102]" table:style-name="ce93">
            <text:p>120</text:p>
          </table:table-cell>
          <table:table-cell office:value-type="float" office:value="76.106105027713767" table:formula="of:=[.AV113]*[.$BB$102]/[.$AV$102]" table:style-name="ce93">
            <text:p>76</text:p>
          </table:table-cell>
          <table:table-cell office:value-type="float" office:value="39.091394972286238" table:formula="of:=[.DV113]-[.BB113]" table:style-name="ce93">
            <text:p>39</text:p>
          </table:table-cell>
          <table:table-cell office:value-type="float" office:value="23386.712205881144" table:formula="of:=[.W113]/5" table:style-name="ce30">
            <text:p>23387</text:p>
          </table:table-cell>
          <table:table-cell office:value-type="float" office:value="26.409458326829224" table:formula="of:=100-(([.AV113]*100)/[.BD113])" table:style-name="ce30">
            <text:p>26</text:p>
          </table:table-cell>
          <table:table-cell office:value-type="float" office:value="208.47500000000002" table:style-name="ce8">
            <text:p>208</text:p>
          </table:table-cell>
          <table:table-cell office:value-type="float" office:value="21220" table:style-name="ce21">
            <text:p>21220</text:p>
          </table:table-cell>
          <table:table-cell office:value-type="float" office:value="6569.31" table:style-name="ce97">
            <text:p>6569</text:p>
          </table:table-cell>
          <table:table-cell office:value-type="float" office:value="17108.22" table:style-name="ce97">
            <text:p>17108</text:p>
          </table:table-cell>
          <table:table-cell office:value-type="float" office:value="4788.91" table:style-name="ce97">
            <text:p>4789</text:p>
          </table:table-cell>
          <table:table-cell office:value-type="float" office:value="10738.58" table:style-name="ce97">
            <text:p>10739</text:p>
          </table:table-cell>
          <table:table-cell office:value-type="float" office:value="202.25547174895351" table:formula="of:=([.BJ113])/((([.BH113]+[.BI113])*1000)/1000000)" table:style-name="ce97">
            <text:p>202</text:p>
          </table:table-cell>
          <table:table-cell office:value-type="float" office:value="57.112750261038101" table:formula="of:=[.CH113]/[.O113]" table:style-name="ce97">
            <text:p>57</text:p>
          </table:table-cell>
          <table:table-cell office:value-type="float" office:value="89788" table:style-name="ce21">
            <text:p>89788</text:p>
          </table:table-cell>
          <table:table-cell office:value-type="float" office:value="29715" table:style-name="ce21">
            <text:p>29715</text:p>
          </table:table-cell>
          <table:table-cell office:value-type="float" office:value="56957" table:style-name="ce21">
            <text:p>56957</text:p>
          </table:table-cell>
          <table:table-cell office:value-type="float" office:value="3116" table:style-name="ce21">
            <text:p>3116</text:p>
          </table:table-cell>
          <table:table-cell office:value-type="float" office:value="69223" table:style-name="ce100">
            <text:p>69223</text:p>
          </table:table-cell>
          <table:table-cell office:value-type="float" office:value="55692" table:style-name="ce100">
            <text:p>55692</text:p>
          </table:table-cell>
          <table:table-cell office:value-type="float" office:value="2628" table:style-name="ce100">
            <text:p>2628</text:p>
          </table:table-cell>
          <table:table-cell office:value-type="float" office:value="24633" table:style-name="ce21">
            <text:p>24633</text:p>
          </table:table-cell>
          <table:table-cell office:value-type="float" office:value="188.56656918891656" table:style-name="ce5">
            <text:p>189</text:p>
          </table:table-cell>
          <table:table-cell office:value-type="float" office:value="3009437099.999999" table:style-name="ce21">
            <text:p>3009437100</text:p>
          </table:table-cell>
          <table:table-cell office:value-type="float" office:value="122170.95359883079" table:formula="of:=[.BW113]/[.BU113]" table:style-name="ce64">
            <text:p>122171</text:p>
          </table:table-cell>
          <table:table-cell office:value-type="float" office:value="647.89296493183303" table:formula="of:=[.BX113]/[.BV113]" table:style-name="ce64">
            <text:p>648</text:p>
          </table:table-cell>
          <table:table-cell office:value-type="float" office:value="66994" table:style-name="ce21">
            <text:p>66994</text:p>
          </table:table-cell>
          <table:table-cell office:value-type="float" office:value="100.52870557289202" table:style-name="ce5">
            <text:p>101</text:p>
          </table:table-cell>
          <table:table-cell office:value-type="float" office:value="4380167900" table:style-name="ce21">
            <text:p>4380167900</text:p>
          </table:table-cell>
          <table:table-cell office:value-type="float" office:value="65381.495357793232" table:formula="of:=[.CB113]/[.BZ113]" table:style-name="ce69">
            <text:p>65381</text:p>
          </table:table-cell>
          <table:table-cell office:value-type="float" office:value="650.37637742570939" table:formula="of:=[.CC113]/[.CA113]" table:style-name="ce69">
            <text:p>650</text:p>
          </table:table-cell>
          <table:table-cell office:value-type="float" office:value="2.5603315826313127" table:formula="of:=[.DU113]/(([.CD113]+[.BY113])/2)" table:style-name="ce72">
            <text:p>2.56</text:p>
          </table:table-cell>
          <table:table-cell office:value-type="float" office:value="0.81235765730913556" table:formula="of:=[.CG113]-[.CG112]" table:style-name="ce71">
            <text:p>0.8</text:p>
          </table:table-cell>
          <table:table-cell office:value-type="float" office:value="89.33473696332193" table:style-name="ce70">
            <text:p>89</text:p>
          </table:table-cell>
          <table:table-cell office:value-type="float" office:value="25106251" table:style-name="ce8">
            <text:p>25106251</text:p>
          </table:table-cell>
          <table:table-cell office:value-type="float" office:value="198125" table:formula="of:=[.CH113]-[.CH112]" table:style-name="ce30">
            <text:p>198125</text:p>
          </table:table-cell>
          <table:table-cell office:value-type="float" office:value="218572" table:style-name="ce93">
            <text:p>218572</text:p>
          </table:table-cell>
          <table:table-cell office:value-type="float" office:value="58311" table:style-name="ce93">
            <text:p>58311</text:p>
          </table:table-cell>
          <table:table-cell office:value-type="float" office:value="78.940202179259828" table:formula="of:=100-[.CM113]" table:style-name="ce93">
            <text:p>79</text:p>
          </table:table-cell>
          <table:table-cell office:value-type="float" office:value="21.059797820740169" table:formula="of:=([.CK113]*100)/([.CJ113]+[.CK113])" table:style-name="ce93">
            <text:p>21</text:p>
          </table:table-cell>
          <table:table-cell office:value-type="float" office:value="1.8515707502486134" table:formula="of:=([.B113]/[.CH113])" table:style-name="ce38">
            <text:p>1.85</text:p>
          </table:table-cell>
          <table:table-cell office:value-type="float" office:value="2.63" table:style-name="ce88">
            <text:p>2.63</text:p>
          </table:table-cell>
          <table:table-cell office:value-type="float" office:value="0.7784292497513865" table:formula="of:=([.CO113]-[.CN113])" table:style-name="ce88">
            <text:p>0.78</text:p>
          </table:table-cell>
          <table:table-cell office:value-type="float" office:value="0.79542314825290816" table:formula="of:=([.CH113]*100/[.CH112])-100" table:style-name="ce26">
            <text:p>0.8</text:p>
          </table:table-cell>
          <table:table-cell office:value-type="float" office:value="2.1670012340478615" table:formula="of:=AVERAGE([.$CQ$74:.CQ113])" table:style-name="ce87">
            <text:p>2.17</text:p>
          </table:table-cell>
          <table:table-cell office:value-type="float" office:value="247000" table:formula="of:=([.B113]-[.B112])" table:style-name="ce90">
            <text:p>247000</text:p>
          </table:table-cell>
          <table:table-cell office:value-type="float" office:value="0.53418110253250006" table:formula="of:=([.B113]*100/[.B112])-100" table:style-name="ce29">
            <text:p>0.53</text:p>
          </table:table-cell>
          <table:table-cell office:value-type="float" office:value="74625" table:formula="of:=[.CI113]-([.CS113]/2)" table:style-name="ce8">
            <text:p>74625</text:p>
          </table:table-cell>
          <table:table-cell office:value-type="float" office:value="1651000" table:style-name="ce97">
            <text:p>1651000</text:p>
          </table:table-cell>
          <table:table-cell office:value-type="float" office:value="8.3331230283911673" table:formula="of:=[.CV113]/[.CI113]" table:style-name="ce118">
            <text:p>8.3</text:p>
          </table:table-cell>
          <table:table-cell office:value-type="float" office:value="3.5516069354214168" table:formula="of:=[.CV113]/[.B113]*100" table:style-name="ce118">
            <text:p>3.6</text:p>
          </table:table-cell>
          <table:table-cell office:value-type="float" office:value="24456.010000000002" table:style-name="ce8">
            <text:p>24456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string" table:style-name="ce151">
            <text:p>null</text:p>
          </table:table-cell>
          <table:table-cell office:value-type="float" office:value="79.400000000000006" table:style-name="ce21">
            <text:p>79.4</text:p>
          </table:table-cell>
          <table:table-cell office:value-type="float" office:value="14.5" table:style-name="ce21">
            <text:p>14.5</text:p>
          </table:table-cell>
          <table:table-cell office:value-type="float" office:value="3.1" table:style-name="ce21">
            <text:p>3.1</text:p>
          </table:table-cell>
          <table:table-cell office:value-type="float" office:value="6.1" table:style-name="ce21">
            <text:p>6.1</text:p>
          </table:table-cell>
          <table:table-cell office:value-type="string" table:style-name="ce151">
            <text:p>null</text:p>
          </table:table-cell>
          <table:table-cell office:value-type="float" office:value="103.37837837837837" table:formula="of:=[.DJ113]*[.$DI$118]/[.$DJ$118]" table:style-name="ce97">
            <text:p>103</text:p>
          </table:table-cell>
          <table:table-cell office:value-type="float" office:value="7.65" table:style-name="ce26">
            <text:p>7.7</text:p>
          </table:table-cell>
          <table:table-cell office:value-type="float" office:value="0" table:formula="of:=(([.DJ113]*100)/[.DJ112])-100" table:style-name="ce26">
            <text:p>0.0</text:p>
          </table:table-cell>
          <table:table-cell office:value-type="float" office:value="20.875998547567171" table:formula="of:=[.DQ113]/([.DJ113]*12)" table:style-name="ce26">
            <text:p>20.9</text:p>
          </table:table-cell>
          <table:table-cell office:value-type="float" office:value="4.7901900247858427" table:formula="of:=100/[.DL113]" table:style-name="ce26">
            <text:p>4.8</text:p>
          </table:table-cell>
          <table:table-cell office:value-type="float" office:value="27.83466473008956" table:formula="of:=[.DQ113]/(([.DJ113]*12)*0.75)" table:style-name="ce26">
            <text:p>27.8</text:p>
          </table:table-cell>
          <table:table-cell office:value-type="float" office:value="3.5926425185893822" table:formula="of:=100/[.DN113]" table:style-name="ce26">
            <text:p>3.6</text:p>
          </table:table-cell>
          <table:table-cell office:value-type="float" office:value="83.91122628898178" table:formula="of:=([.DT113]/[.DR113])*100" table:style-name="ce97">
            <text:p>84</text:p>
          </table:table-cell>
          <table:table-cell office:value-type="float" office:value="1916.4166666666665" table:formula="of:=AVERAGE([Quarterly.E14:.E17])" table:style-name="ce8">
            <text:p>1916</text:p>
          </table:table-cell>
          <table:table-cell office:value-type="float" office:value="911.67777403874106" table:formula="of:=PMT(([.AD113]/100)/12;[.AG113]*12;([.DQ113]*100))*-1" table:style-name="ce97">
            <text:p>912</text:p>
          </table:table-cell>
          <table:table-cell office:value-type="float" office:value="124.49653529666523" table:formula="of:=[.DQ113]*[.$DS$118]/[.$DQ$118]" table:style-name="ce97">
            <text:p>124</text:p>
          </table:table-cell>
          <table:table-cell office:value-type="float" office:value="765" table:formula="of:=[.DJ113]*100" table:style-name="ce97">
            <text:p>765</text:p>
          </table:table-cell>
          <table:table-cell office:value-type="float" office:value="1662" table:style-name="ce30">
            <text:p>1662</text:p>
          </table:table-cell>
          <table:table-cell office:value-type="float" office:value="115.19750000000001" table:style-name="ce93">
            <text:p>115</text:p>
          </table:table-cell>
          <table:table-cell office:value-type="float" office:value="134.745" table:style-name="ce93">
            <text:p>135</text:p>
          </table:table-cell>
          <table:table-cell office:value-type="float" office:value="1.7999999999999998" table:style-name="ce29">
            <text:p>1.80</text:p>
          </table:table-cell>
          <table:table-cell office:value-type="float" office:value="199.34000000000003" table:formula="of:=[.DY112]+[.DX113]" table:style-name="ce26">
            <text:p>199.3</text:p>
          </table:table-cell>
          <table:table-cell office:value-type="float" office:value="789.31986525000013" table:formula="of:=(([.DU113]*[.DX113])/100)+[.DZ112]" table:style-name="ce26">
            <text:p>789.3</text:p>
          </table:table-cell>
          <table:table-cell office:value-type="float" office:value="872.68013474999987" table:formula="of:=[.DU113]-[.DZ113]" table:style-name="ce26">
            <text:p>872.7</text:p>
          </table:table-cell>
          <table:table-cell office:value-type="float" office:value="833.7513795525233" table:formula="of:=[.DU113]/[.DY113]*[.$DY$88]" table:style-name="ce26">
            <text:p>833.8</text:p>
          </table:table-cell>
          <table:table-cell office:value-type="float" office:value="828.2486204474767" table:formula="of:=[.DU113]-[.EB113]" table:style-name="ce26">
            <text:p>828.2</text:p>
          </table:table-cell>
          <table:table-cell office:value-type="float" office:value="-0.16546363636363637" table:formula="of:=([.AH113]-[.AH112])" table:style-name="ce29">
            <text:p>-0.17</text:p>
          </table:table-cell>
          <table:table-cell office:value-type="float" office:value="-1.7730496453900741" table:formula="of:=([.DU113]*100/[.DU112])-100" table:style-name="ce29">
            <text:p>-1.77</text:p>
          </table:table-cell>
          <table:table-cell office:value-type="float" office:value="-3.573049645390074" table:formula="of:=[.EE113]-[.DX113]" table:style-name="ce29">
            <text:p>-3.57</text:p>
          </table:table-cell>
          <table:table-cell office:value-type="float" office:value="6.3373109849465266" table:formula="of:=([.O113]*100/[.O112])-100" table:style-name="ce29">
            <text:p>6.34</text:p>
          </table:table-cell>
          <table:table-cell office:value-type="float" office:value="-6.6607363160231614" table:formula="of:=([.T113]*100/[.T112])-100" table:style-name="ce29">
            <text:p>-6.66</text:p>
          </table:table-cell>
          <table:table-cell office:value-type="float" office:value="19.86" table:style-name="ce34">
            <text:p>19.9</text:p>
          </table:table-cell>
          <table:table-cell office:value-type="float" office:value="1.8195928731993081" table:formula="of:=([.DO113]+[.EE113])" table:style-name="ce26">
            <text:p>1.8</text:p>
          </table:table-cell>
          <table:table-cell office:value-type="float" office:value="406.96000000000004" table:formula="of:=-0.06*(([.A113]-1963)^2)+8.5*([.A113]-1963)+140" table:style-name="ce26">
            <text:p>407.0</text:p>
          </table:table-cell>
          <table:table-cell office:value-type="float" office:value="456.96000000000004" table:formula="of:=[.EK113]+50" table:style-name="ce26">
            <text:p>457.0</text:p>
          </table:table-cell>
          <table:table-cell office:value-type="float" office:value="356.96000000000004" table:formula="of:=[.EK113]-50" table:style-name="ce26">
            <text:p>357.0</text:p>
          </table:table-cell>
          <table:table-cell office:value-type="float" office:value="506.96000000000004" table:formula="of:=[.EK113]+100" table:style-name="ce26">
            <text:p>507.0</text:p>
          </table:table-cell>
          <table:table-cell office:value-type="float" office:value="306.96000000000004" table:formula="of:=[.EK113]-100" table:style-name="ce26">
            <text:p>307.0</text:p>
          </table:table-cell>
          <table:table-cell office:value-type="float" office:value="378.27499999999998" table:formula="of:=-0.025*(([.A113]-1963)^2)+5.5*([.A113]-1963)+175" table:style-name="ce26">
            <text:p>378.3</text:p>
          </table:table-cell>
          <table:table-cell office:value-type="float" office:value="0.72446137121938581" table:formula="of:=2.74238461538462*0.264172052" table:style-name="ce78">
            <text:p>0.72</text:p>
          </table:table-cell>
          <table:table-cell office:value-type="float" office:value="18.487129634245846" table:formula="of:=([.EQ113]*100/[.EQ112])-100" table:style-name="ce113">
            <text:p>18.5</text:p>
          </table:table-cell>
          <table:table-cell office:value-type="float" office:value="1.54" table:style-name="ce78">
            <text:p>1.54</text:p>
          </table:table-cell>
          <table:table-cell table:number-columns-repeated="16235"/>
        </table:table-row>
        <table:table-row table:style-name="ro3">
          <table:table-cell office:value-type="float" office:value="2011" table:style-name="ce17">
            <text:p>2011</text:p>
          </table:table-cell>
          <table:table-cell office:value-type="float" office:value="46667000" table:style-name="ce11">
            <text:p>46667000</text:p>
          </table:table-cell>
          <table:table-cell office:value-type="float" office:value="19304501" table:style-name="ce8">
            <text:p>19304501</text:p>
          </table:table-cell>
          <table:table-cell office:value-type="float" office:value="24916645.057879005" table:style-name="ce8">
            <text:p>24916645</text:p>
          </table:table-cell>
          <table:table-cell office:value-type="float" office:value="38356621.864022002" table:style-name="ce97">
            <text:p>38356622</text:p>
          </table:table-cell>
          <table:table-cell office:value-type="float" office:value="742480.80769230775" table:formula="of:=[.C114]/26" table:style-name="ce30">
            <text:p>742481</text:p>
          </table:table-cell>
          <table:table-cell office:value-type="float" office:value="371240.40384615387" table:formula="of:=[.F114]/2" table:style-name="ce30">
            <text:p>371240</text:p>
          </table:table-cell>
          <table:table-cell office:value-type="float" office:value="556860.60576923075" table:formula="of:=[.G114]*1.5" table:style-name="ce8">
            <text:p>556861</text:p>
          </table:table-cell>
          <table:table-cell office:value-type="float" office:value="754073" table:style-name="ce8">
            <text:p>754073</text:p>
          </table:table-cell>
          <table:table-cell office:value-type="float" office:value="377036.5" table:formula="of:=[.I114]/2" table:style-name="ce8">
            <text:p>377037</text:p>
          </table:table-cell>
          <table:table-cell office:value-type="float" office:value="780597" table:style-name="ce8">
            <text:p>780597</text:p>
          </table:table-cell>
          <table:table-cell office:value-type="float" office:value="390298.5" table:formula="of:=[.K114]/2" table:style-name="ce8">
            <text:p>390299</text:p>
          </table:table-cell>
          <table:table-cell office:value-type="float" office:value="670579" table:style-name="ce8">
            <text:p>670579</text:p>
          </table:table-cell>
          <table:table-cell office:value-type="float" office:value="335289.5" table:formula="of:=[.M114]/2" table:style-name="ce8">
            <text:p>335290</text:p>
          </table:table-cell>
          <table:table-cell office:value-type="float" office:value="359824" table:style-name="ce21">
            <text:p>359824</text:p>
          </table:table-cell>
          <table:table-cell office:value-type="float" office:value="134536" table:style-name="ce21">
            <text:p>134536</text:p>
          </table:table-cell>
          <table:table-cell office:value-type="float" office:value="18875" table:style-name="ce21">
            <text:p>18875</text:p>
          </table:table-cell>
          <table:table-cell office:value-type="float" office:value="4310" table:style-name="ce21">
            <text:p>4310</text:p>
          </table:table-cell>
          <table:table-cell office:value-type="float" office:value="191539" table:style-name="ce21">
            <text:p>191539</text:p>
          </table:table-cell>
          <table:table-cell office:value-type="float" office:value="408461" table:style-name="ce21">
            <text:p>408461</text:p>
          </table:table-cell>
          <table:table-cell office:value-type="float" office:value="320866" table:style-name="ce21">
            <text:p>320866</text:p>
          </table:table-cell>
          <table:table-cell office:value-type="float" office:value="45715937000" table:style-name="ce104">
            <text:p>4.6E+10</text:p>
          </table:table-cell>
          <table:table-cell office:value-type="float" office:value="111922.40385250979" table:formula="of:=[.V114]/[.T114]" table:style-name="ce30">
            <text:p>111922</text:p>
          </table:table-cell>
          <table:table-cell office:value-type="float" office:value="38155" table:style-name="ce21">
            <text:p>38155</text:p>
          </table:table-cell>
          <table:table-cell office:value-type="float" office:value="16266" table:style-name="ce21">
            <text:p>16266</text:p>
          </table:table-cell>
          <table:table-cell office:value-type="float" office:value="2.3456903971474241" table:formula="of:=[.X114]/[.Y114]" table:style-name="ce82">
            <text:p>2.35</text:p>
          </table:table-cell>
          <table:table-cell office:value-type="float" office:value="1.1351688603317178" table:formula="of:=[.T114]/[.O114]" table:style-name="ce29">
            <text:p>1.14</text:p>
          </table:table-cell>
          <table:table-cell office:value-type="float" office:value="57.804332969874238" table:formula="of:=([.W114]*100)/([.DU114]*(([.CA114]*([.BZ114]/([.BU114]+[.BZ114])))+([.BV114]*([.BU114]/([.BU114]+[.BZ114])))))" table:style-name="ce82">
            <text:p>57.80</text:p>
          </table:table-cell>
          <table:table-cell office:value-type="float" office:value="-38.848726300927979" table:formula="of:=(([.V114]*100/[.V113])-100)-[.DX114]" table:style-name="ce32">
            <text:p>-38.85</text:p>
          </table:table-cell>
          <table:table-cell office:value-type="float" office:value="3.383" table:style-name="ce32">
            <text:p>3.38</text:p>
          </table:table-cell>
          <table:table-cell office:value-type="float" office:value="3.4" table:style-name="ce32">
            <text:p>3.40</text:p>
          </table:table-cell>
          <table:table-cell office:value-type="float" office:value="96.6" table:formula="of:=100-[.AE114]" table:style-name="ce32">
            <text:p>96.60</text:p>
          </table:table-cell>
          <table:table-cell office:value-type="float" office:value="24" table:style-name="ce74">
            <text:p>24</text:p>
          </table:table-cell>
          <table:table-cell office:value-type="float" office:value="2.0471727272727271" table:style-name="ce32">
            <text:p>2.05</text:p>
          </table:table-cell>
          <table:table-cell office:value-type="float" office:value="1.3358272727272729" table:formula="of:=[.AD114]-[.AH114]" table:style-name="ce88">
            <text:p>1.34</text:p>
          </table:table-cell>
          <table:table-cell office:value-type="float" office:value="1.3978999999999999" table:style-name="ce89">
            <text:p>1.40</text:p>
          </table:table-cell>
          <table:table-cell office:value-type="float" office:value="153800" table:formula="of:=[.DU114]*100" table:style-name="ce90">
            <text:p>153800</text:p>
          </table:table-cell>
          <table:table-cell office:value-type="float" office:value="214997.02" table:formula="of:=([.DU114]*100)*[.AJ114]" table:style-name="ce90">
            <text:p>214997</text:p>
          </table:table-cell>
          <table:table-cell office:value-type="float" office:value="9535047000000" table:style-name="ce105">
            <text:p>9.54E+12</text:p>
          </table:table-cell>
          <table:table-cell office:value-type="float" office:value="2.298897559129216" table:formula="of:=([.AM114]*100/[.AM113])-100" table:style-name="ce87">
            <text:p>2.30</text:p>
          </table:table-cell>
          <table:table-cell office:value-type="float" office:value="6.8764385312433145" table:formula="of:=AVERAGE([.$AN$84:.AN114])" table:style-name="ce87">
            <text:p>6.88</text:p>
          </table:table-cell>
          <table:table-cell office:value-type="float" office:value="3.5887000000000002" table:style-name="ce91">
            <text:p>3.6</text:p>
          </table:table-cell>
          <table:table-cell office:value-type="float" office:value="42856.744782233116" table:formula="of:=[.DU114]*100/[.AP114]" table:style-name="ce83">
            <text:p>42857</text:p>
          </table:table-cell>
          <table:table-cell office:value-type="float" office:value="1121.4075" table:style-name="ce92">
            <text:p>1121</text:p>
          </table:table-cell>
          <table:table-cell office:value-type="float" office:value="137.14907382017688" table:formula="of:=[.DU114]*100/[.AR114]" table:style-name="ce93">
            <text:p>137</text:p>
          </table:table-cell>
          <table:table-cell office:value-type="float" office:value="1.7142289274400895" table:style-name="ce120">
            <text:p>1.7</text:p>
          </table:table-cell>
          <table:table-cell office:value-type="float" office:value="663220000000" table:style-name="ce102">
            <text:p>6.63E+11</text:p>
          </table:table-cell>
          <table:table-cell office:value-type="float" office:value="17290.886625813404" table:formula="of:=[.AU114]/[.E114]" table:style-name="ce30">
            <text:p>17291</text:p>
          </table:table-cell>
          <table:table-cell office:value-type="float" office:value="16216.357328966991" table:formula="of:=[.AW113]*(1+([.DX114]/100))" table:style-name="ce93">
            <text:p>16216</text:p>
          </table:table-cell>
          <table:table-cell office:value-type="float" office:value="22556.085442998759" table:formula="of:=[.AV114]+(12*PMT([.AD114]/100/12;[.AG114]*12;([.AV114]*5)*-1))" table:style-name="ce93">
            <text:p>22556</text:p>
          </table:table-cell>
          <table:table-cell office:value-type="float" office:value="19784.413982676491" table:formula="of:=[.AY113]*(1+(([.DV114]-[.DV113])/100))" table:style-name="ce93">
            <text:p>19784</text:p>
          </table:table-cell>
          <table:table-cell office:value-type="float" office:value="18217.185163291626" table:formula="of:=(([.AY114]+([.AW114]-[.AV114])+([.AX114]-[.AV114]))-[.AV114])+[.$AV$102]" table:style-name="ce93">
            <text:p>18217</text:p>
          </table:table-cell>
          <table:table-cell office:value-type="float" office:value="116.41409170733201" table:formula="of:=[.AZ114]*[.$BA$102]/[.$AZ$102]" table:style-name="ce93">
            <text:p>116</text:p>
          </table:table-cell>
          <table:table-cell office:value-type="float" office:value="76.461988518630577" table:formula="of:=[.AV114]*[.$BB$102]/[.$AV$102]" table:style-name="ce93">
            <text:p>76</text:p>
          </table:table-cell>
          <table:table-cell office:value-type="float" office:value="32.658011481369428" table:formula="of:=[.DV114]-[.BB114]" table:style-name="ce93">
            <text:p>33</text:p>
          </table:table-cell>
          <table:table-cell office:value-type="float" office:value="22384.480770501956" table:formula="of:=[.W114]/5" table:style-name="ce30">
            <text:p>22384</text:p>
          </table:table-cell>
          <table:table-cell office:value-type="float" office:value="22.755024773238603" table:formula="of:=100-(([.AV114]*100)/[.BD114])" table:style-name="ce30">
            <text:p>23</text:p>
          </table:table-cell>
          <table:table-cell office:value-type="float" office:value="194.6" table:style-name="ce8">
            <text:p>195</text:p>
          </table:table-cell>
          <table:table-cell office:value-type="float" office:value="16796" table:style-name="ce21">
            <text:p>16796</text:p>
          </table:table-cell>
          <table:table-cell office:value-type="float" office:value="11968.17" table:style-name="ce97">
            <text:p>11968</text:p>
          </table:table-cell>
          <table:table-cell office:value-type="float" office:value="11762.809999999998" table:style-name="ce97">
            <text:p>11763</text:p>
          </table:table-cell>
          <table:table-cell office:value-type="float" office:value="4919.18" table:style-name="ce97">
            <text:p>4919</text:p>
          </table:table-cell>
          <table:table-cell office:value-type="float" office:value="10987.77" table:style-name="ce97">
            <text:p>10988</text:p>
          </table:table-cell>
          <table:table-cell office:value-type="float" office:value="207.28937448011001" table:formula="of:=([.BJ114])/((([.BH114]+[.BI114])*1000)/1000000)" table:style-name="ce97">
            <text:p>207</text:p>
          </table:table-cell>
          <table:table-cell office:value-type="float" office:value="70.170563942371828" table:formula="of:=[.CH114]/[.O114]" table:style-name="ce97">
            <text:p>70</text:p>
          </table:table-cell>
          <table:table-cell office:value-type="float" office:value="76339" table:style-name="ce21">
            <text:p>76339</text:p>
          </table:table-cell>
          <table:table-cell office:value-type="float" office:value="24285" table:style-name="ce21">
            <text:p>24285</text:p>
          </table:table-cell>
          <table:table-cell office:value-type="float" office:value="49199" table:style-name="ce21">
            <text:p>49199</text:p>
          </table:table-cell>
          <table:table-cell office:value-type="float" office:value="2855" table:style-name="ce21">
            <text:p>2855</text:p>
          </table:table-cell>
          <table:table-cell office:value-type="float" office:value="57932" table:style-name="ce100">
            <text:p>57932</text:p>
          </table:table-cell>
          <table:table-cell office:value-type="float" office:value="49521" table:style-name="ce100">
            <text:p>49521</text:p>
          </table:table-cell>
          <table:table-cell office:value-type="float" office:value="2413" table:style-name="ce100">
            <text:p>2413</text:p>
          </table:table-cell>
          <table:table-cell office:value-type="float" office:value="19914" table:style-name="ce21">
            <text:p>19914</text:p>
          </table:table-cell>
          <table:table-cell office:value-type="float" office:value="189.77535706948277" table:style-name="ce5">
            <text:p>190</text:p>
          </table:table-cell>
          <table:table-cell office:value-type="float" office:value="2440981800.0000005" table:style-name="ce21">
            <text:p>2440981800</text:p>
          </table:table-cell>
          <table:table-cell office:value-type="float" office:value="122576.16752033748" table:formula="of:=[.BW114]/[.BU114]" table:style-name="ce64">
            <text:p>122576</text:p>
          </table:table-cell>
          <table:table-cell office:value-type="float" office:value="645.90139316907448" table:formula="of:=[.BX114]/[.BV114]" table:style-name="ce64">
            <text:p>646</text:p>
          </table:table-cell>
          <table:table-cell office:value-type="float" office:value="58346" table:style-name="ce21">
            <text:p>58346</text:p>
          </table:table-cell>
          <table:table-cell office:value-type="float" office:value="104.08889406620307" table:style-name="ce5">
            <text:p>104</text:p>
          </table:table-cell>
          <table:table-cell office:value-type="float" office:value="3923135000" table:style-name="ce21">
            <text:p>3923135000</text:p>
          </table:table-cell>
          <table:table-cell office:value-type="float" office:value="67239.142357659483" table:formula="of:=[.CB114]/[.BZ114]" table:style-name="ce69">
            <text:p>67239</text:p>
          </table:table-cell>
          <table:table-cell office:value-type="float" office:value="645.9780648153851" table:formula="of:=[.CC114]/[.CA114]" table:style-name="ce69">
            <text:p>646</text:p>
          </table:table-cell>
          <table:table-cell office:value-type="float" office:value="2.3810271004688444" table:formula="of:=[.DU114]/(([.CD114]+[.BY114])/2)" table:style-name="ce72">
            <text:p>2.38</text:p>
          </table:table-cell>
          <table:table-cell office:value-type="float" office:value="2.7940075074744044" table:formula="of:=[.CG114]-[.CG113]" table:style-name="ce71">
            <text:p>2.8</text:p>
          </table:table-cell>
          <table:table-cell office:value-type="float" office:value="92.128744470796335" table:style-name="ce70">
            <text:p>92</text:p>
          </table:table-cell>
          <table:table-cell office:value-type="float" office:value="25249053" table:style-name="ce21">
            <text:p>25249053</text:p>
          </table:table-cell>
          <table:table-cell office:value-type="float" office:value="142802" table:formula="of:=[.CH114]-[.CH113]" table:style-name="ce30">
            <text:p>142802</text:p>
          </table:table-cell>
          <table:table-cell office:value-type="float" office:value="121043" table:style-name="ce93">
            <text:p>121043</text:p>
          </table:table-cell>
          <table:table-cell office:value-type="float" office:value="58308" table:style-name="ce93">
            <text:p>58308</text:p>
          </table:table-cell>
          <table:table-cell office:value-type="float" office:value="67.489448065525153" table:formula="of:=100-[.CM114]" table:style-name="ce93">
            <text:p>67</text:p>
          </table:table-cell>
          <table:table-cell office:value-type="float" office:value="32.510551934474854" table:formula="of:=([.CK114]*100)/([.CJ114]+[.CK114])" table:style-name="ce93">
            <text:p>33</text:p>
          </table:table-cell>
          <table:table-cell office:value-type="float" office:value="1.8482673389770301" table:formula="of:=([.B114]/[.CH114])" table:style-name="ce38">
            <text:p>1.85</text:p>
          </table:table-cell>
          <table:table-cell office:value-type="float" office:value="2.6" table:style-name="ce88">
            <text:p>2.60</text:p>
          </table:table-cell>
          <table:table-cell office:value-type="float" office:value="0.75173266102296998" table:formula="of:=([.CO114]-[.CN114])" table:style-name="ce88">
            <text:p>0.75</text:p>
          </table:table-cell>
          <table:table-cell office:value-type="float" office:value="0.5687906171255861" table:formula="of:=([.CH114]*100/[.CH113])-100" table:style-name="ce26">
            <text:p>0.6</text:p>
          </table:table-cell>
          <table:table-cell office:value-type="float" office:value="2.1280204872936594" table:formula="of:=AVERAGE([.$CQ$74:.CQ114])" table:style-name="ce87">
            <text:p>2.13</text:p>
          </table:table-cell>
          <table:table-cell office:value-type="float" office:value="181000" table:formula="of:=([.B114]-[.B113])" table:style-name="ce90">
            <text:p>181000</text:p>
          </table:table-cell>
          <table:table-cell office:value-type="float" office:value="0.38936453986146091" table:formula="of:=([.B114]*100/[.B113])-100" table:style-name="ce29">
            <text:p>0.39</text:p>
          </table:table-cell>
          <table:table-cell office:value-type="float" office:value="52302" table:formula="of:=[.CI114]-([.CS114]/2)" table:style-name="ce8">
            <text:p>52302</text:p>
          </table:table-cell>
          <table:table-cell office:value-type="float" office:value="1404000" table:style-name="ce97">
            <text:p>1404000</text:p>
          </table:table-cell>
          <table:table-cell office:value-type="float" office:value="9.8317950728981387" table:formula="of:=[.CV114]/[.CI114]" table:style-name="ce118">
            <text:p>9.8</text:p>
          </table:table-cell>
          <table:table-cell office:value-type="float" office:value="3.0085499389290078" table:formula="of:=[.CV114]/[.B114]*100" table:style-name="ce118">
            <text:p>3.0</text:p>
          </table:table-cell>
          <table:table-cell office:value-type="float" office:value="20441.07" table:style-name="ce8">
            <text:p>20441</text:p>
          </table:table-cell>
          <table:table-cell office:value-type="float" office:value="12.77" table:style-name="ce21">
            <text:p>12.77</text:p>
          </table:table-cell>
          <table:table-cell office:value-type="float" office:value="81.961308000000002" table:formula="of:=100-([.CZ114]+[.DB114])" table:style-name="ce29">
            <text:p>81.96</text:p>
          </table:table-cell>
          <table:table-cell office:value-type="float" office:value="5.2686919999999997" table:formula="of:=([.DC114]*(100-[.CZ114]))/100" table:style-name="ce29">
            <text:p>5.27</text:p>
          </table:table-cell>
          <table:table-cell office:value-type="float" office:value="6.04" table:style-name="ce21">
            <text:p>6.04</text:p>
          </table:table-cell>
          <table:table-cell office:value-type="float" office:value="79.599999999999994" table:style-name="ce21">
            <text:p>79.6</text:p>
          </table:table-cell>
          <table:table-cell office:value-type="float" office:value="14.899999999999999" table:style-name="ce21">
            <text:p>14.9</text:p>
          </table:table-cell>
          <table:table-cell office:value-type="float" office:value="2.8" table:style-name="ce21">
            <text:p>2.8</text:p>
          </table:table-cell>
          <table:table-cell office:value-type="float" office:value="5.5" table:style-name="ce21">
            <text:p>5.5</text:p>
          </table:table-cell>
          <table:table-cell office:value-type="float" office:value="104.761" table:style-name="ce97">
            <text:p>105</text:p>
          </table:table-cell>
          <table:table-cell office:value-type="float" office:value="106.75675675675676" table:formula="of:=[.DJ114]*[.$DI$118]/[.$DJ$118]" table:style-name="ce97">
            <text:p>107</text:p>
          </table:table-cell>
          <table:table-cell office:value-type="float" office:value="7.9" table:style-name="ce26">
            <text:p>7.9</text:p>
          </table:table-cell>
          <table:table-cell office:value-type="float" office:value="3.2679738562091387" table:formula="of:=(([.DJ114]*100)/[.DJ113])-100" table:style-name="ce26">
            <text:p>3.3</text:p>
          </table:table-cell>
          <table:table-cell office:value-type="float" office:value="20.683895921237688" table:formula="of:=[.DQ114]/([.DJ114]*12)" table:style-name="ce26">
            <text:p>20.7</text:p>
          </table:table-cell>
          <table:table-cell office:value-type="float" office:value="4.8346791330216758" table:formula="of:=100/[.DL114]" table:style-name="ce26">
            <text:p>4.8</text:p>
          </table:table-cell>
          <table:table-cell office:value-type="float" office:value="27.578527894983587" table:formula="of:=[.DQ114]/(([.DJ114]*12)*0.75)" table:style-name="ce26">
            <text:p>27.6</text:p>
          </table:table-cell>
          <table:table-cell office:value-type="float" office:value="3.6260093497662562" table:formula="of:=100/[.DN114]" table:style-name="ce26">
            <text:p>3.6</text:p>
          </table:table-cell>
          <table:table-cell office:value-type="float" office:value="79.385310663303656" table:formula="of:=([.DT114]/[.DR114])*100" table:style-name="ce97">
            <text:p>79</text:p>
          </table:table-cell>
          <table:table-cell office:value-type="float" office:value="1960.8333333333333" table:formula="of:=AVERAGE([Quarterly.E18:.E21])" table:style-name="ce8">
            <text:p>1961</text:p>
          </table:table-cell>
          <table:table-cell office:value-type="float" office:value="995.14632291435043" table:formula="of:=PMT(([.AD114]/100)/12;[.AG114]*12;([.DQ114]*100))*-1" table:style-name="ce97">
            <text:p>995</text:p>
          </table:table-cell>
          <table:table-cell office:value-type="float" office:value="127.38198354265916" table:formula="of:=[.DQ114]*[.$DS$118]/[.$DQ$118]" table:style-name="ce97">
            <text:p>127</text:p>
          </table:table-cell>
          <table:table-cell office:value-type="float" office:value="790" table:formula="of:=[.DJ114]*100" table:style-name="ce97">
            <text:p>790</text:p>
          </table:table-cell>
          <table:table-cell office:value-type="float" office:value="1538" table:style-name="ce30">
            <text:p>1538</text:p>
          </table:table-cell>
          <table:table-cell office:value-type="float" office:value="109.12" table:style-name="ce93">
            <text:p>109</text:p>
          </table:table-cell>
          <table:table-cell office:value-type="float" office:value="124.82899999999999" table:style-name="ce93">
            <text:p>125</text:p>
          </table:table-cell>
          <table:table-cell office:value-type="float" office:value="3.2" table:style-name="ce29">
            <text:p>3.20</text:p>
          </table:table-cell>
          <table:table-cell office:value-type="float" office:value="202.54000000000002" table:formula="of:=[.DY113]+[.DX114]" table:style-name="ce26">
            <text:p>202.5</text:p>
          </table:table-cell>
          <table:table-cell office:value-type="float" office:value="838.53586525000014" table:formula="of:=(([.DU114]*[.DX114])/100)+[.DZ113]" table:style-name="ce26">
            <text:p>838.5</text:p>
          </table:table-cell>
          <table:table-cell office:value-type="float" office:value="699.46413474999986" table:formula="of:=[.DU114]-[.DZ114]" table:style-name="ce26">
            <text:p>699.5</text:p>
          </table:table-cell>
          <table:table-cell office:value-type="float" office:value="759.35617655771694" table:formula="of:=[.DU114]/[.DY114]*[.$DY$88]" table:style-name="ce26">
            <text:p>759.4</text:p>
          </table:table-cell>
          <table:table-cell office:value-type="float" office:value="778.64382344228306" table:formula="of:=[.DU114]-[.EB114]" table:style-name="ce26">
            <text:p>778.6</text:p>
          </table:table-cell>
          <table:table-cell office:value-type="float" office:value="0.6859909090909091" table:formula="of:=([.AH114]-[.AH113])" table:style-name="ce29">
            <text:p>0.69</text:p>
          </table:table-cell>
          <table:table-cell office:value-type="float" office:value="-7.4608904933814699" table:formula="of:=([.DU114]*100/[.DU113])-100" table:style-name="ce29">
            <text:p>-7.46</text:p>
          </table:table-cell>
          <table:table-cell office:value-type="float" office:value="-10.660890493381469" table:formula="of:=[.EE114]-[.DX114]" table:style-name="ce29">
            <text:p>-10.66</text:p>
          </table:table-cell>
          <table:table-cell office:value-type="float" office:value="-18.145730918057922" table:formula="of:=([.O114]*100/[.O113])-100" table:style-name="ce29">
            <text:p>-18.15</text:p>
          </table:table-cell>
          <table:table-cell office:value-type="float" office:value="-32.76749487683837" table:formula="of:=([.T114]*100/[.T113])-100" table:style-name="ce29">
            <text:p>-32.77</text:p>
          </table:table-cell>
          <table:table-cell office:value-type="float" office:value="21.39" table:style-name="ce34">
            <text:p>21.4</text:p>
          </table:table-cell>
          <table:table-cell office:value-type="float" office:value="-3.8348811436152137" table:formula="of:=([.DO114]+[.EE114])" table:style-name="ce26">
            <text:p>-3.8</text:p>
          </table:table-cell>
          <table:table-cell office:value-type="float" office:value="409.76" table:formula="of:=-0.06*(([.A114]-1963)^2)+8.5*([.A114]-1963)+140" table:style-name="ce26">
            <text:p>409.8</text:p>
          </table:table-cell>
          <table:table-cell office:value-type="float" office:value="459.76" table:formula="of:=[.EK114]+50" table:style-name="ce26">
            <text:p>459.8</text:p>
          </table:table-cell>
          <table:table-cell office:value-type="float" office:value="359.76" table:formula="of:=[.EK114]-50" table:style-name="ce26">
            <text:p>359.8</text:p>
          </table:table-cell>
          <table:table-cell office:value-type="float" office:value="509.76" table:formula="of:=[.EK114]+100" table:style-name="ce26">
            <text:p>509.8</text:p>
          </table:table-cell>
          <table:table-cell office:value-type="float" office:value="309.76" table:formula="of:=[.EK114]-100" table:style-name="ce26">
            <text:p>309.8</text:p>
          </table:table-cell>
          <table:table-cell office:value-type="float" office:value="381.4" table:formula="of:=-0.025*(([.A114]-1963)^2)+5.5*([.A114]-1963)+175" table:style-name="ce26">
            <text:p>381.4</text:p>
          </table:table-cell>
          <table:table-cell office:value-type="float" office:value="0.918216330666076" table:formula="of:=3.47582692307692*0.264172052" table:style-name="ce78">
            <text:p>0.92</text:p>
          </table:table-cell>
          <table:table-cell office:value-type="float" office:value="26.744691593503362" table:formula="of:=([.EQ114]*100/[.EQ113])-100" table:style-name="ce113">
            <text:p>26.7</text:p>
          </table:table-cell>
          <table:table-cell office:value-type="float" office:value="1.8592070000000001" table:formula="of:=1.33*[.AJ114]" table:style-name="ce78">
            <text:p>1.86</text:p>
          </table:table-cell>
          <table:table-cell table:number-columns-repeated="16235"/>
        </table:table-row>
        <table:table-row table:style-name="ro3">
          <table:table-cell office:value-type="float" office:value="2012" table:style-name="ce17">
            <text:p>2012</text:p>
          </table:table-cell>
          <table:table-cell office:value-type="float" office:value="46818000" table:style-name="ce11">
            <text:p>46818000</text:p>
          </table:table-cell>
          <table:table-cell office:value-type="float" office:value="19150018" table:style-name="ce8">
            <text:p>19150018</text:p>
          </table:table-cell>
          <table:table-cell office:value-type="float" office:value="24934891.831125006" table:style-name="ce8">
            <text:p>24934892</text:p>
          </table:table-cell>
          <table:table-cell office:value-type="float" office:value="38460725.691791013" table:style-name="ce97">
            <text:p>38460726</text:p>
          </table:table-cell>
          <table:table-cell office:value-type="float" office:value="736539.15384615387" table:formula="of:=[.C115]/26" table:style-name="ce30">
            <text:p>736539</text:p>
          </table:table-cell>
          <table:table-cell office:value-type="float" office:value="368269.57692307694" table:formula="of:=[.F115]/2" table:style-name="ce30">
            <text:p>368270</text:p>
          </table:table-cell>
          <table:table-cell office:value-type="float" office:value="552404.36538461538" table:formula="of:=[.G115]*1.5" table:style-name="ce8">
            <text:p>552404</text:p>
          </table:table-cell>
          <table:table-cell office:value-type="float" office:value="712602" table:style-name="ce8">
            <text:p>712602</text:p>
          </table:table-cell>
          <table:table-cell office:value-type="float" office:value="356301" table:formula="of:=[.I115]/2" table:style-name="ce8">
            <text:p>356301</text:p>
          </table:table-cell>
          <table:table-cell office:value-type="float" office:value="789026" table:style-name="ce8">
            <text:p>789026</text:p>
          </table:table-cell>
          <table:table-cell office:value-type="float" office:value="394513" table:formula="of:=[.K115]/2" table:style-name="ce8">
            <text:p>394513</text:p>
          </table:table-cell>
          <table:table-cell office:value-type="float" office:value="666360" table:style-name="ce8">
            <text:p>666360</text:p>
          </table:table-cell>
          <table:table-cell office:value-type="float" office:value="333180" table:formula="of:=[.M115]/2" table:style-name="ce8">
            <text:p>333180</text:p>
          </table:table-cell>
          <table:table-cell office:value-type="float" office:value="318534" table:style-name="ce21">
            <text:p>318534</text:p>
          </table:table-cell>
          <table:table-cell office:value-type="float" office:value="136922" table:style-name="ce21">
            <text:p>136922</text:p>
          </table:table-cell>
          <table:table-cell office:value-type="float" office:value="19901" table:style-name="ce21">
            <text:p>19901</text:p>
          </table:table-cell>
          <table:table-cell office:value-type="float" office:value="2890" table:style-name="ce21">
            <text:p>2890</text:p>
          </table:table-cell>
          <table:table-cell office:value-type="float" office:value="201009" table:style-name="ce21">
            <text:p>201009</text:p>
          </table:table-cell>
          <table:table-cell office:value-type="float" office:value="273873" table:style-name="ce21">
            <text:p>273873</text:p>
          </table:table-cell>
          <table:table-cell office:value-type="float" office:value="294261" table:style-name="ce21">
            <text:p>294261</text:p>
          </table:table-cell>
          <table:table-cell office:value-type="float" office:value="28328881000" table:style-name="ce104">
            <text:p>2.8E+10</text:p>
          </table:table-cell>
          <table:table-cell office:value-type="float" office:value="103438.02054236818" table:formula="of:=[.V115]/[.T115]" table:style-name="ce30">
            <text:p>103438</text:p>
          </table:table-cell>
          <table:table-cell office:value-type="float" office:value="37108" table:style-name="ce21">
            <text:p>37108</text:p>
          </table:table-cell>
          <table:table-cell office:value-type="float" office:value="17271" table:style-name="ce21">
            <text:p>17271</text:p>
          </table:table-cell>
          <table:table-cell office:value-type="float" office:value="2.1485727520120435" table:formula="of:=[.X115]/[.Y115]" table:style-name="ce82">
            <text:p>2.15</text:p>
          </table:table-cell>
          <table:table-cell office:value-type="float" office:value="0.85979204731676995" table:formula="of:=[.T115]/[.O115]" table:style-name="ce29">
            <text:p>0.86</text:p>
          </table:table-cell>
          <table:table-cell office:value-type="float" office:value="55.281401608330235" table:formula="of:=([.W115]*100)/([.DU115]*(([.CA115]*([.BZ115]/([.BU115]+[.BZ115])))+([.BV115]*([.BU115]/([.BU115]+[.BZ115])))))" table:style-name="ce82">
            <text:p>55.28</text:p>
          </table:table-cell>
          <table:table-cell office:value-type="float" office:value="-40.482811183548534" table:formula="of:=(([.V115]*100/[.V114])-100)-[.DX115]" table:style-name="ce32">
            <text:p>-40.48</text:p>
          </table:table-cell>
          <table:table-cell office:value-type="float" office:value="3.4159999999999999" table:style-name="ce32">
            <text:p>3.42</text:p>
          </table:table-cell>
          <table:table-cell office:value-type="float" office:value="4.7" table:style-name="ce32">
            <text:p>4.70</text:p>
          </table:table-cell>
          <table:table-cell office:value-type="float" office:value="95.3" table:formula="of:=100-[.AE115]" table:style-name="ce32">
            <text:p>95.30</text:p>
          </table:table-cell>
          <table:table-cell office:value-type="float" office:value="24" table:style-name="ce74">
            <text:p>24</text:p>
          </table:table-cell>
          <table:table-cell office:value-type="float" office:value="1.0449181818181819" table:style-name="ce32">
            <text:p>1.04</text:p>
          </table:table-cell>
          <table:table-cell office:value-type="float" office:value="2.3710818181818181" table:formula="of:=[.AD115]-[.AH115]" table:style-name="ce88">
            <text:p>2.37</text:p>
          </table:table-cell>
          <table:table-cell office:value-type="float" office:value="1.2905916666666666" table:style-name="ce89">
            <text:p>1.29</text:p>
          </table:table-cell>
          <table:table-cell office:value-type="float" office:value="136400" table:formula="of:=[.DU115]*100" table:style-name="ce90">
            <text:p>136400</text:p>
          </table:table-cell>
          <table:table-cell office:value-type="float" office:value="176036.70333333331" table:formula="of:=([.DU115]*100)*[.AJ115]" table:style-name="ce90">
            <text:p>176037</text:p>
          </table:table-cell>
          <table:table-cell office:value-type="float" office:value="9807968000000" table:style-name="ce105">
            <text:p>9.81E+12</text:p>
          </table:table-cell>
          <table:table-cell office:value-type="float" office:value="2.8622931800965432" table:formula="of:=([.AM115]*100/[.AM114])-100" table:style-name="ce87">
            <text:p>2.86</text:p>
          </table:table-cell>
          <table:table-cell office:value-type="float" office:value="6.7509964890199781" table:formula="of:=AVERAGE([.$AN$84:.AN115])" table:style-name="ce87">
            <text:p>6.75</text:p>
          </table:table-cell>
          <table:table-cell office:value-type="float" office:value="5.5066416666666678" table:style-name="ce91">
            <text:p>5.5</text:p>
          </table:table-cell>
          <table:table-cell office:value-type="float" office:value="24770.088241926034" table:formula="of:=[.DU115]*100/[.AP115]" table:style-name="ce83">
            <text:p>24770</text:p>
          </table:table-cell>
          <table:table-cell office:value-type="float" office:value="1298.9416666666666" table:style-name="ce92">
            <text:p>1299</text:p>
          </table:table-cell>
          <table:table-cell office:value-type="float" office:value="105.0085646648233" table:formula="of:=[.DU115]*100/[.AR115]" table:style-name="ce93">
            <text:p>105</text:p>
          </table:table-cell>
          <table:table-cell office:value-type="float" office:value="-0.84183247974780784" table:style-name="ce120">
            <text:p>-0.8</text:p>
          </table:table-cell>
          <table:table-cell office:value-type="float" office:value="629440000000" table:style-name="ce102">
            <text:p>6.29E+11</text:p>
          </table:table-cell>
          <table:table-cell office:value-type="float" office:value="16365.785842006266" table:formula="of:=[.AU115]/[.E115]" table:style-name="ce30">
            <text:p>16366</text:p>
          </table:table-cell>
          <table:table-cell office:value-type="float" office:value="16613.658083526683" table:formula="of:=[.AW114]*(1+([.DX115]/100))" table:style-name="ce93">
            <text:p>16614</text:p>
          </table:table-cell>
          <table:table-cell office:value-type="float" office:value="21366.418448404867" table:formula="of:=[.AV115]+(12*PMT([.AD115]/100/12;[.AG115]*12;([.AV115]*5)*-1))" table:style-name="ce93">
            <text:p>21366</text:p>
          </table:table-cell>
          <table:table-cell office:value-type="float" office:value="17492.389622783416" table:formula="of:=[.AY114]*(1+(([.DV115]-[.DV114])/100))" table:style-name="ce93">
            <text:p>17492</text:p>
          </table:table-cell>
          <table:table-cell office:value-type="float" office:value="17908.096914785765" table:formula="of:=(([.AY115]+([.AW115]-[.AV115])+([.AX115]-[.AV115]))-[.AV115])+[.$AV$102]" table:style-name="ce93">
            <text:p>17908</text:p>
          </table:table-cell>
          <table:table-cell office:value-type="float" office:value="114.43891127277588" table:formula="of:=[.AZ115]*[.$BA$102]/[.$AZ$102]" table:style-name="ce93">
            <text:p>114</text:p>
          </table:table-cell>
          <table:table-cell office:value-type="float" office:value="72.371102548420239" table:formula="of:=[.AV115]*[.$BB$102]/[.$AV$102]" table:style-name="ce93">
            <text:p>72</text:p>
          </table:table-cell>
          <table:table-cell office:value-type="float" office:value="25.163897451579757" table:formula="of:=[.DV115]-[.BB115]" table:style-name="ce93">
            <text:p>25</text:p>
          </table:table-cell>
          <table:table-cell office:value-type="float" office:value="20687.604108473635" table:formula="of:=[.W115]/5" table:style-name="ce30">
            <text:p>20688</text:p>
          </table:table-cell>
          <table:table-cell office:value-type="float" office:value="20.89085929818792" table:formula="of:=100-(([.AV115]*100)/[.BD115])" table:style-name="ce30">
            <text:p>21</text:p>
          </table:table-cell>
          <table:table-cell office:value-type="float" office:value="182.22499999999999" table:style-name="ce8">
            <text:p>182</text:p>
          </table:table-cell>
          <table:table-cell office:value-type="float" office:value="14908" table:style-name="ce21">
            <text:p>14908</text:p>
          </table:table-cell>
          <table:table-cell office:value-type="float" office:value="11176.169999999998" table:style-name="ce97">
            <text:p>11176</text:p>
          </table:table-cell>
          <table:table-cell office:value-type="float" office:value="8639.35" table:style-name="ce97">
            <text:p>8639</text:p>
          </table:table-cell>
          <table:table-cell office:value-type="float" office:value="5006.8500000000004" table:style-name="ce97">
            <text:p>5007</text:p>
          </table:table-cell>
          <table:table-cell office:value-type="float" office:value="11231.33" table:style-name="ce97">
            <text:p>11231</text:p>
          </table:table-cell>
          <table:table-cell office:value-type="float" office:value="252.6731572020316" table:formula="of:=([.BJ115])/((([.BH115]+[.BI115])*1000)/1000000)" table:style-name="ce97">
            <text:p>253</text:p>
          </table:table-cell>
          <table:table-cell office:value-type="float" office:value="79.685104258886028" table:formula="of:=[.CH115]/[.O115]" table:style-name="ce97">
            <text:p>80</text:p>
          </table:table-cell>
          <table:table-cell office:value-type="float" office:value="60670" table:style-name="ce21">
            <text:p>60670</text:p>
          </table:table-cell>
          <table:table-cell office:value-type="float" office:value="18289" table:style-name="ce21">
            <text:p>18289</text:p>
          </table:table-cell>
          <table:table-cell office:value-type="float" office:value="40094" table:style-name="ce21">
            <text:p>40094</text:p>
          </table:table-cell>
          <table:table-cell office:value-type="float" office:value="2287" table:style-name="ce21">
            <text:p>2287</text:p>
          </table:table-cell>
          <table:table-cell office:value-type="float" office:value="31194" table:style-name="ce100">
            <text:p>31194</text:p>
          </table:table-cell>
          <table:table-cell office:value-type="float" office:value="37937" table:style-name="ce100">
            <text:p>37937</text:p>
          </table:table-cell>
          <table:table-cell office:value-type="float" office:value="525" table:style-name="ce100">
            <text:p>525</text:p>
          </table:table-cell>
          <table:table-cell office:value-type="float" office:value="14515" table:style-name="ce21">
            <text:p>14515</text:p>
          </table:table-cell>
          <table:table-cell office:value-type="float" office:value="196.6635838317799" table:style-name="ce5">
            <text:p>197</text:p>
          </table:table-cell>
          <table:table-cell office:value-type="float" office:value="1816255299.9999998" table:style-name="ce21">
            <text:p>1816255300</text:p>
          </table:table-cell>
          <table:table-cell office:value-type="float" office:value="125129.54185325524" table:formula="of:=[.BW115]/[.BU115]" table:style-name="ce64">
            <text:p>125130</text:p>
          </table:table-cell>
          <table:table-cell office:value-type="float" office:value="636.26188140803572" table:formula="of:=[.BX115]/[.BV115]" table:style-name="ce64">
            <text:p>636</text:p>
          </table:table-cell>
          <table:table-cell office:value-type="float" office:value="29611" table:style-name="ce21">
            <text:p>29611</text:p>
          </table:table-cell>
          <table:table-cell office:value-type="float" office:value="108.01988521501141" table:style-name="ce5">
            <text:p>108</text:p>
          </table:table-cell>
          <table:table-cell office:value-type="float" office:value="2082608800.0000002" table:style-name="ce21">
            <text:p>2082608800</text:p>
          </table:table-cell>
          <table:table-cell office:value-type="float" office:value="70332.268413765167" table:formula="of:=[.CB115]/[.BZ115]" table:style-name="ce69">
            <text:p>70332</text:p>
          </table:table-cell>
          <table:table-cell office:value-type="float" office:value="651.10482457716182" table:formula="of:=[.CC115]/[.CA115]" table:style-name="ce69">
            <text:p>651</text:p>
          </table:table-cell>
          <table:table-cell office:value-type="float" office:value="2.1190543357359184" table:formula="of:=[.DU115]/(([.CD115]+[.BY115])/2)" table:style-name="ce72">
            <text:p>2.12</text:p>
          </table:table-cell>
          <table:table-cell office:value-type="float" office:value="0.61351766735471358" table:formula="of:=[.CG115]-[.CG114]" table:style-name="ce71">
            <text:p>0.6</text:p>
          </table:table-cell>
          <table:table-cell office:value-type="float" office:value="92.742262138151048" table:style-name="ce70">
            <text:p>93</text:p>
          </table:table-cell>
          <table:table-cell office:value-type="float" office:value="25382415" table:style-name="ce8">
            <text:p>25382415</text:p>
          </table:table-cell>
          <table:table-cell office:value-type="float" office:value="133362" table:formula="of:=[.CH115]-[.CH114]" table:style-name="ce30">
            <text:p>133362</text:p>
          </table:table-cell>
          <table:table-cell office:value-type="float" office:value="80083" table:style-name="ce93">
            <text:p>80083</text:p>
          </table:table-cell>
          <table:table-cell office:value-type="float" office:value="53332" table:style-name="ce93">
            <text:p>53332</text:p>
          </table:table-cell>
          <table:table-cell office:value-type="float" office:value="60.025484390810625" table:formula="of:=100-[.CM115]" table:style-name="ce93">
            <text:p>60</text:p>
          </table:table-cell>
          <table:table-cell office:value-type="float" office:value="39.974515609189375" table:formula="of:=([.CK115]*100)/([.CJ115]+[.CK115])" table:style-name="ce93">
            <text:p>40</text:p>
          </table:table-cell>
          <table:table-cell office:value-type="float" office:value="1.8445053396219391" table:formula="of:=([.B115]/[.CH115])" table:style-name="ce38">
            <text:p>1.84</text:p>
          </table:table-cell>
          <table:table-cell office:value-type="float" office:value="2.57" table:style-name="ce88">
            <text:p>2.57</text:p>
          </table:table-cell>
          <table:table-cell office:value-type="float" office:value="0.72549466037806076" table:formula="of:=([.CO115]-[.CN115])" table:style-name="ce88">
            <text:p>0.73</text:p>
          </table:table-cell>
          <table:table-cell office:value-type="float" office:value="0.52818614622893278" table:formula="of:=([.CH115]*100/[.CH114])-100" table:style-name="ce26">
            <text:p>0.5</text:p>
          </table:table-cell>
          <table:table-cell office:value-type="float" office:value="2.0899291934587851" table:formula="of:=AVERAGE([.$CQ$74:.CQ115])" table:style-name="ce87">
            <text:p>2.09</text:p>
          </table:table-cell>
          <table:table-cell office:value-type="float" office:value="151000" table:formula="of:=([.B115]-[.B114])" table:style-name="ce90">
            <text:p>151000</text:p>
          </table:table-cell>
          <table:table-cell office:value-type="float" office:value="0.32356911736344784" table:formula="of:=([.B115]*100/[.B114])-100" table:style-name="ce29">
            <text:p>0.32</text:p>
          </table:table-cell>
          <table:table-cell office:value-type="float" office:value="57862" table:formula="of:=[.CI115]-([.CS115]/2)" table:style-name="ce8">
            <text:p>57862</text:p>
          </table:table-cell>
          <table:table-cell office:value-type="float" office:value="1161000" table:style-name="ce97">
            <text:p>1161000</text:p>
          </table:table-cell>
          <table:table-cell office:value-type="float" office:value="8.7056282899176676" table:formula="of:=[.CV115]/[.CI115]" table:style-name="ce118">
            <text:p>8.7</text:p>
          </table:table-cell>
          <table:table-cell office:value-type="float" office:value="2.4798154555940024" table:formula="of:=[.CV115]/[.B115]*100" table:style-name="ce118">
            <text:p>2.5</text:p>
          </table:table-cell>
          <table:table-cell office:value-type="float" office:value="13581.800000000001" table:style-name="ce8">
            <text:p>13582</text:p>
          </table:table-cell>
          <table:table-cell office:value-type="float" office:value="18.649999999999999" table:style-name="ce21">
            <text:p>18.65</text:p>
          </table:table-cell>
          <table:table-cell office:value-type="float" office:value="74.744380000000007" table:formula="of:=100-([.CZ115]+[.DB115])" table:style-name="ce29">
            <text:p>74.74</text:p>
          </table:table-cell>
          <table:table-cell office:value-type="float" office:value="6.6056199999999992" table:formula="of:=([.DC115]*(100-[.CZ115]))/100" table:style-name="ce29">
            <text:p>6.61</text:p>
          </table:table-cell>
          <table:table-cell office:value-type="float" office:value="8.1199999999999992" table:style-name="ce21">
            <text:p>8.12</text:p>
          </table:table-cell>
          <table:table-cell office:value-type="float" office:value="79.2" table:style-name="ce21">
            <text:p>79.2</text:p>
          </table:table-cell>
          <table:table-cell office:value-type="float" office:value="14.5" table:style-name="ce21">
            <text:p>14.5</text:p>
          </table:table-cell>
          <table:table-cell office:value-type="float" office:value="2.5" table:style-name="ce21">
            <text:p>2.5</text:p>
          </table:table-cell>
          <table:table-cell office:value-type="float" office:value="6.3" table:style-name="ce21">
            <text:p>6.3</text:p>
          </table:table-cell>
          <table:table-cell office:value-type="float" office:value="103.193" table:style-name="ce97">
            <text:p>103</text:p>
          </table:table-cell>
          <table:table-cell office:value-type="float" office:value="104.72972972972973" table:formula="of:=[.DJ115]*[.$DI$118]/[.$DJ$118]" table:style-name="ce97">
            <text:p>105</text:p>
          </table:table-cell>
          <table:table-cell office:value-type="float" office:value="7.75" table:style-name="ce26">
            <text:p>7.8</text:p>
          </table:table-cell>
          <table:table-cell office:value-type="float" office:value="-1.8987341772151893" table:formula="of:=(([.DJ115]*100)/[.DJ114])-100" table:style-name="ce26">
            <text:p>-1.9</text:p>
          </table:table-cell>
          <table:table-cell office:value-type="float" office:value="19.378136200716845" table:formula="of:=[.DQ115]/([.DJ115]*12)" table:style-name="ce26">
            <text:p>19.4</text:p>
          </table:table-cell>
          <table:table-cell office:value-type="float" office:value="5.1604550078609082" table:formula="of:=100/[.DL115]" table:style-name="ce26">
            <text:p>5.2</text:p>
          </table:table-cell>
          <table:table-cell office:value-type="float" office:value="25.837514934289125" table:formula="of:=[.DQ115]/(([.DJ115]*12)*0.75)" table:style-name="ce26">
            <text:p>25.8</text:p>
          </table:table-cell>
          <table:table-cell office:value-type="float" office:value="3.8703412558956818" table:formula="of:=100/[.DN115]" table:style-name="ce26">
            <text:p>3.9</text:p>
          </table:table-cell>
          <table:table-cell office:value-type="float" office:value="84.444217515495325" table:formula="of:=([.DT115]/[.DR115])*100" table:style-name="ce97">
            <text:p>84</text:p>
          </table:table-cell>
          <table:table-cell office:value-type="float" office:value="1802.1666666666665" table:formula="of:=AVERAGE([Quarterly.E22:.E25])" table:style-name="ce8">
            <text:p>1802</text:p>
          </table:table-cell>
          <table:table-cell office:value-type="float" office:value="917.76562422144445" table:formula="of:=PMT(([.AD115]/100)/12;[.AG115]*12;([.DQ115]*100))*-1" table:style-name="ce97">
            <text:p>918</text:p>
          </table:table-cell>
          <table:table-cell office:value-type="float" office:value="117.0744911216977" table:formula="of:=[.DQ115]*[.$DS$118]/[.$DQ$118]" table:style-name="ce97">
            <text:p>117</text:p>
          </table:table-cell>
          <table:table-cell office:value-type="float" office:value="775" table:formula="of:=[.DJ115]*100" table:style-name="ce97">
            <text:p>775</text:p>
          </table:table-cell>
          <table:table-cell office:value-type="float" office:value="1364" table:style-name="ce30">
            <text:p>1364</text:p>
          </table:table-cell>
          <table:table-cell office:value-type="float" office:value="97.534999999999997" table:style-name="ce93">
            <text:p>98</text:p>
          </table:table-cell>
          <table:table-cell office:value-type="float" office:value="107.678" table:style-name="ce93">
            <text:p>108</text:p>
          </table:table-cell>
          <table:table-cell office:value-type="float" office:value="2.4500000000000002" table:style-name="ce29">
            <text:p>2.45</text:p>
          </table:table-cell>
          <table:table-cell office:value-type="float" office:value="204.99" table:formula="of:=[.DY114]+[.DX115]" table:style-name="ce26">
            <text:p>205.0</text:p>
          </table:table-cell>
          <table:table-cell office:value-type="float" office:value="871.95386525000015" table:formula="of:=(([.DU115]*[.DX115])/100)+[.DZ114]" table:style-name="ce26">
            <text:p>872.0</text:p>
          </table:table-cell>
          <table:table-cell office:value-type="float" office:value="492.04613474999985" table:formula="of:=[.DU115]-[.DZ115]" table:style-name="ce26">
            <text:p>492.0</text:p>
          </table:table-cell>
          <table:table-cell office:value-type="float" office:value="665.39831211278602" table:formula="of:=[.DU115]/[.DY115]*[.$DY$88]" table:style-name="ce26">
            <text:p>665.4</text:p>
          </table:table-cell>
          <table:table-cell office:value-type="float" office:value="698.60168788721398" table:formula="of:=[.DU115]-[.EB115]" table:style-name="ce26">
            <text:p>698.6</text:p>
          </table:table-cell>
          <table:table-cell office:value-type="float" office:value="-1.0022545454545453" table:formula="of:=([.AH115]-[.AH114])" table:style-name="ce29">
            <text:p>-1.00</text:p>
          </table:table-cell>
          <table:table-cell office:value-type="float" office:value="-11.313394018205457" table:formula="of:=([.DU115]*100/[.DU114])-100" table:style-name="ce29">
            <text:p>-11.31</text:p>
          </table:table-cell>
          <table:table-cell office:value-type="float" office:value="-13.763394018205457" table:formula="of:=[.EE115]-[.DX115]" table:style-name="ce29">
            <text:p>-13.76</text:p>
          </table:table-cell>
          <table:table-cell office:value-type="float" office:value="-11.475054471074742" table:formula="of:=([.O115]*100/[.O114])-100" table:style-name="ce29">
            <text:p>-11.48</text:p>
          </table:table-cell>
          <table:table-cell office:value-type="float" office:value="-32.950024604552212" table:formula="of:=([.T115]*100/[.T114])-100" table:style-name="ce29">
            <text:p>-32.95</text:p>
          </table:table-cell>
          <table:table-cell office:value-type="float" office:value="24.79" table:style-name="ce34">
            <text:p>24.8</text:p>
          </table:table-cell>
          <table:table-cell office:value-type="float" office:value="-7.443052762309776" table:formula="of:=([.DO115]+[.EE115])" table:style-name="ce26">
            <text:p>-7.4</text:p>
          </table:table-cell>
          <table:table-cell office:value-type="float" office:value="412.44" table:formula="of:=-0.06*(([.A115]-1963)^2)+8.5*([.A115]-1963)+140" table:style-name="ce26">
            <text:p>412.4</text:p>
          </table:table-cell>
          <table:table-cell office:value-type="float" office:value="462.44" table:formula="of:=[.EK115]+50" table:style-name="ce26">
            <text:p>462.4</text:p>
          </table:table-cell>
          <table:table-cell office:value-type="float" office:value="362.44" table:formula="of:=[.EK115]-50" table:style-name="ce26">
            <text:p>362.4</text:p>
          </table:table-cell>
          <table:table-cell office:value-type="float" office:value="512.44000000000005" table:formula="of:=[.EK115]+100" table:style-name="ce26">
            <text:p>512.4</text:p>
          </table:table-cell>
          <table:table-cell office:value-type="float" office:value="312.44" table:formula="of:=[.EK115]-100" table:style-name="ce26">
            <text:p>312.4</text:p>
          </table:table-cell>
          <table:table-cell office:value-type="float" office:value="384.47500000000002" table:formula="of:=-0.025*(([.A115]-1963)^2)+5.5*([.A115]-1963)+175" table:style-name="ce26">
            <text:p>384.5</text:p>
          </table:table-cell>
          <table:table-cell office:value-type="float" office:value="0.93839395686573546" table:formula="of:=3.55220754716981*0.264172052" table:style-name="ce78">
            <text:p>0.94</text:p>
          </table:table-cell>
          <table:table-cell office:value-type="float" office:value="2.1974806508856659" table:formula="of:=([.EQ115]*100/[.EQ114])-100" table:style-name="ce113">
            <text:p>2.2</text:p>
          </table:table-cell>
          <table:table-cell office:value-type="float" office:value="1.845546083333333" table:formula="of:=1.43*[.AJ115]" table:style-name="ce78">
            <text:p>1.85</text:p>
          </table:table-cell>
          <table:table-cell table:number-columns-repeated="16235"/>
        </table:table-row>
        <table:table-row table:style-name="ro3">
          <table:table-cell office:value-type="float" office:value="2013" table:style-name="ce17">
            <text:p>2013</text:p>
          </table:table-cell>
          <table:table-cell office:value-type="float" office:value="46728000" table:style-name="ce11">
            <text:p>46728000</text:p>
          </table:table-cell>
          <table:table-cell office:value-type="float" office:value="18863926" table:style-name="ce8">
            <text:p>18863926</text:p>
          </table:table-cell>
          <table:table-cell office:value-type="float" office:value="24787829.744423002" table:style-name="ce8">
            <text:p>24787830</text:p>
          </table:table-cell>
          <table:table-cell office:value-type="float" office:value="38356537.256903015" table:style-name="ce97">
            <text:p>38356537</text:p>
          </table:table-cell>
          <table:table-cell office:value-type="float" office:value="725535.61538461538" table:formula="of:=[.C116]/26" table:style-name="ce30">
            <text:p>725536</text:p>
          </table:table-cell>
          <table:table-cell office:value-type="float" office:value="362767.80769230769" table:formula="of:=[.F116]/2" table:style-name="ce30">
            <text:p>362768</text:p>
          </table:table-cell>
          <table:table-cell office:value-type="float" office:value="544151.7115384615" table:formula="of:=[.G116]*1.5" table:style-name="ce8">
            <text:p>544152</text:p>
          </table:table-cell>
          <table:table-cell office:value-type="float" office:value="671705" table:style-name="ce8">
            <text:p>671705</text:p>
          </table:table-cell>
          <table:table-cell office:value-type="float" office:value="335852.5" table:formula="of:=[.I116]/2" table:style-name="ce8">
            <text:p>335853</text:p>
          </table:table-cell>
          <table:table-cell office:value-type="float" office:value="790313" table:style-name="ce8">
            <text:p>790313</text:p>
          </table:table-cell>
          <table:table-cell office:value-type="float" office:value="395156.5" table:formula="of:=[.K116]/2" table:style-name="ce8">
            <text:p>395157</text:p>
          </table:table-cell>
          <table:table-cell office:value-type="float" office:value="679546" table:style-name="ce8">
            <text:p>679546</text:p>
          </table:table-cell>
          <table:table-cell office:value-type="float" office:value="339773" table:formula="of:=[.M116]/2" table:style-name="ce8">
            <text:p>339773</text:p>
          </table:table-cell>
          <table:table-cell office:value-type="float" office:value="312593" table:style-name="ce21">
            <text:p>312593</text:p>
          </table:table-cell>
          <table:table-cell office:value-type="float" office:value="132980" table:style-name="ce21">
            <text:p>132980</text:p>
          </table:table-cell>
          <table:table-cell office:value-type="float" office:value="15898" table:style-name="ce21">
            <text:p>15898</text:p>
          </table:table-cell>
          <table:table-cell office:value-type="float" office:value="2351" table:style-name="ce21">
            <text:p>2351</text:p>
          </table:table-cell>
          <table:table-cell office:value-type="float" office:value="231836" table:style-name="ce21">
            <text:p>231836</text:p>
          </table:table-cell>
          <table:table-cell office:value-type="float" office:value="199703" table:style-name="ce21">
            <text:p>199703</text:p>
          </table:table-cell>
          <table:table-cell office:value-type="float" office:value="283488" table:style-name="ce21">
            <text:p>283488</text:p>
          </table:table-cell>
          <table:table-cell office:value-type="float" office:value="19972573000" table:style-name="ce104">
            <text:p>2.0E+10</text:p>
          </table:table-cell>
          <table:table-cell office:value-type="float" office:value="100011.38190212466" table:formula="of:=[.V116]/[.T116]" table:style-name="ce30">
            <text:p>100011</text:p>
          </table:table-cell>
          <table:table-cell office:value-type="float" office:value="36877" table:style-name="ce21">
            <text:p>36877</text:p>
          </table:table-cell>
          <table:table-cell office:value-type="float" office:value="11325" table:style-name="ce21">
            <text:p>11325</text:p>
          </table:table-cell>
          <table:table-cell office:value-type="float" office:value="3.2562472406181016" table:formula="of:=[.X116]/[.Y116]" table:style-name="ce82">
            <text:p>3.26</text:p>
          </table:table-cell>
          <table:table-cell office:value-type="float" office:value="0.63885947542011501" table:formula="of:=[.T116]/[.O116]" table:style-name="ce29">
            <text:p>0.64</text:p>
          </table:table-cell>
          <table:table-cell office:value-type="float" office:value="58.478995637435418" table:formula="of:=([.W116]*100)/([.DU116]*(([.CA116]*([.BZ116]/([.BU116]+[.BZ116])))+([.BV116]*([.BU116]/([.BU116]+[.BZ116])))))" table:style-name="ce82">
            <text:p>58.48</text:p>
          </table:table-cell>
          <table:table-cell office:value-type="float" office:value="-30.907487034521413" table:formula="of:=(([.V116]*100/[.V115])-100)-[.DX116]" table:style-name="ce32">
            <text:p>-30.91</text:p>
          </table:table-cell>
          <table:table-cell office:value-type="float" office:value="3.3530000000000002" table:style-name="ce32">
            <text:p>3.35</text:p>
          </table:table-cell>
          <table:table-cell office:value-type="float" office:value="5.9" table:style-name="ce32">
            <text:p>5.90</text:p>
          </table:table-cell>
          <table:table-cell office:value-type="float" office:value="94.1" table:formula="of:=100-[.AE116]" table:style-name="ce32">
            <text:p>94.10</text:p>
          </table:table-cell>
          <table:table-cell office:value-type="float" office:value="23" table:style-name="ce74">
            <text:p>23</text:p>
          </table:table-cell>
          <table:table-cell office:value-type="float" office:value="0.53268181818181815" table:style-name="ce32">
            <text:p>0.53</text:p>
          </table:table-cell>
          <table:table-cell office:value-type="float" office:value="2.8203181818181822" table:formula="of:=[.AD116]-[.AH116]" table:style-name="ce88">
            <text:p>2.82</text:p>
          </table:table-cell>
          <table:table-cell office:value-type="float" office:value="1.3298416666666666" table:style-name="ce89">
            <text:p>1.33</text:p>
          </table:table-cell>
          <table:table-cell office:value-type="float" office:value="125000" table:formula="of:=[.DU116]*100" table:style-name="ce90">
            <text:p>125000</text:p>
          </table:table-cell>
          <table:table-cell office:value-type="float" office:value="166230.20833333331" table:formula="of:=([.DU116]*100)*[.AJ116]" table:style-name="ce90">
            <text:p>166230</text:p>
          </table:table-cell>
          <table:table-cell office:value-type="float" office:value="9849473000000" table:style-name="ce105">
            <text:p>9.85E+12</text:p>
          </table:table-cell>
          <table:table-cell office:value-type="float" office:value="0.42317633989017622" table:formula="of:=([.AM116]*100/[.AM115])-100" table:style-name="ce87">
            <text:p>0.42</text:p>
          </table:table-cell>
          <table:table-cell office:value-type="float" office:value="6.559244363288772" table:formula="of:=AVERAGE([.$AN$84:.AN116])" table:style-name="ce87">
            <text:p>6.56</text:p>
          </table:table-cell>
          <table:table-cell office:value-type="float" office:value="117.12691666666665" table:style-name="ce83">
            <text:p>117</text:p>
          </table:table-cell>
          <table:table-cell office:value-type="float" office:value="1067.2183948608456" table:formula="of:=[.DU116]*100/[.AP116]" table:style-name="ce83">
            <text:p>1067</text:p>
          </table:table-cell>
          <table:table-cell office:value-type="float" office:value="1049.1100000000001" table:style-name="ce92">
            <text:p>1049</text:p>
          </table:table-cell>
          <table:table-cell office:value-type="float" office:value="119.14861168037669" table:formula="of:=[.DU116]*100/[.AR116]" table:style-name="ce93">
            <text:p>119</text:p>
          </table:table-cell>
          <table:table-cell office:value-type="float" office:value="-0.21968235244212053" table:style-name="ce120">
            <text:p>-0.2</text:p>
          </table:table-cell>
          <table:table-cell office:value-type="float" office:value="629150000000" table:style-name="ce102">
            <text:p>6.29E+11</text:p>
          </table:table-cell>
          <table:table-cell office:value-type="float" office:value="16402.679829675501" table:formula="of:=[.AU116]/[.E116]" table:style-name="ce30">
            <text:p>16403</text:p>
          </table:table-cell>
          <table:table-cell office:value-type="float" office:value="16847.910662504408" table:formula="of:=[.AW115]*(1+([.DX116]/100))" table:style-name="ce93">
            <text:p>16848</text:p>
          </table:table-cell>
          <table:table-cell office:value-type="float" office:value="21523.172451989853" table:formula="of:=[.AV116]+(12*PMT([.AD116]/100/12;[.AG116]*12;([.AV116]*5)*-1))" table:style-name="ce93">
            <text:p>21523</text:p>
          </table:table-cell>
          <table:table-cell office:value-type="float" office:value="15848.979617722915" table:formula="of:=[.AY115]*(1+(([.DV116]-[.DV115])/100))" table:style-name="ce93">
            <text:p>15849</text:p>
          </table:table-cell>
          <table:table-cell office:value-type="float" office:value="16545.011529280269" table:formula="of:=(([.AY116]+([.AW116]-[.AV116])+([.AX116]-[.AV116]))-[.AV116])+[.$AV$102]" table:style-name="ce93">
            <text:p>16545</text:p>
          </table:table-cell>
          <table:table-cell office:value-type="float" office:value="105.72832587493339" table:formula="of:=[.AZ116]*[.$BA$102]/[.$AZ$102]" table:style-name="ce93">
            <text:p>106</text:p>
          </table:table-cell>
          <table:table-cell office:value-type="float" office:value="72.534251363320237" table:formula="of:=[.AV116]*[.$BB$102]/[.$AV$102]" table:style-name="ce93">
            <text:p>73</text:p>
          </table:table-cell>
          <table:table-cell office:value-type="float" office:value="15.605748636679763" table:formula="of:=[.DV116]-[.BB116]" table:style-name="ce93">
            <text:p>16</text:p>
          </table:table-cell>
          <table:table-cell office:value-type="float" office:value="20002.276380424933" table:formula="of:=[.W116]/5" table:style-name="ce30">
            <text:p>20002</text:p>
          </table:table-cell>
          <table:table-cell office:value-type="float" office:value="17.995934474098902" table:formula="of:=100-(([.AV116]*100)/[.BD116])" table:style-name="ce30">
            <text:p>18</text:p>
          </table:table-cell>
          <table:table-cell office:value-type="float" office:value="153.52500000000001" table:style-name="ce8">
            <text:p>154</text:p>
          </table:table-cell>
          <table:table-cell office:value-type="float" office:value="14555" table:style-name="ce21">
            <text:p>14555</text:p>
          </table:table-cell>
          <table:table-cell office:value-type="float" office:value="13812.349999999999" table:style-name="ce97">
            <text:p>13812</text:p>
          </table:table-cell>
          <table:table-cell office:value-type="float" office:value="7325.4299999999994" table:style-name="ce97">
            <text:p>7325</text:p>
          </table:table-cell>
          <table:table-cell office:value-type="float" office:value="5066.97" table:style-name="ce97">
            <text:p>5067</text:p>
          </table:table-cell>
          <table:table-cell office:value-type="float" office:value="11383.1" table:style-name="ce97">
            <text:p>11383</text:p>
          </table:table-cell>
          <table:table-cell office:value-type="float" office:value="239.71154965185562" table:formula="of:=([.BJ116])/((([.BH116]+[.BI116])*1000)/1000000)" table:style-name="ce97">
            <text:p>240</text:p>
          </table:table-cell>
          <table:table-cell office:value-type="float" office:value="81.387958143656448" table:formula="of:=[.CH116]/[.O116]" table:style-name="ce97">
            <text:p>81</text:p>
          </table:table-cell>
          <table:table-cell office:value-type="float" office:value="56436" table:style-name="ce21">
            <text:p>56436</text:p>
          </table:table-cell>
          <table:table-cell office:value-type="float" office:value="15025" table:style-name="ce21">
            <text:p>15025</text:p>
          </table:table-cell>
          <table:table-cell office:value-type="float" office:value="38894" table:style-name="ce21">
            <text:p>38894</text:p>
          </table:table-cell>
          <table:table-cell office:value-type="float" office:value="2517" table:style-name="ce21">
            <text:p>2517</text:p>
          </table:table-cell>
          <table:table-cell office:value-type="float" office:value="23889" table:style-name="ce100">
            <text:p>23889</text:p>
          </table:table-cell>
          <table:table-cell office:value-type="float" office:value="34294" table:style-name="ce100">
            <text:p>34294</text:p>
          </table:table-cell>
          <table:table-cell office:value-type="float" office:value="557" table:style-name="ce100">
            <text:p>557</text:p>
          </table:table-cell>
          <table:table-cell office:value-type="float" office:value="11311" table:style-name="ce21">
            <text:p>11311</text:p>
          </table:table-cell>
          <table:table-cell office:value-type="float" office:value="197.77760310692932" table:style-name="ce5">
            <text:p>198</text:p>
          </table:table-cell>
          <table:table-cell office:value-type="float" office:value="1487085500.0000002" table:style-name="ce21">
            <text:p>1487085500</text:p>
          </table:table-cell>
          <table:table-cell office:value-type="float" office:value="131472.50464149946" table:formula="of:=[.BW116]/[.BU116]" table:style-name="ce64">
            <text:p>131473</text:p>
          </table:table-cell>
          <table:table-cell office:value-type="float" office:value="664.74920605857619" table:formula="of:=[.BX116]/[.BV116]" table:style-name="ce64">
            <text:p>665</text:p>
          </table:table-cell>
          <table:table-cell office:value-type="float" office:value="22961" table:style-name="ce21">
            <text:p>22961</text:p>
          </table:table-cell>
          <table:table-cell office:value-type="float" office:value="106.78645446722538" table:style-name="ce5">
            <text:p>107</text:p>
          </table:table-cell>
          <table:table-cell office:value-type="float" office:value="1620894999.9999998" table:style-name="ce21">
            <text:p>1620895000</text:p>
          </table:table-cell>
          <table:table-cell office:value-type="float" office:value="70593.397500108869" table:formula="of:=[.CB116]/[.BZ116]" table:style-name="ce69">
            <text:p>70593</text:p>
          </table:table-cell>
          <table:table-cell office:value-type="float" office:value="661.0707121264636" table:formula="of:=[.CC116]/[.CA116]" table:style-name="ce69">
            <text:p>661</text:p>
          </table:table-cell>
          <table:table-cell office:value-type="float" office:value="1.8856256160507345" table:formula="of:=[.DU116]/(([.CD116]+[.BY116])/2)" table:style-name="ce72">
            <text:p>1.89</text:p>
          </table:table-cell>
          <table:table-cell office:value-type="float" office:value="-0.10074848420418903" table:formula="of:=[.CG116]-[.CG115]" table:style-name="ce71">
            <text:p>-0.1</text:p>
          </table:table-cell>
          <table:table-cell office:value-type="float" office:value="92.641513653946859" table:style-name="ce70">
            <text:p>93</text:p>
          </table:table-cell>
          <table:table-cell office:value-type="float" office:value="25441306" table:style-name="ce8">
            <text:p>25441306</text:p>
          </table:table-cell>
          <table:table-cell office:value-type="float" office:value="58891" table:formula="of:=[.CH116]-[.CH115]" table:style-name="ce30">
            <text:p>58891</text:p>
          </table:table-cell>
          <table:table-cell office:value-type="float" office:value="43230" table:style-name="ce93">
            <text:p>43230</text:p>
          </table:table-cell>
          <table:table-cell office:value-type="float" office:value="17059" table:style-name="ce93">
            <text:p>17059</text:p>
          </table:table-cell>
          <table:table-cell office:value-type="float" office:value="71.704622733832039" table:formula="of:=100-[.CM116]" table:style-name="ce93">
            <text:p>72</text:p>
          </table:table-cell>
          <table:table-cell office:value-type="float" office:value="28.295377266167957" table:formula="of:=([.CK116]*100)/([.CJ116]+[.CK116])" table:style-name="ce93">
            <text:p>28</text:p>
          </table:table-cell>
          <table:table-cell office:value-type="float" office:value="1.8366981632153632" table:formula="of:=([.B116]/[.CH116])" table:style-name="ce38">
            <text:p>1.84</text:p>
          </table:table-cell>
          <table:table-cell office:value-type="float" office:value="2.5499999999999998" table:style-name="ce88">
            <text:p>2.55</text:p>
          </table:table-cell>
          <table:table-cell office:value-type="float" office:value="0.71330183678463666" table:formula="of:=([.CO116]-[.CN116])" table:style-name="ce88">
            <text:p>0.71</text:p>
          </table:table-cell>
          <table:table-cell office:value-type="float" office:value="0.23201495996342203" table:formula="of:=([.CH116]*100/[.CH115])-100" table:style-name="ce26">
            <text:p>0.2</text:p>
          </table:table-cell>
          <table:table-cell office:value-type="float" office:value="2.0467218857030791" table:formula="of:=AVERAGE([.$CQ$74:.CQ116])" table:style-name="ce87">
            <text:p>2.05</text:p>
          </table:table-cell>
          <table:table-cell office:value-type="float" office:value="-90000" table:formula="of:=([.B116]-[.B115])" table:style-name="ce90">
            <text:p>-90000</text:p>
          </table:table-cell>
          <table:table-cell office:value-type="float" office:value="-0.19223375624760308" table:formula="of:=([.B116]*100/[.B115])-100" table:style-name="ce29">
            <text:p>-0.19</text:p>
          </table:table-cell>
          <table:table-cell office:value-type="float" office:value="103891" table:formula="of:=[.CI116]-([.CS116]/2)" table:style-name="ce8">
            <text:p>103891</text:p>
          </table:table-cell>
          <table:table-cell office:value-type="float" office:value="1029000" table:style-name="ce97">
            <text:p>1029000</text:p>
          </table:table-cell>
          <table:table-cell office:value-type="float" office:value="17.472958516581482" table:formula="of:=[.CV116]/[.CI116]" table:style-name="ce118">
            <text:p>17.5</text:p>
          </table:table-cell>
          <table:table-cell office:value-type="float" office:value="2.2021058038007189" table:formula="of:=[.CV116]/[.B116]*100" table:style-name="ce118">
            <text:p>2.2</text:p>
          </table:table-cell>
          <table:table-cell office:value-type="float" office:value="10742.990000000002" table:style-name="ce8">
            <text:p>10743</text:p>
          </table:table-cell>
          <table:table-cell office:value-type="float" office:value="21.93" table:style-name="ce21">
            <text:p>21.93</text:p>
          </table:table-cell>
          <table:table-cell office:value-type="float" office:value="69.365195" table:formula="of:=100-([.CZ116]+[.DB116])" table:style-name="ce29">
            <text:p>69.37</text:p>
          </table:table-cell>
          <table:table-cell office:value-type="float" office:value="8.7048050000000003" table:formula="of:=([.DC116]*(100-[.CZ116]))/100" table:style-name="ce29">
            <text:p>8.70</text:p>
          </table:table-cell>
          <table:table-cell office:value-type="float" office:value="11.15" table:style-name="ce21">
            <text:p>11.15</text:p>
          </table:table-cell>
          <table:table-cell office:value-type="float" office:value="77.7" table:style-name="ce26">
            <text:p>77.7</text:p>
          </table:table-cell>
          <table:table-cell office:value-type="float" office:value="15.4" table:style-name="ce26">
            <text:p>15.4</text:p>
          </table:table-cell>
          <table:table-cell office:value-type="float" office:value="2.5" table:style-name="ce26">
            <text:p>2.5</text:p>
          </table:table-cell>
          <table:table-cell office:value-type="float" office:value="6.9" table:style-name="ce26">
            <text:p>6.9</text:p>
          </table:table-cell>
          <table:table-cell office:value-type="float" office:value="100.49299999999999" table:style-name="ce97">
            <text:p>100</text:p>
          </table:table-cell>
          <table:table-cell office:value-type="float" office:value="98.648648648648646" table:formula="of:=[.DJ116]*[.$DI$118]/[.$DJ$118]" table:style-name="ce97">
            <text:p>99</text:p>
          </table:table-cell>
          <table:table-cell office:value-type="float" office:value="7.3" table:style-name="ce26">
            <text:p>7.3</text:p>
          </table:table-cell>
          <table:table-cell office:value-type="float" office:value="-5.8064516129032313" table:formula="of:=(([.DJ116]*100)/[.DJ115])-100" table:style-name="ce26">
            <text:p>-5.8</text:p>
          </table:table-cell>
          <table:table-cell office:value-type="float" office:value="18.774733637747335" table:formula="of:=[.DQ116]/([.DJ116]*12)" table:style-name="ce26">
            <text:p>18.8</text:p>
          </table:table-cell>
          <table:table-cell office:value-type="float" office:value="5.3263072557762472" table:formula="of:=100/[.DL116]" table:style-name="ce26">
            <text:p>5.3</text:p>
          </table:table-cell>
          <table:table-cell office:value-type="float" office:value="25.032978183663118" table:formula="of:=[.DQ116]/(([.DJ116]*12)*0.75)" table:style-name="ce26">
            <text:p>25.0</text:p>
          </table:table-cell>
          <table:table-cell office:value-type="float" office:value="3.9947304418321843" table:formula="of:=100/[.DN116]" table:style-name="ce26">
            <text:p>4.0</text:p>
          </table:table-cell>
          <table:table-cell office:value-type="float" office:value="85.309870587693467" table:formula="of:=([.DT116]/[.DR116])*100" table:style-name="ce97">
            <text:p>85</text:p>
          </table:table-cell>
          <table:table-cell office:value-type="float" office:value="1644.6666666666665" table:formula="of:=AVERAGE([Quarterly.E26:.E29])" table:style-name="ce8">
            <text:p>1645</text:p>
          </table:table-cell>
          <table:table-cell office:value-type="float" office:value="855.70402928885403" table:formula="of:=PMT(([.AD116]/100)/12;[.AG116]*12;([.DQ116]*100))*-1" table:style-name="ce97">
            <text:p>856</text:p>
          </table:table-cell>
          <table:table-cell office:value-type="float" office:value="106.8427890861845" table:formula="of:=[.DQ116]*[.$DS$118]/[.$DQ$118]" table:style-name="ce97">
            <text:p>107</text:p>
          </table:table-cell>
          <table:table-cell office:value-type="float" office:value="730" table:formula="of:=[.DJ116]*100" table:style-name="ce97">
            <text:p>730</text:p>
          </table:table-cell>
          <table:table-cell office:value-type="float" office:value="1250" table:style-name="ce30">
            <text:p>1250</text:p>
          </table:table-cell>
          <table:table-cell office:value-type="float" office:value="88.14" table:style-name="ce93">
            <text:p>88</text:p>
          </table:table-cell>
          <table:table-cell office:value-type="float" office:value="96.266000000000005" table:style-name="ce93">
            <text:p>96</text:p>
          </table:table-cell>
          <table:table-cell office:value-type="float" office:value="1.41" table:style-name="ce29">
            <text:p>1.41</text:p>
          </table:table-cell>
          <table:table-cell office:value-type="float" office:value="206.4" table:formula="of:=[.DY115]+[.DX116]" table:style-name="ce26">
            <text:p>206.4</text:p>
          </table:table-cell>
          <table:table-cell office:value-type="float" office:value="889.57886525000015" table:formula="of:=(([.DU116]*[.DX116])/100)+[.DZ115]" table:style-name="ce26">
            <text:p>889.6</text:p>
          </table:table-cell>
          <table:table-cell office:value-type="float" office:value="360.42113474999985" table:formula="of:=[.DU116]-[.DZ116]" table:style-name="ce26">
            <text:p>360.4</text:p>
          </table:table-cell>
          <table:table-cell office:value-type="float" office:value="605.62015503875966" table:formula="of:=[.DU116]/[.DY116]*[.$DY$88]" table:style-name="ce26">
            <text:p>605.6</text:p>
          </table:table-cell>
          <table:table-cell office:value-type="float" office:value="644.37984496124034" table:formula="of:=[.DU116]-[.EB116]" table:style-name="ce26">
            <text:p>644.4</text:p>
          </table:table-cell>
          <table:table-cell office:value-type="float" office:value="-0.51223636363636371" table:formula="of:=([.AH116]-[.AH115])" table:style-name="ce29">
            <text:p>-0.51</text:p>
          </table:table-cell>
          <table:table-cell office:value-type="float" office:value="-8.3577712609970689" table:formula="of:=([.DU116]*100/[.DU115])-100" table:style-name="ce29">
            <text:p>-8.36</text:p>
          </table:table-cell>
          <table:table-cell office:value-type="float" office:value="-9.767771260997069" table:formula="of:=[.EE116]-[.DX116]" table:style-name="ce29">
            <text:p>-9.77</text:p>
          </table:table-cell>
          <table:table-cell office:value-type="float" office:value="-1.8651070215424426" table:formula="of:=([.O116]*100/[.O115])-100" table:style-name="ce29">
            <text:p>-1.87</text:p>
          </table:table-cell>
          <table:table-cell office:value-type="float" office:value="-27.081895623153798" table:formula="of:=([.T116]*100/[.T115])-100" table:style-name="ce29">
            <text:p>-27.08</text:p>
          </table:table-cell>
          <table:table-cell office:value-type="float" office:value="26.09" table:style-name="ce34">
            <text:p>26.1</text:p>
          </table:table-cell>
          <table:table-cell office:value-type="float" office:value="-4.3630408191648851" table:formula="of:=([.DO116]+[.EE116])" table:style-name="ce26">
            <text:p>-4.4</text:p>
          </table:table-cell>
          <table:table-cell office:value-type="float" office:value="415" table:formula="of:=-0.06*(([.A116]-1963)^2)+8.5*([.A116]-1963)+140" table:style-name="ce26">
            <text:p>415.0</text:p>
          </table:table-cell>
          <table:table-cell office:value-type="float" office:value="465" table:formula="of:=[.EK116]+50" table:style-name="ce26">
            <text:p>465.0</text:p>
          </table:table-cell>
          <table:table-cell office:value-type="float" office:value="365" table:formula="of:=[.EK116]-50" table:style-name="ce26">
            <text:p>365.0</text:p>
          </table:table-cell>
          <table:table-cell office:value-type="float" office:value="515" table:formula="of:=[.EK116]+100" table:style-name="ce26">
            <text:p>515.0</text:p>
          </table:table-cell>
          <table:table-cell office:value-type="float" office:value="315" table:formula="of:=[.EK116]-100" table:style-name="ce26">
            <text:p>315.0</text:p>
          </table:table-cell>
          <table:table-cell office:value-type="float" office:value="387.5" table:formula="of:=-0.025*(([.A116]-1963)^2)+5.5*([.A116]-1963)+175" table:style-name="ce26">
            <text:p>387.5</text:p>
          </table:table-cell>
          <table:table-cell office:value-type="float" office:value="0.90950881341361678" table:formula="of:=3.44286538461539*0.264172052" table:style-name="ce78">
            <text:p>0.91</text:p>
          </table:table-cell>
          <table:table-cell office:value-type="float" office:value="-3.0781467890731022" table:formula="of:=([.EQ116]*100/[.EQ115])-100" table:style-name="ce113">
            <text:p>-3.1</text:p>
          </table:table-cell>
          <table:table-cell office:value-type="float" office:value="1.9282704166666664" table:formula="of:=1.45*[.AJ116]" table:style-name="ce78">
            <text:p>1.93</text:p>
          </table:table-cell>
          <table:table-cell table:number-columns-repeated="16235"/>
        </table:table-row>
        <table:table-row table:style-name="ro3">
          <table:table-cell office:value-type="float" office:value="2014" table:style-name="ce17">
            <text:p>2014</text:p>
          </table:table-cell>
          <table:table-cell office:value-type="float" office:value="46508000" table:style-name="ce11">
            <text:p>46508000</text:p>
          </table:table-cell>
          <table:table-cell office:value-type="float" office:value="18485411" table:style-name="ce8">
            <text:p>18485411</text:p>
          </table:table-cell>
          <table:table-cell office:value-type="float" office:value="24520794.517032005" table:style-name="ce8">
            <text:p>24520795</text:p>
          </table:table-cell>
          <table:table-cell office:value-type="float" office:value="38162986.049431995" table:style-name="ce97">
            <text:p>38162986</text:p>
          </table:table-cell>
          <table:table-cell office:value-type="float" office:value="710977.34615384613" table:formula="of:=[.C117]/26" table:style-name="ce30">
            <text:p>710977</text:p>
          </table:table-cell>
          <table:table-cell office:value-type="float" office:value="355488.67307692306" table:formula="of:=[.F117]/2" table:style-name="ce30">
            <text:p>355489</text:p>
          </table:table-cell>
          <table:table-cell office:value-type="float" office:value="533233.00961538462" table:formula="of:=[.G117]*1.5" table:style-name="ce8">
            <text:p>533233</text:p>
          </table:table-cell>
          <table:table-cell office:value-type="float" office:value="619820" table:style-name="ce8">
            <text:p>619820</text:p>
          </table:table-cell>
          <table:table-cell office:value-type="float" office:value="309910" table:formula="of:=[.I117]/2" table:style-name="ce8">
            <text:p>309910</text:p>
          </table:table-cell>
          <table:table-cell office:value-type="float" office:value="795232" table:style-name="ce8">
            <text:p>795232</text:p>
          </table:table-cell>
          <table:table-cell office:value-type="float" office:value="397616" table:formula="of:=[.K117]/2" table:style-name="ce8">
            <text:p>397616</text:p>
          </table:table-cell>
          <table:table-cell office:value-type="float" office:value="698441" table:style-name="ce8">
            <text:p>698441</text:p>
          </table:table-cell>
          <table:table-cell office:value-type="float" office:value="349220.5" table:formula="of:=[.M117]/2" table:style-name="ce8">
            <text:p>349221</text:p>
          </table:table-cell>
          <table:table-cell office:value-type="float" office:value="318830" table:style-name="ce21">
            <text:p>318830</text:p>
          </table:table-cell>
          <table:table-cell office:value-type="float" office:value="137594" table:style-name="ce21">
            <text:p>137594</text:p>
          </table:table-cell>
          <table:table-cell office:value-type="float" office:value="14306" table:style-name="ce21">
            <text:p>14306</text:p>
          </table:table-cell>
          <table:table-cell office:value-type="float" office:value="1827" table:style-name="ce21">
            <text:p>1827</text:p>
          </table:table-cell>
          <table:table-cell office:value-type="float" office:value="196646" table:style-name="ce21">
            <text:p>196646</text:p>
          </table:table-cell>
          <table:table-cell office:value-type="float" office:value="204302" table:style-name="ce21">
            <text:p>204302</text:p>
          </table:table-cell>
          <table:table-cell office:value-type="float" office:value="282360" table:style-name="ce21">
            <text:p>282360</text:p>
          </table:table-cell>
          <table:table-cell office:value-type="float" office:value="20890540000" table:style-name="ce104">
            <text:p>2.1E+10</text:p>
          </table:table-cell>
          <table:table-cell office:value-type="float" office:value="102253.23295905082" table:formula="of:=[.V117]/[.T117]" table:style-name="ce30">
            <text:p>102253</text:p>
          </table:table-cell>
          <table:table-cell office:value-type="float" office:value="33601" table:style-name="ce21">
            <text:p>33601</text:p>
          </table:table-cell>
          <table:table-cell office:value-type="float" office:value="9547" table:style-name="ce21">
            <text:p>9547</text:p>
          </table:table-cell>
          <table:table-cell office:value-type="float" office:value="3.5195349324395098" table:formula="of:=[.X117]/[.Y117]" table:style-name="ce82">
            <text:p>3.52</text:p>
          </table:table-cell>
          <table:table-cell office:value-type="float" office:value="0.64078662610168424" table:formula="of:=[.T117]/[.O117]" table:style-name="ce29">
            <text:p>0.64</text:p>
          </table:table-cell>
          <table:table-cell office:value-type="float" office:value="57.940806173985102" table:formula="of:=([.W117]*100)/([.DU117]*(([.CA117]*([.BZ117]/([.BU117]+[.BZ117])))+([.BV117]*([.BU117]/([.BU117]+[.BZ117])))))" table:style-name="ce82">
            <text:p>57.94</text:p>
          </table:table-cell>
          <table:table-cell office:value-type="float" office:value="4.7461379137279867" table:formula="of:=(([.V117]*100/[.V116])-100)-[.DX117]" table:style-name="ce32">
            <text:p>4.75</text:p>
          </table:table-cell>
          <table:table-cell office:value-type="float" office:value="3.004" table:style-name="ce32">
            <text:p>3.00</text:p>
          </table:table-cell>
          <table:table-cell office:value-type="float" office:value="5.4" table:style-name="ce32">
            <text:p>5.40</text:p>
          </table:table-cell>
          <table:table-cell office:value-type="float" office:value="94.6" table:formula="of:=100-[.AE117]" table:style-name="ce32">
            <text:p>94.60</text:p>
          </table:table-cell>
          <table:table-cell office:value-type="float" office:value="23" table:style-name="ce74">
            <text:p>23</text:p>
          </table:table-cell>
          <table:table-cell office:value-type="float" office:value="0.46862727272727284" table:style-name="ce32">
            <text:p>0.47</text:p>
          </table:table-cell>
          <table:table-cell office:value-type="float" office:value="2.5353727272727271" table:formula="of:=[.AD117]-[.AH117]" table:style-name="ce88">
            <text:p>2.54</text:p>
          </table:table-cell>
          <table:table-cell office:value-type="float" office:value="1.3205499999999999" table:style-name="ce89">
            <text:p>1.32</text:p>
          </table:table-cell>
          <table:table-cell office:value-type="float" office:value="125300" table:formula="of:=[.DU117]*100" table:style-name="ce90">
            <text:p>125300</text:p>
          </table:table-cell>
          <table:table-cell office:value-type="float" office:value="165464.91499999998" table:formula="of:=([.DU117]*100)*[.AJ117]" table:style-name="ce90">
            <text:p>165465</text:p>
          </table:table-cell>
          <table:table-cell office:value-type="float" office:value="10328136000000" table:style-name="ce105">
            <text:p>1.03E+13</text:p>
          </table:table-cell>
          <table:table-cell office:value-type="float" office:value="4.8597828533567196" table:formula="of:=([.AM117]*100/[.AM116])-100" table:style-name="ce87">
            <text:p>4.86</text:p>
          </table:table-cell>
          <table:table-cell office:value-type="float" office:value="6.5092602012319469" table:formula="of:=AVERAGE([.$AN$84:.AN117])" table:style-name="ce87">
            <text:p>6.51</text:p>
          </table:table-cell>
          <table:table-cell office:value-type="float" office:value="374.17320000000001" table:style-name="ce83">
            <text:p>374</text:p>
          </table:table-cell>
          <table:table-cell office:value-type="float" office:value="334.87165836569801" table:formula="of:=[.DU117]*100/[.AP117]" table:style-name="ce83">
            <text:p>335</text:p>
          </table:table-cell>
          <table:table-cell office:value-type="float" office:value="950.48333333333323" table:style-name="ce92">
            <text:p>950</text:p>
          </table:table-cell>
          <table:table-cell office:value-type="float" office:value="131.82766662575182" table:formula="of:=[.DU117]*100/[.AR117]" table:style-name="ce93">
            <text:p>132</text:p>
          </table:table-cell>
          <table:table-cell office:value-type="float" office:value="1.4026054335030125" table:style-name="ce120">
            <text:p>1.4</text:p>
          </table:table-cell>
          <table:table-cell office:value-type="float" office:value="628963000000" table:style-name="ce102">
            <text:p>6.29E+11</text:p>
          </table:table-cell>
          <table:table-cell office:value-type="float" office:value="16480.969261297134" table:formula="of:=[.AU117]/[.E117]" table:style-name="ce30">
            <text:p>16481</text:p>
          </table:table-cell>
          <table:table-cell office:value-type="float" office:value="16822.638796510651" table:formula="of:=[.AW116]*(1+([.DX117]/100))" table:style-name="ce93">
            <text:p>16823</text:p>
          </table:table-cell>
          <table:table-cell office:value-type="float" office:value="21447.224587689256" table:formula="of:=[.AV117]+(12*PMT([.AD117]/100/12;[.AG117]*12;([.AV117]*5)*-1))" table:style-name="ce93">
            <text:p>21447</text:p>
          </table:table-cell>
          <table:table-cell office:value-type="float" office:value="15469.792780368893" table:formula="of:=[.AY116]*(1+(([.DV117]-[.DV116])/100))" table:style-name="ce93">
            <text:p>15470</text:p>
          </table:table-cell>
          <table:table-cell office:value-type="float" office:value="15829.736666766992" table:formula="of:=(([.AY117]+([.AW117]-[.AV117])+([.AX117]-[.AV117]))-[.AV117])+[.$AV$102]" table:style-name="ce93">
            <text:p>15830</text:p>
          </table:table-cell>
          <table:table-cell office:value-type="float" office:value="101.15747298552222" table:formula="of:=[.AZ117]*[.$BA$102]/[.$AZ$102]" table:style-name="ce93">
            <text:p>101</text:p>
          </table:table-cell>
          <table:table-cell office:value-type="float" office:value="72.880454872216461" table:formula="of:=[.AV117]*[.$BB$102]/[.$AV$102]" table:style-name="ce93">
            <text:p>73</text:p>
          </table:table-cell>
          <table:table-cell office:value-type="float" office:value="12.867045127783527" table:formula="of:=[.DV117]-[.BB117]" table:style-name="ce93">
            <text:p>13</text:p>
          </table:table-cell>
          <table:table-cell office:value-type="float" office:value="20450.646591810164" table:formula="of:=[.W117]/5" table:style-name="ce30">
            <text:p>20451</text:p>
          </table:table-cell>
          <table:table-cell office:value-type="float" office:value="19.411011347204834" table:formula="of:=100-(([.AV117]*100)/[.BD117])" table:style-name="ce30">
            <text:p>19</text:p>
          </table:table-cell>
          <table:table-cell office:value-type="float" office:value="146.52500000000001" table:style-name="ce8">
            <text:p>147</text:p>
          </table:table-cell>
          <table:table-cell office:value-type="float" office:value="15899" table:style-name="ce21">
            <text:p>15899</text:p>
          </table:table-cell>
          <table:table-cell office:value-type="float" office:value="14675.24" table:style-name="ce97">
            <text:p>14675</text:p>
          </table:table-cell>
          <table:table-cell office:value-type="float" office:value="9039.5" table:style-name="ce97">
            <text:p>9040</text:p>
          </table:table-cell>
          <table:table-cell office:value-type="float" office:value="4909.74" table:style-name="ce97">
            <text:p>4910</text:p>
          </table:table-cell>
          <table:table-cell office:value-type="float" office:value="11359.85" table:style-name="ce97">
            <text:p>11360</text:p>
          </table:table-cell>
          <table:table-cell office:value-type="float" office:value="207.03326285677181" table:formula="of:=([.BJ117])/((([.BH117]+[.BI117])*1000)/1000000)" table:style-name="ce97">
            <text:p>207</text:p>
          </table:table-cell>
          <table:table-cell office:value-type="float" office:value="79.955885581657938" table:formula="of:=[.CH117]/[.O117]" table:style-name="ce97">
            <text:p>80</text:p>
          </table:table-cell>
          <table:table-cell office:value-type="float" office:value="56606" table:style-name="ce21">
            <text:p>56606</text:p>
          </table:table-cell>
          <table:table-cell office:value-type="float" office:value="14934" table:style-name="ce21">
            <text:p>14934</text:p>
          </table:table-cell>
          <table:table-cell office:value-type="float" office:value="39293" table:style-name="ce21">
            <text:p>39293</text:p>
          </table:table-cell>
          <table:table-cell office:value-type="float" office:value="2379" table:style-name="ce21">
            <text:p>2379</text:p>
          </table:table-cell>
          <table:table-cell office:value-type="float" office:value="25422" table:style-name="ce100">
            <text:p>25422</text:p>
          </table:table-cell>
          <table:table-cell office:value-type="float" office:value="32846" table:style-name="ce100">
            <text:p>32846</text:p>
          </table:table-cell>
          <table:table-cell office:value-type="float" office:value="508" table:style-name="ce100">
            <text:p>508</text:p>
          </table:table-cell>
          <table:table-cell office:value-type="float" office:value="11550" table:style-name="ce21">
            <text:p>11550</text:p>
          </table:table-cell>
          <table:table-cell office:value-type="float" office:value="198.73922895243689" table:style-name="ce5">
            <text:p>199</text:p>
          </table:table-cell>
          <table:table-cell office:value-type="float" office:value="1527021399.9999998" table:style-name="ce21">
            <text:p>1527021400</text:p>
          </table:table-cell>
          <table:table-cell office:value-type="float" office:value="132209.645021645" table:formula="of:=[.BW117]/[.BU117]" table:style-name="ce64">
            <text:p>132210</text:p>
          </table:table-cell>
          <table:table-cell office:value-type="float" office:value="665.24181319675927" table:formula="of:=[.BX117]/[.BV117]" table:style-name="ce64">
            <text:p>665</text:p>
          </table:table-cell>
          <table:table-cell office:value-type="float" office:value="23301" table:style-name="ce21">
            <text:p>23301</text:p>
          </table:table-cell>
          <table:table-cell office:value-type="float" office:value="112.14759479853062" table:style-name="ce5">
            <text:p>112</text:p>
          </table:table-cell>
          <table:table-cell office:value-type="float" office:value="1719056499.9999998" table:style-name="ce21">
            <text:p>1719056500</text:p>
          </table:table-cell>
          <table:table-cell office:value-type="float" office:value="73776.082571563442" table:formula="of:=[.CB117]/[.BZ117]" table:style-name="ce69">
            <text:p>73776</text:p>
          </table:table-cell>
          <table:table-cell office:value-type="float" office:value="657.84810368960382" table:formula="of:=[.CC117]/[.CA117]" table:style-name="ce69">
            <text:p>658</text:p>
          </table:table-cell>
          <table:table-cell office:value-type="float" office:value="1.8940511661500588" table:formula="of:=[.DU117]/(([.CD117]+[.BY117])/2)" table:style-name="ce72">
            <text:p>1.89</text:p>
          </table:table-cell>
          <table:table-cell office:value-type="float" office:value="-0.17482220574653695" table:formula="of:=[.CG117]-[.CG116]" table:style-name="ce71">
            <text:p>-0.2</text:p>
          </table:table-cell>
          <table:table-cell office:value-type="float" office:value="92.466691448200322" table:style-name="ce70">
            <text:p>92</text:p>
          </table:table-cell>
          <table:table-cell office:value-type="float" office:value="25492335" table:style-name="ce8">
            <text:p>25492335</text:p>
          </table:table-cell>
          <table:table-cell office:value-type="float" office:value="51029" table:formula="of:=[.CH117]-[.CH116]" table:style-name="ce30">
            <text:p>51029</text:p>
          </table:table-cell>
          <table:table-cell office:value-type="float" office:value="35382" table:style-name="ce93">
            <text:p>35382</text:p>
          </table:table-cell>
          <table:table-cell office:value-type="float" office:value="15046" table:style-name="ce93">
            <text:p>15046</text:p>
          </table:table-cell>
          <table:table-cell office:value-type="float" office:value="70.16340128500039" table:formula="of:=100-[.CM117]" table:style-name="ce93">
            <text:p>70</text:p>
          </table:table-cell>
          <table:table-cell office:value-type="float" office:value="29.836598714999603" table:formula="of:=([.CK117]*100)/([.CJ117]+[.CK117])" table:style-name="ce93">
            <text:p>30</text:p>
          </table:table-cell>
          <table:table-cell office:value-type="float" office:value="1.8243915278847544" table:formula="of:=([.B117]/[.CH117])" table:style-name="ce38">
            <text:p>1.82</text:p>
          </table:table-cell>
          <table:table-cell office:value-type="float" office:value="2.52" table:style-name="ce88">
            <text:p>2.52</text:p>
          </table:table-cell>
          <table:table-cell office:value-type="float" office:value="0.69560847211524557" table:formula="of:=([.CO117]-[.CN117])" table:style-name="ce88">
            <text:p>0.70</text:p>
          </table:table-cell>
          <table:table-cell office:value-type="float" office:value="0.20057539498955634" table:formula="of:=([.CH117]*100/[.CH116])-100" table:style-name="ce26">
            <text:p>0.2</text:p>
          </table:table-cell>
          <table:table-cell office:value-type="float" office:value="2.0047640109141351" table:formula="of:=AVERAGE([.$CQ$74:.CQ117])" table:style-name="ce87">
            <text:p>2.00</text:p>
          </table:table-cell>
          <table:table-cell office:value-type="float" office:value="-220000" table:formula="of:=([.B117]-[.B116])" table:style-name="ce90">
            <text:p>-220000</text:p>
          </table:table-cell>
          <table:table-cell office:value-type="float" office:value="-0.47080979284369562" table:formula="of:=([.B117]*100/[.B116])-100" table:style-name="ce29">
            <text:p>-0.47</text:p>
          </table:table-cell>
          <table:table-cell office:value-type="float" office:value="161029" table:formula="of:=[.CI117]-([.CS117]/2)" table:style-name="ce8">
            <text:p>161029</text:p>
          </table:table-cell>
          <table:table-cell office:value-type="float" office:value="993000" table:style-name="ce97">
            <text:p>993000</text:p>
          </table:table-cell>
          <table:table-cell office:value-type="float" office:value="19.459523016324052" table:formula="of:=[.CV117]/[.CI117]" table:style-name="ce118">
            <text:p>19.5</text:p>
          </table:table-cell>
          <table:table-cell office:value-type="float" office:value="2.1351165390900491" table:formula="of:=[.CV117]/[.B117]*100" table:style-name="ce118">
            <text:p>2.1</text:p>
          </table:table-cell>
          <table:table-cell office:value-type="float" office:value="10833.2" table:style-name="ce8">
            <text:p>10833</text:p>
          </table:table-cell>
          <table:table-cell office:value-type="float" office:value="15.28" table:style-name="ce21">
            <text:p>15.28</text:p>
          </table:table-cell>
          <table:table-cell office:value-type="float" office:value="73.69792799999999" table:formula="of:=100-([.CZ117]+[.DB117])" table:style-name="ce29">
            <text:p>73.70</text:p>
          </table:table-cell>
          <table:table-cell office:value-type="float" office:value="11.022072000000001" table:formula="of:=([.DC117]*(100-[.CZ117]))/100" table:style-name="ce29">
            <text:p>11.02</text:p>
          </table:table-cell>
          <table:table-cell office:value-type="float" office:value="13.01" table:style-name="ce21">
            <text:p>13.01</text:p>
          </table:table-cell>
          <table:table-cell office:value-type="float" office:value="78" table:style-name="ce26">
            <text:p>78.0</text:p>
          </table:table-cell>
          <table:table-cell office:value-type="float" office:value="14.9" table:style-name="ce26">
            <text:p>14.9</text:p>
          </table:table-cell>
          <table:table-cell office:value-type="float" office:value="2.5" table:style-name="ce26">
            <text:p>2.5</text:p>
          </table:table-cell>
          <table:table-cell office:value-type="float" office:value="7" table:style-name="ce26">
            <text:p>7.0</text:p>
          </table:table-cell>
          <table:table-cell office:value-type="float" office:value="99.741" table:style-name="ce97">
            <text:p>100</text:p>
          </table:table-cell>
          <table:table-cell office:value-type="float" office:value="97.972972972972968" table:formula="of:=[.DJ117]*[.$DI$118]/[.$DJ$118]" table:style-name="ce97">
            <text:p>98</text:p>
          </table:table-cell>
          <table:table-cell office:value-type="float" office:value="7.25" table:style-name="ce26">
            <text:p>7.3</text:p>
          </table:table-cell>
          <table:table-cell office:value-type="float" office:value="-0.68493150684930981" table:formula="of:=(([.DJ117]*100)/[.DJ116])-100" table:style-name="ce26">
            <text:p>-0.7</text:p>
          </table:table-cell>
          <table:table-cell office:value-type="float" office:value="17.995210727969351" table:formula="of:=[.DQ117]/([.DJ117]*12)" table:style-name="ce26">
            <text:p>18.0</text:p>
          </table:table-cell>
          <table:table-cell office:value-type="float" office:value="5.557034119337839" table:formula="of:=100/[.DL117]" table:style-name="ce26">
            <text:p>5.6</text:p>
          </table:table-cell>
          <table:table-cell office:value-type="float" office:value="23.993614303959134" table:formula="of:=[.DQ117]/(([.DJ117]*12)*0.75)" table:style-name="ce26">
            <text:p>24.0</text:p>
          </table:table-cell>
          <table:table-cell office:value-type="float" office:value="4.1677755895033792" table:formula="of:=100/[.DN117]" table:style-name="ce26">
            <text:p>4.2</text:p>
          </table:table-cell>
          <table:table-cell office:value-type="float" office:value="92.207611656689721" table:formula="of:=([.DT117]/[.DR117])*100" table:style-name="ce97">
            <text:p>92</text:p>
          </table:table-cell>
          <table:table-cell office:value-type="float" office:value="1565.5833333333335" table:formula="of:=AVERAGE([Quarterly.E30:.E33])" table:style-name="ce8">
            <text:p>1566</text:p>
          </table:table-cell>
          <table:table-cell office:value-type="float" office:value="786.26914521909839" table:formula="of:=PMT(([.AD117]/100)/12;[.AG117]*12;([.DQ117]*100))*-1" table:style-name="ce97">
            <text:p>786</text:p>
          </table:table-cell>
          <table:table-cell office:value-type="float" office:value="101.70528367258555" table:formula="of:=[.DQ117]*[.$DS$118]/[.$DQ$118]" table:style-name="ce97">
            <text:p>102</text:p>
          </table:table-cell>
          <table:table-cell office:value-type="float" office:value="725" table:formula="of:=[.DJ117]*100" table:style-name="ce97">
            <text:p>725</text:p>
          </table:table-cell>
          <table:table-cell office:value-type="float" office:value="1253" table:style-name="ce30">
            <text:p>1253</text:p>
          </table:table-cell>
          <table:table-cell office:value-type="float" office:value="85.747499999999988" table:style-name="ce93">
            <text:p>86</text:p>
          </table:table-cell>
          <table:table-cell office:value-type="float" office:value="96.552999999999997" table:style-name="ce93">
            <text:p>97</text:p>
          </table:table-cell>
          <table:table-cell office:value-type="float" office:value="-0.15" table:style-name="ce29">
            <text:p>-0.15</text:p>
          </table:table-cell>
          <table:table-cell office:value-type="float" office:value="206.25" table:formula="of:=[.DY116]+[.DX117]" table:style-name="ce26">
            <text:p>206.3</text:p>
          </table:table-cell>
          <table:table-cell office:value-type="float" office:value="887.69936525000014" table:formula="of:=(([.DU117]*[.DX117])/100)+[.DZ116]" table:style-name="ce26">
            <text:p>887.7</text:p>
          </table:table-cell>
          <table:table-cell office:value-type="float" office:value="365.30063474999986" table:formula="of:=[.DU117]-[.DZ117]" table:style-name="ce26">
            <text:p>365.3</text:p>
          </table:table-cell>
          <table:table-cell office:value-type="float" office:value="607.5151515151515" table:formula="of:=[.DU117]/[.DY117]*[.$DY$88]" table:style-name="ce26">
            <text:p>607.5</text:p>
          </table:table-cell>
          <table:table-cell office:value-type="float" office:value="645.4848484848485" table:formula="of:=[.DU117]-[.EB117]" table:style-name="ce26">
            <text:p>645.5</text:p>
          </table:table-cell>
          <table:table-cell office:value-type="float" office:value="-6.4054545454545309E-2" table:formula="of:=([.AH117]-[.AH116])" table:style-name="ce29">
            <text:p>-0.06</text:p>
          </table:table-cell>
          <table:table-cell office:value-type="float" office:value="0.23999999999999488" table:formula="of:=([.DU117]*100/[.DU116])-100" table:style-name="ce29">
            <text:p>0.24</text:p>
          </table:table-cell>
          <table:table-cell office:value-type="float" office:value="0.38999999999999491" table:formula="of:=[.EE117]-[.DX117]" table:style-name="ce29">
            <text:p>0.39</text:p>
          </table:table-cell>
          <table:table-cell office:value-type="float" office:value="1.9952462147264924" table:formula="of:=([.O117]*100/[.O116])-100" table:style-name="ce29">
            <text:p>2.00</text:p>
          </table:table-cell>
          <table:table-cell office:value-type="float" office:value="2.302919835956402" table:formula="of:=([.T117]*100/[.T116])-100" table:style-name="ce29">
            <text:p>2.30</text:p>
          </table:table-cell>
          <table:table-cell office:value-type="float" office:value="24.44" table:style-name="ce34">
            <text:p>24.4</text:p>
          </table:table-cell>
          <table:table-cell office:value-type="float" office:value="4.4077755895033741" table:formula="of:=([.DO117]+[.EE117])" table:style-name="ce26">
            <text:p>4.4</text:p>
          </table:table-cell>
          <table:table-cell office:value-type="float" office:value="417.44" table:formula="of:=-0.06*(([.A117]-1963)^2)+8.5*([.A117]-1963)+140" table:style-name="ce26">
            <text:p>417.4</text:p>
          </table:table-cell>
          <table:table-cell office:value-type="float" office:value="467.44" table:formula="of:=[.EK117]+50" table:style-name="ce26">
            <text:p>467.4</text:p>
          </table:table-cell>
          <table:table-cell office:value-type="float" office:value="367.44" table:formula="of:=[.EK117]-50" table:style-name="ce26">
            <text:p>367.4</text:p>
          </table:table-cell>
          <table:table-cell office:value-type="float" office:value="517.44000000000005" table:formula="of:=[.EK117]+100" table:style-name="ce26">
            <text:p>517.4</text:p>
          </table:table-cell>
          <table:table-cell office:value-type="float" office:value="317.44" table:formula="of:=[.EK117]-100" table:style-name="ce26">
            <text:p>317.4</text:p>
          </table:table-cell>
          <table:table-cell office:value-type="float" office:value="390.47500000000002" table:formula="of:=-0.025*(([.A117]-1963)^2)+5.5*([.A117]-1963)+175" table:style-name="ce26">
            <text:p>390.5</text:p>
          </table:table-cell>
          <table:table-cell office:value-type="float" office:value="0.87144771699853796" table:formula="of:=3.29878846153846*0.264172052" table:style-name="ce78">
            <text:p>0.87</text:p>
          </table:table-cell>
          <table:table-cell office:value-type="float" office:value="-4.184796876483901" table:formula="of:=([.EQ117]*100/[.EQ116])-100" table:style-name="ce113">
            <text:p>-4.2</text:p>
          </table:table-cell>
          <table:table-cell office:value-type="float" office:value="1.8223589999999996" table:formula="of:=1.38*[.AJ117]" table:style-name="ce78">
            <text:p>1.82</text:p>
          </table:table-cell>
          <table:table-cell table:number-columns-repeated="16235"/>
        </table:table-row>
        <table:table-row table:style-name="ro3">
          <table:table-cell office:value-type="float" office:value="2015" table:style-name="ce17">
            <text:p>2015</text:p>
          </table:table-cell>
          <table:table-cell office:value-type="float" office:value="46449000" table:style-name="ce11">
            <text:p>46449000</text:p>
          </table:table-cell>
          <table:table-cell office:value-type="float" office:value="18171401" table:style-name="ce8">
            <text:p>18171401</text:p>
          </table:table-cell>
          <table:table-cell office:value-type="float" office:value="24348397.706585001" table:style-name="ce8">
            <text:p>24348398</text:p>
          </table:table-cell>
          <table:table-cell office:value-type="float" office:value="38102545.920077994" table:style-name="ce97">
            <text:p>38102546</text:p>
          </table:table-cell>
          <table:table-cell office:value-type="float" office:value="698900.0384615385" table:formula="of:=[.C118]/26" table:style-name="ce30">
            <text:p>698900</text:p>
          </table:table-cell>
          <table:table-cell office:value-type="float" office:value="349450.01923076925" table:formula="of:=[.F118]/2" table:style-name="ce30">
            <text:p>349450</text:p>
          </table:table-cell>
          <table:table-cell office:value-type="float" office:value="524175.02884615387" table:formula="of:=[.G118]*1.5" table:style-name="ce8">
            <text:p>524175</text:p>
          </table:table-cell>
          <table:table-cell office:value-type="float" office:value="591237" table:style-name="ce8">
            <text:p>591237</text:p>
          </table:table-cell>
          <table:table-cell office:value-type="float" office:value="295618.5" table:formula="of:=[.I118]/2" table:style-name="ce8">
            <text:p>295619</text:p>
          </table:table-cell>
          <table:table-cell office:value-type="float" office:value="803340" table:style-name="ce8">
            <text:p>803340</text:p>
          </table:table-cell>
          <table:table-cell office:value-type="float" office:value="401670" table:formula="of:=[.K118]/2" table:style-name="ce8">
            <text:p>401670</text:p>
          </table:table-cell>
          <table:table-cell office:value-type="float" office:value="730731" table:style-name="ce8">
            <text:p>730731</text:p>
          </table:table-cell>
          <table:table-cell office:value-type="float" office:value="365365.5" table:formula="of:=[.M118]/2" table:style-name="ce8">
            <text:p>365366</text:p>
          </table:table-cell>
          <table:table-cell office:value-type="float" office:value="355556" table:style-name="ce21">
            <text:p>355556</text:p>
          </table:table-cell>
          <table:table-cell office:value-type="float" office:value="151206" table:style-name="ce21">
            <text:p>151206</text:p>
          </table:table-cell>
          <table:table-cell office:value-type="float" office:value="14992" table:style-name="ce21">
            <text:p>14992</text:p>
          </table:table-cell>
          <table:table-cell office:value-type="float" office:value="1720" table:style-name="ce21">
            <text:p>1720</text:p>
          </table:table-cell>
          <table:table-cell office:value-type="float" office:value="196668" table:style-name="ce21">
            <text:p>196668</text:p>
          </table:table-cell>
          <table:table-cell office:value-type="float" office:value="246767" table:style-name="ce21">
            <text:p>246767</text:p>
          </table:table-cell>
          <table:table-cell office:value-type="float" office:value="302418" table:style-name="ce21">
            <text:p>302418</text:p>
          </table:table-cell>
          <table:table-cell office:value-type="float" office:value="26338940000" table:style-name="ce104">
            <text:p>2.6E+10</text:p>
          </table:table-cell>
          <table:table-cell office:value-type="float" office:value="106736.07086847107" table:formula="of:=[.V118]/[.T118]" table:style-name="ce30">
            <text:p>106736</text:p>
          </table:table-cell>
          <table:table-cell office:value-type="float" office:value="29029" table:style-name="ce21">
            <text:p>29029</text:p>
          </table:table-cell>
          <table:table-cell office:value-type="float" office:value="7055" table:style-name="ce21">
            <text:p>7055</text:p>
          </table:table-cell>
          <table:table-cell office:value-type="float" office:value="4.11467044649185" table:formula="of:=[.X118]/[.Y118]" table:style-name="ce82">
            <text:p>4.11</text:p>
          </table:table-cell>
          <table:table-cell office:value-type="float" office:value="0.6940313199608501" table:formula="of:=[.T118]/[.O118]" table:style-name="ce29">
            <text:p>0.69</text:p>
          </table:table-cell>
          <table:table-cell office:value-type="float" office:value="59.848546403258034" table:formula="of:=([.W118]*100)/([.DU118]*(([.CA118]*([.BZ118]/([.BU118]+[.BZ118])))+([.BV118]*([.BU118]/([.BU118]+[.BZ118])))))" table:style-name="ce82">
            <text:p>59.85</text:p>
          </table:table-cell>
          <table:table-cell office:value-type="float" office:value="26.580704471976304" table:formula="of:=(([.V118]*100/[.V117])-100)-[.DX118]" table:style-name="ce32">
            <text:p>26.58</text:p>
          </table:table-cell>
          <table:table-cell office:value-type="float" office:value="2.2120000000000002" table:style-name="ce32">
            <text:p>2.21</text:p>
          </table:table-cell>
          <table:table-cell office:value-type="float" office:value="7.4" table:style-name="ce32">
            <text:p>7.40</text:p>
          </table:table-cell>
          <table:table-cell office:value-type="float" office:value="92.6" table:formula="of:=100-[.AE118]" table:style-name="ce32">
            <text:p>92.60</text:p>
          </table:table-cell>
          <table:table-cell office:value-type="float" office:value="23" table:style-name="ce74">
            <text:p>23</text:p>
          </table:table-cell>
          <table:table-cell office:value-type="float" office:value="0.15673636363636365" table:style-name="ce32">
            <text:p>0.16</text:p>
          </table:table-cell>
          <table:table-cell office:value-type="float" office:value="2.0552636363636365" table:formula="of:=[.AD118]-[.AH118]" table:style-name="ce88">
            <text:p>2.06</text:p>
          </table:table-cell>
          <table:table-cell office:value-type="float" office:value="1.1029583333333333" table:style-name="ce89">
            <text:p>1.10</text:p>
          </table:table-cell>
          <table:table-cell office:value-type="float" office:value="127800" table:formula="of:=[.DU118]*100" table:style-name="ce90">
            <text:p>127800</text:p>
          </table:table-cell>
          <table:table-cell office:value-type="float" office:value="140958.07499999998" table:formula="of:=([.DU118]*100)*[.AJ118]" table:style-name="ce90">
            <text:p>140958</text:p>
          </table:table-cell>
          <table:table-cell office:value-type="float" office:value="10837680000000" table:style-name="ce105">
            <text:p>1.08E+13</text:p>
          </table:table-cell>
          <table:table-cell office:value-type="float" office:value="4.933552385444969" table:formula="of:=([.AM118]*100/[.AM117])-100" table:style-name="ce87">
            <text:p>4.93</text:p>
          </table:table-cell>
          <table:table-cell office:value-type="float" office:value="6.4642399779237474" table:formula="of:=AVERAGE([.$AN$84:.AN118])" table:style-name="ce87">
            <text:p>6.46</text:p>
          </table:table-cell>
          <table:table-cell office:value-type="float" office:value="251.56777449999996" table:style-name="ce83">
            <text:p>252</text:p>
          </table:table-cell>
          <table:table-cell office:value-type="float" office:value="508.01419320899555" table:formula="of:=[.DU118]*100/[.AP118]" table:style-name="ce83">
            <text:p>508</text:p>
          </table:table-cell>
          <table:table-cell office:value-type="float" office:value="1042.9791666666667" table:style-name="ce92">
            <text:p>1043</text:p>
          </table:table-cell>
          <table:table-cell office:value-type="float" office:value="122.53360765435551" table:formula="of:=[.DU118]*100/[.AR118]" table:style-name="ce93">
            <text:p>123</text:p>
          </table:table-cell>
          <table:table-cell office:value-type="float" office:value="2.0495685046878975" table:style-name="ce120">
            <text:p>2.0</text:p>
          </table:table-cell>
          <table:table-cell office:value-type="float" office:value="653814000000" table:style-name="ce102">
            <text:p>6.54E+11</text:p>
          </table:table-cell>
          <table:table-cell office:value-type="float" office:value="17159.325819629157" table:formula="of:=[.AU118]/[.E118]" table:style-name="ce30">
            <text:p>17159</text:p>
          </table:table-cell>
          <table:table-cell office:value-type="float" office:value="16738.525602528098" table:formula="of:=[.AW117]*(1+([.DX118]/100))" table:style-name="ce93">
            <text:p>16739</text:p>
          </table:table-cell>
          <table:table-cell office:value-type="float" office:value="21922.00498909341" table:formula="of:=[.AV118]+(12*PMT([.AD118]/100/12;[.AG118]*12;([.AV118]*5)*-1))" table:style-name="ce93">
            <text:p>21922</text:p>
          </table:table-cell>
          <table:table-cell office:value-type="float" office:value="15953.997294394441" table:formula="of:=[.AY117]*(1+(([.DV118]-[.DV117])/100))" table:style-name="ce93">
            <text:p>15954</text:p>
          </table:table-cell>
          <table:table-cell office:value-type="float" office:value="14669.538713218073" table:formula="of:=(([.AY118]+([.AW118]-[.AV118])+([.AX118]-[.AV118]))-[.AV118])+[.$AV$102]" table:style-name="ce93">
            <text:p>14670</text:p>
          </table:table-cell>
          <table:table-cell office:value-type="float" office:value="93.743408202601699" table:formula="of:=[.AZ118]*[.$BA$102]/[.$AZ$102]" table:style-name="ce93">
            <text:p>94</text:p>
          </table:table-cell>
          <table:table-cell office:value-type="float" office:value="75.880213791304328" table:formula="of:=[.AV118]*[.$BB$102]/[.$AV$102]" table:style-name="ce93">
            <text:p>76</text:p>
          </table:table-cell>
          <table:table-cell office:value-type="float" office:value="12.99728620869567" table:formula="of:=[.DV118]-[.BB118]" table:style-name="ce93">
            <text:p>13</text:p>
          </table:table-cell>
          <table:table-cell office:value-type="float" office:value="21347.214173694214" table:formula="of:=[.W118]/5" table:style-name="ce30">
            <text:p>21347</text:p>
          </table:table-cell>
          <table:table-cell office:value-type="float" office:value="19.617961950396861" table:formula="of:=100-(([.AV118]*100)/[.BD118])" table:style-name="ce30">
            <text:p>20</text:p>
          </table:table-cell>
          <table:table-cell office:value-type="float" office:value="152.875" table:style-name="ce8">
            <text:p>153</text:p>
          </table:table-cell>
          <table:table-cell office:value-type="float" office:value="15718" table:style-name="ce21">
            <text:p>15718</text:p>
          </table:table-cell>
          <table:table-cell office:value-type="float" office:value="17279.72" table:style-name="ce97">
            <text:p>17280</text:p>
          </table:table-cell>
          <table:table-cell office:value-type="float" office:value="7347.5999999999995" table:style-name="ce97">
            <text:p>7348</text:p>
          </table:table-cell>
          <table:table-cell office:value-type="float" office:value="4870.96" table:style-name="ce97">
            <text:p>4871</text:p>
          </table:table-cell>
          <table:table-cell office:value-type="float" office:value="11349.58" table:style-name="ce97">
            <text:p>11350</text:p>
          </table:table-cell>
          <table:table-cell office:value-type="float" office:value="197.78684810202651" table:formula="of:=([.BJ118])/((([.BH118]+[.BI118])*1000)/1000000)" table:style-name="ce97">
            <text:p>198</text:p>
          </table:table-cell>
          <table:table-cell office:value-type="float" office:value="71.836546141817323" table:formula="of:=[.CH118]/[.O118]" table:style-name="ce97">
            <text:p>72</text:p>
          </table:table-cell>
          <table:table-cell office:value-type="float" office:value="64156" table:style-name="ce21">
            <text:p>64156</text:p>
          </table:table-cell>
          <table:table-cell office:value-type="float" office:value="17915" table:style-name="ce21">
            <text:p>17915</text:p>
          </table:table-cell>
          <table:table-cell office:value-type="float" office:value="43700" table:style-name="ce21">
            <text:p>43700</text:p>
          </table:table-cell>
          <table:table-cell office:value-type="float" office:value="2541" table:style-name="ce21">
            <text:p>2541</text:p>
          </table:table-cell>
          <table:table-cell office:value-type="float" office:value="36061" table:style-name="ce100">
            <text:p>36061</text:p>
          </table:table-cell>
          <table:table-cell office:value-type="float" office:value="39809" table:style-name="ce100">
            <text:p>39809</text:p>
          </table:table-cell>
          <table:table-cell office:value-type="float" office:value="672" table:style-name="ce100">
            <text:p>672</text:p>
          </table:table-cell>
          <table:table-cell office:value-type="float" office:value="14651" table:style-name="ce21">
            <text:p>14651</text:p>
          </table:table-cell>
          <table:table-cell office:value-type="float" office:value="201.52778170772271" table:style-name="ce5">
            <text:p>202</text:p>
          </table:table-cell>
          <table:table-cell office:value-type="float" office:value="2013348599.9999998" table:style-name="ce21">
            <text:p>2013348600</text:p>
          </table:table-cell>
          <table:table-cell office:value-type="float" office:value="137420.55832366389" table:formula="of:=[.BW118]/[.BU118]" table:style-name="ce64">
            <text:p>137421</text:p>
          </table:table-cell>
          <table:table-cell office:value-type="float" office:value="681.89386673727188" table:formula="of:=[.BX118]/[.BV118]" table:style-name="ce64">
            <text:p>682</text:p>
          </table:table-cell>
          <table:table-cell office:value-type="float" office:value="35025" table:style-name="ce21">
            <text:p>35025</text:p>
          </table:table-cell>
          <table:table-cell office:value-type="float" office:value="113.62321060148459" table:style-name="ce5">
            <text:p>114</text:p>
          </table:table-cell>
          <table:table-cell office:value-type="float" office:value="2698152700" table:style-name="ce21">
            <text:p>2698152700</text:p>
          </table:table-cell>
          <table:table-cell office:value-type="float" office:value="77035.052105638824" table:formula="of:=[.CB118]/[.BZ118]" table:style-name="ce69">
            <text:p>77035</text:p>
          </table:table-cell>
          <table:table-cell office:value-type="float" office:value="677.98693328449474" table:formula="of:=[.CC118]/[.CA118]" table:style-name="ce69">
            <text:p>678</text:p>
          </table:table-cell>
          <table:table-cell office:value-type="float" office:value="1.879576504028212" table:formula="of:=[.DU118]/(([.CD118]+[.BY118])/2)" table:style-name="ce72">
            <text:p>1.88</text:p>
          </table:table-cell>
          <table:table-cell office:value-type="float" office:value="-0.66181611540368124" table:formula="of:=[.CG118]-[.CG117]" table:style-name="ce71">
            <text:p>-0.7</text:p>
          </table:table-cell>
          <table:table-cell office:value-type="float" office:value="91.804875332796641" table:style-name="ce70">
            <text:p>92</text:p>
          </table:table-cell>
          <table:table-cell office:value-type="float" office:value="25541915" table:style-name="ce8">
            <text:p>25541915</text:p>
          </table:table-cell>
          <table:table-cell office:value-type="float" office:value="49580" table:formula="of:=[.CH118]-[.CH117]" table:style-name="ce30">
            <text:p>49580</text:p>
          </table:table-cell>
          <table:table-cell office:value-type="float" office:value="41541" table:style-name="ce93">
            <text:p>41541</text:p>
          </table:table-cell>
          <table:table-cell office:value-type="float" office:value="7931" table:style-name="ce93">
            <text:p>7931</text:p>
          </table:table-cell>
          <table:table-cell office:value-type="float" office:value="83.968709573091843" table:formula="of:=100-[.CM118]" table:style-name="ce93">
            <text:p>84</text:p>
          </table:table-cell>
          <table:table-cell office:value-type="float" office:value="16.03129042690815" table:formula="of:=([.CK118]*100)/([.CJ118]+[.CK118])" table:style-name="ce93">
            <text:p>16</text:p>
          </table:table-cell>
          <table:table-cell office:value-type="float" office:value="1.8185402308323397" table:formula="of:=([.B118]/[.CH118])" table:style-name="ce38">
            <text:p>1.82</text:p>
          </table:table-cell>
          <table:table-cell office:value-type="float" office:value="2.5099999999999998" table:style-name="ce88">
            <text:p>2.51</text:p>
          </table:table-cell>
          <table:table-cell office:value-type="float" office:value="0.69145976916766005" table:formula="of:=([.CO118]-[.CN118])" table:style-name="ce88">
            <text:p>0.69</text:p>
          </table:table-cell>
          <table:table-cell office:value-type="float" office:value="0.19448983390498142" table:formula="of:=([.CH118]*100/[.CH117])-100" table:style-name="ce26">
            <text:p>0.2</text:p>
          </table:table-cell>
          <table:table-cell office:value-type="float" office:value="1.9645356958694875" table:formula="of:=AVERAGE([.$CQ$74:.CQ118])" table:style-name="ce87">
            <text:p>1.96</text:p>
          </table:table-cell>
          <table:table-cell office:value-type="float" office:value="-59000" table:formula="of:=([.B118]-[.B117])" table:style-name="ce90">
            <text:p>-59000</text:p>
          </table:table-cell>
          <table:table-cell office:value-type="float" office:value="-0.12685989507181716" table:formula="of:=([.B118]*100/[.B117])-100" table:style-name="ce29">
            <text:p>-0.13</text:p>
          </table:table-cell>
          <table:table-cell office:value-type="float" office:value="79080" table:formula="of:=[.CI118]-([.CS118]/2)" table:style-name="ce8">
            <text:p>79080</text:p>
          </table:table-cell>
          <table:table-cell office:value-type="float" office:value="1074000" table:style-name="ce97">
            <text:p>1074000</text:p>
          </table:table-cell>
          <table:table-cell office:value-type="float" office:value="21.661960467930616" table:formula="of:=[.CV118]/[.CI118]" table:style-name="ce118">
            <text:p>21.7</text:p>
          </table:table-cell>
          <table:table-cell office:value-type="float" office:value="2.3122133953368209" table:formula="of:=[.CV118]/[.B118]*100" table:style-name="ce118">
            <text:p>2.3</text:p>
          </table:table-cell>
          <table:table-cell office:value-type="float" office:value="11491.999999999998" table:style-name="ce8">
            <text:p>11492</text:p>
          </table:table-cell>
          <table:table-cell office:value-type="float" office:value="12.71" table:style-name="ce21">
            <text:p>12.71</text:p>
          </table:table-cell>
          <table:table-cell office:value-type="float" office:value="75.785178000000002" table:formula="of:=100-([.CZ118]+[.DB118])" table:style-name="ce29">
            <text:p>75.79</text:p>
          </table:table-cell>
          <table:table-cell office:value-type="float" office:value="11.504821999999999" table:formula="of:=([.DC118]*(100-[.CZ118]))/100" table:style-name="ce29">
            <text:p>11.50</text:p>
          </table:table-cell>
          <table:table-cell office:value-type="float" office:value="13.18" table:style-name="ce21">
            <text:p>13.18</text:p>
          </table:table-cell>
          <table:table-cell office:value-type="float" office:value="77.3" table:style-name="ce26">
            <text:p>77.3</text:p>
          </table:table-cell>
          <table:table-cell office:value-type="float" office:value="15.6" table:style-name="ce26">
            <text:p>15.6</text:p>
          </table:table-cell>
          <table:table-cell office:value-type="float" office:value="2.5" table:style-name="ce26">
            <text:p>2.5</text:p>
          </table:table-cell>
          <table:table-cell office:value-type="float" office:value="7.1" table:style-name="ce26">
            <text:p>7.1</text:p>
          </table:table-cell>
          <table:table-cell office:value-type="float" office:value="100" table:style-name="ce97">
            <text:p>100</text:p>
          </table:table-cell>
          <table:table-cell office:value-type="float" office:value="100" table:style-name="ce97">
            <text:p>100</text:p>
          </table:table-cell>
          <table:table-cell office:value-type="float" office:value="7.4" table:style-name="ce26">
            <text:p>7.4</text:p>
          </table:table-cell>
          <table:table-cell office:value-type="float" office:value="2.0689655172413808" table:formula="of:=(([.DJ118]*100)/[.DJ117])-100" table:style-name="ce26">
            <text:p>2.1</text:p>
          </table:table-cell>
          <table:table-cell office:value-type="float" office:value="17.334834834834833" table:formula="of:=[.DQ118]/([.DJ118]*12)" table:style-name="ce26">
            <text:p>17.3</text:p>
          </table:table-cell>
          <table:table-cell office:value-type="float" office:value="5.7687310524036386" table:formula="of:=100/[.DL118]" table:style-name="ce26">
            <text:p>5.8</text:p>
          </table:table-cell>
          <table:table-cell office:value-type="float" office:value="23.113113113113108" table:formula="of:=[.DQ118]/(([.DJ118]*12)*0.75)" table:style-name="ce26">
            <text:p>23.1</text:p>
          </table:table-cell>
          <table:table-cell office:value-type="float" office:value="4.3265482893027292" table:formula="of:=100/[.DN118]" table:style-name="ce26">
            <text:p>4.3</text:p>
          </table:table-cell>
          <table:table-cell office:value-type="float" office:value="103.92001242563356" table:formula="of:=([.DT118]/[.DR118])*100" table:style-name="ce97">
            <text:p>104</text:p>
          </table:table-cell>
          <table:table-cell office:value-type="float" office:value="1539.3333333333333" table:formula="of:=AVERAGE([Quarterly.E34:.E37])" table:style-name="ce8">
            <text:p>1539</text:p>
          </table:table-cell>
          <table:table-cell office:value-type="float" office:value="712.08613502577577" table:formula="of:=PMT(([.AD118]/100)/12;[.AG118]*12;([.DQ118]*100))*-1" table:style-name="ce97">
            <text:p>712</text:p>
          </table:table-cell>
          <table:table-cell office:value-type="float" office:value="100" table:style-name="ce97">
            <text:p>100</text:p>
          </table:table-cell>
          <table:table-cell office:value-type="float" office:value="740" table:formula="of:=[.DJ118]*100" table:style-name="ce97">
            <text:p>740</text:p>
          </table:table-cell>
          <table:table-cell office:value-type="float" office:value="1278" table:style-name="ce30">
            <text:p>1278</text:p>
          </table:table-cell>
          <table:table-cell office:value-type="float" office:value="88.877499999999998" table:style-name="ce93">
            <text:p>89</text:p>
          </table:table-cell>
          <table:table-cell office:value-type="float" office:value="100" table:style-name="ce93">
            <text:p>100</text:p>
          </table:table-cell>
          <table:table-cell office:value-type="float" office:value="-0.5" table:style-name="ce29">
            <text:p>-0.50</text:p>
          </table:table-cell>
          <table:table-cell office:value-type="float" office:value="205.75" table:formula="of:=[.DY117]+[.DX118]" table:style-name="ce26">
            <text:p>205.8</text:p>
          </table:table-cell>
          <table:table-cell office:value-type="float" office:value="881.30936525000016" table:formula="of:=(([.DU118]*[.DX118])/100)+[.DZ117]" table:style-name="ce26">
            <text:p>881.3</text:p>
          </table:table-cell>
          <table:table-cell office:value-type="float" office:value="396.69063474999984" table:formula="of:=[.DU118]-[.DZ118]" table:style-name="ce26">
            <text:p>396.7</text:p>
          </table:table-cell>
          <table:table-cell office:value-type="float" office:value="621.14216281895506" table:formula="of:=[.DU118]/[.DY118]*[.$DY$88]" table:style-name="ce26">
            <text:p>621.1</text:p>
          </table:table-cell>
          <table:table-cell office:value-type="float" office:value="656.85783718104494" table:formula="of:=[.DU118]-[.EB118]" table:style-name="ce26">
            <text:p>656.9</text:p>
          </table:table-cell>
          <table:table-cell office:value-type="float" office:value="-0.31189090909090922" table:formula="of:=([.AH118]-[.AH117])" table:style-name="ce29">
            <text:p>-0.31</text:p>
          </table:table-cell>
          <table:table-cell office:value-type="float" office:value="1.9952114924181927" table:formula="of:=([.DU118]*100/[.DU117])-100" table:style-name="ce29">
            <text:p>2.00</text:p>
          </table:table-cell>
          <table:table-cell office:value-type="float" office:value="2.4952114924181927" table:formula="of:=[.EE118]-[.DX118]" table:style-name="ce29">
            <text:p>2.50</text:p>
          </table:table-cell>
          <table:table-cell office:value-type="float" office:value="11.518991311984436" table:formula="of:=([.O118]*100/[.O117])-100" table:style-name="ce29">
            <text:p>11.52</text:p>
          </table:table-cell>
          <table:table-cell office:value-type="float" office:value="20.785405918688994" table:formula="of:=([.T118]*100/[.T117])-100" table:style-name="ce29">
            <text:p>20.79</text:p>
          </table:table-cell>
          <table:table-cell office:value-type="float" office:value="22.06" table:style-name="ce34">
            <text:p>22.1</text:p>
          </table:table-cell>
          <table:table-cell office:value-type="float" office:value="6.3217597817209219" table:formula="of:=([.DO118]+[.EE118])" table:style-name="ce26">
            <text:p>6.3</text:p>
          </table:table-cell>
          <table:table-cell office:value-type="float" office:value="419.76" table:formula="of:=-0.06*(([.A118]-1963)^2)+8.5*([.A118]-1963)+140" table:style-name="ce26">
            <text:p>419.8</text:p>
          </table:table-cell>
          <table:table-cell office:value-type="float" office:value="469.76" table:formula="of:=[.EK118]+50" table:style-name="ce26">
            <text:p>469.8</text:p>
          </table:table-cell>
          <table:table-cell office:value-type="float" office:value="369.76" table:formula="of:=[.EK118]-50" table:style-name="ce26">
            <text:p>369.8</text:p>
          </table:table-cell>
          <table:table-cell office:value-type="float" office:value="519.76" table:formula="of:=[.EK118]+100" table:style-name="ce26">
            <text:p>519.8</text:p>
          </table:table-cell>
          <table:table-cell office:value-type="float" office:value="319.76" table:formula="of:=[.EK118]-100" table:style-name="ce26">
            <text:p>319.8</text:p>
          </table:table-cell>
          <table:table-cell office:value-type="float" office:value="393.4" table:formula="of:=-0.025*(([.A118]-1963)^2)+5.5*([.A118]-1963)+175" table:style-name="ce26">
            <text:p>393.4</text:p>
          </table:table-cell>
          <table:table-cell office:value-type="float" office:value="0.61651152635500006" table:formula="of:=2.33375*0.264172052" table:style-name="ce78">
            <text:p>0.62</text:p>
          </table:table-cell>
          <table:table-cell office:value-type="float" office:value="-29.254329969627491" table:formula="of:=([.EQ118]*100/[.EQ117])-100" table:style-name="ce113">
            <text:p>-29.3</text:p>
          </table:table-cell>
          <table:table-cell office:value-type="float" office:value="1.3676683333333333" table:formula="of:=1.24*[.AJ118]" table:style-name="ce78">
            <text:p>1.37</text:p>
          </table:table-cell>
          <table:table-cell table:number-columns-repeated="16235"/>
        </table:table-row>
        <table:table-row table:style-name="ro3">
          <table:table-cell office:value-type="float" office:value="2016" table:style-name="ce17">
            <text:p>2016</text:p>
          </table:table-cell>
          <table:table-cell office:value-type="float" office:value="46440000" table:style-name="ce11">
            <text:p>46440000</text:p>
          </table:table-cell>
          <table:table-cell office:value-type="float" office:value="17870984" table:style-name="ce8">
            <text:p>17870984</text:p>
          </table:table-cell>
          <table:table-cell office:value-type="float" office:value="24229402.166594997" table:style-name="ce8">
            <text:p>24229402</text:p>
          </table:table-cell>
          <table:table-cell office:value-type="float" office:value="38103799.890201993" table:style-name="ce97">
            <text:p>38103800</text:p>
          </table:table-cell>
          <table:table-cell office:value-type="float" office:value="687345.5384615385" table:formula="of:=[.C119]/26" table:style-name="ce30">
            <text:p>687346</text:p>
          </table:table-cell>
          <table:table-cell office:value-type="float" office:value="343672.76923076925" table:formula="of:=[.F119]/2" table:style-name="ce30">
            <text:p>343673</text:p>
          </table:table-cell>
          <table:table-cell office:value-type="float" office:value="515509.15384615387" table:formula="of:=[.G119]*1.5" table:style-name="ce8">
            <text:p>515509</text:p>
          </table:table-cell>
          <table:table-cell office:value-type="float" office:value="563692" table:style-name="ce8">
            <text:p>563692</text:p>
          </table:table-cell>
          <table:table-cell office:value-type="float" office:value="281846" table:formula="of:=[.I119]/2" table:style-name="ce8">
            <text:p>281846</text:p>
          </table:table-cell>
          <table:table-cell office:value-type="float" office:value="805801" table:style-name="ce8">
            <text:p>805801</text:p>
          </table:table-cell>
          <table:table-cell office:value-type="float" office:value="402900.5" table:formula="of:=[.K119]/2" table:style-name="ce8">
            <text:p>402901</text:p>
          </table:table-cell>
          <table:table-cell office:value-type="float" office:value="719688" table:style-name="ce8">
            <text:p>719688</text:p>
          </table:table-cell>
          <table:table-cell office:value-type="float" office:value="359844" table:formula="of:=[.M119]/2" table:style-name="ce8">
            <text:p>359844</text:p>
          </table:table-cell>
          <table:table-cell office:value-type="float" office:value="405385" table:style-name="ce21">
            <text:p>405385</text:p>
          </table:table-cell>
          <table:table-cell office:value-type="float" office:value="159988" table:style-name="ce21">
            <text:p>159988</text:p>
          </table:table-cell>
          <table:table-cell office:value-type="float" office:value="16148" table:style-name="ce21">
            <text:p>16148</text:p>
          </table:table-cell>
          <table:table-cell office:value-type="float" office:value="1313" table:style-name="ce21">
            <text:p>1313</text:p>
          </table:table-cell>
          <table:table-cell office:value-type="float" office:value="187238" table:style-name="ce21">
            <text:p>187238</text:p>
          </table:table-cell>
          <table:table-cell office:value-type="float" office:value="282707" table:style-name="ce21">
            <text:p>282707</text:p>
          </table:table-cell>
          <table:table-cell office:value-type="float" office:value="309357" table:style-name="ce21">
            <text:p>309357</text:p>
          </table:table-cell>
          <table:table-cell office:value-type="float" office:value="31036970000" table:style-name="ce104">
            <text:p>3.1E+10</text:p>
          </table:table-cell>
          <table:table-cell office:value-type="float" office:value="109784.93634752589" table:formula="of:=[.V119]/[.T119]" table:style-name="ce30">
            <text:p>109785</text:p>
          </table:table-cell>
          <table:table-cell office:value-type="float" office:value="22583" table:style-name="ce21">
            <text:p>22583</text:p>
          </table:table-cell>
          <table:table-cell office:value-type="float" office:value="7440" table:style-name="ce21">
            <text:p>7440</text:p>
          </table:table-cell>
          <table:table-cell office:value-type="float" office:value="3.0353494623655912" table:formula="of:=[.X119]/[.Y119]" table:style-name="ce82">
            <text:p>3.04</text:p>
          </table:table-cell>
          <table:table-cell office:value-type="float" office:value="0.69737903474474883" table:formula="of:=[.T119]/[.O119]" table:style-name="ce29">
            <text:p>0.70</text:p>
          </table:table-cell>
          <table:table-cell office:value-type="float" office:value="60.527672312232106" table:formula="of:=([.W119]*100)/([.DU119]*(([.CA119]*([.BZ119]/([.BU119]+[.BZ119])))+([.BV119]*([.BU119]/([.BU119]+[.BZ119])))))" table:style-name="ce82">
            <text:p>60.53</text:p>
          </table:table-cell>
          <table:table-cell office:value-type="float" office:value="18.036822590430742" table:formula="of:=(([.V119]*100/[.V118])-100)-[.DX119]" table:style-name="ce32">
            <text:p>18.04</text:p>
          </table:table-cell>
          <table:table-cell office:value-type="float" office:value="1.952" table:style-name="ce32">
            <text:p>1.95</text:p>
          </table:table-cell>
          <table:table-cell office:value-type="float" office:value="23.7" table:style-name="ce32">
            <text:p>23.70</text:p>
          </table:table-cell>
          <table:table-cell office:value-type="float" office:value="76.3" table:formula="of:=100-[.AE119]" table:style-name="ce32">
            <text:p>76.30</text:p>
          </table:table-cell>
          <table:table-cell office:value-type="float" office:value="23" table:style-name="ce74">
            <text:p>23</text:p>
          </table:table-cell>
          <table:table-cell office:value-type="float" office:value="-4.1390909090909096E-2" table:style-name="ce32">
            <text:p>-0.04</text:p>
          </table:table-cell>
          <table:table-cell office:value-type="float" office:value="1.993390909090909" table:formula="of:=[.AD119]-[.AH119]" table:style-name="ce88">
            <text:p>1.99</text:p>
          </table:table-cell>
          <table:table-cell office:value-type="float" office:value="1.1034249999999999" table:style-name="ce89">
            <text:p>1.10</text:p>
          </table:table-cell>
          <table:table-cell office:value-type="float" office:value="131000" table:formula="of:=[.DU119]*100" table:style-name="ce90">
            <text:p>131000</text:p>
          </table:table-cell>
          <table:table-cell office:value-type="float" office:value="144548.67499999999" table:formula="of:=([.DU119]*100)*[.AJ119]" table:style-name="ce90">
            <text:p>144549</text:p>
          </table:table-cell>
          <table:table-cell office:value-type="float" office:value="11392602000000" table:style-name="ce105">
            <text:p>1.14E+13</text:p>
          </table:table-cell>
          <table:table-cell office:value-type="float" office:value="5.1203025001660905" table:formula="of:=([.AM119]*100/[.AM118])-100" table:style-name="ce87">
            <text:p>5.12</text:p>
          </table:table-cell>
          <table:table-cell office:value-type="float" office:value="6.4269083813193681" table:formula="of:=AVERAGE([.$AN$84:.AN119])" table:style-name="ce87">
            <text:p>6.43</text:p>
          </table:table-cell>
          <table:table-cell office:value-type="float" office:value="538.52805583333338" table:style-name="ce83">
            <text:p>539</text:p>
          </table:table-cell>
          <table:table-cell office:value-type="float" office:value="243.25566436327432" table:formula="of:=[.DU119]*100/[.AP119]" table:style-name="ce83">
            <text:p>243</text:p>
          </table:table-cell>
          <table:table-cell office:value-type="float" office:value="1129.9566666666667" table:style-name="ce92">
            <text:p>1130</text:p>
          </table:table-cell>
          <table:table-cell office:value-type="float" office:value="115.9336493729848" table:formula="of:=[.DU119]*100/[.AR119]" table:style-name="ce93">
            <text:p>116</text:p>
          </table:table-cell>
          <table:table-cell office:value-type="float" office:value="1.8640243075169991" table:style-name="ce120">
            <text:p>1.9</text:p>
          </table:table-cell>
          <table:table-cell office:value-type="float" office:value="671205000000" table:style-name="ce102">
            <text:p>6.71E+11</text:p>
          </table:table-cell>
          <table:table-cell office:value-type="float" office:value="17615.172290798051" table:formula="of:=[.AU119]/[.E119]" table:style-name="ce30">
            <text:p>17615</text:p>
          </table:table-cell>
          <table:table-cell office:value-type="float" office:value="16705.048551323041" table:formula="of:=[.AW118]*(1+([.DX119]/100))" table:style-name="ce93">
            <text:p>16705</text:p>
          </table:table-cell>
          <table:table-cell office:value-type="float" office:value="22371.34744054954" table:formula="of:=[.AV119]+(12*PMT([.AD119]/100/12;[.AG119]*12;([.AV119]*5)*-1))" table:style-name="ce93">
            <text:p>22371</text:p>
          </table:table-cell>
          <table:table-cell office:value-type="float" office:value="16667.539823386232" table:formula="of:=[.AY118]*(1+(([.DV119]-[.DV118])/100))" table:style-name="ce93">
            <text:p>16668</text:p>
          </table:table-cell>
          <table:table-cell office:value-type="float" office:value="14431.407228954256" table:formula="of:=(([.AY119]+([.AW119]-[.AV119])+([.AX119]-[.AV119]))-[.AV119])+[.$AV$102]" table:style-name="ce93">
            <text:p>14431</text:p>
          </table:table-cell>
          <table:table-cell office:value-type="float" office:value="92.221665946649239" table:formula="of:=[.AZ119]*[.$BA$102]/[.$AZ$102]" table:style-name="ce93">
            <text:p>92</text:p>
          </table:table-cell>
          <table:table-cell office:value-type="float" office:value="77.896011384513898" table:formula="of:=[.AV119]*[.$BB$102]/[.$AV$102]" table:style-name="ce93">
            <text:p>78</text:p>
          </table:table-cell>
          <table:table-cell office:value-type="float" office:value="15.453988615486097" table:formula="of:=[.DV119]-[.BB119]" table:style-name="ce93">
            <text:p>15</text:p>
          </table:table-cell>
          <table:table-cell office:value-type="float" office:value="21956.987269505178" table:formula="of:=[.W119]/5" table:style-name="ce30">
            <text:p>21957</text:p>
          </table:table-cell>
          <table:table-cell office:value-type="float" office:value="19.774183613692898" table:formula="of:=100-(([.AV119]*100)/[.BD119])" table:style-name="ce30">
            <text:p>20</text:p>
          </table:table-cell>
          <table:table-cell office:value-type="float" office:value="160.92500000000001" table:style-name="ce8">
            <text:p>161</text:p>
          </table:table-cell>
          <table:table-cell office:value-type="float" office:value="17396" table:style-name="ce21">
            <text:p>17396</text:p>
          </table:table-cell>
          <table:table-cell office:value-type="float" office:value="14851.27" table:style-name="ce97">
            <text:p>14851</text:p>
          </table:table-cell>
          <table:table-cell office:value-type="float" office:value="8291.5099999999984" table:style-name="ce97">
            <text:p>8292</text:p>
          </table:table-cell>
          <table:table-cell office:value-type="float" office:value="4240.6400000000003" table:style-name="ce97">
            <text:p>4241</text:p>
          </table:table-cell>
          <table:table-cell office:value-type="float" office:value="10750.13" table:style-name="ce97">
            <text:p>10750</text:p>
          </table:table-cell>
          <table:table-cell office:value-type="float" office:value="183.23814165800309" table:formula="of:=([.BJ119])/((([.BH119]+[.BI119])*1000)/1000000)" table:style-name="ce97">
            <text:p>183</text:p>
          </table:table-cell>
          <table:table-cell office:value-type="float" office:value="63.115998371918053" table:formula="of:=[.CH119]/[.O119]" table:style-name="ce97">
            <text:p>63</text:p>
          </table:table-cell>
          <table:table-cell office:value-type="float" office:value="66417" table:style-name="ce21">
            <text:p>66417</text:p>
          </table:table-cell>
          <table:table-cell office:value-type="float" office:value="19285" table:style-name="ce21">
            <text:p>19285</text:p>
          </table:table-cell>
          <table:table-cell office:value-type="float" office:value="44361" table:style-name="ce21">
            <text:p>44361</text:p>
          </table:table-cell>
          <table:table-cell office:value-type="float" office:value="2771" table:style-name="ce21">
            <text:p>2771</text:p>
          </table:table-cell>
          <table:table-cell office:value-type="float" office:value="49212" table:style-name="ce100">
            <text:p>49212</text:p>
          </table:table-cell>
          <table:table-cell office:value-type="float" office:value="42503" table:style-name="ce100">
            <text:p>42503</text:p>
          </table:table-cell>
          <table:table-cell office:value-type="float" office:value="420" table:style-name="ce100">
            <text:p>420</text:p>
          </table:table-cell>
          <table:table-cell office:value-type="float" office:value="17134" table:style-name="ce21">
            <text:p>17134</text:p>
          </table:table-cell>
          <table:table-cell office:value-type="float" office:value="198.13151507455737" table:style-name="ce5">
            <text:p>198</text:p>
          </table:table-cell>
          <table:table-cell office:value-type="float" office:value="2337858800.0000005" table:style-name="ce21">
            <text:p>2337858800</text:p>
          </table:table-cell>
          <table:table-cell office:value-type="float" office:value="136445.59355667097" table:formula="of:=[.BW119]/[.BU119]" table:style-name="ce64">
            <text:p>136446</text:p>
          </table:table-cell>
          <table:table-cell office:value-type="float" office:value="688.66173816581454" table:formula="of:=[.BX119]/[.BV119]" table:style-name="ce64">
            <text:p>689</text:p>
          </table:table-cell>
          <table:table-cell office:value-type="float" office:value="46889" table:style-name="ce21">
            <text:p>46889</text:p>
          </table:table-cell>
          <table:table-cell office:value-type="float" office:value="116.65208387727343" table:style-name="ce5">
            <text:p>117</text:p>
          </table:table-cell>
          <table:table-cell office:value-type="float" office:value="3646366499.9999995" table:style-name="ce21">
            <text:p>3646366500</text:p>
          </table:table-cell>
          <table:table-cell office:value-type="float" office:value="77765.925910128164" table:formula="of:=[.CB119]/[.BZ119]" table:style-name="ce69">
            <text:p>77766</text:p>
          </table:table-cell>
          <table:table-cell office:value-type="float" office:value="666.64840717242259" table:formula="of:=[.CC119]/[.CA119]" table:style-name="ce69">
            <text:p>667</text:p>
          </table:table-cell>
          <table:table-cell office:value-type="float" office:value="1.9331368609700337" table:formula="of:=[.DU119]/(([.CD119]+[.BY119])/2)" table:style-name="ce72">
            <text:p>1.93</text:p>
          </table:table-cell>
          <table:table-cell office:value-type="float" office:value="-0.76090176048630553" table:formula="of:=[.CG119]-[.CG118]" table:style-name="ce71">
            <text:p>-0.8</text:p>
          </table:table-cell>
          <table:table-cell office:value-type="float" office:value="91.043973572310335" table:style-name="ce70">
            <text:p>91</text:p>
          </table:table-cell>
          <table:table-cell office:value-type="float" office:value="25586279" table:style-name="ce8">
            <text:p>25586279</text:p>
          </table:table-cell>
          <table:table-cell office:value-type="float" office:value="44364" table:formula="of:=[.CH119]-[.CH118]" table:style-name="ce30">
            <text:p>44364</text:p>
          </table:table-cell>
          <table:table-cell office:value-type="float" office:value="37512" table:style-name="ce93">
            <text:p>37512</text:p>
          </table:table-cell>
          <table:table-cell office:value-type="float" office:value="7118" table:style-name="ce93">
            <text:p>7118</text:p>
          </table:table-cell>
          <table:table-cell office:value-type="float" office:value="84.05108671297333" table:formula="of:=100-[.CM119]" table:style-name="ce93">
            <text:p>84</text:p>
          </table:table-cell>
          <table:table-cell office:value-type="float" office:value="15.948913287026663" table:formula="of:=([.CK119]*100)/([.CJ119]+[.CK119])" table:style-name="ce93">
            <text:p>16</text:p>
          </table:table-cell>
          <table:table-cell office:value-type="float" office:value="1.8150353163896946" table:formula="of:=([.B119]/[.CH119])" table:style-name="ce38">
            <text:p>1.82</text:p>
          </table:table-cell>
          <table:table-cell office:value-type="float" office:value="2.5" table:style-name="ce88">
            <text:p>2.50</text:p>
          </table:table-cell>
          <table:table-cell office:value-type="float" office:value="0.68496468361030538" table:formula="of:=([.CO119]-[.CN119])" table:style-name="ce88">
            <text:p>0.68</text:p>
          </table:table-cell>
          <table:table-cell office:value-type="float" office:value="0.17369097031291858" table:formula="of:=([.CH119]*100/[.CH118])-100" table:style-name="ce26">
            <text:p>0.2</text:p>
          </table:table-cell>
          <table:table-cell office:value-type="float" office:value="1.9256042887921707" table:formula="of:=AVERAGE([.$CQ$74:.CQ119])" table:style-name="ce87">
            <text:p>1.93</text:p>
          </table:table-cell>
          <table:table-cell office:value-type="float" office:value="-9000" table:formula="of:=([.B119]-[.B118])" table:style-name="ce90">
            <text:p>-9000</text:p>
          </table:table-cell>
          <table:table-cell office:value-type="float" office:value="-1.9376089905051685E-2" table:formula="of:=([.B119]*100/[.B118])-100" table:style-name="ce29">
            <text:p>-0.02</text:p>
          </table:table-cell>
          <table:table-cell office:value-type="float" office:value="48864" table:formula="of:=[.CI119]-([.CS119]/2)" table:style-name="ce8">
            <text:p>48864</text:p>
          </table:table-cell>
          <table:table-cell office:value-type="float" office:value="1074000" table:style-name="ce97">
            <text:p>1074000</text:p>
          </table:table-cell>
          <table:table-cell office:value-type="float" office:value="24.208817960508519" table:formula="of:=[.CV119]/[.CI119]" table:style-name="ce118">
            <text:p>24.2</text:p>
          </table:table-cell>
          <table:table-cell office:value-type="float" office:value="2.3126614987080103" table:formula="of:=[.CV119]/[.B119]*100" table:style-name="ce118">
            <text:p>2.3</text:p>
          </table:table-cell>
          <table:table-cell office:value-type="float" office:value="11157.839999999998" table:style-name="ce8">
            <text:p>11158</text:p>
          </table:table-cell>
          <table:table-cell office:value-type="float" office:value="12.54" table:style-name="ce21">
            <text:p>12.54</text:p>
          </table:table-cell>
          <table:table-cell office:value-type="float" office:value="75.871549999999999" table:formula="of:=100-([.CZ119]+[.DB119])" table:style-name="ce29">
            <text:p>75.87</text:p>
          </table:table-cell>
          <table:table-cell office:value-type="float" office:value="11.58845" table:formula="of:=([.DC119]*(100-[.CZ119]))/100" table:style-name="ce29">
            <text:p>11.59</text:p>
          </table:table-cell>
          <table:table-cell office:value-type="float" office:value="13.25" table:style-name="ce21">
            <text:p>13.25</text:p>
          </table:table-cell>
          <table:table-cell office:value-type="float" office:value="77.099999999999994" table:style-name="ce26">
            <text:p>77.1</text:p>
          </table:table-cell>
          <table:table-cell office:value-type="float" office:value="16.3" table:style-name="ce26">
            <text:p>16.3</text:p>
          </table:table-cell>
          <table:table-cell office:value-type="float" office:value="2.5" table:style-name="ce26">
            <text:p>2.5</text:p>
          </table:table-cell>
          <table:table-cell office:value-type="float" office:value="6.5" table:style-name="ce26">
            <text:p>6.5</text:p>
          </table:table-cell>
          <table:table-cell office:value-type="float" office:value="101.681" table:style-name="ce97">
            <text:p>102</text:p>
          </table:table-cell>
          <table:table-cell office:value-type="float" office:value="106.75675675675676" table:formula="of:=[.DJ119]*[.$DI$118]/[.$DJ$118]" table:style-name="ce97">
            <text:p>107</text:p>
          </table:table-cell>
          <table:table-cell office:value-type="float" office:value="7.9" table:style-name="ce26">
            <text:p>7.9</text:p>
          </table:table-cell>
          <table:table-cell office:value-type="float" office:value="6.7567567567567579" table:formula="of:=(([.DJ119]*100)/[.DJ118])-100" table:style-name="ce26">
            <text:p>6.8</text:p>
          </table:table-cell>
          <table:table-cell office:value-type="float" office:value="15.974859353023909" table:formula="of:=[.DQ119]/([.DJ119]*12)" table:style-name="ce26">
            <text:p>16.0</text:p>
          </table:table-cell>
          <table:table-cell office:value-type="float" office:value="6.2598360204699279" table:formula="of:=100/[.DL119]" table:style-name="ce26">
            <text:p>6.3</text:p>
          </table:table-cell>
          <table:table-cell office:value-type="float" office:value="21.299812470698544" table:formula="of:=[.DQ119]/(([.DJ119]*12)*0.75)" table:style-name="ce26">
            <text:p>21.3</text:p>
          </table:table-cell>
          <table:table-cell office:value-type="float" office:value="4.6948770153524464" table:formula="of:=100/[.DN119]" table:style-name="ce26">
            <text:p>4.7</text:p>
          </table:table-cell>
          <table:table-cell office:value-type="float" office:value="115.92097277839201" table:formula="of:=([.DT119]/[.DR119])*100" table:style-name="ce97">
            <text:p>116</text:p>
          </table:table-cell>
          <table:table-cell office:value-type="float" office:value="1514.4166666666667" table:formula="of:=AVERAGE([Quarterly.E38:.E41])" table:style-name="ce8">
            <text:p>1514</text:p>
          </table:table-cell>
          <table:table-cell office:value-type="float" office:value="681.49876684545745" table:formula="of:=PMT(([.AD119]/100)/12;[.AG119]*12;([.DQ119]*100))*-1" table:style-name="ce97">
            <text:p>681</text:p>
          </table:table-cell>
          <table:table-cell office:value-type="float" office:value="98.381333910783908" table:formula="of:=[.DQ119]*[.$DS$118]/[.$DQ$118]" table:style-name="ce97">
            <text:p>98</text:p>
          </table:table-cell>
          <table:table-cell office:value-type="float" office:value="790" table:formula="of:=[.DJ119]*100" table:style-name="ce97">
            <text:p>790</text:p>
          </table:table-cell>
          <table:table-cell office:value-type="float" office:value="1310" table:style-name="ce30">
            <text:p>1310</text:p>
          </table:table-cell>
          <table:table-cell office:value-type="float" office:value="93.35" table:style-name="ce93">
            <text:p>93</text:p>
          </table:table-cell>
          <table:table-cell office:value-type="float" office:value="104.664" table:style-name="ce93">
            <text:p>105</text:p>
          </table:table-cell>
          <table:table-cell office:value-type="float" office:value="-0.2" table:style-name="ce29">
            <text:p>-0.20</text:p>
          </table:table-cell>
          <table:table-cell office:value-type="float" office:value="205.55" table:formula="of:=[.DY118]+[.DX119]" table:style-name="ce26">
            <text:p>205.6</text:p>
          </table:table-cell>
          <table:table-cell office:value-type="float" office:value="878.68936525000015" table:formula="of:=(([.DU119]*[.DX119])/100)+[.DZ118]" table:style-name="ce26">
            <text:p>878.7</text:p>
          </table:table-cell>
          <table:table-cell office:value-type="float" office:value="431.31063474999985" table:formula="of:=[.DU119]-[.DZ119]" table:style-name="ce26">
            <text:p>431.3</text:p>
          </table:table-cell>
          <table:table-cell office:value-type="float" office:value="637.31452201410855" table:formula="of:=[.DU119]/[.DY119]*[.$DY$88]" table:style-name="ce26">
            <text:p>637.3</text:p>
          </table:table-cell>
          <table:table-cell office:value-type="float" office:value="672.68547798589145" table:formula="of:=[.DU119]-[.EB119]" table:style-name="ce26">
            <text:p>672.7</text:p>
          </table:table-cell>
          <table:table-cell office:value-type="float" office:value="-0.19812727272727274" table:formula="of:=([.AH119]-[.AH118])" table:style-name="ce29">
            <text:p>-0.20</text:p>
          </table:table-cell>
          <table:table-cell office:value-type="float" office:value="2.5039123630672862" table:formula="of:=([.DU119]*100/[.DU118])-100" table:style-name="ce29">
            <text:p>2.50</text:p>
          </table:table-cell>
          <table:table-cell office:value-type="float" office:value="2.7039123630672863" table:formula="of:=[.EE119]-[.DX119]" table:style-name="ce29">
            <text:p>2.70</text:p>
          </table:table-cell>
          <table:table-cell office:value-type="float" office:value="14.014388732014083" table:formula="of:=([.O119]*100/[.O118])-100" table:style-name="ce29">
            <text:p>14.01</text:p>
          </table:table-cell>
          <table:table-cell office:value-type="float" office:value="14.564346124076565" table:formula="of:=([.T119]*100/[.T118])-100" table:style-name="ce29">
            <text:p>14.56</text:p>
          </table:table-cell>
          <table:table-cell office:value-type="float" office:value="19.63" table:style-name="ce34">
            <text:p>19.6</text:p>
          </table:table-cell>
          <table:table-cell office:value-type="float" office:value="7.1987893784197325" table:formula="of:=([.DO119]+[.EE119])" table:style-name="ce26">
            <text:p>7.2</text:p>
          </table:table-cell>
          <table:table-cell office:value-type="float" office:value="421.96000000000004" table:formula="of:=-0.06*(([.A119]-1963)^2)+8.5*([.A119]-1963)+140" table:style-name="ce26">
            <text:p>422.0</text:p>
          </table:table-cell>
          <table:table-cell office:value-type="float" office:value="471.96000000000004" table:formula="of:=[.EK119]+50" table:style-name="ce26">
            <text:p>472.0</text:p>
          </table:table-cell>
          <table:table-cell office:value-type="float" office:value="371.96000000000004" table:formula="of:=[.EK119]-50" table:style-name="ce26">
            <text:p>372.0</text:p>
          </table:table-cell>
          <table:table-cell office:value-type="float" office:value="521.96" table:formula="of:=[.EK119]+100" table:style-name="ce26">
            <text:p>522.0</text:p>
          </table:table-cell>
          <table:table-cell office:value-type="float" office:value="321.96000000000004" table:formula="of:=[.EK119]-100" table:style-name="ce26">
            <text:p>322.0</text:p>
          </table:table-cell>
          <table:table-cell office:value-type="float" office:value="396.27499999999998" table:formula="of:=-0.025*(([.A119]-1963)^2)+5.5*([.A119]-1963)+175" table:style-name="ce26">
            <text:p>396.3</text:p>
          </table:table-cell>
          <table:table-cell office:value-type="float" office:value="0.54695807320246193" table:formula="of:=2.07046153846154*0.264172052" table:style-name="ce78">
            <text:p>0.55</text:p>
          </table:table-cell>
          <table:table-cell office:value-type="float" office:value="-11.28177660582584" table:formula="of:=([.EQ119]*100/[.EQ118])-100" table:style-name="ce113">
            <text:p>-11.3</text:p>
          </table:table-cell>
          <table:table-cell office:value-type="float" office:value="1.2910072499999998" table:formula="of:=1.17*[.AJ119]" table:style-name="ce78">
            <text:p>1.29</text:p>
          </table:table-cell>
          <table:table-cell table:number-columns-repeated="16235"/>
        </table:table-row>
        <table:table-row table:style-name="ro3">
          <table:table-cell office:value-type="float" office:value="2017" table:style-name="ce17">
            <text:p>2017</text:p>
          </table:table-cell>
          <table:table-cell office:value-type="float" office:value="46549000" table:style-name="ce11">
            <text:p>46549000</text:p>
          </table:table-cell>
          <table:table-cell office:value-type="float" office:value="17626310" table:style-name="ce8">
            <text:p>17626310</text:p>
          </table:table-cell>
          <table:table-cell office:value-type="float" office:value="24138154.269976992" table:style-name="ce8">
            <text:p>24138154</text:p>
          </table:table-cell>
          <table:table-cell office:value-type="float" office:value="38181116.413720004" table:style-name="ce97">
            <text:p>38181116</text:p>
          </table:table-cell>
          <table:table-cell office:value-type="float" office:value="677935" table:formula="of:=[.C120]/26" table:style-name="ce30">
            <text:p>677935</text:p>
          </table:table-cell>
          <table:table-cell office:value-type="float" office:value="338967.5" table:formula="of:=[.F120]/2" table:style-name="ce30">
            <text:p>338968</text:p>
          </table:table-cell>
          <table:table-cell office:value-type="float" office:value="508451.25" table:formula="of:=[.G120]*1.5" table:style-name="ce8">
            <text:p>508451</text:p>
          </table:table-cell>
          <table:table-cell office:value-type="float" office:value="543363" table:style-name="ce8">
            <text:p>543363</text:p>
          </table:table-cell>
          <table:table-cell office:value-type="float" office:value="271681.5" table:formula="of:=[.I120]/2" table:style-name="ce8">
            <text:p>271682</text:p>
          </table:table-cell>
          <table:table-cell office:value-type="float" office:value="798927" table:style-name="ce8">
            <text:p>798927</text:p>
          </table:table-cell>
          <table:table-cell office:value-type="float" office:value="399463.5" table:formula="of:=[.K120]/2" table:style-name="ce8">
            <text:p>399464</text:p>
          </table:table-cell>
          <table:table-cell office:value-type="float" office:value="724119" table:style-name="ce8">
            <text:p>724119</text:p>
          </table:table-cell>
          <table:table-cell office:value-type="float" office:value="362059.5" table:formula="of:=[.M120]/2" table:style-name="ce8">
            <text:p>362060</text:p>
          </table:table-cell>
          <table:table-cell office:value-type="float" office:value="467644" table:style-name="ce21">
            <text:p>467644</text:p>
          </table:table-cell>
          <table:table-cell office:value-type="float" office:value="169851" table:style-name="ce21">
            <text:p>169851</text:p>
          </table:table-cell>
          <table:table-cell office:value-type="float" office:value="15865" table:style-name="ce21">
            <text:p>15865</text:p>
          </table:table-cell>
          <table:table-cell office:value-type="float" office:value="1407" table:style-name="ce21">
            <text:p>1407</text:p>
          </table:table-cell>
          <table:table-cell office:value-type="float" office:value="179964" table:style-name="ce21">
            <text:p>179964</text:p>
          </table:table-cell>
          <table:table-cell office:value-type="float" office:value="312843" table:style-name="ce21">
            <text:p>312843</text:p>
          </table:table-cell>
          <table:table-cell office:value-type="float" office:value="313911" table:style-name="ce21">
            <text:p>313911</text:p>
          </table:table-cell>
          <table:table-cell office:value-type="float" office:value="36664867000" table:style-name="ce104">
            <text:p>3.7E+10</text:p>
          </table:table-cell>
          <table:table-cell office:value-type="float" office:value="117198.93684691683" table:formula="of:=[.V120]/[.T120]" table:style-name="ce30">
            <text:p>117199</text:p>
          </table:table-cell>
          <table:table-cell office:value-type="float" office:value="14469" table:style-name="ce21">
            <text:p>14469</text:p>
          </table:table-cell>
          <table:table-cell office:value-type="float" office:value="4572" table:style-name="ce21">
            <text:p>4572</text:p>
          </table:table-cell>
          <table:table-cell office:value-type="float" office:value="3.1646981627296586" table:formula="of:=[.X120]/[.Y120]" table:style-name="ce82">
            <text:p>3.16</text:p>
          </table:table-cell>
          <table:table-cell office:value-type="float" office:value="0.66897682852768348" table:formula="of:=[.T120]/[.O120]" table:style-name="ce29">
            <text:p>0.67</text:p>
          </table:table-cell>
          <table:table-cell office:value-type="float" office:value="61.811510583511129" table:formula="of:=([.W120]*100)/([.DU120]*(([.CA120]*([.BZ120]/([.BU120]+[.BZ120])))+([.BV120]*([.BU120]/([.BU120]+[.BZ120])))))" table:style-name="ce82">
            <text:p>61.81</text:p>
          </table:table-cell>
          <table:table-cell office:value-type="float" office:value="16.172881528061531" table:formula="of:=(([.V120]*100/[.V119])-100)-[.DX120]" table:style-name="ce32">
            <text:p>16.17</text:p>
          </table:table-cell>
          <table:table-cell office:value-type="float" office:value="1.91" table:style-name="ce32">
            <text:p>1.91</text:p>
          </table:table-cell>
          <table:table-cell office:value-type="float" office:value="37.799999999999997" table:style-name="ce32">
            <text:p>37.80</text:p>
          </table:table-cell>
          <table:table-cell office:value-type="float" office:value="62.2" table:formula="of:=100-[.AE120]" table:style-name="ce32">
            <text:p>62.20</text:p>
          </table:table-cell>
          <table:table-cell office:value-type="float" office:value="23" table:style-name="ce74">
            <text:p>23</text:p>
          </table:table-cell>
          <table:table-cell office:value-type="float" office:value="-0.14981818181818179" table:style-name="ce32">
            <text:p>-0.15</text:p>
          </table:table-cell>
          <table:table-cell office:value-type="float" office:value="2.0598181818181818" table:formula="of:=[.AD120]-[.AH120]" table:style-name="ce88">
            <text:p>2.06</text:p>
          </table:table-cell>
          <table:table-cell office:value-type="float" office:value="1.139" table:style-name="ce89">
            <text:p>1.14</text:p>
          </table:table-cell>
          <table:table-cell office:value-type="float" office:value="137200" table:formula="of:=[.DU120]*100" table:style-name="ce90">
            <text:p>137200</text:p>
          </table:table-cell>
          <table:table-cell office:value-type="float" office:value="156270.79999999999" table:formula="of:=([.DU120]*100)*[.AJ120]" table:style-name="ce90">
            <text:p>156271</text:p>
          </table:table-cell>
          <table:table-cell office:value-type="float" office:value="11855689000000" table:style-name="ce105">
            <text:p>1.19E+13</text:p>
          </table:table-cell>
          <table:table-cell office:value-type="float" office:value="4.0648045108571296" table:formula="of:=([.AM120]*100/[.AM119])-100" table:style-name="ce87">
            <text:p>4.06</text:p>
          </table:table-cell>
          <table:table-cell office:value-type="float" office:value="6.3630677361717396" table:formula="of:=AVERAGE([.$AN$84:.AN120])" table:style-name="ce87">
            <text:p>6.36</text:p>
          </table:table-cell>
          <table:table-cell office:value-type="float" office:value="3705.6640219166661" table:style-name="ce83">
            <text:p>3706</text:p>
          </table:table-cell>
          <table:table-cell office:value-type="float" office:value="37.024403504621169" table:formula="of:=[.DU120]*100/[.AP120]" table:style-name="ce83">
            <text:p>37</text:p>
          </table:table-cell>
          <table:table-cell office:value-type="float" office:value="1112.4033333333334" table:style-name="ce92">
            <text:p>1112</text:p>
          </table:table-cell>
          <table:table-cell office:value-type="float" office:value="123.33655958120704" table:formula="of:=[.DU120]*100/[.AR120]" table:style-name="ce93">
            <text:p>123</text:p>
          </table:table-cell>
          <table:table-cell office:value-type="float" office:value="2.617793484450857" table:style-name="ce120">
            <text:p>2.6</text:p>
          </table:table-cell>
          <table:table-cell office:value-type="float" office:value="692498000000" table:style-name="ce102">
            <text:p>6.92E+11</text:p>
          </table:table-cell>
          <table:table-cell office:value-type="float" office:value="18137.185735908908" table:formula="of:=[.AU120]/[.E120]" table:style-name="ce30">
            <text:p>18137</text:p>
          </table:table-cell>
          <table:table-cell office:value-type="float" office:value="17032.467502928976" table:formula="of:=[.AW119]*(1+([.DX120]/100))" table:style-name="ce93">
            <text:p>17032</text:p>
          </table:table-cell>
          <table:table-cell office:value-type="float" office:value="23012.396246283643" table:formula="of:=[.AV120]+(12*PMT([.AD120]/100/12;[.AG120]*12;([.AV120]*5)*-1))" table:style-name="ce93">
            <text:p>23012</text:p>
          </table:table-cell>
          <table:table-cell office:value-type="float" office:value="17658.008377390961" table:formula="of:=[.AY119]*(1+(([.DV120]-[.DV119])/100))" table:style-name="ce93">
            <text:p>17658</text:p>
          </table:table-cell>
          <table:table-cell office:value-type="float" office:value="14824.303204966451" table:formula="of:=(([.AY120]+([.AW120]-[.AV120])+([.AX120]-[.AV120]))-[.AV120])+[.$AV$102]" table:style-name="ce93">
            <text:p>14824</text:p>
          </table:table-cell>
          <table:table-cell office:value-type="float" office:value="94.73240664412485" table:formula="of:=[.AZ120]*[.$BA$102]/[.$AZ$102]" table:style-name="ce93">
            <text:p>95</text:p>
          </table:table-cell>
          <table:table-cell office:value-type="float" office:value="80.204405795419902" table:formula="of:=[.AV120]*[.$BB$102]/[.$AV$102]" table:style-name="ce93">
            <text:p>80</text:p>
          </table:table-cell>
          <table:table-cell office:value-type="float" office:value="19.088094204580102" table:formula="of:=[.DV120]-[.BB120]" table:style-name="ce93">
            <text:p>19</text:p>
          </table:table-cell>
          <table:table-cell office:value-type="float" office:value="23439.787369383364" table:formula="of:=[.W120]/5" table:style-name="ce30">
            <text:p>23440</text:p>
          </table:table-cell>
          <table:table-cell office:value-type="float" office:value="22.622225832989514" table:formula="of:=100-(([.AV120]*100)/[.BD120])" table:style-name="ce30">
            <text:p>23</text:p>
          </table:table-cell>
          <table:table-cell office:value-type="float" office:value="162.22499999999999" table:style-name="ce8">
            <text:p>162</text:p>
          </table:table-cell>
          <table:table-cell office:value-type="float" office:value="20789" table:style-name="ce21">
            <text:p>20789</text:p>
          </table:table-cell>
          <table:table-cell office:value-type="float" office:value="17905.849999999999" table:style-name="ce97">
            <text:p>17906</text:p>
          </table:table-cell>
          <table:table-cell office:value-type="float" office:value="9504.52" table:style-name="ce97">
            <text:p>9505</text:p>
          </table:table-cell>
          <table:table-cell office:value-type="float" office:value="3652.31" table:style-name="ce97">
            <text:p>3652</text:p>
          </table:table-cell>
          <table:table-cell office:value-type="float" office:value="10183.09" table:style-name="ce97">
            <text:p>10183</text:p>
          </table:table-cell>
          <table:table-cell office:value-type="float" office:value="133.24555633506588" table:formula="of:=([.BJ120])/((([.BH120]+[.BI120])*1000)/1000000)" table:style-name="ce97">
            <text:p>133</text:p>
          </table:table-cell>
          <table:table-cell office:value-type="float" office:value="54.83893731128807" table:formula="of:=[.CH120]/[.O120]" table:style-name="ce97">
            <text:p>55</text:p>
          </table:table-cell>
          <table:table-cell office:value-type="float" office:value="70982" table:style-name="ce21">
            <text:p>70982</text:p>
          </table:table-cell>
          <table:table-cell office:value-type="float" office:value="22041" table:style-name="ce21">
            <text:p>22041</text:p>
          </table:table-cell>
          <table:table-cell office:value-type="float" office:value="45719" table:style-name="ce21">
            <text:p>45719</text:p>
          </table:table-cell>
          <table:table-cell office:value-type="float" office:value="3222" table:style-name="ce21">
            <text:p>3222</text:p>
          </table:table-cell>
          <table:table-cell office:value-type="float" office:value="62582" table:style-name="ce100">
            <text:p>62582</text:p>
          </table:table-cell>
          <table:table-cell office:value-type="float" office:value="45321" table:style-name="ce100">
            <text:p>45321</text:p>
          </table:table-cell>
          <table:table-cell office:value-type="float" office:value="1144" table:style-name="ce100">
            <text:p>1144</text:p>
          </table:table-cell>
          <table:table-cell office:value-type="float" office:value="19411" table:style-name="ce21">
            <text:p>19411</text:p>
          </table:table-cell>
          <table:table-cell office:value-type="float" office:value="199.19877171105509" table:style-name="ce5">
            <text:p>199</text:p>
          </table:table-cell>
          <table:table-cell office:value-type="float" office:value="2714055300" table:style-name="ce21">
            <text:p>2714055300</text:p>
          </table:table-cell>
          <table:table-cell office:value-type="float" office:value="139820.47807943949" table:formula="of:=[.BW120]/[.BU120]" table:style-name="ce64">
            <text:p>139820</text:p>
          </table:table-cell>
          <table:table-cell office:value-type="float" office:value="701.91435859983153" table:formula="of:=[.BX120]/[.BV120]" table:style-name="ce64">
            <text:p>702</text:p>
          </table:table-cell>
          <table:table-cell office:value-type="float" office:value="61337" table:style-name="ce21">
            <text:p>61337</text:p>
          </table:table-cell>
          <table:table-cell office:value-type="float" office:value="118.89275319185471" table:style-name="ce5">
            <text:p>119</text:p>
          </table:table-cell>
          <table:table-cell office:value-type="float" office:value="4978249800" table:style-name="ce21">
            <text:p>4978249800</text:p>
          </table:table-cell>
          <table:table-cell office:value-type="float" office:value="81162.264212465554" table:formula="of:=[.CB120]/[.BZ120]" table:style-name="ce69">
            <text:p>81162</text:p>
          </table:table-cell>
          <table:table-cell office:value-type="float" office:value="682.65106184811566" table:formula="of:=[.CC120]/[.CA120]" table:style-name="ce69">
            <text:p>683</text:p>
          </table:table-cell>
          <table:table-cell office:value-type="float" office:value="1.9818492932693901" table:formula="of:=[.DU120]/(([.CD120]+[.BY120])/2)" table:style-name="ce72">
            <text:p>1.98</text:p>
          </table:table-cell>
          <table:table-cell office:value-type="float" office:value="1.4085222824767243" table:formula="of:=[.CG120]-[.CG119]" table:style-name="ce71">
            <text:p>1.4</text:p>
          </table:table-cell>
          <table:table-cell office:value-type="float" office:value="92.45249585478706" table:style-name="ce70">
            <text:p>92</text:p>
          </table:table-cell>
          <table:table-cell office:value-type="float" office:value="25645100" table:style-name="ce8">
            <text:p>25645100</text:p>
          </table:table-cell>
          <table:table-cell office:value-type="float" office:value="58821" table:formula="of:=[.CH120]-[.CH119]" table:style-name="ce30">
            <text:p>58821</text:p>
          </table:table-cell>
          <table:table-cell office:value-type="float" office:value="49336" table:style-name="ce93">
            <text:p>49336</text:p>
          </table:table-cell>
          <table:table-cell office:value-type="float" office:value="4938" table:style-name="ce93">
            <text:p>4938</text:p>
          </table:table-cell>
          <table:table-cell office:value-type="float" office:value="90.901720897667388" table:formula="of:=100-[.CM120]" table:style-name="ce93">
            <text:p>91</text:p>
          </table:table-cell>
          <table:table-cell office:value-type="float" office:value="9.0982791023326079" table:formula="of:=([.CK120]*100)/([.CJ120]+[.CK120])" table:style-name="ce93">
            <text:p>9</text:p>
          </table:table-cell>
          <table:table-cell office:value-type="float" office:value="1.8151225770225112" table:formula="of:=([.B120]/[.CH120])" table:style-name="ce38">
            <text:p>1.82</text:p>
          </table:table-cell>
          <table:table-cell office:value-type="float" office:value="2.5" table:style-name="ce88">
            <text:p>2.50</text:p>
          </table:table-cell>
          <table:table-cell office:value-type="float" office:value="0.68487742297748877" table:formula="of:=([.CO120]-[.CN120])" table:style-name="ce88">
            <text:p>0.68</text:p>
          </table:table-cell>
          <table:table-cell office:value-type="float" office:value="0.22989274837502194" table:formula="of:=([.CH120]*100/[.CH119])-100" table:style-name="ce26">
            <text:p>0.2</text:p>
          </table:table-cell>
          <table:table-cell office:value-type="float" office:value="1.8895253198471249" table:formula="of:=AVERAGE([.$CQ$74:.CQ120])" table:style-name="ce87">
            <text:p>1.89</text:p>
          </table:table-cell>
          <table:table-cell office:value-type="float" office:value="109000" table:formula="of:=([.B120]-[.B119])" table:style-name="ce90">
            <text:p>109000</text:p>
          </table:table-cell>
          <table:table-cell office:value-type="float" office:value="0.23471145564168694" table:formula="of:=([.B120]*100/[.B119])-100" table:style-name="ce29">
            <text:p>0.23</text:p>
          </table:table-cell>
          <table:table-cell office:value-type="float" office:value="4321" table:formula="of:=[.CI120]-([.CS120]/2)" table:style-name="ce8">
            <text:p>4321</text:p>
          </table:table-cell>
          <table:table-cell office:value-type="float" office:value="1128000" table:style-name="ce97">
            <text:p>1128000</text:p>
          </table:table-cell>
          <table:table-cell office:value-type="float" office:value="19.176824603457948" table:formula="of:=[.CV120]/[.CI120]" table:style-name="ce118">
            <text:p>19.2</text:p>
          </table:table-cell>
          <table:table-cell office:value-type="float" office:value="2.4232529162817675" table:formula="of:=[.CV120]/[.B120]*100" table:style-name="ce118">
            <text:p>2.4</text:p>
          </table:table-cell>
          <table:table-cell office:value-type="float" office:value="12392.989999999998" table:style-name="ce8">
            <text:p>12393</text:p>
          </table:table-cell>
          <table:table-cell office:value-type="float" office:value="12.55" table:style-name="ce21">
            <text:p>12.55</text:p>
          </table:table-cell>
          <table:table-cell office:value-type="float" office:value="75.985304999999997" table:formula="of:=100-([.CZ120]+[.DB120])" table:style-name="ce29">
            <text:p>75.99</text:p>
          </table:table-cell>
          <table:table-cell office:value-type="float" office:value="11.464694999999999" table:formula="of:=([.DC120]*(100-[.CZ120]))/100" table:style-name="ce29">
            <text:p>11.46</text:p>
          </table:table-cell>
          <table:table-cell office:value-type="float" office:value="13.11" table:style-name="ce21">
            <text:p>13.11</text:p>
          </table:table-cell>
          <table:table-cell office:value-type="float" office:value="76.7" table:style-name="ce26">
            <text:p>76.7</text:p>
          </table:table-cell>
          <table:table-cell office:value-type="float" office:value="16.900000000000002" table:style-name="ce26">
            <text:p>16.9</text:p>
          </table:table-cell>
          <table:table-cell office:value-type="float" office:value="2.6" table:style-name="ce26">
            <text:p>2.6</text:p>
          </table:table-cell>
          <table:table-cell office:value-type="float" office:value="6.4" table:style-name="ce26">
            <text:p>6.4</text:p>
          </table:table-cell>
          <table:table-cell office:value-type="float" office:value="103.52800000000001" table:style-name="ce97">
            <text:p>104</text:p>
          </table:table-cell>
          <table:table-cell office:value-type="float" office:value="120.94594594594592" table:formula="of:=[.DJ120]*[.$DI$118]/[.$DJ$118]" table:style-name="ce97">
            <text:p>121</text:p>
          </table:table-cell>
          <table:table-cell office:value-type="float" office:value="8.9499999999999993" table:style-name="ce26">
            <text:p>9.0</text:p>
          </table:table-cell>
          <table:table-cell office:value-type="float" office:value="13.291139240506311" table:formula="of:=(([.DJ120]*100)/[.DJ119])-100" table:style-name="ce26">
            <text:p>13.3</text:p>
          </table:table-cell>
          <table:table-cell office:value-type="float" office:value="14.351334574798262" table:formula="of:=[.DQ120]/([.DJ120]*12)" table:style-name="ce26">
            <text:p>14.4</text:p>
          </table:table-cell>
          <table:table-cell office:value-type="float" office:value="6.9679930795847751" table:formula="of:=100/[.DL120]" table:style-name="ce26">
            <text:p>7.0</text:p>
          </table:table-cell>
          <table:table-cell office:value-type="float" office:value="19.135112766397683" table:formula="of:=[.DQ120]/(([.DJ120]*12)*0.75)" table:style-name="ce26">
            <text:p>19.1</text:p>
          </table:table-cell>
          <table:table-cell office:value-type="float" office:value="5.2259948096885811" table:formula="of:=100/[.DN120]" table:style-name="ce26">
            <text:p>5.2</text:p>
          </table:table-cell>
          <table:table-cell office:value-type="float" office:value="129.61469501882362" table:formula="of:=([.DT120]/[.DR120])*100" table:style-name="ce97">
            <text:p>130</text:p>
          </table:table-cell>
          <table:table-cell office:value-type="float" office:value="1541.3333333333333" table:formula="of:=AVERAGE([Quarterly.E42:.E45])" table:style-name="ce8">
            <text:p>1541</text:p>
          </table:table-cell>
          <table:table-cell office:value-type="float" office:value="690.50812476935687" table:formula="of:=PMT(([.AD120]/100)/12;[.AG120]*12;([.DQ120]*100))*-1" table:style-name="ce97">
            <text:p>691</text:p>
          </table:table-cell>
          <table:table-cell office:value-type="float" office:value="100.12992637505413" table:formula="of:=[.DQ120]*[.$DS$118]/[.$DQ$118]" table:style-name="ce97">
            <text:p>100</text:p>
          </table:table-cell>
          <table:table-cell office:value-type="float" office:value="894.99999999999989" table:formula="of:=[.DJ120]*100" table:style-name="ce97">
            <text:p>895</text:p>
          </table:table-cell>
          <table:table-cell office:value-type="float" office:value="1372" table:style-name="ce30">
            <text:p>1372</text:p>
          </table:table-cell>
          <table:table-cell office:value-type="float" office:value="99.292500000000004" table:style-name="ce93">
            <text:p>99</text:p>
          </table:table-cell>
          <table:table-cell office:value-type="float" office:value="111.137" table:style-name="ce93">
            <text:p>111</text:p>
          </table:table-cell>
          <table:table-cell office:value-type="float" office:value="1.96" table:style-name="ce29">
            <text:p>1.96</text:p>
          </table:table-cell>
          <table:table-cell office:value-type="float" office:value="207.51000000000002" table:formula="of:=[.DY119]+[.DX120]" table:style-name="ce26">
            <text:p>207.5</text:p>
          </table:table-cell>
          <table:table-cell office:value-type="float" office:value="905.58056525000018" table:formula="of:=(([.DU120]*[.DX120])/100)+[.DZ119]" table:style-name="ce26">
            <text:p>905.6</text:p>
          </table:table-cell>
          <table:table-cell office:value-type="float" office:value="466.41943474999982" table:formula="of:=[.DU120]-[.DZ120]" table:style-name="ce26">
            <text:p>466.4</text:p>
          </table:table-cell>
          <table:table-cell office:value-type="float" office:value="661.17295552021585" table:formula="of:=[.DU120]/[.DY120]*[.$DY$88]" table:style-name="ce26">
            <text:p>661.2</text:p>
          </table:table-cell>
          <table:table-cell office:value-type="float" office:value="710.82704447978415" table:formula="of:=[.DU120]-[.EB120]" table:style-name="ce26">
            <text:p>710.8</text:p>
          </table:table-cell>
          <table:table-cell office:value-type="float" office:value="-0.10842727272727271" table:formula="of:=([.AH120]-[.AH119])" table:style-name="ce29">
            <text:p>-0.11</text:p>
          </table:table-cell>
          <table:table-cell office:value-type="float" office:value="4.7328244274809208" table:formula="of:=([.DU120]*100/[.DU119])-100" table:style-name="ce29">
            <text:p>4.73</text:p>
          </table:table-cell>
          <table:table-cell office:value-type="float" office:value="2.7728244274809208" table:formula="of:=[.EE120]-[.DX120]" table:style-name="ce29">
            <text:p>2.77</text:p>
          </table:table-cell>
          <table:table-cell office:value-type="float" office:value="15.357993018981958" table:formula="of:=([.O120]*100/[.O119])-100" table:style-name="ce29">
            <text:p>15.36</text:p>
          </table:table-cell>
          <table:table-cell office:value-type="float" office:value="10.659799721973627" table:formula="of:=([.T120]*100/[.T119])-100" table:style-name="ce29">
            <text:p>10.66</text:p>
          </table:table-cell>
          <table:table-cell office:value-type="float" office:value="17.22" table:style-name="ce34">
            <text:p>17.2</text:p>
          </table:table-cell>
          <table:table-cell office:value-type="float" office:value="9.9588192371695019" table:formula="of:=([.DO120]+[.EE120])" table:style-name="ce26">
            <text:p>10.0</text:p>
          </table:table-cell>
          <table:table-cell office:value-type="float" office:value="424.04" table:formula="of:=-0.06*(([.A120]-1963)^2)+8.5*([.A120]-1963)+140" table:style-name="ce26">
            <text:p>424.0</text:p>
          </table:table-cell>
          <table:table-cell office:value-type="float" office:value="474.04" table:formula="of:=[.EK120]+50" table:style-name="ce26">
            <text:p>474.0</text:p>
          </table:table-cell>
          <table:table-cell office:value-type="float" office:value="374.04" table:formula="of:=[.EK120]-50" table:style-name="ce26">
            <text:p>374.0</text:p>
          </table:table-cell>
          <table:table-cell office:value-type="float" office:value="524.04" table:formula="of:=[.EK120]+100" table:style-name="ce26">
            <text:p>524.0</text:p>
          </table:table-cell>
          <table:table-cell office:value-type="float" office:value="324.04000000000002" table:formula="of:=[.EK120]-100" table:style-name="ce26">
            <text:p>324.0</text:p>
          </table:table-cell>
          <table:table-cell office:value-type="float" office:value="399.1" table:formula="of:=-0.025*(([.A120]-1963)^2)+5.5*([.A120]-1963)+175" table:style-name="ce26">
            <text:p>399.1</text:p>
          </table:table-cell>
          <table:table-cell office:value-type="float" office:value="0.61635911940192378" table:formula="of:=2.33317307692308*0.264172052" table:style-name="ce78">
            <text:p>0.62</text:p>
          </table:table-cell>
          <table:table-cell office:value-type="float" office:value="12.688549561599103" table:formula="of:=([.EQ120]*100/[.EQ119])-100" table:style-name="ce113">
            <text:p>12.7</text:p>
          </table:table-cell>
          <table:table-cell office:value-type="float" office:value="1.40097" table:formula="of:=1.23*[.AJ120]" table:style-name="ce78">
            <text:p>1.40</text:p>
          </table:table-cell>
          <table:table-cell table:number-columns-repeated="16235"/>
        </table:table-row>
        <table:table-row table:style-name="ro3">
          <table:table-cell office:value-type="float" office:value="2018" table:style-name="ce17">
            <text:p>2018</text:p>
          </table:table-cell>
          <table:table-cell office:value-type="float" office:value="46658447" table:style-name="ce11">
            <text:p>46658447</text:p>
          </table:table-cell>
          <table:table-cell office:value-type="float" office:value="17425139" table:style-name="ce8">
            <text:p>17425139</text:p>
          </table:table-cell>
          <table:table-cell office:value-type="float" office:value="24078859.366817996" table:style-name="ce8">
            <text:p>24078859</text:p>
          </table:table-cell>
          <table:table-cell office:value-type="float" office:value="38317702.677854009" table:style-name="ce97">
            <text:p>38317703</text:p>
          </table:table-cell>
          <table:table-cell office:value-type="float" office:value="670197.65384615387" table:formula="of:=[.C121]/26" table:style-name="ce30">
            <text:p>670198</text:p>
          </table:table-cell>
          <table:table-cell office:value-type="float" office:value="335098.82692307694" table:formula="of:=[.F121]/2" table:style-name="ce30">
            <text:p>335099</text:p>
          </table:table-cell>
          <table:table-cell office:value-type="float" office:value="502648.24038461538" table:formula="of:=[.G121]*1.5" table:style-name="ce8">
            <text:p>502648</text:p>
          </table:table-cell>
          <table:table-cell office:value-type="float" office:value="531498" table:style-name="ce8">
            <text:p>531498</text:p>
          </table:table-cell>
          <table:table-cell office:value-type="float" office:value="265749" table:formula="of:=[.I121]/2" table:style-name="ce8">
            <text:p>265749</text:p>
          </table:table-cell>
          <table:table-cell office:value-type="float" office:value="791467.40806499997" table:style-name="ce8">
            <text:p>791467</text:p>
          </table:table-cell>
          <table:table-cell office:value-type="float" office:value="395733.70403249998" table:formula="of:=[.K121]/2" table:style-name="ce8">
            <text:p>395734</text:p>
          </table:table-cell>
          <table:table-cell office:value-type="float" office:value="741197" table:style-name="ce8">
            <text:p>741197</text:p>
          </table:table-cell>
          <table:table-cell office:value-type="float" office:value="370598.5" table:formula="of:=[.M121]/2" table:style-name="ce8">
            <text:p>370599</text:p>
          </table:table-cell>
          <table:table-cell office:value-type="float" office:value="517984" table:style-name="ce21">
            <text:p>517984</text:p>
          </table:table-cell>
          <table:table-cell office:value-type="float" office:value="179385" table:style-name="ce21">
            <text:p>179385</text:p>
          </table:table-cell>
          <table:table-cell office:value-type="float" office:value="16278" table:style-name="ce21">
            <text:p>16278</text:p>
          </table:table-cell>
          <table:table-cell office:value-type="float" office:value="1338" table:style-name="ce21">
            <text:p>1338</text:p>
          </table:table-cell>
          <table:table-cell office:value-type="float" office:value="210091" table:style-name="ce21">
            <text:p>210091</text:p>
          </table:table-cell>
          <table:table-cell office:value-type="float" office:value="348326" table:style-name="ce21">
            <text:p>348326</text:p>
          </table:table-cell>
          <table:table-cell office:value-type="float" office:value="342799" table:style-name="ce21">
            <text:p>342799</text:p>
          </table:table-cell>
          <table:table-cell office:value-type="float" office:value="43284882000" table:style-name="ce104">
            <text:p>4.3E+10</text:p>
          </table:table-cell>
          <table:table-cell office:value-type="float" office:value="124265.43525318237" table:formula="of:=[.V121]/[.T121]" table:style-name="ce30">
            <text:p>124265</text:p>
          </table:table-cell>
          <table:table-cell office:value-type="float" office:value="11970" table:style-name="ce21">
            <text:p>11970</text:p>
          </table:table-cell>
          <table:table-cell office:value-type="float" office:value="4049" table:style-name="ce21">
            <text:p>4049</text:p>
          </table:table-cell>
          <table:table-cell office:value-type="float" office:value="2.9562855025932331" table:formula="of:=[.X121]/[.Y121]" table:style-name="ce82">
            <text:p>2.96</text:p>
          </table:table-cell>
          <table:table-cell office:value-type="float" office:value="0.67246478655711373" table:formula="of:=[.T121]/[.O121]" table:style-name="ce29">
            <text:p>0.67</text:p>
          </table:table-cell>
          <table:table-cell office:value-type="float" office:value="65.621353533989321" table:formula="of:=([.W121]*100)/([.DU121]*(([.CA121]*([.BZ121]/([.BU121]+[.BZ121])))+([.BV121]*([.BU121]/([.BU121]+[.BZ121])))))" table:style-name="ce82">
            <text:p>65.62</text:p>
          </table:table-cell>
          <table:table-cell office:value-type="float" office:value="16.385472559057689" table:formula="of:=(([.V121]*100/[.V120])-100)-[.DX121]" table:style-name="ce32">
            <text:p>16.39</text:p>
          </table:table-cell>
          <table:table-cell office:value-type="float" office:value="1.921" table:style-name="ce32">
            <text:p>1.92</text:p>
          </table:table-cell>
          <table:table-cell office:value-type="float" office:value="39.200000000000003" table:style-name="ce32">
            <text:p>39.20</text:p>
          </table:table-cell>
          <table:table-cell office:value-type="float" office:value="60.8" table:formula="of:=100-[.AE121]" table:style-name="ce32">
            <text:p>60.80</text:p>
          </table:table-cell>
          <table:table-cell office:value-type="float" office:value="24" table:style-name="ce74">
            <text:p>24</text:p>
          </table:table-cell>
          <table:table-cell office:value-type="float" office:value="-0.17148181818181818" table:style-name="ce32">
            <text:p>-0.17</text:p>
          </table:table-cell>
          <table:table-cell office:value-type="float" office:value="2.0924818181818181" table:formula="of:=[.AD121]-[.AH121]" table:style-name="ce88">
            <text:p>2.09</text:p>
          </table:table-cell>
          <table:table-cell office:value-type="float" office:value="1.1781333333333335" table:style-name="ce89">
            <text:p>1.18</text:p>
          </table:table-cell>
          <table:table-cell office:value-type="float" office:value="140700" table:formula="of:=[.DU121]*100" table:style-name="ce90">
            <text:p>140700</text:p>
          </table:table-cell>
          <table:table-cell office:value-type="float" office:value="165763.36000000002" table:formula="of:=([.DU121]*100)*[.AJ121]" table:style-name="ce90">
            <text:p>165763</text:p>
          </table:table-cell>
          <table:table-cell office:value-type="float" office:value="12359586000000" table:style-name="ce105">
            <text:p>1.24E+13</text:p>
          </table:table-cell>
          <table:table-cell office:value-type="float" office:value="4.2502548776372322" table:formula="of:=([.AM121]*100/[.AM120])-100" table:style-name="ce87">
            <text:p>4.25</text:p>
          </table:table-cell>
          <table:table-cell office:value-type="float" office:value="6.307467397789253" table:formula="of:=AVERAGE([.$AN$84:.AN121])" table:style-name="ce87">
            <text:p>6.31</text:p>
          </table:table-cell>
          <table:table-cell office:value-type="float" office:value="6065.6484375" table:style-name="ce83">
            <text:p>6066</text:p>
          </table:table-cell>
          <table:table-cell office:value-type="float" office:value="23.196200942036544" table:formula="of:=[.DU121]*100/[.AP121]" table:style-name="ce83">
            <text:p>23</text:p>
          </table:table-cell>
          <table:table-cell office:value-type="float" office:value="1073.2033333333334" table:style-name="ce92">
            <text:p>1073</text:p>
          </table:table-cell>
          <table:table-cell office:value-type="float" office:value="131.10283543659014" table:formula="of:=[.DU121]*100/[.AR121]" table:style-name="ce93">
            <text:p>131</text:p>
          </table:table-cell>
          <table:table-cell office:value-type="float" office:value="1.7833486822981968" table:style-name="ce120">
            <text:p>1.8</text:p>
          </table:table-cell>
          <table:table-cell office:value-type="float" office:value="712210000000" table:style-name="ce102">
            <text:p>7.12E+11</text:p>
          </table:table-cell>
          <table:table-cell office:value-type="float" office:value="18586.970257265108" table:formula="of:=[.AU121]/[.E121]" table:style-name="ce30">
            <text:p>18587</text:p>
          </table:table-cell>
          <table:table-cell office:value-type="float" office:value="17316.90971022789" table:formula="of:=[.AW120]*(1+([.DX121]/100))" table:style-name="ce93">
            <text:p>17317</text:p>
          </table:table-cell>
          <table:table-cell office:value-type="float" office:value="23423.287957277495" table:formula="of:=[.AV121]+(12*PMT([.AD121]/100/12;[.AG121]*12;([.AV121]*5)*-1))" table:style-name="ce93">
            <text:p>23423</text:p>
          </table:table-cell>
          <table:table-cell office:value-type="float" office:value="19096.253159729455" table:formula="of:=[.AY120]*(1+(([.DV121]-[.DV120])/100))" table:style-name="ce93">
            <text:p>19096</text:p>
          </table:table-cell>
          <table:table-cell office:value-type="float" office:value="15608.528341529112" table:formula="of:=(([.AY121]+([.AW121]-[.AV121])+([.AX121]-[.AV121]))-[.AV121])+[.$AV$102]" table:style-name="ce93">
            <text:p>15609</text:p>
          </table:table-cell>
          <table:table-cell office:value-type="float" office:value="99.743875548276066" table:formula="of:=[.AZ121]*[.$BA$102]/[.$AZ$102]" table:style-name="ce93">
            <text:p>100</text:p>
          </table:table-cell>
          <table:table-cell office:value-type="float" office:value="82.193396854817223" table:formula="of:=[.AV121]*[.$BB$102]/[.$AV$102]" table:style-name="ce93">
            <text:p>82</text:p>
          </table:table-cell>
          <table:table-cell office:value-type="float" office:value="25.244103145182777" table:formula="of:=[.DV121]-[.BB121]" table:style-name="ce93">
            <text:p>25</text:p>
          </table:table-cell>
          <table:table-cell office:value-type="float" office:value="24853.087050636474" table:formula="of:=[.W121]/5" table:style-name="ce30">
            <text:p>24853</text:p>
          </table:table-cell>
          <table:table-cell office:value-type="float" office:value="25.21262964477846" table:formula="of:=100-(([.AV121]*100)/[.BD121])" table:style-name="ce30">
            <text:p>25</text:p>
          </table:table-cell>
          <table:table-cell office:value-type="float" office:value="159.69999999999999" table:style-name="ce8">
            <text:p>160</text:p>
          </table:table-cell>
          <table:table-cell office:value-type="float" office:value="21901" table:style-name="ce21">
            <text:p>21901</text:p>
          </table:table-cell>
          <table:table-cell office:value-type="float" office:value="22162.300000000003" table:style-name="ce97">
            <text:p>22162</text:p>
          </table:table-cell>
          <table:table-cell office:value-type="float" office:value="10072.82" table:style-name="ce97">
            <text:p>10073</text:p>
          </table:table-cell>
          <table:table-cell office:value-type="float" office:value="3596.59" table:style-name="ce97">
            <text:p>3597</text:p>
          </table:table-cell>
          <table:table-cell office:value-type="float" office:value="10167.83" table:style-name="ce97">
            <text:p>10168</text:p>
          </table:table-cell>
          <table:table-cell office:value-type="float" office:value="111.57365010584728" table:formula="of:=([.BJ121])/((([.BH121]+[.BI121])*1000)/1000000)" table:style-name="ce97">
            <text:p>112</text:p>
          </table:table-cell>
          <table:table-cell office:value-type="float" office:value="49.639676128992399" table:formula="of:=[.CH121]/[.O121]" table:style-name="ce97">
            <text:p>50</text:p>
          </table:table-cell>
          <table:table-cell office:value-type="float" office:value="74081" table:style-name="ce21">
            <text:p>74081</text:p>
          </table:table-cell>
          <table:table-cell office:value-type="float" office:value="24175" table:style-name="ce21">
            <text:p>24175</text:p>
          </table:table-cell>
          <table:table-cell office:value-type="float" office:value="46560" table:style-name="ce21">
            <text:p>46560</text:p>
          </table:table-cell>
          <table:table-cell office:value-type="float" office:value="3346" table:style-name="ce21">
            <text:p>3346</text:p>
          </table:table-cell>
          <table:table-cell office:value-type="float" office:value="80876" table:style-name="ce100">
            <text:p>80876</text:p>
          </table:table-cell>
          <table:table-cell office:value-type="float" office:value="47242" table:style-name="ce100">
            <text:p>47242</text:p>
          </table:table-cell>
          <table:table-cell office:value-type="float" office:value="681" table:style-name="ce100">
            <text:p>681</text:p>
          </table:table-cell>
          <table:table-cell office:value-type="float" office:value="21254" table:style-name="ce21">
            <text:p>21254</text:p>
          </table:table-cell>
          <table:table-cell office:value-type="float" office:value="200.23759273547648" table:style-name="ce5">
            <text:p>200</text:p>
          </table:table-cell>
          <table:table-cell office:value-type="float" office:value="3063400400" table:style-name="ce21">
            <text:p>3063400400</text:p>
          </table:table-cell>
          <table:table-cell office:value-type="float" office:value="144132.88792697844" table:formula="of:=[.BW121]/[.BU121]" table:style-name="ce64">
            <text:p>144133</text:p>
          </table:table-cell>
          <table:table-cell office:value-type="float" office:value="719.80933229348659" table:formula="of:=[.BX121]/[.BV121]" table:style-name="ce64">
            <text:p>720</text:p>
          </table:table-cell>
          <table:table-cell office:value-type="float" office:value="79453" table:style-name="ce21">
            <text:p>79453</text:p>
          </table:table-cell>
          <table:table-cell office:value-type="float" office:value="117.0283231932777" table:style-name="ce5">
            <text:p>117</text:p>
          </table:table-cell>
          <table:table-cell office:value-type="float" office:value="6541922000" table:style-name="ce21">
            <text:p>6541922000</text:p>
          </table:table-cell>
          <table:table-cell office:value-type="float" office:value="82337.004266673379" table:formula="of:=[.CB121]/[.BZ121]" table:style-name="ce69">
            <text:p>82337</text:p>
          </table:table-cell>
          <table:table-cell office:value-type="float" office:value="703.56476124749736" table:formula="of:=[.CC121]/[.CA121]" table:style-name="ce69">
            <text:p>704</text:p>
          </table:table-cell>
          <table:table-cell office:value-type="float" office:value="1.9769925648987337" table:formula="of:=[.DU121]/(([.CD121]+[.BY121])/2)" table:style-name="ce72">
            <text:p>1.98</text:p>
          </table:table-cell>
          <table:table-cell office:value-type="float" office:value="1.64999656676315" table:formula="of:=[.CG121]-[.CG120]" table:style-name="ce71">
            <text:p>1.6</text:p>
          </table:table-cell>
          <table:table-cell office:value-type="float" office:value="94.10249242155021" table:style-name="ce70">
            <text:p>94</text:p>
          </table:table-cell>
          <table:table-cell office:value-type="float" office:value="25712558" table:style-name="ce8">
            <text:p>25712558</text:p>
          </table:table-cell>
          <table:table-cell office:value-type="float" office:value="67458" table:formula="of:=[.CH121]-[.CH120]" table:style-name="ce30">
            <text:p>67458</text:p>
          </table:table-cell>
          <table:table-cell office:value-type="float" office:value="58853" table:style-name="ce93">
            <text:p>58853</text:p>
          </table:table-cell>
          <table:table-cell office:value-type="float" office:value="5191" table:style-name="ce93">
            <text:p>5191</text:p>
          </table:table-cell>
          <table:table-cell office:value-type="float" office:value="91.894634938479797" table:formula="of:=100-[.CM121]" table:style-name="ce93">
            <text:p>92</text:p>
          </table:table-cell>
          <table:table-cell office:value-type="float" office:value="8.1053650615202049" table:formula="of:=([.CK121]*100)/([.CJ121]+[.CK121])" table:style-name="ce93">
            <text:p>8</text:p>
          </table:table-cell>
          <table:table-cell office:value-type="float" office:value="1.8146170832166912" table:formula="of:=([.B121]/[.CH121])" table:style-name="ce38">
            <text:p>1.81</text:p>
          </table:table-cell>
          <table:table-cell office:value-type="float" office:value="2.5" table:style-name="ce88">
            <text:p>2.50</text:p>
          </table:table-cell>
          <table:table-cell office:value-type="float" office:value="0.68538291678330876" table:formula="of:=([.CO121]-[.CN121])" table:style-name="ce88">
            <text:p>0.69</text:p>
          </table:table-cell>
          <table:table-cell office:value-type="float" office:value="0.26304440224448911" table:formula="of:=([.CH121]*100/[.CH120])-100" table:style-name="ce26">
            <text:p>0.3</text:p>
          </table:table-cell>
          <table:table-cell office:value-type="float" office:value="1.8556403007304034" table:formula="of:=AVERAGE([.$CQ$74:.CQ121])" table:style-name="ce87">
            <text:p>1.86</text:p>
          </table:table-cell>
          <table:table-cell office:value-type="float" office:value="109447" table:formula="of:=([.B121]-[.B120])" table:style-name="ce90">
            <text:p>109447</text:p>
          </table:table-cell>
          <table:table-cell office:value-type="float" office:value="0.23512212936904575" table:formula="of:=([.B121]*100/[.B120])-100" table:style-name="ce29">
            <text:p>0.24</text:p>
          </table:table-cell>
          <table:table-cell office:value-type="float" office:value="12734.5" table:formula="of:=[.CI121]-([.CS121]/2)" table:style-name="ce8">
            <text:p>12735</text:p>
          </table:table-cell>
          <table:table-cell office:value-type="float" office:value="1222000" table:style-name="ce97">
            <text:p>1222000</text:p>
          </table:table-cell>
          <table:table-cell office:value-type="float" office:value="18.114975243855437" table:formula="of:=[.CV121]/[.CI121]" table:style-name="ce118">
            <text:p>18.1</text:p>
          </table:table-cell>
          <table:table-cell office:value-type="float" office:value="2.6190327337727295" table:formula="of:=[.CV121]/[.B121]*100" table:style-name="ce118">
            <text:p>2.6</text:p>
          </table:table-cell>
          <table:table-cell office:value-type="float" office:value="13461.079999999998" table:style-name="ce8">
            <text:p>13461</text:p>
          </table:table-cell>
          <table:table-cell office:value-type="float" office:value="12.18" table:style-name="ce21">
            <text:p>12.18</text:p>
          </table:table-cell>
          <table:table-cell office:value-type="float" office:value="76.719551999999993" table:formula="of:=100-([.CZ121]+[.DB121])" table:style-name="ce29">
            <text:p>76.72</text:p>
          </table:table-cell>
          <table:table-cell office:value-type="float" office:value="11.100447999999998" table:formula="of:=([.DC121]*(100-[.CZ121]))/100" table:style-name="ce29">
            <text:p>11.10</text:p>
          </table:table-cell>
          <table:table-cell office:value-type="float" office:value="12.64" table:style-name="ce21">
            <text:p>12.64</text:p>
          </table:table-cell>
          <table:table-cell office:value-type="float" office:value="76.099999999999994" table:style-name="ce26">
            <text:p>76.1</text:p>
          </table:table-cell>
          <table:table-cell office:value-type="float" office:value="17.5" table:style-name="ce26">
            <text:p>17.5</text:p>
          </table:table-cell>
          <table:table-cell office:value-type="float" office:value="2.7" table:style-name="ce26">
            <text:p>2.7</text:p>
          </table:table-cell>
          <table:table-cell office:value-type="float" office:value="6.4" table:style-name="ce26">
            <text:p>6.4</text:p>
          </table:table-cell>
          <table:table-cell office:value-type="float" office:value="106.247" table:style-name="ce97">
            <text:p>106</text:p>
          </table:table-cell>
          <table:table-cell office:value-type="float" office:value="135.81081081081081" table:formula="of:=[.DJ121]*[.$DI$118]/[.$DJ$118]" table:style-name="ce97">
            <text:p>136</text:p>
          </table:table-cell>
          <table:table-cell office:value-type="float" office:value="10.050000000000001" table:style-name="ce26">
            <text:p>10.1</text:p>
          </table:table-cell>
          <table:table-cell office:value-type="float" office:value="12.290502793296113" table:formula="of:=(([.DJ121]*100)/[.DJ120])-100" table:style-name="ce26">
            <text:p>12.3</text:p>
          </table:table-cell>
          <table:table-cell office:value-type="float" office:value="13.574488667772249" table:formula="of:=[.DQ121]/([.DJ121]*12)" table:style-name="ce26">
            <text:p>13.6</text:p>
          </table:table-cell>
          <table:table-cell office:value-type="float" office:value="7.3667599898192933" table:formula="of:=100/[.DL121]" table:style-name="ce26">
            <text:p>7.4</text:p>
          </table:table-cell>
          <table:table-cell office:value-type="float" office:value="18.099318223696333" table:formula="of:=[.DQ121]/(([.DJ121]*12)*0.75)" table:style-name="ce26">
            <text:p>18.1</text:p>
          </table:table-cell>
          <table:table-cell office:value-type="float" office:value="5.5250699923644691" table:formula="of:=100/[.DN121]" table:style-name="ce26">
            <text:p>5.5</text:p>
          </table:table-cell>
          <table:table-cell office:value-type="float" office:value="141.55991946396654" table:formula="of:=([.DT121]/[.DR121])*100" table:style-name="ce97">
            <text:p>142</text:p>
          </table:table-cell>
          <table:table-cell office:value-type="float" office:value="1637.0833333333333" table:formula="of:=AVERAGE([Quarterly.E46:.E49])" table:style-name="ce8">
            <text:p>1637</text:p>
          </table:table-cell>
          <table:table-cell office:value-type="float" office:value="709.94671641913339" table:formula="of:=PMT(([.AD121]/100)/12;[.AG121]*12;([.DQ121]*100))*-1" table:style-name="ce97">
            <text:p>710</text:p>
          </table:table-cell>
          <table:table-cell office:value-type="float" office:value="106.35015158077088" table:formula="of:=[.DQ121]*[.$DS$118]/[.$DQ$118]" table:style-name="ce97">
            <text:p>106</text:p>
          </table:table-cell>
          <table:table-cell office:value-type="float" office:value="1005.0000000000001" table:formula="of:=[.DJ121]*100" table:style-name="ce97">
            <text:p>1005</text:p>
          </table:table-cell>
          <table:table-cell office:value-type="float" office:value="1407" table:style-name="ce30">
            <text:p>1407</text:p>
          </table:table-cell>
          <table:table-cell office:value-type="float" office:value="107.4375" table:style-name="ce93">
            <text:p>107</text:p>
          </table:table-cell>
          <table:table-cell office:value-type="float" office:value="118.595" table:style-name="ce93">
            <text:p>119</text:p>
          </table:table-cell>
          <table:table-cell office:value-type="float" office:value="1.67" table:style-name="ce29">
            <text:p>1.67</text:p>
          </table:table-cell>
          <table:table-cell office:value-type="float" office:value="209.18" table:formula="of:=[.DY120]+[.DX121]" table:style-name="ce26">
            <text:p>209.2</text:p>
          </table:table-cell>
          <table:table-cell office:value-type="float" office:value="929.07746525000016" table:formula="of:=(([.DU121]*[.DX121])/100)+[.DZ120]" table:style-name="ce26">
            <text:p>929.1</text:p>
          </table:table-cell>
          <table:table-cell office:value-type="float" office:value="477.92253474999984" table:formula="of:=[.DU121]-[.DZ121]" table:style-name="ce26">
            <text:p>477.9</text:p>
          </table:table-cell>
          <table:table-cell office:value-type="float" office:value="672.62644612295628" table:formula="of:=[.DU121]/[.DY121]*[.$DY$88]" table:style-name="ce26">
            <text:p>672.6</text:p>
          </table:table-cell>
          <table:table-cell office:value-type="float" office:value="734.37355387704372" table:formula="of:=[.DU121]-[.EB121]" table:style-name="ce26">
            <text:p>734.4</text:p>
          </table:table-cell>
          <table:table-cell office:value-type="float" office:value="-2.1663636363636385E-2" table:formula="of:=([.AH121]-[.AH120])" table:style-name="ce29">
            <text:p>-0.02</text:p>
          </table:table-cell>
          <table:table-cell office:value-type="float" office:value="2.5510204081632679" table:formula="of:=([.DU121]*100/[.DU120])-100" table:style-name="ce29">
            <text:p>2.55</text:p>
          </table:table-cell>
          <table:table-cell office:value-type="float" office:value="0.88102040816326799" table:formula="of:=[.EE121]-[.DX121]" table:style-name="ce29">
            <text:p>0.88</text:p>
          </table:table-cell>
          <table:table-cell office:value-type="float" office:value="10.764598711840634" table:formula="of:=([.O121]*100/[.O120])-100" table:style-name="ce29">
            <text:p>10.76</text:p>
          </table:table-cell>
          <table:table-cell office:value-type="float" office:value="11.34211089907717" table:formula="of:=([.T121]*100/[.T120])-100" table:style-name="ce29">
            <text:p>11.34</text:p>
          </table:table-cell>
          <table:table-cell office:value-type="float" office:value="15.25" table:style-name="ce34">
            <text:p>15.3</text:p>
          </table:table-cell>
          <table:table-cell office:value-type="float" office:value="8.0760904005277361" table:formula="of:=([.DO121]+[.EE121])" table:style-name="ce26">
            <text:p>8.1</text:p>
          </table:table-cell>
          <table:table-cell office:value-type="float" office:value="426" table:formula="of:=-0.06*(([.A121]-1963)^2)+8.5*([.A121]-1963)+140" table:style-name="ce26">
            <text:p>426.0</text:p>
          </table:table-cell>
          <table:table-cell office:value-type="float" office:value="476" table:formula="of:=[.EK121]+50" table:style-name="ce26">
            <text:p>476.0</text:p>
          </table:table-cell>
          <table:table-cell office:value-type="float" office:value="376" table:formula="of:=[.EK121]-50" table:style-name="ce26">
            <text:p>376.0</text:p>
          </table:table-cell>
          <table:table-cell office:value-type="float" office:value="526" table:formula="of:=[.EK121]+100" table:style-name="ce26">
            <text:p>526.0</text:p>
          </table:table-cell>
          <table:table-cell office:value-type="float" office:value="326" table:formula="of:=[.EK121]-100" table:style-name="ce26">
            <text:p>326.0</text:p>
          </table:table-cell>
          <table:table-cell office:value-type="float" office:value="401.875" table:formula="of:=-0.025*(([.A121]-1963)^2)+5.5*([.A121]-1963)+175" table:style-name="ce26">
            <text:p>401.9</text:p>
          </table:table-cell>
          <table:table-cell office:value-type="float" office:value="0.69491205935350886" table:formula="of:=2.63052830188679*0.264172052" table:style-name="ce78">
            <text:p>0.69</text:p>
          </table:table-cell>
          <table:table-cell office:value-type="float" office:value="12.744670676375804" table:formula="of:=([.EQ121]*100/[.EQ120])-100" table:style-name="ce113">
            <text:p>12.7</text:p>
          </table:table-cell>
          <table:table-cell office:value-type="float" office:value="1.5197920000000003" table:formula="of:=1.29*[.AJ121]" table:style-name="ce78">
            <text:p>1.52</text:p>
          </table:table-cell>
          <table:table-cell table:number-columns-repeated="16235"/>
        </table:table-row>
        <table:table-row table:style-name="ro3">
          <table:table-cell office:value-type="float" office:value="2019" table:style-name="ce17">
            <text:p>2019</text:p>
          </table:table-cell>
          <table:table-cell office:value-type="float" office:value="46937060" table:style-name="ce11">
            <text:p>46937060</text:p>
          </table:table-cell>
          <table:table-cell office:value-type="float" office:value="17297371" table:style-name="ce8">
            <text:p>17297371</text:p>
          </table:table-cell>
          <table:table-cell office:value-type="float" office:value="24085636.634564992" table:style-name="ce8">
            <text:p>24085637</text:p>
          </table:table-cell>
          <table:table-cell office:value-type="float" office:value="38612346.577307008" table:style-name="ce97">
            <text:p>38612347</text:p>
          </table:table-cell>
          <table:table-cell office:value-type="float" office:value="665283.5" table:formula="of:=[.C122]/26" table:style-name="ce30">
            <text:p>665284</text:p>
          </table:table-cell>
          <table:table-cell office:value-type="float" office:value="332641.75" table:formula="of:=[.F122]/2" table:style-name="ce30">
            <text:p>332642</text:p>
          </table:table-cell>
          <table:table-cell office:value-type="float" office:value="498962.625" table:formula="of:=[.G122]*1.5" table:style-name="ce8">
            <text:p>498963</text:p>
          </table:table-cell>
          <table:table-cell office:value-type="float" office:value="531765" table:style-name="ce8">
            <text:p>531765</text:p>
          </table:table-cell>
          <table:table-cell office:value-type="float" office:value="265882.5" table:formula="of:=[.I122]/2" table:style-name="ce8">
            <text:p>265883</text:p>
          </table:table-cell>
          <table:table-cell office:value-type="float" office:value="779874.82120899996" table:style-name="ce8">
            <text:p>779875</text:p>
          </table:table-cell>
          <table:table-cell office:value-type="float" office:value="389937.41060449998" table:formula="of:=[.K122]/2" table:style-name="ce8">
            <text:p>389937</text:p>
          </table:table-cell>
          <table:table-cell office:value-type="float" office:value="737469" table:style-name="ce8">
            <text:p>737469</text:p>
          </table:table-cell>
          <table:table-cell office:value-type="float" office:value="368734.5" table:formula="of:=[.M122]/2" table:style-name="ce8">
            <text:p>368735</text:p>
          </table:table-cell>
          <table:table-cell office:value-type="float" office:value="503546" table:style-name="ce21">
            <text:p>503546</text:p>
          </table:table-cell>
          <table:table-cell office:value-type="float" office:value="176046" table:style-name="ce21">
            <text:p>176046</text:p>
          </table:table-cell>
          <table:table-cell office:value-type="float" office:value="18764" table:style-name="ce21">
            <text:p>18764</text:p>
          </table:table-cell>
          <table:table-cell office:value-type="float" office:value="1355" table:style-name="ce21">
            <text:p>1355</text:p>
          </table:table-cell>
          <table:table-cell office:value-type="float" office:value="249414" table:style-name="ce21">
            <text:p>249414</text:p>
          </table:table-cell>
          <table:table-cell office:value-type="float" office:value="361291" table:style-name="ce21">
            <text:p>361291</text:p>
          </table:table-cell>
          <table:table-cell office:value-type="float" office:value="340776" table:style-name="ce21">
            <text:p>340776</text:p>
          </table:table-cell>
          <table:table-cell office:value-type="float" office:value="45383450000" table:style-name="ce104">
            <text:p>4.5E+10</text:p>
          </table:table-cell>
          <table:table-cell office:value-type="float" office:value="125614.67072249239" table:formula="of:=[.V122]/[.T122]" table:style-name="ce30">
            <text:p>125615</text:p>
          </table:table-cell>
          <table:table-cell office:value-type="float" office:value="11183" table:style-name="ce21">
            <text:p>11183</text:p>
          </table:table-cell>
          <table:table-cell office:value-type="float" office:value="3607" table:style-name="ce21">
            <text:p>3607</text:p>
          </table:table-cell>
          <table:table-cell office:value-type="float" office:value="3.1003604103132796" table:formula="of:=[.X122]/[.Y122]" table:style-name="ce82">
            <text:p>3.10</text:p>
          </table:table-cell>
          <table:table-cell office:value-type="float" office:value="0.71749353584379583" table:formula="of:=[.T122]/[.O122]" table:style-name="ce29">
            <text:p>0.72</text:p>
          </table:table-cell>
          <table:table-cell office:value-type="float" office:value="67.113538027177086" table:formula="of:=([.W122]*100)/([.DU122]*(([.CA122]*([.BZ122]/([.BU122]+[.BZ122])))+([.BV122]*([.BU122]/([.BU122]+[.BZ122])))))" table:style-name="ce82">
            <text:p>67.11</text:p>
          </table:table-cell>
          <table:table-cell office:value-type="float" office:value="4.1482701188835334" table:formula="of:=(([.V122]*100/[.V121])-100)-[.DX122]" table:style-name="ce32">
            <text:p>4.15</text:p>
          </table:table-cell>
          <table:table-cell office:value-type="float" office:value="1.9350000000000001" table:style-name="ce32">
            <text:p>1.94</text:p>
          </table:table-cell>
          <table:table-cell office:value-type="float" office:value="42.1" table:style-name="ce32">
            <text:p>42.10</text:p>
          </table:table-cell>
          <table:table-cell office:value-type="float" office:value="57.9" table:formula="of:=100-[.AE122]" table:style-name="ce32">
            <text:p>57.90</text:p>
          </table:table-cell>
          <table:table-cell office:value-type="float" office:value="23" table:style-name="ce74">
            <text:p>23</text:p>
          </table:table-cell>
          <table:table-cell office:value-type="float" office:value="-0.22453636363636367" table:style-name="ce32">
            <text:p>-0.22</text:p>
          </table:table-cell>
          <table:table-cell office:value-type="float" office:value="2.1595363636363638" table:formula="of:=[.AD122]-[.AH122]" table:style-name="ce88">
            <text:p>2.16</text:p>
          </table:table-cell>
          <table:table-cell office:value-type="float" office:value="1.1176416666666669" table:style-name="ce89">
            <text:p>1.12</text:p>
          </table:table-cell>
          <table:table-cell office:value-type="float" office:value="143800" table:formula="of:=[.DU122]*100" table:style-name="ce90">
            <text:p>143800</text:p>
          </table:table-cell>
          <table:table-cell office:value-type="float" office:value="160716.8716666667" table:formula="of:=([.DU122]*100)*[.AJ122]" table:style-name="ce90">
            <text:p>160717</text:p>
          </table:table-cell>
          <table:table-cell office:value-type="float" office:value="12977013000000" table:style-name="ce105">
            <text:p>1.30E+13</text:p>
          </table:table-cell>
          <table:table-cell office:value-type="float" office:value="4.9955314037217704" table:formula="of:=([.AM122]*100/[.AM121])-100" table:style-name="ce87">
            <text:p>5.00</text:p>
          </table:table-cell>
          <table:table-cell office:value-type="float" office:value="6.2738280133259838" table:formula="of:=AVERAGE([.$AN$84:.AN122])" table:style-name="ce87">
            <text:p>6.27</text:p>
          </table:table-cell>
          <table:table-cell office:value-type="float" office:value="6584.3950399166679" table:style-name="ce83">
            <text:p>6584</text:p>
          </table:table-cell>
          <table:table-cell office:value-type="float" office:value="21.839515874767432" table:formula="of:=[.DU122]*100/[.AP122]" table:style-name="ce83">
            <text:p>22</text:p>
          </table:table-cell>
          <table:table-cell office:value-type="float" office:value="1255.8258333333333" table:style-name="ce92">
            <text:p>1256</text:p>
          </table:table-cell>
          <table:table-cell office:value-type="float" office:value="114.50632419171714" table:formula="of:=[.DU122]*100/[.AR122]" table:style-name="ce93">
            <text:p>115</text:p>
          </table:table-cell>
          <table:table-cell office:value-type="float" office:value="1.5839828692098195" table:style-name="ce120">
            <text:p>1.6</text:p>
          </table:table-cell>
          <table:table-cell office:value-type="float" office:value="747877000000" table:style-name="ce102">
            <text:p>7.48E+11</text:p>
          </table:table-cell>
          <table:table-cell office:value-type="float" office:value="19368.856500411122" table:formula="of:=[.AU122]/[.E122]" table:style-name="ce30">
            <text:p>19369</text:p>
          </table:table-cell>
          <table:table-cell office:value-type="float" office:value="17438.128078199483" table:formula="of:=[.AW121]*(1+([.DX122]/100))" table:style-name="ce93">
            <text:p>17438</text:p>
          </table:table-cell>
          <table:table-cell office:value-type="float" office:value="24589.055670045356" table:formula="of:=[.AV122]+(12*PMT([.AD122]/100/12;[.AG122]*12;([.AV122]*5)*-1))" table:style-name="ce93">
            <text:p>24589</text:p>
          </table:table-cell>
          <table:table-cell office:value-type="float" office:value="20583.373874543388" table:formula="of:=[.AY121]*(1+(([.DV122]-[.DV121])/100))" table:style-name="ce93">
            <text:p>20583</text:p>
          </table:table-cell>
          <table:table-cell office:value-type="float" office:value="16036.976407644455" table:formula="of:=(([.AY122]+([.AW122]-[.AV122])+([.AX122]-[.AV122]))-[.AV122])+[.$AV$102]" table:style-name="ce93">
            <text:p>16037</text:p>
          </table:table-cell>
          <table:table-cell office:value-type="float" office:value="102.48180635446261" table:formula="of:=[.AZ122]*[.$BA$102]/[.$AZ$102]" table:style-name="ce93">
            <text:p>102</text:p>
          </table:table-cell>
          <table:table-cell office:value-type="float" office:value="85.650974146258946" table:formula="of:=[.AV122]*[.$BB$102]/[.$AV$102]" table:style-name="ce93">
            <text:p>86</text:p>
          </table:table-cell>
          <table:table-cell office:value-type="float" office:value="29.574025853741063" table:formula="of:=[.DV122]-[.BB122]" table:style-name="ce93">
            <text:p>30</text:p>
          </table:table-cell>
          <table:table-cell office:value-type="float" office:value="25122.934144498478" table:formula="of:=[.W122]/5" table:style-name="ce30">
            <text:p>25123</text:p>
          </table:table-cell>
          <table:table-cell office:value-type="float" office:value="22.90368478057492" table:formula="of:=100-(([.AV122]*100)/[.BD122])" table:style-name="ce30">
            <text:p>23</text:p>
          </table:table-cell>
          <table:table-cell office:value-type="float" office:value="160.9" table:style-name="ce8">
            <text:p>161</text:p>
          </table:table-cell>
          <table:table-cell office:value-type="float" office:value="19047" table:style-name="ce21">
            <text:p>19047</text:p>
          </table:table-cell>
          <table:table-cell office:value-type="float" office:value="15629.949999999999" table:style-name="ce97">
            <text:p>15630</text:p>
          </table:table-cell>
          <table:table-cell office:value-type="float" office:value="8536.9700000000012" table:style-name="ce97">
            <text:p>8537</text:p>
          </table:table-cell>
          <table:table-cell office:value-type="float" office:value="3575.35" table:style-name="ce97">
            <text:p>3575</text:p>
          </table:table-cell>
          <table:table-cell office:value-type="float" office:value="10194.94" table:style-name="ce97">
            <text:p>10195</text:p>
          </table:table-cell>
          <table:table-cell office:value-type="float" office:value="147.94396638049034" table:formula="of:=([.BJ122])/((([.BH122]+[.BI122])*1000)/1000000)" table:style-name="ce97">
            <text:p>148</text:p>
          </table:table-cell>
          <table:table-cell office:value-type="float" office:value="51.2228138044985" table:formula="of:=[.CH122]/[.O122]" table:style-name="ce97">
            <text:p>51</text:p>
          </table:table-cell>
          <table:table-cell office:value-type="float" office:value="78325" table:style-name="ce21">
            <text:p>78325</text:p>
          </table:table-cell>
          <table:table-cell office:value-type="float" office:value="24947" table:style-name="ce21">
            <text:p>24947</text:p>
          </table:table-cell>
          <table:table-cell office:value-type="float" office:value="50024" table:style-name="ce21">
            <text:p>50024</text:p>
          </table:table-cell>
          <table:table-cell office:value-type="float" office:value="3354" table:style-name="ce21">
            <text:p>3354</text:p>
          </table:table-cell>
          <table:table-cell office:value-type="float" office:value="85576" table:style-name="ce100">
            <text:p>85576</text:p>
          </table:table-cell>
          <table:table-cell office:value-type="float" office:value="51130" table:style-name="ce100">
            <text:p>51130</text:p>
          </table:table-cell>
          <table:table-cell office:value-type="float" office:value="670" table:style-name="ce100">
            <text:p>670</text:p>
          </table:table-cell>
          <table:table-cell office:value-type="float" office:value="21982" table:style-name="ce21">
            <text:p>21982</text:p>
          </table:table-cell>
          <table:table-cell office:value-type="float" office:value="197.91902503962376" table:style-name="ce5">
            <text:p>198</text:p>
          </table:table-cell>
          <table:table-cell office:value-type="float" office:value="3245249300" table:style-name="ce21">
            <text:p>3245249300</text:p>
          </table:table-cell>
          <table:table-cell office:value-type="float" office:value="147632.1217359658" table:formula="of:=[.BW122]/[.BU122]" table:style-name="ce64">
            <text:p>147632</text:p>
          </table:table-cell>
          <table:table-cell office:value-type="float" office:value="745.92183195329289" table:formula="of:=[.BX122]/[.BV122]" table:style-name="ce64">
            <text:p>746</text:p>
          </table:table-cell>
          <table:table-cell office:value-type="float" office:value="84223" table:style-name="ce21">
            <text:p>84223</text:p>
          </table:table-cell>
          <table:table-cell office:value-type="float" office:value="112.47271621837696" table:style-name="ce5">
            <text:p>112</text:p>
          </table:table-cell>
          <table:table-cell office:value-type="float" office:value="6965173000" table:style-name="ce21">
            <text:p>6965173000</text:p>
          </table:table-cell>
          <table:table-cell office:value-type="float" office:value="82699.17955902782" table:formula="of:=[.CB122]/[.BZ122]" table:style-name="ce69">
            <text:p>82699</text:p>
          </table:table-cell>
          <table:table-cell office:value-type="float" office:value="735.28214076789197" table:formula="of:=[.CC122]/[.CA122]" table:style-name="ce69">
            <text:p>735</text:p>
          </table:table-cell>
          <table:table-cell office:value-type="float" office:value="1.9416637093650067" table:formula="of:=[.DU122]/(([.CD122]+[.BY122])/2)" table:style-name="ce72">
            <text:p>1.94</text:p>
          </table:table-cell>
          <table:table-cell office:value-type="float" office:value="0.64127037607237014" table:formula="of:=[.CG122]-[.CG121]" table:style-name="ce71">
            <text:p>0.6</text:p>
          </table:table-cell>
          <table:table-cell office:value-type="float" office:value="94.74376279762258" table:style-name="ce70">
            <text:p>95</text:p>
          </table:table-cell>
          <table:table-cell office:value-type="float" office:value="25793043" table:style-name="ce8">
            <text:p>25793043</text:p>
          </table:table-cell>
          <table:table-cell office:value-type="float" office:value="80485" table:formula="of:=[.CH122]-[.CH121]" table:style-name="ce30">
            <text:p>80485</text:p>
          </table:table-cell>
          <table:table-cell office:value-type="float" office:value="71562" table:style-name="ce93">
            <text:p>71562</text:p>
          </table:table-cell>
          <table:table-cell office:value-type="float" office:value="6615" table:style-name="ce93">
            <text:p>6615</text:p>
          </table:table-cell>
          <table:table-cell office:value-type="float" office:value="91.538432019647729" table:formula="of:=100-[.CM122]" table:style-name="ce93">
            <text:p>92</text:p>
          </table:table-cell>
          <table:table-cell office:value-type="float" office:value="8.4615679803522781" table:formula="of:=([.CK122]*100)/([.CJ122]+[.CK122])" table:style-name="ce93">
            <text:p>8</text:p>
          </table:table-cell>
          <table:table-cell office:value-type="float" office:value="1.8197565909536149" table:formula="of:=([.B122]/[.CH122])" table:style-name="ce38">
            <text:p>1.82</text:p>
          </table:table-cell>
          <table:table-cell office:value-type="float" office:value="2.5" table:style-name="ce88">
            <text:p>2.50</text:p>
          </table:table-cell>
          <table:table-cell office:value-type="float" office:value="0.68024340904638514" table:formula="of:=([.CO122]-[.CN122])" table:style-name="ce88">
            <text:p>0.68</text:p>
          </table:table-cell>
          <table:table-cell office:value-type="float" office:value="0.31301825357088831" table:formula="of:=([.CH122]*100/[.CH121])-100" table:style-name="ce26">
            <text:p>0.3</text:p>
          </table:table-cell>
          <table:table-cell office:value-type="float" office:value="1.8241582181353113" table:formula="of:=AVERAGE([.$CQ$74:.CQ122])" table:style-name="ce87">
            <text:p>1.82</text:p>
          </table:table-cell>
          <table:table-cell office:value-type="float" office:value="278613" table:formula="of:=([.B122]-[.B121])" table:style-name="ce90">
            <text:p>278613</text:p>
          </table:table-cell>
          <table:table-cell office:value-type="float" office:value="0.59713303359625058" table:formula="of:=([.B122]*100/[.B121])-100" table:style-name="ce29">
            <text:p>0.60</text:p>
          </table:table-cell>
          <table:table-cell office:value-type="float" office:value="-58821.5" table:formula="of:=[.CI122]-([.CS122]/2)" table:style-name="ce8">
            <text:p>-58822</text:p>
          </table:table-cell>
          <table:table-cell office:value-type="float" office:value="1278000" table:style-name="ce97">
            <text:p>1278000</text:p>
          </table:table-cell>
          <table:table-cell office:value-type="float" office:value="15.878735168043734" table:formula="of:=[.CV122]/[.CI122]" table:style-name="ce118">
            <text:p>15.9</text:p>
          </table:table-cell>
          <table:table-cell office:value-type="float" office:value="2.7227951644180526" table:formula="of:=[.CV122]/[.B122]*100" table:style-name="ce118">
            <text:p>2.7</text:p>
          </table:table-cell>
          <table:table-cell office:value-type="float" office:value="14718.939999999997" table:style-name="ce8">
            <text:p>14719</text:p>
          </table:table-cell>
          <table:table-cell office:value-type="float" office:value="12.03" table:style-name="ce21">
            <text:p>12.03</text:p>
          </table:table-cell>
          <table:table-cell office:value-type="float" office:value="76.876982999999996" table:formula="of:=100-([.CZ122]+[.DB122])" table:style-name="ce29">
            <text:p>76.88</text:p>
          </table:table-cell>
          <table:table-cell office:value-type="float" office:value="11.093017" table:formula="of:=([.DC122]*(100-[.CZ122]))/100" table:style-name="ce29">
            <text:p>11.09</text:p>
          </table:table-cell>
          <table:table-cell office:value-type="float" office:value="12.61" table:style-name="ce21">
            <text:p>12.61</text:p>
          </table:table-cell>
          <table:table-cell office:value-type="float" office:value="75.900000000000006" table:style-name="ce26">
            <text:p>75.9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2.7" table:style-name="ce26">
            <text:p>2.7</text:p>
          </table:table-cell>
          <table:table-cell office:value-type="float" office:value="6" table:style-name="ce26">
            <text:p>6.0</text:p>
          </table:table-cell>
          <table:table-cell office:value-type="float" office:value="109.999" table:style-name="ce97">
            <text:p>110</text:p>
          </table:table-cell>
          <table:table-cell office:value-type="float" office:value="143.91891891891891" table:formula="of:=[.DJ122]*[.$DI$118]/[.$DJ$118]" table:style-name="ce97">
            <text:p>144</text:p>
          </table:table-cell>
          <table:table-cell office:value-type="float" office:value="10.65" table:style-name="ce26">
            <text:p>10.7</text:p>
          </table:table-cell>
          <table:table-cell office:value-type="float" office:value="5.9701492537313356" table:formula="of:=(([.DJ122]*100)/[.DJ121])-100" table:style-name="ce26">
            <text:p>6.0</text:p>
          </table:table-cell>
          <table:table-cell office:value-type="float" office:value="13.513302034428794" table:formula="of:=[.DQ122]/([.DJ122]*12)" table:style-name="ce26">
            <text:p>13.5</text:p>
          </table:table-cell>
          <table:table-cell office:value-type="float" office:value="7.4001158077591205" table:formula="of:=100/[.DL122]" table:style-name="ce26">
            <text:p>7.4</text:p>
          </table:table-cell>
          <table:table-cell office:value-type="float" office:value="18.017736045905057" table:formula="of:=[.DQ122]/(([.DJ122]*12)*0.75)" table:style-name="ce26">
            <text:p>18.0</text:p>
          </table:table-cell>
          <table:table-cell office:value-type="float" office:value="5.550086855819341" table:formula="of:=100/[.DN122]" table:style-name="ce26">
            <text:p>5.6</text:p>
          </table:table-cell>
          <table:table-cell office:value-type="float" office:value="137.2857399777653" table:formula="of:=([.DT122]/[.DR122])*100" table:style-name="ce97">
            <text:p>137</text:p>
          </table:table-cell>
          <table:table-cell office:value-type="float" office:value="1727" table:formula="of:=AVERAGE([Quarterly.E50:.E53])" table:style-name="ce8">
            <text:p>1727</text:p>
          </table:table-cell>
          <table:table-cell office:value-type="float" office:value="775.75427729965736" table:formula="of:=PMT(([.AD122]/100)/12;[.AG122]*12;([.DQ122]*100))*-1" table:style-name="ce97">
            <text:p>776</text:p>
          </table:table-cell>
          <table:table-cell office:value-type="float" office:value="112.19142485924644" table:formula="of:=[.DQ122]*[.$DS$118]/[.$DQ$118]" table:style-name="ce97">
            <text:p>112</text:p>
          </table:table-cell>
          <table:table-cell office:value-type="float" office:value="1065" table:formula="of:=[.DJ122]*100" table:style-name="ce97">
            <text:p>1065</text:p>
          </table:table-cell>
          <table:table-cell office:value-type="float" office:value="1438" table:style-name="ce30">
            <text:p>1438</text:p>
          </table:table-cell>
          <table:table-cell office:value-type="float" office:value="115.22500000000001" table:style-name="ce93">
            <text:p>115</text:p>
          </table:table-cell>
          <table:table-cell office:value-type="float" office:value="124.59699999999999" table:style-name="ce93">
            <text:p>125</text:p>
          </table:table-cell>
          <table:table-cell office:value-type="float" office:value="0.70000000000000007" table:style-name="ce29">
            <text:p>0.70</text:p>
          </table:table-cell>
          <table:table-cell office:value-type="float" office:value="209.88" table:formula="of:=[.DY121]+[.DX122]" table:style-name="ce26">
            <text:p>209.9</text:p>
          </table:table-cell>
          <table:table-cell office:value-type="float" office:value="939.14346525000019" table:formula="of:=(([.DU122]*[.DX122])/100)+[.DZ121]" table:style-name="ce26">
            <text:p>939.1</text:p>
          </table:table-cell>
          <table:table-cell office:value-type="float" office:value="498.85653474999981" table:formula="of:=[.DU122]-[.DZ122]" table:style-name="ce26">
            <text:p>498.9</text:p>
          </table:table-cell>
          <table:table-cell office:value-type="float" office:value="685.15342100247767" table:formula="of:=[.DU122]/[.DY122]*[.$DY$88]" table:style-name="ce26">
            <text:p>685.2</text:p>
          </table:table-cell>
          <table:table-cell office:value-type="float" office:value="752.84657899752233" table:formula="of:=[.DU122]-[.EB122]" table:style-name="ce26">
            <text:p>752.8</text:p>
          </table:table-cell>
          <table:table-cell office:value-type="float" office:value="-5.3054545454545493E-2" table:formula="of:=([.AH122]-[.AH121])" table:style-name="ce29">
            <text:p>-0.05</text:p>
          </table:table-cell>
          <table:table-cell office:value-type="float" office:value="2.2032693674484705" table:formula="of:=([.DU122]*100/[.DU121])-100" table:style-name="ce29">
            <text:p>2.20</text:p>
          </table:table-cell>
          <table:table-cell office:value-type="float" office:value="1.5032693674484703" table:formula="of:=[.EE122]-[.DX122]" table:style-name="ce29">
            <text:p>1.50</text:p>
          </table:table-cell>
          <table:table-cell office:value-type="float" office:value="-2.7873447828504396" table:formula="of:=([.O122]*100/[.O121])-100" table:style-name="ce29">
            <text:p>-2.79</text:p>
          </table:table-cell>
          <table:table-cell office:value-type="float" office:value="3.7220879291238731" table:formula="of:=([.T122]*100/[.T121])-100" table:style-name="ce29">
            <text:p>3.72</text:p>
          </table:table-cell>
          <table:table-cell office:value-type="float" office:value="14.1" table:style-name="ce34">
            <text:p>14.1</text:p>
          </table:table-cell>
          <table:table-cell office:value-type="float" office:value="7.7533562232678115" table:formula="of:=([.DO122]+[.EE122])" table:style-name="ce26">
            <text:p>7.8</text:p>
          </table:table-cell>
          <table:table-cell office:value-type="float" office:value="427.84000000000003" table:formula="of:=-0.06*(([.A122]-1963)^2)+8.5*([.A122]-1963)+140" table:style-name="ce26">
            <text:p>427.8</text:p>
          </table:table-cell>
          <table:table-cell office:value-type="float" office:value="477.84000000000003" table:formula="of:=[.EK122]+50" table:style-name="ce26">
            <text:p>477.8</text:p>
          </table:table-cell>
          <table:table-cell office:value-type="float" office:value="377.84000000000003" table:formula="of:=[.EK122]-50" table:style-name="ce26">
            <text:p>377.8</text:p>
          </table:table-cell>
          <table:table-cell office:value-type="float" office:value="527.84" table:formula="of:=[.EK122]+100" table:style-name="ce26">
            <text:p>527.8</text:p>
          </table:table-cell>
          <table:table-cell office:value-type="float" office:value="327.84000000000003" table:formula="of:=[.EK122]-100" table:style-name="ce26">
            <text:p>327.8</text:p>
          </table:table-cell>
          <table:table-cell office:value-type="float" office:value="404.6" table:formula="of:=-0.025*(([.A122]-1963)^2)+5.5*([.A122]-1963)+175" table:style-name="ce26">
            <text:p>404.6</text:p>
          </table:table-cell>
          <table:table-cell office:value-type="float" office:value="0.660567296257769" table:formula="of:=2.50051923076923*0.264172052" table:style-name="ce78">
            <text:p>0.66</text:p>
          </table:table-cell>
          <table:table-cell office:value-type="float" office:value="-4.9423178995758832" table:formula="of:=([.EQ122]*100/[.EQ121])-100" table:style-name="ce113">
            <text:p>-4.9</text:p>
          </table:table-cell>
          <table:table-cell office:value-type="float" office:value="1.4641105833333337" table:formula="of:=1.31*[.AJ122]" table:style-name="ce78">
            <text:p>1.46</text:p>
          </table:table-cell>
          <table:table-cell table:number-columns-repeated="16235"/>
        </table:table-row>
        <table:table-row table:style-name="ro3">
          <table:table-cell office:value-type="float" office:value="2020" table:style-name="ce17">
            <text:p>2020</text:p>
          </table:table-cell>
          <table:table-cell office:value-type="float" office:value="47332614" table:style-name="ce11">
            <text:p>47332614</text:p>
          </table:table-cell>
          <table:table-cell office:value-type="float" office:value="17228035" table:style-name="ce8">
            <text:p>17228035</text:p>
          </table:table-cell>
          <table:table-cell office:value-type="float" office:value="24144513.017656997" table:style-name="ce8">
            <text:p>24144513</text:p>
          </table:table-cell>
          <table:table-cell office:value-type="float" office:value="39019391.287652001" table:style-name="ce97">
            <text:p>39019391</text:p>
          </table:table-cell>
          <table:table-cell office:value-type="float" office:value="662616.73076923075" table:formula="of:=[.C123]/26" table:style-name="ce30">
            <text:p>662617</text:p>
          </table:table-cell>
          <table:table-cell office:value-type="float" office:value="331308.36538461538" table:formula="of:=[.F123]/2" table:style-name="ce30">
            <text:p>331308</text:p>
          </table:table-cell>
          <table:table-cell office:value-type="float" office:value="496962.54807692306" table:formula="of:=[.G123]*1.5" table:style-name="ce8">
            <text:p>496963</text:p>
          </table:table-cell>
          <table:table-cell office:value-type="float" office:value="533950" table:style-name="ce8">
            <text:p>533950</text:p>
          </table:table-cell>
          <table:table-cell office:value-type="float" office:value="266975" table:formula="of:=[.I123]/2" table:style-name="ce8">
            <text:p>266975</text:p>
          </table:table-cell>
          <table:table-cell office:value-type="float" office:value="752076.17524500005" table:style-name="ce8">
            <text:p>752076</text:p>
          </table:table-cell>
          <table:table-cell office:value-type="float" office:value="376038.08762250002" table:formula="of:=[.K123]/2" table:style-name="ce8">
            <text:p>376038</text:p>
          </table:table-cell>
          <table:table-cell office:value-type="float" office:value="746118" table:style-name="ce8">
            <text:p>746118</text:p>
          </table:table-cell>
          <table:table-cell office:value-type="float" office:value="373059" table:formula="of:=[.M123]/2" table:style-name="ce8">
            <text:p>373059</text:p>
          </table:table-cell>
          <table:table-cell office:value-type="float" office:value="415748" table:style-name="ce21">
            <text:p>415748</text:p>
          </table:table-cell>
          <table:table-cell office:value-type="float" office:value="151533" table:style-name="ce21">
            <text:p>151533</text:p>
          </table:table-cell>
          <table:table-cell office:value-type="float" office:value="20020" table:style-name="ce21">
            <text:p>20020</text:p>
          </table:table-cell>
          <table:table-cell office:value-type="float" office:value="1028" table:style-name="ce21">
            <text:p>1028</text:p>
          </table:table-cell>
          <table:table-cell office:value-type="float" office:value="178365" table:style-name="ce21">
            <text:p>178365</text:p>
          </table:table-cell>
          <table:table-cell office:value-type="float" office:value="333721" table:style-name="ce35">
            <text:p>333721</text:p>
          </table:table-cell>
          <table:table-cell office:value-type="float" office:value="274789" table:style-name="ce35">
            <text:p>274789</text:p>
          </table:table-cell>
          <table:table-cell office:value-type="float" office:value="45020403000" table:style-name="ce104">
            <text:p>4.5E+10</text:p>
          </table:table-cell>
          <table:table-cell office:value-type="float" office:value="134904.31528132781" table:formula="of:=[.V123]/[.T123]" table:style-name="ce30">
            <text:p>134904</text:p>
          </table:table-cell>
          <table:table-cell office:value-type="float" office:value="14717" table:style-name="ce35">
            <text:p>14717</text:p>
          </table:table-cell>
          <table:table-cell office:value-type="float" office:value="4716" table:style-name="ce35">
            <text:p>4716</text:p>
          </table:table-cell>
          <table:table-cell office:value-type="float" office:value="3.1206530958439354" table:formula="of:=[.X123]/[.Y123]" table:style-name="ce82">
            <text:p>3.12</text:p>
          </table:table-cell>
          <table:table-cell office:value-type="float" office:value="0.80270019338637832" table:formula="of:=[.T123]/[.O123]" table:style-name="ce29">
            <text:p>0.80</text:p>
          </table:table-cell>
          <table:table-cell office:value-type="float" office:value="72.945567304304447" table:formula="of:=([.W123]*100)/([.DU123]*(([.CA123]*([.BZ123]/([.BU123]+[.BZ123])))+([.BV123]*([.BU123]/([.BU123]+[.BZ123])))))" table:style-name="ce82">
            <text:p>72.95</text:p>
          </table:table-cell>
          <table:table-cell office:value-type="float" office:value="-0.47995460900394732" table:formula="of:=(([.V123]*100/[.V122])-100)-[.DX123]" table:style-name="ce32">
            <text:p>-0.48</text:p>
          </table:table-cell>
          <table:table-cell office:value-type="float" office:value="1.7270000000000001" table:style-name="ce32">
            <text:p>1.73</text:p>
          </table:table-cell>
          <table:table-cell office:value-type="float" office:value="47.4" table:style-name="ce32">
            <text:p>47.40</text:p>
          </table:table-cell>
          <table:table-cell office:value-type="float" office:value="52.6" table:formula="of:=100-[.AE123]" table:style-name="ce32">
            <text:p>52.60</text:p>
          </table:table-cell>
          <table:table-cell office:value-type="float" office:value="24" table:style-name="ce74">
            <text:p>24</text:p>
          </table:table-cell>
          <table:table-cell office:value-type="float" office:value="-0.30785454545454549" table:style-name="ce32">
            <text:p>-0.31</text:p>
          </table:table-cell>
          <table:table-cell office:value-type="float" office:value="2.0348545454545457" table:formula="of:=[.AD123]-[.AH123]" table:style-name="ce88">
            <text:p>2.03</text:p>
          </table:table-cell>
          <table:table-cell office:value-type="float" office:value="1.1470583333333333" table:style-name="ce89">
            <text:p>1.15</text:p>
          </table:table-cell>
          <table:table-cell office:value-type="float" office:value="142400" table:formula="of:=[.DU123]*100" table:style-name="ce90">
            <text:p>142400</text:p>
          </table:table-cell>
          <table:table-cell office:value-type="float" office:value="163341.10666666666" table:formula="of:=([.DU123]*100)*[.AJ123]" table:style-name="ce90">
            <text:p>163341</text:p>
          </table:table-cell>
          <table:table-cell office:value-type="float" office:value="14449274000000" table:style-name="ce105">
            <text:p>1.44E+13</text:p>
          </table:table-cell>
          <table:table-cell office:value-type="float" office:value="11.345145450651856" table:formula="of:=([.AM123]*100/[.AM122])-100" table:style-name="ce87">
            <text:p>11.35</text:p>
          </table:table-cell>
          <table:table-cell office:value-type="float" office:value="6.4006109492591303" table:formula="of:=AVERAGE([.$AN$84:.AN123])" table:style-name="ce87">
            <text:p>6.40</text:p>
          </table:table-cell>
          <table:table-cell office:value-type="float" office:value="10600.186686166666" table:style-name="ce83">
            <text:p>10600</text:p>
          </table:table-cell>
          <table:table-cell office:value-type="float" office:value="13.433725670684009" table:formula="of:=[.DU123]*100/[.AP123]" table:style-name="ce83">
            <text:p>13</text:p>
          </table:table-cell>
          <table:table-cell office:value-type="float" office:value="1548.6233333333332" table:style-name="ce92">
            <text:p>1549</text:p>
          </table:table-cell>
          <table:table-cell office:value-type="float" office:value="91.952637503847512" table:formula="of:=[.DU123]*100/[.AR123]" table:style-name="ce93">
            <text:p>92</text:p>
          </table:table-cell>
          <table:table-cell office:value-type="float" office:value="-6.1324057949068305" table:style-name="ce120">
            <text:p>-6.1</text:p>
          </table:table-cell>
          <table:table-cell office:value-type="float" office:value="731045000000" table:style-name="ce102">
            <text:p>7.31E+11</text:p>
          </table:table-cell>
          <table:table-cell office:value-type="float" office:value="18735.428100626086" table:formula="of:=[.AU123]/[.E123]" table:style-name="ce30">
            <text:p>18735</text:p>
          </table:table-cell>
          <table:table-cell office:value-type="float" office:value="17382.326068349244" table:formula="of:=[.AW122]*(1+([.DX123]/100))" table:style-name="ce93">
            <text:p>17382</text:p>
          </table:table-cell>
          <table:table-cell office:value-type="float" office:value="23506.032197690551" table:formula="of:=[.AV123]+(12*PMT([.AD123]/100/12;[.AG123]*12;([.AV123]*5)*-1))" table:style-name="ce93">
            <text:p>23506</text:p>
          </table:table-cell>
          <table:table-cell office:value-type="float" office:value="20859.705668809129" table:formula="of:=[.AY122]*(1+(([.DV123]-[.DV122])/100))" table:style-name="ce93">
            <text:p>20860</text:p>
          </table:table-cell>
          <table:table-cell office:value-type="float" office:value="17074.767919060261" table:formula="of:=(([.AY123]+([.AW123]-[.AV123])+([.AX123]-[.AV123]))-[.AV123])+[.$AV$102]" table:style-name="ce93">
            <text:p>17075</text:p>
          </table:table-cell>
          <table:table-cell office:value-type="float" office:value="109.11365178503409" table:formula="of:=[.AZ123]*[.$BA$102]/[.$AZ$102]" table:style-name="ce93">
            <text:p>109</text:p>
          </table:table-cell>
          <table:table-cell office:value-type="float" office:value="82.849891929952435" table:formula="of:=[.AV123]*[.$BB$102]/[.$AV$102]" table:style-name="ce93">
            <text:p>83</text:p>
          </table:table-cell>
          <table:table-cell office:value-type="float" office:value="33.717608070047561" table:formula="of:=[.DV123]-[.BB123]" table:style-name="ce93">
            <text:p>34</text:p>
          </table:table-cell>
          <table:table-cell office:value-type="float" office:value="26980.863056265564" table:formula="of:=[.W123]/5" table:style-name="ce30">
            <text:p>26981</text:p>
          </table:table-cell>
          <table:table-cell office:value-type="float" office:value="30.560308387632176" table:formula="of:=100-(([.AV123]*100)/[.BD123])" table:style-name="ce30">
            <text:p>31</text:p>
          </table:table-cell>
          <table:table-cell office:value-type="float" office:value="145.81" table:style-name="ce8">
            <text:p>146</text:p>
          </table:table-cell>
          <table:table-cell office:value-type="float" office:value="16207" table:style-name="ce21">
            <text:p>16207</text:p>
          </table:table-cell>
          <table:table-cell office:value-type="float" office:value="12441.97" table:style-name="ce97">
            <text:p>12442</text:p>
          </table:table-cell>
          <table:table-cell office:value-type="float" office:value="7504.5700000000006" table:style-name="ce97">
            <text:p>7505</text:p>
          </table:table-cell>
          <table:table-cell office:value-type="float" office:value="3586.06" table:style-name="ce97">
            <text:p>3586</text:p>
          </table:table-cell>
          <table:table-cell office:value-type="float" office:value="10235.700000000001" table:style-name="ce97">
            <text:p>10236</text:p>
          </table:table-cell>
          <table:table-cell office:value-type="float" office:value="179.78356145978199" table:formula="of:=([.BJ123])/((([.BH123]+[.BI123])*1000)/1000000)" table:style-name="ce97">
            <text:p>180</text:p>
          </table:table-cell>
          <table:table-cell office:value-type="float" office:value="62.254190038196214" table:formula="of:=[.CH123]/[.O123]" table:style-name="ce97">
            <text:p>62</text:p>
          </table:table-cell>
          <table:table-cell office:value-type="float" office:value="71099" table:style-name="ce21">
            <text:p>71099</text:p>
          </table:table-cell>
          <table:table-cell office:value-type="float" office:value="22808" table:style-name="ce21">
            <text:p>22808</text:p>
          </table:table-cell>
          <table:table-cell office:value-type="float" office:value="45317" table:style-name="ce21">
            <text:p>45317</text:p>
          </table:table-cell>
          <table:table-cell office:value-type="float" office:value="2974" table:style-name="ce21">
            <text:p>2974</text:p>
          </table:table-cell>
          <table:table-cell office:value-type="float" office:value="68039" table:style-name="ce100">
            <text:p>68039</text:p>
          </table:table-cell>
          <table:table-cell office:value-type="float" office:value="45071" table:style-name="ce100">
            <text:p>45071</text:p>
          </table:table-cell>
          <table:table-cell office:value-type="float" office:value="654" table:style-name="ce100">
            <text:p>654</text:p>
          </table:table-cell>
          <table:table-cell office:value-type="float" office:value="20314" table:style-name="ce21">
            <text:p>20314</text:p>
          </table:table-cell>
          <table:table-cell office:value-type="float" office:value="195.01493287086069" table:style-name="ce5">
            <text:p>195</text:p>
          </table:table-cell>
          <table:table-cell office:value-type="float" office:value="2987751300.0000005" table:style-name="ce21">
            <text:p>2987751300</text:p>
          </table:table-cell>
          <table:table-cell office:value-type="float" office:value="147078.43359259627" table:formula="of:=[.BW123]/[.BU123]" table:style-name="ce64">
            <text:p>147078</text:p>
          </table:table-cell>
          <table:table-cell office:value-type="float" office:value="754.19062236629804" table:formula="of:=[.BX123]/[.BV123]" table:style-name="ce64">
            <text:p>754</text:p>
          </table:table-cell>
          <table:table-cell office:value-type="float" office:value="65191" table:style-name="ce21">
            <text:p>65191</text:p>
          </table:table-cell>
          <table:table-cell office:value-type="float" office:value="109.57353420146507" table:style-name="ce5">
            <text:p>110</text:p>
          </table:table-cell>
          <table:table-cell office:value-type="float" office:value="5413764100.000001" table:style-name="ce21">
            <text:p>5413764100</text:p>
          </table:table-cell>
          <table:table-cell office:value-type="float" office:value="83044.654937031199" table:formula="of:=[.CB123]/[.BZ123]" table:style-name="ce69">
            <text:p>83045</text:p>
          </table:table-cell>
          <table:table-cell office:value-type="float" office:value="757.8897180074789" table:formula="of:=[.CC123]/[.CA123]" table:style-name="ce69">
            <text:p>758</text:p>
          </table:table-cell>
          <table:table-cell office:value-type="float" office:value="1.8834978036259582" table:formula="of:=[.DU123]/(([.CD123]+[.BY123])/2)" table:style-name="ce72">
            <text:p>1.88</text:p>
          </table:table-cell>
          <table:table-cell office:value-type="float" office:value="-0.6451924257510484" table:formula="of:=[.CG123]-[.CG122]" table:style-name="ce71">
            <text:p>-0.6</text:p>
          </table:table-cell>
          <table:table-cell office:value-type="float" office:value="94.098570371871531" table:style-name="ce70">
            <text:p>94</text:p>
          </table:table-cell>
          <table:table-cell office:value-type="float" office:value="25882055" table:style-name="ce30">
            <text:p>25882055</text:p>
          </table:table-cell>
          <table:table-cell office:value-type="float" office:value="89012" table:formula="of:=[.CH123]-[.CH122]" table:style-name="ce30">
            <text:p>89012</text:p>
          </table:table-cell>
          <table:table-cell office:value-type="float" office:value="77531" table:style-name="ce93">
            <text:p>77531</text:p>
          </table:table-cell>
          <table:table-cell office:value-type="float" office:value="9038" table:style-name="ce93">
            <text:p>9038</text:p>
          </table:table-cell>
          <table:table-cell office:value-type="float" office:value="89.559773128949161" table:formula="of:=100-[.CM123]" table:style-name="ce93">
            <text:p>90</text:p>
          </table:table-cell>
          <table:table-cell office:value-type="float" office:value="10.440226871050838" table:formula="of:=([.CK123]*100)/([.CJ123]+[.CK123])" table:style-name="ce93">
            <text:p>10</text:p>
          </table:table-cell>
          <table:table-cell office:value-type="float" office:value="1.8287811381283288" table:formula="of:=([.B123]/[.CH123])" table:style-name="ce38">
            <text:p>1.83</text:p>
          </table:table-cell>
          <table:table-cell office:value-type="float" office:value="2.5099999999999998" table:style-name="ce88">
            <text:p>2.51</text:p>
          </table:table-cell>
          <table:table-cell office:value-type="float" office:value="0.68121886187167102" table:formula="of:=([.CO123]-[.CN123])" table:style-name="ce88">
            <text:p>0.68</text:p>
          </table:table-cell>
          <table:table-cell office:value-type="float" office:value="0.34510080877234373" table:formula="of:=([.CH123]*100/[.CH122])-100" table:style-name="ce33">
            <text:p>0.3</text:p>
          </table:table-cell>
          <table:table-cell office:value-type="float" office:value="1.7945770699480519" table:formula="of:=AVERAGE([.$CQ$74:.CQ123])" table:style-name="ce87">
            <text:p>1.79</text:p>
          </table:table-cell>
          <table:table-cell office:value-type="float" office:value="395554" table:formula="of:=([.B123]-[.B122])" table:style-name="ce90">
            <text:p>395554</text:p>
          </table:table-cell>
          <table:table-cell office:value-type="float" office:value="0.84273280005182016" table:formula="of:=([.B123]*100/[.B122])-100" table:style-name="ce29">
            <text:p>0.84</text:p>
          </table:table-cell>
          <table:table-cell office:value-type="float" office:value="-108765" table:formula="of:=[.CI123]-([.CS123]/2)" table:style-name="ce8">
            <text:p>-108765</text:p>
          </table:table-cell>
          <table:table-cell office:value-type="float" office:value="1244100" table:style-name="ce93">
            <text:p>1244100</text:p>
          </table:table-cell>
          <table:table-cell office:value-type="float" office:value="13.976767177459219" table:formula="of:=[.CV123]/[.CI123]" table:style-name="ce118">
            <text:p>14.0</text:p>
          </table:table-cell>
          <table:table-cell office:value-type="float" office:value="2.6284202262735796" table:formula="of:=[.CV123]/[.B123]*100" table:style-name="ce118">
            <text:p>2.6</text:p>
          </table:table-cell>
          <table:table-cell office:value-type="float" office:value="13287.560000000001" table:style-name="ce8">
            <text:p>13288</text:p>
          </table:table-cell>
          <table:table-cell office:value-type="float" office:value="11.16" table:style-name="ce21">
            <text:p>11.16</text:p>
          </table:table-cell>
          <table:table-cell office:value-type="float" office:value="78.783311999999995" table:formula="of:=100-([.CZ123]+[.DB123])" table:style-name="ce29">
            <text:p>78.78</text:p>
          </table:table-cell>
          <table:table-cell office:value-type="float" office:value="10.056688000000001" table:formula="of:=([.DC123]*(100-[.CZ123]))/100" table:style-name="ce29">
            <text:p>10.06</text:p>
          </table:table-cell>
          <table:table-cell office:value-type="float" office:value="11.32" table:style-name="ce21">
            <text:p>11.32</text:p>
          </table:table-cell>
          <table:table-cell office:value-type="float" office:value="75.2" table:style-name="ce26">
            <text:p>75.2</text:p>
          </table:table-cell>
          <table:table-cell office:value-type="float" office:value="18" table:style-name="ce26">
            <text:p>18.0</text:p>
          </table:table-cell>
          <table:table-cell office:value-type="float" office:value="3.3" table:style-name="ce26">
            <text:p>3.3</text:p>
          </table:table-cell>
          <table:table-cell office:value-type="float" office:value="6.8" table:style-name="ce26">
            <text:p>6.8</text:p>
          </table:table-cell>
          <table:table-cell office:value-type="float" office:value="110.94199999999999" table:style-name="ce97">
            <text:p>111</text:p>
          </table:table-cell>
          <table:table-cell office:value-type="float" office:value="149.32432432432432" table:formula="of:=[.DJ123]*[.$DI$118]/[.$DJ$118]" table:style-name="ce97">
            <text:p>149</text:p>
          </table:table-cell>
          <table:table-cell office:value-type="float" office:value="11.05" table:style-name="ce26">
            <text:p>11.1</text:p>
          </table:table-cell>
          <table:table-cell office:value-type="float" office:value="3.7558685446009292" table:formula="of:=(([.DJ123]*100)/[.DJ122])-100" table:style-name="ce26">
            <text:p>3.8</text:p>
          </table:table-cell>
          <table:table-cell office:value-type="float" office:value="13.10646053293112" table:formula="of:=[.DQ123]/([.DJ123]*12)" table:style-name="ce26">
            <text:p>13.1</text:p>
          </table:table-cell>
          <table:table-cell office:value-type="float" office:value="7.6298249820187012" table:formula="of:=100/[.DL123]" table:style-name="ce26">
            <text:p>7.6</text:p>
          </table:table-cell>
          <table:table-cell office:value-type="float" office:value="17.475280710574825" table:formula="of:=[.DQ123]/(([.DJ123]*12)*0.75)" table:style-name="ce26">
            <text:p>17.5</text:p>
          </table:table-cell>
          <table:table-cell office:value-type="float" office:value="5.7223687365140261" table:formula="of:=100/[.DN123]" table:style-name="ce26">
            <text:p>5.7</text:p>
          </table:table-cell>
          <table:table-cell office:value-type="float" office:value="149.82173584571137" table:formula="of:=([.DT123]/[.DR123])*100" table:style-name="ce97">
            <text:p>150</text:p>
          </table:table-cell>
          <table:table-cell office:value-type="float" office:value="1737.9166666666667" table:formula="of:=AVERAGE([Quarterly.E54:.E57])" table:style-name="ce8">
            <text:p>1738</text:p>
          </table:table-cell>
          <table:table-cell office:value-type="float" office:value="737.54318341228225" table:formula="of:=PMT(([.AD123]/100)/12;[.AG123]*12;([.DQ123]*100))*-1" table:style-name="ce97">
            <text:p>738</text:p>
          </table:table-cell>
          <table:table-cell office:value-type="float" office:value="112.90060632308361" table:formula="of:=[.DQ123]*[.$DS$118]/[.$DQ$118]" table:style-name="ce97">
            <text:p>113</text:p>
          </table:table-cell>
          <table:table-cell office:value-type="float" office:value="1105" table:formula="of:=[.DJ123]*100" table:style-name="ce97">
            <text:p>1105</text:p>
          </table:table-cell>
          <table:table-cell office:value-type="float" office:value="1424" table:style-name="ce30">
            <text:p>1424</text:p>
          </table:table-cell>
          <table:table-cell office:value-type="float" office:value="116.5675" table:style-name="ce93">
            <text:p>117</text:p>
          </table:table-cell>
          <table:table-cell office:value-type="float" office:value="127.232" table:style-name="ce93">
            <text:p>127</text:p>
          </table:table-cell>
          <table:table-cell office:value-type="float" office:value="-0.32" table:style-name="ce29">
            <text:p>-0.32</text:p>
          </table:table-cell>
          <table:table-cell office:value-type="float" office:value="209.56" table:formula="of:=[.DY122]+[.DX123]" table:style-name="ce26">
            <text:p>209.6</text:p>
          </table:table-cell>
          <table:table-cell office:value-type="float" office:value="934.58666525000024" table:formula="of:=(([.DU123]*[.DX123])/100)+[.DZ122]" table:style-name="ce26">
            <text:p>934.6</text:p>
          </table:table-cell>
          <table:table-cell office:value-type="float" office:value="489.41333474999976" table:formula="of:=[.DU123]-[.DZ123]" table:style-name="ce26">
            <text:p>489.4</text:p>
          </table:table-cell>
          <table:table-cell office:value-type="float" office:value="679.51899217407902" table:formula="of:=[.DU123]/[.DY123]*[.$DY$88]" table:style-name="ce26">
            <text:p>679.5</text:p>
          </table:table-cell>
          <table:table-cell office:value-type="float" office:value="744.48100782592098" table:formula="of:=[.DU123]-[.EB123]" table:style-name="ce26">
            <text:p>744.5</text:p>
          </table:table-cell>
          <table:table-cell office:value-type="float" office:value="-8.3318181818181819E-2" table:formula="of:=([.AH123]-[.AH122])" table:style-name="ce29">
            <text:p>-0.08</text:p>
          </table:table-cell>
          <table:table-cell office:value-type="float" office:value="-0.97357440890125702" table:formula="of:=([.DU123]*100/[.DU122])-100" table:style-name="ce29">
            <text:p>-0.97</text:p>
          </table:table-cell>
          <table:table-cell office:value-type="float" office:value="-0.65357440890125695" table:formula="of:=[.EE123]-[.DX123]" table:style-name="ce29">
            <text:p>-0.65</text:p>
          </table:table-cell>
          <table:table-cell office:value-type="float" office:value="-17.43594428314394" table:formula="of:=([.O123]*100/[.O122])-100" table:style-name="ce29">
            <text:p>-17.44</text:p>
          </table:table-cell>
          <table:table-cell office:value-type="float" office:value="-7.6309678347924574" table:formula="of:=([.T123]*100/[.T122])-100" table:style-name="ce29">
            <text:p>-7.63</text:p>
          </table:table-cell>
          <table:table-cell office:value-type="float" office:value="15.53" table:style-name="ce34">
            <text:p>15.5</text:p>
          </table:table-cell>
          <table:table-cell office:value-type="float" office:value="4.7487943276127691" table:formula="of:=([.DO123]+[.EE123])" table:style-name="ce26">
            <text:p>4.7</text:p>
          </table:table-cell>
          <table:table-cell office:value-type="float" office:value="429.56" table:formula="of:=-0.06*(([.A123]-1963)^2)+8.5*([.A123]-1963)+140" table:style-name="ce26">
            <text:p>429.6</text:p>
          </table:table-cell>
          <table:table-cell office:value-type="float" office:value="479.56" table:formula="of:=[.EK123]+50" table:style-name="ce26">
            <text:p>479.6</text:p>
          </table:table-cell>
          <table:table-cell office:value-type="float" office:value="379.56" table:formula="of:=[.EK123]-50" table:style-name="ce26">
            <text:p>379.6</text:p>
          </table:table-cell>
          <table:table-cell office:value-type="float" office:value="529.55999999999995" table:formula="of:=[.EK123]+100" table:style-name="ce26">
            <text:p>529.6</text:p>
          </table:table-cell>
          <table:table-cell office:value-type="float" office:value="329.56" table:formula="of:=[.EK123]-100" table:style-name="ce26">
            <text:p>329.6</text:p>
          </table:table-cell>
          <table:table-cell office:value-type="float" office:value="407.27499999999998" table:formula="of:=-0.025*(([.A123]-1963)^2)+5.5*([.A123]-1963)+175" table:style-name="ce26">
            <text:p>407.3</text:p>
          </table:table-cell>
          <table:table-cell office:value-type="float" office:value="0.54781663237146194" table:formula="of:=2.07371153846154*0.264172052" table:style-name="ce78">
            <text:p>0.55</text:p>
          </table:table-cell>
          <table:table-cell office:value-type="float" office:value="-17.068762641605119" table:formula="of:=([.EQ123]*100/[.EQ122])-100" table:style-name="ce113">
            <text:p>-17.1</text:p>
          </table:table-cell>
          <table:table-cell office:value-type="float" office:value="1.3535288333333333" table:formula="of:=1.18*[.AJ123]" table:style-name="ce78">
            <text:p>1.35</text:p>
          </table:table-cell>
          <table:table-cell table:number-columns-repeated="16235"/>
        </table:table-row>
        <table:table-row table:style-name="ro3">
          <table:table-cell office:value-type="float" office:value="2021" table:style-name="ce17">
            <text:p>2021</text:p>
          </table:table-cell>
          <table:table-cell office:value-type="float" office:value="47398665" table:style-name="ce15">
            <text:p>47398665</text:p>
          </table:table-cell>
          <table:table-cell office:value-type="float" office:value="17044268" table:style-name="ce30">
            <text:p>17044268</text:p>
          </table:table-cell>
          <table:table-cell office:value-type="float" office:value="24065247.166167997" table:style-name="ce30">
            <text:p>24065247</text:p>
          </table:table-cell>
          <table:table-cell office:value-type="float" office:value="39169588.30671601" table:style-name="ce93">
            <text:p>39169588</text:p>
          </table:table-cell>
          <table:table-cell office:value-type="float" office:value="655548.76923076925" table:formula="of:=[.C124]/26" table:style-name="ce30">
            <text:p>655549</text:p>
          </table:table-cell>
          <table:table-cell office:value-type="float" office:value="327774.38461538462" table:formula="of:=[.F124]/2" table:style-name="ce30">
            <text:p>327774</text:p>
          </table:table-cell>
          <table:table-cell office:value-type="float" office:value="491661.57692307694" table:formula="of:=[.G124]*1.5" table:style-name="ce30">
            <text:p>491662</text:p>
          </table:table-cell>
          <table:table-cell office:value-type="float" office:value="531524" table:style-name="ce30">
            <text:p>531524</text:p>
          </table:table-cell>
          <table:table-cell office:value-type="float" office:value="265762" table:formula="of:=[.I124]/2" table:style-name="ce30">
            <text:p>265762</text:p>
          </table:table-cell>
          <table:table-cell office:value-type="float" office:value="731583" table:style-name="ce30">
            <text:p>731583</text:p>
          </table:table-cell>
          <table:table-cell office:value-type="float" office:value="365791.5" table:formula="of:=[.K124]/2" table:style-name="ce30">
            <text:p>365792</text:p>
          </table:table-cell>
          <table:table-cell office:value-type="float" office:value="753583" table:style-name="ce30">
            <text:p>753583</text:p>
          </table:table-cell>
          <table:table-cell office:value-type="float" office:value="376791.5" table:formula="of:=[.M124]/2" table:style-name="ce30">
            <text:p>376792</text:p>
          </table:table-cell>
          <table:table-cell office:value-type="float" office:value="565523" table:style-name="ce30">
            <text:p>565523</text:p>
          </table:table-cell>
          <table:table-cell office:value-type="float" office:value="198939" table:style-name="ce30">
            <text:p>198939</text:p>
          </table:table-cell>
          <table:table-cell office:value-type="float" office:value="25062" table:style-name="ce35">
            <text:p>25062</text:p>
          </table:table-cell>
          <table:table-cell office:value-type="float" office:value="1500" table:style-name="ce14">
            <text:p>1500</text:p>
          </table:table-cell>
          <table:table-cell office:value-type="float" office:value="195881" table:style-name="ce35">
            <text:p>195881</text:p>
          </table:table-cell>
          <table:table-cell office:value-type="float" office:value="417501" table:style-name="ce35">
            <text:p>417501</text:p>
          </table:table-cell>
          <table:table-cell office:value-type="float" office:value="372543" table:style-name="ce35">
            <text:p>372543</text:p>
          </table:table-cell>
          <table:table-cell office:value-type="float" office:value="57582131000" table:style-name="ce104">
            <text:p>5.8E+10</text:p>
          </table:table-cell>
          <table:table-cell office:value-type="float" office:value="137920.94150672693" table:formula="of:=[.V124]/[.T124]" table:style-name="ce30">
            <text:p>137921</text:p>
          </table:table-cell>
          <table:table-cell office:value-type="float" office:value="33455" table:style-name="ce35">
            <text:p>33455</text:p>
          </table:table-cell>
          <table:table-cell office:value-type="float" office:value="10539" table:style-name="ce35">
            <text:p>10539</text:p>
          </table:table-cell>
          <table:table-cell office:value-type="float" office:value="3.1743998481829396" table:formula="of:=[.X124]/[.Y124]" table:style-name="ce82">
            <text:p>3.17</text:p>
          </table:table-cell>
          <table:table-cell office:value-type="float" office:value="0.73825644580326533" table:formula="of:=[.T124]/[.O124]" table:style-name="ce29">
            <text:p>0.74</text:p>
          </table:table-cell>
          <table:table-cell office:value-type="float" office:value="70.861034047549069" table:formula="of:=([.W124]*100)/([.DU124]*(([.CA124]*([.BZ124]/([.BU124]+[.BZ124])))+([.BV124]*([.BU124]/([.BU124]+[.BZ124])))))" table:style-name="ce82">
            <text:p>70.86</text:p>
          </table:table-cell>
          <table:table-cell office:value-type="float" office:value="24.812300208196721" table:formula="of:=(([.V124]*100/[.V123])-100)-[.DX124]" table:style-name="ce32">
            <text:p>24.81</text:p>
          </table:table-cell>
          <table:table-cell office:value-type="float" office:value="1.508" table:style-name="ce32">
            <text:p>1.51</text:p>
          </table:table-cell>
          <table:table-cell office:value-type="float" office:value="62.9" table:style-name="ce32">
            <text:p>62.90</text:p>
          </table:table-cell>
          <table:table-cell office:value-type="float" office:value="37.1" table:formula="of:=100-[.AE124]" table:style-name="ce32">
            <text:p>37.10</text:p>
          </table:table-cell>
          <table:table-cell office:value-type="float" office:value="25" table:style-name="ce74">
            <text:p>25</text:p>
          </table:table-cell>
          <table:table-cell office:value-type="float" office:value="-0.4896727272727272" table:style-name="ce32">
            <text:p>-0.49</text:p>
          </table:table-cell>
          <table:table-cell office:value-type="float" office:value="1.9976727272727273" table:formula="of:=[.AD124]-[.AH124]" table:style-name="ce88">
            <text:p>2.00</text:p>
          </table:table-cell>
          <table:table-cell office:value-type="float" office:value="1.1796583333333335" table:style-name="ce89">
            <text:p>1.18</text:p>
          </table:table-cell>
          <table:table-cell office:value-type="float" office:value="151400" table:formula="of:=[.DU124]*100" table:style-name="ce90">
            <text:p>151400</text:p>
          </table:table-cell>
          <table:table-cell office:value-type="float" office:value="178600.2716666667" table:formula="of:=([.DU124]*100)*[.AJ124]" table:style-name="ce90">
            <text:p>178600</text:p>
          </table:table-cell>
          <table:table-cell office:value-type="float" office:value="15463433000000" table:style-name="ce105">
            <text:p>1.55E+13</text:p>
          </table:table-cell>
          <table:table-cell office:value-type="float" office:value="7.0187540218283573" table:formula="of:=([.AM124]*100/[.AM123])-100" table:style-name="ce87">
            <text:p>7.02</text:p>
          </table:table-cell>
          <table:table-cell office:value-type="float" office:value="6.4156876095656967" table:formula="of:=AVERAGE([.$AN$84:.AN124])" table:style-name="ce87">
            <text:p>6.42</text:p>
          </table:table-cell>
          <table:table-cell office:value-type="float" office:value="39995.684733083333" table:style-name="ce83">
            <text:p>39996</text:p>
          </table:table-cell>
          <table:table-cell office:value-type="float" office:value="3.785408376188296" table:formula="of:=[.DU124]*100/[.AP124]" table:style-name="ce83">
            <text:p>4</text:p>
          </table:table-cell>
          <table:table-cell office:value-type="float" office:value="1518.2150000000001" table:style-name="ce92">
            <text:p>1518</text:p>
          </table:table-cell>
          <table:table-cell office:value-type="float" office:value="99.722371337392914" table:formula="of:=[.DU124]*100/[.AR124]" table:style-name="ce93">
            <text:p>100</text:p>
          </table:table-cell>
          <table:table-cell office:value-type="float" office:value="5.386671510777802" table:style-name="ce120">
            <text:p>5.4</text:p>
          </table:table-cell>
          <table:table-cell office:value-type="float" office:value="762773000000" table:style-name="ce102">
            <text:p>7.63E+11</text:p>
          </table:table-cell>
          <table:table-cell office:value-type="float" office:value="19473.602684489157" table:formula="of:=[.AU124]/[.E124]" table:style-name="ce30">
            <text:p>19474</text:p>
          </table:table-cell>
          <table:table-cell office:value-type="float" office:value="17919.439943861234" table:formula="of:=[.AW123]*(1+([.DX124]/100))" table:style-name="ce93">
            <text:p>17919</text:p>
          </table:table-cell>
          <table:table-cell office:value-type="float" office:value="24150.916448239244" table:formula="of:=[.AV124]+(12*PMT([.AD124]/100/12;[.AG124]*12;([.AV124]*5)*-1))" table:style-name="ce93">
            <text:p>24151</text:p>
          </table:table-cell>
          <table:table-cell office:value-type="float" office:value="22039.322024380286" table:formula="of:=[.AY123]*(1+(([.DV124]-[.DV123])/100))" table:style-name="ce93">
            <text:p>22039</text:p>
          </table:table-cell>
          <table:table-cell office:value-type="float" office:value="17221.858649102891" table:formula="of:=(([.AY124]+([.AW124]-[.AV124])+([.AX124]-[.AV124]))-[.AV124])+[.$AV$102]" table:style-name="ce93">
            <text:p>17222</text:p>
          </table:table-cell>
          <table:table-cell office:value-type="float" office:value="110.05361224451197" table:formula="of:=[.AZ124]*[.$BA$102]/[.$AZ$102]" table:style-name="ce93">
            <text:p>110</text:p>
          </table:table-cell>
          <table:table-cell office:value-type="float" office:value="86.114171997107633" table:formula="of:=[.AV124]*[.$BB$102]/[.$AV$102]" table:style-name="ce93">
            <text:p>86</text:p>
          </table:table-cell>
          <table:table-cell office:value-type="float" office:value="36.108328002892364" table:formula="of:=[.DV124]-[.BB124]" table:style-name="ce93">
            <text:p>36</text:p>
          </table:table-cell>
          <table:table-cell office:value-type="float" office:value="27584.188301345384" table:formula="of:=[.W124]/5" table:style-name="ce30">
            <text:p>27584</text:p>
          </table:table-cell>
          <table:table-cell office:value-type="float" office:value="29.403024400252676" table:formula="of:=100-(([.AV124]*100)/[.BD124])" table:style-name="ce30">
            <text:p>29</text:p>
          </table:table-cell>
          <table:table-cell office:value-type="float" office:value="151.19999999999999" table:style-name="ce30">
            <text:p>151</text:p>
          </table:table-cell>
          <table:table-cell office:value-type="float" office:value="29826" table:style-name="ce21">
            <text:p>29826</text:p>
          </table:table-cell>
          <table:table-cell office:value-type="float" office:value="19784.41" table:style-name="ce97">
            <text:p>19784</text:p>
          </table:table-cell>
          <table:table-cell office:value-type="float" office:value="15037.550000000001" table:style-name="ce97">
            <text:p>15038</text:p>
          </table:table-cell>
          <table:table-cell office:value-type="float" office:value="3605.8" table:style-name="ce97">
            <text:p>3606</text:p>
          </table:table-cell>
          <table:table-cell office:value-type="float" office:value="10309.120000000001" table:style-name="ce97">
            <text:p>10309</text:p>
          </table:table-cell>
          <table:table-cell office:value-type="float" office:value="103.54959916098923" table:formula="of:=([.BJ124])/((([.BH124]+[.BI124])*1000)/1000000)" table:style-name="ce97">
            <text:p>104</text:p>
          </table:table-cell>
          <table:table-cell office:value-type="float" office:value="45.933242326129971" table:formula="of:=[.CH124]/[.O124]" table:style-name="ce97">
            <text:p>46</text:p>
          </table:table-cell>
          <table:table-cell office:value-type="float" office:value="82647" table:style-name="ce35">
            <text:p>82647</text:p>
          </table:table-cell>
          <table:table-cell office:value-type="float" office:value="28465" table:style-name="ce35">
            <text:p>28465</text:p>
          </table:table-cell>
          <table:table-cell office:value-type="float" office:value="50560" table:style-name="ce35">
            <text:p>50560</text:p>
          </table:table-cell>
          <table:table-cell office:value-type="float" office:value="3622" table:style-name="ce35">
            <text:p>3622</text:p>
          </table:table-cell>
          <table:table-cell office:value-type="float" office:value="84329" table:style-name="ce130">
            <text:p>84329</text:p>
          </table:table-cell>
          <table:table-cell office:value-type="float" office:value="52985" table:style-name="ce130">
            <text:p>52985</text:p>
          </table:table-cell>
          <table:table-cell office:value-type="float" office:value="1461" table:style-name="ce130">
            <text:p>1461</text:p>
          </table:table-cell>
          <table:table-cell office:value-type="float" office:value="26576" table:style-name="ce35">
            <text:p>26576</text:p>
          </table:table-cell>
          <table:table-cell office:value-type="float" office:value="192.91200151575268" table:style-name="ce57">
            <text:p>193</text:p>
          </table:table-cell>
          <table:table-cell office:value-type="float" office:value="3909758900" table:style-name="ce35">
            <text:p>3909758900</text:p>
          </table:table-cell>
          <table:table-cell office:value-type="float" office:value="147116.15367248646" table:formula="of:=[.BW124]/[.BU124]" table:style-name="ce64">
            <text:p>147116</text:p>
          </table:table-cell>
          <table:table-cell office:value-type="float" office:value="762.60757504230935" table:formula="of:=[.BX124]/[.BV124]" table:style-name="ce64">
            <text:p>763</text:p>
          </table:table-cell>
          <table:table-cell office:value-type="float" office:value="81561" table:style-name="ce35">
            <text:p>81561</text:p>
          </table:table-cell>
          <table:table-cell office:value-type="float" office:value="107.58787794061321" table:style-name="ce57">
            <text:p>108</text:p>
          </table:table-cell>
          <table:table-cell office:value-type="float" office:value="6738291700" table:style-name="ce35">
            <text:p>6738291700</text:p>
          </table:table-cell>
          <table:table-cell office:value-type="float" office:value="82616.59003690489" table:formula="of:=[.CB124]/[.BZ124]" table:style-name="ce69">
            <text:p>82617</text:p>
          </table:table-cell>
          <table:table-cell office:value-type="float" office:value="767.89868541238377" table:formula="of:=[.CC124]/[.CA124]" table:style-name="ce69">
            <text:p>768</text:p>
          </table:table-cell>
          <table:table-cell office:value-type="float" office:value="1.9784303261199476" table:formula="of:=[.DU124]/(([.CD124]+[.BY124])/2)" table:style-name="ce72">
            <text:p>1.98</text:p>
          </table:table-cell>
          <table:table-cell office:value-type="float" office:value="5.9014444620346183" table:formula="of:=[.CG124]-[.CG123]" table:style-name="ce71">
            <text:p>5.9</text:p>
          </table:table-cell>
          <table:table-cell office:value-type="float" office:value="100.00001483390615" table:style-name="ce70">
            <text:p>100</text:p>
          </table:table-cell>
          <table:table-cell office:value-type="float" office:value="25976305" table:style-name="ce30">
            <text:p>25976305</text:p>
          </table:table-cell>
          <table:table-cell office:value-type="float" office:value="94250" table:formula="of:=[.CH124]-[.CH123]" table:style-name="ce30">
            <text:p>94250</text:p>
          </table:table-cell>
          <table:table-cell office:value-type="float" office:value="84091" table:style-name="ce93">
            <text:p>84091</text:p>
          </table:table-cell>
          <table:table-cell office:value-type="float" office:value="9567" table:style-name="ce93">
            <text:p>9567</text:p>
          </table:table-cell>
          <table:table-cell office:value-type="float" office:value="89.785175852569992" table:formula="of:=100-[.CM124]" table:style-name="ce93">
            <text:p>90</text:p>
          </table:table-cell>
          <table:table-cell office:value-type="float" office:value="10.214824147430011" table:formula="of:=([.CK124]*100)/([.CJ124]+[.CK124])" table:style-name="ce93">
            <text:p>10</text:p>
          </table:table-cell>
          <table:table-cell office:value-type="float" office:value="1.8246884997693089" table:formula="of:=([.B124]/[.CH124])" table:style-name="ce38">
            <text:p>1.82</text:p>
          </table:table-cell>
          <table:table-cell office:value-type="float" office:value="2.4900000000000002" table:style-name="ce88">
            <text:p>2.49</text:p>
          </table:table-cell>
          <table:table-cell office:value-type="float" office:value="0.6653115002306913" table:formula="of:=([.CO124]-[.CN124])" table:style-name="ce88">
            <text:p>0.67</text:p>
          </table:table-cell>
          <table:table-cell office:value-type="float" office:value="0.3641519191578908" table:formula="of:=([.CH124]*100/[.CH123])-100" table:style-name="ce33">
            <text:p>0.4</text:p>
          </table:table-cell>
          <table:table-cell office:value-type="float" office:value="1.7665295179717742" table:formula="of:=AVERAGE([.$CQ$74:.CQ124])" table:style-name="ce87">
            <text:p>1.77</text:p>
          </table:table-cell>
          <table:table-cell office:value-type="float" office:value="66051" table:formula="of:=([.B124]-[.B123])" table:style-name="ce90">
            <text:p>66051</text:p>
          </table:table-cell>
          <table:table-cell office:value-type="float" office:value="0.13954648691068883" table:formula="of:=([.B124]*100/[.B123])-100" table:style-name="ce29">
            <text:p>0.14</text:p>
          </table:table-cell>
          <table:table-cell office:value-type="float" office:value="61224.5" table:formula="of:=[.CI124]-([.CS124]/2)" table:style-name="ce8">
            <text:p>61225</text:p>
          </table:table-cell>
          <table:table-cell office:value-type="float" office:value="1291500" table:style-name="ce93">
            <text:p>1291500</text:p>
          </table:table-cell>
          <table:table-cell office:value-type="float" office:value="13.702917771883289" table:formula="of:=[.CV124]/[.CI124]" table:style-name="ce118">
            <text:p>13.7</text:p>
          </table:table-cell>
          <table:table-cell office:value-type="float" office:value="2.7247602859700795" table:formula="of:=[.CV124]/[.B124]*100" table:style-name="ce118">
            <text:p>2.7</text:p>
          </table:table-cell>
          <table:table-cell office:value-type="float" office:value="14933" table:style-name="ce30">
            <text:p>14933</text:p>
          </table:table-cell>
          <table:table-cell office:value-type="float" office:value="9.44" table:style-name="ce21">
            <text:p>9.44</text:p>
          </table:table-cell>
          <table:table-cell office:value-type="float" office:value="80.779519999999991" table:formula="of:=100-([.CZ124]+[.DB124])" table:style-name="ce29">
            <text:p>80.78</text:p>
          </table:table-cell>
          <table:table-cell office:value-type="float" office:value="9.7804800000000007" table:formula="of:=([.DC124]*(100-[.CZ124]))/100" table:style-name="ce29">
            <text:p>9.78</text:p>
          </table:table-cell>
          <table:table-cell office:value-type="float" office:value="10.8" table:style-name="ce21">
            <text:p>10.8</text:p>
          </table:table-cell>
          <table:table-cell office:value-type="float" office:value="75.8" table:style-name="ce26">
            <text:p>75.8</text:p>
          </table:table-cell>
          <table:table-cell office:value-type="float" office:value="18" table:style-name="ce26">
            <text:p>18.0</text:p>
          </table:table-cell>
          <table:table-cell office:value-type="float" office:value="2.8" table:style-name="ce26">
            <text:p>2.8</text:p>
          </table:table-cell>
          <table:table-cell office:value-type="float" office:value="6.2" table:style-name="ce26">
            <text:p>6.2</text:p>
          </table:table-cell>
          <table:table-cell office:value-type="float" office:value="112.694" table:style-name="ce97">
            <text:p>113</text:p>
          </table:table-cell>
          <table:table-cell office:value-type="float" office:value="146.62162162162161" table:formula="of:=[.DJ124]*[.$DI$118]/[.$DJ$118]" table:style-name="ce97">
            <text:p>147</text:p>
          </table:table-cell>
          <table:table-cell office:value-type="float" office:value="10.85" table:style-name="ce26">
            <text:p>10.9</text:p>
          </table:table-cell>
          <table:table-cell office:value-type="float" office:value="-1.8099547511312295" table:formula="of:=(([.DJ124]*100)/[.DJ123])-100" table:style-name="ce26">
            <text:p>-1.8</text:p>
          </table:table-cell>
          <table:table-cell office:value-type="float" office:value="13.886328725038402" table:formula="of:=[.DQ124]/([.DJ124]*12)" table:style-name="ce26">
            <text:p>13.9</text:p>
          </table:table-cell>
          <table:table-cell office:value-type="float" office:value="7.2013274336283191" table:formula="of:=100/[.DL124]" table:style-name="ce26">
            <text:p>7.2</text:p>
          </table:table-cell>
          <table:table-cell office:value-type="float" office:value="18.515104966717868" table:formula="of:=[.DQ124]/(([.DJ124]*12)*0.75)" table:style-name="ce26">
            <text:p>18.5</text:p>
          </table:table-cell>
          <table:table-cell office:value-type="float" office:value="5.4009955752212395" table:formula="of:=100/[.DN124]" table:style-name="ce26">
            <text:p>5.4</text:p>
          </table:table-cell>
          <table:table-cell office:value-type="float" office:value="149.91060716328158" table:formula="of:=([.DT124]/[.DR124])*100" table:style-name="ce97">
            <text:p>150</text:p>
          </table:table-cell>
          <table:table-cell office:value-type="float" office:value="1807.9999999999998" table:formula="of:=AVERAGE([Quarterly.E58:.E61])" table:style-name="ce8">
            <text:p>1808</text:p>
          </table:table-cell>
          <table:table-cell office:value-type="float" office:value="723.76466250865474" table:formula="of:=PMT(([.AD124]/100)/12;[.AG124]*12;([.DQ124]*100))*-1" table:style-name="ce97">
            <text:p>724</text:p>
          </table:table-cell>
          <table:table-cell office:value-type="float" office:value="117.45344304893892" table:formula="of:=[.DQ124]*[.$DS$118]/[.$DQ$118]" table:style-name="ce97">
            <text:p>117</text:p>
          </table:table-cell>
          <table:table-cell office:value-type="float" office:value="1085" table:formula="of:=[.DJ124]*100" table:style-name="ce97">
            <text:p>1085</text:p>
          </table:table-cell>
          <table:table-cell office:value-type="float" office:value="1514" table:style-name="ce39">
            <text:p>1514</text:p>
          </table:table-cell>
          <table:table-cell office:value-type="float" office:value="122.2225" table:style-name="ce39">
            <text:p>122</text:p>
          </table:table-cell>
          <table:table-cell office:value-type="float" office:value="131.928" table:style-name="ce39">
            <text:p>132</text:p>
          </table:table-cell>
          <table:table-cell office:value-type="float" office:value="3.09" table:style-name="ce38">
            <text:p>3.09</text:p>
          </table:table-cell>
          <table:table-cell office:value-type="float" office:value="212.65" table:formula="of:=[.DY123]+[.DX124]" table:style-name="ce26">
            <text:p>212.7</text:p>
          </table:table-cell>
          <table:table-cell office:value-type="float" office:value="981.36926525000024" table:formula="of:=(([.DU124]*[.DX124])/100)+[.DZ123]" table:style-name="ce26">
            <text:p>981.4</text:p>
          </table:table-cell>
          <table:table-cell office:value-type="float" office:value="532.63073474999976" table:formula="of:=[.DU124]-[.DZ124]" table:style-name="ce33">
            <text:p>532.6</text:p>
          </table:table-cell>
          <table:table-cell office:value-type="float" office:value="711.96802257230183" table:formula="of:=[.DU124]/[.DY124]*[.$DY$88]" table:style-name="ce26">
            <text:p>712.0</text:p>
          </table:table-cell>
          <table:table-cell office:value-type="float" office:value="802.03197742769817" table:formula="of:=[.DU124]-[.EB124]" table:style-name="ce26">
            <text:p>802.0</text:p>
          </table:table-cell>
          <table:table-cell office:value-type="float" office:value="-0.18181818181818171" table:formula="of:=([.AH124]-[.AH123])" table:style-name="ce29">
            <text:p>-0.18</text:p>
          </table:table-cell>
          <table:table-cell office:value-type="float" office:value="6.3202247191011196" table:formula="of:=([.DU124]*100/[.DU123])-100" table:style-name="ce38">
            <text:p>6.32</text:p>
          </table:table-cell>
          <table:table-cell office:value-type="float" office:value="3.2302247191011197" table:formula="of:=[.EE124]-[.DX124]" table:style-name="ce29">
            <text:p>3.23</text:p>
          </table:table-cell>
          <table:table-cell office:value-type="float" office:value="36.025428865562787" table:formula="of:=([.O124]*100/[.O123])-100" table:style-name="ce29">
            <text:p>36.03</text:p>
          </table:table-cell>
          <table:table-cell office:value-type="float" office:value="25.104803113978448" table:formula="of:=([.T124]*100/[.T123])-100" table:style-name="ce29">
            <text:p>25.10</text:p>
          </table:table-cell>
          <table:table-cell office:value-type="float" office:value="14.8" table:style-name="ce33">
            <text:p>14.8</text:p>
          </table:table-cell>
          <table:table-cell office:value-type="float" office:value="11.721220294322359" table:formula="of:=([.DO124]+[.EE124])" table:style-name="ce33">
            <text:p>11.7</text:p>
          </table:table-cell>
          <table:table-cell office:value-type="float" office:value="431.15999999999997" table:formula="of:=-0.06*(([.A124]-1963)^2)+8.5*([.A124]-1963)+140" table:style-name="ce26">
            <text:p>431.2</text:p>
          </table:table-cell>
          <table:table-cell office:value-type="float" office:value="481.15999999999997" table:formula="of:=[.EK124]+50" table:style-name="ce26">
            <text:p>481.2</text:p>
          </table:table-cell>
          <table:table-cell office:value-type="float" office:value="381.15999999999997" table:formula="of:=[.EK124]-50" table:style-name="ce33">
            <text:p>381.2</text:p>
          </table:table-cell>
          <table:table-cell office:value-type="float" office:value="531.16" table:formula="of:=[.EK124]+100" table:style-name="ce33">
            <text:p>531.2</text:p>
          </table:table-cell>
          <table:table-cell office:value-type="float" office:value="331.15999999999997" table:formula="of:=[.EK124]-100" table:style-name="ce33">
            <text:p>331.2</text:p>
          </table:table-cell>
          <table:table-cell office:value-type="float" office:value="409.9" table:formula="of:=-0.025*(([.A124]-1963)^2)+5.5*([.A124]-1963)+175" table:style-name="ce26">
            <text:p>409.9</text:p>
          </table:table-cell>
          <table:table-cell office:value-type="float" office:value="0.76830377138784511" table:formula="of:=2.90834615384615*0.264172052" table:style-name="ce78">
            <text:p>0.77</text:p>
          </table:table-cell>
          <table:table-cell office:value-type="float" office:value="40.248346980979562" table:formula="of:=([.EQ124]*100/[.EQ123])-100" table:style-name="ce113">
            <text:p>40.2</text:p>
          </table:table-cell>
          <table:table-cell office:value-type="float" office:value="1.6279285000000001" table:formula="of:=1.38*[.AJ124]" table:style-name="ce78">
            <text:p>1.63</text:p>
          </table:table-cell>
          <table:table-cell table:number-columns-repeated="16235"/>
        </table:table-row>
        <table:table-row table:style-name="ro3">
          <table:table-cell office:value-type="float" office:value="2022" table:style-name="ce17">
            <text:p>2022</text:p>
          </table:table-cell>
          <table:table-cell office:value-type="float" office:value="47432805" table:style-name="ce15">
            <text:p>47432805</text:p>
          </table:table-cell>
          <table:table-cell office:value-type="float" office:value="16985893" table:style-name="ce30">
            <text:p>16985893</text:p>
          </table:table-cell>
          <table:table-cell office:value-type="float" office:value="23908314.185199998" table:style-name="ce30">
            <text:p>23908314</text:p>
          </table:table-cell>
          <table:table-cell office:value-type="float" office:value="39399473" table:style-name="ce93">
            <text:p>39399473</text:p>
          </table:table-cell>
          <table:table-cell office:value-type="float" office:value="653303.57692307688" table:formula="of:=[.C125]/26" table:style-name="ce30">
            <text:p>653304</text:p>
          </table:table-cell>
          <table:table-cell office:value-type="float" office:value="326651.78846153844" table:formula="of:=[.F125]/2" table:style-name="ce30">
            <text:p>326652</text:p>
          </table:table-cell>
          <table:table-cell office:value-type="float" office:value="489977.68269230763" table:formula="of:=[.G125]*1.5" table:style-name="ce30">
            <text:p>489978</text:p>
          </table:table-cell>
          <table:table-cell office:value-type="float" office:value="527169.74202000001" table:style-name="ce30">
            <text:p>527170</text:p>
          </table:table-cell>
          <table:table-cell office:value-type="float" office:value="263584.87101" table:formula="of:=[.I125]/2" table:style-name="ce30">
            <text:p>263585</text:p>
          </table:table-cell>
          <table:table-cell office:value-type="float" office:value="697281.94285400002" table:style-name="ce30">
            <text:p>697282</text:p>
          </table:table-cell>
          <table:table-cell office:value-type="float" office:value="348640.97142700001" table:formula="of:=[.K125]/2" table:style-name="ce30">
            <text:p>348641</text:p>
          </table:table-cell>
          <table:table-cell office:value-type="float" office:value="763588.99488000001" table:style-name="ce30">
            <text:p>763589</text:p>
          </table:table-cell>
          <table:table-cell office:value-type="float" office:value="381794.49744000001" table:formula="of:=[.M125]/2" table:style-name="ce30">
            <text:p>381794</text:p>
          </table:table-cell>
          <table:table-cell office:value-type="float" office:value="649494" table:style-name="ce106">
            <text:p>649494</text:p>
          </table:table-cell>
          <table:table-cell office:value-type="float" office:value="197021" table:style-name="ce30">
            <text:p>197021</text:p>
          </table:table-cell>
          <table:table-cell office:value-type="float" office:value="22549" table:style-name="ce35">
            <text:p>22549</text:p>
          </table:table-cell>
          <table:table-cell office:value-type="float" office:value="1250" table:style-name="ce15">
            <text:p>1250</text:p>
          </table:table-cell>
          <table:table-cell office:value-type="float" office:value="194205" table:style-name="ce35">
            <text:p>194205</text:p>
          </table:table-cell>
          <table:table-cell office:value-type="float" office:value="463614" table:style-name="ce35">
            <text:p>463614</text:p>
          </table:table-cell>
          <table:table-cell office:value-type="float" office:value="394013" table:style-name="ce35">
            <text:p>394013</text:p>
          </table:table-cell>
          <table:table-cell office:value-type="float" office:value="67460681000" table:style-name="ce104">
            <text:p>6.7E+10</text:p>
          </table:table-cell>
          <table:table-cell office:value-type="float" office:value="145510.44834711635" table:formula="of:=[.V125]/[.T125]" table:style-name="ce30">
            <text:p>145510</text:p>
          </table:table-cell>
          <table:table-cell office:value-type="float" office:value="21304" table:style-name="ce35">
            <text:p>21304</text:p>
          </table:table-cell>
          <table:table-cell office:value-type="float" office:value="6221" table:style-name="ce35">
            <text:p>6221</text:p>
          </table:table-cell>
          <table:table-cell office:value-type="float" office:value="3.4245298183571773" table:formula="of:=[.X125]/[.Y125]" table:style-name="ce82">
            <text:p>3.42</text:p>
          </table:table-cell>
          <table:table-cell office:value-type="float" office:value="0.71380797975039034" table:formula="of:=[.T125]/[.O125]" table:style-name="ce29">
            <text:p>0.71</text:p>
          </table:table-cell>
          <table:table-cell office:value-type="float" office:value="69.914251832253768" table:formula="of:=([.W125]*100)/([.DU125]*(([.CA125]*([.BZ125]/([.BU125]+[.BZ125])))+([.BV125]*([.BU125]/([.BU125]+[.BZ125])))))" table:style-name="ce82">
            <text:p>69.91</text:p>
          </table:table-cell>
          <table:table-cell office:value-type="float" office:value="8.7555825191672678" table:formula="of:=(([.V125]*100/[.V124])-100)-[.DX125]" table:style-name="ce79">
            <text:p>8.76</text:p>
          </table:table-cell>
          <table:table-cell office:value-type="float" office:value="2.0579999999999998" table:style-name="ce79">
            <text:p>2.06</text:p>
          </table:table-cell>
          <table:table-cell office:value-type="float" office:value="70.900000000000006" table:style-name="ce79">
            <text:p>70.90</text:p>
          </table:table-cell>
          <table:table-cell office:value-type="float" office:value="29.099999999999994" table:formula="of:=100-[.AE125]" table:style-name="ce32">
            <text:p>29.10</text:p>
          </table:table-cell>
          <table:table-cell office:value-type="float" office:value="24" table:style-name="ce30">
            <text:p>24</text:p>
          </table:table-cell>
          <table:table-cell office:value-type="float" office:value="1.0880000000000001" table:style-name="ce38">
            <text:p>1.09</text:p>
          </table:table-cell>
          <table:table-cell office:value-type="float" office:value="0.96999999999999975" table:formula="of:=[.AD125]-[.AH125]" table:style-name="ce88">
            <text:p>0.97</text:p>
          </table:table-cell>
          <table:table-cell office:value-type="float" office:value="1.052225" table:style-name="ce88">
            <text:p>1.05</text:p>
          </table:table-cell>
          <table:table-cell office:value-type="float" office:value="161900" table:formula="of:=[.DU125]*100" table:style-name="ce90">
            <text:p>161900</text:p>
          </table:table-cell>
          <table:table-cell office:value-type="float" office:value="170355.22750000001" table:formula="of:=([.DU125]*100)*[.AJ125]" table:style-name="ce90">
            <text:p>170355</text:p>
          </table:table-cell>
          <table:table-cell office:value-type="float" office:value="16083941000000" table:style-name="ce102">
            <text:p>1.61E+13</text:p>
          </table:table-cell>
          <table:table-cell office:value-type="float" office:value="4.0127441299742372" table:formula="of:=([.AM125]*100/[.AM124])-100" table:style-name="ce87">
            <text:p>4.01</text:p>
          </table:table-cell>
          <table:table-cell office:value-type="float" office:value="6.3584746695754237" table:formula="of:=AVERAGE([.$AN$84:.AN125])" table:style-name="ce87">
            <text:p>6.36</text:p>
          </table:table-cell>
          <table:table-cell office:value-type="float" office:value="26159.403401916668" table:style-name="ce93">
            <text:p>26159</text:p>
          </table:table-cell>
          <table:table-cell office:value-type="float" office:value="6.1889790647189526" table:formula="of:=[.DU125]*100/[.AP125]" table:style-name="ce92">
            <text:p>6</text:p>
          </table:table-cell>
          <table:table-cell office:value-type="float" office:value="1708.9024999999999" table:style-name="ce93">
            <text:p>1709</text:p>
          </table:table-cell>
          <table:table-cell office:value-type="float" office:value="94.739167389596545" table:formula="of:=[.DU125]*100/[.AR125]" table:style-name="ce93">
            <text:p>95</text:p>
          </table:table-cell>
          <table:table-cell office:value-type="float" office:value="3.4804190287860166" table:style-name="ce120">
            <text:p>3.5</text:p>
          </table:table-cell>
          <table:table-cell office:value-type="float" office:value="792086000000" table:style-name="ce102">
            <text:p>7.92E+11</text:p>
          </table:table-cell>
          <table:table-cell office:value-type="float" office:value="20103.974487171439" table:formula="of:=[.AU125]/[.E125]" table:style-name="ce30">
            <text:p>20104</text:p>
          </table:table-cell>
          <table:table-cell office:value-type="float" office:value="19424.672899145578" table:formula="of:=[.AW124]*(1+([.DX125]/100))" table:style-name="ce93">
            <text:p>19425</text:p>
          </table:table-cell>
          <table:table-cell office:value-type="float" office:value="25414.973850367329" table:formula="of:=[.AV125]+(12*PMT([.AD125]/100/12;[.AG125]*12;([.AV125]*5)*-1))" table:style-name="ce93">
            <text:p>25415</text:p>
          </table:table-cell>
          <table:table-cell office:value-type="float" office:value="24014.596260815371" table:formula="of:=[.AY124]*(1+(([.DV125]-[.DV124])/100))" table:style-name="ce93">
            <text:p>24015</text:p>
          </table:table-cell>
          <table:table-cell office:value-type="float" office:value="20075.307834903557" table:formula="of:=(([.AY125]+([.AW125]-[.AV125])+([.AX125]-[.AV125]))-[.AV125])+[.$AV$102]" table:style-name="ce93">
            <text:p>20075</text:p>
          </table:table-cell>
          <table:table-cell office:value-type="float" office:value="128.28813597693636" table:formula="of:=[.AZ125]*[.$BA$102]/[.$AZ$102]" table:style-name="ce93">
            <text:p>128</text:p>
          </table:table-cell>
          <table:table-cell office:value-type="float" office:value="88.901737642654382" table:formula="of:=[.AV125]*[.$BB$102]/[.$AV$102]" table:style-name="ce93">
            <text:p>89</text:p>
          </table:table-cell>
          <table:table-cell office:value-type="float" office:value="42.28326235734562" table:formula="of:=[.DV125]-[.BB125]" table:style-name="ce93">
            <text:p>42</text:p>
          </table:table-cell>
          <table:table-cell office:value-type="float" office:value="29102.089669423272" table:formula="of:=[.W125]/5" table:style-name="ce122">
            <text:p>29102</text:p>
          </table:table-cell>
          <table:table-cell office:value-type="float" office:value="30.919137713007231" table:formula="of:=100-(([.AV125]*100)/[.BD125])" table:style-name="ce122">
            <text:p>31</text:p>
          </table:table-cell>
          <table:table-cell office:value-type="float" office:value="158.80000000000001" table:style-name="ce30">
            <text:p>159</text:p>
          </table:table-cell>
          <table:table-cell office:value-type="float" office:value="26326" table:style-name="ce35">
            <text:p>26326</text:p>
          </table:table-cell>
          <table:table-cell office:value-type="float" office:value="19130.420000000002" table:style-name="ce93">
            <text:p>19130</text:p>
          </table:table-cell>
          <table:table-cell office:value-type="float" office:value="12227.18" table:style-name="ce93">
            <text:p>12227</text:p>
          </table:table-cell>
          <table:table-cell office:value-type="float" office:value="3616.62" table:style-name="ce93">
            <text:p>3617</text:p>
          </table:table-cell>
          <table:table-cell office:value-type="float" office:value="10366.34" table:style-name="ce93">
            <text:p>10366</text:p>
          </table:table-cell>
          <table:table-cell office:value-type="float" office:value="115.33471949383879" table:formula="of:=([.BJ125])/((([.BH125]+[.BI125])*1000)/1000000)" table:style-name="ce97">
            <text:p>115</text:p>
          </table:table-cell>
          <table:table-cell office:value-type="float" office:value="40.131950410627347" table:formula="of:=[.CH125]/[.O125]" table:style-name="ce97">
            <text:p>40</text:p>
          </table:table-cell>
          <table:table-cell office:value-type="float" office:value="75426" table:style-name="ce35">
            <text:p>75426</text:p>
          </table:table-cell>
          <table:table-cell office:value-type="float" office:value="27547" table:style-name="ce35">
            <text:p>27547</text:p>
          </table:table-cell>
          <table:table-cell office:value-type="float" office:value="44833" table:style-name="ce35">
            <text:p>44833</text:p>
          </table:table-cell>
          <table:table-cell office:value-type="float" office:value="2999" table:style-name="ce35">
            <text:p>2999</text:p>
          </table:table-cell>
          <table:table-cell office:value-type="float" office:value="85213" table:style-name="ce130">
            <text:p>85213</text:p>
          </table:table-cell>
          <table:table-cell office:value-type="float" office:value="48817" table:style-name="ce130">
            <text:p>48817</text:p>
          </table:table-cell>
          <table:table-cell office:value-type="float" office:value="1814" table:style-name="ce130">
            <text:p>1814</text:p>
          </table:table-cell>
          <table:table-cell office:value-type="float" office:value="25713" table:style-name="ce30">
            <text:p>25713</text:p>
          </table:table-cell>
          <table:table-cell office:value-type="float" office:value="195.3" table:style-name="ce57">
            <text:p>195</text:p>
          </table:table-cell>
          <table:table-cell office:value-type="float" office:value="4230378400" table:style-name="ce35">
            <text:p>4230378400</text:p>
          </table:table-cell>
          <table:table-cell office:value-type="float" office:value="164522.94170264067" table:formula="of:=[.BW125]/[.BU125]" table:style-name="ce69">
            <text:p>164523</text:p>
          </table:table-cell>
          <table:table-cell office:value-type="float" office:value="842.4113758455743" table:formula="of:=[.BX125]/[.BV125]" table:style-name="ce69">
            <text:p>842</text:p>
          </table:table-cell>
          <table:table-cell office:value-type="float" office:value="83101" table:style-name="ce30">
            <text:p>83101</text:p>
          </table:table-cell>
          <table:table-cell office:value-type="float" office:value="107.9" table:style-name="ce57">
            <text:p>108</text:p>
          </table:table-cell>
          <table:table-cell office:value-type="float" office:value="7317704500" table:style-name="ce35">
            <text:p>7317704500</text:p>
          </table:table-cell>
          <table:table-cell office:value-type="float" office:value="88057.959591340652" table:formula="of:=[.CB125]/[.BZ125]" table:style-name="ce69">
            <text:p>88058</text:p>
          </table:table-cell>
          <table:table-cell office:value-type="float" office:value="816.10713244986698" table:formula="of:=[.CC125]/[.CA125]" table:style-name="ce69">
            <text:p>816</text:p>
          </table:table-cell>
          <table:table-cell office:value-type="float" office:value="1.9523448088184958" table:formula="of:=[.DU125]/(([.CD125]+[.BY125])/2)" table:style-name="ce72">
            <text:p>1.95</text:p>
          </table:table-cell>
          <table:table-cell office:value-type="float" office:value="11.380936713636757" table:formula="of:=[.CG125]-[.CG124]" table:style-name="ce71">
            <text:p>11.4</text:p>
          </table:table-cell>
          <table:table-cell office:value-type="float" office:value="111.38095154754291" table:style-name="ce108">
            <text:p>111</text:p>
          </table:table-cell>
          <table:table-cell office:value-type="float" office:value="26065461" table:formula="of:=[.CH124]+[.CI125]" table:style-name="ce36">
            <text:p>26065461</text:p>
          </table:table-cell>
          <table:table-cell office:value-type="float" office:value="89156" table:style-name="ce36">
            <text:p>89156</text:p>
          </table:table-cell>
          <table:table-cell office:value-type="float" office:value="79935" table:style-name="ce93">
            <text:p>79935</text:p>
          </table:table-cell>
          <table:table-cell office:value-type="float" office:value="9114" table:style-name="ce93">
            <text:p>9114</text:p>
          </table:table-cell>
          <table:table-cell office:value-type="float" office:value="89.765185459690727" table:formula="of:=100-[.CM125]" table:style-name="ce93">
            <text:p>90</text:p>
          </table:table-cell>
          <table:table-cell office:value-type="float" office:value="10.234814540309268" table:formula="of:=([.CK125]*100)/([.CJ125]+[.CK125])" table:style-name="ce93">
            <text:p>10</text:p>
          </table:table-cell>
          <table:table-cell office:value-type="float" office:value="1.8197569956656434" table:formula="of:=([.B125]/[.CH125])" table:style-name="ce38">
            <text:p>1.82</text:p>
          </table:table-cell>
          <table:table-cell office:value-type="float" office:value="2.48" table:style-name="ce88">
            <text:p>2.48</text:p>
          </table:table-cell>
          <table:table-cell office:value-type="float" office:value="0.66024300433435656" table:formula="of:=([.CO125]-[.CN125])" table:style-name="ce88">
            <text:p>0.66</text:p>
          </table:table-cell>
          <table:table-cell office:value-type="float" office:value="0.34322048497659807" table:formula="of:=([.CH125]*100/[.CH124])-100" table:style-name="ce37">
            <text:p>0.3</text:p>
          </table:table-cell>
          <table:table-cell office:value-type="float" office:value="1.7391581904141746" table:formula="of:=AVERAGE([.$CQ$74:.CQ125])" table:style-name="ce87">
            <text:p>1.74</text:p>
          </table:table-cell>
          <table:table-cell office:value-type="float" office:value="34140" table:formula="of:=([.B125]-[.B124])" table:style-name="ce90">
            <text:p>34140</text:p>
          </table:table-cell>
          <table:table-cell office:value-type="float" office:value="7.2027345073962579E-2" table:formula="of:=([.B125]*100/[.B124])-100" table:style-name="ce38">
            <text:p>0.07</text:p>
          </table:table-cell>
          <table:table-cell office:value-type="float" office:value="72086" table:formula="of:=[.CI125]-([.CS125]/2)" table:style-name="ce8">
            <text:p>72086</text:p>
          </table:table-cell>
          <table:table-cell office:value-type="float" office:value="1321000" table:style-name="ce93">
            <text:p>1321000</text:p>
          </table:table-cell>
          <table:table-cell office:value-type="float" office:value="14.816725739153842" table:formula="of:=[.CV125]/[.CI125]" table:style-name="ce118">
            <text:p>14.8</text:p>
          </table:table-cell>
          <table:table-cell office:value-type="float" office:value="2.7849923697322985" table:formula="of:=[.CV125]/[.B125]*100" table:style-name="ce118">
            <text:p>2.8</text:p>
          </table:table-cell>
          <table:table-cell office:value-type="float" office:value="14906" table:style-name="ce30">
            <text:p>14906</text:p>
          </table:table-cell>
          <table:table-cell office:value-type="float" office:value="10.37" table:style-name="ce38">
            <text:p>10.37</text:p>
          </table:table-cell>
          <table:table-cell office:value-type="float" office:value="77.305875" table:formula="of:=100-([.CZ125]+[.DB125])" table:style-name="ce38">
            <text:p>77.31</text:p>
          </table:table-cell>
          <table:table-cell office:value-type="float" office:value="12.324124999999999" table:formula="of:=([.DC125]*(100-[.CZ125]))/100" table:style-name="ce38">
            <text:p>12.32</text:p>
          </table:table-cell>
          <table:table-cell office:value-type="float" office:value="13.75" table:style-name="ce38">
            <text:p>13.75</text:p>
          </table:table-cell>
          <table:table-cell office:value-type="float" office:value="75.900000000000006" table:style-name="ce21">
            <text:p>75.9</text:p>
          </table:table-cell>
          <table:table-cell office:value-type="float" office:value="18.100000000000001" table:style-name="ce21">
            <text:p>18.1</text:p>
          </table:table-cell>
          <table:table-cell office:value-type="float" office:value="3" table:style-name="ce26">
            <text:p>3.0</text:p>
          </table:table-cell>
          <table:table-cell office:value-type="float" office:value="6.1" table:style-name="ce21">
            <text:p>6.1</text:p>
          </table:table-cell>
          <table:table-cell office:value-type="float" office:value="115.684" table:style-name="ce97">
            <text:p>116</text:p>
          </table:table-cell>
          <table:table-cell office:value-type="float" office:value="149.59459459459458" table:formula="of:=[.DJ125]*[.$DI$118]/[.$DJ$118]" table:style-name="ce97">
            <text:p>150</text:p>
          </table:table-cell>
          <table:table-cell office:value-type="float" office:value="11.07" table:style-name="ce33">
            <text:p>11.1</text:p>
          </table:table-cell>
          <table:table-cell office:value-type="float" office:value="2.0276497695852527" table:formula="of:=(([.DJ125]*100)/[.DJ124])-100" table:style-name="ce33">
            <text:p>2.0</text:p>
          </table:table-cell>
          <table:table-cell office:value-type="float" office:value="13.92652815417043" table:formula="of:=[.DQ125]/([.DJ125]*12)" table:style-name="ce33">
            <text:p>13.9</text:p>
          </table:table-cell>
          <table:table-cell office:value-type="float" office:value="7.1805405405405409" table:formula="of:=100/[.DL125]" table:style-name="ce33">
            <text:p>7.2</text:p>
          </table:table-cell>
          <table:table-cell office:value-type="float" office:value="18.568704205560575" table:formula="of:=[.DQ125]/(([.DJ125]*12)*0.75)" table:style-name="ce33">
            <text:p>18.6</text:p>
          </table:table-cell>
          <table:table-cell office:value-type="float" office:value="5.3854054054054048" table:formula="of:=100/[.DN125]" table:style-name="ce33">
            <text:p>5.4</text:p>
          </table:table-cell>
          <table:table-cell office:value-type="float" office:value="135.90418107700569" table:formula="of:=([.DT125]/[.DR125])*100" table:style-name="ce97">
            <text:p>136</text:p>
          </table:table-cell>
          <table:table-cell office:value-type="float" office:value="1850" table:style-name="ce35">
            <text:p>1850</text:p>
          </table:table-cell>
          <table:table-cell office:value-type="float" office:value="814.54447628270862" table:formula="of:=PMT(([.AD125]/100)/12;[.AG125]*12;([.DQ125]*100))*-1" table:style-name="ce97">
            <text:p>815</text:p>
          </table:table-cell>
          <table:table-cell office:value-type="float" office:value="120.18189692507579" table:formula="of:=[.DQ125]*[.$DS$118]/[.$DQ$118]" table:style-name="ce97">
            <text:p>120</text:p>
          </table:table-cell>
          <table:table-cell office:value-type="float" office:value="1107" table:formula="of:=[.DJ125]*100" table:style-name="ce97">
            <text:p>1107</text:p>
          </table:table-cell>
          <table:table-cell office:value-type="float" office:value="1619" table:style-name="ce30">
            <text:p>1619</text:p>
          </table:table-cell>
          <table:table-cell office:value-type="float" office:value="131.185" table:style-name="ce93">
            <text:p>131</text:p>
          </table:table-cell>
          <table:table-cell office:value-type="float" office:value="141.67500000000001" table:style-name="ce93">
            <text:p>142</text:p>
          </table:table-cell>
          <table:table-cell office:value-type="float" office:value="8.4" table:style-name="ce38">
            <text:p>8.40</text:p>
          </table:table-cell>
          <table:table-cell office:value-type="float" office:value="221.05" table:formula="of:=[.DY124]+[.DX125]" table:style-name="ce33">
            <text:p>221.1</text:p>
          </table:table-cell>
          <table:table-cell office:value-type="float" office:value="1117.3652652500002" table:formula="of:=(([.DU125]*[.DX125])/100)+[.DZ124]" table:style-name="ce33">
            <text:p>1117.4</text:p>
          </table:table-cell>
          <table:table-cell office:value-type="float" office:value="501.63473474999978" table:formula="of:=[.DU125]-[.DZ125]" table:style-name="ce33">
            <text:p>501.6</text:p>
          </table:table-cell>
          <table:table-cell office:value-type="float" office:value="732.41348111287039" table:formula="of:=[.DU125]/[.DY125]*[.$DY$88]" table:style-name="ce33">
            <text:p>732.4</text:p>
          </table:table-cell>
          <table:table-cell office:value-type="float" office:value="886.58651888712961" table:formula="of:=[.DU125]-[.EB125]" table:style-name="ce33">
            <text:p>886.6</text:p>
          </table:table-cell>
          <table:table-cell office:value-type="float" office:value="1.5776727272727273" table:formula="of:=([.AH125]-[.AH124])" table:style-name="ce29">
            <text:p>1.58</text:p>
          </table:table-cell>
          <table:table-cell office:value-type="float" office:value="6.9352708058124222" table:formula="of:=([.DU125]*100/[.DU124])-100" table:style-name="ce38">
            <text:p>6.94</text:p>
          </table:table-cell>
          <table:table-cell office:value-type="float" office:value="-1.4647291941875782" table:formula="of:=[.EE125]-[.DX125]" table:style-name="ce38">
            <text:p>-1.46</text:p>
          </table:table-cell>
          <table:table-cell office:value-type="float" office:value="14.848379287845063" table:formula="of:=([.O125]*100/[.O124])-100" table:style-name="ce38">
            <text:p>14.85</text:p>
          </table:table-cell>
          <table:table-cell office:value-type="float" office:value="11.045003485021596" table:formula="of:=([.T125]*100/[.T124])-100" table:style-name="ce38">
            <text:p>11.05</text:p>
          </table:table-cell>
          <table:table-cell office:value-type="float" office:value="12.92" table:style-name="ce107">
            <text:p>12.9</text:p>
          </table:table-cell>
          <table:table-cell office:value-type="float" office:value="12.320676211217826" table:formula="of:=([.DO125]+[.EE125])" table:style-name="ce33">
            <text:p>12.3</text:p>
          </table:table-cell>
          <table:table-cell office:value-type="float" office:value="432.64" table:formula="of:=-0.06*(([.A125]-1963)^2)+8.5*([.A125]-1963)+140" table:style-name="ce26">
            <text:p>432.6</text:p>
          </table:table-cell>
          <table:table-cell office:value-type="float" office:value="482.64" table:formula="of:=[.EK125]+50" table:style-name="ce26">
            <text:p>482.6</text:p>
          </table:table-cell>
          <table:table-cell office:value-type="float" office:value="382.64" table:formula="of:=[.EK125]-50" table:style-name="ce33">
            <text:p>382.6</text:p>
          </table:table-cell>
          <table:table-cell office:value-type="float" office:value="532.64" table:formula="of:=[.EK125]+100" table:style-name="ce33">
            <text:p>532.6</text:p>
          </table:table-cell>
          <table:table-cell office:value-type="float" office:value="332.64" table:formula="of:=[.EK125]-100" table:style-name="ce33">
            <text:p>332.6</text:p>
          </table:table-cell>
          <table:table-cell office:value-type="float" office:value="412.47500000000002" table:formula="of:=-0.025*(([.A125]-1963)^2)+5.5*([.A125]-1963)+175" table:style-name="ce26">
            <text:p>412.5</text:p>
          </table:table-cell>
          <table:table-cell office:value-type="float" office:value="1.0046158323653858" table:formula="of:=3.80288461538462*0.264172052" table:style-name="ce78">
            <text:p>1.00</text:p>
          </table:table-cell>
          <table:table-cell office:value-type="float" office:value="30.757633865400948" table:formula="of:=([.EQ125]*100/[.EQ124])-100" table:style-name="ce113">
            <text:p>30.8</text:p>
          </table:table-cell>
          <table:table-cell office:value-type="float" office:value="1.8729605" table:formula="of:=1.78*[.AJ125]" table:style-name="ce78">
            <text:p>1.87</text:p>
          </table:table-cell>
          <table:table-cell table:number-columns-repeated="16235"/>
        </table:table-row>
        <table:table-row table:style-name="ro3">
          <table:table-cell office:value-type="float" office:value="2023" table:style-name="ce17">
            <text:p>2023</text:p>
          </table:table-cell>
          <table:table-cell office:value-type="float" office:value="48085361" table:style-name="ce15">
            <text:p>48085361</text:p>
          </table:table-cell>
          <table:table-cell office:value-type="float" office:value="16927519" table:style-name="ce30">
            <text:p>16927519</text:p>
          </table:table-cell>
          <table:table-cell office:value-type="float" office:value="24179586" table:style-name="ce30">
            <text:p>24179586</text:p>
          </table:table-cell>
          <table:table-cell office:value-type="float" office:value="39727961" table:style-name="ce93">
            <text:p>39727961</text:p>
          </table:table-cell>
          <table:table-cell office:value-type="float" office:value="651058.42307692312" table:formula="of:=[.C126]/26" table:style-name="ce30">
            <text:p>651058</text:p>
          </table:table-cell>
          <table:table-cell office:value-type="float" office:value="325529.21153846156" table:formula="of:=[.F126]/2" table:style-name="ce30">
            <text:p>325529</text:p>
          </table:table-cell>
          <table:table-cell office:value-type="float" office:value="488293.81730769237" table:formula="of:=[.G126]*1.5" table:style-name="ce30">
            <text:p>488294</text:p>
          </table:table-cell>
          <table:table-cell office:value-type="float" office:value="543507.25755099999" table:style-name="ce30">
            <text:p>543507</text:p>
          </table:table-cell>
          <table:table-cell office:value-type="float" office:value="271753.62877549999" table:formula="of:=[.I126]/2" table:style-name="ce30">
            <text:p>271754</text:p>
          </table:table-cell>
          <table:table-cell office:value-type="float" office:value="673355.53919899999" table:style-name="ce30">
            <text:p>673356</text:p>
          </table:table-cell>
          <table:table-cell office:value-type="float" office:value="336677.7695995" table:formula="of:=[.K126]/2" table:style-name="ce30">
            <text:p>336678</text:p>
          </table:table-cell>
          <table:table-cell office:value-type="float" office:value="777278.80279099999" table:style-name="ce30">
            <text:p>777279</text:p>
          </table:table-cell>
          <table:table-cell office:value-type="float" office:value="388639.4013955" table:formula="of:=[.M126]/2" table:style-name="ce30">
            <text:p>388639</text:p>
          </table:table-cell>
          <table:table-cell office:value-type="float" office:value="586913" table:style-name="ce30">
            <text:p>586913</text:p>
          </table:table-cell>
          <table:table-cell office:value-type="float" office:value="199741" table:style-name="ce30">
            <text:p>199741</text:p>
          </table:table-cell>
          <table:table-cell office:value-type="float" office:value="19871" table:style-name="ce30">
            <text:p>19871</text:p>
          </table:table-cell>
          <table:table-cell office:value-type="float" office:value="1229" table:style-name="ce30">
            <text:p>1229</text:p>
          </table:table-cell>
          <table:table-cell office:value-type="float" office:value="167089" table:style-name="ce30">
            <text:p>167089</text:p>
          </table:table-cell>
          <table:table-cell office:value-type="float" office:value="381560" table:style-name="ce30">
            <text:p>381560</text:p>
          </table:table-cell>
          <table:table-cell office:value-type="float" office:value="431782" table:style-name="ce30">
            <text:p>431782</text:p>
          </table:table-cell>
          <table:table-cell office:value-type="float" office:value="54209000000" table:style-name="ce104">
            <text:p>5.4E+10</text:p>
          </table:table-cell>
          <table:table-cell office:value-type="float" office:value="142072.02012789602" table:formula="of:=[.V126]/[.T126]" table:style-name="ce30">
            <text:p>142072</text:p>
          </table:table-cell>
          <table:table-cell office:value-type="float" office:value="22343" table:style-name="ce35">
            <text:p>22343</text:p>
          </table:table-cell>
          <table:table-cell office:value-type="float" office:value="5956" table:style-name="ce35">
            <text:p>5956</text:p>
          </table:table-cell>
          <table:table-cell office:value-type="float" office:value="3.7513431833445265" table:formula="of:=[.X126]/[.Y126]" table:style-name="ce88">
            <text:p>3.75</text:p>
          </table:table-cell>
          <table:table-cell office:value-type="float" office:value="0.65011338988913181" table:formula="of:=[.T126]/[.O126]" table:style-name="ce38">
            <text:p>0.65</text:p>
          </table:table-cell>
          <table:table-cell office:value-type="float" office:value="67.728226422008603" table:formula="of:=([.W126]*100)/([.DU126]*(([.CA126]*([.BZ126]/([.BU126]+[.BZ126])))+([.BV126]*([.BU126]/([.BU126]+[.BZ126])))))" table:style-name="ce88">
            <text:p>67.73</text:p>
          </table:table-cell>
          <table:table-cell office:value-type="float" office:value="-23.203562447879829" table:formula="of:=(([.V126]*100/[.V125])-100)-[.DX126]" table:style-name="ce79">
            <text:p>-23.20</text:p>
          </table:table-cell>
          <table:table-cell office:value-type="float" office:value="3.9860000000000002" table:style-name="ce79">
            <text:p>3.99</text:p>
          </table:table-cell>
          <table:table-cell office:value-type="float" office:value="60" table:style-name="ce38">
            <text:p>60.00</text:p>
          </table:table-cell>
          <table:table-cell office:value-type="float" office:value="40" table:formula="of:=100-[.AE126]" table:style-name="ce32">
            <text:p>40.00</text:p>
          </table:table-cell>
          <table:table-cell office:value-type="float" office:value="24" table:style-name="ce30">
            <text:p>24</text:p>
          </table:table-cell>
          <table:table-cell office:value-type="float" office:value="3.86" table:style-name="ce38">
            <text:p>3.86</text:p>
          </table:table-cell>
          <table:table-cell office:value-type="float" office:value="0.12600000000000033" table:formula="of:=[.AD126]-[.AH126]" table:style-name="ce88">
            <text:p>0.13</text:p>
          </table:table-cell>
          <table:table-cell office:value-type="float" office:value="1.08165" table:style-name="ce88">
            <text:p>1.08</text:p>
          </table:table-cell>
          <table:table-cell office:value-type="float" office:value="164000" table:formula="of:=[.DU126]*100" table:style-name="ce90">
            <text:p>164000</text:p>
          </table:table-cell>
          <table:table-cell office:value-type="float" office:value="177390.6" table:formula="of:=([.DU126]*100)*[.AJ126]" table:style-name="ce90">
            <text:p>177391</text:p>
          </table:table-cell>
          <table:table-cell office:value-type="float" office:value="16137014000000" table:style-name="ce102">
            <text:p>1.61E+13</text:p>
          </table:table-cell>
          <table:table-cell office:value-type="float" office:value="0.32997509752118503" table:formula="of:=([.AM126]*100/[.AM125])-100" table:style-name="ce87">
            <text:p>0.33</text:p>
          </table:table-cell>
          <table:table-cell office:value-type="float" office:value="6.2182770051090461" table:formula="of:=AVERAGE([.$AN$84:.AN126])" table:style-name="ce87">
            <text:p>6.22</text:p>
          </table:table-cell>
          <table:table-cell office:value-type="float" office:value="27588" table:style-name="ce93">
            <text:p>27588</text:p>
          </table:table-cell>
          <table:table-cell office:value-type="float" office:value="5.9446136001159928" table:formula="of:=[.DU126]*100/[.AP126]" table:style-name="ce92">
            <text:p>6</text:p>
          </table:table-cell>
          <table:table-cell office:value-type="float" office:value="1795" table:style-name="ce93">
            <text:p>1795</text:p>
          </table:table-cell>
          <table:table-cell office:value-type="float" office:value="91.364902506963787" table:formula="of:=[.DU126]*100/[.AR126]" table:style-name="ce93">
            <text:p>91</text:p>
          </table:table-cell>
          <table:table-cell office:value-type="float" office:value="0.4" table:style-name="ce120">
            <text:p>0.4</text:p>
          </table:table-cell>
          <table:table-cell office:value-type="float" office:value="882194000000" table:style-name="ce102">
            <text:p>8.82E+11</text:p>
          </table:table-cell>
          <table:table-cell office:value-type="float" office:value="22205.871577451457" table:formula="of:=[.AU126]/[.E126]" table:style-name="ce30">
            <text:p>22206</text:p>
          </table:table-cell>
          <table:table-cell office:value-type="float" office:value="20116.191254355163" table:formula="of:=[.AW125]*(1+([.DX126]/100))" table:style-name="ce93">
            <text:p>20116</text:p>
          </table:table-cell>
          <table:table-cell office:value-type="float" office:value="29399.574730273016" table:formula="of:=[.AV126]+(12*PMT([.AD126]/100/12;[.AG126]*12;([.AV126]*5)*-1))" table:style-name="ce93">
            <text:p>29400</text:p>
          </table:table-cell>
          <table:table-cell office:value-type="float" office:value="25152.888123578021" table:formula="of:=[.AY125]*(1+(([.DV126]-[.DV125])/100))" table:style-name="ce93">
            <text:p>25153</text:p>
          </table:table-cell>
          <table:table-cell office:value-type="float" office:value="19584.027661941425" table:formula="of:=(([.AY126]+([.AW126]-[.AV126])+([.AX126]-[.AV126]))-[.AV126])+[.$AV$102]" table:style-name="ce93">
            <text:p>19584</text:p>
          </table:table-cell>
          <table:table-cell office:value-type="float" office:value="125.14868635304762" table:formula="of:=[.AZ126]*[.$BA$102]/[.$AZ$102]" table:style-name="ce93">
            <text:p>125</text:p>
          </table:table-cell>
          <table:table-cell office:value-type="float" office:value="98.196531753698025" table:formula="of:=[.AV126]*[.$BB$102]/[.$AV$102]" table:style-name="ce93">
            <text:p>98</text:p>
          </table:table-cell>
          <table:table-cell office:value-type="float" office:value="37.728468246301986" table:formula="of:=[.DV126]-[.BB126]" table:style-name="ce93">
            <text:p>38</text:p>
          </table:table-cell>
          <table:table-cell office:value-type="float" office:value="28414.404025579202" table:formula="of:=[.W126]/5" table:style-name="ce30">
            <text:p>28414</text:p>
          </table:table-cell>
          <table:table-cell office:value-type="float" office:value="21.849947803018154" table:formula="of:=100-(([.AV126]*100)/[.BD126])" table:style-name="ce30">
            <text:p>22</text:p>
          </table:table-cell>
          <table:table-cell office:value-type="float" office:value="154" table:style-name="ce30">
            <text:p>154</text:p>
          </table:table-cell>
          <table:table-cell office:value-type="float" office:value="22387" table:style-name="ce30">
            <text:p>22387</text:p>
          </table:table-cell>
          <table:table-cell office:value-type="float" office:value="16537" table:style-name="ce151">
            <text:p>16537</text:p>
          </table:table-cell>
          <table:table-cell office:value-type="float" office:value="10600" table:style-name="ce151">
            <text:p>10600</text:p>
          </table:table-cell>
          <table:table-cell office:value-type="float" office:value="3609.94" table:style-name="ce84">
            <text:p>3610</text:p>
          </table:table-cell>
          <table:table-cell office:value-type="float" office:value="10416.379999999999" table:style-name="ce84">
            <text:p>10416</text:p>
          </table:table-cell>
          <table:table-cell office:value-type="float" office:value="133.02649519106754" table:formula="of:=([.BJ126])/((([.BH126]+[.BI126])*1000)/1000000)" table:style-name="ce84">
            <text:p>133</text:p>
          </table:table-cell>
          <table:table-cell office:value-type="float" office:value="44.562057749615363" table:formula="of:=[.CH126]/[.O126]" table:style-name="ce151">
            <text:p>45</text:p>
          </table:table-cell>
          <table:table-cell office:value-type="float" office:value="71033" table:style-name="ce30">
            <text:p>71033</text:p>
          </table:table-cell>
          <table:table-cell office:value-type="float" office:value="25931" table:style-name="ce30">
            <text:p>25931</text:p>
          </table:table-cell>
          <table:table-cell office:value-type="float" office:value="42413" table:style-name="ce30">
            <text:p>42413</text:p>
          </table:table-cell>
          <table:table-cell office:value-type="float" office:value="2636" table:style-name="ce30">
            <text:p>2636</text:p>
          </table:table-cell>
          <table:table-cell office:value-type="float" office:value="89956" table:style-name="ce93">
            <text:p>89956</text:p>
          </table:table-cell>
          <table:table-cell office:value-type="float" office:value="43406" table:style-name="ce93">
            <text:p>43406</text:p>
          </table:table-cell>
          <table:table-cell office:value-type="float" office:value="1004" table:style-name="ce93">
            <text:p>1004</text:p>
          </table:table-cell>
          <table:table-cell office:value-type="float" office:value="24162" table:style-name="ce30">
            <text:p>24162</text:p>
          </table:table-cell>
          <table:table-cell office:value-type="float" office:value="195.7" table:style-name="ce57">
            <text:p>196</text:p>
          </table:table-cell>
          <table:table-cell office:value-type="float" office:value="4211456000" table:style-name="ce30">
            <text:p>4211456000</text:p>
          </table:table-cell>
          <table:table-cell office:value-type="float" office:value="174300.80291366609" table:formula="of:=[.BW126]/[.BU126]" table:style-name="ce30">
            <text:p>174301</text:p>
          </table:table-cell>
          <table:table-cell office:value-type="float" office:value="890.65305525634187" table:formula="of:=[.BX126]/[.BV126]" table:style-name="ce30">
            <text:p>891</text:p>
          </table:table-cell>
          <table:table-cell office:value-type="float" office:value="85281" table:style-name="ce30">
            <text:p>85281</text:p>
          </table:table-cell>
          <table:table-cell office:value-type="float" office:value="108.7" table:style-name="ce57">
            <text:p>109</text:p>
          </table:table-cell>
          <table:table-cell office:value-type="float" office:value="7696814000" table:style-name="ce30">
            <text:p>7696814000</text:p>
          </table:table-cell>
          <table:table-cell office:value-type="float" office:value="90252.389160539868" table:formula="of:=[.CB126]/[.BZ126]" table:style-name="ce69">
            <text:p>90252</text:p>
          </table:table-cell>
          <table:table-cell office:value-type="float" office:value="830.28876872621777" table:formula="of:=[.CC126]/[.CA126]" table:style-name="ce69">
            <text:p>830</text:p>
          </table:table-cell>
          <table:table-cell office:value-type="float" office:value="1.9059331084240303" table:formula="of:=[.DU126]/(([.CD126]+[.BY126])/2)" table:style-name="ce72">
            <text:p>1.91</text:p>
          </table:table-cell>
          <table:table-cell office:value-type="float" office:value="3.5724455627156857" table:formula="of:=[.CG126]-[.CG125]" table:style-name="ce71">
            <text:p>3.6</text:p>
          </table:table-cell>
          <table:table-cell office:value-type="float" office:value="114.95339711025859" table:style-name="ce30">
            <text:p>115</text:p>
          </table:table-cell>
          <table:table-cell office:value-type="float" office:value="26154051" table:formula="of:=[.CH125]+[.CI126]" table:style-name="ce36">
            <text:p>26154051</text:p>
          </table:table-cell>
          <table:table-cell office:value-type="float" office:value="88590" table:formula="of:=[.CJ126]+[.CK126]" table:style-name="ce36">
            <text:p>88590</text:p>
          </table:table-cell>
          <table:table-cell office:value-type="float" office:value="81414" table:style-name="ce84">
            <text:p>81414</text:p>
          </table:table-cell>
          <table:table-cell office:value-type="float" office:value="7176" table:style-name="ce84">
            <text:p>7176</text:p>
          </table:table-cell>
          <table:table-cell office:value-type="float" office:value="91.899762952929223" table:formula="of:=100-[.CM126]" table:style-name="ce84">
            <text:p>92</text:p>
          </table:table-cell>
          <table:table-cell office:value-type="float" office:value="8.1002370470707756" table:formula="of:=([.CK126]*100)/([.CJ126]+[.CK126])" table:style-name="ce84">
            <text:p>8</text:p>
          </table:table-cell>
          <table:table-cell office:value-type="float" office:value="1.8385435204664853" table:formula="of:=([.B126]/[.CH126])" table:style-name="ce41">
            <text:p>1.84</text:p>
          </table:table-cell>
          <table:table-cell office:value-type="float" office:value="2.4700000000000002" table:style-name="ce109">
            <text:p>2.47</text:p>
          </table:table-cell>
          <table:table-cell office:value-type="float" office:value="0.63145647953351491" table:formula="of:=([.CO126]-[.CN126])" table:style-name="ce109">
            <text:p>0.63</text:p>
          </table:table-cell>
          <table:table-cell office:value-type="float" office:value="0.33987505534622642" table:formula="of:=([.CH126]*100/[.CH125])-100" table:style-name="ce37">
            <text:p>0.3</text:p>
          </table:table-cell>
          <table:table-cell office:value-type="float" office:value="1.712756621827987" table:formula="of:=AVERAGE([.$CQ$74:.CQ126])" table:style-name="ce110">
            <text:p>1.71</text:p>
          </table:table-cell>
          <table:table-cell office:value-type="float" office:value="652556" table:formula="of:=([.B126]-[.B125])" table:style-name="ce90">
            <text:p>652556</text:p>
          </table:table-cell>
          <table:table-cell office:value-type="float" office:value="1.3757482822278746" table:formula="of:=([.B126]*100/[.B125])-100" table:style-name="ce38">
            <text:p>1.38</text:p>
          </table:table-cell>
          <table:table-cell office:value-type="float" office:value="-237688" table:formula="of:=[.CI126]-([.CS126]/2)" table:style-name="ce8">
            <text:p>-237688</text:p>
          </table:table-cell>
          <table:table-cell office:value-type="float" office:value="1328000" table:style-name="ce84">
            <text:p>1328000</text:p>
          </table:table-cell>
          <table:table-cell office:value-type="float" office:value="14.990405237611469" table:formula="of:=[.CV126]/[.CI126]" table:style-name="ce121">
            <text:p>15.0</text:p>
          </table:table-cell>
          <table:table-cell office:value-type="float" office:value="2.761755287643572" table:formula="of:=[.CV126]/[.B126]*100" table:style-name="ce121">
            <text:p>2.8</text:p>
          </table:table-cell>
          <table:table-cell office:value-type="float" office:value="14500" table:style-name="ce142">
            <text:p>14500</text:p>
          </table:table-cell>
          <table:table-cell office:value-type="float" office:value="10.83" table:style-name="ce38">
            <text:p>10.83</text:p>
          </table:table-cell>
          <table:table-cell office:value-type="float" office:value="75.812333999999993" table:formula="of:=100-([.CZ126]+[.DB126])" table:style-name="ce38">
            <text:p>75.81</text:p>
          </table:table-cell>
          <table:table-cell office:value-type="float" office:value="13.357666000000002" table:formula="of:=([.DC126]*(100-[.CZ126]))/100" table:style-name="ce38">
            <text:p>13.36</text:p>
          </table:table-cell>
          <table:table-cell office:value-type="float" office:value="14.98" table:style-name="ce38">
            <text:p>14.98</text:p>
          </table:table-cell>
          <table:table-cell office:value-type="float" office:value="75.099999999999994" table:style-name="ce33">
            <text:p>75.1</text:p>
          </table:table-cell>
          <table:table-cell office:value-type="float" office:value="18.7" table:style-name="ce33">
            <text:p>18.7</text:p>
          </table:table-cell>
          <table:table-cell office:value-type="float" office:value="3.3" table:style-name="ce33">
            <text:p>3.3</text:p>
          </table:table-cell>
          <table:table-cell office:value-type="float" office:value="6.1" table:style-name="ce33">
            <text:p>6.1</text:p>
          </table:table-cell>
          <table:table-cell table:style-name="ce84"/>
          <table:table-cell office:value-type="float" office:value="157.43243243243242" table:formula="of:=[.DJ126]*[.$DI$118]/[.$DJ$118]" table:style-name="ce97">
            <text:p>157</text:p>
          </table:table-cell>
          <table:table-cell office:value-type="float" office:value="11.65" table:style-name="ce33">
            <text:p>11.7</text:p>
          </table:table-cell>
          <table:table-cell office:value-type="float" office:value="5.2393857271906086" table:formula="of:=(([.DJ126]*100)/[.DJ125])-100" table:style-name="ce33">
            <text:p>5.2</text:p>
          </table:table-cell>
          <table:table-cell office:value-type="float" office:value="14.170243204577968" table:formula="of:=[.DQ126]/([.DJ126]*12)" table:style-name="ce33">
            <text:p>14.2</text:p>
          </table:table-cell>
          <table:table-cell office:value-type="float" office:value="7.0570418980312972" table:formula="of:=100/[.DL126]" table:style-name="ce33">
            <text:p>7.1</text:p>
          </table:table-cell>
          <table:table-cell office:value-type="float" office:value="18.893657606103957" table:formula="of:=[.DQ126]/(([.DJ126]*12)*0.75)" table:style-name="ce33">
            <text:p>18.9</text:p>
          </table:table-cell>
          <table:table-cell office:value-type="float" office:value="5.2927814235234729" table:formula="of:=100/[.DN126]" table:style-name="ce33">
            <text:p>5.3</text:p>
          </table:table-cell>
          <table:table-cell office:value-type="float" office:value="108.920094960349" table:formula="of:=([.DT126]/[.DR126])*100" table:style-name="ce97">
            <text:p>109</text:p>
          </table:table-cell>
          <table:table-cell office:value-type="float" office:value="1981" table:style-name="ce30">
            <text:p>1981</text:p>
          </table:table-cell>
          <table:table-cell office:value-type="float" office:value="1069.5914288581034" table:formula="of:=PMT(([.AD126]/100)/12;[.AG126]*12;([.DQ126]*100))*-1" table:style-name="ce97">
            <text:p>1070</text:p>
          </table:table-cell>
          <table:table-cell office:value-type="float" office:value="128.6920744911217" table:formula="of:=[.DQ126]*[.$DS$118]/[.$DQ$118]" table:style-name="ce97">
            <text:p>129</text:p>
          </table:table-cell>
          <table:table-cell office:value-type="float" office:value="1165" table:formula="of:=[.DJ126]*100" table:style-name="ce97">
            <text:p>1165</text:p>
          </table:table-cell>
          <table:table-cell office:value-type="float" office:value="1640" table:style-name="ce30">
            <text:p>1640</text:p>
          </table:table-cell>
          <table:table-cell office:value-type="float" office:value="135.92500000000001" table:style-name="ce93">
            <text:p>136</text:p>
          </table:table-cell>
          <table:table-cell office:value-type="float" office:value="147.28200000000001" table:style-name="ce93">
            <text:p>147</text:p>
          </table:table-cell>
          <table:table-cell office:value-type="float" office:value="3.56" table:style-name="ce38">
            <text:p>3.56</text:p>
          </table:table-cell>
          <table:table-cell office:value-type="float" office:value="224.61" table:formula="of:=[.DY125]+[.DX126]" table:style-name="ce33">
            <text:p>224.6</text:p>
          </table:table-cell>
          <table:table-cell office:value-type="float" office:value="1175.7492652500002" table:formula="of:=(([.DU126]*[.DX126])/100)+[.DZ125]" table:style-name="ce33">
            <text:p>1175.7</text:p>
          </table:table-cell>
          <table:table-cell office:value-type="float" office:value="464.25073474999976" table:formula="of:=[.DU126]-[.DZ126]" table:style-name="ce33">
            <text:p>464.3</text:p>
          </table:table-cell>
          <table:table-cell office:value-type="float" office:value="730.1544900048973" table:formula="of:=[.DU126]/[.DY126]*[.$DY$88]" table:style-name="ce33">
            <text:p>730.2</text:p>
          </table:table-cell>
          <table:table-cell office:value-type="float" office:value="909.8455099951027" table:formula="of:=[.DU126]-[.EB126]" table:style-name="ce33">
            <text:p>909.8</text:p>
          </table:table-cell>
          <table:table-cell office:value-type="float" office:value="2.7719999999999998" table:formula="of:=([.AH126]-[.AH125])" table:style-name="ce38">
            <text:p>2.77</text:p>
          </table:table-cell>
          <table:table-cell office:value-type="float" office:value="1.2970969734403894" table:formula="of:=([.DU126]*100/[.DU125])-100" table:style-name="ce38">
            <text:p>1.30</text:p>
          </table:table-cell>
          <table:table-cell office:value-type="float" office:value="-2.2629030265596106" table:formula="of:=[.EE126]-[.DX126]" table:style-name="ce38">
            <text:p>-2.26</text:p>
          </table:table-cell>
          <table:table-cell office:value-type="float" office:value="-9.6353469008181776" table:formula="of:=([.O126]*100/[.O125])-100" table:style-name="ce38">
            <text:p>-9.64</text:p>
          </table:table-cell>
          <table:table-cell office:value-type="float" office:value="-17.698775274258324" table:formula="of:=([.T126]*100/[.T125])-100" table:style-name="ce38">
            <text:p>-17.70</text:p>
          </table:table-cell>
          <table:table-cell office:value-type="float" office:value="12.11" table:style-name="ce33">
            <text:p>12.1</text:p>
          </table:table-cell>
          <table:table-cell office:value-type="float" office:value="6.5898783969638624" table:formula="of:=([.DO126]+[.EE126])" table:style-name="ce33">
            <text:p>6.6</text:p>
          </table:table-cell>
          <table:table-cell office:value-type="float" office:value="434" table:formula="of:=-0.06*(([.A126]-1963)^2)+8.5*([.A126]-1963)+140" table:style-name="ce26">
            <text:p>434.0</text:p>
          </table:table-cell>
          <table:table-cell office:value-type="float" office:value="484" table:formula="of:=[.EK126]+50" table:style-name="ce26">
            <text:p>484.0</text:p>
          </table:table-cell>
          <table:table-cell office:value-type="float" office:value="384" table:formula="of:=[.EK126]-50" table:style-name="ce37">
            <text:p>384.0</text:p>
          </table:table-cell>
          <table:table-cell office:value-type="float" office:value="534" table:formula="of:=[.EK126]+100" table:style-name="ce37">
            <text:p>534.0</text:p>
          </table:table-cell>
          <table:table-cell office:value-type="float" office:value="334" table:formula="of:=[.EK126]-100" table:style-name="ce37">
            <text:p>334.0</text:p>
          </table:table-cell>
          <table:table-cell office:value-type="float" office:value="415" table:formula="of:=-0.025*(([.A126]-1963)^2)+5.5*([.A126]-1963)+175" table:style-name="ce26">
            <text:p>415.0</text:p>
          </table:table-cell>
          <table:table-cell office:value-type="float" office:value="0.89745850365699997" table:formula="of:=3.39725*0.264172052" table:style-name="ce155">
            <text:p>0.90</text:p>
          </table:table-cell>
          <table:table-cell office:value-type="float" office:value="-10.666498103666356" table:formula="of:=([.EQ126]*100/[.EQ125])-100" table:style-name="ce113">
            <text:p>-10.7</text:p>
          </table:table-cell>
          <table:table-cell office:value-type="float" office:value="1.773906" table:formula="of:=1.64*[.AJ126]" table:style-name="ce78">
            <text:p>1.77</text:p>
          </table:table-cell>
          <table:table-cell table:number-columns-repeated="16235"/>
        </table:table-row>
        <table:table-row table:style-name="ro3">
          <table:table-cell office:value-type="float" office:value="2024" table:style-name="ce17">
            <text:p>2024</text:p>
          </table:table-cell>
          <table:table-cell office:value-type="float" office:value="48592909" table:style-name="ce15">
            <text:p>48592909</text:p>
          </table:table-cell>
          <table:table-cell office:value-type="float" office:value="17053440" table:style-name="ce30">
            <text:p>17053440</text:p>
          </table:table-cell>
          <table:table-cell office:value-type="float" office:value="24450859" table:style-name="ce30">
            <text:p>24450859</text:p>
          </table:table-cell>
          <table:table-cell office:value-type="float" office:value="40056449" table:style-name="ce93">
            <text:p>40056449</text:p>
          </table:table-cell>
          <table:table-cell office:value-type="float" office:value="655901.5384615385" table:formula="of:=[.C127]/26" table:style-name="ce30">
            <text:p>655902</text:p>
          </table:table-cell>
          <table:table-cell office:value-type="float" office:value="327950.76923076925" table:formula="of:=[.F127]/2" table:style-name="ce30">
            <text:p>327951</text:p>
          </table:table-cell>
          <table:table-cell office:value-type="float" office:value="491926.15384615387" table:formula="of:=[.G127]*1.5" table:style-name="ce30">
            <text:p>491926</text:p>
          </table:table-cell>
          <table:table-cell office:value-type="float" office:value="542471.15870799997" table:style-name="ce30">
            <text:p>542471</text:p>
          </table:table-cell>
          <table:table-cell office:value-type="float" office:value="271235.57935399999" table:formula="of:=[.I127]/2" table:style-name="ce30">
            <text:p>271236</text:p>
          </table:table-cell>
          <table:table-cell office:value-type="float" office:value="644744.52285099996" table:style-name="ce30">
            <text:p>644745</text:p>
          </table:table-cell>
          <table:table-cell office:value-type="float" office:value="322372.26142549998" table:formula="of:=[.K127]/2" table:style-name="ce30">
            <text:p>322372</text:p>
          </table:table-cell>
          <table:table-cell office:value-type="float" office:value="782686.54614800005" table:style-name="ce30">
            <text:p>782687</text:p>
          </table:table-cell>
          <table:table-cell office:value-type="float" office:value="391343.27307400003" table:formula="of:=[.M127]/2" table:style-name="ce30">
            <text:p>391343</text:p>
          </table:table-cell>
          <table:table-cell office:value-type="float" office:value="641919" table:style-name="ce30">
            <text:p>641919</text:p>
          </table:table-cell>
          <table:table-cell office:value-type="float" office:value="201030" table:style-name="ce30">
            <text:p>201030</text:p>
          </table:table-cell>
          <table:table-cell office:value-type="float" office:value="23090" table:style-name="ce35">
            <text:p>23090</text:p>
          </table:table-cell>
          <table:table-cell office:value-type="float" office:value="1046" table:style-name="ce15">
            <text:p>1046</text:p>
          </table:table-cell>
          <table:table-cell office:value-type="float" office:value="173477" table:style-name="ce15">
            <text:p>173477</text:p>
          </table:table-cell>
          <table:table-cell office:value-type="float" office:value="423761" table:style-name="ce30">
            <text:p>423761</text:p>
          </table:table-cell>
          <table:table-cell office:value-type="float" office:value="445390" table:style-name="ce35">
            <text:p>445390</text:p>
          </table:table-cell>
          <table:table-cell office:value-type="float" office:value="61730543000" table:style-name="ce104">
            <text:p>6.2E+10</text:p>
          </table:table-cell>
          <table:table-cell office:value-type="float" office:value="145673.01615769265" table:formula="of:=[.V127]/[.T127]" table:style-name="ce30">
            <text:p>145673</text:p>
          </table:table-cell>
          <table:table-cell office:value-type="float" office:value="14879" table:style-name="ce35">
            <text:p>14879</text:p>
          </table:table-cell>
          <table:table-cell office:value-type="float" office:value="26542" table:style-name="ce35">
            <text:p>26542</text:p>
          </table:table-cell>
          <table:table-cell office:value-type="float" office:value="0.5605832265842815" table:formula="of:=[.X127]/[.Y127]" table:style-name="ce88">
            <text:p>0.56</text:p>
          </table:table-cell>
          <table:table-cell office:value-type="float" office:value="0.66014715252235878" table:formula="of:=[.T127]/[.O127]" table:style-name="ce38">
            <text:p>0.66</text:p>
          </table:table-cell>
          <table:table-cell office:value-type="float" office:value="67.213623968374961" table:formula="of:=([.W127]*100)/([.DU127]*(([.CA127]*([.BZ127]/([.BU127]+[.BZ127])))+([.BV127]*([.BU127]/([.BU127]+[.BZ127])))))" table:style-name="ce88">
            <text:p>67.21</text:p>
          </table:table-cell>
          <table:table-cell office:value-type="float" office:value="11.095081628511865" table:formula="of:=(([.V127]*100/[.V126])-100)-[.DX127]" table:style-name="ce79">
            <text:p>11.10</text:p>
          </table:table-cell>
          <table:table-cell office:value-type="float" office:value="3.66" table:style-name="ce79">
            <text:p>3.66</text:p>
          </table:table-cell>
          <table:table-cell office:value-type="float" office:value="58.8" table:style-name="ce38">
            <text:p>58.80</text:p>
          </table:table-cell>
          <table:table-cell office:value-type="float" office:value="41.2" table:style-name="ce38">
            <text:p>41.20</text:p>
          </table:table-cell>
          <table:table-cell office:value-type="float" office:value="24" table:style-name="ce30">
            <text:p>24</text:p>
          </table:table-cell>
          <table:table-cell office:value-type="float" office:value="3.27" table:style-name="ce38">
            <text:p>3.27</text:p>
          </table:table-cell>
          <table:table-cell office:value-type="float" office:value="0.39000000000000012" table:formula="of:=[.AD127]-[.AH127]" table:style-name="ce88">
            <text:p>0.39</text:p>
          </table:table-cell>
          <table:table-cell office:value-type="float" office:value="1.0787" table:style-name="ce88">
            <text:p>1.08</text:p>
          </table:table-cell>
          <table:table-cell office:value-type="float" office:value="174700" table:formula="of:=[.DU127]*100" table:style-name="ce93">
            <text:p>174700</text:p>
          </table:table-cell>
          <table:table-cell office:value-type="float" office:value="188448.88999999998" table:formula="of:=([.DU127]*100)*[.AJ127]" table:style-name="ce90">
            <text:p>188449</text:p>
          </table:table-cell>
          <table:table-cell office:value-type="float" office:value="16726206000000" table:style-name="ce102">
            <text:p>1.67E+13</text:p>
          </table:table-cell>
          <table:table-cell office:value-type="float" office:value="3.6511835461009099" table:formula="of:=([.AM127]*100/[.AM126])-100" table:style-name="ce87">
            <text:p>3.65</text:p>
          </table:table-cell>
          <table:table-cell office:value-type="float" office:value="6.1599339719497701" table:formula="of:=AVERAGE([.$AN$84:.AN127])" table:style-name="ce148">
            <text:p>6.16</text:p>
          </table:table-cell>
          <table:table-cell office:value-type="float" office:value="67768" table:style-name="ce151">
            <text:p>67768</text:p>
          </table:table-cell>
          <table:table-cell office:value-type="float" office:value="2.5779128792350372" table:formula="of:=[.DU127]*100/[.AP127]" table:style-name="ce135">
            <text:p>3</text:p>
          </table:table-cell>
          <table:table-cell office:value-type="float" office:value="2205" table:style-name="ce151">
            <text:p>2205</text:p>
          </table:table-cell>
          <table:table-cell office:value-type="float" office:value="79.229024943310662" table:formula="of:=[.DU127]*100/[.AR127]" table:style-name="ce151">
            <text:p>79</text:p>
          </table:table-cell>
          <table:table-cell office:value-type="float" office:value="0.7" table:style-name="ce152">
            <text:p>0.7</text:p>
          </table:table-cell>
          <table:table-cell office:value-type="float" office:value="922194000000" table:style-name="ce101">
            <text:p>9.22E+11</text:p>
          </table:table-cell>
          <table:table-cell office:value-type="float" office:value="23022.360269628494" table:formula="of:=[.AU127]/[.E127]" table:style-name="ce36">
            <text:p>23022</text:p>
          </table:table-cell>
          <table:table-cell office:value-type="float" office:value="20675.421371226235" table:formula="of:=[.AW126]*(1+([.DX127]/100))" table:style-name="ce84">
            <text:p>20675</text:p>
          </table:table-cell>
          <table:table-cell office:value-type="float" office:value="30236.594037777006" table:formula="of:=[.AV127]+(12*PMT([.AD127]/100/12;[.AG127]*12;([.AV127]*5)*-1))" table:style-name="ce84">
            <text:p>30237</text:p>
          </table:table-cell>
          <table:table-cell office:value-type="float" office:value="27988.876259511435" table:formula="of:=[.AY126]*(1+(([.DV127]-[.DV126])/100))" table:style-name="ce84">
            <text:p>27989</text:p>
          </table:table-cell>
          <table:table-cell office:value-type="float" office:value="21366.799145718789" table:formula="of:=(([.AY127]+([.AW127]-[.AV127])+([.AX127]-[.AV127]))-[.AV127])+[.$AV$102]" table:style-name="ce84">
            <text:p>21367</text:p>
          </table:table-cell>
          <table:table-cell office:value-type="float" office:value="136.54121056276335" table:formula="of:=[.AZ127]*[.$BA$102]/[.$AZ$102]" table:style-name="ce84">
            <text:p>137</text:p>
          </table:table-cell>
          <table:table-cell office:value-type="float" office:value="101.80712445249176" table:formula="of:=[.AV127]*[.$BB$102]/[.$AV$102]" table:style-name="ce84">
            <text:p>102</text:p>
          </table:table-cell>
          <table:table-cell office:value-type="float" office:value="45.392875547508226" table:formula="of:=[.DV127]-[.BB127]" table:style-name="ce84">
            <text:p>45</text:p>
          </table:table-cell>
          <table:table-cell office:value-type="float" office:value="29134.603231538531" table:formula="of:=[.W127]/5" table:style-name="ce36">
            <text:p>29135</text:p>
          </table:table-cell>
          <table:table-cell office:value-type="float" office:value="20.979324528069995" table:formula="of:=100-(([.AV127]*100)/[.BD127])" table:style-name="ce36">
            <text:p>21</text:p>
          </table:table-cell>
          <table:table-cell office:value-type="float" office:value="169" table:style-name="ce122">
            <text:p>169</text:p>
          </table:table-cell>
          <table:table-cell office:value-type="float" office:value="20856" table:style-name="ce122">
            <text:p>20856</text:p>
          </table:table-cell>
          <table:table-cell office:value-type="float" office:value="15779" table:style-name="ce151">
            <text:p>15779</text:p>
          </table:table-cell>
          <table:table-cell office:value-type="float" office:value="9182" table:style-name="ce151">
            <text:p>9182</text:p>
          </table:table-cell>
          <table:table-cell office:value-type="float" office:value="3580" table:style-name="ce84">
            <text:p>3580</text:p>
          </table:table-cell>
          <table:table-cell table:style-name="ce84"/>
          <table:table-cell office:value-type="float" office:value="143.4237410360162" table:formula="of:=([.BJ127])/((([.BH127]+[.BI127])*1000)/1000000)" table:style-name="ce84">
            <text:p>143</text:p>
          </table:table-cell>
          <table:table-cell office:value-type="float" office:value="40.899320630796097" table:formula="of:=[.CH127]/[.O127]" table:style-name="ce84">
            <text:p>41</text:p>
          </table:table-cell>
          <table:table-cell office:value-type="float" office:value="75778" table:style-name="ce30">
            <text:p>75778</text:p>
          </table:table-cell>
          <table:table-cell office:value-type="float" office:value="27958" table:style-name="ce30">
            <text:p>27958</text:p>
          </table:table-cell>
          <table:table-cell office:value-type="float" office:value="44978" table:style-name="ce30">
            <text:p>44978</text:p>
          </table:table-cell>
          <table:table-cell office:value-type="float" office:value="2842" table:style-name="ce30">
            <text:p>2842</text:p>
          </table:table-cell>
          <table:table-cell office:value-type="float" office:value="108777" table:style-name="ce93">
            <text:p>108777</text:p>
          </table:table-cell>
          <table:table-cell office:value-type="float" office:value="44414" table:style-name="ce93">
            <text:p>44414</text:p>
          </table:table-cell>
          <table:table-cell office:value-type="float" office:value="1166" table:style-name="ce93">
            <text:p>1166</text:p>
          </table:table-cell>
          <table:table-cell office:value-type="float" office:value="25341" table:style-name="ce30">
            <text:p>25341</text:p>
          </table:table-cell>
          <table:table-cell office:value-type="float" office:value="193.7" table:style-name="ce57">
            <text:p>194</text:p>
          </table:table-cell>
          <table:table-cell office:value-type="float" office:value="4535286000" table:style-name="ce30">
            <text:p>4535286000</text:p>
          </table:table-cell>
          <table:table-cell office:value-type="float" office:value="178970.2853083935" table:formula="of:=[.BW127]/[.BU127]" table:style-name="ce30">
            <text:p>178970</text:p>
          </table:table-cell>
          <table:table-cell office:value-type="float" office:value="923.95604186057574" table:formula="of:=[.BX127]/[.BV127]" table:style-name="ce30">
            <text:p>924</text:p>
          </table:table-cell>
          <table:table-cell office:value-type="float" office:value="102251" table:style-name="ce30">
            <text:p>102251</text:p>
          </table:table-cell>
          <table:table-cell office:value-type="float" office:value="106.8" table:style-name="ce57">
            <text:p>107</text:p>
          </table:table-cell>
          <table:table-cell office:value-type="float" office:value="9321647000" table:style-name="ce30">
            <text:p>9321647000</text:p>
          </table:table-cell>
          <table:table-cell office:value-type="float" office:value="91164.36025075549" table:formula="of:=[.CB127]/[.BZ127]" table:style-name="ce69">
            <text:p>91164</text:p>
          </table:table-cell>
          <table:table-cell office:value-type="float" office:value="853.59887875239224" table:formula="of:=[.CC127]/[.CA127]" table:style-name="ce69">
            <text:p>854</text:p>
          </table:table-cell>
          <table:table-cell office:value-type="float" office:value="1.9656214047075051" table:formula="of:=[.DU127]/(([.CD127]+[.BY127])/2)" table:style-name="ce72">
            <text:p>1.97</text:p>
          </table:table-cell>
          <table:table-cell office:value-type="float" office:value="0.81660288974140371" table:formula="of:=[.CG127]-[.CG126]" table:style-name="ce71">
            <text:p>0.8</text:p>
          </table:table-cell>
          <table:table-cell office:value-type="float" office:value="115.77" table:style-name="ce30">
            <text:p>116</text:p>
          </table:table-cell>
          <table:table-cell office:value-type="float" office:value="26254051" table:formula="of:=[.CH126]+[.CI127]" table:style-name="ce36">
            <text:p>26254051</text:p>
          </table:table-cell>
          <table:table-cell office:value-type="float" office:value="100000" table:style-name="ce36">
            <text:p>100000</text:p>
          </table:table-cell>
          <table:table-cell table:number-columns-repeated="4" table:style-name="ce97"/>
          <table:table-cell table:style-name="ce21"/>
          <table:table-cell table:number-columns-repeated="2" table:style-name="ce100"/>
          <table:table-cell table:number-columns-repeated="2" table:style-name="ce26"/>
          <table:table-cell office:value-type="float" office:value="507548" table:formula="of:=([.B127]-[.B126])" table:style-name="ce90">
            <text:p>507548</text:p>
          </table:table-cell>
          <table:table-cell office:value-type="float" office:value="1.0555145879012997" table:formula="of:=([.B127]*100/[.B126])-100" table:style-name="ce41">
            <text:p>1.06</text:p>
          </table:table-cell>
          <table:table-cell office:value-type="float" office:value="-153774" table:formula="of:=[.CI127]-([.CS127]/2)" table:style-name="ce8">
            <text:p>-153774</text:p>
          </table:table-cell>
          <table:table-cell table:style-name="ce100"/>
          <table:table-cell table:number-columns-repeated="2" table:style-name="ce121"/>
          <table:table-cell office:value-type="float" office:value="14595" table:style-name="ce158">
            <text:p>14595</text:p>
          </table:table-cell>
          <table:table-cell office:value-type="float" office:value="10.9" table:style-name="ce41">
            <text:p>10.90</text:p>
          </table:table-cell>
          <table:table-cell office:value-type="float" office:value="76.100310000000007" table:formula="of:=100-([.CZ127]+[.DB127])" table:style-name="ce41">
            <text:p>76.10</text:p>
          </table:table-cell>
          <table:table-cell office:value-type="float" office:value="12.999689999999998" table:formula="of:=([.DC127]*(100-[.CZ127]))/100" table:style-name="ce41">
            <text:p>13.00</text:p>
          </table:table-cell>
          <table:table-cell office:value-type="float" office:value="14.59" table:style-name="ce41">
            <text:p>14.59</text:p>
          </table:table-cell>
          <table:table-cell office:value-type="float" office:value="73.599999999999994" table:style-name="ce33">
            <text:p>73.6</text:p>
          </table:table-cell>
          <table:table-cell office:value-type="float" office:value="20.399999999999999" table:style-name="ce33">
            <text:p>20.4</text:p>
          </table:table-cell>
          <table:table-cell office:value-type="float" office:value="3.4" table:style-name="ce33">
            <text:p>3.4</text:p>
          </table:table-cell>
          <table:table-cell office:value-type="float" office:value="6.1" table:style-name="ce33">
            <text:p>6.1</text:p>
          </table:table-cell>
          <table:table-cell table:style-name="ce84"/>
          <table:table-cell office:value-type="float" office:value="175.94594594594594" table:formula="of:=[.DJ127]*[.$DI$118]/[.$DJ$118]" table:style-name="ce97">
            <text:p>176</text:p>
          </table:table-cell>
          <table:table-cell office:value-type="float" office:value="13.02" table:formula="of:=13.02" table:style-name="ce33">
            <text:p>13.0</text:p>
          </table:table-cell>
          <table:table-cell office:value-type="float" office:value="11.759656652360505" table:formula="of:=(([.DJ127]*100)/[.DJ126])-100" table:style-name="ce33">
            <text:p>11.8</text:p>
          </table:table-cell>
          <table:table-cell office:value-type="float" office:value="13.748079877112135" table:formula="of:=[.DQ127]/([.DJ127]*12)" table:style-name="ce33">
            <text:p>13.7</text:p>
          </table:table-cell>
          <table:table-cell office:value-type="float" office:value="7.2737430167597772" table:formula="of:=100/[.DL127]" table:style-name="ce33">
            <text:p>7.3</text:p>
          </table:table-cell>
          <table:table-cell office:value-type="float" office:value="18.330773169482846" table:formula="of:=[.DQ127]/(([.DJ127]*12)*0.75)" table:style-name="ce33">
            <text:p>18.3</text:p>
          </table:table-cell>
          <table:table-cell office:value-type="float" office:value="5.4553072625698329" table:formula="of:=100/[.DN127]" table:style-name="ce33">
            <text:p>5.5</text:p>
          </table:table-cell>
          <table:table-cell office:value-type="float" office:value="116.06134318788175" table:formula="of:=([.DT127]/[.DR127])*100" table:style-name="ce97">
            <text:p>116</text:p>
          </table:table-cell>
          <table:table-cell office:value-type="float" office:value="2148" table:style-name="ce30">
            <text:p>2148</text:p>
          </table:table-cell>
          <table:table-cell office:value-type="float" office:value="1121.8205513030327" table:formula="of:=PMT(([.AD127]/100)/12;[.AG127]*12;([.DQ127]*100))*-1" table:style-name="ce97">
            <text:p>1122</text:p>
          </table:table-cell>
          <table:table-cell office:value-type="float" office:value="139.54092680814205" table:formula="of:=[.DQ127]*[.$DS$118]/[.$DQ$118]" table:style-name="ce97">
            <text:p>140</text:p>
          </table:table-cell>
          <table:table-cell office:value-type="float" office:value="1302" table:formula="of:=[.DJ127]*100" table:style-name="ce97">
            <text:p>1302</text:p>
          </table:table-cell>
          <table:table-cell office:value-type="float" office:value="1747" table:style-name="ce30">
            <text:p>1747</text:p>
          </table:table-cell>
          <table:table-cell office:value-type="float" office:value="147.19999999999999" table:style-name="ce93">
            <text:p>147</text:p>
          </table:table-cell>
          <table:table-cell office:value-type="float" office:value="159.65" table:style-name="ce93">
            <text:p>160</text:p>
          </table:table-cell>
          <table:table-cell office:value-type="float" office:value="2.78" table:style-name="ce38">
            <text:p>2.78</text:p>
          </table:table-cell>
          <table:table-cell office:value-type="float" office:value="227.39000000000001" table:formula="of:=[.DY126]+[.DX127]" table:style-name="ce33">
            <text:p>227.4</text:p>
          </table:table-cell>
          <table:table-cell office:value-type="float" office:value="1224.3158652500003" table:formula="of:=(([.DU127]*[.DX127])/100)+[.DZ126]" table:style-name="ce33">
            <text:p>1224.3</text:p>
          </table:table-cell>
          <table:table-cell office:value-type="float" office:value="522.68413474999966" table:formula="of:=[.DU127]-[.DZ127]" table:style-name="ce33">
            <text:p>522.7</text:p>
          </table:table-cell>
          <table:table-cell office:value-type="float" office:value="768.28356568010895" table:formula="of:=[.DU127]/[.DY127]*[.$DY$88]" table:style-name="ce33">
            <text:p>768.3</text:p>
          </table:table-cell>
          <table:table-cell office:value-type="float" office:value="978.71643431989105" table:formula="of:=[.DU127]-[.EB127]" table:style-name="ce33">
            <text:p>978.7</text:p>
          </table:table-cell>
          <table:table-cell office:value-type="float" office:value="-0.58999999999999986" table:formula="of:=([.AH127]-[.AH126])" table:style-name="ce38">
            <text:p>-0.59</text:p>
          </table:table-cell>
          <table:table-cell office:value-type="float" office:value="6.5243902439024453" table:formula="of:=([.DU127]*100/[.DU126])-100" table:style-name="ce38">
            <text:p>6.52</text:p>
          </table:table-cell>
          <table:table-cell office:value-type="float" office:value="3.7443902439024455" table:formula="of:=[.EE127]-[.DX127]" table:style-name="ce38">
            <text:p>3.74</text:p>
          </table:table-cell>
          <table:table-cell office:value-type="float" office:value="9.3720875155261467" table:formula="of:=([.O127]*100/[.O126])-100" table:style-name="ce38">
            <text:p>9.37</text:p>
          </table:table-cell>
          <table:table-cell office:value-type="float" office:value="11.060121606038365" table:formula="of:=([.T127]*100/[.T126])-100" table:style-name="ce38">
            <text:p>11.06</text:p>
          </table:table-cell>
          <table:table-cell office:value-type="float" office:value="11.34" table:style-name="ce33">
            <text:p>11.3</text:p>
          </table:table-cell>
          <table:table-cell office:value-type="float" office:value="11.979697506472277" table:formula="of:=([.DO127]+[.EE127])" table:style-name="ce33">
            <text:p>12.0</text:p>
          </table:table-cell>
          <table:table-cell office:value-type="float" office:value="435.24" table:formula="of:=-0.06*(([.A127]-1963)^2)+8.5*([.A127]-1963)+140" table:style-name="ce26">
            <text:p>435.2</text:p>
          </table:table-cell>
          <table:table-cell office:value-type="float" office:value="485.24" table:formula="of:=[.EK127]+50" table:style-name="ce26">
            <text:p>485.2</text:p>
          </table:table-cell>
          <table:table-cell office:value-type="float" office:value="385.24" table:formula="of:=[.EK127]-50" table:style-name="ce37">
            <text:p>385.2</text:p>
          </table:table-cell>
          <table:table-cell office:value-type="float" office:value="535.24" table:formula="of:=[.EK127]+100" table:style-name="ce37">
            <text:p>535.2</text:p>
          </table:table-cell>
          <table:table-cell office:value-type="float" office:value="335.24" table:formula="of:=[.EK127]-100" table:style-name="ce37">
            <text:p>335.2</text:p>
          </table:table-cell>
          <table:table-cell office:value-type="float" office:value="417.47500000000002" table:formula="of:=-0.025*(([.A127]-1963)^2)+5.5*([.A127]-1963)+175" table:style-name="ce26">
            <text:p>417.5</text:p>
          </table:table-cell>
          <table:table-cell office:value-type="float" office:value="0.84305226954759993" table:formula="of:=3.1913*0.264172052" table:style-name="ce155">
            <text:p>0.84</text:p>
          </table:table-cell>
          <table:table-cell office:value-type="float" office:value="-6.062256236662023" table:formula="of:=([.EQ127]*100/[.EQ126])-100" table:style-name="ce113">
            <text:p>-6.1</text:p>
          </table:table-cell>
          <table:table-cell office:value-type="float" office:value="1.7043460000000001" table:formula="of:=1.58*[.AJ127]" table:style-name="ce78">
            <text:p>1.70</text:p>
          </table:table-cell>
          <table:table-cell table:number-columns-repeated="16235"/>
        </table:table-row>
        <table:table-row table:style-name="ro3">
          <table:table-cell office:value-type="float" office:value="2025" table:style-name="ce17">
            <text:p>2025</text:p>
          </table:table-cell>
          <table:table-cell office:value-type="float" office:value="48680448.511273198" table:style-name="ce13">
            <text:p>48680449</text:p>
          </table:table-cell>
          <table:table-cell office:value-type="float" office:value="17002636.797268923" table:style-name="ce36">
            <text:p>17002637</text:p>
          </table:table-cell>
          <table:table-cell office:value-type="float" office:value="24485692.844824754" table:style-name="ce36">
            <text:p>24485693</text:p>
          </table:table-cell>
          <table:table-cell table:style-name="ce133"/>
          <table:table-cell office:value-type="float" office:value="653947.56912572787" table:formula="of:=[.C128]/26" table:style-name="ce36">
            <text:p>653948</text:p>
          </table:table-cell>
          <table:table-cell office:value-type="float" office:value="326973.78456286393" table:formula="of:=[.F128]/2" table:style-name="ce36">
            <text:p>326974</text:p>
          </table:table-cell>
          <table:table-cell office:value-type="float" office:value="490460.67684429593" table:formula="of:=[.G128]*1.5" table:style-name="ce36">
            <text:p>490461</text:p>
          </table:table-cell>
          <table:table-cell table:number-columns-repeated="6" table:style-name="ce36"/>
          <table:table-cell office:value-type="float" office:value="727800" table:style-name="ce36">
            <text:p>727800</text:p>
          </table:table-cell>
          <table:table-cell office:value-type="float" office:value="207060.9" table:formula="of:=[.P127]*1.03" table:style-name="ce36">
            <text:p>207061</text:p>
          </table:table-cell>
          <table:table-cell office:value-type="float" office:value="27192" table:style-name="ce36">
            <text:p>27192</text:p>
          </table:table-cell>
          <table:table-cell office:value-type="float" office:value="1152" table:style-name="ce13">
            <text:p>1152</text:p>
          </table:table-cell>
          <table:table-cell office:value-type="float" office:value="203844" table:style-name="ce36">
            <text:p>203844</text:p>
          </table:table-cell>
          <table:table-cell office:value-type="float" office:value="456696" table:style-name="ce31">
            <text:p>456696</text:p>
          </table:table-cell>
          <table:table-cell office:value-type="float" office:value="499674" table:style-name="ce36">
            <text:p>499674</text:p>
          </table:table-cell>
          <table:table-cell office:value-type="float" office:value="69524160000" table:style-name="ce153">
            <text:p>7.0E+10</text:p>
          </table:table-cell>
          <table:table-cell office:value-type="float" office:value="152232.90766724473" table:formula="of:=[.V128]/[.T128]" table:style-name="ce36">
            <text:p>152233</text:p>
          </table:table-cell>
          <table:table-cell office:value-type="float" office:value="10164" table:style-name="ce31">
            <text:p>10164</text:p>
          </table:table-cell>
          <table:table-cell office:value-type="float" office:value="38592" table:style-name="ce31">
            <text:p>38592</text:p>
          </table:table-cell>
          <table:table-cell office:value-type="float" office:value="0.26337064676616917" table:formula="of:=[.X128]/[.Y128]" table:style-name="ce109">
            <text:p>0.26</text:p>
          </table:table-cell>
          <table:table-cell office:value-type="float" office:value="0.62750206100577077" table:formula="of:=[.T128]/[.O128]" table:style-name="ce41">
            <text:p>0.63</text:p>
          </table:table-cell>
          <table:table-cell office:value-type="float" office:value="71.56796697664204" table:formula="of:=([.W128]*100)/([.DU128]*(([.CA128]*([.BZ128]/([.BU128]+[.BZ128])))+([.BV128]*([.BU128]/([.BU128]+[.BZ128])))))" table:style-name="ce109">
            <text:p>71.57</text:p>
          </table:table-cell>
          <table:table-cell office:value-type="float" office:value="9.6752202252619135" table:formula="of:=(([.V128]*100/[.V127])-100)-[.DX128]" table:style-name="ce73">
            <text:p>9.68</text:p>
          </table:table-cell>
          <table:table-cell office:value-type="float" office:value="2.87" table:style-name="ce73">
            <text:p>2.87</text:p>
          </table:table-cell>
          <table:table-cell office:value-type="float" office:value="64" table:style-name="ce154">
            <text:p>64.00</text:p>
          </table:table-cell>
          <table:table-cell office:value-type="float" office:value="36" table:style-name="ce41">
            <text:p>36.00</text:p>
          </table:table-cell>
          <table:table-cell office:value-type="float" office:value="25" table:style-name="ce36">
            <text:p>25</text:p>
          </table:table-cell>
          <table:table-cell office:value-type="float" office:value="2.46" table:style-name="ce41">
            <text:p>2.46</text:p>
          </table:table-cell>
          <table:table-cell office:value-type="float" office:value="0.41000000000000014" table:formula="of:=[.AD128]-[.AH128]" table:style-name="ce109">
            <text:p>0.41</text:p>
          </table:table-cell>
          <table:table-cell office:value-type="float" office:value="1.05" table:style-name="ce109">
            <text:p>1.05</text:p>
          </table:table-cell>
          <table:table-cell office:value-type="float" office:value="179000" table:formula="of:=[.DU128]*100" table:style-name="ce84">
            <text:p>179000</text:p>
          </table:table-cell>
          <table:table-cell office:value-type="float" office:value="187950" table:formula="of:=([.DU128]*100)*[.AJ128]" table:style-name="ce134">
            <text:p>187950</text:p>
          </table:table-cell>
          <table:table-cell office:value-type="float" office:value="16754872000000" table:style-name="ce101">
            <text:p>1.68E+13</text:p>
          </table:table-cell>
          <table:table-cell office:value-type="float" office:value="0.17138375552710272" table:formula="of:=([.AM128]*100/[.AM127])-100" table:style-name="ce110">
            <text:p>0.17</text:p>
          </table:table-cell>
          <table:table-cell office:value-type="float" office:value="6.02685507825149" table:formula="of:=AVERAGE([.$AN$84:.AN128])" table:style-name="ce110">
            <text:p>6.03</text:p>
          </table:table-cell>
          <table:table-cell office:value-type="float" office:value="88000" table:style-name="ce84">
            <text:p>88000</text:p>
          </table:table-cell>
          <table:table-cell office:value-type="float" office:value="2.0340909090909092" table:formula="of:=[.DU128]*100/[.AP128]" table:style-name="ce135">
            <text:p>2</text:p>
          </table:table-cell>
          <table:table-cell office:value-type="float" office:value="2700" table:style-name="ce84">
            <text:p>2700</text:p>
          </table:table-cell>
          <table:table-cell office:value-type="float" office:value="66.296296296296291" table:formula="of:=[.DU128]*100/[.AR128]" table:style-name="ce84">
            <text:p>66</text:p>
          </table:table-cell>
          <table:table-cell office:value-type="float" office:value="0" table:style-name="ce121">
            <text:p>0.0</text:p>
          </table:table-cell>
          <table:table-cell table:style-name="ce21"/>
          <table:table-cell table:number-columns-repeated="2" table:style-name="ce100"/>
          <table:table-cell table:style-name="ce97"/>
          <table:table-cell table:number-columns-repeated="3" table:style-name="ce100"/>
          <table:table-cell table:style-name="ce31"/>
          <table:table-cell table:style-name="ce86"/>
          <table:table-cell table:number-columns-repeated="2" table:style-name="ce31"/>
          <table:table-cell office:value-type="float" office:value="170" table:style-name="ce36">
            <text:p>170</text:p>
          </table:table-cell>
          <table:table-cell table:style-name="ce36"/>
          <table:table-cell table:number-columns-repeated="5" table:style-name="ce84"/>
          <table:table-cell office:value-type="float" office:value="36.210567463588895" table:formula="of:=[.CH128]/[.O128]" table:style-name="ce84">
            <text:p>36</text:p>
          </table:table-cell>
          <table:table-cell table:number-columns-repeated="4" table:style-name="ce36"/>
          <table:table-cell table:number-columns-repeated="3" table:style-name="ce84"/>
          <table:table-cell office:value-type="float" office:value="25584" table:style-name="ce36">
            <text:p>25584</text:p>
          </table:table-cell>
          <table:table-cell office:value-type="float" office:value="183" table:style-name="ce36">
            <text:p>183</text:p>
          </table:table-cell>
          <table:table-cell office:value-type="float" office:value="4197236000" table:style-name="ce36">
            <text:p>4197236000</text:p>
          </table:table-cell>
          <table:table-cell office:value-type="float" office:value="164057.06691682301" table:formula="of:=[.BW128]/[.BU128]" table:style-name="ce36">
            <text:p>164057</text:p>
          </table:table-cell>
          <table:table-cell office:value-type="float" office:value="896.48670446351366" table:formula="of:=[.BX128]/[.BV128]" table:style-name="ce36">
            <text:p>896</text:p>
          </table:table-cell>
          <table:table-cell office:value-type="float" office:value="110676" table:style-name="ce36">
            <text:p>110676</text:p>
          </table:table-cell>
          <table:table-cell office:value-type="float" office:value="104" table:style-name="ce36">
            <text:p>104</text:p>
          </table:table-cell>
          <table:table-cell office:value-type="float" office:value="10374513000" table:style-name="ce36">
            <text:p>10374513000</text:p>
          </table:table-cell>
          <table:table-cell office:value-type="float" office:value="93737.693808955868" table:formula="of:=[.CB128]/[.BZ128]" table:style-name="ce124">
            <text:p>93738</text:p>
          </table:table-cell>
          <table:table-cell office:value-type="float" office:value="901.32397893226801" table:formula="of:=[.CC128]/[.CA128]" table:style-name="ce124">
            <text:p>901</text:p>
          </table:table-cell>
          <table:table-cell office:value-type="float" office:value="1.9913108944474303" table:formula="of:=[.DU128]/(([.CD128]+[.BY128])/2)" table:style-name="ce125">
            <text:p>1.99</text:p>
          </table:table-cell>
          <table:table-cell office:value-type="float" office:value="2.230000000000004" table:formula="of:=[.CG128]-[.CG127]" table:style-name="ce123">
            <text:p>2.2</text:p>
          </table:table-cell>
          <table:table-cell office:value-type="float" office:value="118" table:style-name="ce36">
            <text:p>118</text:p>
          </table:table-cell>
          <table:table-cell office:value-type="float" office:value="26354051" table:formula="of:=[.CH127]+[.CI128]" table:style-name="ce36">
            <text:p>26354051</text:p>
          </table:table-cell>
          <table:table-cell office:value-type="float" office:value="100000" table:style-name="ce36">
            <text:p>100000</text:p>
          </table:table-cell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8"/>
          <table:table-cell table:number-columns-repeated="3" table:style-name="ce100"/>
          <table:table-cell office:value-type="float" office:value="14243" table:style-name="ce40">
            <text:p>14243</text:p>
          </table:table-cell>
          <table:table-cell table:number-columns-repeated="4" table:style-name="ce31"/>
          <table:table-cell office:value-type="float" office:value="72" table:style-name="ce37">
            <text:p>72.0</text:p>
          </table:table-cell>
          <table:table-cell office:value-type="float" office:value="22" table:style-name="ce37">
            <text:p>22.0</text:p>
          </table:table-cell>
          <table:table-cell office:value-type="float" office:value="3.5" table:style-name="ce37">
            <text:p>3.5</text:p>
          </table:table-cell>
          <table:table-cell office:value-type="float" office:value="6.1" table:style-name="ce37">
            <text:p>6.1</text:p>
          </table:table-cell>
          <table:table-cell table:style-name="ce84"/>
          <table:table-cell office:value-type="float" office:value="191.89189189189187" table:formula="of:=[.DJ128]*[.$DI$118]/[.$DJ$118]" table:style-name="ce84">
            <text:p>192</text:p>
          </table:table-cell>
          <table:table-cell office:value-type="float" office:value="14.2" table:style-name="ce37">
            <text:p>14.2</text:p>
          </table:table-cell>
          <table:table-cell office:value-type="float" office:value="9.0629800307219739" table:formula="of:=(([.DJ128]*100)/[.DJ127])-100" table:style-name="ce37">
            <text:p>9.1</text:p>
          </table:table-cell>
          <table:table-cell office:value-type="float" office:value="13.691314553990612" table:formula="of:=[.DQ128]/([.DJ128]*12)" table:style-name="ce37">
            <text:p>13.7</text:p>
          </table:table-cell>
          <table:table-cell office:value-type="float" office:value="7.3039005572224598" table:formula="of:=100/[.DL128]" table:style-name="ce37">
            <text:p>7.3</text:p>
          </table:table-cell>
          <table:table-cell office:value-type="float" office:value="18.255086071987481" table:formula="of:=[.DQ128]/(([.DJ128]*12)*0.75)" table:style-name="ce37">
            <text:p>18.3</text:p>
          </table:table-cell>
          <table:table-cell office:value-type="float" office:value="5.4779254179168451" table:formula="of:=100/[.DN128]" table:style-name="ce37">
            <text:p>5.5</text:p>
          </table:table-cell>
          <table:table-cell office:value-type="float" office:value="130.20058963941119" table:formula="of:=([.DT128]/[.DR128])*100" table:style-name="ce97">
            <text:p>130</text:p>
          </table:table-cell>
          <table:table-cell office:value-type="float" office:value="2333" table:style-name="ce36">
            <text:p>2333</text:p>
          </table:table-cell>
          <table:table-cell office:value-type="float" office:value="1090.6248611720355" table:formula="of:=PMT(([.AD128]/100)/12;[.AG128]*12;([.DQ128]*100))*-1" table:style-name="ce97">
            <text:p>1091</text:p>
          </table:table-cell>
          <table:table-cell office:value-type="float" office:value="151.55911650064965" table:formula="of:=[.DQ128]*[.$DS$118]/[.$DQ$118]" table:style-name="ce84">
            <text:p>152</text:p>
          </table:table-cell>
          <table:table-cell office:value-type="float" office:value="1420" table:formula="of:=[.DJ128]*100" table:style-name="ce84">
            <text:p>1420</text:p>
          </table:table-cell>
          <table:table-cell office:value-type="float" office:value="1790" table:style-name="ce36">
            <text:p>1790</text:p>
          </table:table-cell>
          <table:table-cell office:value-type="float" office:value="149" table:style-name="ce84">
            <text:p>149</text:p>
          </table:table-cell>
          <table:table-cell office:value-type="float" office:value="162" table:style-name="ce84">
            <text:p>162</text:p>
          </table:table-cell>
          <table:table-cell office:value-type="float" office:value="2.95" table:style-name="ce41">
            <text:p>2.95</text:p>
          </table:table-cell>
          <table:table-cell office:value-type="float" office:value="230.34" table:formula="of:=[.DY127]+[.DX128]" table:style-name="ce37">
            <text:p>230.3</text:p>
          </table:table-cell>
          <table:table-cell office:value-type="float" office:value="1277.1208652500004" table:formula="of:=(([.DU128]*[.DX128])/100)+[.DZ127]" table:style-name="ce37">
            <text:p>1277.1</text:p>
          </table:table-cell>
          <table:table-cell office:value-type="float" office:value="512.87913474999959" table:formula="of:=[.DU128]-[.DZ128]" table:style-name="ce37">
            <text:p>512.9</text:p>
          </table:table-cell>
          <table:table-cell office:value-type="float" office:value="777.11209516367103" table:formula="of:=[.DU128]/[.DY128]*[.$DY$88]" table:style-name="ce37">
            <text:p>777.1</text:p>
          </table:table-cell>
          <table:table-cell office:value-type="float" office:value="1012.887904836329" table:formula="of:=[.DU128]-[.EB128]" table:style-name="ce37">
            <text:p>1012.9</text:p>
          </table:table-cell>
          <table:table-cell office:value-type="float" office:value="-0.81" table:formula="of:=([.AH128]-[.AH127])" table:style-name="ce41">
            <text:p>-0.81</text:p>
          </table:table-cell>
          <table:table-cell office:value-type="float" office:value="2.4613623354321703" table:formula="of:=([.DU128]*100/[.DU127])-100" table:style-name="ce41">
            <text:p>2.46</text:p>
          </table:table-cell>
          <table:table-cell office:value-type="float" office:value="-0.48863766456782987" table:formula="of:=[.EE128]-[.DX128]" table:style-name="ce41">
            <text:p>-0.49</text:p>
          </table:table-cell>
          <table:table-cell office:value-type="float" office:value="13.378790782014548" table:formula="of:=([.O128]*100/[.O127])-100" table:style-name="ce41">
            <text:p>13.38</text:p>
          </table:table-cell>
          <table:table-cell office:value-type="float" office:value="7.7720696335906325" table:formula="of:=([.T128]*100/[.T127])-100" table:style-name="ce41">
            <text:p>7.77</text:p>
          </table:table-cell>
          <table:table-cell office:value-type="float" office:value="11.1" table:style-name="ce37">
            <text:p>11.1</text:p>
          </table:table-cell>
          <table:table-cell office:value-type="float" office:value="7.9392877533490154" table:formula="of:=([.DO128]+[.EE128])" table:style-name="ce37">
            <text:p>7.9</text:p>
          </table:table-cell>
          <table:table-cell office:value-type="float" office:value="436.36" table:formula="of:=-0.06*(([.A128]-1963)^2)+8.5*([.A128]-1963)+140" table:style-name="ce26">
            <text:p>436.4</text:p>
          </table:table-cell>
          <table:table-cell office:value-type="float" office:value="486.36" table:formula="of:=[.EK128]+50" table:style-name="ce26">
            <text:p>486.4</text:p>
          </table:table-cell>
          <table:table-cell office:value-type="float" office:value="386.36" table:formula="of:=[.EK128]-50" table:style-name="ce37">
            <text:p>386.4</text:p>
          </table:table-cell>
          <table:table-cell office:value-type="float" office:value="536.36" table:formula="of:=[.EK128]+100" table:style-name="ce37">
            <text:p>536.4</text:p>
          </table:table-cell>
          <table:table-cell office:value-type="float" office:value="336.36" table:formula="of:=[.EK128]-100" table:style-name="ce37">
            <text:p>336.4</text:p>
          </table:table-cell>
          <table:table-cell office:value-type="float" office:value="419.9" table:formula="of:=-0.025*(([.A128]-1963)^2)+5.5*([.A128]-1963)+175" table:style-name="ce26">
            <text:p>419.9</text:p>
          </table:table-cell>
          <table:table-cell office:value-type="float" office:value="0.78760255583279992" table:formula="of:=2.9814*0.264172052" table:style-name="ce112">
            <text:p>0.79</text:p>
          </table:table-cell>
          <table:table-cell office:value-type="float" office:value="-6.5772569172437727" table:formula="of:=([.EQ128]*100/[.EQ127])-100" table:style-name="ce114">
            <text:p>-6.6</text:p>
          </table:table-cell>
          <table:table-cell office:value-type="float" office:value="1.6380000000000001" table:formula="of:=1.56*[.AJ128]" table:style-name="ce112">
            <text:p>1.64</text:p>
          </table:table-cell>
          <table:table-cell table:number-columns-repeated="16235"/>
        </table:table-row>
        <table:table-row table:style-name="ro3">
          <table:table-cell office:value-type="float" office:value="2026" table:style-name="ce17">
            <text:p>2026</text:p>
          </table:table-cell>
          <table:table-cell office:value-type="float" office:value="48783989.218786716" table:style-name="ce13">
            <text:p>48783989</text:p>
          </table:table-cell>
          <table:table-cell office:value-type="float" office:value="16951077.579777565" table:style-name="ce36">
            <text:p>16951078</text:p>
          </table:table-cell>
          <table:table-cell office:value-type="float" office:value="24534068.635919042" table:style-name="ce36">
            <text:p>24534069</text:p>
          </table:table-cell>
          <table:table-cell table:style-name="ce133"/>
          <table:table-cell office:value-type="float" office:value="651964.52229913708" table:formula="of:=[.C129]/26" table:style-name="ce36">
            <text:p>651965</text:p>
          </table:table-cell>
          <table:table-cell office:value-type="float" office:value="325982.26114956854" table:formula="of:=[.F129]/2" table:style-name="ce36">
            <text:p>325982</text:p>
          </table:table-cell>
          <table:table-cell office:value-type="float" office:value="488973.39172435284" table:formula="of:=[.G129]*1.5" table:style-name="ce36">
            <text:p>488973</text:p>
          </table:table-cell>
          <table:table-cell table:number-columns-repeated="7" table:style-name="ce36"/>
          <table:table-cell office:value-type="float" office:value="213272.72700000001" table:formula="of:=[.P128]*1.03" table:style-name="ce36">
            <text:p>213273</text:p>
          </table:table-cell>
          <table:table-cell table:style-name="ce31"/>
          <table:table-cell table:style-name="ce12"/>
          <table:table-cell table:style-name="ce37"/>
          <table:table-cell table:number-columns-repeated="2" table:style-name="ce31"/>
          <table:table-cell table:style-name="ce103"/>
          <table:table-cell table:number-columns-repeated="2" table:style-name="ce31"/>
          <table:table-cell table:style-name="ce1"/>
          <table:table-cell table:style-name="ce86"/>
          <table:table-cell table:style-name="ce31"/>
          <table:table-cell table:style-name="ce86"/>
          <table:table-cell table:style-name="ce28"/>
          <table:table-cell table:number-columns-repeated="5" table:style-name="ce42"/>
          <table:table-cell table:number-columns-repeated="4" table:style-name="ce85"/>
          <table:table-cell table:style-name="ce1"/>
          <table:table-cell table:number-columns-repeated="7" table:style-name="ce85"/>
          <table:table-cell table:style-name="ce21"/>
          <table:table-cell table:number-columns-repeated="2" table:style-name="ce100"/>
          <table:table-cell table:style-name="ce97"/>
          <table:table-cell table:number-columns-repeated="3" table:style-name="ce100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style-name="ce40"/>
          <table:table-cell table:number-columns-repeated="4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5"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37.36" table:formula="of:=-0.06*(([.A129]-1963)^2)+8.5*([.A129]-1963)+140" table:style-name="ce26">
            <text:p>437.4</text:p>
          </table:table-cell>
          <table:table-cell office:value-type="float" office:value="487.36" table:formula="of:=[.EK129]+50" table:style-name="ce26">
            <text:p>487.4</text:p>
          </table:table-cell>
          <table:table-cell office:value-type="float" office:value="387.36" table:formula="of:=[.EK129]-50" table:style-name="ce37">
            <text:p>387.4</text:p>
          </table:table-cell>
          <table:table-cell office:value-type="float" office:value="537.36" table:formula="of:=[.EK129]+100" table:style-name="ce37">
            <text:p>537.4</text:p>
          </table:table-cell>
          <table:table-cell office:value-type="float" office:value="337.36" table:formula="of:=[.EK129]-100" table:style-name="ce37">
            <text:p>337.4</text:p>
          </table:table-cell>
          <table:table-cell office:value-type="float" office:value="422.27499999999998" table:formula="of:=-0.025*(([.A129]-1963)^2)+5.5*([.A129]-1963)+175" table:style-name="ce26">
            <text:p>422.3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27" table:style-name="ce17">
            <text:p>2027</text:p>
          </table:table-cell>
          <table:table-cell office:value-type="float" office:value="48904460.6715497" table:style-name="ce13">
            <text:p>48904461</text:p>
          </table:table-cell>
          <table:table-cell office:value-type="float" office:value="16897192.062444877" table:style-name="ce36">
            <text:p>16897192</text:p>
          </table:table-cell>
          <table:table-cell office:value-type="float" office:value="24578620.429073699" table:style-name="ce36">
            <text:p>24578620</text:p>
          </table:table-cell>
          <table:table-cell table:style-name="ce133"/>
          <table:table-cell office:value-type="float" office:value="649892.00240172609" table:formula="of:=[.C130]/26" table:style-name="ce36">
            <text:p>649892</text:p>
          </table:table-cell>
          <table:table-cell office:value-type="float" office:value="324946.00120086304" table:formula="of:=[.F130]/2" table:style-name="ce36">
            <text:p>324946</text:p>
          </table:table-cell>
          <table:table-cell office:value-type="float" office:value="487419.00180129457" table:formula="of:=[.G130]*1.5" table:style-name="ce36">
            <text:p>487419</text:p>
          </table:table-cell>
          <table:table-cell table:number-columns-repeated="7" table:style-name="ce36"/>
          <table:table-cell office:value-type="float" office:value="219670.90881000002" table:formula="of:=[.P129]*1.03" table:style-name="ce36">
            <text:p>219671</text:p>
          </table:table-cell>
          <table:table-cell table:style-name="ce31"/>
          <table:table-cell table:style-name="ce12"/>
          <table:table-cell table:style-name="ce37"/>
          <table:table-cell table:style-name="ce31"/>
          <table:table-cell table:style-name="ce36"/>
          <table:table-cell table:style-name="ce103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style-name="ce28"/>
          <table:table-cell table:number-columns-repeated="5" table:style-name="ce42"/>
          <table:table-cell table:number-columns-repeated="12" table:style-name="ce85"/>
          <table:table-cell table:style-name="ce21"/>
          <table:table-cell table:number-columns-repeated="2" table:style-name="ce100"/>
          <table:table-cell table:style-name="ce97"/>
          <table:table-cell table:number-columns-repeated="3" table:style-name="ce100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style-name="ce40"/>
          <table:table-cell table:number-columns-repeated="4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3" table:style-name="ce37"/>
          <table:table-cell table:style-name="ce41"/>
          <table:table-cell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38.24" table:formula="of:=-0.06*(([.A130]-1963)^2)+8.5*([.A130]-1963)+140" table:style-name="ce26">
            <text:p>438.2</text:p>
          </table:table-cell>
          <table:table-cell office:value-type="float" office:value="488.24" table:formula="of:=[.EK130]+50" table:style-name="ce26">
            <text:p>488.2</text:p>
          </table:table-cell>
          <table:table-cell office:value-type="float" office:value="388.24" table:formula="of:=[.EK130]-50" table:style-name="ce37">
            <text:p>388.2</text:p>
          </table:table-cell>
          <table:table-cell office:value-type="float" office:value="538.24" table:formula="of:=[.EK130]+100" table:style-name="ce37">
            <text:p>538.2</text:p>
          </table:table-cell>
          <table:table-cell office:value-type="float" office:value="338.24" table:formula="of:=[.EK130]-100" table:style-name="ce37">
            <text:p>338.2</text:p>
          </table:table-cell>
          <table:table-cell office:value-type="float" office:value="424.6" table:formula="of:=-0.025*(([.A130]-1963)^2)+5.5*([.A130]-1963)+175" table:style-name="ce26">
            <text:p>424.6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28" table:style-name="ce17">
            <text:p>2028</text:p>
          </table:table-cell>
          <table:table-cell office:value-type="float" office:value="49045694.48722145" table:style-name="ce13">
            <text:p>49045694</text:p>
          </table:table-cell>
          <table:table-cell office:value-type="float" office:value="16838340.384308785" table:style-name="ce36">
            <text:p>16838340</text:p>
          </table:table-cell>
          <table:table-cell office:value-type="float" office:value="24619163.576421022" table:style-name="ce36">
            <text:p>24619164</text:p>
          </table:table-cell>
          <table:table-cell table:style-name="ce133"/>
          <table:table-cell office:value-type="float" office:value="647628.4763195687" table:formula="of:=[.C131]/26" table:style-name="ce36">
            <text:p>647628</text:p>
          </table:table-cell>
          <table:table-cell office:value-type="float" office:value="323814.23815978435" table:formula="of:=[.F131]/2" table:style-name="ce36">
            <text:p>323814</text:p>
          </table:table-cell>
          <table:table-cell office:value-type="float" office:value="485721.35723967652" table:formula="of:=[.G131]*1.5" table:style-name="ce36">
            <text:p>485721</text:p>
          </table:table-cell>
          <table:table-cell table:number-columns-repeated="7" table:style-name="ce36"/>
          <table:table-cell office:value-type="float" office:value="226261.03607430003" table:formula="of:=[.P130]*1.03" table:style-name="ce36">
            <text:p>226261</text:p>
          </table:table-cell>
          <table:table-cell table:style-name="ce31"/>
          <table:table-cell table:style-name="ce12"/>
          <table:table-cell table:style-name="ce37"/>
          <table:table-cell table:style-name="ce31"/>
          <table:table-cell table:number-columns-repeated="2"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style-name="ce28"/>
          <table:table-cell table:number-columns-repeated="5" table:style-name="ce42"/>
          <table:table-cell table:number-columns-repeated="12" table:style-name="ce85"/>
          <table:table-cell table:style-name="ce21"/>
          <table:table-cell table:number-columns-repeated="2" table:style-name="ce100"/>
          <table:table-cell table:style-name="ce97"/>
          <table:table-cell table:number-columns-repeated="3" table:style-name="ce100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style-name="ce40"/>
          <table:table-cell table:number-columns-repeated="4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5"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39" table:formula="of:=-0.06*(([.A131]-1963)^2)+8.5*([.A131]-1963)+140" table:style-name="ce26">
            <text:p>439.0</text:p>
          </table:table-cell>
          <table:table-cell office:value-type="float" office:value="489" table:formula="of:=[.EK131]+50" table:style-name="ce26">
            <text:p>489.0</text:p>
          </table:table-cell>
          <table:table-cell office:value-type="float" office:value="389" table:formula="of:=[.EK131]-50" table:style-name="ce37">
            <text:p>389.0</text:p>
          </table:table-cell>
          <table:table-cell office:value-type="float" office:value="539" table:formula="of:=[.EK131]+100" table:style-name="ce37">
            <text:p>539.0</text:p>
          </table:table-cell>
          <table:table-cell office:value-type="float" office:value="339" table:formula="of:=[.EK131]-100" table:style-name="ce37">
            <text:p>339.0</text:p>
          </table:table-cell>
          <table:table-cell office:value-type="float" office:value="426.875" table:formula="of:=-0.025*(([.A131]-1963)^2)+5.5*([.A131]-1963)+175" table:style-name="ce26">
            <text:p>426.9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29" table:style-name="ce17">
            <text:p>2029</text:p>
          </table:table-cell>
          <table:table-cell office:value-type="float" office:value="49207091.081722394" table:style-name="ce13">
            <text:p>49207091</text:p>
          </table:table-cell>
          <table:table-cell office:value-type="float" office:value="16806559.056215502" table:style-name="ce36">
            <text:p>16806559</text:p>
          </table:table-cell>
          <table:table-cell office:value-type="float" office:value="24664527.607325733" table:style-name="ce36">
            <text:p>24664528</text:p>
          </table:table-cell>
          <table:table-cell table:style-name="ce133"/>
          <table:table-cell office:value-type="float" office:value="646406.11754675012" table:formula="of:=[.C132]/26" table:style-name="ce36">
            <text:p>646406</text:p>
          </table:table-cell>
          <table:table-cell office:value-type="float" office:value="323203.05877337506" table:formula="of:=[.F132]/2" table:style-name="ce36">
            <text:p>323203</text:p>
          </table:table-cell>
          <table:table-cell office:value-type="float" office:value="484804.58816006256" table:formula="of:=[.G132]*1.5" table:style-name="ce36">
            <text:p>484805</text:p>
          </table:table-cell>
          <table:table-cell table:number-columns-repeated="7" table:style-name="ce36"/>
          <table:table-cell office:value-type="float" office:value="233048.86715652904" table:formula="of:=[.P131]*1.03" table:style-name="ce36">
            <text:p>233049</text:p>
          </table:table-cell>
          <table:table-cell table:style-name="ce31"/>
          <table:table-cell table:style-name="ce12"/>
          <table:table-cell table:style-name="ce37"/>
          <table:table-cell table:style-name="ce31"/>
          <table:table-cell table:number-columns-repeated="2"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style-name="ce28"/>
          <table:table-cell table:number-columns-repeated="5" table:style-name="ce42"/>
          <table:table-cell table:number-columns-repeated="12" table:style-name="ce85"/>
          <table:table-cell table:style-name="ce21"/>
          <table:table-cell table:number-columns-repeated="2" table:style-name="ce100"/>
          <table:table-cell table:style-name="ce97"/>
          <table:table-cell table:number-columns-repeated="3" table:style-name="ce100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style-name="ce40"/>
          <table:table-cell table:number-columns-repeated="4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5"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39.64" table:formula="of:=-0.06*(([.A132]-1963)^2)+8.5*([.A132]-1963)+140" table:style-name="ce26">
            <text:p>439.6</text:p>
          </table:table-cell>
          <table:table-cell office:value-type="float" office:value="489.64" table:formula="of:=[.EK132]+50" table:style-name="ce26">
            <text:p>489.6</text:p>
          </table:table-cell>
          <table:table-cell office:value-type="float" office:value="389.64" table:formula="of:=[.EK132]-50" table:style-name="ce37">
            <text:p>389.6</text:p>
          </table:table-cell>
          <table:table-cell office:value-type="float" office:value="539.64" table:formula="of:=[.EK132]+100" table:style-name="ce37">
            <text:p>539.6</text:p>
          </table:table-cell>
          <table:table-cell office:value-type="float" office:value="339.64" table:formula="of:=[.EK132]-100" table:style-name="ce37">
            <text:p>339.6</text:p>
          </table:table-cell>
          <table:table-cell office:value-type="float" office:value="429.1" table:formula="of:=-0.025*(([.A132]-1963)^2)+5.5*([.A132]-1963)+175" table:style-name="ce26">
            <text:p>429.1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0" table:style-name="ce17">
            <text:p>2030</text:p>
          </table:table-cell>
          <table:table-cell office:value-type="float" office:value="49390102.271910511" table:style-name="ce13">
            <text:p>49390102</text:p>
          </table:table-cell>
          <table:table-cell office:value-type="float" office:value="16784437.031228177" table:style-name="ce36">
            <text:p>16784437</text:p>
          </table:table-cell>
          <table:table-cell office:value-type="float" office:value="24698200.585386153" table:style-name="ce36">
            <text:p>24698201</text:p>
          </table:table-cell>
          <table:table-cell table:style-name="ce133"/>
          <table:table-cell office:value-type="float" office:value="645555.27043185302" table:formula="of:=[.C133]/26" table:style-name="ce36">
            <text:p>645555</text:p>
          </table:table-cell>
          <table:table-cell office:value-type="float" office:value="322777.63521592651" table:formula="of:=[.F133]/2" table:style-name="ce36">
            <text:p>322778</text:p>
          </table:table-cell>
          <table:table-cell office:value-type="float" office:value="484166.45282388979" table:formula="of:=[.G133]*1.5" table:style-name="ce36">
            <text:p>484166</text:p>
          </table:table-cell>
          <table:table-cell table:number-columns-repeated="7" table:style-name="ce36"/>
          <table:table-cell office:value-type="float" office:value="240040.33317122492" table:formula="of:=[.P132]*1.03" table:style-name="ce36">
            <text:p>240040</text:p>
          </table:table-cell>
          <table:table-cell table:style-name="ce31"/>
          <table:table-cell table:style-name="ce12"/>
          <table:table-cell table:style-name="ce37"/>
          <table:table-cell table:style-name="ce31"/>
          <table:table-cell table:number-columns-repeated="2"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style-name="ce28"/>
          <table:table-cell table:number-columns-repeated="5" table:style-name="ce42"/>
          <table:table-cell table:number-columns-repeated="12" table:style-name="ce85"/>
          <table:table-cell table:style-name="ce21"/>
          <table:table-cell table:number-columns-repeated="2" table:style-name="ce100"/>
          <table:table-cell table:style-name="ce97"/>
          <table:table-cell table:number-columns-repeated="3" table:style-name="ce100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style-name="ce40"/>
          <table:table-cell table:number-columns-repeated="4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5"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40.16" table:formula="of:=-0.06*(([.A133]-1963)^2)+8.5*([.A133]-1963)+140" table:style-name="ce26">
            <text:p>440.2</text:p>
          </table:table-cell>
          <table:table-cell office:value-type="float" office:value="490.16" table:formula="of:=[.EK133]+50" table:style-name="ce26">
            <text:p>490.2</text:p>
          </table:table-cell>
          <table:table-cell office:value-type="float" office:value="390.16" table:formula="of:=[.EK133]-50" table:style-name="ce37">
            <text:p>390.2</text:p>
          </table:table-cell>
          <table:table-cell office:value-type="float" office:value="540.16000000000008" table:formula="of:=[.EK133]+100" table:style-name="ce37">
            <text:p>540.2</text:p>
          </table:table-cell>
          <table:table-cell office:value-type="float" office:value="340.16" table:formula="of:=[.EK133]-100" table:style-name="ce37">
            <text:p>340.2</text:p>
          </table:table-cell>
          <table:table-cell office:value-type="float" office:value="431.27499999999998" table:formula="of:=-0.025*(([.A133]-1963)^2)+5.5*([.A133]-1963)+175" table:style-name="ce26">
            <text:p>431.3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1" table:style-name="ce17">
            <text:p>2031</text:p>
          </table:table-cell>
          <table:table-cell office:value-type="float" office:value="49596300.030287243" table:style-name="ce13">
            <text:p>49596300</text:p>
          </table:table-cell>
          <table:table-cell office:value-type="float" office:value="16789953.387066819" table:style-name="ce36">
            <text:p>16789953</text:p>
          </table:table-cell>
          <table:table-cell office:value-type="float" office:value="24724294.402544197" table:style-name="ce36">
            <text:p>24724294</text:p>
          </table:table-cell>
          <table:table-cell table:style-name="ce133"/>
          <table:table-cell office:value-type="float" office:value="645767.43796410842" table:formula="of:=[.C134]/26" table:style-name="ce36">
            <text:p>645767</text:p>
          </table:table-cell>
          <table:table-cell office:value-type="float" office:value="322883.71898205421" table:formula="of:=[.F134]/2" table:style-name="ce36">
            <text:p>322884</text:p>
          </table:table-cell>
          <table:table-cell office:value-type="float" office:value="484325.57847308135" table:formula="of:=[.G134]*1.5" table:style-name="ce36">
            <text:p>484326</text:p>
          </table:table-cell>
          <table:table-cell table:number-columns-repeated="7" table:style-name="ce36"/>
          <table:table-cell office:value-type="float" office:value="247241.54316636166" table:formula="of:=[.P133]*1.03" table:style-name="ce36">
            <text:p>247242</text:p>
          </table:table-cell>
          <table:table-cell table:style-name="ce31"/>
          <table:table-cell table:style-name="ce12"/>
          <table:table-cell table:style-name="ce37"/>
          <table:table-cell table:style-name="ce31"/>
          <table:table-cell table:number-columns-repeated="2"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style-name="ce28"/>
          <table:table-cell table:number-columns-repeated="5" table:style-name="ce42"/>
          <table:table-cell table:number-columns-repeated="12" table:style-name="ce85"/>
          <table:table-cell table:style-name="ce21"/>
          <table:table-cell table:number-columns-repeated="2" table:style-name="ce100"/>
          <table:table-cell table:style-name="ce97"/>
          <table:table-cell table:number-columns-repeated="3" table:style-name="ce100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5"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40.56" table:formula="of:=-0.06*(([.A134]-1963)^2)+8.5*([.A134]-1963)+140" table:style-name="ce26">
            <text:p>440.6</text:p>
          </table:table-cell>
          <table:table-cell office:value-type="float" office:value="490.56" table:formula="of:=[.EK134]+50" table:style-name="ce26">
            <text:p>490.6</text:p>
          </table:table-cell>
          <table:table-cell office:value-type="float" office:value="390.56" table:formula="of:=[.EK134]-50" table:style-name="ce37">
            <text:p>390.6</text:p>
          </table:table-cell>
          <table:table-cell office:value-type="float" office:value="540.55999999999995" table:formula="of:=[.EK134]+100" table:style-name="ce37">
            <text:p>540.6</text:p>
          </table:table-cell>
          <table:table-cell office:value-type="float" office:value="340.56" table:formula="of:=[.EK134]-100" table:style-name="ce37">
            <text:p>340.6</text:p>
          </table:table-cell>
          <table:table-cell office:value-type="float" office:value="433.4" table:formula="of:=-0.025*(([.A134]-1963)^2)+5.5*([.A134]-1963)+175" table:style-name="ce26">
            <text:p>433.4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2" table:style-name="ce17">
            <text:p>2032</text:p>
          </table:table-cell>
          <table:table-cell office:value-type="float" office:value="49821816.904557452" table:style-name="ce13">
            <text:p>49821817</text:p>
          </table:table-cell>
          <table:table-cell office:value-type="float" office:value="16814775.532203764" table:style-name="ce36">
            <text:p>16814776</text:p>
          </table:table-cell>
          <table:table-cell office:value-type="float" office:value="24729777.861097261" table:style-name="ce36">
            <text:p>24729778</text:p>
          </table:table-cell>
          <table:table-cell table:style-name="ce133"/>
          <table:table-cell office:value-type="float" office:value="646722.13585399091" table:formula="of:=[.C135]/26" table:style-name="ce36">
            <text:p>646722</text:p>
          </table:table-cell>
          <table:table-cell office:value-type="float" office:value="323361.06792699546" table:formula="of:=[.F135]/2" table:style-name="ce36">
            <text:p>323361</text:p>
          </table:table-cell>
          <table:table-cell office:value-type="float" office:value="485041.60189049318" table:formula="of:=[.G135]*1.5" table:style-name="ce36">
            <text:p>485042</text:p>
          </table:table-cell>
          <table:table-cell table:number-columns-repeated="7" table:style-name="ce36"/>
          <table:table-cell office:value-type="float" office:value="254658.78946135251" table:formula="of:=[.P134]*1.03" table:style-name="ce36">
            <text:p>254659</text:p>
          </table:table-cell>
          <table:table-cell table:style-name="ce31"/>
          <table:table-cell table:style-name="ce12"/>
          <table:table-cell table:style-name="ce37"/>
          <table:table-cell table:style-name="ce31"/>
          <table:table-cell table:number-columns-repeated="2"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style-name="ce28"/>
          <table:table-cell table:number-columns-repeated="5" table:style-name="ce42"/>
          <table:table-cell table:number-columns-repeated="12" table:style-name="ce85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5"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40.84000000000003" table:formula="of:=-0.06*(([.A135]-1963)^2)+8.5*([.A135]-1963)+140" table:style-name="ce26">
            <text:p>440.8</text:p>
          </table:table-cell>
          <table:table-cell office:value-type="float" office:value="490.84000000000003" table:formula="of:=[.EK135]+50" table:style-name="ce26">
            <text:p>490.8</text:p>
          </table:table-cell>
          <table:table-cell office:value-type="float" office:value="390.84000000000003" table:formula="of:=[.EK135]-50" table:style-name="ce37">
            <text:p>390.8</text:p>
          </table:table-cell>
          <table:table-cell office:value-type="float" office:value="540.84" table:formula="of:=[.EK135]+100" table:style-name="ce37">
            <text:p>540.8</text:p>
          </table:table-cell>
          <table:table-cell office:value-type="float" office:value="340.84000000000003" table:formula="of:=[.EK135]-100" table:style-name="ce37">
            <text:p>340.8</text:p>
          </table:table-cell>
          <table:table-cell office:value-type="float" office:value="435.47500000000002" table:formula="of:=-0.025*(([.A135]-1963)^2)+5.5*([.A135]-1963)+175" table:style-name="ce26">
            <text:p>435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3" table:style-name="ce17">
            <text:p>2033</text:p>
          </table:table-cell>
          <table:table-cell office:value-type="float" office:value="50064072.29754959" table:style-name="ce13">
            <text:p>50064072</text:p>
          </table:table-cell>
          <table:table-cell office:value-type="float" office:value="16860366.465377394" table:style-name="ce36">
            <text:p>16860366</text:p>
          </table:table-cell>
          <table:table-cell office:value-type="float" office:value="24727836.197708156" table:style-name="ce36">
            <text:p>24727836</text:p>
          </table:table-cell>
          <table:table-cell table:style-name="ce133"/>
          <table:table-cell office:value-type="float" office:value="648475.63328374596" table:formula="of:=[.C136]/26" table:style-name="ce36">
            <text:p>648476</text:p>
          </table:table-cell>
          <table:table-cell office:value-type="float" office:value="324237.81664187298" table:formula="of:=[.F136]/2" table:style-name="ce36">
            <text:p>324238</text:p>
          </table:table-cell>
          <table:table-cell office:value-type="float" office:value="486356.72496280947" table:formula="of:=[.G136]*1.5" table:style-name="ce36">
            <text:p>486357</text:p>
          </table:table-cell>
          <table:table-cell table:number-columns-repeated="7" table:style-name="ce36"/>
          <table:table-cell office:value-type="float" office:value="262298.55314519309" table:formula="of:=[.P135]*1.03" table:style-name="ce36">
            <text:p>262299</text:p>
          </table:table-cell>
          <table:table-cell table:style-name="ce31"/>
          <table:table-cell table:style-name="ce12"/>
          <table:table-cell table:style-name="ce37"/>
          <table:table-cell table:style-name="ce31"/>
          <table:table-cell table:number-columns-repeated="2"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style-name="ce28"/>
          <table:table-cell table:number-columns-repeated="5" table:style-name="ce42"/>
          <table:table-cell table:number-columns-repeated="12" table:style-name="ce85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5"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41" table:formula="of:=-0.06*(([.A136]-1963)^2)+8.5*([.A136]-1963)+140" table:style-name="ce26">
            <text:p>441.0</text:p>
          </table:table-cell>
          <table:table-cell office:value-type="float" office:value="491" table:formula="of:=[.EK136]+50" table:style-name="ce26">
            <text:p>491.0</text:p>
          </table:table-cell>
          <table:table-cell office:value-type="float" office:value="391" table:formula="of:=[.EK136]-50" table:style-name="ce37">
            <text:p>391.0</text:p>
          </table:table-cell>
          <table:table-cell office:value-type="float" office:value="541" table:formula="of:=[.EK136]+100" table:style-name="ce37">
            <text:p>541.0</text:p>
          </table:table-cell>
          <table:table-cell office:value-type="float" office:value="341" table:formula="of:=[.EK136]-100" table:style-name="ce37">
            <text:p>341.0</text:p>
          </table:table-cell>
          <table:table-cell office:value-type="float" office:value="437.5" table:formula="of:=-0.025*(([.A136]-1963)^2)+5.5*([.A136]-1963)+175" table:style-name="ce26">
            <text:p>437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4" table:style-name="ce17">
            <text:p>2034</text:p>
          </table:table-cell>
          <table:table-cell office:value-type="float" office:value="50315662.842183478" table:style-name="ce13">
            <text:p>50315663</text:p>
          </table:table-cell>
          <table:table-cell office:value-type="float" office:value="16936136.82664432" table:style-name="ce36">
            <text:p>16936137</text:p>
          </table:table-cell>
          <table:table-cell office:value-type="float" office:value="24681325.684120614" table:style-name="ce36">
            <text:p>24681326</text:p>
          </table:table-cell>
          <table:table-cell table:style-name="ce133"/>
          <table:table-cell office:value-type="float" office:value="651389.87794785842" table:formula="of:=[.C137]/26" table:style-name="ce36">
            <text:p>651390</text:p>
          </table:table-cell>
          <table:table-cell office:value-type="float" office:value="325694.93897392921" table:formula="of:=[.F137]/2" table:style-name="ce36">
            <text:p>325695</text:p>
          </table:table-cell>
          <table:table-cell office:value-type="float" office:value="488542.40846089378" table:formula="of:=[.G137]*1.5" table:style-name="ce36">
            <text:p>488542</text:p>
          </table:table-cell>
          <table:table-cell table:number-columns-repeated="7" table:style-name="ce36"/>
          <table:table-cell office:value-type="float" office:value="270167.5097395489" table:formula="of:=[.P136]*1.03" table:style-name="ce36">
            <text:p>270168</text:p>
          </table:table-cell>
          <table:table-cell table:style-name="ce31"/>
          <table:table-cell table:style-name="ce12"/>
          <table:table-cell table:style-name="ce37"/>
          <table:table-cell table:style-name="ce31"/>
          <table:table-cell table:number-columns-repeated="2"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style-name="ce31"/>
          <table:table-cell table:number-columns-repeated="5" table:style-name="ce42"/>
          <table:table-cell table:number-columns-repeated="12" table:style-name="ce85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5"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41.04" table:formula="of:=-0.06*(([.A137]-1963)^2)+8.5*([.A137]-1963)+140" table:style-name="ce26">
            <text:p>441.0</text:p>
          </table:table-cell>
          <table:table-cell office:value-type="float" office:value="491.04" table:formula="of:=[.EK137]+50" table:style-name="ce26">
            <text:p>491.0</text:p>
          </table:table-cell>
          <table:table-cell office:value-type="float" office:value="391.04" table:formula="of:=[.EK137]-50" table:style-name="ce37">
            <text:p>391.0</text:p>
          </table:table-cell>
          <table:table-cell office:value-type="float" office:value="541.04" table:formula="of:=[.EK137]+100" table:style-name="ce37">
            <text:p>541.0</text:p>
          </table:table-cell>
          <table:table-cell office:value-type="float" office:value="341.04" table:formula="of:=[.EK137]-100" table:style-name="ce37">
            <text:p>341.0</text:p>
          </table:table-cell>
          <table:table-cell office:value-type="float" office:value="439.47500000000002" table:formula="of:=-0.025*(([.A137]-1963)^2)+5.5*([.A137]-1963)+175" table:style-name="ce26">
            <text:p>439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5" table:style-name="ce17">
            <text:p>2035</text:p>
          </table:table-cell>
          <table:table-cell office:value-type="float" office:value="50570953.931680687" table:style-name="ce13">
            <text:p>50570954</text:p>
          </table:table-cell>
          <table:table-cell office:value-type="float" office:value="17001436.632054742" table:style-name="ce36">
            <text:p>17001437</text:p>
          </table:table-cell>
          <table:table-cell office:value-type="float" office:value="24593908.990510155" table:style-name="ce36">
            <text:p>24593909</text:p>
          </table:table-cell>
          <table:table-cell table:style-name="ce133"/>
          <table:table-cell office:value-type="float" office:value="653901.40892518242" table:formula="of:=[.C138]/26" table:style-name="ce36">
            <text:p>653901</text:p>
          </table:table-cell>
          <table:table-cell office:value-type="float" office:value="326950.70446259121" table:formula="of:=[.F138]/2" table:style-name="ce36">
            <text:p>326951</text:p>
          </table:table-cell>
          <table:table-cell office:value-type="float" office:value="490426.05669388681" table:formula="of:=[.G138]*1.5" table:style-name="ce36">
            <text:p>490426</text:p>
          </table:table-cell>
          <table:table-cell table:number-columns-repeated="7" table:style-name="ce36"/>
          <table:table-cell office:value-type="float" office:value="278272.53503173537" table:formula="of:=[.P137]*1.03" table:style-name="ce36">
            <text:p>278273</text:p>
          </table:table-cell>
          <table:table-cell table:style-name="ce10"/>
          <table:table-cell table:style-name="ce12"/>
          <table:table-cell table:style-name="ce37"/>
          <table:table-cell table:number-columns-repeated="2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style-name="ce31"/>
          <table:table-cell table:number-columns-repeated="5" table:style-name="ce42"/>
          <table:table-cell table:number-columns-repeated="12" table:style-name="ce85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100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style-name="ce21"/>
          <table:table-cell table:style-name="ce8"/>
          <table:table-cell table:number-columns-repeated="4" table:style-name="ce97"/>
          <table:table-cell table:style-name="ce21"/>
          <table:table-cell table:number-columns-repeated="2" table:style-name="ce100"/>
          <table:table-cell table:style-name="ce21"/>
          <table:table-cell table:number-columns-repeated="2" table:style-name="ce100"/>
          <table:table-cell table:style-name="ce26"/>
          <table:table-cell table:style-name="ce21"/>
          <table:table-cell table:number-columns-repeated="3" table:style-name="ce100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6"/>
          <table:table-cell table:number-columns-repeated="2" table:style-name="ce84"/>
          <table:table-cell table:style-name="ce41"/>
          <table:table-cell table:number-columns-repeated="5" table:style-name="ce37"/>
          <table:table-cell table:style-name="ce36"/>
          <table:table-cell table:number-columns-repeated="2" table:style-name="ce41"/>
          <table:table-cell table:number-columns-repeated="3" table:style-name="ce31"/>
          <table:table-cell table:style-name="ce36"/>
          <table:table-cell office:value-type="float" office:value="440.96000000000004" table:formula="of:=-0.06*(([.A138]-1963)^2)+8.5*([.A138]-1963)+140" table:style-name="ce26">
            <text:p>441.0</text:p>
          </table:table-cell>
          <table:table-cell office:value-type="float" office:value="490.96000000000004" table:formula="of:=[.EK138]+50" table:style-name="ce26">
            <text:p>491.0</text:p>
          </table:table-cell>
          <table:table-cell office:value-type="float" office:value="390.96000000000004" table:formula="of:=[.EK138]-50" table:style-name="ce37">
            <text:p>391.0</text:p>
          </table:table-cell>
          <table:table-cell office:value-type="float" office:value="540.96" table:formula="of:=[.EK138]+100" table:style-name="ce37">
            <text:p>541.0</text:p>
          </table:table-cell>
          <table:table-cell office:value-type="float" office:value="340.96000000000004" table:formula="of:=[.EK138]-100" table:style-name="ce37">
            <text:p>341.0</text:p>
          </table:table-cell>
          <table:table-cell office:value-type="float" office:value="441.4" table:formula="of:=-0.025*(([.A138]-1963)^2)+5.5*([.A138]-1963)+175" table:style-name="ce26">
            <text:p>441.4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6" table:style-name="ce17">
            <text:p>2036</text:p>
          </table:table-cell>
          <table:table-cell office:value-type="float" office:value="50829348.692628823" table:style-name="ce13">
            <text:p>50829349</text:p>
          </table:table-cell>
          <table:table-cell office:value-type="float" office:value="17059423.921269193" table:style-name="ce36">
            <text:p>17059424</text:p>
          </table:table-cell>
          <table:table-cell office:value-type="float" office:value="24487325.817100964" table:style-name="ce36">
            <text:p>24487326</text:p>
          </table:table-cell>
          <table:table-cell table:style-name="ce133"/>
          <table:table-cell office:value-type="float" office:value="656131.68927958433" table:formula="of:=[.C139]/26" table:style-name="ce36">
            <text:p>656132</text:p>
          </table:table-cell>
          <table:table-cell office:value-type="float" office:value="328065.84463979217" table:formula="of:=[.F139]/2" table:style-name="ce36">
            <text:p>328066</text:p>
          </table:table-cell>
          <table:table-cell office:value-type="float" office:value="492098.76695968828" table:formula="of:=[.G139]*1.5" table:style-name="ce36">
            <text:p>492099</text:p>
          </table:table-cell>
          <table:table-cell table:number-columns-repeated="7" table:style-name="ce36"/>
          <table:table-cell office:value-type="float" office:value="286620.71108268743" table:formula="of:=[.P138]*1.03" table:style-name="ce36">
            <text:p>286621</text:p>
          </table:table-cell>
          <table:table-cell table:style-name="ce31"/>
          <table:table-cell table:style-name="ce12"/>
          <table:table-cell table:style-name="ce37"/>
          <table:table-cell table:number-columns-repeated="2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40.76" table:formula="of:=-0.06*(([.A139]-1963)^2)+8.5*([.A139]-1963)+140" table:style-name="ce26">
            <text:p>440.8</text:p>
          </table:table-cell>
          <table:table-cell office:value-type="float" office:value="490.76" table:formula="of:=[.EK139]+50" table:style-name="ce26">
            <text:p>490.8</text:p>
          </table:table-cell>
          <table:table-cell office:value-type="float" office:value="390.76" table:formula="of:=[.EK139]-50" table:style-name="ce37">
            <text:p>390.8</text:p>
          </table:table-cell>
          <table:table-cell office:value-type="float" office:value="540.76" table:formula="of:=[.EK139]+100" table:style-name="ce37">
            <text:p>540.8</text:p>
          </table:table-cell>
          <table:table-cell office:value-type="float" office:value="340.76" table:formula="of:=[.EK139]-100" table:style-name="ce37">
            <text:p>340.8</text:p>
          </table:table-cell>
          <table:table-cell office:value-type="float" office:value="443.27499999999998" table:formula="of:=-0.025*(([.A139]-1963)^2)+5.5*([.A139]-1963)+175" table:style-name="ce26">
            <text:p>443.3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7" table:style-name="ce17">
            <text:p>2037</text:p>
          </table:table-cell>
          <table:table-cell office:value-type="float" office:value="51090358.402677663" table:style-name="ce13">
            <text:p>51090358</text:p>
          </table:table-cell>
          <table:table-cell office:value-type="float" office:value="17121248.952492271" table:style-name="ce36">
            <text:p>17121249</text:p>
          </table:table-cell>
          <table:table-cell office:value-type="float" office:value="24358050.026225001" table:style-name="ce36">
            <text:p>24358050</text:p>
          </table:table-cell>
          <table:table-cell table:style-name="ce133"/>
          <table:table-cell office:value-type="float" office:value="658509.57509585656" table:formula="of:=[.C140]/26" table:style-name="ce36">
            <text:p>658510</text:p>
          </table:table-cell>
          <table:table-cell office:value-type="float" office:value="329254.78754792828" table:formula="of:=[.F140]/2" table:style-name="ce36">
            <text:p>329255</text:p>
          </table:table-cell>
          <table:table-cell office:value-type="float" office:value="493882.18132189242" table:formula="of:=[.G140]*1.5" table:style-name="ce36">
            <text:p>493882</text:p>
          </table:table-cell>
          <table:table-cell table:number-columns-repeated="7" table:style-name="ce36"/>
          <table:table-cell office:value-type="float" office:value="295219.33241516806" table:formula="of:=[.P139]*1.03" table:style-name="ce36">
            <text:p>295219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40.44" table:formula="of:=-0.06*(([.A140]-1963)^2)+8.5*([.A140]-1963)+140" table:style-name="ce26">
            <text:p>440.4</text:p>
          </table:table-cell>
          <table:table-cell office:value-type="float" office:value="490.44" table:formula="of:=[.EK140]+50" table:style-name="ce26">
            <text:p>490.4</text:p>
          </table:table-cell>
          <table:table-cell office:value-type="float" office:value="390.44" table:formula="of:=[.EK140]-50" table:style-name="ce37">
            <text:p>390.4</text:p>
          </table:table-cell>
          <table:table-cell office:value-type="float" office:value="540.44000000000005" table:formula="of:=[.EK140]+100" table:style-name="ce37">
            <text:p>540.4</text:p>
          </table:table-cell>
          <table:table-cell office:value-type="float" office:value="340.44" table:formula="of:=[.EK140]-100" table:style-name="ce37">
            <text:p>340.4</text:p>
          </table:table-cell>
          <table:table-cell office:value-type="float" office:value="445.1" table:formula="of:=-0.025*(([.A140]-1963)^2)+5.5*([.A140]-1963)+175" table:style-name="ce26">
            <text:p>445.1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8" table:style-name="ce17">
            <text:p>2038</text:p>
          </table:table-cell>
          <table:table-cell office:value-type="float" office:value="51353006.059602566" table:style-name="ce13">
            <text:p>51353006</text:p>
          </table:table-cell>
          <table:table-cell office:value-type="float" office:value="17178849.526872881" table:style-name="ce36">
            <text:p>17178850</text:p>
          </table:table-cell>
          <table:table-cell office:value-type="float" office:value="24219253.070714008" table:style-name="ce36">
            <text:p>24219253</text:p>
          </table:table-cell>
          <table:table-cell table:style-name="ce133"/>
          <table:table-cell office:value-type="float" office:value="660724.98180280311" table:formula="of:=[.C141]/26" table:style-name="ce36">
            <text:p>660725</text:p>
          </table:table-cell>
          <table:table-cell office:value-type="float" office:value="330362.49090140156" table:formula="of:=[.F141]/2" table:style-name="ce36">
            <text:p>330362</text:p>
          </table:table-cell>
          <table:table-cell office:value-type="float" office:value="495543.73635210237" table:formula="of:=[.G141]*1.5" table:style-name="ce36">
            <text:p>495544</text:p>
          </table:table-cell>
          <table:table-cell table:number-columns-repeated="7" table:style-name="ce36"/>
          <table:table-cell office:value-type="float" office:value="304075.9123876231" table:formula="of:=[.P140]*1.03" table:style-name="ce36">
            <text:p>304076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40" table:formula="of:=-0.06*(([.A141]-1963)^2)+8.5*([.A141]-1963)+140" table:style-name="ce26">
            <text:p>440.0</text:p>
          </table:table-cell>
          <table:table-cell office:value-type="float" office:value="490" table:formula="of:=[.EK141]+50" table:style-name="ce26">
            <text:p>490.0</text:p>
          </table:table-cell>
          <table:table-cell office:value-type="float" office:value="390" table:formula="of:=[.EK141]-50" table:style-name="ce37">
            <text:p>390.0</text:p>
          </table:table-cell>
          <table:table-cell office:value-type="float" office:value="540" table:formula="of:=[.EK141]+100" table:style-name="ce37">
            <text:p>540.0</text:p>
          </table:table-cell>
          <table:table-cell office:value-type="float" office:value="340" table:formula="of:=[.EK141]-100" table:style-name="ce37">
            <text:p>340.0</text:p>
          </table:table-cell>
          <table:table-cell office:value-type="float" office:value="446.875" table:formula="of:=-0.025*(([.A141]-1963)^2)+5.5*([.A141]-1963)+175" table:style-name="ce26">
            <text:p>446.9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39" table:style-name="ce17">
            <text:p>2039</text:p>
          </table:table-cell>
          <table:table-cell office:value-type="float" office:value="51615795.74506668" table:style-name="ce13">
            <text:p>51615796</text:p>
          </table:table-cell>
          <table:table-cell office:value-type="float" office:value="17220926.6372816" table:style-name="ce36">
            <text:p>17220927</text:p>
          </table:table-cell>
          <table:table-cell office:value-type="float" office:value="24094827.774110988" table:style-name="ce36">
            <text:p>24094828</text:p>
          </table:table-cell>
          <table:table-cell table:style-name="ce133"/>
          <table:table-cell office:value-type="float" office:value="662343.3322031385" table:formula="of:=[.C142]/26" table:style-name="ce36">
            <text:p>662343</text:p>
          </table:table-cell>
          <table:table-cell office:value-type="float" office:value="331171.66610156925" table:formula="of:=[.F142]/2" table:style-name="ce36">
            <text:p>331172</text:p>
          </table:table-cell>
          <table:table-cell office:value-type="float" office:value="496757.49915235385" table:formula="of:=[.G142]*1.5" table:style-name="ce36">
            <text:p>496757</text:p>
          </table:table-cell>
          <table:table-cell table:number-columns-repeated="7" table:style-name="ce36"/>
          <table:table-cell office:value-type="float" office:value="313198.18975925178" table:formula="of:=[.P141]*1.03" table:style-name="ce36">
            <text:p>313198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39.44" table:formula="of:=-0.06*(([.A142]-1963)^2)+8.5*([.A142]-1963)+140" table:style-name="ce26">
            <text:p>439.4</text:p>
          </table:table-cell>
          <table:table-cell office:value-type="float" office:value="489.44" table:formula="of:=[.EK142]+50" table:style-name="ce26">
            <text:p>489.4</text:p>
          </table:table-cell>
          <table:table-cell office:value-type="float" office:value="389.44" table:formula="of:=[.EK142]-50" table:style-name="ce37">
            <text:p>389.4</text:p>
          </table:table-cell>
          <table:table-cell office:value-type="float" office:value="539.44000000000005" table:formula="of:=[.EK142]+100" table:style-name="ce37">
            <text:p>539.4</text:p>
          </table:table-cell>
          <table:table-cell office:value-type="float" office:value="339.44" table:formula="of:=[.EK142]-100" table:style-name="ce37">
            <text:p>339.4</text:p>
          </table:table-cell>
          <table:table-cell office:value-type="float" office:value="448.6" table:formula="of:=-0.025*(([.A142]-1963)^2)+5.5*([.A142]-1963)+175" table:style-name="ce26">
            <text:p>448.6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0" table:style-name="ce17">
            <text:p>2040</text:p>
          </table:table-cell>
          <table:table-cell office:value-type="float" office:value="51875380.12123324" table:style-name="ce13">
            <text:p>51875380</text:p>
          </table:table-cell>
          <table:table-cell office:value-type="float" office:value="17269430.155778982" table:style-name="ce36">
            <text:p>17269430</text:p>
          </table:table-cell>
          <table:table-cell office:value-type="float" office:value="23996705.137791995" table:style-name="ce36">
            <text:p>23996705</text:p>
          </table:table-cell>
          <table:table-cell table:style-name="ce133"/>
          <table:table-cell office:value-type="float" office:value="664208.85214534542" table:formula="of:=[.C143]/26" table:style-name="ce36">
            <text:p>664209</text:p>
          </table:table-cell>
          <table:table-cell office:value-type="float" office:value="332104.42607267271" table:formula="of:=[.F143]/2" table:style-name="ce36">
            <text:p>332104</text:p>
          </table:table-cell>
          <table:table-cell office:value-type="float" office:value="498156.63910900906" table:formula="of:=[.G143]*1.5" table:style-name="ce36">
            <text:p>498157</text:p>
          </table:table-cell>
          <table:table-cell table:number-columns-repeated="7" table:style-name="ce36"/>
          <table:table-cell office:value-type="float" office:value="322594.13545202935" table:formula="of:=[.P142]*1.03" table:style-name="ce36">
            <text:p>322594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1" table:style-name="ce36"/>
          <table:table-cell table:number-columns-repeated="2" table:style-name="ce33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38.76" table:formula="of:=-0.06*(([.A143]-1963)^2)+8.5*([.A143]-1963)+140" table:style-name="ce26">
            <text:p>438.8</text:p>
          </table:table-cell>
          <table:table-cell office:value-type="float" office:value="488.76" table:formula="of:=[.EK143]+50" table:style-name="ce26">
            <text:p>488.8</text:p>
          </table:table-cell>
          <table:table-cell office:value-type="float" office:value="388.76" table:formula="of:=[.EK143]-50" table:style-name="ce37">
            <text:p>388.8</text:p>
          </table:table-cell>
          <table:table-cell office:value-type="float" office:value="538.76" table:formula="of:=[.EK143]+100" table:style-name="ce37">
            <text:p>538.8</text:p>
          </table:table-cell>
          <table:table-cell office:value-type="float" office:value="338.76" table:formula="of:=[.EK143]-100" table:style-name="ce37">
            <text:p>338.8</text:p>
          </table:table-cell>
          <table:table-cell office:value-type="float" office:value="450.27499999999998" table:formula="of:=-0.025*(([.A143]-1963)^2)+5.5*([.A143]-1963)+175" table:style-name="ce26">
            <text:p>450.3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1" table:style-name="ce17">
            <text:p>2041</text:p>
          </table:table-cell>
          <table:table-cell office:value-type="float" office:value="52130955.919277765" table:style-name="ce13">
            <text:p>52130956</text:p>
          </table:table-cell>
          <table:table-cell office:value-type="float" office:value="17315816.89596162" table:style-name="ce36">
            <text:p>17315817</text:p>
          </table:table-cell>
          <table:table-cell office:value-type="float" office:value="23910055.523553971" table:style-name="ce36">
            <text:p>23910056</text:p>
          </table:table-cell>
          <table:table-cell table:style-name="ce133"/>
          <table:table-cell office:value-type="float" office:value="665992.9575369854" table:formula="of:=[.C144]/26" table:style-name="ce36">
            <text:p>665993</text:p>
          </table:table-cell>
          <table:table-cell office:value-type="float" office:value="332996.4787684927" table:formula="of:=[.F144]/2" table:style-name="ce36">
            <text:p>332996</text:p>
          </table:table-cell>
          <table:table-cell office:value-type="float" office:value="499494.71815273905" table:formula="of:=[.G144]*1.5" table:style-name="ce36">
            <text:p>499495</text:p>
          </table:table-cell>
          <table:table-cell table:number-columns-repeated="7" table:style-name="ce36"/>
          <table:table-cell office:value-type="float" office:value="332271.95951559022" table:formula="of:=[.P143]*1.03" table:style-name="ce36">
            <text:p>332272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37.96000000000004" table:formula="of:=-0.06*(([.A144]-1963)^2)+8.5*([.A144]-1963)+140" table:style-name="ce26">
            <text:p>438.0</text:p>
          </table:table-cell>
          <table:table-cell office:value-type="float" office:value="487.96000000000004" table:formula="of:=[.EK144]+50" table:style-name="ce26">
            <text:p>488.0</text:p>
          </table:table-cell>
          <table:table-cell office:value-type="float" office:value="387.96000000000004" table:formula="of:=[.EK144]-50" table:style-name="ce37">
            <text:p>388.0</text:p>
          </table:table-cell>
          <table:table-cell office:value-type="float" office:value="537.96" table:formula="of:=[.EK144]+100" table:style-name="ce37">
            <text:p>538.0</text:p>
          </table:table-cell>
          <table:table-cell office:value-type="float" office:value="337.96000000000004" table:formula="of:=[.EK144]-100" table:style-name="ce37">
            <text:p>338.0</text:p>
          </table:table-cell>
          <table:table-cell office:value-type="float" office:value="451.9" table:formula="of:=-0.025*(([.A144]-1963)^2)+5.5*([.A144]-1963)+175" table:style-name="ce26">
            <text:p>451.9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2" table:style-name="ce17">
            <text:p>2042</text:p>
          </table:table-cell>
          <table:table-cell office:value-type="float" office:value="52379865.742774703" table:style-name="ce13">
            <text:p>52379866</text:p>
          </table:table-cell>
          <table:table-cell office:value-type="float" office:value="17355952.61704573" table:style-name="ce36">
            <text:p>17355953</text:p>
          </table:table-cell>
          <table:table-cell office:value-type="float" office:value="23835282.650576398" table:style-name="ce36">
            <text:p>23835283</text:p>
          </table:table-cell>
          <table:table-cell table:style-name="ce133"/>
          <table:table-cell office:value-type="float" office:value="667536.63911714347" table:formula="of:=[.C145]/26" table:style-name="ce36">
            <text:p>667537</text:p>
          </table:table-cell>
          <table:table-cell office:value-type="float" office:value="333768.31955857173" table:formula="of:=[.F145]/2" table:style-name="ce36">
            <text:p>333768</text:p>
          </table:table-cell>
          <table:table-cell office:value-type="float" office:value="500652.47933785757" table:formula="of:=[.G145]*1.5" table:style-name="ce36">
            <text:p>500652</text:p>
          </table:table-cell>
          <table:table-cell table:number-columns-repeated="7" table:style-name="ce36"/>
          <table:table-cell office:value-type="float" office:value="342240.11830105796" table:formula="of:=[.P144]*1.03" table:style-name="ce36">
            <text:p>342240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37.04" table:formula="of:=-0.06*(([.A145]-1963)^2)+8.5*([.A145]-1963)+140" table:style-name="ce26">
            <text:p>437.0</text:p>
          </table:table-cell>
          <table:table-cell office:value-type="float" office:value="487.04" table:formula="of:=[.EK145]+50" table:style-name="ce26">
            <text:p>487.0</text:p>
          </table:table-cell>
          <table:table-cell office:value-type="float" office:value="387.04" table:formula="of:=[.EK145]-50" table:style-name="ce37">
            <text:p>387.0</text:p>
          </table:table-cell>
          <table:table-cell office:value-type="float" office:value="537.04" table:formula="of:=[.EK145]+100" table:style-name="ce37">
            <text:p>537.0</text:p>
          </table:table-cell>
          <table:table-cell office:value-type="float" office:value="337.04" table:formula="of:=[.EK145]-100" table:style-name="ce37">
            <text:p>337.0</text:p>
          </table:table-cell>
          <table:table-cell office:value-type="float" office:value="453.47500000000002" table:formula="of:=-0.025*(([.A145]-1963)^2)+5.5*([.A145]-1963)+175" table:style-name="ce26">
            <text:p>453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3" table:style-name="ce17">
            <text:p>2043</text:p>
          </table:table-cell>
          <table:table-cell office:value-type="float" office:value="52619331.514399588" table:style-name="ce13">
            <text:p>52619332</text:p>
          </table:table-cell>
          <table:table-cell office:value-type="float" office:value="17379721.463692021" table:style-name="ce36">
            <text:p>17379721</text:p>
          </table:table-cell>
          <table:table-cell office:value-type="float" office:value="23766335.290309228" table:style-name="ce36">
            <text:p>23766335</text:p>
          </table:table-cell>
          <table:table-cell table:style-name="ce133"/>
          <table:table-cell office:value-type="float" office:value="668450.82552661619" table:formula="of:=[.C146]/26" table:style-name="ce36">
            <text:p>668451</text:p>
          </table:table-cell>
          <table:table-cell office:value-type="float" office:value="334225.41276330809" table:formula="of:=[.F146]/2" table:style-name="ce36">
            <text:p>334225</text:p>
          </table:table-cell>
          <table:table-cell office:value-type="float" office:value="501338.11914496217" table:formula="of:=[.G146]*1.5" table:style-name="ce36">
            <text:p>501338</text:p>
          </table:table-cell>
          <table:table-cell table:number-columns-repeated="7" table:style-name="ce36"/>
          <table:table-cell office:value-type="float" office:value="352507.32185008971" table:formula="of:=[.P145]*1.03" table:style-name="ce36">
            <text:p>352507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36" table:formula="of:=-0.06*(([.A146]-1963)^2)+8.5*([.A146]-1963)+140" table:style-name="ce26">
            <text:p>436.0</text:p>
          </table:table-cell>
          <table:table-cell office:value-type="float" office:value="486" table:formula="of:=[.EK146]+50" table:style-name="ce26">
            <text:p>486.0</text:p>
          </table:table-cell>
          <table:table-cell office:value-type="float" office:value="386" table:formula="of:=[.EK146]-50" table:style-name="ce37">
            <text:p>386.0</text:p>
          </table:table-cell>
          <table:table-cell office:value-type="float" office:value="536" table:formula="of:=[.EK146]+100" table:style-name="ce37">
            <text:p>536.0</text:p>
          </table:table-cell>
          <table:table-cell office:value-type="float" office:value="336" table:formula="of:=[.EK146]-100" table:style-name="ce37">
            <text:p>336.0</text:p>
          </table:table-cell>
          <table:table-cell office:value-type="float" office:value="455" table:formula="of:=-0.025*(([.A146]-1963)^2)+5.5*([.A146]-1963)+175" table:style-name="ce26">
            <text:p>455.0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4" table:style-name="ce17">
            <text:p>2044</text:p>
          </table:table-cell>
          <table:table-cell office:value-type="float" office:value="52847353.481383242" table:style-name="ce13">
            <text:p>52847353</text:p>
          </table:table-cell>
          <table:table-cell office:value-type="float" office:value="17375787.027602267" table:style-name="ce36">
            <text:p>17375787</text:p>
          </table:table-cell>
          <table:table-cell office:value-type="float" office:value="23715715.309771907" table:style-name="ce36">
            <text:p>23715715</text:p>
          </table:table-cell>
          <table:table-cell table:style-name="ce133"/>
          <table:table-cell office:value-type="float" office:value="668299.50106162566" table:formula="of:=[.C147]/26" table:style-name="ce36">
            <text:p>668300</text:p>
          </table:table-cell>
          <table:table-cell office:value-type="float" office:value="334149.75053081283" table:formula="of:=[.F147]/2" table:style-name="ce36">
            <text:p>334150</text:p>
          </table:table-cell>
          <table:table-cell office:value-type="float" office:value="501224.62579621922" table:formula="of:=[.G147]*1.5" table:style-name="ce36">
            <text:p>501225</text:p>
          </table:table-cell>
          <table:table-cell table:number-columns-repeated="7" table:style-name="ce36"/>
          <table:table-cell office:value-type="float" office:value="363082.54150559241" table:formula="of:=[.P146]*1.03" table:style-name="ce36">
            <text:p>363083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34.84000000000003" table:formula="of:=-0.06*(([.A147]-1963)^2)+8.5*([.A147]-1963)+140" table:style-name="ce26">
            <text:p>434.8</text:p>
          </table:table-cell>
          <table:table-cell office:value-type="float" office:value="484.84000000000003" table:formula="of:=[.EK147]+50" table:style-name="ce26">
            <text:p>484.8</text:p>
          </table:table-cell>
          <table:table-cell office:value-type="float" office:value="384.84000000000003" table:formula="of:=[.EK147]-50" table:style-name="ce37">
            <text:p>384.8</text:p>
          </table:table-cell>
          <table:table-cell office:value-type="float" office:value="534.84" table:formula="of:=[.EK147]+100" table:style-name="ce37">
            <text:p>534.8</text:p>
          </table:table-cell>
          <table:table-cell office:value-type="float" office:value="334.84000000000003" table:formula="of:=[.EK147]-100" table:style-name="ce37">
            <text:p>334.8</text:p>
          </table:table-cell>
          <table:table-cell office:value-type="float" office:value="456.47500000000002" table:formula="of:=-0.025*(([.A147]-1963)^2)+5.5*([.A147]-1963)+175" table:style-name="ce26">
            <text:p>456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5" table:style-name="ce17">
            <text:p>2045</text:p>
          </table:table-cell>
          <table:table-cell office:value-type="float" office:value="53061868.627986163" table:style-name="ce13">
            <text:p>53061869</text:p>
          </table:table-cell>
          <table:table-cell office:value-type="float" office:value="17369554.466323011" table:style-name="ce36">
            <text:p>17369554</text:p>
          </table:table-cell>
          <table:table-cell office:value-type="float" office:value="23666110.558587067" table:style-name="ce36">
            <text:p>23666111</text:p>
          </table:table-cell>
          <table:table-cell table:style-name="ce133"/>
          <table:table-cell office:value-type="float" office:value="668059.78716626961" table:formula="of:=[.C148]/26" table:style-name="ce36">
            <text:p>668060</text:p>
          </table:table-cell>
          <table:table-cell office:value-type="float" office:value="334029.89358313481" table:formula="of:=[.F148]/2" table:style-name="ce36">
            <text:p>334030</text:p>
          </table:table-cell>
          <table:table-cell office:value-type="float" office:value="501044.84037470224" table:formula="of:=[.G148]*1.5" table:style-name="ce36">
            <text:p>501045</text:p>
          </table:table-cell>
          <table:table-cell table:number-columns-repeated="7" table:style-name="ce36"/>
          <table:table-cell office:value-type="float" office:value="373975.01775076019" table:formula="of:=[.P147]*1.03" table:style-name="ce36">
            <text:p>373975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33.56" table:formula="of:=-0.06*(([.A148]-1963)^2)+8.5*([.A148]-1963)+140" table:style-name="ce26">
            <text:p>433.6</text:p>
          </table:table-cell>
          <table:table-cell office:value-type="float" office:value="483.56" table:formula="of:=[.EK148]+50" table:style-name="ce26">
            <text:p>483.6</text:p>
          </table:table-cell>
          <table:table-cell office:value-type="float" office:value="383.56" table:formula="of:=[.EK148]-50" table:style-name="ce37">
            <text:p>383.6</text:p>
          </table:table-cell>
          <table:table-cell office:value-type="float" office:value="533.55999999999995" table:formula="of:=[.EK148]+100" table:style-name="ce37">
            <text:p>533.6</text:p>
          </table:table-cell>
          <table:table-cell office:value-type="float" office:value="333.56" table:formula="of:=[.EK148]-100" table:style-name="ce37">
            <text:p>333.6</text:p>
          </table:table-cell>
          <table:table-cell office:value-type="float" office:value="457.9" table:formula="of:=-0.025*(([.A148]-1963)^2)+5.5*([.A148]-1963)+175" table:style-name="ce26">
            <text:p>457.9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6" table:style-name="ce17">
            <text:p>2046</text:p>
          </table:table-cell>
          <table:table-cell office:value-type="float" office:value="53261574.985348299" table:style-name="ce13">
            <text:p>53261575</text:p>
          </table:table-cell>
          <table:table-cell office:value-type="float" office:value="17359106.100446831" table:style-name="ce36">
            <text:p>17359106</text:p>
          </table:table-cell>
          <table:table-cell office:value-type="float" office:value="23631507.356327001" table:style-name="ce36">
            <text:p>23631507</text:p>
          </table:table-cell>
          <table:table-cell table:style-name="ce133"/>
          <table:table-cell office:value-type="float" office:value="667657.92694026278" table:formula="of:=[.C149]/26" table:style-name="ce36">
            <text:p>667658</text:p>
          </table:table-cell>
          <table:table-cell office:value-type="float" office:value="333828.96347013139" table:formula="of:=[.F149]/2" table:style-name="ce36">
            <text:p>333829</text:p>
          </table:table-cell>
          <table:table-cell office:value-type="float" office:value="500743.44520519709" table:formula="of:=[.G149]*1.5" table:style-name="ce36">
            <text:p>500743</text:p>
          </table:table-cell>
          <table:table-cell table:number-columns-repeated="7" table:style-name="ce36"/>
          <table:table-cell office:value-type="float" office:value="385194.26828328299" table:formula="of:=[.P148]*1.03" table:style-name="ce36">
            <text:p>385194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32.16" table:formula="of:=-0.06*(([.A149]-1963)^2)+8.5*([.A149]-1963)+140" table:style-name="ce26">
            <text:p>432.2</text:p>
          </table:table-cell>
          <table:table-cell office:value-type="float" office:value="482.16" table:formula="of:=[.EK149]+50" table:style-name="ce26">
            <text:p>482.2</text:p>
          </table:table-cell>
          <table:table-cell office:value-type="float" office:value="382.16" table:formula="of:=[.EK149]-50" table:style-name="ce37">
            <text:p>382.2</text:p>
          </table:table-cell>
          <table:table-cell office:value-type="float" office:value="532.16000000000008" table:formula="of:=[.EK149]+100" table:style-name="ce37">
            <text:p>532.2</text:p>
          </table:table-cell>
          <table:table-cell office:value-type="float" office:value="332.16" table:formula="of:=[.EK149]-100" table:style-name="ce37">
            <text:p>332.2</text:p>
          </table:table-cell>
          <table:table-cell office:value-type="float" office:value="459.27499999999998" table:formula="of:=-0.025*(([.A149]-1963)^2)+5.5*([.A149]-1963)+175" table:style-name="ce26">
            <text:p>459.3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7" table:style-name="ce17">
            <text:p>2047</text:p>
          </table:table-cell>
          <table:table-cell office:value-type="float" office:value="53444815.941444471" table:style-name="ce13">
            <text:p>53444816</text:p>
          </table:table-cell>
          <table:table-cell office:value-type="float" office:value="17346857.485292591" table:style-name="ce36">
            <text:p>17346857</text:p>
          </table:table-cell>
          <table:table-cell office:value-type="float" office:value="23609033.619584359" table:style-name="ce36">
            <text:p>23609034</text:p>
          </table:table-cell>
          <table:table-cell table:style-name="ce133"/>
          <table:table-cell office:value-type="float" office:value="667186.82635740738" table:formula="of:=[.C150]/26" table:style-name="ce36">
            <text:p>667187</text:p>
          </table:table-cell>
          <table:table-cell office:value-type="float" office:value="333593.41317870369" table:formula="of:=[.F150]/2" table:style-name="ce36">
            <text:p>333593</text:p>
          </table:table-cell>
          <table:table-cell office:value-type="float" office:value="500390.11976805551" table:formula="of:=[.G150]*1.5" table:style-name="ce36">
            <text:p>500390</text:p>
          </table:table-cell>
          <table:table-cell table:number-columns-repeated="7" table:style-name="ce36"/>
          <table:table-cell office:value-type="float" office:value="396750.09633178147" table:formula="of:=[.P149]*1.03" table:style-name="ce36">
            <text:p>396750</text:p>
          </table:table-cell>
          <table:table-cell table:style-name="ce31"/>
          <table:table-cell table:style-name="ce12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30.64000000000004" table:formula="of:=-0.06*(([.A150]-1963)^2)+8.5*([.A150]-1963)+140" table:style-name="ce26">
            <text:p>430.6</text:p>
          </table:table-cell>
          <table:table-cell office:value-type="float" office:value="480.64000000000004" table:formula="of:=[.EK150]+50" table:style-name="ce26">
            <text:p>480.6</text:p>
          </table:table-cell>
          <table:table-cell office:value-type="float" office:value="380.64000000000004" table:formula="of:=[.EK150]-50" table:style-name="ce37">
            <text:p>380.6</text:p>
          </table:table-cell>
          <table:table-cell office:value-type="float" office:value="530.6400000000001" table:formula="of:=[.EK150]+100" table:style-name="ce37">
            <text:p>530.6</text:p>
          </table:table-cell>
          <table:table-cell office:value-type="float" office:value="330.64000000000004" table:formula="of:=[.EK150]-100" table:style-name="ce37">
            <text:p>330.6</text:p>
          </table:table-cell>
          <table:table-cell office:value-type="float" office:value="460.6" table:formula="of:=-0.025*(([.A150]-1963)^2)+5.5*([.A150]-1963)+175" table:style-name="ce26">
            <text:p>460.6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8" table:style-name="ce17">
            <text:p>2048</text:p>
          </table:table-cell>
          <table:table-cell office:value-type="float" office:value="53610230.62714494" table:style-name="ce13">
            <text:p>53610231</text:p>
          </table:table-cell>
          <table:table-cell office:value-type="float" office:value="17327270.99838075" table:style-name="ce36">
            <text:p>17327271</text:p>
          </table:table-cell>
          <table:table-cell office:value-type="float" office:value="23596990.582673639" table:style-name="ce36">
            <text:p>23596991</text:p>
          </table:table-cell>
          <table:table-cell table:style-name="ce133"/>
          <table:table-cell office:value-type="float" office:value="666433.49993772118" table:formula="of:=[.C151]/26" table:style-name="ce36">
            <text:p>666433</text:p>
          </table:table-cell>
          <table:table-cell office:value-type="float" office:value="333216.74996886059" table:formula="of:=[.F151]/2" table:style-name="ce36">
            <text:p>333217</text:p>
          </table:table-cell>
          <table:table-cell office:value-type="float" office:value="499825.12495329091" table:formula="of:=[.G151]*1.5" table:style-name="ce36">
            <text:p>499825</text:p>
          </table:table-cell>
          <table:table-cell table:number-columns-repeated="7" table:style-name="ce36"/>
          <table:table-cell office:value-type="float" office:value="408652.59922173491" table:formula="of:=[.P150]*1.03" table:style-name="ce36">
            <text:p>408653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2" table:style-name="ce86"/>
          <table:table-cell table:style-name="ce97"/>
          <table:table-cell table:number-columns-repeated="3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29" table:formula="of:=-0.06*(([.A151]-1963)^2)+8.5*([.A151]-1963)+140" table:style-name="ce26">
            <text:p>429.0</text:p>
          </table:table-cell>
          <table:table-cell office:value-type="float" office:value="479" table:formula="of:=[.EK151]+50" table:style-name="ce26">
            <text:p>479.0</text:p>
          </table:table-cell>
          <table:table-cell office:value-type="float" office:value="379" table:formula="of:=[.EK151]-50" table:style-name="ce37">
            <text:p>379.0</text:p>
          </table:table-cell>
          <table:table-cell office:value-type="float" office:value="529" table:formula="of:=[.EK151]+100" table:style-name="ce37">
            <text:p>529.0</text:p>
          </table:table-cell>
          <table:table-cell office:value-type="float" office:value="329" table:formula="of:=[.EK151]-100" table:style-name="ce37">
            <text:p>329.0</text:p>
          </table:table-cell>
          <table:table-cell office:value-type="float" office:value="461.875" table:formula="of:=-0.025*(([.A151]-1963)^2)+5.5*([.A151]-1963)+175" table:style-name="ce26">
            <text:p>461.9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49" table:style-name="ce17">
            <text:p>2049</text:p>
          </table:table-cell>
          <table:table-cell office:value-type="float" office:value="53757854.285700038" table:style-name="ce13">
            <text:p>53757854</text:p>
          </table:table-cell>
          <table:table-cell office:value-type="float" office:value="17299638.525305156" table:style-name="ce36">
            <text:p>17299639</text:p>
          </table:table-cell>
          <table:table-cell office:value-type="float" office:value="23589477.862995099" table:style-name="ce36">
            <text:p>23589478</text:p>
          </table:table-cell>
          <table:table-cell table:style-name="ce133"/>
          <table:table-cell office:value-type="float" office:value="665370.71251173678" table:formula="of:=[.C152]/26" table:style-name="ce36">
            <text:p>665371</text:p>
          </table:table-cell>
          <table:table-cell office:value-type="float" office:value="332685.35625586839" table:formula="of:=[.F152]/2" table:style-name="ce36">
            <text:p>332685</text:p>
          </table:table-cell>
          <table:table-cell office:value-type="float" office:value="499028.03438380256" table:formula="of:=[.G152]*1.5" table:style-name="ce36">
            <text:p>499028</text:p>
          </table:table-cell>
          <table:table-cell table:number-columns-repeated="7" table:style-name="ce36"/>
          <table:table-cell office:value-type="float" office:value="420912.17719838698" table:formula="of:=[.P151]*1.03" table:style-name="ce36">
            <text:p>420912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27.24" table:formula="of:=-0.06*(([.A152]-1963)^2)+8.5*([.A152]-1963)+140" table:style-name="ce26">
            <text:p>427.2</text:p>
          </table:table-cell>
          <table:table-cell office:value-type="float" office:value="477.24" table:formula="of:=[.EK152]+50" table:style-name="ce26">
            <text:p>477.2</text:p>
          </table:table-cell>
          <table:table-cell office:value-type="float" office:value="377.24" table:formula="of:=[.EK152]-50" table:style-name="ce37">
            <text:p>377.2</text:p>
          </table:table-cell>
          <table:table-cell office:value-type="float" office:value="527.24" table:formula="of:=[.EK152]+100" table:style-name="ce37">
            <text:p>527.2</text:p>
          </table:table-cell>
          <table:table-cell office:value-type="float" office:value="327.24" table:formula="of:=[.EK152]-100" table:style-name="ce37">
            <text:p>327.2</text:p>
          </table:table-cell>
          <table:table-cell office:value-type="float" office:value="463.1" table:formula="of:=-0.025*(([.A152]-1963)^2)+5.5*([.A152]-1963)+175" table:style-name="ce26">
            <text:p>463.1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0" table:style-name="ce17">
            <text:p>2050</text:p>
          </table:table-cell>
          <table:table-cell office:value-type="float" office:value="53887878.015143268" table:style-name="ce13">
            <text:p>53887878</text:p>
          </table:table-cell>
          <table:table-cell office:value-type="float" office:value="17272190.544885304" table:style-name="ce36">
            <text:p>17272191</text:p>
          </table:table-cell>
          <table:table-cell office:value-type="float" office:value="23588270.346669842" table:style-name="ce36">
            <text:p>23588270</text:p>
          </table:table-cell>
          <table:table-cell table:style-name="ce133"/>
          <table:table-cell office:value-type="float" office:value="664315.0209571271" table:formula="of:=[.C153]/26" table:style-name="ce36">
            <text:p>664315</text:p>
          </table:table-cell>
          <table:table-cell office:value-type="float" office:value="332157.51047856355" table:formula="of:=[.F153]/2" table:style-name="ce36">
            <text:p>332158</text:p>
          </table:table-cell>
          <table:table-cell office:value-type="float" office:value="498236.26571784529" table:formula="of:=[.G153]*1.5" table:style-name="ce36">
            <text:p>498236</text:p>
          </table:table-cell>
          <table:table-cell table:number-columns-repeated="7" table:style-name="ce36"/>
          <table:table-cell office:value-type="float" office:value="433539.54251433862" table:formula="of:=[.P152]*1.03" table:style-name="ce36">
            <text:p>433540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style-name="ce37"/>
          <table:table-cell table:number-columns-repeated="11" table:style-name="ce31"/>
          <table:table-cell office:value-type="float" office:value="425.36" table:formula="of:=-0.06*(([.A153]-1963)^2)+8.5*([.A153]-1963)+140" table:style-name="ce26">
            <text:p>425.4</text:p>
          </table:table-cell>
          <table:table-cell office:value-type="float" office:value="475.36" table:formula="of:=[.EK153]+50" table:style-name="ce26">
            <text:p>475.4</text:p>
          </table:table-cell>
          <table:table-cell office:value-type="float" office:value="375.36" table:formula="of:=[.EK153]-50" table:style-name="ce37">
            <text:p>375.4</text:p>
          </table:table-cell>
          <table:table-cell office:value-type="float" office:value="525.36" table:formula="of:=[.EK153]+100" table:style-name="ce37">
            <text:p>525.4</text:p>
          </table:table-cell>
          <table:table-cell office:value-type="float" office:value="325.36" table:formula="of:=[.EK153]-100" table:style-name="ce37">
            <text:p>325.4</text:p>
          </table:table-cell>
          <table:table-cell office:value-type="float" office:value="464.27499999999998" table:formula="of:=-0.025*(([.A153]-1963)^2)+5.5*([.A153]-1963)+175" table:style-name="ce26">
            <text:p>464.3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1" table:style-name="ce17">
            <text:p>2051</text:p>
          </table:table-cell>
          <table:table-cell office:value-type="float" office:value="54000484.560459182" table:style-name="ce13">
            <text:p>54000485</text:p>
          </table:table-cell>
          <table:table-cell office:value-type="float" office:value="17231736.614847127" table:style-name="ce36">
            <text:p>17231737</text:p>
          </table:table-cell>
          <table:table-cell office:value-type="float" office:value="23592958.518266961" table:style-name="ce36">
            <text:p>23592959</text:p>
          </table:table-cell>
          <table:table-cell table:style-name="ce133"/>
          <table:table-cell office:value-type="float" office:value="662759.10057104332" table:formula="of:=[.C154]/26" table:style-name="ce36">
            <text:p>662759</text:p>
          </table:table-cell>
          <table:table-cell office:value-type="float" office:value="331379.55028552166" table:formula="of:=[.F154]/2" table:style-name="ce36">
            <text:p>331380</text:p>
          </table:table-cell>
          <table:table-cell office:value-type="float" office:value="497069.32542828249" table:formula="of:=[.G154]*1.5" table:style-name="ce36">
            <text:p>497069</text:p>
          </table:table-cell>
          <table:table-cell table:number-columns-repeated="7" table:style-name="ce36"/>
          <table:table-cell office:value-type="float" office:value="446545.72878976882" table:formula="of:=[.P153]*1.03" table:style-name="ce36">
            <text:p>446546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number-columns-repeated="12" table:style-name="ce31"/>
          <table:table-cell office:value-type="float" office:value="423.36" table:formula="of:=-0.06*(([.A154]-1963)^2)+8.5*([.A154]-1963)+140" table:style-name="ce26">
            <text:p>423.4</text:p>
          </table:table-cell>
          <table:table-cell office:value-type="float" office:value="473.36" table:formula="of:=[.EK154]+50" table:style-name="ce26">
            <text:p>473.4</text:p>
          </table:table-cell>
          <table:table-cell office:value-type="float" office:value="373.36" table:formula="of:=[.EK154]-50" table:style-name="ce37">
            <text:p>373.4</text:p>
          </table:table-cell>
          <table:table-cell office:value-type="float" office:value="523.36" table:formula="of:=[.EK154]+100" table:style-name="ce37">
            <text:p>523.4</text:p>
          </table:table-cell>
          <table:table-cell office:value-type="float" office:value="323.36" table:formula="of:=[.EK154]-100" table:style-name="ce37">
            <text:p>323.4</text:p>
          </table:table-cell>
          <table:table-cell office:value-type="float" office:value="465.4" table:formula="of:=-0.025*(([.A154]-1963)^2)+5.5*([.A154]-1963)+175" table:style-name="ce26">
            <text:p>465.4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2" table:style-name="ce17">
            <text:p>2052</text:p>
          </table:table-cell>
          <table:table-cell office:value-type="float" office:value="54096227.898305252" table:style-name="ce13">
            <text:p>54096228</text:p>
          </table:table-cell>
          <table:table-cell office:value-type="float" office:value="17179813.372474402" table:style-name="ce36">
            <text:p>17179813</text:p>
          </table:table-cell>
          <table:table-cell office:value-type="float" office:value="23602497.25314822" table:style-name="ce36">
            <text:p>23602497</text:p>
          </table:table-cell>
          <table:table-cell table:style-name="ce133"/>
          <table:table-cell office:value-type="float" office:value="660762.05278747703" table:formula="of:=[.C155]/26" table:style-name="ce36">
            <text:p>660762</text:p>
          </table:table-cell>
          <table:table-cell office:value-type="float" office:value="330381.02639373852" table:formula="of:=[.F155]/2" table:style-name="ce36">
            <text:p>330381</text:p>
          </table:table-cell>
          <table:table-cell office:value-type="float" office:value="495571.53959060775" table:formula="of:=[.G155]*1.5" table:style-name="ce36">
            <text:p>495572</text:p>
          </table:table-cell>
          <table:table-cell table:number-columns-repeated="7" table:style-name="ce36"/>
          <table:table-cell office:value-type="float" office:value="459942.10065346188" table:formula="of:=[.P154]*1.03" table:style-name="ce36">
            <text:p>459942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number-columns-repeated="12" table:style-name="ce31"/>
          <table:table-cell office:value-type="float" office:value="421.24" table:formula="of:=-0.06*(([.A155]-1963)^2)+8.5*([.A155]-1963)+140" table:style-name="ce26">
            <text:p>421.2</text:p>
          </table:table-cell>
          <table:table-cell office:value-type="float" office:value="471.24" table:formula="of:=[.EK155]+50" table:style-name="ce26">
            <text:p>471.2</text:p>
          </table:table-cell>
          <table:table-cell office:value-type="float" office:value="371.24" table:formula="of:=[.EK155]-50" table:style-name="ce37">
            <text:p>371.2</text:p>
          </table:table-cell>
          <table:table-cell office:value-type="float" office:value="521.24" table:formula="of:=[.EK155]+100" table:style-name="ce37">
            <text:p>521.2</text:p>
          </table:table-cell>
          <table:table-cell office:value-type="float" office:value="321.24" table:formula="of:=[.EK155]-100" table:style-name="ce37">
            <text:p>321.2</text:p>
          </table:table-cell>
          <table:table-cell office:value-type="float" office:value="466.47500000000002" table:formula="of:=-0.025*(([.A155]-1963)^2)+5.5*([.A155]-1963)+175" table:style-name="ce26">
            <text:p>466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3" table:style-name="ce17">
            <text:p>2053</text:p>
          </table:table-cell>
          <table:table-cell office:value-type="float" office:value="54176523.193823494" table:style-name="ce13">
            <text:p>54176523</text:p>
          </table:table-cell>
          <table:table-cell office:value-type="float" office:value="17125681.538554017" table:style-name="ce36">
            <text:p>17125682</text:p>
          </table:table-cell>
          <table:table-cell office:value-type="float" office:value="23608823.679699473" table:style-name="ce36">
            <text:p>23608824</text:p>
          </table:table-cell>
          <table:table-cell table:style-name="ce133"/>
          <table:table-cell office:value-type="float" office:value="658680.05917515443" table:formula="of:=[.C156]/26" table:style-name="ce36">
            <text:p>658680</text:p>
          </table:table-cell>
          <table:table-cell office:value-type="float" office:value="329340.02958757721" table:formula="of:=[.F156]/2" table:style-name="ce36">
            <text:p>329340</text:p>
          </table:table-cell>
          <table:table-cell office:value-type="float" office:value="494010.04438136582" table:formula="of:=[.G156]*1.5" table:style-name="ce36">
            <text:p>494010</text:p>
          </table:table-cell>
          <table:table-cell table:number-columns-repeated="7" table:style-name="ce36"/>
          <table:table-cell office:value-type="float" office:value="473740.36367306573" table:formula="of:=[.P155]*1.03" table:style-name="ce36">
            <text:p>473740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style-name="ce41"/>
          <table:table-cell table:number-columns-repeated="12" table:style-name="ce31"/>
          <table:table-cell office:value-type="float" office:value="419" table:formula="of:=-0.06*(([.A156]-1963)^2)+8.5*([.A156]-1963)+140" table:style-name="ce26">
            <text:p>419.0</text:p>
          </table:table-cell>
          <table:table-cell office:value-type="float" office:value="469" table:formula="of:=[.EK156]+50" table:style-name="ce26">
            <text:p>469.0</text:p>
          </table:table-cell>
          <table:table-cell office:value-type="float" office:value="369" table:formula="of:=[.EK156]-50" table:style-name="ce37">
            <text:p>369.0</text:p>
          </table:table-cell>
          <table:table-cell office:value-type="float" office:value="519" table:formula="of:=[.EK156]+100" table:style-name="ce37">
            <text:p>519.0</text:p>
          </table:table-cell>
          <table:table-cell office:value-type="float" office:value="319" table:formula="of:=[.EK156]-100" table:style-name="ce37">
            <text:p>319.0</text:p>
          </table:table-cell>
          <table:table-cell office:value-type="float" office:value="467.5" table:formula="of:=-0.025*(([.A156]-1963)^2)+5.5*([.A156]-1963)+175" table:style-name="ce26">
            <text:p>467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4" table:style-name="ce17">
            <text:p>2054</text:p>
          </table:table-cell>
          <table:table-cell office:value-type="float" office:value="54243105.944098361" table:style-name="ce13">
            <text:p>54243106</text:p>
          </table:table-cell>
          <table:table-cell office:value-type="float" office:value="17070087.059792534" table:style-name="ce36">
            <text:p>17070087</text:p>
          </table:table-cell>
          <table:table-cell office:value-type="float" office:value="23628152.162655506" table:style-name="ce36">
            <text:p>23628152</text:p>
          </table:table-cell>
          <table:table-cell table:style-name="ce133"/>
          <table:table-cell office:value-type="float" office:value="656541.80999202048" table:formula="of:=[.C157]/26" table:style-name="ce36">
            <text:p>656542</text:p>
          </table:table-cell>
          <table:table-cell office:value-type="float" office:value="328270.90499601024" table:formula="of:=[.F157]/2" table:style-name="ce36">
            <text:p>328271</text:p>
          </table:table-cell>
          <table:table-cell office:value-type="float" office:value="492406.35749401536" table:formula="of:=[.G157]*1.5" table:style-name="ce36">
            <text:p>492406</text:p>
          </table:table-cell>
          <table:table-cell table:number-columns-repeated="7" table:style-name="ce36"/>
          <table:table-cell office:value-type="float" office:value="487952.57458325772" table:formula="of:=[.P156]*1.03" table:style-name="ce36">
            <text:p>487953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416.64000000000004" table:formula="of:=-0.06*(([.A157]-1963)^2)+8.5*([.A157]-1963)+140" table:style-name="ce26">
            <text:p>416.6</text:p>
          </table:table-cell>
          <table:table-cell office:value-type="float" office:value="466.64000000000004" table:formula="of:=[.EK157]+50" table:style-name="ce26">
            <text:p>466.6</text:p>
          </table:table-cell>
          <table:table-cell office:value-type="float" office:value="366.64000000000004" table:formula="of:=[.EK157]-50" table:style-name="ce37">
            <text:p>366.6</text:p>
          </table:table-cell>
          <table:table-cell office:value-type="float" office:value="516.6400000000001" table:formula="of:=[.EK157]+100" table:style-name="ce37">
            <text:p>516.6</text:p>
          </table:table-cell>
          <table:table-cell office:value-type="float" office:value="316.64000000000004" table:formula="of:=[.EK157]-100" table:style-name="ce37">
            <text:p>316.6</text:p>
          </table:table-cell>
          <table:table-cell office:value-type="float" office:value="468.47500000000002" table:formula="of:=-0.025*(([.A157]-1963)^2)+5.5*([.A157]-1963)+175" table:style-name="ce26">
            <text:p>468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5" table:style-name="ce17">
            <text:p>2055</text:p>
          </table:table-cell>
          <table:table-cell office:value-type="float" office:value="54297739.372063532" table:style-name="ce13">
            <text:p>54297739</text:p>
          </table:table-cell>
          <table:table-cell office:value-type="float" office:value="17000996.055259127" table:style-name="ce36">
            <text:p>17000996</text:p>
          </table:table-cell>
          <table:table-cell office:value-type="float" office:value="23662491.655452605" table:style-name="ce36">
            <text:p>23662492</text:p>
          </table:table-cell>
          <table:table-cell table:style-name="ce133"/>
          <table:table-cell office:value-type="float" office:value="653884.46366381261" table:formula="of:=[.C158]/26" table:style-name="ce36">
            <text:p>653884</text:p>
          </table:table-cell>
          <table:table-cell office:value-type="float" office:value="326942.23183190631" table:formula="of:=[.F158]/2" table:style-name="ce36">
            <text:p>326942</text:p>
          </table:table-cell>
          <table:table-cell office:value-type="float" office:value="490413.34774785943" table:formula="of:=[.G158]*1.5" table:style-name="ce36">
            <text:p>490413</text:p>
          </table:table-cell>
          <table:table-cell table:number-columns-repeated="7" table:style-name="ce36"/>
          <table:table-cell office:value-type="float" office:value="502591.15182075545" table:formula="of:=[.P157]*1.03" table:style-name="ce36">
            <text:p>502591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414.16" table:formula="of:=-0.06*(([.A158]-1963)^2)+8.5*([.A158]-1963)+140" table:style-name="ce26">
            <text:p>414.2</text:p>
          </table:table-cell>
          <table:table-cell office:value-type="float" office:value="464.16" table:formula="of:=[.EK158]+50" table:style-name="ce26">
            <text:p>464.2</text:p>
          </table:table-cell>
          <table:table-cell office:value-type="float" office:value="364.16" table:formula="of:=[.EK158]-50" table:style-name="ce37">
            <text:p>364.2</text:p>
          </table:table-cell>
          <table:table-cell office:value-type="float" office:value="514.16000000000008" table:formula="of:=[.EK158]+100" table:style-name="ce37">
            <text:p>514.2</text:p>
          </table:table-cell>
          <table:table-cell office:value-type="float" office:value="314.16000000000003" table:formula="of:=[.EK158]-100" table:style-name="ce37">
            <text:p>314.2</text:p>
          </table:table-cell>
          <table:table-cell office:value-type="float" office:value="469.4" table:formula="of:=-0.025*(([.A158]-1963)^2)+5.5*([.A158]-1963)+175" table:style-name="ce26">
            <text:p>469.4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6" table:style-name="ce17">
            <text:p>2056</text:p>
          </table:table-cell>
          <table:table-cell office:value-type="float" office:value="54342666.623511553" table:style-name="ce13">
            <text:p>54342667</text:p>
          </table:table-cell>
          <table:table-cell office:value-type="float" office:value="16928243.159390748" table:style-name="ce36">
            <text:p>16928243</text:p>
          </table:table-cell>
          <table:table-cell office:value-type="float" office:value="23702201.03462692" table:style-name="ce36">
            <text:p>23702201</text:p>
          </table:table-cell>
          <table:table-cell table:style-name="ce133"/>
          <table:table-cell office:value-type="float" office:value="651086.27536118263" table:formula="of:=[.C159]/26" table:style-name="ce36">
            <text:p>651086</text:p>
          </table:table-cell>
          <table:table-cell office:value-type="float" office:value="325543.13768059132" table:formula="of:=[.F159]/2" table:style-name="ce36">
            <text:p>325543</text:p>
          </table:table-cell>
          <table:table-cell office:value-type="float" office:value="488314.70652088698" table:formula="of:=[.G159]*1.5" table:style-name="ce36">
            <text:p>488315</text:p>
          </table:table-cell>
          <table:table-cell table:number-columns-repeated="7" table:style-name="ce36"/>
          <table:table-cell office:value-type="float" office:value="517668.88637537812" table:formula="of:=[.P158]*1.03" table:style-name="ce36">
            <text:p>517669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411.56000000000006" table:formula="of:=-0.06*(([.A159]-1963)^2)+8.5*([.A159]-1963)+140" table:style-name="ce26">
            <text:p>411.6</text:p>
          </table:table-cell>
          <table:table-cell office:value-type="float" office:value="461.56000000000006" table:formula="of:=[.EK159]+50" table:style-name="ce26">
            <text:p>461.6</text:p>
          </table:table-cell>
          <table:table-cell office:value-type="float" office:value="361.56000000000006" table:formula="of:=[.EK159]-50" table:style-name="ce37">
            <text:p>361.6</text:p>
          </table:table-cell>
          <table:table-cell office:value-type="float" office:value="511.56000000000006" table:formula="of:=[.EK159]+100" table:style-name="ce37">
            <text:p>511.6</text:p>
          </table:table-cell>
          <table:table-cell office:value-type="float" office:value="311.56000000000006" table:formula="of:=[.EK159]-100" table:style-name="ce37">
            <text:p>311.6</text:p>
          </table:table-cell>
          <table:table-cell office:value-type="float" office:value="470.27499999999998" table:formula="of:=-0.025*(([.A159]-1963)^2)+5.5*([.A159]-1963)+175" table:style-name="ce26">
            <text:p>470.3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7" table:style-name="ce17">
            <text:p>2057</text:p>
          </table:table-cell>
          <table:table-cell office:value-type="float" office:value="54380121.492938116" table:style-name="ce13">
            <text:p>54380121</text:p>
          </table:table-cell>
          <table:table-cell office:value-type="float" office:value="16854538.984360747" table:style-name="ce36">
            <text:p>16854539</text:p>
          </table:table-cell>
          <table:table-cell office:value-type="float" office:value="23741802.209671032" table:style-name="ce36">
            <text:p>23741802</text:p>
          </table:table-cell>
          <table:table-cell table:style-name="ce133"/>
          <table:table-cell office:value-type="float" office:value="648251.4993984903" table:formula="of:=[.C160]/26" table:style-name="ce36">
            <text:p>648251</text:p>
          </table:table-cell>
          <table:table-cell office:value-type="float" office:value="324125.74969924515" table:formula="of:=[.F160]/2" table:style-name="ce36">
            <text:p>324126</text:p>
          </table:table-cell>
          <table:table-cell office:value-type="float" office:value="486188.62454886769" table:formula="of:=[.G160]*1.5" table:style-name="ce36">
            <text:p>486189</text:p>
          </table:table-cell>
          <table:table-cell table:number-columns-repeated="7" table:style-name="ce36"/>
          <table:table-cell office:value-type="float" office:value="533198.95296663942" table:formula="of:=[.P159]*1.03" table:style-name="ce36">
            <text:p>533199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408.84000000000003" table:formula="of:=-0.06*(([.A160]-1963)^2)+8.5*([.A160]-1963)+140" table:style-name="ce26">
            <text:p>408.8</text:p>
          </table:table-cell>
          <table:table-cell office:value-type="float" office:value="458.84000000000003" table:formula="of:=[.EK160]+50" table:style-name="ce26">
            <text:p>458.8</text:p>
          </table:table-cell>
          <table:table-cell office:value-type="float" office:value="358.84000000000003" table:formula="of:=[.EK160]-50" table:style-name="ce37">
            <text:p>358.8</text:p>
          </table:table-cell>
          <table:table-cell office:value-type="float" office:value="508.84000000000003" table:formula="of:=[.EK160]+100" table:style-name="ce37">
            <text:p>508.8</text:p>
          </table:table-cell>
          <table:table-cell office:value-type="float" office:value="308.84000000000003" table:formula="of:=[.EK160]-100" table:style-name="ce37">
            <text:p>308.8</text:p>
          </table:table-cell>
          <table:table-cell office:value-type="float" office:value="471.1" table:formula="of:=-0.025*(([.A160]-1963)^2)+5.5*([.A160]-1963)+175" table:style-name="ce26">
            <text:p>471.1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8" table:style-name="ce17">
            <text:p>2058</text:p>
          </table:table-cell>
          <table:table-cell office:value-type="float" office:value="54412920.404073447" table:style-name="ce13">
            <text:p>54412920</text:p>
          </table:table-cell>
          <table:table-cell office:value-type="float" office:value="16776576.805612426" table:style-name="ce36">
            <text:p>16776577</text:p>
          </table:table-cell>
          <table:table-cell office:value-type="float" office:value="23777929.863620292" table:style-name="ce36">
            <text:p>23777930</text:p>
          </table:table-cell>
          <table:table-cell table:style-name="ce133"/>
          <table:table-cell office:value-type="float" office:value="645252.95406201645" table:formula="of:=[.C161]/26" table:style-name="ce36">
            <text:p>645253</text:p>
          </table:table-cell>
          <table:table-cell office:value-type="float" office:value="322626.47703100822" table:formula="of:=[.F161]/2" table:style-name="ce36">
            <text:p>322626</text:p>
          </table:table-cell>
          <table:table-cell office:value-type="float" office:value="483939.71554651234" table:formula="of:=[.G161]*1.5" table:style-name="ce36">
            <text:p>483940</text:p>
          </table:table-cell>
          <table:table-cell table:number-columns-repeated="7" table:style-name="ce36"/>
          <table:table-cell office:value-type="float" office:value="549194.92155563866" table:formula="of:=[.P160]*1.03" table:style-name="ce36">
            <text:p>549195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406" table:formula="of:=-0.06*(([.A161]-1963)^2)+8.5*([.A161]-1963)+140" table:style-name="ce26">
            <text:p>406.0</text:p>
          </table:table-cell>
          <table:table-cell office:value-type="float" office:value="456" table:formula="of:=[.EK161]+50" table:style-name="ce26">
            <text:p>456.0</text:p>
          </table:table-cell>
          <table:table-cell office:value-type="float" office:value="356" table:formula="of:=[.EK161]-50" table:style-name="ce37">
            <text:p>356.0</text:p>
          </table:table-cell>
          <table:table-cell office:value-type="float" office:value="506" table:formula="of:=[.EK161]+100" table:style-name="ce37">
            <text:p>506.0</text:p>
          </table:table-cell>
          <table:table-cell office:value-type="float" office:value="306" table:formula="of:=[.EK161]-100" table:style-name="ce37">
            <text:p>306.0</text:p>
          </table:table-cell>
          <table:table-cell office:value-type="float" office:value="471.875" table:formula="of:=-0.025*(([.A161]-1963)^2)+5.5*([.A161]-1963)+175" table:style-name="ce26">
            <text:p>471.9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59" table:style-name="ce17">
            <text:p>2059</text:p>
          </table:table-cell>
          <table:table-cell office:value-type="float" office:value="54443896.587646909" table:style-name="ce13">
            <text:p>54443897</text:p>
          </table:table-cell>
          <table:table-cell office:value-type="float" office:value="16701348.467290675" table:style-name="ce36">
            <text:p>16701348</text:p>
          </table:table-cell>
          <table:table-cell office:value-type="float" office:value="23817763.163540393" table:style-name="ce36">
            <text:p>23817763</text:p>
          </table:table-cell>
          <table:table-cell table:style-name="ce133"/>
          <table:table-cell office:value-type="float" office:value="642359.55643425672" table:formula="of:=[.C162]/26" table:style-name="ce36">
            <text:p>642360</text:p>
          </table:table-cell>
          <table:table-cell office:value-type="float" office:value="321179.77821712836" table:formula="of:=[.F162]/2" table:style-name="ce36">
            <text:p>321180</text:p>
          </table:table-cell>
          <table:table-cell office:value-type="float" office:value="481769.66732569254" table:formula="of:=[.G162]*1.5" table:style-name="ce36">
            <text:p>481770</text:p>
          </table:table-cell>
          <table:table-cell table:number-columns-repeated="7" table:style-name="ce36"/>
          <table:table-cell office:value-type="float" office:value="565670.7692023078" table:formula="of:=[.P161]*1.03" table:style-name="ce36">
            <text:p>565671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403.03999999999996" table:formula="of:=-0.06*(([.A162]-1963)^2)+8.5*([.A162]-1963)+140" table:style-name="ce26">
            <text:p>403.0</text:p>
          </table:table-cell>
          <table:table-cell office:value-type="float" office:value="453.03999999999996" table:formula="of:=[.EK162]+50" table:style-name="ce26">
            <text:p>453.0</text:p>
          </table:table-cell>
          <table:table-cell office:value-type="float" office:value="353.03999999999996" table:formula="of:=[.EK162]-50" table:style-name="ce37">
            <text:p>353.0</text:p>
          </table:table-cell>
          <table:table-cell office:value-type="float" office:value="503.03999999999996" table:formula="of:=[.EK162]+100" table:style-name="ce37">
            <text:p>503.0</text:p>
          </table:table-cell>
          <table:table-cell office:value-type="float" office:value="303.03999999999996" table:formula="of:=[.EK162]-100" table:style-name="ce37">
            <text:p>303.0</text:p>
          </table:table-cell>
          <table:table-cell office:value-type="float" office:value="472.6" table:formula="of:=-0.025*(([.A162]-1963)^2)+5.5*([.A162]-1963)+175" table:style-name="ce26">
            <text:p>472.6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0" table:style-name="ce17">
            <text:p>2060</text:p>
          </table:table-cell>
          <table:table-cell office:value-type="float" office:value="54475820.224742956" table:style-name="ce13">
            <text:p>54475820</text:p>
          </table:table-cell>
          <table:table-cell office:value-type="float" office:value="16616535.941806486" table:style-name="ce36">
            <text:p>16616536</text:p>
          </table:table-cell>
          <table:table-cell office:value-type="float" office:value="23847886.087330677" table:style-name="ce36">
            <text:p>23847886</text:p>
          </table:table-cell>
          <table:table-cell table:style-name="ce133"/>
          <table:table-cell office:value-type="float" office:value="639097.53622332634" table:formula="of:=[.C163]/26" table:style-name="ce36">
            <text:p>639098</text:p>
          </table:table-cell>
          <table:table-cell office:value-type="float" office:value="319548.76811166317" table:formula="of:=[.F163]/2" table:style-name="ce36">
            <text:p>319549</text:p>
          </table:table-cell>
          <table:table-cell office:value-type="float" office:value="479323.15216749476" table:formula="of:=[.G163]*1.5" table:style-name="ce36">
            <text:p>479323</text:p>
          </table:table-cell>
          <table:table-cell table:number-columns-repeated="7" table:style-name="ce36"/>
          <table:table-cell office:value-type="float" office:value="582640.89227837708" table:formula="of:=[.P162]*1.03" table:style-name="ce36">
            <text:p>582641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99.96000000000004" table:formula="of:=-0.06*(([.A163]-1963)^2)+8.5*([.A163]-1963)+140" table:style-name="ce26">
            <text:p>400.0</text:p>
          </table:table-cell>
          <table:table-cell office:value-type="float" office:value="449.96000000000004" table:formula="of:=[.EK163]+50" table:style-name="ce26">
            <text:p>450.0</text:p>
          </table:table-cell>
          <table:table-cell office:value-type="float" office:value="349.96000000000004" table:formula="of:=[.EK163]-50" table:style-name="ce37">
            <text:p>350.0</text:p>
          </table:table-cell>
          <table:table-cell office:value-type="float" office:value="499.96000000000004" table:formula="of:=[.EK163]+100" table:style-name="ce37">
            <text:p>500.0</text:p>
          </table:table-cell>
          <table:table-cell office:value-type="float" office:value="299.96000000000004" table:formula="of:=[.EK163]-100" table:style-name="ce37">
            <text:p>300.0</text:p>
          </table:table-cell>
          <table:table-cell office:value-type="float" office:value="473.27499999999998" table:formula="of:=-0.025*(([.A163]-1963)^2)+5.5*([.A163]-1963)+175" table:style-name="ce26">
            <text:p>473.3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1" table:style-name="ce17">
            <text:p>2061</text:p>
          </table:table-cell>
          <table:table-cell office:value-type="float" office:value="54511628.219317444" table:style-name="ce13">
            <text:p>54511628</text:p>
          </table:table-cell>
          <table:table-cell office:value-type="float" office:value="16562876.665148107" table:style-name="ce36">
            <text:p>16562877</text:p>
          </table:table-cell>
          <table:table-cell office:value-type="float" office:value="23868901.575550754" table:style-name="ce36">
            <text:p>23868902</text:p>
          </table:table-cell>
          <table:table-cell table:style-name="ce133"/>
          <table:table-cell office:value-type="float" office:value="637033.71789031185" table:formula="of:=[.C164]/26" table:style-name="ce36">
            <text:p>637034</text:p>
          </table:table-cell>
          <table:table-cell office:value-type="float" office:value="318516.85894515592" table:formula="of:=[.F164]/2" table:style-name="ce36">
            <text:p>318517</text:p>
          </table:table-cell>
          <table:table-cell office:value-type="float" office:value="477775.28841773386" table:formula="of:=[.G164]*1.5" table:style-name="ce36">
            <text:p>477775</text:p>
          </table:table-cell>
          <table:table-cell table:number-columns-repeated="7" table:style-name="ce36"/>
          <table:table-cell office:value-type="float" office:value="600120.11904672836" table:formula="of:=[.P163]*1.03" table:style-name="ce36">
            <text:p>600120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96.76" table:formula="of:=-0.06*(([.A164]-1963)^2)+8.5*([.A164]-1963)+140" table:style-name="ce26">
            <text:p>396.8</text:p>
          </table:table-cell>
          <table:table-cell office:value-type="float" office:value="446.76" table:formula="of:=[.EK164]+50" table:style-name="ce26">
            <text:p>446.8</text:p>
          </table:table-cell>
          <table:table-cell office:value-type="float" office:value="346.76" table:formula="of:=[.EK164]-50" table:style-name="ce37">
            <text:p>346.8</text:p>
          </table:table-cell>
          <table:table-cell office:value-type="float" office:value="496.76" table:formula="of:=[.EK164]+100" table:style-name="ce37">
            <text:p>496.8</text:p>
          </table:table-cell>
          <table:table-cell office:value-type="float" office:value="296.76" table:formula="of:=[.EK164]-100" table:style-name="ce37">
            <text:p>296.8</text:p>
          </table:table-cell>
          <table:table-cell office:value-type="float" office:value="473.9" table:formula="of:=-0.025*(([.A164]-1963)^2)+5.5*([.A164]-1963)+175" table:style-name="ce26">
            <text:p>473.9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2" table:style-name="ce17">
            <text:p>2062</text:p>
          </table:table-cell>
          <table:table-cell office:value-type="float" office:value="54553896.046044566" table:style-name="ce13">
            <text:p>54553896</text:p>
          </table:table-cell>
          <table:table-cell office:value-type="float" office:value="16525157.109150158" table:style-name="ce36">
            <text:p>16525157</text:p>
          </table:table-cell>
          <table:table-cell office:value-type="float" office:value="23887237.598101348" table:style-name="ce36">
            <text:p>23887238</text:p>
          </table:table-cell>
          <table:table-cell table:style-name="ce133"/>
          <table:table-cell office:value-type="float" office:value="635582.96573654457" table:formula="of:=[.C165]/26" table:style-name="ce36">
            <text:p>635583</text:p>
          </table:table-cell>
          <table:table-cell office:value-type="float" office:value="317791.48286827229" table:formula="of:=[.F165]/2" table:style-name="ce36">
            <text:p>317791</text:p>
          </table:table-cell>
          <table:table-cell office:value-type="float" office:value="476687.2243024084" table:formula="of:=[.G165]*1.5" table:style-name="ce36">
            <text:p>476687</text:p>
          </table:table-cell>
          <table:table-cell table:number-columns-repeated="7" table:style-name="ce36"/>
          <table:table-cell office:value-type="float" office:value="618123.72261813027" table:formula="of:=[.P164]*1.03" table:style-name="ce36">
            <text:p>618124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93.44000000000005" table:formula="of:=-0.06*(([.A165]-1963)^2)+8.5*([.A165]-1963)+140" table:style-name="ce26">
            <text:p>393.4</text:p>
          </table:table-cell>
          <table:table-cell office:value-type="float" office:value="443.44000000000005" table:formula="of:=[.EK165]+50" table:style-name="ce26">
            <text:p>443.4</text:p>
          </table:table-cell>
          <table:table-cell office:value-type="float" office:value="343.44000000000005" table:formula="of:=[.EK165]-50" table:style-name="ce37">
            <text:p>343.4</text:p>
          </table:table-cell>
          <table:table-cell office:value-type="float" office:value="493.44000000000005" table:formula="of:=[.EK165]+100" table:style-name="ce37">
            <text:p>493.4</text:p>
          </table:table-cell>
          <table:table-cell office:value-type="float" office:value="293.44000000000005" table:formula="of:=[.EK165]-100" table:style-name="ce37">
            <text:p>293.4</text:p>
          </table:table-cell>
          <table:table-cell office:value-type="float" office:value="474.47500000000002" table:formula="of:=-0.025*(([.A165]-1963)^2)+5.5*([.A165]-1963)+175" table:style-name="ce26">
            <text:p>474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3" table:style-name="ce17">
            <text:p>2063</text:p>
          </table:table-cell>
          <table:table-cell office:value-type="float" office:value="54605086.584332198" table:style-name="ce13">
            <text:p>54605087</text:p>
          </table:table-cell>
          <table:table-cell office:value-type="float" office:value="16496249.056816163" table:style-name="ce36">
            <text:p>16496249</text:p>
          </table:table-cell>
          <table:table-cell office:value-type="float" office:value="23902858.868314244" table:style-name="ce36">
            <text:p>23902859</text:p>
          </table:table-cell>
          <table:table-cell table:style-name="ce133"/>
          <table:table-cell office:value-type="float" office:value="634471.11756985239" table:formula="of:=[.C166]/26" table:style-name="ce36">
            <text:p>634471</text:p>
          </table:table-cell>
          <table:table-cell office:value-type="float" office:value="317235.55878492619" table:formula="of:=[.F166]/2" table:style-name="ce36">
            <text:p>317236</text:p>
          </table:table-cell>
          <table:table-cell office:value-type="float" office:value="475853.33817738929" table:formula="of:=[.G166]*1.5" table:style-name="ce36">
            <text:p>475853</text:p>
          </table:table-cell>
          <table:table-cell table:number-columns-repeated="7" table:style-name="ce36"/>
          <table:table-cell office:value-type="float" office:value="636667.43429667421" table:formula="of:=[.P165]*1.03" table:style-name="ce36">
            <text:p>636667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90" table:formula="of:=-0.06*(([.A166]-1963)^2)+8.5*([.A166]-1963)+140" table:style-name="ce26">
            <text:p>390.0</text:p>
          </table:table-cell>
          <table:table-cell office:value-type="float" office:value="440" table:formula="of:=[.EK166]+50" table:style-name="ce26">
            <text:p>440.0</text:p>
          </table:table-cell>
          <table:table-cell office:value-type="float" office:value="340" table:formula="of:=[.EK166]-50" table:style-name="ce37">
            <text:p>340.0</text:p>
          </table:table-cell>
          <table:table-cell office:value-type="float" office:value="490" table:formula="of:=[.EK166]+100" table:style-name="ce37">
            <text:p>490.0</text:p>
          </table:table-cell>
          <table:table-cell office:value-type="float" office:value="290" table:formula="of:=[.EK166]-100" table:style-name="ce37">
            <text:p>290.0</text:p>
          </table:table-cell>
          <table:table-cell office:value-type="float" office:value="475" table:formula="of:=-0.025*(([.A166]-1963)^2)+5.5*([.A166]-1963)+175" table:style-name="ce26">
            <text:p>475.0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4" table:style-name="ce17">
            <text:p>2064</text:p>
          </table:table-cell>
          <table:table-cell office:value-type="float" office:value="54667505.691003717" table:style-name="ce13">
            <text:p>54667506</text:p>
          </table:table-cell>
          <table:table-cell office:value-type="float" office:value="16487066.182178557" table:style-name="ce36">
            <text:p>16487066</text:p>
          </table:table-cell>
          <table:table-cell office:value-type="float" office:value="23903155.365662489" table:style-name="ce36">
            <text:p>23903155</text:p>
          </table:table-cell>
          <table:table-cell table:style-name="ce133"/>
          <table:table-cell office:value-type="float" office:value="634117.93008379068" table:formula="of:=[.C167]/26" table:style-name="ce36">
            <text:p>634118</text:p>
          </table:table-cell>
          <table:table-cell office:value-type="float" office:value="317058.96504189534" table:formula="of:=[.F167]/2" table:style-name="ce36">
            <text:p>317059</text:p>
          </table:table-cell>
          <table:table-cell office:value-type="float" office:value="475588.44756284298" table:formula="of:=[.G167]*1.5" table:style-name="ce36">
            <text:p>475588</text:p>
          </table:table-cell>
          <table:table-cell table:number-columns-repeated="7" table:style-name="ce36"/>
          <table:table-cell office:value-type="float" office:value="655767.45732557448" table:formula="of:=[.P166]*1.03" table:style-name="ce36">
            <text:p>655767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86.44000000000005" table:formula="of:=-0.06*(([.A167]-1963)^2)+8.5*([.A167]-1963)+140" table:style-name="ce26">
            <text:p>386.4</text:p>
          </table:table-cell>
          <table:table-cell office:value-type="float" office:value="436.44000000000005" table:formula="of:=[.EK167]+50" table:style-name="ce26">
            <text:p>436.4</text:p>
          </table:table-cell>
          <table:table-cell office:value-type="float" office:value="336.44000000000005" table:formula="of:=[.EK167]-50" table:style-name="ce37">
            <text:p>336.4</text:p>
          </table:table-cell>
          <table:table-cell office:value-type="float" office:value="486.44000000000005" table:formula="of:=[.EK167]+100" table:style-name="ce37">
            <text:p>486.4</text:p>
          </table:table-cell>
          <table:table-cell office:value-type="float" office:value="286.44000000000005" table:formula="of:=[.EK167]-100" table:style-name="ce37">
            <text:p>286.4</text:p>
          </table:table-cell>
          <table:table-cell office:value-type="float" office:value="475.47500000000002" table:formula="of:=-0.025*(([.A167]-1963)^2)+5.5*([.A167]-1963)+175" table:style-name="ce26">
            <text:p>475.5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5" table:style-name="ce17">
            <text:p>2065</text:p>
          </table:table-cell>
          <table:table-cell office:value-type="float" office:value="54743915.193363294" table:style-name="ce13">
            <text:p>54743915</text:p>
          </table:table-cell>
          <table:table-cell office:value-type="float" office:value="16503187.380826822" table:style-name="ce36">
            <text:p>16503187</text:p>
          </table:table-cell>
          <table:table-cell office:value-type="float" office:value="23896649.670787852" table:style-name="ce36">
            <text:p>23896650</text:p>
          </table:table-cell>
          <table:table-cell table:style-name="ce133"/>
          <table:table-cell office:value-type="float" office:value="634737.97618564696" table:formula="of:=[.C168]/26" table:style-name="ce36">
            <text:p>634738</text:p>
          </table:table-cell>
          <table:table-cell office:value-type="float" office:value="317368.98809282348" table:formula="of:=[.F168]/2" table:style-name="ce36">
            <text:p>317369</text:p>
          </table:table-cell>
          <table:table-cell office:value-type="float" office:value="476053.48213923525" table:formula="of:=[.G168]*1.5" table:style-name="ce36">
            <text:p>476053</text:p>
          </table:table-cell>
          <table:table-cell table:number-columns-repeated="7" table:style-name="ce36"/>
          <table:table-cell office:value-type="float" office:value="675440.4810453417" table:formula="of:=[.P167]*1.03" table:style-name="ce36">
            <text:p>675440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8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82.76" table:formula="of:=-0.06*(([.A168]-1963)^2)+8.5*([.A168]-1963)+140" table:style-name="ce26">
            <text:p>382.8</text:p>
          </table:table-cell>
          <table:table-cell office:value-type="float" office:value="432.76" table:formula="of:=[.EK168]+50" table:style-name="ce26">
            <text:p>432.8</text:p>
          </table:table-cell>
          <table:table-cell office:value-type="float" office:value="332.76" table:formula="of:=[.EK168]-50" table:style-name="ce37">
            <text:p>332.8</text:p>
          </table:table-cell>
          <table:table-cell office:value-type="float" office:value="482.76" table:formula="of:=[.EK168]+100" table:style-name="ce37">
            <text:p>482.8</text:p>
          </table:table-cell>
          <table:table-cell office:value-type="float" office:value="282.76" table:formula="of:=[.EK168]-100" table:style-name="ce37">
            <text:p>282.8</text:p>
          </table:table-cell>
          <table:table-cell office:value-type="float" office:value="475.9" table:formula="of:=-0.025*(([.A168]-1963)^2)+5.5*([.A168]-1963)+175" table:style-name="ce26">
            <text:p>475.9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6" table:style-name="ce17">
            <text:p>2066</text:p>
          </table:table-cell>
          <table:table-cell office:value-type="float" office:value="54836539.104195036" table:style-name="ce13">
            <text:p>54836539</text:p>
          </table:table-cell>
          <table:table-cell office:value-type="float" office:value="16517525.667893657" table:style-name="ce36">
            <text:p>16517526</text:p>
          </table:table-cell>
          <table:table-cell office:value-type="float" office:value="23884878.82430961" table:style-name="ce36">
            <text:p>23884879</text:p>
          </table:table-cell>
          <table:table-cell table:style-name="ce133"/>
          <table:table-cell office:value-type="float" office:value="635289.44876514073" table:formula="of:=[.C169]/26" table:style-name="ce36">
            <text:p>635289</text:p>
          </table:table-cell>
          <table:table-cell office:value-type="float" office:value="317644.72438257036" table:formula="of:=[.F169]/2" table:style-name="ce36">
            <text:p>317645</text:p>
          </table:table-cell>
          <table:table-cell office:value-type="float" office:value="476467.08657385554" table:formula="of:=[.G169]*1.5" table:style-name="ce36">
            <text:p>476467</text:p>
          </table:table-cell>
          <table:table-cell table:number-columns-repeated="7" table:style-name="ce36"/>
          <table:table-cell office:value-type="float" office:value="695703.69547670195" table:formula="of:=[.P168]*1.03" table:style-name="ce36">
            <text:p>695704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1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78.96000000000004" table:formula="of:=-0.06*(([.A169]-1963)^2)+8.5*([.A169]-1963)+140" table:style-name="ce26">
            <text:p>379.0</text:p>
          </table:table-cell>
          <table:table-cell office:value-type="float" office:value="428.96000000000004" table:formula="of:=[.EK169]+50" table:style-name="ce26">
            <text:p>429.0</text:p>
          </table:table-cell>
          <table:table-cell office:value-type="float" office:value="328.96000000000004" table:formula="of:=[.EK169]-50" table:style-name="ce37">
            <text:p>329.0</text:p>
          </table:table-cell>
          <table:table-cell office:value-type="float" office:value="478.96000000000004" table:formula="of:=[.EK169]+100" table:style-name="ce37">
            <text:p>479.0</text:p>
          </table:table-cell>
          <table:table-cell office:value-type="float" office:value="278.96000000000004" table:formula="of:=[.EK169]-100" table:style-name="ce37">
            <text:p>279.0</text:p>
          </table:table-cell>
          <table:table-cell office:value-type="float" office:value="476.27499999999998" table:formula="of:=-0.025*(([.A169]-1963)^2)+5.5*([.A169]-1963)+175" table:style-name="ce26">
            <text:p>476.3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7" table:style-name="ce17">
            <text:p>2067</text:p>
          </table:table-cell>
          <table:table-cell office:value-type="float" office:value="54947230.593879014" table:style-name="ce13">
            <text:p>54947231</text:p>
          </table:table-cell>
          <table:table-cell office:value-type="float" office:value="16538205.613680411" table:style-name="ce36">
            <text:p>16538206</text:p>
          </table:table-cell>
          <table:table-cell office:value-type="float" office:value="23863625.365925197" table:style-name="ce36">
            <text:p>23863625</text:p>
          </table:table-cell>
          <table:table-cell table:style-name="ce133"/>
          <table:table-cell office:value-type="float" office:value="636084.83129540039" table:formula="of:=[.C170]/26" table:style-name="ce36">
            <text:p>636085</text:p>
          </table:table-cell>
          <table:table-cell office:value-type="float" office:value="318042.4156477002" table:formula="of:=[.F170]/2" table:style-name="ce36">
            <text:p>318042</text:p>
          </table:table-cell>
          <table:table-cell office:value-type="float" office:value="477063.62347155029" table:formula="of:=[.G170]*1.5" table:style-name="ce36">
            <text:p>477064</text:p>
          </table:table-cell>
          <table:table-cell table:number-columns-repeated="7" table:style-name="ce36"/>
          <table:table-cell office:value-type="float" office:value="716574.80634100304" table:formula="of:=[.P169]*1.03" table:style-name="ce36">
            <text:p>716575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4" table:style-name="ce86"/>
          <table:table-cell table:style-name="ce105"/>
          <table:table-cell table:number-columns-repeated="7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75.04000000000008" table:formula="of:=-0.06*(([.A170]-1963)^2)+8.5*([.A170]-1963)+140" table:style-name="ce26">
            <text:p>375.0</text:p>
          </table:table-cell>
          <table:table-cell office:value-type="float" office:value="425.04000000000008" table:formula="of:=[.EK170]+50" table:style-name="ce26">
            <text:p>425.0</text:p>
          </table:table-cell>
          <table:table-cell office:value-type="float" office:value="325.04000000000008" table:formula="of:=[.EK170]-50" table:style-name="ce37">
            <text:p>325.0</text:p>
          </table:table-cell>
          <table:table-cell office:value-type="float" office:value="475.04000000000008" table:formula="of:=[.EK170]+100" table:style-name="ce37">
            <text:p>475.0</text:p>
          </table:table-cell>
          <table:table-cell office:value-type="float" office:value="275.04000000000008" table:formula="of:=[.EK170]-100" table:style-name="ce37">
            <text:p>275.0</text:p>
          </table:table-cell>
          <table:table-cell office:value-type="float" office:value="476.59999999999997" table:formula="of:=-0.025*(([.A170]-1963)^2)+5.5*([.A170]-1963)+175" table:style-name="ce26">
            <text:p>476.6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8" table:style-name="ce17">
            <text:p>2068</text:p>
          </table:table-cell>
          <table:table-cell office:value-type="float" office:value="55077965.785155706" table:style-name="ce13">
            <text:p>55077966</text:p>
          </table:table-cell>
          <table:table-cell office:value-type="float" office:value="16567103.013584426" table:style-name="ce36">
            <text:p>16567103</text:p>
          </table:table-cell>
          <table:table-cell office:value-type="float" office:value="23838562.172456849" table:style-name="ce36">
            <text:p>23838562</text:p>
          </table:table-cell>
          <table:table-cell table:style-name="ce133"/>
          <table:table-cell office:value-type="float" office:value="637196.26975324715" table:formula="of:=[.C171]/26" table:style-name="ce36">
            <text:p>637196</text:p>
          </table:table-cell>
          <table:table-cell office:value-type="float" office:value="318598.13487662358" table:formula="of:=[.F171]/2" table:style-name="ce36">
            <text:p>318598</text:p>
          </table:table-cell>
          <table:table-cell office:value-type="float" office:value="477897.20231493539" table:formula="of:=[.G171]*1.5" table:style-name="ce36">
            <text:p>477897</text:p>
          </table:table-cell>
          <table:table-cell table:number-columns-repeated="7" table:style-name="ce36"/>
          <table:table-cell office:value-type="float" office:value="738072.0505312332" table:formula="of:=[.P170]*1.03" table:style-name="ce36">
            <text:p>738072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12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71" table:formula="of:=-0.06*(([.A171]-1963)^2)+8.5*([.A171]-1963)+140" table:style-name="ce26">
            <text:p>371.0</text:p>
          </table:table-cell>
          <table:table-cell office:value-type="float" office:value="421" table:formula="of:=[.EK171]+50" table:style-name="ce26">
            <text:p>421.0</text:p>
          </table:table-cell>
          <table:table-cell office:value-type="float" office:value="321" table:formula="of:=[.EK171]-50" table:style-name="ce37">
            <text:p>321.0</text:p>
          </table:table-cell>
          <table:table-cell office:value-type="float" office:value="471" table:formula="of:=[.EK171]+100" table:style-name="ce37">
            <text:p>471.0</text:p>
          </table:table-cell>
          <table:table-cell office:value-type="float" office:value="271" table:formula="of:=[.EK171]-100" table:style-name="ce37">
            <text:p>271.0</text:p>
          </table:table-cell>
          <table:table-cell office:value-type="float" office:value="476.875" table:formula="of:=-0.025*(([.A171]-1963)^2)+5.5*([.A171]-1963)+175" table:style-name="ce26">
            <text:p>476.9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69" table:style-name="ce17">
            <text:p>2069</text:p>
          </table:table-cell>
          <table:table-cell office:value-type="float" office:value="55230194.308135979" table:style-name="ce13">
            <text:p>55230194</text:p>
          </table:table-cell>
          <table:table-cell office:value-type="float" office:value="16611266.888901243" table:style-name="ce36">
            <text:p>16611267</text:p>
          </table:table-cell>
          <table:table-cell office:value-type="float" office:value="23796996.781007666" table:style-name="ce36">
            <text:p>23796997</text:p>
          </table:table-cell>
          <table:table-cell table:style-name="ce133"/>
          <table:table-cell office:value-type="float" office:value="638894.88034235546" table:formula="of:=[.C172]/26" table:style-name="ce36">
            <text:p>638895</text:p>
          </table:table-cell>
          <table:table-cell office:value-type="float" office:value="319447.44017117773" table:formula="of:=[.F172]/2" table:style-name="ce36">
            <text:p>319447</text:p>
          </table:table-cell>
          <table:table-cell office:value-type="float" office:value="479171.1602567666" table:formula="of:=[.G172]*1.5" table:style-name="ce36">
            <text:p>479171</text:p>
          </table:table-cell>
          <table:table-cell table:number-columns-repeated="7" table:style-name="ce36"/>
          <table:table-cell office:value-type="float" office:value="760214.21204717027" table:formula="of:=[.P171]*1.03" table:style-name="ce36">
            <text:p>760214</text:p>
          </table:table-cell>
          <table:table-cell table:style-name="ce31"/>
          <table:table-cell table:style-name="ce10"/>
          <table:table-cell table:number-columns-repeated="3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12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66.84000000000003" table:formula="of:=-0.06*(([.A172]-1963)^2)+8.5*([.A172]-1963)+140" table:style-name="ce26">
            <text:p>366.8</text:p>
          </table:table-cell>
          <table:table-cell office:value-type="float" office:value="416.84000000000003" table:formula="of:=[.EK172]+50" table:style-name="ce26">
            <text:p>416.8</text:p>
          </table:table-cell>
          <table:table-cell office:value-type="float" office:value="316.84000000000003" table:formula="of:=[.EK172]-50" table:style-name="ce37">
            <text:p>316.8</text:p>
          </table:table-cell>
          <table:table-cell office:value-type="float" office:value="466.84000000000003" table:formula="of:=[.EK172]+100" table:style-name="ce37">
            <text:p>466.8</text:p>
          </table:table-cell>
          <table:table-cell office:value-type="float" office:value="266.84000000000003" table:formula="of:=[.EK172]-100" table:style-name="ce37">
            <text:p>266.8</text:p>
          </table:table-cell>
          <table:table-cell office:value-type="float" office:value="477.09999999999997" table:formula="of:=-0.025*(([.A172]-1963)^2)+5.5*([.A172]-1963)+175" table:style-name="ce26">
            <text:p>477.1</text:p>
          </table:table-cell>
          <table:table-cell table:number-columns-repeated="3" table:style-name="ce111"/>
          <table:table-cell table:number-columns-repeated="16235"/>
        </table:table-row>
        <table:table-row table:style-name="ro3">
          <table:table-cell office:value-type="float" office:value="2070" table:style-name="ce17">
            <text:p>2070</text:p>
          </table:table-cell>
          <table:table-cell office:value-type="float" office:value="55230194.308135979" table:style-name="ce13">
            <text:p>55230194</text:p>
          </table:table-cell>
          <table:table-cell office:value-type="float" office:value="16672269.049008351" table:style-name="ce36">
            <text:p>16672269</text:p>
          </table:table-cell>
          <table:table-cell office:value-type="float" office:value="23773199.78422666" table:style-name="ce36">
            <text:p>23773200</text:p>
          </table:table-cell>
          <table:table-cell table:style-name="ce133"/>
          <table:table-cell office:value-type="float" office:value="641241.11726955196" table:formula="of:=[.C173]/26" table:style-name="ce36">
            <text:p>641241</text:p>
          </table:table-cell>
          <table:table-cell office:value-type="float" office:value="320620.55863477598" table:formula="of:=[.F173]/2" table:style-name="ce36">
            <text:p>320621</text:p>
          </table:table-cell>
          <table:table-cell office:value-type="float" office:value="480930.837952164" table:formula="of:=[.G173]*1.5" table:style-name="ce36">
            <text:p>480931</text:p>
          </table:table-cell>
          <table:table-cell table:number-columns-repeated="7" table:style-name="ce36"/>
          <table:table-cell office:value-type="float" office:value="783020.63840858545" table:formula="of:=[.P172]*1.03" table:style-name="ce36">
            <text:p>783021</text:p>
          </table:table-cell>
          <table:table-cell table:number-columns-repeated="5" table:style-name="ce31"/>
          <table:table-cell table:style-name="ce36"/>
          <table:table-cell table:number-columns-repeated="3" table:style-name="ce31"/>
          <table:table-cell table:style-name="ce86"/>
          <table:table-cell table:style-name="ce31"/>
          <table:table-cell table:style-name="ce86"/>
          <table:table-cell table:number-columns-repeated="6" table:style-name="ce31"/>
          <table:table-cell table:number-columns-repeated="12" table:style-name="ce86"/>
          <table:table-cell table:style-name="ce31"/>
          <table:table-cell table:number-columns-repeated="6" table:style-name="ce86"/>
          <table:table-cell table:style-name="ce31"/>
          <table:table-cell table:style-name="ce86"/>
          <table:table-cell table:number-columns-repeated="2" table:style-name="ce31"/>
          <table:table-cell table:number-columns-repeated="2" table:style-name="ce36"/>
          <table:table-cell table:number-columns-repeated="5" table:style-name="ce84"/>
          <table:table-cell table:style-name="ce86"/>
          <table:table-cell table:number-columns-repeated="4" table:style-name="ce36"/>
          <table:table-cell table:number-columns-repeated="3" table:style-name="ce84"/>
          <table:table-cell table:number-columns-repeated="13" table:style-name="ce36"/>
          <table:table-cell table:number-columns-repeated="2" table:style-name="ce31"/>
          <table:table-cell table:number-columns-repeated="4" table:style-name="ce86"/>
          <table:table-cell table:style-name="ce31"/>
          <table:table-cell table:number-columns-repeated="2" table:style-name="ce86"/>
          <table:table-cell table:style-name="ce31"/>
          <table:table-cell table:number-columns-repeated="2" table:style-name="ce86"/>
          <table:table-cell table:number-columns-repeated="2" table:style-name="ce31"/>
          <table:table-cell table:number-columns-repeated="3" table:style-name="ce86"/>
          <table:table-cell table:number-columns-repeated="5" table:style-name="ce31"/>
          <table:table-cell table:number-columns-repeated="4" table:style-name="ce36"/>
          <table:table-cell table:number-columns-repeated="2" table:style-name="ce84"/>
          <table:table-cell table:number-columns-repeated="6" table:style-name="ce36"/>
          <table:table-cell table:style-name="ce84"/>
          <table:table-cell table:style-name="ce36"/>
          <table:table-cell table:number-columns-repeated="3" table:style-name="ce84"/>
          <table:table-cell table:style-name="ce31"/>
          <table:table-cell table:number-columns-repeated="2" table:style-name="ce86"/>
          <table:table-cell table:number-columns-repeated="13" table:style-name="ce31"/>
          <table:table-cell office:value-type="float" office:value="362.56000000000006" table:formula="of:=-0.06*(([.A173]-1963)^2)+8.5*([.A173]-1963)+140" table:style-name="ce26">
            <text:p>362.6</text:p>
          </table:table-cell>
          <table:table-cell office:value-type="float" office:value="412.56000000000006" table:formula="of:=[.EK173]+50" table:style-name="ce26">
            <text:p>412.6</text:p>
          </table:table-cell>
          <table:table-cell office:value-type="float" office:value="312.56000000000006" table:formula="of:=[.EK173]-50" table:style-name="ce37">
            <text:p>312.6</text:p>
          </table:table-cell>
          <table:table-cell office:value-type="float" office:value="462.56000000000006" table:formula="of:=[.EK173]+100" table:style-name="ce37">
            <text:p>462.6</text:p>
          </table:table-cell>
          <table:table-cell office:value-type="float" office:value="262.56000000000006" table:formula="of:=[.EK173]-100" table:style-name="ce37">
            <text:p>262.6</text:p>
          </table:table-cell>
          <table:table-cell office:value-type="float" office:value="477.27499999999998" table:formula="of:=-0.025*(([.A173]-1963)^2)+5.5*([.A173]-1963)+175" table:style-name="ce26">
            <text:p>477.3</text:p>
          </table:table-cell>
          <table:table-cell table:number-columns-repeated="3" table:style-name="ce111"/>
          <table:table-cell table:number-columns-repeated="16235"/>
        </table:table-row>
        <table:table-row table:number-rows-repeated="3" table:style-name="ro4">
          <table:table-cell table:number-columns-repeated="12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 table:style-name="ce1"/>
        </table:table-row>
        <table:table-row table:number-rows-repeated="7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107" table:style-name="ce1"/>
          <table:table-cell table:style-name="ce2"/>
          <table:table-cell table:number-columns-repeated="17" table:style-name="ce1"/>
          <table:table-cell table:style-name="ce65"/>
          <table:table-cell table:number-columns-repeated="16238"/>
        </table:table-row>
        <table:table-row table:number-rows-repeated="1048261" table:style-name="ro4">
          <table:table-cell table:number-columns-repeated="16384"/>
        </table:table-row>
      </table:table>
      <table:table table:name="Quarterly" table:style-name="ta2">
        <table:table-column table:style-name="co35" table:default-cell-style-name="ce56"/>
        <table:table-column table:style-name="co53" table:default-cell-style-name="ce1"/>
        <table:table-column table:style-name="co11" table:default-cell-style-name="ce1"/>
        <table:table-column table:style-name="co12" table:default-cell-style-name="ce1"/>
        <table:table-column table:style-name="co54" table:default-cell-style-name="ce1"/>
        <table:table-column table:style-name="co46" table:default-cell-style-name="ce1"/>
        <table:table-column table:style-name="co55" table:number-columns-repeated="2" table:default-cell-style-name="ce1"/>
        <table:table-column table:style-name="co5" table:default-cell-style-name="ce1"/>
        <table:table-column table:style-name="co53" table:number-columns-repeated="6" table:default-cell-style-name="ce1"/>
        <table:table-column table:style-name="co5" table:default-cell-style-name="ce1"/>
        <table:table-column table:style-name="co53" table:number-columns-repeated="16368" table:default-cell-style-name="ce1"/>
        <table:table-row table:style-name="ro5">
          <table:table-cell office:value-type="string" table:style-name="ce50">
            <text:p>Quarter</text:p>
          </table:table-cell>
          <table:table-cell office:value-type="string" table:style-name="ce49">
            <text:p>HPI</text:p>
          </table:table-cell>
          <table:table-cell office:value-type="string" table:style-name="ce50">
            <text:p>Unemployment</text:p>
          </table:table-cell>
          <table:table-cell office:value-type="string" table:style-name="ce48">
            <text:p>Sales</text:p>
          </table:table-cell>
          <table:table-cell office:value-type="string" table:style-name="ce50">
            <text:p>Price_idealista</text:p>
          </table:table-cell>
          <table:table-cell office:value-type="string" table:style-name="ce50">
            <text:p>Price_notaries</text:p>
          </table:table-cell>
          <table:table-cell office:value-type="string" table:style-name="ce48">
            <text:p>Spread</text:p>
          </table:table-cell>
          <table:table-cell office:value-type="string" table:style-name="ce50">
            <text:p>Av_Spread</text:p>
          </table:table-cell>
          <table:table-cell office:value-type="string" table:style-name="ce50">
            <text:p>Sharp_change</text:p>
          </table:table-cell>
          <table:table-cell office:value-type="string" table:style-name="ce52">
            <text:p>Ide_1</text:p>
          </table:table-cell>
          <table:table-cell office:value-type="string" table:style-name="ce52">
            <text:p>Ide_2</text:p>
          </table:table-cell>
          <table:table-cell office:value-type="string" table:style-name="ce52">
            <text:p>Ide_3</text:p>
          </table:table-cell>
          <table:table-cell office:value-type="string" table:style-name="ce53">
            <text:p>Not_1</text:p>
          </table:table-cell>
          <table:table-cell office:value-type="string" table:style-name="ce53">
            <text:p>Not_2</text:p>
          </table:table-cell>
          <table:table-cell office:value-type="string" table:style-name="ce53">
            <text:p>Not_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4">
            <text:p>2007T1</text:p>
          </table:table-cell>
          <table:table-cell office:value-type="float" office:value="145.935" table:style-name="ce5">
            <text:p>146</text:p>
          </table:table-cell>
          <table:table-cell office:value-type="float" office:value="8.42" table:style-name="ce6">
            <text:p>8.4</text:p>
          </table:table-cell>
          <table:table-cell office:value-type="float" office:value="230023" table:style-name="ce5">
            <text:p>230023</text:p>
          </table:table-cell>
          <table:table-cell office:value-type="float" office:value="1995.6666666666667" table:formula="of:=AVERAGE([.J2:.L2])" table:style-name="ce5">
            <text:p>1996</text:p>
          </table:table-cell>
          <table:table-cell office:value-type="float" office:value="1756" table:formula="of:=AVERAGE([.M2:.O2])" table:style-name="ce5">
            <text:p>1756</text:p>
          </table:table-cell>
          <table:table-cell office:value-type="float" office:value="12.009353599465513" table:formula="of:=ABS((([.F2]*100/[.E2])-100)*-1)" table:style-name="ce5">
            <text:p>12</text:p>
          </table:table-cell>
          <table:table-cell office:value-type="float" office:value="16" table:style-name="ce117">
            <text:p>16</text:p>
          </table:table-cell>
          <table:table-cell office:value-type="float" office:value="1995.6666666666667" table:formula="of:=[.E2]" table:style-name="ce5">
            <text:p>1996</text:p>
          </table:table-cell>
          <table:table-cell office:value-type="float" office:value="1980" table:style-name="ce46">
            <text:p>1980</text:p>
          </table:table-cell>
          <table:table-cell office:value-type="float" office:value="1984" table:style-name="ce46">
            <text:p>1984</text:p>
          </table:table-cell>
          <table:table-cell office:value-type="float" office:value="2023" table:style-name="ce47">
            <text:p>2023</text:p>
          </table:table-cell>
          <table:table-cell office:value-type="float" office:value="1756" table:style-name="ce44">
            <text:p>1756</text:p>
          </table:table-cell>
          <table:table-cell office:value-type="float" office:value="1756" table:style-name="ce44">
            <text:p>1756</text:p>
          </table:table-cell>
          <table:table-cell office:value-type="float" office:value="1756" table:style-name="ce44">
            <text:p>1756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07T2</text:p>
          </table:table-cell>
          <table:table-cell office:value-type="float" office:value="150.10300000000001" table:style-name="ce5">
            <text:p>150</text:p>
          </table:table-cell>
          <table:table-cell office:value-type="float" office:value="7.93" table:style-name="ce6">
            <text:p>7.9</text:p>
          </table:table-cell>
          <table:table-cell office:value-type="float" office:value="202585" table:style-name="ce5">
            <text:p>202585</text:p>
          </table:table-cell>
          <table:table-cell office:value-type="float" office:value="2037.3333333333333" table:formula="of:=AVERAGE([.J3:.L3])" table:style-name="ce5">
            <text:p>2037</text:p>
          </table:table-cell>
          <table:table-cell office:value-type="float" office:value="1810.0966666666666" table:formula="of:=AVERAGE([.M3:.O3])" table:style-name="ce5">
            <text:p>1810</text:p>
          </table:table-cell>
          <table:table-cell office:value-type="float" office:value="11.153632198952877" table:formula="of:=ABS((([.F3]*100/[.E3])-100)*-1)" table:style-name="ce5">
            <text:p>11</text:p>
          </table:table-cell>
          <table:table-cell office:value-type="float" office:value="16" table:style-name="ce117">
            <text:p>16</text:p>
          </table:table-cell>
          <table:table-cell office:value-type="float" office:value="2091.4299999999998" table:formula="of:=[.E3]+([.F3]-[.F2])" table:style-name="ce5">
            <text:p>2091</text:p>
          </table:table-cell>
          <table:table-cell office:value-type="float" office:value="2015" table:style-name="ce46">
            <text:p>2015</text:p>
          </table:table-cell>
          <table:table-cell office:value-type="float" office:value="2044" table:style-name="ce46">
            <text:p>2044</text:p>
          </table:table-cell>
          <table:table-cell office:value-type="float" office:value="2053" table:style-name="ce47">
            <text:p>2053</text:p>
          </table:table-cell>
          <table:table-cell office:value-type="float" office:value="1773.54" table:style-name="ce51">
            <text:p>1774</text:p>
          </table:table-cell>
          <table:table-cell office:value-type="float" office:value="1806.79" table:style-name="ce51">
            <text:p>1807</text:p>
          </table:table-cell>
          <table:table-cell office:value-type="float" office:value="1849.96" table:style-name="ce45">
            <text:p>1850</text:p>
          </table:table-cell>
          <table:table-cell table:number-columns-repeated="2" table:style-name="ce1"/>
          <table:table-cell table:style-name="ce126"/>
          <table:table-cell table:number-columns-repeated="16366"/>
        </table:table-row>
        <table:table-row table:style-name="ro3">
          <table:table-cell office:value-type="string" table:style-name="ce55">
            <text:p>2007T3</text:p>
          </table:table-cell>
          <table:table-cell office:value-type="float" office:value="151.71899999999999" table:style-name="ce5">
            <text:p>152</text:p>
          </table:table-cell>
          <table:table-cell office:value-type="float" office:value="8.01" table:style-name="ce6">
            <text:p>8.0</text:p>
          </table:table-cell>
          <table:table-cell office:value-type="float" office:value="184326" table:style-name="ce5">
            <text:p>184326</text:p>
          </table:table-cell>
          <table:table-cell office:value-type="float" office:value="2031" table:formula="of:=AVERAGE([.J4:.L4])" table:style-name="ce5">
            <text:p>2031</text:p>
          </table:table-cell>
          <table:table-cell office:value-type="float" office:value="1782.9466666666667" table:formula="of:=AVERAGE([.M4:.O4])" table:style-name="ce5">
            <text:p>1783</text:p>
          </table:table-cell>
          <table:table-cell office:value-type="float" office:value="12.213359592975536" table:formula="of:=ABS((([.F4]*100/[.E4])-100)*-1)" table:style-name="ce5">
            <text:p>12</text:p>
          </table:table-cell>
          <table:table-cell office:value-type="float" office:value="16" table:style-name="ce117">
            <text:p>16</text:p>
          </table:table-cell>
          <table:table-cell office:value-type="float" office:value="2003.8500000000001" table:formula="of:=[.E4]+([.F4]-[.F3])" table:style-name="ce5">
            <text:p>2004</text:p>
          </table:table-cell>
          <table:table-cell office:value-type="float" office:value="2045" table:style-name="ce46">
            <text:p>2045</text:p>
          </table:table-cell>
          <table:table-cell office:value-type="float" office:value="2026" table:style-name="ce46">
            <text:p>2026</text:p>
          </table:table-cell>
          <table:table-cell office:value-type="float" office:value="2022" table:style-name="ce47">
            <text:p>2022</text:p>
          </table:table-cell>
          <table:table-cell office:value-type="float" office:value="1886.68" table:style-name="ce51">
            <text:p>1887</text:p>
          </table:table-cell>
          <table:table-cell office:value-type="float" office:value="1661.57" table:style-name="ce51">
            <text:p>1662</text:p>
          </table:table-cell>
          <table:table-cell office:value-type="float" office:value="1800.59" table:style-name="ce45">
            <text:p>1801</text:p>
          </table:table-cell>
          <table:table-cell table:number-columns-repeated="2" table:style-name="ce1"/>
          <table:table-cell table:style-name="ce126"/>
          <table:table-cell table:number-columns-repeated="16366"/>
        </table:table-row>
        <table:table-row table:style-name="ro3">
          <table:table-cell office:value-type="string" table:style-name="ce55">
            <text:p>2007T4</text:p>
          </table:table-cell>
          <table:table-cell office:value-type="float" office:value="150.63999999999999" table:style-name="ce5">
            <text:p>151</text:p>
          </table:table-cell>
          <table:table-cell office:value-type="float" office:value="8.57" table:style-name="ce6">
            <text:p>8.6</text:p>
          </table:table-cell>
          <table:table-cell office:value-type="float" office:value="158366" table:style-name="ce5">
            <text:p>158366</text:p>
          </table:table-cell>
          <table:table-cell office:value-type="float" office:value="2036" table:formula="of:=AVERAGE([.J5:.L5])" table:style-name="ce5">
            <text:p>2036</text:p>
          </table:table-cell>
          <table:table-cell office:value-type="float" office:value="1812.3799999999999" table:formula="of:=AVERAGE([.M5:.O5])" table:style-name="ce5">
            <text:p>1812</text:p>
          </table:table-cell>
          <table:table-cell office:value-type="float" office:value="10.983300589390964" table:formula="of:=ABS((([.F5]*100/[.E5])-100)*-1)" table:style-name="ce5">
            <text:p>11</text:p>
          </table:table-cell>
          <table:table-cell office:value-type="float" office:value="16" table:style-name="ce117">
            <text:p>16</text:p>
          </table:table-cell>
          <table:table-cell office:value-type="float" office:value="2065.4333333333334" table:formula="of:=[.E5]+([.F5]-[.F4])" table:style-name="ce5">
            <text:p>2065</text:p>
          </table:table-cell>
          <table:table-cell office:value-type="float" office:value="2039" table:style-name="ce46">
            <text:p>2039</text:p>
          </table:table-cell>
          <table:table-cell office:value-type="float" office:value="2046" table:style-name="ce46">
            <text:p>2046</text:p>
          </table:table-cell>
          <table:table-cell office:value-type="float" office:value="2023" table:style-name="ce47">
            <text:p>2023</text:p>
          </table:table-cell>
          <table:table-cell office:value-type="float" office:value="1784.15" table:style-name="ce51">
            <text:p>1784</text:p>
          </table:table-cell>
          <table:table-cell office:value-type="float" office:value="1800.89" table:style-name="ce51">
            <text:p>1801</text:p>
          </table:table-cell>
          <table:table-cell office:value-type="float" office:value="1852.1" table:style-name="ce51">
            <text:p>1852</text:p>
          </table:table-cell>
          <table:table-cell table:number-columns-repeated="2" table:style-name="ce1"/>
          <table:table-cell table:style-name="ce126"/>
          <table:table-cell table:number-columns-repeated="16366"/>
        </table:table-row>
        <table:table-row table:style-name="ro3">
          <table:table-cell office:value-type="string" table:style-name="ce55">
            <text:p>2008T1</text:p>
          </table:table-cell>
          <table:table-cell office:value-type="float" office:value="150.08199999999999" table:style-name="ce5">
            <text:p>150</text:p>
          </table:table-cell>
          <table:table-cell office:value-type="float" office:value="9.6" table:style-name="ce6">
            <text:p>9.6</text:p>
          </table:table-cell>
          <table:table-cell office:value-type="float" office:value="162267" table:style-name="ce5">
            <text:p>162267</text:p>
          </table:table-cell>
          <table:table-cell office:value-type="float" office:value="2013" table:formula="of:=AVERAGE([.J6:.L6])" table:style-name="ce5">
            <text:p>2013</text:p>
          </table:table-cell>
          <table:table-cell office:value-type="float" office:value="1779.1966666666667" table:formula="of:=AVERAGE([.M6:.O6])" table:style-name="ce5">
            <text:p>1779</text:p>
          </table:table-cell>
          <table:table-cell office:value-type="float" office:value="11.614671303195877" table:formula="of:=ABS((([.F6]*100/[.E6])-100)*-1)" table:style-name="ce5">
            <text:p>12</text:p>
          </table:table-cell>
          <table:table-cell office:value-type="float" office:value="16" table:style-name="ce117">
            <text:p>16</text:p>
          </table:table-cell>
          <table:table-cell office:value-type="float" office:value="1979.8166666666668" table:formula="of:=[.E6]+([.F6]-[.F5])" table:style-name="ce5">
            <text:p>1980</text:p>
          </table:table-cell>
          <table:table-cell office:value-type="float" office:value="2011" table:style-name="ce46">
            <text:p>2011</text:p>
          </table:table-cell>
          <table:table-cell office:value-type="float" office:value="2009" table:style-name="ce46">
            <text:p>2009</text:p>
          </table:table-cell>
          <table:table-cell office:value-type="float" office:value="2019" table:style-name="ce47">
            <text:p>2019</text:p>
          </table:table-cell>
          <table:table-cell office:value-type="float" office:value="1790.49" table:style-name="ce51">
            <text:p>1790</text:p>
          </table:table-cell>
          <table:table-cell office:value-type="float" office:value="1758.3" table:style-name="ce51">
            <text:p>1758</text:p>
          </table:table-cell>
          <table:table-cell office:value-type="float" office:value="1788.8" table:style-name="ce51">
            <text:p>1789</text:p>
          </table:table-cell>
          <table:table-cell table:number-columns-repeated="2" table:style-name="ce1"/>
          <table:table-cell table:style-name="ce126"/>
          <table:table-cell table:number-columns-repeated="16366"/>
        </table:table-row>
        <table:table-row table:style-name="ro3">
          <table:table-cell office:value-type="string" table:style-name="ce55">
            <text:p>2008T2</text:p>
          </table:table-cell>
          <table:table-cell office:value-type="float" office:value="149.61799999999999" table:style-name="ce5">
            <text:p>150</text:p>
          </table:table-cell>
          <table:table-cell office:value-type="float" office:value="10.36" table:style-name="ce6">
            <text:p>10.4</text:p>
          </table:table-cell>
          <table:table-cell office:value-type="float" office:value="150981" table:style-name="ce5">
            <text:p>150981</text:p>
          </table:table-cell>
          <table:table-cell office:value-type="float" office:value="2014.6666666666667" table:formula="of:=AVERAGE([.J7:.L7])" table:style-name="ce5">
            <text:p>2015</text:p>
          </table:table-cell>
          <table:table-cell office:value-type="float" office:value="1788.04" table:formula="of:=AVERAGE([.M7:.O7])" table:style-name="ce5">
            <text:p>1788</text:p>
          </table:table-cell>
          <table:table-cell office:value-type="float" office:value="11.248841826604902" table:formula="of:=ABS((([.F7]*100/[.E7])-100)*-1)" table:style-name="ce5">
            <text:p>11</text:p>
          </table:table-cell>
          <table:table-cell office:value-type="float" office:value="16" table:style-name="ce117">
            <text:p>16</text:p>
          </table:table-cell>
          <table:table-cell office:value-type="float" office:value="2023.51" table:formula="of:=[.E7]+([.F7]-[.F6])" table:style-name="ce5">
            <text:p>2024</text:p>
          </table:table-cell>
          <table:table-cell office:value-type="float" office:value="2023" table:style-name="ce46">
            <text:p>2023</text:p>
          </table:table-cell>
          <table:table-cell office:value-type="float" office:value="2013" table:style-name="ce46">
            <text:p>2013</text:p>
          </table:table-cell>
          <table:table-cell office:value-type="float" office:value="2008" table:style-name="ce47">
            <text:p>2008</text:p>
          </table:table-cell>
          <table:table-cell office:value-type="float" office:value="1791.67" table:style-name="ce51">
            <text:p>1792</text:p>
          </table:table-cell>
          <table:table-cell office:value-type="float" office:value="1765.94" table:style-name="ce51">
            <text:p>1766</text:p>
          </table:table-cell>
          <table:table-cell office:value-type="float" office:value="1806.51" table:style-name="ce51">
            <text:p>1807</text:p>
          </table:table-cell>
          <table:table-cell table:number-columns-repeated="2" table:style-name="ce1"/>
          <table:table-cell table:style-name="ce126"/>
          <table:table-cell table:number-columns-repeated="16366"/>
        </table:table-row>
        <table:table-row table:style-name="ro3">
          <table:table-cell office:value-type="string" table:style-name="ce55">
            <text:p>2008T3</text:p>
          </table:table-cell>
          <table:table-cell office:value-type="float" office:value="147.13399999999999" table:style-name="ce5">
            <text:p>147</text:p>
          </table:table-cell>
          <table:table-cell office:value-type="float" office:value="11.23" table:style-name="ce6">
            <text:p>11.2</text:p>
          </table:table-cell>
          <table:table-cell office:value-type="float" office:value="128773" table:style-name="ce5">
            <text:p>128773</text:p>
          </table:table-cell>
          <table:table-cell office:value-type="float" office:value="1959.3333333333333" table:formula="of:=AVERAGE([.J8:.L8])" table:style-name="ce5">
            <text:p>1959</text:p>
          </table:table-cell>
          <table:table-cell office:value-type="float" office:value="1730.74" table:formula="of:=AVERAGE([.M8:.O8])" table:style-name="ce5">
            <text:p>1731</text:p>
          </table:table-cell>
          <table:table-cell office:value-type="float" office:value="11.666893501190884" table:formula="of:=ABS((([.F8]*100/[.E8])-100)*-1)" table:style-name="ce5">
            <text:p>12</text:p>
          </table:table-cell>
          <table:table-cell office:value-type="float" office:value="16" table:style-name="ce117">
            <text:p>16</text:p>
          </table:table-cell>
          <table:table-cell office:value-type="float" office:value="1902.0333333333333" table:formula="of:=[.E8]+([.F8]-[.F7])" table:style-name="ce5">
            <text:p>1902</text:p>
          </table:table-cell>
          <table:table-cell office:value-type="float" office:value="1979" table:style-name="ce46">
            <text:p>1979</text:p>
          </table:table-cell>
          <table:table-cell office:value-type="float" office:value="1953" table:style-name="ce46">
            <text:p>1953</text:p>
          </table:table-cell>
          <table:table-cell office:value-type="float" office:value="1946" table:style-name="ce47">
            <text:p>1946</text:p>
          </table:table-cell>
          <table:table-cell office:value-type="float" office:value="1799.46" table:style-name="ce51">
            <text:p>1799</text:p>
          </table:table-cell>
          <table:table-cell office:value-type="float" office:value="1648.27" table:style-name="ce51">
            <text:p>1648</text:p>
          </table:table-cell>
          <table:table-cell office:value-type="float" office:value="1744.49" table:style-name="ce51">
            <text:p>1744</text:p>
          </table:table-cell>
          <table:table-cell table:style-name="ce127"/>
          <table:table-cell table:style-name="ce1"/>
          <table:table-cell table:style-name="ce126"/>
          <table:table-cell table:number-columns-repeated="16366"/>
        </table:table-row>
        <table:table-row table:style-name="ro3">
          <table:table-cell office:value-type="string" table:style-name="ce55">
            <text:p>2008T4</text:p>
          </table:table-cell>
          <table:table-cell office:value-type="float" office:value="142.511" table:style-name="ce5">
            <text:p>143</text:p>
          </table:table-cell>
          <table:table-cell office:value-type="float" office:value="13.79" table:style-name="ce6">
            <text:p>13.8</text:p>
          </table:table-cell>
          <table:table-cell office:value-type="float" office:value="110059" table:style-name="ce5">
            <text:p>110059</text:p>
          </table:table-cell>
          <table:table-cell office:value-type="float" office:value="1934" table:formula="of:=AVERAGE([.J9:.L9])" table:style-name="ce5">
            <text:p>1934</text:p>
          </table:table-cell>
          <table:table-cell office:value-type="float" office:value="1736.1933333333334" table:formula="of:=AVERAGE([.M9:.O9])" table:style-name="ce5">
            <text:p>1736</text:p>
          </table:table-cell>
          <table:table-cell office:value-type="float" office:value="10.22785246466735" table:formula="of:=ABS((([.F9]*100/[.E9])-100)*-1)" table:style-name="ce5">
            <text:p>10</text:p>
          </table:table-cell>
          <table:table-cell office:value-type="float" office:value="16" table:style-name="ce117">
            <text:p>16</text:p>
          </table:table-cell>
          <table:table-cell office:value-type="float" office:value="1939.4533333333334" table:formula="of:=[.E9]+([.F9]-[.F8])" table:style-name="ce5">
            <text:p>1939</text:p>
          </table:table-cell>
          <table:table-cell office:value-type="float" office:value="1938" table:style-name="ce46">
            <text:p>1938</text:p>
          </table:table-cell>
          <table:table-cell office:value-type="float" office:value="1943" table:style-name="ce46">
            <text:p>1943</text:p>
          </table:table-cell>
          <table:table-cell office:value-type="float" office:value="1921" table:style-name="ce47">
            <text:p>1921</text:p>
          </table:table-cell>
          <table:table-cell office:value-type="float" office:value="1765.74" table:style-name="ce51">
            <text:p>1766</text:p>
          </table:table-cell>
          <table:table-cell office:value-type="float" office:value="1687.57" table:style-name="ce51">
            <text:p>1688</text:p>
          </table:table-cell>
          <table:table-cell office:value-type="float" office:value="1755.27" table:style-name="ce51">
            <text:p>1755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09T1</text:p>
          </table:table-cell>
          <table:table-cell office:value-type="float" office:value="138.69300000000001" table:style-name="ce5">
            <text:p>139</text:p>
          </table:table-cell>
          <table:table-cell office:value-type="float" office:value="17.239999999999998" table:style-name="ce6">
            <text:p>17.2</text:p>
          </table:table-cell>
          <table:table-cell office:value-type="float" office:value="106523" table:style-name="ce5">
            <text:p>106523</text:p>
          </table:table-cell>
          <table:table-cell office:value-type="float" office:value="1922" table:formula="of:=AVERAGE([.J10:.L10])" table:style-name="ce5">
            <text:p>1922</text:p>
          </table:table-cell>
          <table:table-cell office:value-type="float" office:value="1695.5100000000002" table:formula="of:=AVERAGE([.M10:.O10])" table:style-name="ce5">
            <text:p>1696</text:p>
          </table:table-cell>
          <table:table-cell office:value-type="float" office:value="11.784079084287185" table:formula="of:=ABS((([.F10]*100/[.E10])-100)*-1)" table:style-name="ce5">
            <text:p>12</text:p>
          </table:table-cell>
          <table:table-cell office:value-type="float" office:value="16" table:style-name="ce117">
            <text:p>16</text:p>
          </table:table-cell>
          <table:table-cell office:value-type="float" office:value="1881.3166666666668" table:formula="of:=[.E10]+([.F10]-[.F9])" table:style-name="ce5">
            <text:p>1881</text:p>
          </table:table-cell>
          <table:table-cell office:value-type="float" office:value="1921" table:style-name="ce46">
            <text:p>1921</text:p>
          </table:table-cell>
          <table:table-cell office:value-type="float" office:value="1918" table:style-name="ce46">
            <text:p>1918</text:p>
          </table:table-cell>
          <table:table-cell office:value-type="float" office:value="1927" table:style-name="ce47">
            <text:p>1927</text:p>
          </table:table-cell>
          <table:table-cell office:value-type="float" office:value="1708.89" table:style-name="ce51">
            <text:p>1709</text:p>
          </table:table-cell>
          <table:table-cell office:value-type="float" office:value="1677.76" table:style-name="ce51">
            <text:p>1678</text:p>
          </table:table-cell>
          <table:table-cell office:value-type="float" office:value="1699.88" table:style-name="ce51">
            <text:p>170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09T2</text:p>
          </table:table-cell>
          <table:table-cell office:value-type="float" office:value="138.08199999999999" table:style-name="ce5">
            <text:p>138</text:p>
          </table:table-cell>
          <table:table-cell office:value-type="float" office:value="17.77" table:style-name="ce6">
            <text:p>17.8</text:p>
          </table:table-cell>
          <table:table-cell office:value-type="float" office:value="97788" table:style-name="ce5">
            <text:p>97788</text:p>
          </table:table-cell>
          <table:table-cell office:value-type="float" office:value="1911.6666666666667" table:formula="of:=AVERAGE([.J11:.L11])" table:style-name="ce5">
            <text:p>1912</text:p>
          </table:table-cell>
          <table:table-cell office:value-type="float" office:value="1700.39" table:formula="of:=AVERAGE([.M11:.O11])" table:style-name="ce5">
            <text:p>1700</text:p>
          </table:table-cell>
          <table:table-cell office:value-type="float" office:value="11.051961639058419" table:formula="of:=ABS((([.F11]*100/[.E11])-100)*-1)" table:style-name="ce5">
            <text:p>11</text:p>
          </table:table-cell>
          <table:table-cell office:value-type="float" office:value="16" table:style-name="ce117">
            <text:p>16</text:p>
          </table:table-cell>
          <table:table-cell office:value-type="float" office:value="1916.5466666666666" table:formula="of:=[.E11]+([.F11]-[.F10])" table:style-name="ce5">
            <text:p>1917</text:p>
          </table:table-cell>
          <table:table-cell office:value-type="float" office:value="1921" table:style-name="ce46">
            <text:p>1921</text:p>
          </table:table-cell>
          <table:table-cell office:value-type="float" office:value="1913" table:style-name="ce46">
            <text:p>1913</text:p>
          </table:table-cell>
          <table:table-cell office:value-type="float" office:value="1901" table:style-name="ce47">
            <text:p>1901</text:p>
          </table:table-cell>
          <table:table-cell office:value-type="float" office:value="1698.65" table:style-name="ce51">
            <text:p>1699</text:p>
          </table:table-cell>
          <table:table-cell office:value-type="float" office:value="1698.04" table:style-name="ce51">
            <text:p>1698</text:p>
          </table:table-cell>
          <table:table-cell office:value-type="float" office:value="1704.48" table:style-name="ce51">
            <text:p>1704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09T3</text:p>
          </table:table-cell>
          <table:table-cell office:value-type="float" office:value="136.845" table:style-name="ce5">
            <text:p>137</text:p>
          </table:table-cell>
          <table:table-cell office:value-type="float" office:value="17.75" table:style-name="ce6">
            <text:p>17.8</text:p>
          </table:table-cell>
          <table:table-cell office:value-type="float" office:value="109084" table:style-name="ce5">
            <text:p>109084</text:p>
          </table:table-cell>
          <table:table-cell office:value-type="float" office:value="1886" table:formula="of:=AVERAGE([.J12:.L12])" table:style-name="ce5">
            <text:p>1886</text:p>
          </table:table-cell>
          <table:table-cell office:value-type="float" office:value="1666.6266666666668" table:formula="of:=AVERAGE([.M12:.O12])" table:style-name="ce5">
            <text:p>1667</text:p>
          </table:table-cell>
          <table:table-cell office:value-type="float" office:value="11.631671968893585" table:formula="of:=ABS((([.F12]*100/[.E12])-100)*-1)" table:style-name="ce5">
            <text:p>12</text:p>
          </table:table-cell>
          <table:table-cell office:value-type="float" office:value="16" table:style-name="ce117">
            <text:p>16</text:p>
          </table:table-cell>
          <table:table-cell office:value-type="float" office:value="1852.2366666666667" table:formula="of:=[.E12]+([.F12]-[.F11])" table:style-name="ce5">
            <text:p>1852</text:p>
          </table:table-cell>
          <table:table-cell office:value-type="float" office:value="1897" table:style-name="ce46">
            <text:p>1897</text:p>
          </table:table-cell>
          <table:table-cell office:value-type="float" office:value="1883" table:style-name="ce46">
            <text:p>1883</text:p>
          </table:table-cell>
          <table:table-cell office:value-type="float" office:value="1878" table:style-name="ce47">
            <text:p>1878</text:p>
          </table:table-cell>
          <table:table-cell office:value-type="float" office:value="1719.54" table:style-name="ce51">
            <text:p>1720</text:p>
          </table:table-cell>
          <table:table-cell office:value-type="float" office:value="1570.93" table:style-name="ce51">
            <text:p>1571</text:p>
          </table:table-cell>
          <table:table-cell office:value-type="float" office:value="1709.41" table:style-name="ce51">
            <text:p>170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09T4</text:p>
          </table:table-cell>
          <table:table-cell office:value-type="float" office:value="136.31299999999999" table:style-name="ce5">
            <text:p>136</text:p>
          </table:table-cell>
          <table:table-cell office:value-type="float" office:value="18.66" table:style-name="ce6">
            <text:p>18.7</text:p>
          </table:table-cell>
          <table:table-cell office:value-type="float" office:value="99998" table:style-name="ce5">
            <text:p>99998</text:p>
          </table:table-cell>
          <table:table-cell office:value-type="float" office:value="1876.6666666666667" table:formula="of:=AVERAGE([.J13:.L13])" table:style-name="ce5">
            <text:p>1877</text:p>
          </table:table-cell>
          <table:table-cell office:value-type="float" office:value="1687.4466666666667" table:formula="of:=AVERAGE([.M13:.O13])" table:style-name="ce5">
            <text:p>1687</text:p>
          </table:table-cell>
          <table:table-cell office:value-type="float" office:value="10.08277087033747" table:formula="of:=ABS((([.F13]*100/[.E13])-100)*-1)" table:style-name="ce5">
            <text:p>10</text:p>
          </table:table-cell>
          <table:table-cell office:value-type="float" office:value="16" table:style-name="ce117">
            <text:p>16</text:p>
          </table:table-cell>
          <table:table-cell office:value-type="float" office:value="1897.4866666666667" table:formula="of:=[.E13]+([.F13]-[.F12])" table:style-name="ce5">
            <text:p>1897</text:p>
          </table:table-cell>
          <table:table-cell office:value-type="float" office:value="1878" table:style-name="ce46">
            <text:p>1878</text:p>
          </table:table-cell>
          <table:table-cell office:value-type="float" office:value="1879" table:style-name="ce46">
            <text:p>1879</text:p>
          </table:table-cell>
          <table:table-cell office:value-type="float" office:value="1873" table:style-name="ce47">
            <text:p>1873</text:p>
          </table:table-cell>
          <table:table-cell office:value-type="float" office:value="1654.49" table:style-name="ce51">
            <text:p>1654</text:p>
          </table:table-cell>
          <table:table-cell office:value-type="float" office:value="1674.7" table:style-name="ce51">
            <text:p>1675</text:p>
          </table:table-cell>
          <table:table-cell office:value-type="float" office:value="1733.15" table:style-name="ce51">
            <text:p>173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0T1</text:p>
          </table:table-cell>
          <table:table-cell office:value-type="float" office:value="134.626" table:style-name="ce5">
            <text:p>135</text:p>
          </table:table-cell>
          <table:table-cell office:value-type="float" office:value="19.84" table:style-name="ce6">
            <text:p>19.8</text:p>
          </table:table-cell>
          <table:table-cell office:value-type="float" office:value="116483" table:style-name="ce5">
            <text:p>116483</text:p>
          </table:table-cell>
          <table:table-cell office:value-type="float" office:value="1877.3333333333333" table:formula="of:=AVERAGE([.J14:.L14])" table:style-name="ce5">
            <text:p>1877</text:p>
          </table:table-cell>
          <table:table-cell office:value-type="float" office:value="1685.6233333333332" table:formula="of:=AVERAGE([.M14:.O14])" table:style-name="ce5">
            <text:p>1686</text:p>
          </table:table-cell>
          <table:table-cell office:value-type="float" office:value="10.211825284090921" table:formula="of:=ABS((([.F14]*100/[.E14])-100)*-1)" table:style-name="ce5">
            <text:p>10</text:p>
          </table:table-cell>
          <table:table-cell office:value-type="float" office:value="16" table:style-name="ce117">
            <text:p>16</text:p>
          </table:table-cell>
          <table:table-cell office:value-type="float" office:value="1875.5099999999998" table:formula="of:=[.E14]+([.F14]-[.F13])" table:style-name="ce5">
            <text:p>1876</text:p>
          </table:table-cell>
          <table:table-cell office:value-type="float" office:value="1873" table:style-name="ce46">
            <text:p>1873</text:p>
          </table:table-cell>
          <table:table-cell office:value-type="float" office:value="1871" table:style-name="ce46">
            <text:p>1871</text:p>
          </table:table-cell>
          <table:table-cell office:value-type="float" office:value="1888" table:style-name="ce47">
            <text:p>1888</text:p>
          </table:table-cell>
          <table:table-cell office:value-type="float" office:value="1701.22" table:style-name="ce51">
            <text:p>1701</text:p>
          </table:table-cell>
          <table:table-cell office:value-type="float" office:value="1687.45" table:style-name="ce51">
            <text:p>1687</text:p>
          </table:table-cell>
          <table:table-cell office:value-type="float" office:value="1668.2" table:style-name="ce51">
            <text:p>1668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0T2</text:p>
          </table:table-cell>
          <table:table-cell office:value-type="float" office:value="136.79" table:style-name="ce5">
            <text:p>137</text:p>
          </table:table-cell>
          <table:table-cell office:value-type="float" office:value="19.89" table:style-name="ce6">
            <text:p>19.9</text:p>
          </table:table-cell>
          <table:table-cell office:value-type="float" office:value="109139" table:style-name="ce5">
            <text:p>109139</text:p>
          </table:table-cell>
          <table:table-cell office:value-type="float" office:value="1905.6666666666667" table:formula="of:=AVERAGE([.J15:.L15])" table:style-name="ce5">
            <text:p>1906</text:p>
          </table:table-cell>
          <table:table-cell office:value-type="float" office:value="1701.6766666666665" table:formula="of:=AVERAGE([.M15:.O15])" table:style-name="ce5">
            <text:p>1702</text:p>
          </table:table-cell>
          <table:table-cell office:value-type="float" office:value="10.704390414553103" table:formula="of:=ABS((([.F15]*100/[.E15])-100)*-1)" table:style-name="ce5">
            <text:p>11</text:p>
          </table:table-cell>
          <table:table-cell office:value-type="float" office:value="16" table:style-name="ce117">
            <text:p>16</text:p>
          </table:table-cell>
          <table:table-cell office:value-type="float" office:value="1921.72" table:formula="of:=[.E15]+([.F15]-[.F14])" table:style-name="ce5">
            <text:p>1922</text:p>
          </table:table-cell>
          <table:table-cell office:value-type="float" office:value="1898" table:style-name="ce46">
            <text:p>1898</text:p>
          </table:table-cell>
          <table:table-cell office:value-type="float" office:value="1909" table:style-name="ce46">
            <text:p>1909</text:p>
          </table:table-cell>
          <table:table-cell office:value-type="float" office:value="1910" table:style-name="ce47">
            <text:p>1910</text:p>
          </table:table-cell>
          <table:table-cell office:value-type="float" office:value="1678.72" table:style-name="ce51">
            <text:p>1679</text:p>
          </table:table-cell>
          <table:table-cell office:value-type="float" office:value="1675.8" table:style-name="ce51">
            <text:p>1676</text:p>
          </table:table-cell>
          <table:table-cell office:value-type="float" office:value="1750.51" table:style-name="ce51">
            <text:p>1751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0T3</text:p>
          </table:table-cell>
          <table:table-cell office:value-type="float" office:value="133.846" table:style-name="ce5">
            <text:p>134</text:p>
          </table:table-cell>
          <table:table-cell office:value-type="float" office:value="19.59" table:style-name="ce6">
            <text:p>19.6</text:p>
          </table:table-cell>
          <table:table-cell office:value-type="float" office:value="123241" table:style-name="ce5">
            <text:p>123241</text:p>
          </table:table-cell>
          <table:table-cell office:value-type="float" office:value="1927.3333333333333" table:formula="of:=AVERAGE([.J16:.L16])" table:style-name="ce5">
            <text:p>1927</text:p>
          </table:table-cell>
          <table:table-cell office:value-type="float" office:value="1576.0966666666666" table:formula="of:=AVERAGE([.M16:.O16])" table:style-name="ce5">
            <text:p>1576</text:p>
          </table:table-cell>
          <table:table-cell office:value-type="float" office:value="18.223970944309926" table:formula="of:=ABS((([.F16]*100/[.E16])-100)*-1)" table:style-name="ce5">
            <text:p>18</text:p>
          </table:table-cell>
          <table:table-cell office:value-type="float" office:value="16" table:style-name="ce117">
            <text:p>16</text:p>
          </table:table-cell>
          <table:table-cell office:value-type="float" office:value="1801.7533333333333" table:formula="of:=[.E16]+([.F16]-[.F15])" table:style-name="ce5">
            <text:p>1802</text:p>
          </table:table-cell>
          <table:table-cell office:value-type="float" office:value="1931" table:style-name="ce46">
            <text:p>1931</text:p>
          </table:table-cell>
          <table:table-cell office:value-type="float" office:value="1924" table:style-name="ce46">
            <text:p>1924</text:p>
          </table:table-cell>
          <table:table-cell office:value-type="float" office:value="1927" table:style-name="ce47">
            <text:p>1927</text:p>
          </table:table-cell>
          <table:table-cell office:value-type="float" office:value="1636.3" table:style-name="ce51">
            <text:p>1636</text:p>
          </table:table-cell>
          <table:table-cell office:value-type="float" office:value="1484.71" table:style-name="ce51">
            <text:p>1485</text:p>
          </table:table-cell>
          <table:table-cell office:value-type="float" office:value="1607.28" table:style-name="ce51">
            <text:p>1607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0T4</text:p>
          </table:table-cell>
          <table:table-cell office:value-type="float" office:value="133.71799999999999" table:style-name="ce5">
            <text:p>134</text:p>
          </table:table-cell>
          <table:table-cell office:value-type="float" office:value="20.11" table:style-name="ce6">
            <text:p>20.1</text:p>
          </table:table-cell>
          <table:table-cell office:value-type="float" office:value="90728" table:style-name="ce5">
            <text:p>90728</text:p>
          </table:table-cell>
          <table:table-cell office:value-type="float" office:value="1955.3333333333333" table:formula="of:=AVERAGE([.J17:.L17])" table:style-name="ce5">
            <text:p>1955</text:p>
          </table:table-cell>
          <table:table-cell office:value-type="float" office:value="1624.0633333333335" table:formula="of:=AVERAGE([.M17:.O17])" table:style-name="ce5">
            <text:p>1624</text:p>
          </table:table-cell>
          <table:table-cell office:value-type="float" office:value="16.941868394135696" table:formula="of:=ABS((([.F17]*100/[.E17])-100)*-1)" table:style-name="ce5">
            <text:p>17</text:p>
          </table:table-cell>
          <table:table-cell office:value-type="float" office:value="16" table:style-name="ce117">
            <text:p>16</text:p>
          </table:table-cell>
          <table:table-cell office:value-type="float" office:value="2003.3000000000002" table:formula="of:=[.E17]+([.F17]-[.F16])" table:style-name="ce5">
            <text:p>2003</text:p>
          </table:table-cell>
          <table:table-cell office:value-type="float" office:value="1943" table:style-name="ce46">
            <text:p>1943</text:p>
          </table:table-cell>
          <table:table-cell office:value-type="float" office:value="1960" table:style-name="ce46">
            <text:p>1960</text:p>
          </table:table-cell>
          <table:table-cell office:value-type="float" office:value="1963" table:style-name="ce47">
            <text:p>1963</text:p>
          </table:table-cell>
          <table:table-cell office:value-type="float" office:value="1606.9" table:style-name="ce51">
            <text:p>1607</text:p>
          </table:table-cell>
          <table:table-cell office:value-type="float" office:value="1607.69" table:style-name="ce51">
            <text:p>1608</text:p>
          </table:table-cell>
          <table:table-cell office:value-type="float" office:value="1657.6" table:style-name="ce51">
            <text:p>1658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1T1</text:p>
          </table:table-cell>
          <table:table-cell office:value-type="float" office:value="129.059" table:style-name="ce5">
            <text:p>129</text:p>
          </table:table-cell>
          <table:table-cell office:value-type="float" office:value="21.08" table:style-name="ce6">
            <text:p>21.1</text:p>
          </table:table-cell>
          <table:table-cell office:value-type="float" office:value="122933" table:style-name="ce5">
            <text:p>122933</text:p>
          </table:table-cell>
          <table:table-cell office:value-type="float" office:value="1970" table:formula="of:=AVERAGE([.J18:.L18])" table:style-name="ce5">
            <text:p>1970</text:p>
          </table:table-cell>
          <table:table-cell office:value-type="float" office:value="1563.7700000000002" table:formula="of:=AVERAGE([.M18:.O18])" table:style-name="ce5">
            <text:p>1564</text:p>
          </table:table-cell>
          <table:table-cell office:value-type="float" office:value="20.620812182741105" table:formula="of:=ABS((([.F18]*100/[.E18])-100)*-1)" table:style-name="ce5">
            <text:p>21</text:p>
          </table:table-cell>
          <table:table-cell office:value-type="float" office:value="16" table:style-name="ce117">
            <text:p>16</text:p>
          </table:table-cell>
          <table:table-cell office:value-type="float" office:value="1909.7066666666667" table:formula="of:=[.E18]+([.F18]-[.F17])" table:style-name="ce5">
            <text:p>1910</text:p>
          </table:table-cell>
          <table:table-cell office:value-type="float" office:value="1963" table:style-name="ce46">
            <text:p>1963</text:p>
          </table:table-cell>
          <table:table-cell office:value-type="float" office:value="1963" table:style-name="ce46">
            <text:p>1963</text:p>
          </table:table-cell>
          <table:table-cell office:value-type="float" office:value="1984" table:style-name="ce47">
            <text:p>1984</text:p>
          </table:table-cell>
          <table:table-cell office:value-type="float" office:value="1589.82" table:style-name="ce51">
            <text:p>1590</text:p>
          </table:table-cell>
          <table:table-cell office:value-type="float" office:value="1515.44" table:style-name="ce51">
            <text:p>1515</text:p>
          </table:table-cell>
          <table:table-cell office:value-type="float" office:value="1586.05" table:style-name="ce51">
            <text:p>1586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1T2</text:p>
          </table:table-cell>
          <table:table-cell office:value-type="float" office:value="127.52800000000001" table:style-name="ce5">
            <text:p>128</text:p>
          </table:table-cell>
          <table:table-cell office:value-type="float" office:value="20.64" table:style-name="ce6">
            <text:p>20.6</text:p>
          </table:table-cell>
          <table:table-cell office:value-type="float" office:value="83440" table:style-name="ce5">
            <text:p>83440</text:p>
          </table:table-cell>
          <table:table-cell office:value-type="float" office:value="1983" table:formula="of:=AVERAGE([.J19:.L19])" table:style-name="ce5">
            <text:p>1983</text:p>
          </table:table-cell>
          <table:table-cell office:value-type="float" office:value="1555.29" table:formula="of:=AVERAGE([.M19:.O19])" table:style-name="ce5">
            <text:p>1555</text:p>
          </table:table-cell>
          <table:table-cell office:value-type="float" office:value="21.568835098335853" table:formula="of:=ABS((([.F19]*100/[.E19])-100)*-1)" table:style-name="ce5">
            <text:p>22</text:p>
          </table:table-cell>
          <table:table-cell office:value-type="float" office:value="16" table:style-name="ce117">
            <text:p>16</text:p>
          </table:table-cell>
          <table:table-cell office:value-type="float" office:value="1974.5199999999998" table:formula="of:=[.E19]+([.F19]-[.F18])" table:style-name="ce5">
            <text:p>1975</text:p>
          </table:table-cell>
          <table:table-cell office:value-type="float" office:value="1983" table:style-name="ce46">
            <text:p>1983</text:p>
          </table:table-cell>
          <table:table-cell office:value-type="float" office:value="1984" table:style-name="ce46">
            <text:p>1984</text:p>
          </table:table-cell>
          <table:table-cell office:value-type="float" office:value="1982" table:style-name="ce47">
            <text:p>1982</text:p>
          </table:table-cell>
          <table:table-cell office:value-type="float" office:value="1602.62" table:style-name="ce51">
            <text:p>1603</text:p>
          </table:table-cell>
          <table:table-cell office:value-type="float" office:value="1522.65" table:style-name="ce51">
            <text:p>1523</text:p>
          </table:table-cell>
          <table:table-cell office:value-type="float" office:value="1540.6" table:style-name="ce51">
            <text:p>1541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1T3</text:p>
          </table:table-cell>
          <table:table-cell office:value-type="float" office:value="123.94799999999999" table:style-name="ce5">
            <text:p>124</text:p>
          </table:table-cell>
          <table:table-cell office:value-type="float" office:value="21.28" table:style-name="ce6">
            <text:p>21.3</text:p>
          </table:table-cell>
          <table:table-cell office:value-type="float" office:value="80736" table:style-name="ce5">
            <text:p>80736</text:p>
          </table:table-cell>
          <table:table-cell office:value-type="float" office:value="1961" table:formula="of:=AVERAGE([.J20:.L20])" table:style-name="ce5">
            <text:p>1961</text:p>
          </table:table-cell>
          <table:table-cell office:value-type="float" office:value="1507.0066666666664" table:formula="of:=AVERAGE([.M20:.O20])" table:style-name="ce5">
            <text:p>1507</text:p>
          </table:table-cell>
          <table:table-cell office:value-type="float" office:value="23.151113377528475" table:formula="of:=ABS((([.F20]*100/[.E20])-100)*-1)" table:style-name="ce5">
            <text:p>23</text:p>
          </table:table-cell>
          <table:table-cell office:value-type="float" office:value="16" table:style-name="ce117">
            <text:p>16</text:p>
          </table:table-cell>
          <table:table-cell office:value-type="float" office:value="1912.7166666666665" table:formula="of:=[.E20]+([.F20]-[.F19])" table:style-name="ce5">
            <text:p>1913</text:p>
          </table:table-cell>
          <table:table-cell office:value-type="float" office:value="1976" table:style-name="ce46">
            <text:p>1976</text:p>
          </table:table-cell>
          <table:table-cell office:value-type="float" office:value="1965" table:style-name="ce46">
            <text:p>1965</text:p>
          </table:table-cell>
          <table:table-cell office:value-type="float" office:value="1942" table:style-name="ce47">
            <text:p>1942</text:p>
          </table:table-cell>
          <table:table-cell office:value-type="float" office:value="1575.97" table:style-name="ce51">
            <text:p>1576</text:p>
          </table:table-cell>
          <table:table-cell office:value-type="float" office:value="1444.06" table:style-name="ce51">
            <text:p>1444</text:p>
          </table:table-cell>
          <table:table-cell office:value-type="float" office:value="1500.99" table:style-name="ce51">
            <text:p>1501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1T4</text:p>
          </table:table-cell>
          <table:table-cell office:value-type="float" office:value="118.782" table:style-name="ce5">
            <text:p>119</text:p>
          </table:table-cell>
          <table:table-cell office:value-type="float" office:value="22.56" table:style-name="ce6">
            <text:p>22.6</text:p>
          </table:table-cell>
          <table:table-cell office:value-type="float" office:value="72715" table:style-name="ce5">
            <text:p>72715</text:p>
          </table:table-cell>
          <table:table-cell office:value-type="float" office:value="1929.3333333333333" table:formula="of:=AVERAGE([.J21:.L21])" table:style-name="ce5">
            <text:p>1929</text:p>
          </table:table-cell>
          <table:table-cell office:value-type="float" office:value="1501.37" table:formula="of:=AVERAGE([.M21:.O21])" table:style-name="ce5">
            <text:p>1501</text:p>
          </table:table-cell>
          <table:table-cell office:value-type="float" office:value="22.181928127159637" table:formula="of:=ABS((([.F21]*100/[.E21])-100)*-1)" table:style-name="ce5">
            <text:p>22</text:p>
          </table:table-cell>
          <table:table-cell office:value-type="float" office:value="16" table:style-name="ce117">
            <text:p>16</text:p>
          </table:table-cell>
          <table:table-cell office:value-type="float" office:value="1923.6966666666667" table:formula="of:=[.E21]+([.F21]-[.F20])" table:style-name="ce5">
            <text:p>1924</text:p>
          </table:table-cell>
          <table:table-cell office:value-type="float" office:value="1940" table:style-name="ce46">
            <text:p>1940</text:p>
          </table:table-cell>
          <table:table-cell office:value-type="float" office:value="1935" table:style-name="ce46">
            <text:p>1935</text:p>
          </table:table-cell>
          <table:table-cell office:value-type="float" office:value="1913" table:style-name="ce47">
            <text:p>1913</text:p>
          </table:table-cell>
          <table:table-cell office:value-type="float" office:value="1432" table:style-name="ce51">
            <text:p>1432</text:p>
          </table:table-cell>
          <table:table-cell office:value-type="float" office:value="1453.04" table:style-name="ce51">
            <text:p>1453</text:p>
          </table:table-cell>
          <table:table-cell office:value-type="float" office:value="1619.07" table:style-name="ce51">
            <text:p>161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2T1</text:p>
          </table:table-cell>
          <table:table-cell office:value-type="float" office:value="112.861" table:style-name="ce5">
            <text:p>113</text:p>
          </table:table-cell>
          <table:table-cell office:value-type="float" office:value="24.19" table:style-name="ce6">
            <text:p>24.2</text:p>
          </table:table-cell>
          <table:table-cell office:value-type="float" office:value="88884" table:style-name="ce5">
            <text:p>88884</text:p>
          </table:table-cell>
          <table:table-cell office:value-type="float" office:value="1879" table:formula="of:=AVERAGE([.J22:.L22])" table:style-name="ce5">
            <text:p>1879</text:p>
          </table:table-cell>
          <table:table-cell office:value-type="float" office:value="1379.1233333333332" table:formula="of:=AVERAGE([.M22:.O22])" table:style-name="ce5">
            <text:p>1379</text:p>
          </table:table-cell>
          <table:table-cell office:value-type="float" office:value="26.6033351073266" table:formula="of:=ABS((([.F22]*100/[.E22])-100)*-1)" table:style-name="ce5">
            <text:p>27</text:p>
          </table:table-cell>
          <table:table-cell office:value-type="float" office:value="16" table:style-name="ce117">
            <text:p>16</text:p>
          </table:table-cell>
          <table:table-cell office:value-type="float" office:value="1756.7533333333333" table:formula="of:=[.E22]+([.F22]-[.F21])" table:style-name="ce5">
            <text:p>1757</text:p>
          </table:table-cell>
          <table:table-cell office:value-type="float" office:value="1902" table:style-name="ce46">
            <text:p>1902</text:p>
          </table:table-cell>
          <table:table-cell office:value-type="float" office:value="1877" table:style-name="ce46">
            <text:p>1877</text:p>
          </table:table-cell>
          <table:table-cell office:value-type="float" office:value="1858" table:style-name="ce47">
            <text:p>1858</text:p>
          </table:table-cell>
          <table:table-cell office:value-type="float" office:value="1349.22" table:style-name="ce51">
            <text:p>1349</text:p>
          </table:table-cell>
          <table:table-cell office:value-type="float" office:value="1431.61" table:style-name="ce51">
            <text:p>1432</text:p>
          </table:table-cell>
          <table:table-cell office:value-type="float" office:value="1356.54" table:style-name="ce51">
            <text:p>1357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2T2</text:p>
          </table:table-cell>
          <table:table-cell office:value-type="float" office:value="109.187" table:style-name="ce5">
            <text:p>109</text:p>
          </table:table-cell>
          <table:table-cell office:value-type="float" office:value="24.4" table:style-name="ce6">
            <text:p>24.4</text:p>
          </table:table-cell>
          <table:table-cell office:value-type="float" office:value="73857" table:style-name="ce5">
            <text:p>73857</text:p>
          </table:table-cell>
          <table:table-cell office:value-type="float" office:value="1830" table:formula="of:=AVERAGE([.J23:.L23])" table:style-name="ce5">
            <text:p>1830</text:p>
          </table:table-cell>
          <table:table-cell office:value-type="float" office:value="1373.6200000000001" table:formula="of:=AVERAGE([.M23:.O23])" table:style-name="ce5">
            <text:p>1374</text:p>
          </table:table-cell>
          <table:table-cell office:value-type="float" office:value="24.938797814207646" table:formula="of:=ABS((([.F23]*100/[.E23])-100)*-1)" table:style-name="ce5">
            <text:p>25</text:p>
          </table:table-cell>
          <table:table-cell office:value-type="float" office:value="16" table:style-name="ce117">
            <text:p>16</text:p>
          </table:table-cell>
          <table:table-cell office:value-type="float" office:value="1824.4966666666669" table:formula="of:=[.E23]+([.F23]-[.F22])" table:style-name="ce5">
            <text:p>1824</text:p>
          </table:table-cell>
          <table:table-cell office:value-type="float" office:value="1846" table:style-name="ce46">
            <text:p>1846</text:p>
          </table:table-cell>
          <table:table-cell office:value-type="float" office:value="1828" table:style-name="ce46">
            <text:p>1828</text:p>
          </table:table-cell>
          <table:table-cell office:value-type="float" office:value="1816" table:style-name="ce47">
            <text:p>1816</text:p>
          </table:table-cell>
          <table:table-cell office:value-type="float" office:value="1363.87" table:style-name="ce51">
            <text:p>1364</text:p>
          </table:table-cell>
          <table:table-cell office:value-type="float" office:value="1343.72" table:style-name="ce51">
            <text:p>1344</text:p>
          </table:table-cell>
          <table:table-cell office:value-type="float" office:value="1413.27" table:style-name="ce51">
            <text:p>141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2T3</text:p>
          </table:table-cell>
          <table:table-cell office:value-type="float" office:value="105.07299999999999" table:style-name="ce5">
            <text:p>105</text:p>
          </table:table-cell>
          <table:table-cell office:value-type="float" office:value="24.79" table:style-name="ce6">
            <text:p>24.8</text:p>
          </table:table-cell>
          <table:table-cell office:value-type="float" office:value="80964" table:style-name="ce5">
            <text:p>80964</text:p>
          </table:table-cell>
          <table:table-cell office:value-type="float" office:value="1770.3333333333333" table:formula="of:=AVERAGE([.J24:.L24])" table:style-name="ce5">
            <text:p>1770</text:p>
          </table:table-cell>
          <table:table-cell office:value-type="float" office:value="1336.68" table:formula="of:=AVERAGE([.M24:.O24])" table:style-name="ce5">
            <text:p>1337</text:p>
          </table:table-cell>
          <table:table-cell office:value-type="float" office:value="24.495575221238937" table:formula="of:=ABS((([.F24]*100/[.E24])-100)*-1)" table:style-name="ce5">
            <text:p>24</text:p>
          </table:table-cell>
          <table:table-cell office:value-type="float" office:value="16" table:style-name="ce117">
            <text:p>16</text:p>
          </table:table-cell>
          <table:table-cell office:value-type="float" office:value="1733.3933333333332" table:formula="of:=[.E24]+([.F24]-[.F23])" table:style-name="ce5">
            <text:p>1733</text:p>
          </table:table-cell>
          <table:table-cell office:value-type="float" office:value="1800" table:style-name="ce46">
            <text:p>1800</text:p>
          </table:table-cell>
          <table:table-cell office:value-type="float" office:value="1771" table:style-name="ce46">
            <text:p>1771</text:p>
          </table:table-cell>
          <table:table-cell office:value-type="float" office:value="1740" table:style-name="ce47">
            <text:p>1740</text:p>
          </table:table-cell>
          <table:table-cell office:value-type="float" office:value="1437.51" table:style-name="ce51">
            <text:p>1438</text:p>
          </table:table-cell>
          <table:table-cell office:value-type="float" office:value="1210.53" table:style-name="ce51">
            <text:p>1211</text:p>
          </table:table-cell>
          <table:table-cell office:value-type="float" office:value="1362" table:style-name="ce51">
            <text:p>136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2T4</text:p>
          </table:table-cell>
          <table:table-cell office:value-type="float" office:value="103.593" table:style-name="ce5">
            <text:p>104</text:p>
          </table:table-cell>
          <table:table-cell office:value-type="float" office:value="25.77" table:style-name="ce6">
            <text:p>25.8</text:p>
          </table:table-cell>
          <table:table-cell office:value-type="float" office:value="74829" table:style-name="ce5">
            <text:p>74829</text:p>
          </table:table-cell>
          <table:table-cell office:value-type="float" office:value="1729.3333333333333" table:formula="of:=AVERAGE([.J25:.L25])" table:style-name="ce5">
            <text:p>1729</text:p>
          </table:table-cell>
          <table:table-cell office:value-type="float" office:value="1344.37" table:formula="of:=AVERAGE([.M25:.O25])" table:style-name="ce5">
            <text:p>1344</text:p>
          </table:table-cell>
          <table:table-cell office:value-type="float" office:value="22.260794140323824" table:formula="of:=ABS((([.F25]*100/[.E25])-100)*-1)" table:style-name="ce5">
            <text:p>22</text:p>
          </table:table-cell>
          <table:table-cell office:value-type="float" office:value="16" table:style-name="ce117">
            <text:p>16</text:p>
          </table:table-cell>
          <table:table-cell office:value-type="float" office:value="1737.0233333333331" table:formula="of:=[.E25]+([.F25]-[.F24])" table:style-name="ce5">
            <text:p>1737</text:p>
          </table:table-cell>
          <table:table-cell office:value-type="float" office:value="1742" table:style-name="ce46">
            <text:p>1742</text:p>
          </table:table-cell>
          <table:table-cell office:value-type="float" office:value="1734" table:style-name="ce46">
            <text:p>1734</text:p>
          </table:table-cell>
          <table:table-cell office:value-type="float" office:value="1712" table:style-name="ce47">
            <text:p>1712</text:p>
          </table:table-cell>
          <table:table-cell office:value-type="float" office:value="1345.8" table:style-name="ce51">
            <text:p>1346</text:p>
          </table:table-cell>
          <table:table-cell office:value-type="float" office:value="1298.78" table:style-name="ce51">
            <text:p>1299</text:p>
          </table:table-cell>
          <table:table-cell office:value-type="float" office:value="1388.53" table:style-name="ce51">
            <text:p>138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3T1</text:p>
          </table:table-cell>
          <table:table-cell office:value-type="float" office:value="96.768000000000001" table:style-name="ce5">
            <text:p>97</text:p>
          </table:table-cell>
          <table:table-cell office:value-type="float" office:value="26.94" table:style-name="ce6">
            <text:p>26.9</text:p>
          </table:table-cell>
          <table:table-cell office:value-type="float" office:value="97473" table:style-name="ce5">
            <text:p>97473</text:p>
          </table:table-cell>
          <table:table-cell office:value-type="float" office:value="1681.6666666666667" table:formula="of:=AVERAGE([.J26:.L26])" table:style-name="ce5">
            <text:p>1682</text:p>
          </table:table-cell>
          <table:table-cell office:value-type="float" office:value="1226.9333333333334" table:formula="of:=AVERAGE([.M26:.O26])" table:style-name="ce5">
            <text:p>1227</text:p>
          </table:table-cell>
          <table:table-cell office:value-type="float" office:value="27.0406342913776" table:formula="of:=ABS((([.F26]*100/[.E26])-100)*-1)" table:style-name="ce5">
            <text:p>27</text:p>
          </table:table-cell>
          <table:table-cell office:value-type="float" office:value="16" table:style-name="ce117">
            <text:p>16</text:p>
          </table:table-cell>
          <table:table-cell office:value-type="float" office:value="1564.2300000000002" table:formula="of:=[.E26]+([.F26]-[.F25])" table:style-name="ce5">
            <text:p>1564</text:p>
          </table:table-cell>
          <table:table-cell office:value-type="float" office:value="1687" table:style-name="ce46">
            <text:p>1687</text:p>
          </table:table-cell>
          <table:table-cell office:value-type="float" office:value="1682" table:style-name="ce46">
            <text:p>1682</text:p>
          </table:table-cell>
          <table:table-cell office:value-type="float" office:value="1676" table:style-name="ce47">
            <text:p>1676</text:p>
          </table:table-cell>
          <table:table-cell office:value-type="float" office:value="1187.8900000000001" table:style-name="ce51">
            <text:p>1188</text:p>
          </table:table-cell>
          <table:table-cell office:value-type="float" office:value="1181.25" table:style-name="ce51">
            <text:p>1181</text:p>
          </table:table-cell>
          <table:table-cell office:value-type="float" office:value="1311.66" table:style-name="ce51">
            <text:p>131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3T2</text:p>
          </table:table-cell>
          <table:table-cell office:value-type="float" office:value="96.040999999999997" table:style-name="ce5">
            <text:p>96</text:p>
          </table:table-cell>
          <table:table-cell office:value-type="float" office:value="26.06" table:style-name="ce6">
            <text:p>26.1</text:p>
          </table:table-cell>
          <table:table-cell office:value-type="float" office:value="74373" table:style-name="ce5">
            <text:p>74373</text:p>
          </table:table-cell>
          <table:table-cell office:value-type="float" office:value="1656.3333333333333" table:formula="of:=AVERAGE([.J27:.L27])" table:style-name="ce5">
            <text:p>1656</text:p>
          </table:table-cell>
          <table:table-cell office:value-type="float" office:value="1250.3999999999999" table:formula="of:=AVERAGE([.M27:.O27])" table:style-name="ce5">
            <text:p>1250</text:p>
          </table:table-cell>
          <table:table-cell office:value-type="float" office:value="24.507949285570547" table:formula="of:=ABS((([.F27]*100/[.E27])-100)*-1)" table:style-name="ce5">
            <text:p>25</text:p>
          </table:table-cell>
          <table:table-cell office:value-type="float" office:value="16" table:style-name="ce117">
            <text:p>16</text:p>
          </table:table-cell>
          <table:table-cell office:value-type="float" office:value="1679.7999999999997" table:formula="of:=[.E27]+([.F27]-[.F26])" table:style-name="ce5">
            <text:p>1680</text:p>
          </table:table-cell>
          <table:table-cell office:value-type="float" office:value="1663" table:style-name="ce46">
            <text:p>1663</text:p>
          </table:table-cell>
          <table:table-cell office:value-type="float" office:value="1658" table:style-name="ce46">
            <text:p>1658</text:p>
          </table:table-cell>
          <table:table-cell office:value-type="float" office:value="1648" table:style-name="ce47">
            <text:p>1648</text:p>
          </table:table-cell>
          <table:table-cell office:value-type="float" office:value="1208.21" table:style-name="ce51">
            <text:p>1208</text:p>
          </table:table-cell>
          <table:table-cell office:value-type="float" office:value="1256.21" table:style-name="ce51">
            <text:p>1256</text:p>
          </table:table-cell>
          <table:table-cell office:value-type="float" office:value="1286.78" table:style-name="ce51">
            <text:p>1287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3T3</text:p>
          </table:table-cell>
          <table:table-cell office:value-type="float" office:value="96.742000000000004" table:style-name="ce5">
            <text:p>97</text:p>
          </table:table-cell>
          <table:table-cell office:value-type="float" office:value="25.65" table:style-name="ce6">
            <text:p>25.7</text:p>
          </table:table-cell>
          <table:table-cell office:value-type="float" office:value="73373" table:style-name="ce5">
            <text:p>73373</text:p>
          </table:table-cell>
          <table:table-cell office:value-type="float" office:value="1632.3333333333333" table:formula="of:=AVERAGE([.J28:.L28])" table:style-name="ce5">
            <text:p>1632</text:p>
          </table:table-cell>
          <table:table-cell office:value-type="float" office:value="1246.6133333333335" table:formula="of:=AVERAGE([.M28:.O28])" table:style-name="ce5">
            <text:p>1247</text:p>
          </table:table-cell>
          <table:table-cell office:value-type="float" office:value="23.629977537267706" table:formula="of:=ABS((([.F28]*100/[.E28])-100)*-1)" table:style-name="ce5">
            <text:p>24</text:p>
          </table:table-cell>
          <table:table-cell office:value-type="float" office:value="16" table:style-name="ce117">
            <text:p>16</text:p>
          </table:table-cell>
          <table:table-cell office:value-type="float" office:value="1628.5466666666669" table:formula="of:=[.E28]+([.F28]-[.F27])" table:style-name="ce5">
            <text:p>1629</text:p>
          </table:table-cell>
          <table:table-cell office:value-type="float" office:value="1644" table:style-name="ce46">
            <text:p>1644</text:p>
          </table:table-cell>
          <table:table-cell office:value-type="float" office:value="1630" table:style-name="ce46">
            <text:p>1630</text:p>
          </table:table-cell>
          <table:table-cell office:value-type="float" office:value="1623" table:style-name="ce47">
            <text:p>1623</text:p>
          </table:table-cell>
          <table:table-cell office:value-type="float" office:value="1300.8800000000001" table:style-name="ce51">
            <text:p>1301</text:p>
          </table:table-cell>
          <table:table-cell office:value-type="float" office:value="1215.54" table:style-name="ce51">
            <text:p>1216</text:p>
          </table:table-cell>
          <table:table-cell office:value-type="float" office:value="1223.42" table:style-name="ce51">
            <text:p>1223</text:p>
          </table:table-cell>
          <table:table-cell table:number-columns-repeated="3" table:style-name="ce43"/>
          <table:table-cell table:number-columns-repeated="16366"/>
        </table:table-row>
        <table:table-row table:style-name="ro3">
          <table:table-cell office:value-type="string" table:style-name="ce55">
            <text:p>2013T4</text:p>
          </table:table-cell>
          <table:table-cell office:value-type="float" office:value="95.512" table:style-name="ce5">
            <text:p>96</text:p>
          </table:table-cell>
          <table:table-cell office:value-type="float" office:value="25.73" table:style-name="ce6">
            <text:p>25.7</text:p>
          </table:table-cell>
          <table:table-cell office:value-type="float" office:value="67374" table:style-name="ce5">
            <text:p>67374</text:p>
          </table:table-cell>
          <table:table-cell office:value-type="float" office:value="1608.3333333333333" table:formula="of:=AVERAGE([.J29:.L29])" table:style-name="ce5">
            <text:p>1608</text:p>
          </table:table-cell>
          <table:table-cell office:value-type="float" office:value="1250.2166666666667" table:formula="of:=AVERAGE([.M29:.O29])" table:style-name="ce5">
            <text:p>1250</text:p>
          </table:table-cell>
          <table:table-cell office:value-type="float" office:value="22.266321243523308" table:formula="of:=ABS((([.F29]*100/[.E29])-100)*-1)" table:style-name="ce5">
            <text:p>22</text:p>
          </table:table-cell>
          <table:table-cell office:value-type="float" office:value="16" table:style-name="ce117">
            <text:p>16</text:p>
          </table:table-cell>
          <table:table-cell office:value-type="float" office:value="1611.9366666666665" table:formula="of:=[.E29]+([.F29]-[.F28])" table:style-name="ce5">
            <text:p>1612</text:p>
          </table:table-cell>
          <table:table-cell office:value-type="float" office:value="1611" table:style-name="ce46">
            <text:p>1611</text:p>
          </table:table-cell>
          <table:table-cell office:value-type="float" office:value="1608" table:style-name="ce46">
            <text:p>1608</text:p>
          </table:table-cell>
          <table:table-cell office:value-type="float" office:value="1606" table:style-name="ce47">
            <text:p>1606</text:p>
          </table:table-cell>
          <table:table-cell office:value-type="float" office:value="1269.1300000000001" table:style-name="ce51">
            <text:p>1269</text:p>
          </table:table-cell>
          <table:table-cell office:value-type="float" office:value="1212.81" table:style-name="ce51">
            <text:p>1213</text:p>
          </table:table-cell>
          <table:table-cell office:value-type="float" office:value="1268.71" table:style-name="ce51">
            <text:p>126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4T1</text:p>
          </table:table-cell>
          <table:table-cell office:value-type="float" office:value="95.207999999999998" table:style-name="ce5">
            <text:p>95</text:p>
          </table:table-cell>
          <table:table-cell office:value-type="float" office:value="25.93" table:style-name="ce6">
            <text:p>25.9</text:p>
          </table:table-cell>
          <table:table-cell office:value-type="float" office:value="82940" table:style-name="ce5">
            <text:p>82940</text:p>
          </table:table-cell>
          <table:table-cell office:value-type="float" office:value="1593" table:formula="of:=AVERAGE([.J30:.L30])" table:style-name="ce5">
            <text:p>1593</text:p>
          </table:table-cell>
          <table:table-cell office:value-type="float" office:value="1280.5033333333333" table:formula="of:=AVERAGE([.M30:.O30])" table:style-name="ce5">
            <text:p>1281</text:p>
          </table:table-cell>
          <table:table-cell office:value-type="float" office:value="19.616865453023649" table:formula="of:=ABS((([.F30]*100/[.E30])-100)*-1)" table:style-name="ce5">
            <text:p>20</text:p>
          </table:table-cell>
          <table:table-cell office:value-type="float" office:value="16" table:style-name="ce117">
            <text:p>16</text:p>
          </table:table-cell>
          <table:table-cell office:value-type="float" office:value="1623.2866666666666" table:formula="of:=[.E30]+([.F30]-[.F29])" table:style-name="ce5">
            <text:p>1623</text:p>
          </table:table-cell>
          <table:table-cell office:value-type="float" office:value="1603" table:style-name="ce46">
            <text:p>1603</text:p>
          </table:table-cell>
          <table:table-cell office:value-type="float" office:value="1602" table:style-name="ce46">
            <text:p>1602</text:p>
          </table:table-cell>
          <table:table-cell office:value-type="float" office:value="1574" table:style-name="ce47">
            <text:p>1574</text:p>
          </table:table-cell>
          <table:table-cell office:value-type="float" office:value="1312.64" table:style-name="ce51">
            <text:p>1313</text:p>
          </table:table-cell>
          <table:table-cell office:value-type="float" office:value="1230.1199999999999" table:style-name="ce51">
            <text:p>1230</text:p>
          </table:table-cell>
          <table:table-cell office:value-type="float" office:value="1298.75" table:style-name="ce51">
            <text:p>129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4T2</text:p>
          </table:table-cell>
          <table:table-cell office:value-type="float" office:value="96.805000000000007" table:style-name="ce5">
            <text:p>97</text:p>
          </table:table-cell>
          <table:table-cell office:value-type="float" office:value="24.47" table:style-name="ce6">
            <text:p>24.5</text:p>
          </table:table-cell>
          <table:table-cell office:value-type="float" office:value="78814" table:style-name="ce5">
            <text:p>78814</text:p>
          </table:table-cell>
          <table:table-cell office:value-type="float" office:value="1561.6666666666667" table:formula="of:=AVERAGE([.J31:.L31])" table:style-name="ce5">
            <text:p>1562</text:p>
          </table:table-cell>
          <table:table-cell office:value-type="float" office:value="1252.5166666666667" table:formula="of:=AVERAGE([.M31:.O31])" table:style-name="ce5">
            <text:p>1253</text:p>
          </table:table-cell>
          <table:table-cell office:value-type="float" office:value="19.796157950907158" table:formula="of:=ABS((([.F31]*100/[.E31])-100)*-1)" table:style-name="ce5">
            <text:p>20</text:p>
          </table:table-cell>
          <table:table-cell office:value-type="float" office:value="16" table:style-name="ce117">
            <text:p>16</text:p>
          </table:table-cell>
          <table:table-cell office:value-type="float" office:value="1533.68" table:formula="of:=[.E31]+([.F31]-[.F30])" table:style-name="ce5">
            <text:p>1534</text:p>
          </table:table-cell>
          <table:table-cell office:value-type="float" office:value="1555" table:style-name="ce46">
            <text:p>1555</text:p>
          </table:table-cell>
          <table:table-cell office:value-type="float" office:value="1567" table:style-name="ce46">
            <text:p>1567</text:p>
          </table:table-cell>
          <table:table-cell office:value-type="float" office:value="1563" table:style-name="ce47">
            <text:p>1563</text:p>
          </table:table-cell>
          <table:table-cell office:value-type="float" office:value="1236.6099999999999" table:style-name="ce51">
            <text:p>1237</text:p>
          </table:table-cell>
          <table:table-cell office:value-type="float" office:value="1257.8" table:style-name="ce51">
            <text:p>1258</text:p>
          </table:table-cell>
          <table:table-cell office:value-type="float" office:value="1263.1400000000001" table:style-name="ce51">
            <text:p>126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4T3</text:p>
          </table:table-cell>
          <table:table-cell office:value-type="float" office:value="97.001999999999995" table:style-name="ce5">
            <text:p>97</text:p>
          </table:table-cell>
          <table:table-cell office:value-type="float" office:value="23.67" table:style-name="ce6">
            <text:p>23.7</text:p>
          </table:table-cell>
          <table:table-cell office:value-type="float" office:value="79356" table:style-name="ce5">
            <text:p>79356</text:p>
          </table:table-cell>
          <table:table-cell office:value-type="float" office:value="1551.6666666666667" table:formula="of:=AVERAGE([.J32:.L32])" table:style-name="ce5">
            <text:p>1552</text:p>
          </table:table-cell>
          <table:table-cell office:value-type="float" office:value="1221.8433333333335" table:formula="of:=AVERAGE([.M32:.O32])" table:style-name="ce5">
            <text:p>1222</text:p>
          </table:table-cell>
          <table:table-cell office:value-type="float" office:value="21.256068743286789" table:formula="of:=ABS((([.F32]*100/[.E32])-100)*-1)" table:style-name="ce5">
            <text:p>21</text:p>
          </table:table-cell>
          <table:table-cell office:value-type="float" office:value="16" table:style-name="ce117">
            <text:p>16</text:p>
          </table:table-cell>
          <table:table-cell office:value-type="float" office:value="1520.9933333333336" table:formula="of:=[.E32]+([.F32]-[.F31])" table:style-name="ce5">
            <text:p>1521</text:p>
          </table:table-cell>
          <table:table-cell office:value-type="float" office:value="1562" table:style-name="ce46">
            <text:p>1562</text:p>
          </table:table-cell>
          <table:table-cell office:value-type="float" office:value="1550" table:style-name="ce46">
            <text:p>1550</text:p>
          </table:table-cell>
          <table:table-cell office:value-type="float" office:value="1543" table:style-name="ce47">
            <text:p>1543</text:p>
          </table:table-cell>
          <table:table-cell office:value-type="float" office:value="1277.4000000000001" table:style-name="ce51">
            <text:p>1277</text:p>
          </table:table-cell>
          <table:table-cell office:value-type="float" office:value="1166.1099999999999" table:style-name="ce51">
            <text:p>1166</text:p>
          </table:table-cell>
          <table:table-cell office:value-type="float" office:value="1222.02" table:style-name="ce51">
            <text:p>122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4T4</text:p>
          </table:table-cell>
          <table:table-cell office:value-type="float" office:value="97.194000000000003" table:style-name="ce5">
            <text:p>97</text:p>
          </table:table-cell>
          <table:table-cell office:value-type="float" office:value="23.7" table:style-name="ce6">
            <text:p>23.7</text:p>
          </table:table-cell>
          <table:table-cell office:value-type="float" office:value="77720" table:style-name="ce5">
            <text:p>77720</text:p>
          </table:table-cell>
          <table:table-cell office:value-type="float" office:value="1556" table:formula="of:=AVERAGE([.J33:.L33])" table:style-name="ce5">
            <text:p>1556</text:p>
          </table:table-cell>
          <table:table-cell office:value-type="float" office:value="1245.4933333333331" table:formula="of:=AVERAGE([.M33:.O33])" table:style-name="ce5">
            <text:p>1245</text:p>
          </table:table-cell>
          <table:table-cell office:value-type="float" office:value="19.955441302485013" table:formula="of:=ABS((([.F33]*100/[.E33])-100)*-1)" table:style-name="ce5">
            <text:p>20</text:p>
          </table:table-cell>
          <table:table-cell office:value-type="float" office:value="16" table:style-name="ce117">
            <text:p>16</text:p>
          </table:table-cell>
          <table:table-cell office:value-type="float" office:value="1579.6499999999996" table:formula="of:=[.E33]+([.F33]-[.F32])" table:style-name="ce5">
            <text:p>1580</text:p>
          </table:table-cell>
          <table:table-cell office:value-type="float" office:value="1546" table:style-name="ce46">
            <text:p>1546</text:p>
          </table:table-cell>
          <table:table-cell office:value-type="float" office:value="1559" table:style-name="ce46">
            <text:p>1559</text:p>
          </table:table-cell>
          <table:table-cell office:value-type="float" office:value="1563" table:style-name="ce47">
            <text:p>1563</text:p>
          </table:table-cell>
          <table:table-cell office:value-type="float" office:value="1229.83" table:style-name="ce51">
            <text:p>1230</text:p>
          </table:table-cell>
          <table:table-cell office:value-type="float" office:value="1232.74" table:style-name="ce51">
            <text:p>1233</text:p>
          </table:table-cell>
          <table:table-cell office:value-type="float" office:value="1273.9100000000001" table:style-name="ce51">
            <text:p>1274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5T1</text:p>
          </table:table-cell>
          <table:table-cell office:value-type="float" office:value="96.650999999999996" table:style-name="ce5">
            <text:p>97</text:p>
          </table:table-cell>
          <table:table-cell office:value-type="float" office:value="23.78" table:style-name="ce6">
            <text:p>23.8</text:p>
          </table:table-cell>
          <table:table-cell office:value-type="float" office:value="90748" table:style-name="ce5">
            <text:p>90748</text:p>
          </table:table-cell>
          <table:table-cell office:value-type="float" office:value="1551.3333333333333" table:formula="of:=AVERAGE([.J34:.L34])" table:style-name="ce5">
            <text:p>1551</text:p>
          </table:table-cell>
          <table:table-cell office:value-type="float" office:value="1246.6166666666666" table:formula="of:=AVERAGE([.M34:.O34])" table:style-name="ce5">
            <text:p>1247</text:p>
          </table:table-cell>
          <table:table-cell office:value-type="float" office:value="19.642243231628711" table:formula="of:=ABS((([.F34]*100/[.E34])-100)*-1)" table:style-name="ce5">
            <text:p>20</text:p>
          </table:table-cell>
          <table:table-cell office:value-type="float" office:value="16" table:style-name="ce117">
            <text:p>16</text:p>
          </table:table-cell>
          <table:table-cell office:value-type="float" office:value="1552.4566666666667" table:formula="of:=[.E34]+([.F34]-[.F33])" table:style-name="ce5">
            <text:p>1552</text:p>
          </table:table-cell>
          <table:table-cell office:value-type="float" office:value="1554" table:style-name="ce46">
            <text:p>1554</text:p>
          </table:table-cell>
          <table:table-cell office:value-type="float" office:value="1549" table:style-name="ce46">
            <text:p>1549</text:p>
          </table:table-cell>
          <table:table-cell office:value-type="float" office:value="1551" table:style-name="ce47">
            <text:p>1551</text:p>
          </table:table-cell>
          <table:table-cell office:value-type="float" office:value="1277.72" table:style-name="ce51">
            <text:p>1278</text:p>
          </table:table-cell>
          <table:table-cell office:value-type="float" office:value="1225.57" table:style-name="ce51">
            <text:p>1226</text:p>
          </table:table-cell>
          <table:table-cell office:value-type="float" office:value="1236.56" table:style-name="ce51">
            <text:p>1237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5T2</text:p>
          </table:table-cell>
          <table:table-cell office:value-type="float" office:value="100.687" table:style-name="ce5">
            <text:p>101</text:p>
          </table:table-cell>
          <table:table-cell office:value-type="float" office:value="22.37" table:style-name="ce6">
            <text:p>22.4</text:p>
          </table:table-cell>
          <table:table-cell office:value-type="float" office:value="87612" table:style-name="ce5">
            <text:p>87612</text:p>
          </table:table-cell>
          <table:table-cell office:value-type="float" office:value="1549" table:formula="of:=AVERAGE([.J35:.L35])" table:style-name="ce5">
            <text:p>1549</text:p>
          </table:table-cell>
          <table:table-cell office:value-type="float" office:value="1301.2366666666667" table:formula="of:=AVERAGE([.M35:.O35])" table:style-name="ce5">
            <text:p>1301</text:p>
          </table:table-cell>
          <table:table-cell office:value-type="float" office:value="15.995050570260375" table:formula="of:=ABS((([.F35]*100/[.E35])-100)*-1)" table:style-name="ce5">
            <text:p>16</text:p>
          </table:table-cell>
          <table:table-cell office:value-type="float" office:value="16" table:style-name="ce117">
            <text:p>16</text:p>
          </table:table-cell>
          <table:table-cell office:value-type="float" office:value="1603.6200000000001" table:formula="of:=[.E35]+([.F35]-[.F34])" table:style-name="ce5">
            <text:p>1604</text:p>
          </table:table-cell>
          <table:table-cell office:value-type="float" office:value="1548" table:style-name="ce46">
            <text:p>1548</text:p>
          </table:table-cell>
          <table:table-cell office:value-type="float" office:value="1552" table:style-name="ce46">
            <text:p>1552</text:p>
          </table:table-cell>
          <table:table-cell office:value-type="float" office:value="1547" table:style-name="ce47">
            <text:p>1547</text:p>
          </table:table-cell>
          <table:table-cell office:value-type="float" office:value="1307.98" table:style-name="ce51">
            <text:p>1308</text:p>
          </table:table-cell>
          <table:table-cell office:value-type="float" office:value="1280.53" table:style-name="ce51">
            <text:p>1281</text:p>
          </table:table-cell>
          <table:table-cell office:value-type="float" office:value="1315.2" table:style-name="ce51">
            <text:p>1315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5T3</text:p>
          </table:table-cell>
          <table:table-cell office:value-type="float" office:value="101.358" table:style-name="ce5">
            <text:p>101</text:p>
          </table:table-cell>
          <table:table-cell office:value-type="float" office:value="21.18" table:style-name="ce6">
            <text:p>21.2</text:p>
          </table:table-cell>
          <table:table-cell office:value-type="float" office:value="93115" table:style-name="ce5">
            <text:p>93115</text:p>
          </table:table-cell>
          <table:table-cell office:value-type="float" office:value="1530.6666666666667" table:formula="of:=AVERAGE([.J36:.L36])" table:style-name="ce5">
            <text:p>1531</text:p>
          </table:table-cell>
          <table:table-cell office:value-type="float" office:value="1254.8799999999999" table:formula="of:=AVERAGE([.M36:.O36])" table:style-name="ce5">
            <text:p>1255</text:p>
          </table:table-cell>
          <table:table-cell office:value-type="float" office:value="18.017421602787465" table:formula="of:=ABS((([.F36]*100/[.E36])-100)*-1)" table:style-name="ce5">
            <text:p>18</text:p>
          </table:table-cell>
          <table:table-cell office:value-type="float" office:value="16" table:style-name="ce117">
            <text:p>16</text:p>
          </table:table-cell>
          <table:table-cell office:value-type="float" office:value="1484.31" table:formula="of:=[.E36]+([.F36]-[.F35])" table:style-name="ce5">
            <text:p>1484</text:p>
          </table:table-cell>
          <table:table-cell office:value-type="float" office:value="1544" table:style-name="ce46">
            <text:p>1544</text:p>
          </table:table-cell>
          <table:table-cell office:value-type="float" office:value="1526" table:style-name="ce46">
            <text:p>1526</text:p>
          </table:table-cell>
          <table:table-cell office:value-type="float" office:value="1522" table:style-name="ce47">
            <text:p>1522</text:p>
          </table:table-cell>
          <table:table-cell office:value-type="float" office:value="1320.46" table:style-name="ce51">
            <text:p>1320</text:p>
          </table:table-cell>
          <table:table-cell office:value-type="float" office:value="1163.08" table:style-name="ce51">
            <text:p>1163</text:p>
          </table:table-cell>
          <table:table-cell office:value-type="float" office:value="1281.0999999999999" table:style-name="ce51">
            <text:p>1281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5T4</text:p>
          </table:table-cell>
          <table:table-cell office:value-type="float" office:value="101.30500000000001" table:style-name="ce5">
            <text:p>101</text:p>
          </table:table-cell>
          <table:table-cell office:value-type="float" office:value="20.9" table:style-name="ce6">
            <text:p>20.9</text:p>
          </table:table-cell>
          <table:table-cell office:value-type="float" office:value="84081" table:style-name="ce5">
            <text:p>84081</text:p>
          </table:table-cell>
          <table:table-cell office:value-type="float" office:value="1526.3333333333333" table:formula="of:=AVERAGE([.J37:.L37])" table:style-name="ce5">
            <text:p>1526</text:p>
          </table:table-cell>
          <table:table-cell office:value-type="float" office:value="1283.5133333333333" table:formula="of:=AVERAGE([.M37:.O37])" table:style-name="ce5">
            <text:p>1284</text:p>
          </table:table-cell>
          <table:table-cell office:value-type="float" office:value="15.908713692946051" table:formula="of:=ABS((([.F37]*100/[.E37])-100)*-1)" table:style-name="ce5">
            <text:p>16</text:p>
          </table:table-cell>
          <table:table-cell office:value-type="float" office:value="16" table:style-name="ce117">
            <text:p>16</text:p>
          </table:table-cell>
          <table:table-cell office:value-type="float" office:value="1554.9666666666667" table:formula="of:=[.E37]+([.F37]-[.F36])" table:style-name="ce5">
            <text:p>1555</text:p>
          </table:table-cell>
          <table:table-cell office:value-type="float" office:value="1525" table:style-name="ce46">
            <text:p>1525</text:p>
          </table:table-cell>
          <table:table-cell office:value-type="float" office:value="1526" table:style-name="ce46">
            <text:p>1526</text:p>
          </table:table-cell>
          <table:table-cell office:value-type="float" office:value="1528" table:style-name="ce47">
            <text:p>1528</text:p>
          </table:table-cell>
          <table:table-cell office:value-type="float" office:value="1255.8900000000001" table:style-name="ce51">
            <text:p>1256</text:p>
          </table:table-cell>
          <table:table-cell office:value-type="float" office:value="1281.94" table:style-name="ce51">
            <text:p>1282</text:p>
          </table:table-cell>
          <table:table-cell office:value-type="float" office:value="1312.71" table:style-name="ce51">
            <text:p>1313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6T1</text:p>
          </table:table-cell>
          <table:table-cell office:value-type="float" office:value="102.77500000000001" table:style-name="ce5">
            <text:p>103</text:p>
          </table:table-cell>
          <table:table-cell office:value-type="float" office:value="21" table:style-name="ce6">
            <text:p>21.0</text:p>
          </table:table-cell>
          <table:table-cell office:value-type="float" office:value="99620" table:style-name="ce5">
            <text:p>99620</text:p>
          </table:table-cell>
          <table:table-cell office:value-type="float" office:value="1525.6666666666667" table:formula="of:=AVERAGE([.J38:.L38])" table:style-name="ce5">
            <text:p>1526</text:p>
          </table:table-cell>
          <table:table-cell office:value-type="float" office:value="1299.5466666666664" table:formula="of:=AVERAGE([.M38:.O38])" table:style-name="ce5">
            <text:p>1300</text:p>
          </table:table-cell>
          <table:table-cell office:value-type="float" office:value="14.821061830893612" table:formula="of:=ABS((([.F38]*100/[.E38])-100)*-1)" table:style-name="ce5">
            <text:p>15</text:p>
          </table:table-cell>
          <table:table-cell office:value-type="float" office:value="16" table:style-name="ce117">
            <text:p>16</text:p>
          </table:table-cell>
          <table:table-cell office:value-type="float" office:value="1541.6999999999998" table:formula="of:=[.E38]+([.F38]-[.F37])" table:style-name="ce5">
            <text:p>1542</text:p>
          </table:table-cell>
          <table:table-cell office:value-type="float" office:value="1524" table:style-name="ce46">
            <text:p>1524</text:p>
          </table:table-cell>
          <table:table-cell office:value-type="float" office:value="1526" table:style-name="ce46">
            <text:p>1526</text:p>
          </table:table-cell>
          <table:table-cell office:value-type="float" office:value="1527" table:style-name="ce47">
            <text:p>1527</text:p>
          </table:table-cell>
          <table:table-cell office:value-type="float" office:value="1331.29" table:style-name="ce51">
            <text:p>1331</text:p>
          </table:table-cell>
          <table:table-cell office:value-type="float" office:value="1273.03" table:style-name="ce51">
            <text:p>1273</text:p>
          </table:table-cell>
          <table:table-cell office:value-type="float" office:value="1294.32" table:style-name="ce51">
            <text:p>1294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6T2</text:p>
          </table:table-cell>
          <table:table-cell office:value-type="float" office:value="104.601" table:style-name="ce5">
            <text:p>105</text:p>
          </table:table-cell>
          <table:table-cell office:value-type="float" office:value="20" table:style-name="ce6">
            <text:p>20.0</text:p>
          </table:table-cell>
          <table:table-cell office:value-type="float" office:value="108662" table:style-name="ce5">
            <text:p>108662</text:p>
          </table:table-cell>
          <table:table-cell office:value-type="float" office:value="1518.3333333333333" table:formula="of:=AVERAGE([.J39:.L39])" table:style-name="ce5">
            <text:p>1518</text:p>
          </table:table-cell>
          <table:table-cell office:value-type="float" office:value="1319.3233333333335" table:formula="of:=AVERAGE([.M39:.O39])" table:style-name="ce5">
            <text:p>1319</text:p>
          </table:table-cell>
          <table:table-cell office:value-type="float" office:value="13.107135016465406" table:formula="of:=ABS((([.F39]*100/[.E39])-100)*-1)" table:style-name="ce5">
            <text:p>13</text:p>
          </table:table-cell>
          <table:table-cell office:value-type="float" office:value="16" table:style-name="ce117">
            <text:p>16</text:p>
          </table:table-cell>
          <table:table-cell office:value-type="float" office:value="1538.1100000000004" table:formula="of:=[.E39]+([.F39]-[.F38])" table:style-name="ce5">
            <text:p>1538</text:p>
          </table:table-cell>
          <table:table-cell office:value-type="float" office:value="1524" table:style-name="ce46">
            <text:p>1524</text:p>
          </table:table-cell>
          <table:table-cell office:value-type="float" office:value="1516" table:style-name="ce46">
            <text:p>1516</text:p>
          </table:table-cell>
          <table:table-cell office:value-type="float" office:value="1515" table:style-name="ce47">
            <text:p>1515</text:p>
          </table:table-cell>
          <table:table-cell office:value-type="float" office:value="1304.6600000000001" table:style-name="ce51">
            <text:p>1305</text:p>
          </table:table-cell>
          <table:table-cell office:value-type="float" office:value="1313.93" table:style-name="ce51">
            <text:p>1314</text:p>
          </table:table-cell>
          <table:table-cell office:value-type="float" office:value="1339.38" table:style-name="ce51">
            <text:p>1339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6T3</text:p>
          </table:table-cell>
          <table:table-cell office:value-type="float" office:value="105.431" table:style-name="ce5">
            <text:p>105</text:p>
          </table:table-cell>
          <table:table-cell office:value-type="float" office:value="18.91" table:style-name="ce6">
            <text:p>18.9</text:p>
          </table:table-cell>
          <table:table-cell office:value-type="float" office:value="103640" table:style-name="ce5">
            <text:p>103640</text:p>
          </table:table-cell>
          <table:table-cell office:value-type="float" office:value="1506" table:formula="of:=AVERAGE([.J40:.L40])" table:style-name="ce5">
            <text:p>1506</text:p>
          </table:table-cell>
          <table:table-cell office:value-type="float" office:value="1265.42" table:formula="of:=AVERAGE([.M40:.O40])" table:style-name="ce5">
            <text:p>1265</text:p>
          </table:table-cell>
          <table:table-cell office:value-type="float" office:value="15.974767596281538" table:formula="of:=ABS((([.F40]*100/[.E40])-100)*-1)" table:style-name="ce5">
            <text:p>16</text:p>
          </table:table-cell>
          <table:table-cell office:value-type="float" office:value="16" table:style-name="ce117">
            <text:p>16</text:p>
          </table:table-cell>
          <table:table-cell office:value-type="float" office:value="1452.0966666666666" table:formula="of:=[.E40]+([.F40]-[.F39])" table:style-name="ce5">
            <text:p>1452</text:p>
          </table:table-cell>
          <table:table-cell office:value-type="float" office:value="1509" table:style-name="ce46">
            <text:p>1509</text:p>
          </table:table-cell>
          <table:table-cell office:value-type="float" office:value="1512" table:style-name="ce46">
            <text:p>1512</text:p>
          </table:table-cell>
          <table:table-cell office:value-type="float" office:value="1497" table:style-name="ce47">
            <text:p>1497</text:p>
          </table:table-cell>
          <table:table-cell office:value-type="float" office:value="1340.07" table:style-name="ce51">
            <text:p>1340</text:p>
          </table:table-cell>
          <table:table-cell office:value-type="float" office:value="1156.1600000000001" table:style-name="ce51">
            <text:p>1156</text:p>
          </table:table-cell>
          <table:table-cell office:value-type="float" office:value="1300.03" table:style-name="ce51">
            <text:p>1300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6T4</text:p>
          </table:table-cell>
          <table:table-cell office:value-type="float" office:value="105.848" table:style-name="ce5">
            <text:p>106</text:p>
          </table:table-cell>
          <table:table-cell office:value-type="float" office:value="18.63" table:style-name="ce6">
            <text:p>18.6</text:p>
          </table:table-cell>
          <table:table-cell office:value-type="float" office:value="93463" table:style-name="ce5">
            <text:p>93463</text:p>
          </table:table-cell>
          <table:table-cell office:value-type="float" office:value="1507.6666666666667" table:formula="of:=AVERAGE([.J41:.L41])" table:style-name="ce5">
            <text:p>1508</text:p>
          </table:table-cell>
          <table:table-cell office:value-type="float" office:value="1332.8966666666668" table:formula="of:=AVERAGE([.M41:.O41])" table:style-name="ce5">
            <text:p>1333</text:p>
          </table:table-cell>
          <table:table-cell office:value-type="float" office:value="11.592084899403048" table:formula="of:=ABS((([.F41]*100/[.E41])-100)*-1)" table:style-name="ce5">
            <text:p>12</text:p>
          </table:table-cell>
          <table:table-cell office:value-type="float" office:value="16" table:style-name="ce117">
            <text:p>16</text:p>
          </table:table-cell>
          <table:table-cell office:value-type="float" office:value="1575.1433333333334" table:formula="of:=[.E41]+([.F41]-[.F40])" table:style-name="ce5">
            <text:p>1575</text:p>
          </table:table-cell>
          <table:table-cell office:value-type="float" office:value="1496" table:style-name="ce46">
            <text:p>1496</text:p>
          </table:table-cell>
          <table:table-cell office:value-type="float" office:value="1506" table:style-name="ce46">
            <text:p>1506</text:p>
          </table:table-cell>
          <table:table-cell office:value-type="float" office:value="1521" table:style-name="ce47">
            <text:p>1521</text:p>
          </table:table-cell>
          <table:table-cell office:value-type="float" office:value="1341.26" table:style-name="ce51">
            <text:p>1341</text:p>
          </table:table-cell>
          <table:table-cell office:value-type="float" office:value="1299.7" table:style-name="ce51">
            <text:p>1300</text:p>
          </table:table-cell>
          <table:table-cell office:value-type="float" office:value="1357.73" table:style-name="ce51">
            <text:p>1358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7T1</text:p>
          </table:table-cell>
          <table:table-cell office:value-type="float" office:value="108.239" table:style-name="ce5">
            <text:p>108</text:p>
          </table:table-cell>
          <table:table-cell office:value-type="float" office:value="18.75" table:style-name="ce6">
            <text:p>18.8</text:p>
          </table:table-cell>
          <table:table-cell office:value-type="float" office:value="114965" table:style-name="ce5">
            <text:p>114965</text:p>
          </table:table-cell>
          <table:table-cell office:value-type="float" office:value="1525.3333333333333" table:formula="of:=AVERAGE([.J42:.L42])" table:style-name="ce5">
            <text:p>1525</text:p>
          </table:table-cell>
          <table:table-cell office:value-type="float" office:value="1354.97" table:formula="of:=AVERAGE([.M42:.O42])" table:style-name="ce5">
            <text:p>1355</text:p>
          </table:table-cell>
          <table:table-cell office:value-type="float" office:value="11.168924825174827" table:formula="of:=ABS((([.F42]*100/[.E42])-100)*-1)" table:style-name="ce5">
            <text:p>11</text:p>
          </table:table-cell>
          <table:table-cell office:value-type="float" office:value="16" table:style-name="ce117">
            <text:p>16</text:p>
          </table:table-cell>
          <table:table-cell office:value-type="float" office:value="1547.4066666666665" table:formula="of:=[.E42]+([.F42]-[.F41])" table:style-name="ce5">
            <text:p>1547</text:p>
          </table:table-cell>
          <table:table-cell office:value-type="float" office:value="1524" table:style-name="ce46">
            <text:p>1524</text:p>
          </table:table-cell>
          <table:table-cell office:value-type="float" office:value="1522" table:style-name="ce46">
            <text:p>1522</text:p>
          </table:table-cell>
          <table:table-cell office:value-type="float" office:value="1530" table:style-name="ce47">
            <text:p>1530</text:p>
          </table:table-cell>
          <table:table-cell office:value-type="float" office:value="1368.55" table:style-name="ce51">
            <text:p>1369</text:p>
          </table:table-cell>
          <table:table-cell office:value-type="float" office:value="1349.41" table:style-name="ce51">
            <text:p>1349</text:p>
          </table:table-cell>
          <table:table-cell office:value-type="float" office:value="1346.95" table:style-name="ce51">
            <text:p>1347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7T2</text:p>
          </table:table-cell>
          <table:table-cell office:value-type="float" office:value="110.41" table:style-name="ce5">
            <text:p>110</text:p>
          </table:table-cell>
          <table:table-cell office:value-type="float" office:value="17.22" table:style-name="ce6">
            <text:p>17.2</text:p>
          </table:table-cell>
          <table:table-cell office:value-type="float" office:value="121395" table:style-name="ce5">
            <text:p>121395</text:p>
          </table:table-cell>
          <table:table-cell office:value-type="float" office:value="1538.3333333333333" table:formula="of:=AVERAGE([.J43:.L43])" table:style-name="ce5">
            <text:p>1538</text:p>
          </table:table-cell>
          <table:table-cell office:value-type="float" office:value="1390.4066666666668" table:formula="of:=AVERAGE([.M43:.O43])" table:style-name="ce5">
            <text:p>1390</text:p>
          </table:table-cell>
          <table:table-cell office:value-type="float" office:value="9.6160346695557735" table:formula="of:=ABS((([.F43]*100/[.E43])-100)*-1)" table:style-name="ce5">
            <text:p>10</text:p>
          </table:table-cell>
          <table:table-cell office:value-type="float" office:value="16" table:style-name="ce117">
            <text:p>16</text:p>
          </table:table-cell>
          <table:table-cell office:value-type="float" office:value="1573.77" table:formula="of:=[.E43]+([.F43]-[.F42])" table:style-name="ce5">
            <text:p>1574</text:p>
          </table:table-cell>
          <table:table-cell office:value-type="float" office:value="1537" table:style-name="ce46">
            <text:p>1537</text:p>
          </table:table-cell>
          <table:table-cell office:value-type="float" office:value="1535" table:style-name="ce46">
            <text:p>1535</text:p>
          </table:table-cell>
          <table:table-cell office:value-type="float" office:value="1543" table:style-name="ce47">
            <text:p>1543</text:p>
          </table:table-cell>
          <table:table-cell office:value-type="float" office:value="1411.97" table:style-name="ce51">
            <text:p>1412</text:p>
          </table:table-cell>
          <table:table-cell office:value-type="float" office:value="1363.87" table:style-name="ce51">
            <text:p>1364</text:p>
          </table:table-cell>
          <table:table-cell office:value-type="float" office:value="1395.38" table:style-name="ce51">
            <text:p>1395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7T3</text:p>
          </table:table-cell>
          <table:table-cell office:value-type="float" office:value="112.44199999999999" table:style-name="ce5">
            <text:p>112</text:p>
          </table:table-cell>
          <table:table-cell office:value-type="float" office:value="16.38" table:style-name="ce6">
            <text:p>16.4</text:p>
          </table:table-cell>
          <table:table-cell office:value-type="float" office:value="120069" table:style-name="ce5">
            <text:p>120069</text:p>
          </table:table-cell>
          <table:table-cell office:value-type="float" office:value="1549.6666666666667" table:formula="of:=AVERAGE([.J44:.L44])" table:style-name="ce5">
            <text:p>1550</text:p>
          </table:table-cell>
          <table:table-cell office:value-type="float" office:value="1353.1233333333332" table:formula="of:=AVERAGE([.M44:.O44])" table:style-name="ce5">
            <text:p>1353</text:p>
          </table:table-cell>
          <table:table-cell office:value-type="float" office:value="12.68294256829428" table:formula="of:=ABS((([.F44]*100/[.E44])-100)*-1)" table:style-name="ce5">
            <text:p>13</text:p>
          </table:table-cell>
          <table:table-cell office:value-type="float" office:value="16" table:style-name="ce117">
            <text:p>16</text:p>
          </table:table-cell>
          <table:table-cell office:value-type="float" office:value="1512.3833333333332" table:formula="of:=[.E44]+([.F44]-[.F43])" table:style-name="ce5">
            <text:p>1512</text:p>
          </table:table-cell>
          <table:table-cell office:value-type="float" office:value="1564" table:style-name="ce46">
            <text:p>1564</text:p>
          </table:table-cell>
          <table:table-cell office:value-type="float" office:value="1551" table:style-name="ce46">
            <text:p>1551</text:p>
          </table:table-cell>
          <table:table-cell office:value-type="float" office:value="1534" table:style-name="ce47">
            <text:p>1534</text:p>
          </table:table-cell>
          <table:table-cell office:value-type="float" office:value="1440.58" table:style-name="ce51">
            <text:p>1441</text:p>
          </table:table-cell>
          <table:table-cell office:value-type="float" office:value="1225.26" table:style-name="ce51">
            <text:p>1225</text:p>
          </table:table-cell>
          <table:table-cell office:value-type="float" office:value="1393.53" table:style-name="ce51">
            <text:p>1394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7T4</text:p>
          </table:table-cell>
          <table:table-cell office:value-type="float" office:value="113.45699999999999" table:style-name="ce5">
            <text:p>113</text:p>
          </table:table-cell>
          <table:table-cell office:value-type="float" office:value="16.55" table:style-name="ce6">
            <text:p>16.6</text:p>
          </table:table-cell>
          <table:table-cell office:value-type="float" office:value="111215" table:style-name="ce5">
            <text:p>111215</text:p>
          </table:table-cell>
          <table:table-cell office:value-type="float" office:value="1552" table:formula="of:=AVERAGE([.J45:.L45])" table:style-name="ce5">
            <text:p>1552</text:p>
          </table:table-cell>
          <table:table-cell office:value-type="float" office:value="1369.5666666666666" table:formula="of:=AVERAGE([.M45:.O45])" table:style-name="ce5">
            <text:p>1370</text:p>
          </table:table-cell>
          <table:table-cell office:value-type="float" office:value="11.754725085910664" table:formula="of:=ABS((([.F45]*100/[.E45])-100)*-1)" table:style-name="ce5">
            <text:p>12</text:p>
          </table:table-cell>
          <table:table-cell office:value-type="float" office:value="16" table:style-name="ce117">
            <text:p>16</text:p>
          </table:table-cell>
          <table:table-cell office:value-type="float" office:value="1568.4433333333334" table:formula="of:=[.E45]+([.F45]-[.F44])" table:style-name="ce5">
            <text:p>1568</text:p>
          </table:table-cell>
          <table:table-cell office:value-type="float" office:value="1544" table:style-name="ce46">
            <text:p>1544</text:p>
          </table:table-cell>
          <table:table-cell office:value-type="float" office:value="1555" table:style-name="ce46">
            <text:p>1555</text:p>
          </table:table-cell>
          <table:table-cell office:value-type="float" office:value="1557" table:style-name="ce47">
            <text:p>1557</text:p>
          </table:table-cell>
          <table:table-cell office:value-type="float" office:value="1371.99" table:style-name="ce51">
            <text:p>1372</text:p>
          </table:table-cell>
          <table:table-cell office:value-type="float" office:value="1356.08" table:style-name="ce51">
            <text:p>1356</text:p>
          </table:table-cell>
          <table:table-cell office:value-type="float" office:value="1380.63" table:style-name="ce51">
            <text:p>1381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8T1</text:p>
          </table:table-cell>
          <table:table-cell office:value-type="float" office:value="114.994" table:style-name="ce5">
            <text:p>115</text:p>
          </table:table-cell>
          <table:table-cell office:value-type="float" office:value="16.739999999999998" table:style-name="ce6">
            <text:p>16.7</text:p>
          </table:table-cell>
          <table:table-cell office:value-type="float" office:value="129164" table:style-name="ce5">
            <text:p>129164</text:p>
          </table:table-cell>
          <table:table-cell office:value-type="float" office:value="1589" table:formula="of:=AVERAGE([.J46:.L46])" table:style-name="ce5">
            <text:p>1589</text:p>
          </table:table-cell>
          <table:table-cell office:value-type="float" office:value="1372.1333333333332" table:formula="of:=AVERAGE([.M46:.O46])" table:style-name="ce5">
            <text:p>1372</text:p>
          </table:table-cell>
          <table:table-cell office:value-type="float" office:value="13.64799664359137" table:formula="of:=ABS((([.F46]*100/[.E46])-100)*-1)" table:style-name="ce5">
            <text:p>14</text:p>
          </table:table-cell>
          <table:table-cell office:value-type="float" office:value="16" table:style-name="ce117">
            <text:p>16</text:p>
          </table:table-cell>
          <table:table-cell office:value-type="float" office:value="1591.5666666666666" table:formula="of:=[.E46]+([.F46]-[.F45])" table:style-name="ce5">
            <text:p>1592</text:p>
          </table:table-cell>
          <table:table-cell office:value-type="float" office:value="1570" table:style-name="ce46">
            <text:p>1570</text:p>
          </table:table-cell>
          <table:table-cell office:value-type="float" office:value="1590" table:style-name="ce46">
            <text:p>1590</text:p>
          </table:table-cell>
          <table:table-cell office:value-type="float" office:value="1607" table:style-name="ce47">
            <text:p>1607</text:p>
          </table:table-cell>
          <table:table-cell office:value-type="float" office:value="1388.17" table:style-name="ce51">
            <text:p>1388</text:p>
          </table:table-cell>
          <table:table-cell office:value-type="float" office:value="1363.29" table:style-name="ce51">
            <text:p>1363</text:p>
          </table:table-cell>
          <table:table-cell office:value-type="float" office:value="1364.94" table:style-name="ce51">
            <text:p>1365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8T2</text:p>
          </table:table-cell>
          <table:table-cell office:value-type="float" office:value="117.941" table:style-name="ce5">
            <text:p>118</text:p>
          </table:table-cell>
          <table:table-cell office:value-type="float" office:value="15.28" table:style-name="ce6">
            <text:p>15.3</text:p>
          </table:table-cell>
          <table:table-cell office:value-type="float" office:value="134405" table:style-name="ce5">
            <text:p>134405</text:p>
          </table:table-cell>
          <table:table-cell office:value-type="float" office:value="1622" table:formula="of:=AVERAGE([.J47:.L47])" table:style-name="ce5">
            <text:p>1622</text:p>
          </table:table-cell>
          <table:table-cell office:value-type="float" office:value="1413.0166666666667" table:formula="of:=AVERAGE([.M47:.O47])" table:style-name="ce5">
            <text:p>1413</text:p>
          </table:table-cell>
          <table:table-cell office:value-type="float" office:value="12.88429921907111" table:formula="of:=ABS((([.F47]*100/[.E47])-100)*-1)" table:style-name="ce5">
            <text:p>13</text:p>
          </table:table-cell>
          <table:table-cell office:value-type="float" office:value="16" table:style-name="ce117">
            <text:p>16</text:p>
          </table:table-cell>
          <table:table-cell office:value-type="float" office:value="1662.8833333333334" table:formula="of:=[.E47]+([.F47]-[.F46])" table:style-name="ce5">
            <text:p>1663</text:p>
          </table:table-cell>
          <table:table-cell office:value-type="float" office:value="1612" table:style-name="ce46">
            <text:p>1612</text:p>
          </table:table-cell>
          <table:table-cell office:value-type="float" office:value="1619" table:style-name="ce46">
            <text:p>1619</text:p>
          </table:table-cell>
          <table:table-cell office:value-type="float" office:value="1635" table:style-name="ce47">
            <text:p>1635</text:p>
          </table:table-cell>
          <table:table-cell office:value-type="float" office:value="1431.43" table:style-name="ce51">
            <text:p>1431</text:p>
          </table:table-cell>
          <table:table-cell office:value-type="float" office:value="1386.2" table:style-name="ce51">
            <text:p>1386</text:p>
          </table:table-cell>
          <table:table-cell office:value-type="float" office:value="1421.42" table:style-name="ce51">
            <text:p>1421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8T3</text:p>
          </table:table-cell>
          <table:table-cell office:value-type="float" office:value="120.491" table:style-name="ce5">
            <text:p>120</text:p>
          </table:table-cell>
          <table:table-cell office:value-type="float" office:value="14.55" table:style-name="ce6">
            <text:p>14.6</text:p>
          </table:table-cell>
          <table:table-cell office:value-type="float" office:value="134156" table:style-name="ce5">
            <text:p>134156</text:p>
          </table:table-cell>
          <table:table-cell office:value-type="float" office:value="1659" table:formula="of:=AVERAGE([.J48:.L48])" table:style-name="ce5">
            <text:p>1659</text:p>
          </table:table-cell>
          <table:table-cell office:value-type="float" office:value="1403.5733333333335" table:formula="of:=AVERAGE([.M48:.O48])" table:style-name="ce5">
            <text:p>1404</text:p>
          </table:table-cell>
          <table:table-cell office:value-type="float" office:value="15.396423548322275" table:formula="of:=ABS((([.F48]*100/[.E48])-100)*-1)" table:style-name="ce5">
            <text:p>15</text:p>
          </table:table-cell>
          <table:table-cell office:value-type="float" office:value="16" table:style-name="ce117">
            <text:p>16</text:p>
          </table:table-cell>
          <table:table-cell office:value-type="float" office:value="1649.5566666666668" table:formula="of:=[.E48]+([.F48]-[.F47])" table:style-name="ce5">
            <text:p>1650</text:p>
          </table:table-cell>
          <table:table-cell office:value-type="float" office:value="1650" table:style-name="ce46">
            <text:p>1650</text:p>
          </table:table-cell>
          <table:table-cell office:value-type="float" office:value="1661" table:style-name="ce46">
            <text:p>1661</text:p>
          </table:table-cell>
          <table:table-cell office:value-type="float" office:value="1666" table:style-name="ce47">
            <text:p>1666</text:p>
          </table:table-cell>
          <table:table-cell office:value-type="float" office:value="1468" table:style-name="ce51">
            <text:p>1468</text:p>
          </table:table-cell>
          <table:table-cell office:value-type="float" office:value="1284.31" table:style-name="ce51">
            <text:p>1284</text:p>
          </table:table-cell>
          <table:table-cell office:value-type="float" office:value="1458.41" table:style-name="ce51">
            <text:p>1458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18T4</text:p>
          </table:table-cell>
          <table:table-cell office:value-type="float" office:value="120.95399999999999" table:style-name="ce5">
            <text:p>121</text:p>
          </table:table-cell>
          <table:table-cell office:value-type="float" office:value="14.45" table:style-name="ce6">
            <text:p>14.5</text:p>
          </table:table-cell>
          <table:table-cell office:value-type="float" office:value="120259" table:style-name="ce5">
            <text:p>120259</text:p>
          </table:table-cell>
          <table:table-cell office:value-type="float" office:value="1678.3333333333333" table:formula="of:=AVERAGE([.J49:.L49])" table:style-name="ce5">
            <text:p>1678</text:p>
          </table:table-cell>
          <table:table-cell office:value-type="float" office:value="1422.2366666666667" table:formula="of:=AVERAGE([.M49:.O49])" table:style-name="ce5">
            <text:p>1422</text:p>
          </table:table-cell>
          <table:table-cell office:value-type="float" office:value="15.258987090367427" table:formula="of:=ABS((([.F49]*100/[.E49])-100)*-1)" table:style-name="ce5">
            <text:p>15</text:p>
          </table:table-cell>
          <table:table-cell office:value-type="float" office:value="16" table:style-name="ce117">
            <text:p>16</text:p>
          </table:table-cell>
          <table:table-cell office:value-type="float" office:value="1696.9966666666664" table:formula="of:=[.E49]+([.F49]-[.F48])" table:style-name="ce5">
            <text:p>1697</text:p>
          </table:table-cell>
          <table:table-cell office:value-type="float" office:value="1666" table:style-name="ce46">
            <text:p>1666</text:p>
          </table:table-cell>
          <table:table-cell office:value-type="float" office:value="1684" table:style-name="ce46">
            <text:p>1684</text:p>
          </table:table-cell>
          <table:table-cell office:value-type="float" office:value="1685" table:style-name="ce47">
            <text:p>1685</text:p>
          </table:table-cell>
          <table:table-cell office:value-type="float" office:value="1396.47" table:style-name="ce51">
            <text:p>1396</text:p>
          </table:table-cell>
          <table:table-cell office:value-type="float" office:value="1411.77" table:style-name="ce51">
            <text:p>1412</text:p>
          </table:table-cell>
          <table:table-cell office:value-type="float" office:value="1458.47" table:style-name="ce51">
            <text:p>1458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9T1</text:p>
          </table:table-cell>
          <table:table-cell office:value-type="float" office:value="122.758" table:style-name="ce5">
            <text:p>123</text:p>
          </table:table-cell>
          <table:table-cell office:value-type="float" office:value="14.7" table:style-name="ce6">
            <text:p>14.7</text:p>
          </table:table-cell>
          <table:table-cell office:value-type="float" office:value="135031" table:style-name="ce5">
            <text:p>135031</text:p>
          </table:table-cell>
          <table:table-cell office:value-type="float" office:value="1694.3333333333333" table:formula="of:=AVERAGE([.J50:.L50])" table:style-name="ce5">
            <text:p>1694</text:p>
          </table:table-cell>
          <table:table-cell office:value-type="float" office:value="1421.96" table:formula="of:=AVERAGE([.M50:.O50])" table:style-name="ce5">
            <text:p>1422</text:p>
          </table:table-cell>
          <table:table-cell office:value-type="float" office:value="16.07554593743852" table:formula="of:=ABS((([.F50]*100/[.E50])-100)*-1)" table:style-name="ce5">
            <text:p>16</text:p>
          </table:table-cell>
          <table:table-cell office:value-type="float" office:value="16" table:style-name="ce117">
            <text:p>16</text:p>
          </table:table-cell>
          <table:table-cell office:value-type="float" office:value="1694.0566666666666" table:formula="of:=[.E50]+([.F50]-[.F49])" table:style-name="ce5">
            <text:p>1694</text:p>
          </table:table-cell>
          <table:table-cell office:value-type="float" office:value="1686" table:style-name="ce46">
            <text:p>1686</text:p>
          </table:table-cell>
          <table:table-cell office:value-type="float" office:value="1694" table:style-name="ce46">
            <text:p>1694</text:p>
          </table:table-cell>
          <table:table-cell office:value-type="float" office:value="1703" table:style-name="ce47">
            <text:p>1703</text:p>
          </table:table-cell>
          <table:table-cell office:value-type="float" office:value="1452.43" table:style-name="ce51">
            <text:p>1452</text:p>
          </table:table-cell>
          <table:table-cell office:value-type="float" office:value="1386.39" table:style-name="ce51">
            <text:p>1386</text:p>
          </table:table-cell>
          <table:table-cell office:value-type="float" office:value="1427.06" table:style-name="ce51">
            <text:p>1427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9T2</text:p>
          </table:table-cell>
          <table:table-cell office:value-type="float" office:value="124.175" table:style-name="ce5">
            <text:p>124</text:p>
          </table:table-cell>
          <table:table-cell office:value-type="float" office:value="14.02" table:style-name="ce6">
            <text:p>14.0</text:p>
          </table:table-cell>
          <table:table-cell office:value-type="float" office:value="130987" table:style-name="ce5">
            <text:p>130987</text:p>
          </table:table-cell>
          <table:table-cell office:value-type="float" office:value="1718" table:formula="of:=AVERAGE([.J51:.L51])" table:style-name="ce5">
            <text:p>1718</text:p>
          </table:table-cell>
          <table:table-cell office:value-type="float" office:value="1425.34" table:formula="of:=AVERAGE([.M51:.O51])" table:style-name="ce5">
            <text:p>1425</text:p>
          </table:table-cell>
          <table:table-cell office:value-type="float" office:value="17.034924330617002" table:formula="of:=ABS((([.F51]*100/[.E51])-100)*-1)" table:style-name="ce5">
            <text:p>17</text:p>
          </table:table-cell>
          <table:table-cell office:value-type="float" office:value="16" table:style-name="ce117">
            <text:p>16</text:p>
          </table:table-cell>
          <table:table-cell office:value-type="float" office:value="1721.3799999999999" table:formula="of:=[.E51]+([.F51]-[.F50])" table:style-name="ce5">
            <text:p>1721</text:p>
          </table:table-cell>
          <table:table-cell office:value-type="float" office:value="1709" table:style-name="ce46">
            <text:p>1709</text:p>
          </table:table-cell>
          <table:table-cell office:value-type="float" office:value="1712" table:style-name="ce46">
            <text:p>1712</text:p>
          </table:table-cell>
          <table:table-cell office:value-type="float" office:value="1733" table:style-name="ce47">
            <text:p>1733</text:p>
          </table:table-cell>
          <table:table-cell office:value-type="float" office:value="1417.99" table:style-name="ce51">
            <text:p>1418</text:p>
          </table:table-cell>
          <table:table-cell office:value-type="float" office:value="1408.33" table:style-name="ce51">
            <text:p>1408</text:p>
          </table:table-cell>
          <table:table-cell office:value-type="float" office:value="1449.7" table:style-name="ce51">
            <text:p>145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9T3</text:p>
          </table:table-cell>
          <table:table-cell office:value-type="float" office:value="126.13500000000001" table:style-name="ce5">
            <text:p>126</text:p>
          </table:table-cell>
          <table:table-cell office:value-type="float" office:value="13.92" table:style-name="ce6">
            <text:p>13.9</text:p>
          </table:table-cell>
          <table:table-cell office:value-type="float" office:value="121256" table:style-name="ce5">
            <text:p>121256</text:p>
          </table:table-cell>
          <table:table-cell office:value-type="float" office:value="1740.6666666666667" table:formula="of:=AVERAGE([.J52:.L52])" table:style-name="ce5">
            <text:p>1741</text:p>
          </table:table-cell>
          <table:table-cell office:value-type="float" office:value="1449.3566666666666" table:formula="of:=AVERAGE([.M52:.O52])" table:style-name="ce5">
            <text:p>1449</text:p>
          </table:table-cell>
          <table:table-cell office:value-type="float" office:value="16.735541937954821" table:formula="of:=ABS((([.F52]*100/[.E52])-100)*-1)" table:style-name="ce5">
            <text:p>17</text:p>
          </table:table-cell>
          <table:table-cell office:value-type="float" office:value="16" table:style-name="ce117">
            <text:p>16</text:p>
          </table:table-cell>
          <table:table-cell office:value-type="float" office:value="1764.6833333333334" table:formula="of:=[.E52]+([.F52]-[.F51])" table:style-name="ce5">
            <text:p>1765</text:p>
          </table:table-cell>
          <table:table-cell office:value-type="float" office:value="1738" table:style-name="ce46">
            <text:p>1738</text:p>
          </table:table-cell>
          <table:table-cell office:value-type="float" office:value="1749" table:style-name="ce46">
            <text:p>1749</text:p>
          </table:table-cell>
          <table:table-cell office:value-type="float" office:value="1735" table:style-name="ce47">
            <text:p>1735</text:p>
          </table:table-cell>
          <table:table-cell office:value-type="float" office:value="1519.39" table:style-name="ce51">
            <text:p>1519</text:p>
          </table:table-cell>
          <table:table-cell office:value-type="float" office:value="1370.26" table:style-name="ce51">
            <text:p>1370</text:p>
          </table:table-cell>
          <table:table-cell office:value-type="float" office:value="1458.42" table:style-name="ce51">
            <text:p>1458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19T4</text:p>
          </table:table-cell>
          <table:table-cell office:value-type="float" office:value="125.32" table:style-name="ce5">
            <text:p>125</text:p>
          </table:table-cell>
          <table:table-cell office:value-type="float" office:value="13.78" table:style-name="ce6">
            <text:p>13.8</text:p>
          </table:table-cell>
          <table:table-cell office:value-type="float" office:value="116272" table:style-name="ce5">
            <text:p>116272</text:p>
          </table:table-cell>
          <table:table-cell office:value-type="float" office:value="1755" table:formula="of:=AVERAGE([.J53:.L53])" table:style-name="ce5">
            <text:p>1755</text:p>
          </table:table-cell>
          <table:table-cell office:value-type="float" office:value="1449.9433333333334" table:formula="of:=AVERAGE([.M53:.O53])" table:style-name="ce5">
            <text:p>1450</text:p>
          </table:table-cell>
          <table:table-cell office:value-type="float" office:value="17.382146248812916" table:formula="of:=ABS((([.F53]*100/[.E53])-100)*-1)" table:style-name="ce5">
            <text:p>17</text:p>
          </table:table-cell>
          <table:table-cell office:value-type="float" office:value="16" table:style-name="ce117">
            <text:p>16</text:p>
          </table:table-cell>
          <table:table-cell office:value-type="float" office:value="1755.5866666666668" table:formula="of:=[.E53]+([.F53]-[.F52])" table:style-name="ce5">
            <text:p>1756</text:p>
          </table:table-cell>
          <table:table-cell office:value-type="float" office:value="1741" table:style-name="ce46">
            <text:p>1741</text:p>
          </table:table-cell>
          <table:table-cell office:value-type="float" office:value="1761" table:style-name="ce46">
            <text:p>1761</text:p>
          </table:table-cell>
          <table:table-cell office:value-type="float" office:value="1763" table:style-name="ce47">
            <text:p>1763</text:p>
          </table:table-cell>
          <table:table-cell office:value-type="float" office:value="1427.36" table:style-name="ce51">
            <text:p>1427</text:p>
          </table:table-cell>
          <table:table-cell office:value-type="float" office:value="1444.51" table:style-name="ce51">
            <text:p>1445</text:p>
          </table:table-cell>
          <table:table-cell office:value-type="float" office:value="1477.96" table:style-name="ce51">
            <text:p>1478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0T1</text:p>
          </table:table-cell>
          <table:table-cell office:value-type="float" office:value="126.69499999999999" table:style-name="ce5">
            <text:p>127</text:p>
          </table:table-cell>
          <table:table-cell office:value-type="float" office:value="14.41" table:style-name="ce6">
            <text:p>14.4</text:p>
          </table:table-cell>
          <table:table-cell office:value-type="float" office:value="125837" table:style-name="ce5">
            <text:p>125837</text:p>
          </table:table-cell>
          <table:table-cell office:value-type="float" office:value="1756" table:formula="of:=AVERAGE([.J54:.L54])" table:style-name="ce5">
            <text:p>1756</text:p>
          </table:table-cell>
          <table:table-cell office:value-type="float" office:value="1460.38" table:formula="of:=AVERAGE([.M54:.O54])" table:style-name="ce5">
            <text:p>1460</text:p>
          </table:table-cell>
          <table:table-cell office:value-type="float" office:value="16.834851936218683" table:formula="of:=ABS((([.F54]*100/[.E54])-100)*-1)" table:style-name="ce5">
            <text:p>17</text:p>
          </table:table-cell>
          <table:table-cell office:value-type="float" office:value="16" table:style-name="ce117">
            <text:p>16</text:p>
          </table:table-cell>
          <table:table-cell office:value-type="float" office:value="1766.4366666666667" table:formula="of:=[.E54]+([.F54]-[.F53])" table:style-name="ce5">
            <text:p>1766</text:p>
          </table:table-cell>
          <table:table-cell office:value-type="float" office:value="1758" table:style-name="ce46">
            <text:p>1758</text:p>
          </table:table-cell>
          <table:table-cell office:value-type="float" office:value="1752" table:style-name="ce46">
            <text:p>1752</text:p>
          </table:table-cell>
          <table:table-cell office:value-type="float" office:value="1758" table:style-name="ce47">
            <text:p>1758</text:p>
          </table:table-cell>
          <table:table-cell office:value-type="float" office:value="1492" table:style-name="ce51">
            <text:p>1492</text:p>
          </table:table-cell>
          <table:table-cell office:value-type="float" office:value="1439.14" table:style-name="ce51">
            <text:p>1439</text:p>
          </table:table-cell>
          <table:table-cell office:value-type="float" office:value="1450" table:style-name="ce51">
            <text:p>145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0T2</text:p>
          </table:table-cell>
          <table:table-cell office:value-type="float" office:value="126.79900000000001" table:style-name="ce5">
            <text:p>127</text:p>
          </table:table-cell>
          <table:table-cell office:value-type="float" office:value="15.33" table:style-name="ce6">
            <text:p>15.3</text:p>
          </table:table-cell>
          <table:table-cell office:value-type="float" office:value="74657" table:style-name="ce5">
            <text:p>74657</text:p>
          </table:table-cell>
          <table:table-cell office:value-type="float" office:value="1711" table:formula="of:=AVERAGE([.J55:.L55])" table:style-name="ce5">
            <text:p>1711</text:p>
          </table:table-cell>
          <table:table-cell office:value-type="float" office:value="1477.6666666666667" table:formula="of:=AVERAGE([.M55:.O55])" table:style-name="ce5">
            <text:p>1478</text:p>
          </table:table-cell>
          <table:table-cell office:value-type="float" office:value="13.637249172024141" table:formula="of:=ABS((([.F55]*100/[.E55])-100)*-1)" table:style-name="ce5">
            <text:p>14</text:p>
          </table:table-cell>
          <table:table-cell office:value-type="float" office:value="16" table:style-name="ce117">
            <text:p>16</text:p>
          </table:table-cell>
          <table:table-cell office:value-type="float" office:value="1728.2866666666666" table:formula="of:=[.E55]+([.F55]-[.F54])" table:style-name="ce5">
            <text:p>1728</text:p>
          </table:table-cell>
          <table:table-cell office:value-type="float" office:value="1753" table:style-name="ce46">
            <text:p>1753</text:p>
          </table:table-cell>
          <table:table-cell office:value-type="float" office:value="1730" table:style-name="ce46">
            <text:p>1730</text:p>
          </table:table-cell>
          <table:table-cell office:value-type="float" office:value="1650" table:style-name="ce47">
            <text:p>1650</text:p>
          </table:table-cell>
          <table:table-cell office:value-type="float" office:value="1513" table:style-name="ce51">
            <text:p>1513</text:p>
          </table:table-cell>
          <table:table-cell office:value-type="float" office:value="1482" table:style-name="ce51">
            <text:p>1482</text:p>
          </table:table-cell>
          <table:table-cell office:value-type="float" office:value="1438" table:style-name="ce51">
            <text:p>1438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0T3</text:p>
          </table:table-cell>
          <table:table-cell office:value-type="float" office:value="128.255" table:style-name="ce5">
            <text:p>128</text:p>
          </table:table-cell>
          <table:table-cell office:value-type="float" office:value="16.260000000000002" table:style-name="ce6">
            <text:p>16.3</text:p>
          </table:table-cell>
          <table:table-cell office:value-type="float" office:value="101887" table:style-name="ce5">
            <text:p>101887</text:p>
          </table:table-cell>
          <table:table-cell office:value-type="float" office:value="1718" table:formula="of:=AVERAGE([.J56:.L56])" table:style-name="ce5">
            <text:p>1718</text:p>
          </table:table-cell>
          <table:table-cell office:value-type="float" office:value="1369.3333333333333" table:formula="of:=AVERAGE([.M56:.O56])" table:style-name="ce5">
            <text:p>1369</text:p>
          </table:table-cell>
          <table:table-cell office:value-type="float" office:value="20.294916569654646" table:formula="of:=ABS((([.F56]*100/[.E56])-100)*-1)" table:style-name="ce5">
            <text:p>20</text:p>
          </table:table-cell>
          <table:table-cell office:value-type="float" office:value="16" table:style-name="ce117">
            <text:p>16</text:p>
          </table:table-cell>
          <table:table-cell office:value-type="float" office:value="1609.6666666666665" table:formula="of:=[.E56]+([.F56]-[.F55])" table:style-name="ce5">
            <text:p>1610</text:p>
          </table:table-cell>
          <table:table-cell office:value-type="float" office:value="1677" table:style-name="ce46">
            <text:p>1677</text:p>
          </table:table-cell>
          <table:table-cell office:value-type="float" office:value="1735" table:style-name="ce46">
            <text:p>1735</text:p>
          </table:table-cell>
          <table:table-cell office:value-type="float" office:value="1742" table:style-name="ce47">
            <text:p>1742</text:p>
          </table:table-cell>
          <table:table-cell office:value-type="float" office:value="1443" table:style-name="ce45">
            <text:p>1443</text:p>
          </table:table-cell>
          <table:table-cell office:value-type="float" office:value="1293" table:style-name="ce45">
            <text:p>1293</text:p>
          </table:table-cell>
          <table:table-cell office:value-type="float" office:value="1372" table:style-name="ce45">
            <text:p>137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0T4</text:p>
          </table:table-cell>
          <table:table-cell office:value-type="float" office:value="127.179" table:style-name="ce5">
            <text:p>127</text:p>
          </table:table-cell>
          <table:table-cell office:value-type="float" office:value="16.13" table:style-name="ce6">
            <text:p>16.1</text:p>
          </table:table-cell>
          <table:table-cell office:value-type="float" office:value="113367" table:style-name="ce5">
            <text:p>113367</text:p>
          </table:table-cell>
          <table:table-cell office:value-type="float" office:value="1766.6666666666667" table:formula="of:=AVERAGE([.J57:.L57])" table:style-name="ce5">
            <text:p>1767</text:p>
          </table:table-cell>
          <table:table-cell office:value-type="float" office:value="1409.6666666666667" table:formula="of:=AVERAGE([.M57:.O57])" table:style-name="ce5">
            <text:p>1410</text:p>
          </table:table-cell>
          <table:table-cell office:value-type="float" office:value="20.207547169811306" table:formula="of:=ABS((([.F57]*100/[.E57])-100)*-1)" table:style-name="ce8">
            <text:p>20</text:p>
          </table:table-cell>
          <table:table-cell office:value-type="float" office:value="16" table:style-name="ce117">
            <text:p>16</text:p>
          </table:table-cell>
          <table:table-cell office:value-type="float" office:value="1807.0000000000002" table:formula="of:=[.E57]+([.F57]-[.F56])" table:style-name="ce5">
            <text:p>1807</text:p>
          </table:table-cell>
          <table:table-cell office:value-type="float" office:value="1752" table:style-name="ce46">
            <text:p>1752</text:p>
          </table:table-cell>
          <table:table-cell office:value-type="float" office:value="1769" table:style-name="ce46">
            <text:p>1769</text:p>
          </table:table-cell>
          <table:table-cell office:value-type="float" office:value="1779" table:style-name="ce47">
            <text:p>1779</text:p>
          </table:table-cell>
          <table:table-cell office:value-type="float" office:value="1374" table:style-name="ce45">
            <text:p>1374</text:p>
          </table:table-cell>
          <table:table-cell office:value-type="float" office:value="1393" table:style-name="ce44">
            <text:p>1393</text:p>
          </table:table-cell>
          <table:table-cell office:value-type="float" office:value="1462" table:style-name="ce44">
            <text:p>146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1T1</text:p>
          </table:table-cell>
          <table:table-cell office:value-type="float" office:value="127.831" table:style-name="ce5">
            <text:p>128</text:p>
          </table:table-cell>
          <table:table-cell office:value-type="float" office:value="15.98" table:style-name="ce6">
            <text:p>16.0</text:p>
          </table:table-cell>
          <table:table-cell office:value-type="float" office:value="130270" table:style-name="ce5">
            <text:p>130270</text:p>
          </table:table-cell>
          <table:table-cell office:value-type="float" office:value="1780.3333333333333" table:formula="of:=AVERAGE([.J58:.L58])" table:style-name="ce5">
            <text:p>1780</text:p>
          </table:table-cell>
          <table:table-cell office:value-type="float" office:value="1457.6666666666667" table:formula="of:=AVERAGE([.M58:.O58])" table:style-name="ce5">
            <text:p>1458</text:p>
          </table:table-cell>
          <table:table-cell office:value-type="float" office:value="18.123946826436978" table:formula="of:=ABS((([.F58]*100/[.E58])-100)*-1)" table:style-name="ce8">
            <text:p>18</text:p>
          </table:table-cell>
          <table:table-cell office:value-type="float" office:value="16" table:style-name="ce117">
            <text:p>16</text:p>
          </table:table-cell>
          <table:table-cell office:value-type="float" office:value="1828.3333333333333" table:formula="of:=[.E58]+([.F58]-[.F57])" table:style-name="ce5">
            <text:p>1828</text:p>
          </table:table-cell>
          <table:table-cell office:value-type="float" office:value="1786" table:style-name="ce46">
            <text:p>1786</text:p>
          </table:table-cell>
          <table:table-cell office:value-type="float" office:value="1771" table:style-name="ce46">
            <text:p>1771</text:p>
          </table:table-cell>
          <table:table-cell office:value-type="float" office:value="1784" table:style-name="ce46">
            <text:p>1784</text:p>
          </table:table-cell>
          <table:table-cell office:value-type="float" office:value="1497" table:style-name="ce44">
            <text:p>1497</text:p>
          </table:table-cell>
          <table:table-cell office:value-type="float" office:value="1428" table:style-name="ce44">
            <text:p>1428</text:p>
          </table:table-cell>
          <table:table-cell office:value-type="float" office:value="1448" table:style-name="ce44">
            <text:p>1448</text:p>
          </table:table-cell>
          <table:table-cell table:style-name="ce157"/>
          <table:table-cell table:number-columns-repeated="16368"/>
        </table:table-row>
        <table:table-row table:style-name="ro3">
          <table:table-cell office:value-type="string" table:style-name="ce55">
            <text:p>2021T2</text:p>
          </table:table-cell>
          <table:table-cell office:value-type="float" office:value="130.9" table:style-name="ce5">
            <text:p>131</text:p>
          </table:table-cell>
          <table:table-cell office:value-type="float" office:value="15.26" table:style-name="ce6">
            <text:p>15.3</text:p>
          </table:table-cell>
          <table:table-cell office:value-type="float" office:value="137445" table:style-name="ce5">
            <text:p>137445</text:p>
          </table:table-cell>
          <table:table-cell office:value-type="float" office:value="1805" table:formula="of:=AVERAGE([.J59:.L59])" table:style-name="ce5">
            <text:p>1805</text:p>
          </table:table-cell>
          <table:table-cell office:value-type="float" office:value="1500" table:formula="of:=AVERAGE([.M59:.O59])" table:style-name="ce5">
            <text:p>1500</text:p>
          </table:table-cell>
          <table:table-cell office:value-type="float" office:value="16.89750692520775" table:formula="of:=ABS((([.F59]*100/[.E59])-100)*-1)" table:style-name="ce8">
            <text:p>17</text:p>
          </table:table-cell>
          <table:table-cell office:value-type="float" office:value="16" table:style-name="ce117">
            <text:p>16</text:p>
          </table:table-cell>
          <table:table-cell office:value-type="float" office:value="1847.3333333333333" table:formula="of:=[.E59]+([.F59]-[.F58])" table:style-name="ce5">
            <text:p>1847</text:p>
          </table:table-cell>
          <table:table-cell office:value-type="float" office:value="1794" table:style-name="ce46">
            <text:p>1794</text:p>
          </table:table-cell>
          <table:table-cell office:value-type="float" office:value="1805" table:style-name="ce46">
            <text:p>1805</text:p>
          </table:table-cell>
          <table:table-cell office:value-type="float" office:value="1816" table:style-name="ce46">
            <text:p>1816</text:p>
          </table:table-cell>
          <table:table-cell office:value-type="float" office:value="1479" table:style-name="ce44">
            <text:p>1479</text:p>
          </table:table-cell>
          <table:table-cell office:value-type="float" office:value="1489" table:style-name="ce44">
            <text:p>1489</text:p>
          </table:table-cell>
          <table:table-cell office:value-type="float" office:value="1532" table:style-name="ce44">
            <text:p>153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1T3</text:p>
          </table:table-cell>
          <table:table-cell office:value-type="float" office:value="133.6" table:style-name="ce5">
            <text:p>134</text:p>
          </table:table-cell>
          <table:table-cell office:value-type="float" office:value="14.57" table:style-name="ce6">
            <text:p>14.6</text:p>
          </table:table-cell>
          <table:table-cell office:value-type="float" office:value="153552" table:style-name="ce5">
            <text:p>153552</text:p>
          </table:table-cell>
          <table:table-cell office:value-type="float" office:value="1821.3333333333333" table:formula="of:=AVERAGE([.J60:.L60])" table:style-name="ce5">
            <text:p>1821</text:p>
          </table:table-cell>
          <table:table-cell office:value-type="float" office:value="1515.6666666666667" table:formula="of:=AVERAGE([.M60:.O60])" table:style-name="ce5">
            <text:p>1516</text:p>
          </table:table-cell>
          <table:table-cell office:value-type="float" office:value="16.782576866764259" table:formula="of:=ABS((([.F60]*100/[.E60])-100)*-1)" table:style-name="ce8">
            <text:p>17</text:p>
          </table:table-cell>
          <table:table-cell office:value-type="float" office:value="16" table:style-name="ce117">
            <text:p>16</text:p>
          </table:table-cell>
          <table:table-cell office:value-type="float" office:value="1837" table:formula="of:=[.E60]+([.F60]-[.F59])" table:style-name="ce5">
            <text:p>1837</text:p>
          </table:table-cell>
          <table:table-cell office:value-type="float" office:value="1826" table:style-name="ce46">
            <text:p>1826</text:p>
          </table:table-cell>
          <table:table-cell office:value-type="float" office:value="1825" table:style-name="ce46">
            <text:p>1825</text:p>
          </table:table-cell>
          <table:table-cell office:value-type="float" office:value="1813" table:style-name="ce46">
            <text:p>1813</text:p>
          </table:table-cell>
          <table:table-cell office:value-type="float" office:value="1578" table:style-name="ce44">
            <text:p>1578</text:p>
          </table:table-cell>
          <table:table-cell office:value-type="float" office:value="1430" table:style-name="ce44">
            <text:p>1430</text:p>
          </table:table-cell>
          <table:table-cell office:value-type="float" office:value="1539" table:style-name="ce44">
            <text:p>153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1T4</text:p>
          </table:table-cell>
          <table:table-cell office:value-type="float" office:value="135.291" table:style-name="ce5">
            <text:p>135</text:p>
          </table:table-cell>
          <table:table-cell office:value-type="float" office:value="13.33" table:style-name="ce6">
            <text:p>13.3</text:p>
          </table:table-cell>
          <table:table-cell office:value-type="float" office:value="144256" table:style-name="ce5">
            <text:p>144256</text:p>
          </table:table-cell>
          <table:table-cell office:value-type="float" office:value="1825.3333333333333" table:formula="of:=AVERAGE([.J61:.L61])" table:style-name="ce5">
            <text:p>1825</text:p>
          </table:table-cell>
          <table:table-cell office:value-type="float" office:value="1553" table:formula="of:=AVERAGE([.M61:.O61])" table:style-name="ce5">
            <text:p>1553</text:p>
          </table:table-cell>
          <table:table-cell office:value-type="float" office:value="14.919649379108833" table:formula="of:=ABS((([.F61]*100/[.E61])-100)*-1)" table:style-name="ce8">
            <text:p>15</text:p>
          </table:table-cell>
          <table:table-cell office:value-type="float" office:value="16" table:style-name="ce117">
            <text:p>16</text:p>
          </table:table-cell>
          <table:table-cell office:value-type="float" office:value="1862.6666666666665" table:formula="of:=[.E61]+([.F61]-[.F60])" table:style-name="ce5">
            <text:p>1863</text:p>
          </table:table-cell>
          <table:table-cell office:value-type="float" office:value="1816" table:style-name="ce46">
            <text:p>1816</text:p>
          </table:table-cell>
          <table:table-cell office:value-type="float" office:value="1831" table:style-name="ce46">
            <text:p>1831</text:p>
          </table:table-cell>
          <table:table-cell office:value-type="float" office:value="1829" table:style-name="ce46">
            <text:p>1829</text:p>
          </table:table-cell>
          <table:table-cell office:value-type="float" office:value="1527" table:style-name="ce44">
            <text:p>1527</text:p>
          </table:table-cell>
          <table:table-cell office:value-type="float" office:value="1551" table:style-name="ce44">
            <text:p>1551</text:p>
          </table:table-cell>
          <table:table-cell office:value-type="float" office:value="1581" table:style-name="ce44">
            <text:p>1581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2T1</text:p>
          </table:table-cell>
          <table:table-cell office:value-type="float" office:value="138.74" table:style-name="ce57">
            <text:p>139</text:p>
          </table:table-cell>
          <table:table-cell office:value-type="float" office:value="13.65" table:style-name="ce58">
            <text:p>13.7</text:p>
          </table:table-cell>
          <table:table-cell office:value-type="float" office:value="165579" table:style-name="ce57">
            <text:p>165579</text:p>
          </table:table-cell>
          <table:table-cell office:value-type="float" office:value="1806" table:formula="of:=AVERAGE([.J62:.L62])" table:style-name="ce57">
            <text:p>1806</text:p>
          </table:table-cell>
          <table:table-cell office:value-type="float" office:value="1617" table:formula="of:=AVERAGE([.M62:.O62])" table:style-name="ce57">
            <text:p>1617</text:p>
          </table:table-cell>
          <table:table-cell office:value-type="float" office:value="10.465116279069761" table:formula="of:=ABS((([.F62]*100/[.E62])-100)*-1)" table:style-name="ce8">
            <text:p>10</text:p>
          </table:table-cell>
          <table:table-cell office:value-type="float" office:value="16" table:style-name="ce117">
            <text:p>16</text:p>
          </table:table-cell>
          <table:table-cell office:value-type="float" office:value="1870" table:formula="of:=[.E62]+([.F62]-[.F61])" table:style-name="ce5">
            <text:p>1870</text:p>
          </table:table-cell>
          <table:table-cell office:value-type="float" office:value="1807" table:style-name="ce46">
            <text:p>1807</text:p>
          </table:table-cell>
          <table:table-cell office:value-type="float" office:value="1801" table:style-name="ce46">
            <text:p>1801</text:p>
          </table:table-cell>
          <table:table-cell office:value-type="float" office:value="1810" table:style-name="ce46">
            <text:p>1810</text:p>
          </table:table-cell>
          <table:table-cell office:value-type="float" office:value="1651" table:style-name="ce44">
            <text:p>1651</text:p>
          </table:table-cell>
          <table:table-cell office:value-type="float" office:value="1578" table:style-name="ce44">
            <text:p>1578</text:p>
          </table:table-cell>
          <table:table-cell office:value-type="float" office:value="1622" table:style-name="ce44">
            <text:p>162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2T2</text:p>
          </table:table-cell>
          <table:table-cell office:value-type="float" office:value="141.43299999999999" table:style-name="ce57">
            <text:p>141</text:p>
          </table:table-cell>
          <table:table-cell office:value-type="float" office:value="12.48" table:style-name="ce58">
            <text:p>12.5</text:p>
          </table:table-cell>
          <table:table-cell office:value-type="float" office:value="165418" table:style-name="ce57">
            <text:p>165418</text:p>
          </table:table-cell>
          <table:table-cell office:value-type="float" office:value="1840.6666666666667" table:formula="of:=AVERAGE([.J63:.L63])" table:style-name="ce57">
            <text:p>1841</text:p>
          </table:table-cell>
          <table:table-cell office:value-type="float" office:value="1618.3333333333333" table:formula="of:=AVERAGE([.M63:.O63])" table:style-name="ce57">
            <text:p>1618</text:p>
          </table:table-cell>
          <table:table-cell office:value-type="float" office:value="12.07895689967404" table:formula="of:=ABS((([.F63]*100/[.E63])-100)*-1)" table:style-name="ce8">
            <text:p>12</text:p>
          </table:table-cell>
          <table:table-cell office:value-type="float" office:value="16" table:style-name="ce117">
            <text:p>16</text:p>
          </table:table-cell>
          <table:table-cell office:value-type="float" office:value="1842" table:formula="of:=[.E63]+([.F63]-[.F62])" table:style-name="ce5">
            <text:p>1842</text:p>
          </table:table-cell>
          <table:table-cell office:value-type="float" office:value="1829" table:style-name="ce46">
            <text:p>1829</text:p>
          </table:table-cell>
          <table:table-cell office:value-type="float" office:value="1844" table:style-name="ce46">
            <text:p>1844</text:p>
          </table:table-cell>
          <table:table-cell office:value-type="float" office:value="1849" table:style-name="ce46">
            <text:p>1849</text:p>
          </table:table-cell>
          <table:table-cell office:value-type="float" office:value="1607" table:style-name="ce44">
            <text:p>1607</text:p>
          </table:table-cell>
          <table:table-cell office:value-type="float" office:value="1604" table:style-name="ce44">
            <text:p>1604</text:p>
          </table:table-cell>
          <table:table-cell office:value-type="float" office:value="1644" table:style-name="ce44">
            <text:p>1644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2T3</text:p>
          </table:table-cell>
          <table:table-cell office:value-type="float" office:value="143.86000000000001" table:style-name="ce5">
            <text:p>144</text:p>
          </table:table-cell>
          <table:table-cell office:value-type="float" office:value="12.67" table:style-name="ce6">
            <text:p>12.7</text:p>
          </table:table-cell>
          <table:table-cell office:value-type="float" office:value="168380" table:style-name="ce5">
            <text:p>168380</text:p>
          </table:table-cell>
          <table:table-cell office:value-type="float" office:value="1866.3333333333333" table:formula="of:=AVERAGE([.J64:.L64])" table:style-name="ce5">
            <text:p>1866</text:p>
          </table:table-cell>
          <table:table-cell office:value-type="float" office:value="1617" table:formula="of:=AVERAGE([.M64:.O64])" table:style-name="ce57">
            <text:p>1617</text:p>
          </table:table-cell>
          <table:table-cell office:value-type="float" office:value="13.359528487229852" table:formula="of:=ABS((([.F64]*100/[.E64])-100)*-1)" table:style-name="ce8">
            <text:p>13</text:p>
          </table:table-cell>
          <table:table-cell office:value-type="float" office:value="16" table:style-name="ce117">
            <text:p>16</text:p>
          </table:table-cell>
          <table:table-cell office:value-type="float" office:value="1865" table:formula="of:=[.E64]+([.F64]-[.F63])" table:style-name="ce5">
            <text:p>1865</text:p>
          </table:table-cell>
          <table:table-cell office:value-type="float" office:value="1862" table:style-name="ce46">
            <text:p>1862</text:p>
          </table:table-cell>
          <table:table-cell office:value-type="float" office:value="1870" table:style-name="ce46">
            <text:p>1870</text:p>
          </table:table-cell>
          <table:table-cell office:value-type="float" office:value="1867" table:style-name="ce46">
            <text:p>1867</text:p>
          </table:table-cell>
          <table:table-cell office:value-type="float" office:value="1695" table:style-name="ce44">
            <text:p>1695</text:p>
          </table:table-cell>
          <table:table-cell office:value-type="float" office:value="1499" table:style-name="ce44">
            <text:p>1499</text:p>
          </table:table-cell>
          <table:table-cell office:value-type="float" office:value="1657" table:style-name="ce44">
            <text:p>1657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5">
            <text:p>2022T4</text:p>
          </table:table-cell>
          <table:table-cell office:value-type="float" office:value="142.666" table:style-name="ce5">
            <text:p>143</text:p>
          </table:table-cell>
          <table:table-cell office:value-type="float" office:value="12.87" table:style-name="ce6">
            <text:p>12.9</text:p>
          </table:table-cell>
          <table:table-cell office:value-type="float" office:value="150117" table:style-name="ce5">
            <text:p>150117</text:p>
          </table:table-cell>
          <table:table-cell office:value-type="float" office:value="1888.3333333333333" table:formula="of:=AVERAGE([.J65:.L65])" table:style-name="ce5">
            <text:p>1888</text:p>
          </table:table-cell>
          <table:table-cell office:value-type="float" office:value="1608.3333333333333" table:formula="of:=AVERAGE([.M65:.O65])" table:style-name="ce57">
            <text:p>1608</text:p>
          </table:table-cell>
          <table:table-cell office:value-type="float" office:value="14.827890556045901" table:formula="of:=ABS((([.F65]*100/[.E65])-100)*-1)" table:style-name="ce8">
            <text:p>15</text:p>
          </table:table-cell>
          <table:table-cell office:value-type="float" office:value="16" table:style-name="ce117">
            <text:p>16</text:p>
          </table:table-cell>
          <table:table-cell office:value-type="float" office:value="1879.6666666666665" table:formula="of:=[.E65]+([.F65]-[.F64])" table:style-name="ce5">
            <text:p>1880</text:p>
          </table:table-cell>
          <table:table-cell office:value-type="float" office:value="1883" table:style-name="ce46">
            <text:p>1883</text:p>
          </table:table-cell>
          <table:table-cell office:value-type="float" office:value="1894" table:style-name="ce46">
            <text:p>1894</text:p>
          </table:table-cell>
          <table:table-cell office:value-type="float" office:value="1888" table:style-name="ce46">
            <text:p>1888</text:p>
          </table:table-cell>
          <table:table-cell office:value-type="float" office:value="1617" table:style-name="ce44">
            <text:p>1617</text:p>
          </table:table-cell>
          <table:table-cell office:value-type="float" office:value="1614" table:style-name="ce44">
            <text:p>1614</text:p>
          </table:table-cell>
          <table:table-cell office:value-type="float" office:value="1594" table:style-name="ce44">
            <text:p>1594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23T1</text:p>
          </table:table-cell>
          <table:table-cell office:value-type="float" office:value="143.58000000000001" table:style-name="ce5">
            <text:p>144</text:p>
          </table:table-cell>
          <table:table-cell office:value-type="float" office:value="13.26" table:style-name="ce6">
            <text:p>13.3</text:p>
          </table:table-cell>
          <table:table-cell office:value-type="float" office:value="159837" table:style-name="ce5">
            <text:p>159837</text:p>
          </table:table-cell>
          <table:table-cell office:value-type="float" office:value="1918.3333333333333" table:formula="of:=AVERAGE([.J66:.L66])" table:style-name="ce5">
            <text:p>1918</text:p>
          </table:table-cell>
          <table:table-cell office:value-type="float" office:value="1615" table:formula="of:=AVERAGE([.M66:.O66])" table:style-name="ce57">
            <text:p>1615</text:p>
          </table:table-cell>
          <table:table-cell office:value-type="float" office:value="15.81233709817549" table:formula="of:=ABS((([.F66]*100/[.E66])-100)*-1)" table:style-name="ce8">
            <text:p>16</text:p>
          </table:table-cell>
          <table:table-cell office:value-type="float" office:value="16" table:style-name="ce117">
            <text:p>16</text:p>
          </table:table-cell>
          <table:table-cell office:value-type="float" office:value="1925" table:formula="of:=[.E66]+([.F66]-[.F65])" table:style-name="ce5">
            <text:p>1925</text:p>
          </table:table-cell>
          <table:table-cell office:value-type="float" office:value="1894" table:style-name="ce46">
            <text:p>1894</text:p>
          </table:table-cell>
          <table:table-cell office:value-type="float" office:value="1918" table:style-name="ce46">
            <text:p>1918</text:p>
          </table:table-cell>
          <table:table-cell office:value-type="float" office:value="1943" table:style-name="ce46">
            <text:p>1943</text:p>
          </table:table-cell>
          <table:table-cell office:value-type="float" office:value="1637" table:style-name="ce44">
            <text:p>1637</text:p>
          </table:table-cell>
          <table:table-cell office:value-type="float" office:value="1593" table:style-name="ce44">
            <text:p>1593</text:p>
          </table:table-cell>
          <table:table-cell office:value-type="float" office:value="1615" table:style-name="ce44">
            <text:p>1615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23T2</text:p>
          </table:table-cell>
          <table:table-cell office:value-type="float" office:value="146.583" table:style-name="ce5">
            <text:p>147</text:p>
          </table:table-cell>
          <table:table-cell office:value-type="float" office:value="11.6" table:style-name="ce6">
            <text:p>11.6</text:p>
          </table:table-cell>
          <table:table-cell office:value-type="float" office:value="129933" table:style-name="ce5">
            <text:p>129933</text:p>
          </table:table-cell>
          <table:table-cell office:value-type="float" office:value="1976.3333333333333" table:formula="of:=AVERAGE([.J67:.L67])" table:style-name="ce5">
            <text:p>1976</text:p>
          </table:table-cell>
          <table:table-cell office:value-type="float" office:value="1658.6666666666667" table:formula="of:=AVERAGE([.M67:.O67])" table:style-name="ce57">
            <text:p>1659</text:p>
          </table:table-cell>
          <table:table-cell office:value-type="float" office:value="16.073536852757613" table:formula="of:=ABS((([.F67]*100/[.E67])-100)*-1)" table:style-name="ce8">
            <text:p>16</text:p>
          </table:table-cell>
          <table:table-cell office:value-type="float" office:value="16" table:style-name="ce117">
            <text:p>16</text:p>
          </table:table-cell>
          <table:table-cell office:value-type="float" office:value="2020" table:formula="of:=[.E67]+([.F67]-[.F66])" table:style-name="ce5">
            <text:p>2020</text:p>
          </table:table-cell>
          <table:table-cell office:value-type="float" office:value="1963" table:style-name="ce46">
            <text:p>1963</text:p>
          </table:table-cell>
          <table:table-cell office:value-type="float" office:value="1976" table:style-name="ce46">
            <text:p>1976</text:p>
          </table:table-cell>
          <table:table-cell office:value-type="float" office:value="1990" table:style-name="ce46">
            <text:p>1990</text:p>
          </table:table-cell>
          <table:table-cell office:value-type="float" office:value="1661" table:style-name="ce44">
            <text:p>1661</text:p>
          </table:table-cell>
          <table:table-cell office:value-type="float" office:value="1660" table:style-name="ce44">
            <text:p>1660</text:p>
          </table:table-cell>
          <table:table-cell office:value-type="float" office:value="1655" table:style-name="ce44">
            <text:p>1655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23T3</text:p>
          </table:table-cell>
          <table:table-cell office:value-type="float" office:value="150.273" table:style-name="ce5">
            <text:p>150</text:p>
          </table:table-cell>
          <table:table-cell office:value-type="float" office:value="11.84" table:style-name="ce6">
            <text:p>11.8</text:p>
          </table:table-cell>
          <table:table-cell office:value-type="float" office:value="141641" table:style-name="ce5">
            <text:p>141641</text:p>
          </table:table-cell>
          <table:table-cell office:value-type="float" office:value="2002.3333333333333" table:formula="of:=AVERAGE([.J68:.L68])" table:style-name="ce5">
            <text:p>2002</text:p>
          </table:table-cell>
          <table:table-cell office:value-type="float" office:value="1633" table:formula="of:=AVERAGE([.M68:.O68])" table:style-name="ce57">
            <text:p>1633</text:p>
          </table:table-cell>
          <table:table-cell office:value-type="float" office:value="18.445147328117187" table:formula="of:=ABS((([.F68]*100/[.E68])-100)*-1)" table:style-name="ce8">
            <text:p>18</text:p>
          </table:table-cell>
          <table:table-cell office:value-type="float" office:value="16" table:style-name="ce117">
            <text:p>16</text:p>
          </table:table-cell>
          <table:table-cell office:value-type="float" office:value="1976.6666666666665" table:formula="of:=[.E68]+([.F68]-[.F67])" table:style-name="ce5">
            <text:p>1977</text:p>
          </table:table-cell>
          <table:table-cell office:value-type="float" office:value="1996" table:style-name="ce46">
            <text:p>1996</text:p>
          </table:table-cell>
          <table:table-cell office:value-type="float" office:value="2004" table:style-name="ce46">
            <text:p>2004</text:p>
          </table:table-cell>
          <table:table-cell office:value-type="float" office:value="2007" table:style-name="ce46">
            <text:p>2007</text:p>
          </table:table-cell>
          <table:table-cell office:value-type="float" office:value="1682" table:style-name="ce44">
            <text:p>1682</text:p>
          </table:table-cell>
          <table:table-cell office:value-type="float" office:value="1532" table:style-name="ce44">
            <text:p>1532</text:p>
          </table:table-cell>
          <table:table-cell office:value-type="float" office:value="1685" table:style-name="ce44">
            <text:p>1685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23T4</text:p>
          </table:table-cell>
          <table:table-cell office:value-type="float" office:value="148.69" table:style-name="ce5">
            <text:p>149</text:p>
          </table:table-cell>
          <table:table-cell office:value-type="float" office:value="11.76" table:style-name="ce6">
            <text:p>11.8</text:p>
          </table:table-cell>
          <table:table-cell office:value-type="float" office:value="137709" table:style-name="ce5">
            <text:p>137709</text:p>
          </table:table-cell>
          <table:table-cell office:value-type="float" office:value="2028.3333333333333" table:formula="of:=AVERAGE([.J69:.L69])" table:style-name="ce5">
            <text:p>2028</text:p>
          </table:table-cell>
          <table:table-cell office:value-type="float" office:value="1654" table:formula="of:=AVERAGE([.M69:.O69])" table:style-name="ce57">
            <text:p>1654</text:p>
          </table:table-cell>
          <table:table-cell office:value-type="float" office:value="18.455217748562035" table:formula="of:=ABS((([.F69]*100/[.E69])-100)*-1)" table:style-name="ce8">
            <text:p>18</text:p>
          </table:table-cell>
          <table:table-cell office:value-type="float" office:value="16" table:style-name="ce117">
            <text:p>16</text:p>
          </table:table-cell>
          <table:table-cell office:value-type="float" office:value="2049.333333333333" table:formula="of:=[.E69]+([.F69]-[.F68])" table:style-name="ce5">
            <text:p>2049</text:p>
          </table:table-cell>
          <table:table-cell office:value-type="float" office:value="2016" table:style-name="ce46">
            <text:p>2016</text:p>
          </table:table-cell>
          <table:table-cell office:value-type="float" office:value="2027" table:style-name="ce46">
            <text:p>2027</text:p>
          </table:table-cell>
          <table:table-cell office:value-type="float" office:value="2042" table:style-name="ce46">
            <text:p>2042</text:p>
          </table:table-cell>
          <table:table-cell office:value-type="float" office:value="1645" table:style-name="ce44">
            <text:p>1645</text:p>
          </table:table-cell>
          <table:table-cell office:value-type="float" office:value="1626" table:style-name="ce44">
            <text:p>1626</text:p>
          </table:table-cell>
          <table:table-cell office:value-type="float" office:value="1691" table:style-name="ce44">
            <text:p>1691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24T1</text:p>
          </table:table-cell>
          <table:table-cell office:value-type="float" office:value="152.61000000000001" table:style-name="ce5">
            <text:p>153</text:p>
          </table:table-cell>
          <table:table-cell office:value-type="float" office:value="12.29" table:style-name="ce6">
            <text:p>12.3</text:p>
          </table:table-cell>
          <table:table-cell office:value-type="float" office:value="152020" table:style-name="ce117">
            <text:p>152020</text:p>
          </table:table-cell>
          <table:table-cell office:value-type="float" office:value="2061.3333333333335" table:formula="of:=AVERAGE([.J70:.L70])" table:style-name="ce5">
            <text:p>2061</text:p>
          </table:table-cell>
          <table:table-cell office:value-type="float" office:value="1713" table:formula="of:=AVERAGE([.M70:.O70])" table:style-name="ce57">
            <text:p>1713</text:p>
          </table:table-cell>
          <table:table-cell office:value-type="float" office:value="16.898447606727046" table:formula="of:=ABS((([.F70]*100/[.E70])-100)*-1)" table:style-name="ce8">
            <text:p>17</text:p>
          </table:table-cell>
          <table:table-cell office:value-type="float" office:value="16" table:style-name="ce117">
            <text:p>16</text:p>
          </table:table-cell>
          <table:table-cell office:value-type="float" office:value="2120.3333333333335" table:formula="of:=[.E70]+([.F70]-[.F69])" table:style-name="ce5">
            <text:p>2120</text:p>
          </table:table-cell>
          <table:table-cell office:value-type="float" office:value="2049" table:style-name="ce131">
            <text:p>2049</text:p>
          </table:table-cell>
          <table:table-cell office:value-type="float" office:value="2056" table:style-name="ce131">
            <text:p>2056</text:p>
          </table:table-cell>
          <table:table-cell office:value-type="float" office:value="2079" table:style-name="ce131">
            <text:p>2079</text:p>
          </table:table-cell>
          <table:table-cell office:value-type="float" office:value="1752" table:style-name="ce132">
            <text:p>1752</text:p>
          </table:table-cell>
          <table:table-cell office:value-type="float" office:value="1685" table:style-name="ce132">
            <text:p>1685</text:p>
          </table:table-cell>
          <table:table-cell office:value-type="float" office:value="1702" table:style-name="ce132">
            <text:p>1702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24T2</text:p>
          </table:table-cell>
          <table:table-cell office:value-type="float" office:value="158.08000000000001" table:style-name="ce117">
            <text:p>158</text:p>
          </table:table-cell>
          <table:table-cell office:value-type="float" office:value="11.27" table:style-name="ce113">
            <text:p>11.3</text:p>
          </table:table-cell>
          <table:table-cell office:value-type="float" office:value="147203" table:style-name="ce117">
            <text:p>147203</text:p>
          </table:table-cell>
          <table:table-cell office:value-type="float" office:value="2118.6666666666665" table:formula="of:=AVERAGE([.J71:.L71])" table:style-name="ce117">
            <text:p>2119</text:p>
          </table:table-cell>
          <table:table-cell office:value-type="float" office:value="1736.6666666666667" table:formula="of:=AVERAGE([.M71:.O71])" table:style-name="ce57">
            <text:p>1737</text:p>
          </table:table-cell>
          <table:table-cell office:value-type="float" office:value="18.030207677784759" table:formula="of:=ABS((([.F71]*100/[.E71])-100)*-1)" table:style-name="ce8">
            <text:p>18</text:p>
          </table:table-cell>
          <table:table-cell office:value-type="float" office:value="16" table:style-name="ce117">
            <text:p>16</text:p>
          </table:table-cell>
          <table:table-cell office:value-type="float" office:value="2142.333333333333" table:formula="of:=[.E71]+([.F71]-[.F70])" table:style-name="ce5">
            <text:p>2142</text:p>
          </table:table-cell>
          <table:table-cell office:value-type="float" office:value="2098" table:style-name="ce131">
            <text:p>2098</text:p>
          </table:table-cell>
          <table:table-cell office:value-type="float" office:value="2120" table:style-name="ce131">
            <text:p>2120</text:p>
          </table:table-cell>
          <table:table-cell office:value-type="float" office:value="2138" table:style-name="ce131">
            <text:p>2138</text:p>
          </table:table-cell>
          <table:table-cell office:value-type="float" office:value="1724" table:style-name="ce132">
            <text:p>1724</text:p>
          </table:table-cell>
          <table:table-cell office:value-type="float" office:value="1721" table:style-name="ce132">
            <text:p>1721</text:p>
          </table:table-cell>
          <table:table-cell office:value-type="float" office:value="1765" table:style-name="ce132">
            <text:p>1765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24T3</text:p>
          </table:table-cell>
          <table:table-cell office:value-type="float" office:value="162.52000000000001" table:style-name="ce117">
            <text:p>163</text:p>
          </table:table-cell>
          <table:table-cell office:value-type="float" office:value="11.21" table:style-name="ce113">
            <text:p>11.2</text:p>
          </table:table-cell>
          <table:table-cell office:value-type="float" office:value="168642" table:style-name="ce117">
            <text:p>168642</text:p>
          </table:table-cell>
          <table:table-cell office:value-type="float" office:value="2170.3333333333335" table:formula="of:=AVERAGE([.J72:.L72])" table:style-name="ce117">
            <text:p>2170</text:p>
          </table:table-cell>
          <table:table-cell office:value-type="float" office:value="1760" table:formula="of:=AVERAGE([.M72:.O72])" table:style-name="ce144">
            <text:p>1760</text:p>
          </table:table-cell>
          <table:table-cell office:value-type="float" office:value="18.906465980648136" table:formula="of:=ABS((([.F72]*100/[.E72])-100)*-1)" table:style-name="ce97">
            <text:p>19</text:p>
          </table:table-cell>
          <table:table-cell office:value-type="float" office:value="16" table:style-name="ce117">
            <text:p>16</text:p>
          </table:table-cell>
          <table:table-cell office:value-type="float" office:value="2193.666666666667" table:formula="of:=[.E72]+([.F72]-[.F71])" table:style-name="ce5">
            <text:p>2194</text:p>
          </table:table-cell>
          <table:table-cell office:value-type="float" office:value="2153" table:style-name="ce131">
            <text:p>2153</text:p>
          </table:table-cell>
          <table:table-cell office:value-type="float" office:value="2176" table:style-name="ce131">
            <text:p>2176</text:p>
          </table:table-cell>
          <table:table-cell office:value-type="float" office:value="2182" table:style-name="ce131">
            <text:p>2182</text:p>
          </table:table-cell>
          <table:table-cell office:value-type="float" office:value="1820" table:style-name="ce132">
            <text:p>1820</text:p>
          </table:table-cell>
          <table:table-cell office:value-type="float" office:value="1635" table:style-name="ce132">
            <text:p>1635</text:p>
          </table:table-cell>
          <table:table-cell office:value-type="float" office:value="1825" table:style-name="ce132">
            <text:p>1825</text:p>
          </table:table-cell>
          <table:table-cell table:number-columns-repeated="16369"/>
        </table:table-row>
        <table:table-row table:style-name="ro3">
          <table:table-cell office:value-type="string" table:style-name="ce55">
            <text:p>2024T4</text:p>
          </table:table-cell>
          <table:table-cell office:value-type="float" office:value="165.43" table:style-name="ce117">
            <text:p>165</text:p>
          </table:table-cell>
          <table:table-cell office:value-type="float" office:value="10.61" table:style-name="ce113">
            <text:p>10.6</text:p>
          </table:table-cell>
          <table:table-cell office:value-type="float" office:value="174054" table:style-name="ce117">
            <text:p>174054</text:p>
          </table:table-cell>
          <table:table-cell office:value-type="float" office:value="2241.3333333333335" table:formula="of:=AVERAGE([.J73:.L73])" table:style-name="ce117">
            <text:p>2241</text:p>
          </table:table-cell>
          <table:table-cell office:value-type="float" office:value="1779" table:formula="of:=AVERAGE([.M73:.O73])" table:style-name="ce144">
            <text:p>1779</text:p>
          </table:table-cell>
          <table:table-cell office:value-type="float" office:value="20.6276026174896" table:formula="of:=ABS((([.F73]*100/[.E73])-100)*-1)" table:style-name="ce97">
            <text:p>21</text:p>
          </table:table-cell>
          <table:table-cell office:value-type="float" office:value="16" table:style-name="ce117">
            <text:p>16</text:p>
          </table:table-cell>
          <table:table-cell office:value-type="float" office:value="2260.3333333333335" table:formula="of:=[.E73]+([.F73]-[.F72])" table:style-name="ce5">
            <text:p>2260</text:p>
          </table:table-cell>
          <table:table-cell office:value-type="float" office:value="2209" table:style-name="ce131">
            <text:p>2209</text:p>
          </table:table-cell>
          <table:table-cell office:value-type="float" office:value="2244" table:style-name="ce131">
            <text:p>2244</text:p>
          </table:table-cell>
          <table:table-cell office:value-type="float" office:value="2271" table:style-name="ce131">
            <text:p>2271</text:p>
          </table:table-cell>
          <table:table-cell office:value-type="float" office:value="1779" table:style-name="ce132">
            <text:p>1779</text:p>
          </table:table-cell>
          <table:table-cell table:number-columns-repeated="2" table:style-name="ce132"/>
          <table:table-cell table:number-columns-repeated="16369"/>
        </table:table-row>
        <table:table-row table:style-name="ro3">
          <table:table-cell office:value-type="string" table:style-name="ce156">
            <text:p>2025T1</text:p>
          </table:table-cell>
          <table:table-cell table:style-name="ce117"/>
          <table:table-cell table:style-name="ce113"/>
          <table:table-cell office:value-type="float" office:value="181950" table:style-name="ce117">
            <text:p>181950</text:p>
          </table:table-cell>
          <table:table-cell office:value-type="float" office:value="2273" table:formula="of:=AVERAGE([.J74:.L74])" table:style-name="ce117">
            <text:p>2273</text:p>
          </table:table-cell>
          <table:table-cell table:style-name="ce144"/>
          <table:table-cell table:style-name="ce97"/>
          <table:table-cell table:number-columns-repeated="2" table:style-name="ce117"/>
          <table:table-cell office:value-type="float" office:value="2237" table:style-name="ce131">
            <text:p>2237</text:p>
          </table:table-cell>
          <table:table-cell office:value-type="float" office:value="2271" table:style-name="ce131">
            <text:p>2271</text:p>
          </table:table-cell>
          <table:table-cell office:value-type="float" office:value="2311" table:style-name="ce131">
            <text:p>2311</text:p>
          </table:table-cell>
          <table:table-cell table:number-columns-repeated="3" table:style-name="ce132"/>
          <table:table-cell table:number-columns-repeated="16369"/>
        </table:table-row>
        <table:table-row table:style-name="ro3">
          <table:table-cell office:value-type="string" table:style-name="ce156">
            <text:p>2025T2</text:p>
          </table:table-cell>
          <table:table-cell table:style-name="ce117"/>
          <table:table-cell table:style-name="ce113"/>
          <table:table-cell table:style-name="ce117"/>
          <table:table-cell office:value-type="float" office:value="2393" table:formula="of:=AVERAGE([.J75:.L75])" table:style-name="ce117">
            <text:p>2393</text:p>
          </table:table-cell>
          <table:table-cell table:style-name="ce144"/>
          <table:table-cell table:style-name="ce97"/>
          <table:table-cell table:number-columns-repeated="2" table:style-name="ce117"/>
          <table:table-cell office:value-type="float" office:value="2350" table:style-name="ce131">
            <text:p>2350</text:p>
          </table:table-cell>
          <table:table-cell office:value-type="float" office:value="2391" table:style-name="ce131">
            <text:p>2391</text:p>
          </table:table-cell>
          <table:table-cell office:value-type="float" office:value="2438" table:style-name="ce131">
            <text:p>2438</text:p>
          </table:table-cell>
          <table:table-cell table:number-columns-repeated="3" table:style-name="ce132"/>
          <table:table-cell table:number-columns-repeated="16369"/>
        </table:table-row>
        <table:table-row table:style-name="ro4">
          <table:table-cell table:style-name="ce56"/>
          <table:table-cell table:style-name="ce1"/>
          <table:table-cell table:style-name="ce65"/>
          <table:table-cell table:style-name="ce1"/>
          <table:table-cell table:number-columns-repeated="2" table:style-name="ce157"/>
          <table:table-cell table:number-columns-repeated="16378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Notes" table:style-name="ta2">
        <table:table-column table:style-name="co53" table:number-columns-repeated="16384" table:default-cell-style-name="ce1"/>
        <table:table-row table:style-name="ro6">
          <table:table-cell office:value-type="string" table:style-name="ce59">
            <text:p>Cells in pink imply that the data are past projections.</text:p>
          </table:table-cell>
          <table:table-cell table:number-columns-repeated="8" table:style-name="ce59"/>
          <table:table-cell table:style-name="ce61"/>
          <table:table-cell table:number-columns-repeated="16374" table:style-name="ce62"/>
        </table:table-row>
        <table:table-row table:style-name="ro6">
          <table:table-cell office:value-type="string" table:style-name="ce60">
            <text:p>Cells in red implies that the data is provisional or future projections.</text:p>
          </table:table-cell>
          <table:table-cell table:number-columns-repeated="8" table:style-name="ce60"/>
          <table:table-cell table:style-name="ce63"/>
          <table:table-cell table:number-columns-repeated="16374" table:style-name="ce62"/>
        </table:table-row>
        <table:table-row table:style-name="ro4">
          <table:table-cell table:number-columns-repeated="16384"/>
        </table:table-row>
        <table:table-row table:number-rows-repeated="5" table:style-name="ro4">
          <table:table-cell table:number-columns-repeated="2" table:style-name="ce1"/>
          <table:table-cell table:style-name="ce4"/>
          <table:table-cell table:style-name="ce150"/>
          <table:table-cell table:number-columns-repeated="3" table:style-name="ce9"/>
          <table:table-cell table:style-name="ce4"/>
          <table:table-cell table:number-columns-repeated="2" table:style-name="ce146"/>
          <table:table-cell table:number-columns-repeated="16374" table:style-name="ce1"/>
        </table:table-row>
        <table:table-row table:style-name="ro4">
          <table:table-cell table:number-columns-repeated="2" table:style-name="ce1"/>
          <table:table-cell table:style-name="ce4"/>
          <table:table-cell table:style-name="ce150"/>
          <table:table-cell table:number-columns-repeated="3" table:style-name="ce9"/>
          <table:table-cell table:style-name="ce4"/>
          <table:table-cell table:number-columns-repeated="2" table:style-name="ce146"/>
          <table:table-cell table:number-columns-repeated="11" table:style-name="ce143"/>
          <table:table-cell table:number-columns-repeated="16363"/>
        </table:table-row>
        <table:table-row table:style-name="ro4">
          <table:table-cell table:number-columns-repeated="2" table:style-name="ce1"/>
          <table:table-cell table:style-name="ce4"/>
          <table:table-cell table:style-name="ce150"/>
          <table:table-cell table:number-columns-repeated="3" table:style-name="ce9"/>
          <table:table-cell table:style-name="ce4"/>
          <table:table-cell table:number-columns-repeated="2" table:style-name="ce146"/>
          <table:table-cell table:number-columns-repeated="16374" table:style-name="ce1"/>
        </table:table-row>
        <table:table-row table:number-rows-repeated="5" table:style-name="ro4">
          <table:table-cell table:number-columns-repeated="2" table:style-name="ce1"/>
          <table:table-cell table:style-name="ce4"/>
          <table:table-cell table:style-name="ce150"/>
          <table:table-cell table:number-columns-repeated="3" table:style-name="ce9"/>
          <table:table-cell table:style-name="ce4"/>
          <table:table-cell table:number-columns-repeated="2" table:style-name="ce146"/>
          <table:table-cell table:number-columns-repeated="2" table:style-name="ce4"/>
          <table:table-cell table:number-columns-repeated="16372" table:style-name="ce1"/>
        </table:table-row>
        <table:table-row table:style-name="ro4">
          <table:table-cell table:number-columns-repeated="3" table:style-name="ce1"/>
          <table:table-cell table:style-name="ce149"/>
          <table:table-cell table:style-name="ce147"/>
          <table:table-cell table:number-columns-repeated="3" table:style-name="ce1"/>
          <table:table-cell table:number-columns-repeated="4" table:style-name="ce4"/>
          <table:table-cell table:number-columns-repeated="16372" table:style-name="ce1"/>
        </table:table-row>
        <table:table-row table:style-name="ro4">
          <table:table-cell table:number-columns-repeated="4"/>
          <table:table-cell table:style-name="ce143"/>
          <table:table-cell table:number-columns-repeated="3"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4"/>
          <table:table-cell table:style-name="ce143"/>
          <table:table-cell table:style-name="ce1"/>
          <table:table-cell table:style-name="ce145"/>
          <table:table-cell table:style-name="ce1"/>
          <table:table-cell table:number-columns-repeated="4" table:style-name="ce4"/>
          <table:table-cell table:number-columns-repeated="16372"/>
        </table:table-row>
        <table:table-row table:number-rows-repeated="3" table:style-name="ro4">
          <table:table-cell table:number-columns-repeated="4"/>
          <table:table-cell table:style-name="ce143"/>
          <table:table-cell table:number-columns-repeated="3"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4"/>
          <table:table-cell table:style-name="ce143"/>
          <table:table-cell table:style-name="ce1"/>
          <table:table-cell table:style-name="ce145"/>
          <table:table-cell table:style-name="ce1"/>
          <table:table-cell table:number-columns-repeated="4" table:style-name="ce4"/>
          <table:table-cell table:number-columns-repeated="16372"/>
        </table:table-row>
        <table:table-row table:number-rows-repeated="3" table:style-name="ro4">
          <table:table-cell table:number-columns-repeated="4"/>
          <table:table-cell table:style-name="ce143"/>
          <table:table-cell table:number-columns-repeated="3"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4"/>
          <table:table-cell table:style-name="ce143"/>
          <table:table-cell table:style-name="ce1"/>
          <table:table-cell table:style-name="ce145"/>
          <table:table-cell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4"/>
          <table:table-cell table:style-name="ce143"/>
          <table:table-cell table:number-columns-repeated="3" table:style-name="ce1"/>
          <table:table-cell table:number-columns-repeated="4" table:style-name="ce4"/>
          <table:table-cell table:number-columns-repeated="16372"/>
        </table:table-row>
        <table:table-row table:number-rows-repeated="2" table:style-name="ro4">
          <table:table-cell table:number-columns-repeated="4"/>
          <table:table-cell table:number-columns-repeated="4"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4"/>
          <table:table-cell table:number-columns-repeated="2" table:style-name="ce1"/>
          <table:table-cell table:style-name="ce145"/>
          <table:table-cell table:style-name="ce1"/>
          <table:table-cell table:number-columns-repeated="4" table:style-name="ce4"/>
          <table:table-cell table:number-columns-repeated="16372"/>
        </table:table-row>
        <table:table-row table:number-rows-repeated="2" table:style-name="ro4">
          <table:table-cell table:number-columns-repeated="4"/>
          <table:table-cell table:number-columns-repeated="4"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6"/>
          <table:table-cell table:number-columns-repeated="2"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6"/>
          <table:table-cell table:style-name="ce145"/>
          <table:table-cell table:style-name="ce1"/>
          <table:table-cell table:number-columns-repeated="4" table:style-name="ce4"/>
          <table:table-cell table:number-columns-repeated="16372"/>
        </table:table-row>
        <table:table-row table:number-rows-repeated="3" table:style-name="ro4">
          <table:table-cell table:number-columns-repeated="6"/>
          <table:table-cell table:number-columns-repeated="2"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6"/>
          <table:table-cell table:style-name="ce145"/>
          <table:table-cell table:style-name="ce1"/>
          <table:table-cell table:number-columns-repeated="4" table:style-name="ce4"/>
          <table:table-cell table:number-columns-repeated="16372"/>
        </table:table-row>
        <table:table-row table:number-rows-repeated="3" table:style-name="ro4">
          <table:table-cell table:number-columns-repeated="6"/>
          <table:table-cell table:number-columns-repeated="2"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6"/>
          <table:table-cell table:style-name="ce145"/>
          <table:table-cell table:style-name="ce1"/>
          <table:table-cell table:number-columns-repeated="4" table:style-name="ce4"/>
          <table:table-cell table:number-columns-repeated="16372"/>
        </table:table-row>
        <table:table-row table:number-rows-repeated="3" table:style-name="ro4">
          <table:table-cell table:number-columns-repeated="6"/>
          <table:table-cell table:number-columns-repeated="2"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6"/>
          <table:table-cell table:style-name="ce145"/>
          <table:table-cell table:style-name="ce1"/>
          <table:table-cell table:number-columns-repeated="4" table:style-name="ce4"/>
          <table:table-cell table:number-columns-repeated="16372"/>
        </table:table-row>
        <table:table-row table:style-name="ro4">
          <table:table-cell table:number-columns-repeated="6"/>
          <table:table-cell table:number-columns-repeated="2" table:style-name="ce1"/>
          <table:table-cell table:number-columns-repeated="4" table:style-name="ce4"/>
          <table:table-cell table:number-columns-repeated="16372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6"/>
          <table:table-cell table:style-name="ce145"/>
          <table:table-cell table:number-columns-repeated="16377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number-columns-repeated="6"/>
          <table:table-cell table:style-name="ce145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  <table:database-ranges>
        <table:database-range table:target-range-address="Notes.F12:Notes.G23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22">
      <number:month number:textual="true"/>
      <number:text>-</number:text>
      <number:year/>
    </number:date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P0" number:language="en" number:country="US">
      <number:number number:decimal-places="0" number:min-decimal-places="0" number:min-integer-digits="1" number:grouping="true"/>
    </number:number-style>
    <number:number-style style:name="N38">
      <number:text>-</number:text>
      <number:number number:decimal-places="0" number:min-decimal-places="0" number:min-integer-digits="1" number:grouping="true"/>
      <style:map style:condition="value()&gt;=0" style:apply-style-name="N38P0"/>
    </number:number-style>
    <number:number-style style:name="N3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40">
      <number:number number:decimal-places="4" number:min-decimal-places="4" number:min-integer-digits="1"/>
    </number:number-style>
    <number:number-style style:name="N41">
      <number:number number:decimal-places="4" number:min-decimal-places="4" number:min-integer-digits="1" number:grouping="true"/>
    </number:number-style>
    <style:style style:name="Enlla_231_" style:display-name="Enllaç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Percentatge_32_2" style:display-name="Percentatge 2" style:family="table-cell" style:data-style-name="N13"/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dc:creator/>
    <meta:creation-date>2021-01-04T22:15:51Z</meta:creation-date>
    <dc:date>2025-07-19T11:33:20Z</dc:date>
    <meta:template xlink:href="" xlink:type="simple"/>
    <meta:editing-cycles>1</meta:editing-cycles>
    <meta:editing-duration>PT0S</meta:editing-duration>
  </office:meta>
</office:document-meta>
</file>